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6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ed1c24"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fo:background-color="#ed1c24"/>
    </style:style>
    <style:style style:name="ce11" style:family="table-cell" style:parent-style-name="Default">
      <style:table-cell-properties fo:background-color="#ed1c24"/>
    </style:style>
    <style:style style:name="ce12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dfcce4"/>
    </style:style>
    <style:style style:name="ce13" style:family="table-cell" style:parent-style-name="Default">
      <style:table-cell-properties fo:background-color="#dfcce4"/>
    </style:style>
    <style:style style:name="ce14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ackground-color="#add58a"/>
    </style:style>
    <style:style style:name="ce15" style:family="table-cell" style:parent-style-name="Default">
      <style:table-cell-properties fo:background-color="#add58a"/>
    </style:style>
    <style:style style:name="ce16" style:family="table-cell" style:parent-style-name="Default">
      <style:table-cell-properties fo:background-color="#f79448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79448"/>
    </style:style>
    <style:style style:name="ce17" style:family="table-cell" style:parent-style-name="Default">
      <style:table-cell-properties fo:background-color="#f79448"/>
    </style:style>
    <style:style style:name="ce18" style:family="table-cell" style:parent-style-name="Default">
      <style:table-cell-properties fo:background-color="#1b75bc" style:text-align-source="fix" style:repeat-content="false" style:vertical-align="middle"/>
      <style:paragraph-properties fo:text-align="center"/>
    </style:style>
    <style:style style:name="ce71" style:family="table-cell" style:parent-style-name="Default">
      <style:table-cell-properties fo:background-color="#1b75bc"/>
    </style:style>
    <style:style style:name="ce19" style:family="table-cell" style:parent-style-name="Default">
      <style:table-cell-properties fo:background-color="#1b75bc"/>
    </style:style>
    <style:style style:name="ce20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74" style:family="table-cell" style:parent-style-name="Default">
      <style:table-cell-properties fo:background-color="#87d1d1"/>
    </style:style>
    <style:style style:name="ce21" style:family="table-cell" style:parent-style-name="Default">
      <style:table-cell-properties fo:background-color="#87d1d1"/>
    </style:style>
    <style:style style:name="ce22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</style:style>
    <style:style style:name="ce77" style:family="table-cell" style:parent-style-name="Default">
      <style:table-cell-properties fo:background-color="#72bf44"/>
    </style:style>
    <style:style style:name="ce23" style:family="table-cell" style:parent-style-name="Default">
      <style:table-cell-properties fo:background-color="#72bf44"/>
    </style:style>
    <style:style style:name="ce24" style:family="table-cell" style:parent-style-name="Default">
      <style:table-cell-properties fo:background-color="#7477b8"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7477b8"/>
    </style:style>
    <style:style style:name="ce25" style:family="table-cell" style:parent-style-name="Default">
      <style:table-cell-properties fo:background-color="#7477b8"/>
    </style:style>
    <style:style style:name="ce26" style:family="table-cell" style:parent-style-name="Default">
      <style:table-cell-properties fo:background-color="#673604" style:text-align-source="fix" style:repeat-content="false" style:vertical-align="middle"/>
      <style:paragraph-properties fo:text-align="center"/>
    </style:style>
    <style:style style:name="ce83" style:family="table-cell" style:parent-style-name="Default">
      <style:table-cell-properties fo:background-color="#673604"/>
    </style:style>
    <style:style style:name="ce27" style:family="table-cell" style:parent-style-name="Default">
      <style:table-cell-properties fo:background-color="#673604"/>
    </style:style>
    <style:style style:name="ce28" style:family="table-cell" style:parent-style-name="Default">
      <style:table-cell-properties fo:background-color="#fcc79b" style:text-align-source="fix" style:repeat-content="false" style:vertical-align="middle"/>
      <style:paragraph-properties fo:text-align="center"/>
    </style:style>
    <style:style style:name="ce86" style:family="table-cell" style:parent-style-name="Default">
      <style:table-cell-properties fo:background-color="#fcc79b"/>
    </style:style>
    <style:style style:name="ce29" style:family="table-cell" style:parent-style-name="Default">
      <style:table-cell-properties fo:background-color="#fcc79b"/>
    </style:style>
    <style:style style:name="ce3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89" style:family="table-cell" style:parent-style-name="Default">
      <style:table-cell-properties fo:background-color="#eeeeee"/>
    </style:style>
    <style:style style:name="ce31" style:family="table-cell" style:parent-style-name="Default">
      <style:table-cell-properties fo:background-color="#eeeeee"/>
    </style:style>
    <style:style style:name="ce32" style:family="table-cell" style:parent-style-name="Default">
      <style:table-cell-properties fo:background-color="#fcd4d1"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fo:background-color="#fcd4d1"/>
    </style:style>
    <style:style style:name="ce33" style:family="table-cell" style:parent-style-name="Default">
      <style:table-cell-properties fo:background-color="#fcd4d1"/>
    </style:style>
    <style:style style:name="ce34" style:family="table-cell" style:parent-style-name="Default">
      <style:table-cell-properties fo:background-color="#00aaad" style:text-align-source="fix" style:repeat-content="false" style:vertical-align="middle"/>
      <style:paragraph-properties fo:text-align="center"/>
    </style:style>
    <style:style style:name="ce95" style:family="table-cell" style:parent-style-name="Default">
      <style:table-cell-properties fo:background-color="#00aaad"/>
    </style:style>
    <style:style style:name="ce35" style:family="table-cell" style:parent-style-name="Default">
      <style:table-cell-properties fo:background-color="#00aaad"/>
    </style:style>
    <style:style style:name="ce36" style:family="table-cell" style:parent-style-name="Default">
      <style:table-cell-properties fo:background-color="#c2e0ae"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fo:background-color="#c2e0ae"/>
    </style:style>
    <style:style style:name="ce37" style:family="table-cell" style:parent-style-name="Default">
      <style:table-cell-properties fo:background-color="#c2e0ae"/>
    </style:style>
    <style:style style:name="ce38" style:family="table-cell" style:parent-style-name="Default">
      <style:table-cell-properties fo:background-color="#610506"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fo:background-color="#610506"/>
    </style:style>
    <style:style style:name="ce39" style:family="table-cell" style:parent-style-name="Default">
      <style:table-cell-properties fo:background-color="#610506"/>
    </style:style>
    <style:style style:name="ce4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04" style:family="table-cell" style:parent-style-name="Default">
      <style:table-cell-properties fo:background-color="#b2b2b2"/>
    </style:style>
    <style:style style:name="ce41" style:family="table-cell" style:parent-style-name="Default">
      <style:table-cell-properties fo:background-color="#b2b2b2"/>
    </style:style>
    <style:style style:name="ce42" style:family="table-cell" style:parent-style-name="Default">
      <style:table-cell-properties fo:background-color="#009353" style:text-align-source="fix" style:repeat-content="false" style:vertical-align="middle"/>
      <style:paragraph-properties fo:text-align="center"/>
    </style:style>
    <style:style style:name="ce107" style:family="table-cell" style:parent-style-name="Default">
      <style:table-cell-properties fo:background-color="#009353"/>
    </style:style>
    <style:style style:name="ce43" style:family="table-cell" style:parent-style-name="Default">
      <style:table-cell-properties fo:background-color="#00935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#ff8000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ff3838"/>
    </style:style>
    <style:style style:name="ce126" style:family="table-cell" style:parent-style-name="Default">
      <style:table-cell-properties fo:background-color="#127622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fo:background-color="#ed1c24"/>
      <style:text-properties fo:color="#000000"/>
    </style:style>
    <style:style style:name="ce46" style:family="table-cell" style:parent-style-name="Default">
      <style:table-cell-properties fo:background-color="#ef413d"/>
    </style:style>
    <style:style style:name="ce130" style:family="table-cell" style:parent-style-name="Default">
      <style:table-cell-properties fo:background-color="#ef413d"/>
      <style:text-properties style:use-window-font-color="true"/>
    </style:style>
    <style:style style:name="ce48" style:family="table-cell" style:parent-style-name="Default">
      <style:text-properties fo:color="#000000"/>
    </style:style>
    <style:style style:name="ce133" style:family="table-cell" style:parent-style-name="Default">
      <style:table-cell-properties fo:background-color="transparent"/>
      <style:text-properties fo:color="#ed1c24"/>
    </style:style>
    <style:style style:name="ce47" style:family="table-cell" style:parent-style-name="Default">
      <style:text-properties fo:color="#ce181e"/>
    </style:style>
    <style:style style:name="ce134" style:family="table-cell" style:parent-style-name="Default">
      <style:table-cell-properties fo:background-color="transparent"/>
      <style:text-properties fo:color="#000000"/>
    </style:style>
    <style:style style:name="ce138" style:family="table-cell" style:parent-style-name="Default">
      <style:table-cell-properties fo:background-color="transparent"/>
      <style:text-properties style:use-window-font-color="true"/>
    </style:style>
    <style:style style:name="ce139" style:family="table-cell" style:parent-style-name="Default">
      <style:table-cell-properties fo:background-color="transparent"/>
      <style:text-properties fo:color="#ef413d"/>
    </style:style>
    <style:style style:name="ce140" style:family="table-cell" style:parent-style-name="Default">
      <style:text-properties style:use-window-font-color="true"/>
    </style:style>
    <style:style style:name="ce14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step1_per_step" table:style-name="ta1">
        <table:table-column table:style-name="co1" table:default-cell-style-name="ce65"/>
        <table:table-column table:style-name="co1" table:number-columns-repeated="4" table:default-cell-style-name="ce15"/>
        <table:table-column table:style-name="co1" table:number-columns-repeated="4" table:default-cell-style-name="ce25"/>
        <table:table-column table:style-name="co1" table:number-columns-repeated="4" table:default-cell-style-name="ce15"/>
        <table:table-column table:style-name="co1" table:default-cell-style-name="ce7"/>
        <table:table-column table:style-name="co1" table:number-columns-repeated="3" table:default-cell-style-name="ce11"/>
        <table:table-column table:style-name="co1" table:number-columns-repeated="47" table:default-cell-style-name="ce15"/>
        <table:table-row table:style-name="ro1">
          <table:table-cell table:style-name="Default" table:number-columns-repeated="64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eparation (B2 – B1)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step size</text:p>
          </table:table-cell>
          <table:covered-table-cell table:number-columns-repeated="3" table:style-name="ce5"/>
          <table:table-cell table:style-name="ce3" office:value-type="string" calcext:value-type="string" table:number-columns-spanned="4" table:number-rows-spanned="1">
            <text:p>new separation</text:p>
          </table:table-cell>
          <table:covered-table-cell table:number-columns-repeated="3" table:style-name="ce5"/>
          <table:table-cell table:style-name="Default" table:number-columns-repeated="43"/>
        </table:table-row>
        <table:table-row table:style-name="ro1">
          <table:table-cell table:style-name="Default"/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Default" table:number-columns-repeated="43"/>
        </table:table-row>
        <table:table-row table:style-name="ro1">
          <table:table-cell table:style-name="ce9" office:value-type="string" calcext:value-type="string" table:number-columns-spanned="1" table:number-rows-spanned="3">
            <text:p>B1Y1 </text:p>
          </table:table-cell>
          <table:table-cell table:style-name="ce7" office:value-type="float" office:value="-126.778594743333" calcext:value-type="float">
            <text:p>-126.778594743333</text:p>
          </table:table-cell>
          <table:table-cell table:style-name="ce7" office:value-type="float" office:value="-125.109782608696" calcext:value-type="float">
            <text:p>-125.109782608696</text:p>
          </table:table-cell>
          <table:table-cell table:style-name="ce7" table:formula="of:=([.B4]+[.C4])/2" office:value-type="float" office:value="-125.944188676015" calcext:value-type="float">
            <text:p>-125.944188676015</text:p>
          </table:table-cell>
          <table:table-cell table:style-name="ce7" office:value-type="float" office:value="-123.02389741" calcext:value-type="float">
            <text:p>-123.02389741</text:p>
          </table:table-cell>
          <table:table-cell table:style-name="ce7" table:formula="of:=[.B5]-[.B4]" office:value-type="float" office:value="125.813420576666" calcext:value-type="float">
            <text:p>125.813420576666</text:p>
          </table:table-cell>
          <table:table-cell table:style-name="ce7" table:formula="of:=[.C5]-[.C4]" office:value-type="float" office:value="125.670652173913" calcext:value-type="float">
            <text:p>125.670652173913</text:p>
          </table:table-cell>
          <table:table-cell table:style-name="ce7" table:formula="of:=[.D5]-[.D4]" office:value-type="float" office:value="125.74203637529" calcext:value-type="float">
            <text:p>125.74203637529</text:p>
          </table:table-cell>
          <table:table-cell table:style-name="ce7" table:formula="of:=[.E5]-[.E4]" office:value-type="float" office:value="123.02389741" calcext:value-type="float">
            <text:p>123.02389741</text:p>
          </table:table-cell>
          <table:table-cell table:style-name="ce7" table:formula="of:=[.F4]-[.F7]" office:value-type="float" office:value="1.18415706999983" calcext:value-type="float">
            <text:p>1.18415706999983</text:p>
          </table:table-cell>
          <table:table-cell table:style-name="ce7" table:formula="of:=[.G4]-[.G7]" office:value-type="float" office:value="-0.187016908212527" calcext:value-type="float">
            <text:p>-0.187016908212527</text:p>
          </table:table-cell>
          <table:table-cell table:style-name="ce7" table:formula="of:=[.H4]-[.H7]" office:value-type="float" office:value="0.498570080893899" calcext:value-type="float">
            <text:p>0.498570080893899</text:p>
          </table:table-cell>
          <table:table-cell table:style-name="ce7" table:formula="of:=[.I4]-[.I7]" office:value-type="float" office:value="-0.00000744999999824358" calcext:value-type="float">
            <text:p>-7.44999999824358E-06</text:p>
          </table:table-cell>
          <table:table-cell table:formula="of:=[.I4]+[.J4]" office:value-type="float" office:value="124.20805448" calcext:value-type="float">
            <text:p>124.20805448</text:p>
          </table:table-cell>
          <table:table-cell table:style-name="ce7" table:formula="of:=[.I4]+[.K4]" office:value-type="float" office:value="122.836880501787" calcext:value-type="float">
            <text:p>122.836880501787</text:p>
          </table:table-cell>
          <table:table-cell table:style-name="ce7" table:formula="of:=[.I4]+[.L4]" office:value-type="float" office:value="123.522467490894" calcext:value-type="float">
            <text:p>123.522467490894</text:p>
          </table:table-cell>
          <table:table-cell table:style-name="ce7" table:formula="of:=[.I4]+[.M4]" office:value-type="float" office:value="123.02388996" calcext:value-type="float">
            <text:p>123.02388996</text:p>
          </table:table-cell>
          <table:table-cell table:style-name="ce7" table:formula="of:=[.R5]-[.N4]" office:value-type="float" office:value="-125.173228646667" calcext:value-type="float">
            <text:p>-125.173228646667</text:p>
          </table:table-cell>
          <table:table-cell table:style-name="ce7" table:formula="of:=[.S5]-[.O4]" office:value-type="float" office:value="-122.27601093657" calcext:value-type="float">
            <text:p>-122.27601093657</text:p>
          </table:table-cell>
          <table:table-cell table:style-name="ce7" table:formula="of:=[.T5]-[.P4]" office:value-type="float" office:value="-123.724619791619" calcext:value-type="float">
            <text:p>-123.724619791619</text:p>
          </table:table-cell>
          <table:table-cell table:style-name="ce7" table:formula="of:=[.U5]-[.Q4]" office:value-type="float" office:value="-123.02388996" calcext:value-type="float">
            <text:p>-123.02388996</text:p>
          </table:table-cell>
          <table:table-cell table:style-name="ce7" table:number-columns-repeated="43"/>
        </table:table-row>
        <table:table-row table:style-name="ro1">
          <table:covered-table-cell table:style-name="ce50"/>
          <table:table-cell table:style-name="ce7" office:value-type="float" office:value="-0.965174166666674" calcext:value-type="float">
            <text:p>-0.965174166666674</text:p>
          </table:table-cell>
          <table:table-cell table:style-name="ce7" office:value-type="float" office:value="0.560869565217474" calcext:value-type="float">
            <text:p>0.560869565217474</text:p>
          </table:table-cell>
          <table:table-cell table:style-name="ce7" table:formula="of:=([.B5]+[.C5])/2" office:value-type="float" office:value="-0.2021523007246" calcext:value-type="float">
            <text:p>-0.202152300724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8"/>
          <table:table-cell/>
          <table:table-cell table:style-name="ce7" table:number-columns-repeated="3"/>
          <table:table-cell table:style-name="ce7" table:formula="of:=[.B5]" office:value-type="float" office:value="-0.965174166666674" calcext:value-type="float">
            <text:p>-0.965174166666674</text:p>
          </table:table-cell>
          <table:table-cell table:style-name="ce7" table:formula="of:=[.C5]" office:value-type="float" office:value="0.560869565217474" calcext:value-type="float">
            <text:p>0.560869565217474</text:p>
          </table:table-cell>
          <table:table-cell table:style-name="ce7" table:formula="of:=[.D5]" office:value-type="float" office:value="-0.2021523007246" calcext:value-type="float">
            <text:p>-0.2021523007246</text:p>
          </table:table-cell>
          <table:table-cell table:style-name="ce7" table:formula="of:=[.E5]" office:value-type="float" office:value="0" calcext:value-type="float">
            <text:p>0</text:p>
          </table:table-cell>
          <table:table-cell table:style-name="ce7" table:number-columns-repeated="43"/>
        </table:table-row>
        <table:table-row table:style-name="ro1">
          <table:covered-table-cell table:style-name="ce50"/>
          <table:table-cell table:style-name="ce7" office:value-type="float" office:value="122.47993227" calcext:value-type="float">
            <text:p>122.47993227</text:p>
          </table:table-cell>
          <table:table-cell table:style-name="ce7" office:value-type="float" office:value="126.605555555556" calcext:value-type="float">
            <text:p>126.605555555556</text:p>
          </table:table-cell>
          <table:table-cell table:style-name="ce7" table:formula="of:=([.B6]+[.C6])/2" office:value-type="float" office:value="124.542743912778" calcext:value-type="float">
            <text:p>124.542743912778</text:p>
          </table:table-cell>
          <table:table-cell table:style-name="ce7" office:value-type="float" office:value="123.02391231" calcext:value-type="float">
            <text:p>123.02391231</text:p>
          </table:table-cell>
          <table:table-cell table:style-name="ce7" table:formula="of:=[.B6]-[.B5]" office:value-type="float" office:value="123.445106436667" calcext:value-type="float">
            <text:p>123.445106436667</text:p>
          </table:table-cell>
          <table:table-cell table:style-name="ce7" table:formula="of:=[.C6]-[.C5]" office:value-type="float" office:value="126.044685990339" calcext:value-type="float">
            <text:p>126.044685990339</text:p>
          </table:table-cell>
          <table:table-cell table:style-name="ce7" table:formula="of:=[.D6]-[.D5]" office:value-type="float" office:value="124.744896213503" calcext:value-type="float">
            <text:p>124.744896213503</text:p>
          </table:table-cell>
          <table:table-cell table:style-name="ce7" table:formula="of:=[.E6]-[.E5]" office:value-type="float" office:value="123.02391231" calcext:value-type="float">
            <text:p>123.02391231</text:p>
          </table:table-cell>
          <table:table-cell table:style-name="ce7" table:formula="of:=[.F6]-[.F7]" office:value-type="float" office:value="-1.18415706999983" calcext:value-type="float">
            <text:p>-1.18415706999983</text:p>
          </table:table-cell>
          <table:table-cell table:style-name="ce7" table:formula="of:=[.G6]-[.G7]" office:value-type="float" office:value="0.187016908212527" calcext:value-type="float">
            <text:p>0.187016908212527</text:p>
          </table:table-cell>
          <table:table-cell table:style-name="ce7" table:formula="of:=[.H6]-[.H7]" office:value-type="float" office:value="-0.498570080893899" calcext:value-type="float">
            <text:p>-0.498570080893899</text:p>
          </table:table-cell>
          <table:table-cell table:style-name="ce7" table:formula="of:=[.I6]-[.I7]" office:value-type="float" office:value="0.00000744999999824358" calcext:value-type="float">
            <text:p>7.44999999824358E-06</text:p>
          </table:table-cell>
          <table:table-cell table:formula="of:=[.I6]+[.J6]" office:value-type="float" office:value="121.83975524" calcext:value-type="float">
            <text:p>121.83975524</text:p>
          </table:table-cell>
          <table:table-cell table:style-name="ce7" table:formula="of:=[.I6]+[.K6]" office:value-type="float" office:value="123.210929218213" calcext:value-type="float">
            <text:p>123.210929218213</text:p>
          </table:table-cell>
          <table:table-cell table:style-name="ce7" table:formula="of:=[.I6]+[.L6]" office:value-type="float" office:value="122.525342229106" calcext:value-type="float">
            <text:p>122.525342229106</text:p>
          </table:table-cell>
          <table:table-cell table:style-name="ce7" table:formula="of:=[.I6]+[.M6]" office:value-type="float" office:value="123.02391976" calcext:value-type="float">
            <text:p>123.02391976</text:p>
          </table:table-cell>
          <table:table-cell table:style-name="ce7" table:formula="of:=[.R5]+[.N6]" office:value-type="float" office:value="120.874581073334" calcext:value-type="float">
            <text:p>120.874581073334</text:p>
          </table:table-cell>
          <table:table-cell table:style-name="ce7" table:formula="of:=[.S5]+[.O6]" office:value-type="float" office:value="123.77179878343" calcext:value-type="float">
            <text:p>123.77179878343</text:p>
          </table:table-cell>
          <table:table-cell table:style-name="ce7" table:formula="of:=[.T5]+[.P6]" office:value-type="float" office:value="122.323189928382" calcext:value-type="float">
            <text:p>122.323189928382</text:p>
          </table:table-cell>
          <table:table-cell table:style-name="ce7" table:formula="of:=[.U5]+[.Q6]" office:value-type="float" office:value="123.02391976" calcext:value-type="float">
            <text:p>123.02391976</text:p>
          </table:table-cell>
          <table:table-cell table:style-name="ce7" table:number-columns-repeated="43"/>
        </table:table-row>
        <table:table-row table:style-name="ro1">
          <table:table-cell table:style-name="ce7" office:value-type="string" calcext:value-type="string">
            <text:p>av step</text:p>
          </table:table-cell>
          <table:table-cell table:style-name="ce7" table:number-columns-repeated="4"/>
          <table:table-cell table:style-name="ce7" table:formula="of:=([.F4]+[.F6])/2" office:value-type="float" office:value="124.629263506667" calcext:value-type="float">
            <text:p>124.629263506667</text:p>
          </table:table-cell>
          <table:table-cell table:style-name="ce7" table:formula="of:=([.G4]+[.G6])/2" office:value-type="float" office:value="125.857669082126" calcext:value-type="float">
            <text:p>125.857669082126</text:p>
          </table:table-cell>
          <table:table-cell table:style-name="ce7" table:formula="of:=([.H4]+[.H6])/2" office:value-type="float" office:value="125.243466294396" calcext:value-type="float">
            <text:p>125.243466294396</text:p>
          </table:table-cell>
          <table:table-cell table:style-name="ce7" table:formula="of:=([.I4]+[.I6])/2" office:value-type="float" office:value="123.02390486" calcext:value-type="float">
            <text:p>123.02390486</text:p>
          </table:table-cell>
          <table:table-cell table:style-name="ce7" table:number-columns-repeated="4"/>
          <table:table-cell/>
          <table:table-cell table:style-name="ce7" table:number-columns-repeated="50"/>
        </table:table-row>
        <table:table-row table:style-name="ro1">
          <table:table-cell table:style-name="ce10" office:value-type="string" calcext:value-type="string" table:number-columns-spanned="1" table:number-rows-spanned="3">
            <text:p>B1Y2</text:p>
          </table:table-cell>
          <table:table-cell table:style-name="ce11" office:value-type="float" office:value="-123.308061543333" calcext:value-type="float">
            <text:p>-123.308061543333</text:p>
          </table:table-cell>
          <table:table-cell table:style-name="ce11" office:value-type="float" office:value="-123.002173913043" calcext:value-type="float">
            <text:p>-123.002173913043</text:p>
          </table:table-cell>
          <table:table-cell table:style-name="ce11" table:formula="of:=([.B8]+[.C8])/2" office:value-type="float" office:value="-123.155117728188" calcext:value-type="float">
            <text:p>-123.155117728188</text:p>
          </table:table-cell>
          <table:table-cell table:style-name="ce11" office:value-type="float" office:value="-123.02391231" calcext:value-type="float">
            <text:p>-123.02391231</text:p>
          </table:table-cell>
          <table:table-cell table:style-name="ce11" table:formula="of:=[.B9]-[.B8]" office:value-type="float" office:value="123.868233030333" calcext:value-type="float">
            <text:p>123.868233030333</text:p>
          </table:table-cell>
          <table:table-cell table:style-name="ce11" table:formula="of:=[.C9]-[.C8]" office:value-type="float" office:value="125.472628458498" calcext:value-type="float">
            <text:p>125.472628458498</text:p>
          </table:table-cell>
          <table:table-cell table:style-name="ce11" table:formula="of:=[.D9]-[.D8]" office:value-type="float" office:value="124.670430744415" calcext:value-type="float">
            <text:p>124.670430744415</text:p>
          </table:table-cell>
          <table:table-cell table:style-name="ce11" table:formula="of:=[.E9]-[.E8]" office:value-type="float" office:value="123.02391231" calcext:value-type="float">
            <text:p>123.02391231</text:p>
          </table:table-cell>
          <table:table-cell table:style-name="ce11" table:formula="of:=[.F8]-[.F11]" office:value-type="float" office:value="0.811728187541505" calcext:value-type="float">
            <text:p>0.811728187541505</text:p>
          </table:table-cell>
          <table:table-cell table:style-name="ce11" table:formula="of:=[.G8]-[.G11]" office:value-type="float" office:value="-0.631649987385714" calcext:value-type="float">
            <text:p>-0.631649987385714</text:p>
          </table:table-cell>
          <table:table-cell table:style-name="ce11" table:formula="of:=[.H8]-[.H11]" office:value-type="float" office:value="0.0900391000778882" calcext:value-type="float">
            <text:p>0.090039100077888</text:p>
          </table:table-cell>
          <table:table-cell table:style-name="ce11" table:formula="of:=[.I8]-[.I11]" office:value-type="float" office:value="-0.000000000500008923154383" calcext:value-type="float">
            <text:p>-5.00008923154383E-10</text:p>
          </table:table-cell>
          <table:table-cell table:formula="of:=[.I8]+[.J8]" office:value-type="float" office:value="123.835640497542" calcext:value-type="float">
            <text:p>123.835640497542</text:p>
          </table:table-cell>
          <table:table-cell table:formula="of:=[.I8]+[.K8]" office:value-type="float" office:value="122.392262322614" calcext:value-type="float">
            <text:p>122.392262322614</text:p>
          </table:table-cell>
          <table:table-cell table:formula="of:=[.I8]+[.L8]" office:value-type="float" office:value="123.113951410078" calcext:value-type="float">
            <text:p>123.113951410078</text:p>
          </table:table-cell>
          <table:table-cell table:formula="of:=[.I8]+[.M8]" office:value-type="float" office:value="123.0239123095" calcext:value-type="float">
            <text:p>123.0239123095</text:p>
          </table:table-cell>
          <table:table-cell table:style-name="ce11" table:formula="of:=[.R9]-[.N8]" office:value-type="float" office:value="-123.275469010542" calcext:value-type="float">
            <text:p>-123.275469010542</text:p>
          </table:table-cell>
          <table:table-cell table:style-name="ce11" table:formula="of:=[.S9]-[.O8]" office:value-type="float" office:value="-119.92180777716" calcext:value-type="float">
            <text:p>-119.92180777716</text:p>
          </table:table-cell>
          <table:table-cell table:style-name="ce11" table:formula="of:=[.T9]-[.P8]" office:value-type="float" office:value="-121.598638393851" calcext:value-type="float">
            <text:p>-121.598638393851</text:p>
          </table:table-cell>
          <table:table-cell table:style-name="ce11" table:formula="of:=[.U9]-[.Q8]" office:value-type="float" office:value="-123.0239123095" calcext:value-type="float">
            <text:p>-123.0239123095</text:p>
          </table:table-cell>
          <table:table-cell table:style-name="ce11" table:number-columns-repeated="43"/>
        </table:table-row>
        <table:table-row table:style-name="ro1">
          <table:covered-table-cell table:style-name="ce59"/>
          <table:table-cell table:style-name="ce11" office:value-type="float" office:value="0.560171487" calcext:value-type="float">
            <text:p>0.560171487</text:p>
          </table:table-cell>
          <table:table-cell table:style-name="ce11" office:value-type="float" office:value="2.47045454545478" calcext:value-type="float">
            <text:p>2.47045454545478</text:p>
          </table:table-cell>
          <table:table-cell table:style-name="ce11" table:formula="of:=([.B9]+[.C9])/2" office:value-type="float" office:value="1.51531301622739" calcext:value-type="float">
            <text:p>1.5153130162273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number-columns-repeated="8"/>
          <table:table-cell table:number-columns-repeated="4"/>
          <table:table-cell table:style-name="ce11" table:formula="of:=[.B9]" office:value-type="float" office:value="0.560171487" calcext:value-type="float">
            <text:p>0.560171487</text:p>
          </table:table-cell>
          <table:table-cell table:style-name="ce11" table:formula="of:=[.C9]" office:value-type="float" office:value="2.47045454545478" calcext:value-type="float">
            <text:p>2.47045454545478</text:p>
          </table:table-cell>
          <table:table-cell table:style-name="ce11" table:formula="of:=[.D9]" office:value-type="float" office:value="1.51531301622739" calcext:value-type="float">
            <text:p>1.51531301622739</text:p>
          </table:table-cell>
          <table:table-cell table:style-name="ce11" table:formula="of:=[.E9]" office:value-type="float" office:value="0" calcext:value-type="float">
            <text:p>0</text:p>
          </table:table-cell>
          <table:table-cell table:style-name="ce11" table:number-columns-repeated="43"/>
        </table:table-row>
        <table:table-row table:style-name="ro1">
          <table:covered-table-cell table:style-name="ce59"/>
          <table:table-cell table:style-name="ce11" office:value-type="float" office:value="122.80494814225" calcext:value-type="float">
            <text:p>122.80494814225</text:p>
          </table:table-cell>
          <table:table-cell table:style-name="ce11" office:value-type="float" office:value="129.206382978724" calcext:value-type="float">
            <text:p>129.206382978724</text:p>
          </table:table-cell>
          <table:table-cell table:style-name="ce11" table:formula="of:=([.B10]+[.C10])/2" office:value-type="float" office:value="126.005665560487" calcext:value-type="float">
            <text:p>126.005665560487</text:p>
          </table:table-cell>
          <table:table-cell table:style-name="ce11" office:value-type="float" office:value="123.023912311" calcext:value-type="float">
            <text:p>123.023912311</text:p>
          </table:table-cell>
          <table:table-cell table:style-name="ce11" table:formula="of:=[.B10]-[.B9]" office:value-type="float" office:value="122.24477665525" calcext:value-type="float">
            <text:p>122.24477665525</text:p>
          </table:table-cell>
          <table:table-cell table:style-name="ce11" table:formula="of:=[.C10]-[.C9]" office:value-type="float" office:value="126.735928433269" calcext:value-type="float">
            <text:p>126.735928433269</text:p>
          </table:table-cell>
          <table:table-cell table:style-name="ce11" table:formula="of:=[.D10]-[.D9]" office:value-type="float" office:value="124.49035254426" calcext:value-type="float">
            <text:p>124.49035254426</text:p>
          </table:table-cell>
          <table:table-cell table:style-name="ce11" table:formula="of:=[.E10]-[.E9]" office:value-type="float" office:value="123.023912311" calcext:value-type="float">
            <text:p>123.023912311</text:p>
          </table:table-cell>
          <table:table-cell table:style-name="ce11" table:formula="of:=[.F10]-[.F11]" office:value-type="float" office:value="-0.811728187541505" calcext:value-type="float">
            <text:p>-0.811728187541505</text:p>
          </table:table-cell>
          <table:table-cell table:style-name="ce11" table:formula="of:=[.G10]-[.G11]" office:value-type="float" office:value="0.631649987385728" calcext:value-type="float">
            <text:p>0.631649987385728</text:p>
          </table:table-cell>
          <table:table-cell table:style-name="ce11" table:formula="of:=[.H10]-[.H11]" office:value-type="float" office:value="-0.0900391000779024" calcext:value-type="float">
            <text:p>-0.090039100077902</text:p>
          </table:table-cell>
          <table:table-cell table:style-name="ce11" table:formula="of:=[.I10]-[.I11]" office:value-type="float" office:value="0.000000000499994712299667" calcext:value-type="float">
            <text:p>4.99994712299667E-10</text:p>
          </table:table-cell>
          <table:table-cell table:formula="of:=[.I10]+[.J10]" office:value-type="float" office:value="122.212184123459" calcext:value-type="float">
            <text:p>122.212184123459</text:p>
          </table:table-cell>
          <table:table-cell table:formula="of:=[.I10]+[.K10]" office:value-type="float" office:value="123.655562298386" calcext:value-type="float">
            <text:p>123.655562298386</text:p>
          </table:table-cell>
          <table:table-cell table:formula="of:=[.I10]+[.L10]" office:value-type="float" office:value="122.933873210922" calcext:value-type="float">
            <text:p>122.933873210922</text:p>
          </table:table-cell>
          <table:table-cell table:formula="of:=[.I10]+[.M10]" office:value-type="float" office:value="123.0239123115" calcext:value-type="float">
            <text:p>123.0239123115</text:p>
          </table:table-cell>
          <table:table-cell table:style-name="ce11" table:formula="of:=[.R9]+[.N10]" office:value-type="float" office:value="122.772355610459" calcext:value-type="float">
            <text:p>122.772355610459</text:p>
          </table:table-cell>
          <table:table-cell table:style-name="ce11" table:formula="of:=[.S9]+[.O10]" office:value-type="float" office:value="126.126016843841" calcext:value-type="float">
            <text:p>126.126016843841</text:p>
          </table:table-cell>
          <table:table-cell table:style-name="ce11" table:formula="of:=[.T9]+[.P10]" office:value-type="float" office:value="124.449186227149" calcext:value-type="float">
            <text:p>124.449186227149</text:p>
          </table:table-cell>
          <table:table-cell table:style-name="ce11" table:formula="of:=[.U9]+[.Q10]" office:value-type="float" office:value="123.0239123115" calcext:value-type="float">
            <text:p>123.0239123115</text:p>
          </table:table-cell>
          <table:table-cell table:style-name="ce11" table:number-columns-repeated="43"/>
        </table:table-row>
        <table:table-row table:style-name="ro1">
          <table:table-cell table:style-name="ce11" office:value-type="string" calcext:value-type="string">
            <text:p>av step</text:p>
          </table:table-cell>
          <table:table-cell table:style-name="ce11" table:number-columns-repeated="4"/>
          <table:table-cell table:style-name="ce11" table:formula="of:=([.F8]+[.F10])/2" office:value-type="float" office:value="123.056504842792" calcext:value-type="float">
            <text:p>123.056504842792</text:p>
          </table:table-cell>
          <table:table-cell table:style-name="ce11" table:formula="of:=([.G8]+[.G10])/2" office:value-type="float" office:value="126.104278445884" calcext:value-type="float">
            <text:p>126.104278445884</text:p>
          </table:table-cell>
          <table:table-cell table:style-name="ce11" table:formula="of:=([.H8]+[.H10])/2" office:value-type="float" office:value="124.580391644338" calcext:value-type="float">
            <text:p>124.580391644338</text:p>
          </table:table-cell>
          <table:table-cell table:style-name="ce11" table:formula="of:=([.I8]+[.I10])/2" office:value-type="float" office:value="123.0239123105" calcext:value-type="float">
            <text:p>123.0239123105</text:p>
          </table:table-cell>
          <table:table-cell table:style-name="ce11" table:number-columns-repeated="4"/>
          <table:table-cell table:number-columns-repeated="4"/>
          <table:table-cell table:style-name="ce11" table:number-columns-repeated="47"/>
        </table:table-row>
        <table:table-row table:style-name="ro1">
          <table:table-cell table:style-name="ce12" office:value-type="string" calcext:value-type="string" table:number-columns-spanned="1" table:number-rows-spanned="3">
            <text:p>B1Y3</text:p>
          </table:table-cell>
          <table:table-cell table:style-name="ce13" office:value-type="float" office:value="-122.430352901625" calcext:value-type="float">
            <text:p>-122.430352901625</text:p>
          </table:table-cell>
          <table:table-cell table:style-name="ce13" office:value-type="float" office:value="-121.509782608696" calcext:value-type="float">
            <text:p>-121.509782608696</text:p>
          </table:table-cell>
          <table:table-cell table:style-name="ce13" table:formula="of:=([.C12]+[.B12])/2" office:value-type="float" office:value="-121.970067755161" calcext:value-type="float">
            <text:p>-121.970067755161</text:p>
          </table:table-cell>
          <table:table-cell table:style-name="ce13" office:value-type="float" office:value="-123.023912311" calcext:value-type="float">
            <text:p>-123.023912311</text:p>
          </table:table-cell>
          <table:table-cell table:style-name="ce13" table:formula="of:=[.B13]-[.B12]" office:value-type="float" office:value="123.468194181625" calcext:value-type="float">
            <text:p>123.468194181625</text:p>
          </table:table-cell>
          <table:table-cell table:style-name="ce13" table:formula="of:=[.C13]-[.C12]" office:value-type="float" office:value="125.874555335969" calcext:value-type="float">
            <text:p>125.874555335969</text:p>
          </table:table-cell>
          <table:table-cell table:style-name="ce13" table:formula="of:=[.D13]-[.D12]" office:value-type="float" office:value="124.671374758797" calcext:value-type="float">
            <text:p>124.671374758797</text:p>
          </table:table-cell>
          <table:table-cell table:style-name="ce13" table:formula="of:=[.E13]-[.E12]" office:value-type="float" office:value="123.023912311" calcext:value-type="float">
            <text:p>123.023912311</text:p>
          </table:table-cell>
          <table:table-cell table:style-name="ce13" table:formula="of:=[.F12]-[.F15]" office:value-type="float" office:value="-0.246145858020981" calcext:value-type="float">
            <text:p>-0.246145858020981</text:p>
          </table:table-cell>
          <table:table-cell table:style-name="ce13" table:formula="of:=[.G12]-[.G15]" office:value-type="float" office:value="-0.831966403161601" calcext:value-type="float">
            <text:p>-0.831966403161601</text:p>
          </table:table-cell>
          <table:table-cell table:style-name="ce13" table:formula="of:=[.H12]-[.H15]" office:value-type="float" office:value="-0.53905613059105" calcext:value-type="float">
            <text:p>-0.53905613059105</text:p>
          </table:table-cell>
          <table:table-cell table:style-name="ce13" table:formula="of:=[.I12]-[.I15]" office:value-type="float" office:value="0" calcext:value-type="float">
            <text:p>0</text:p>
          </table:table-cell>
          <table:table-cell table:formula="of:=[.I12]+[.J12]" office:value-type="float" office:value="122.777766452979" calcext:value-type="float">
            <text:p>122.777766452979</text:p>
          </table:table-cell>
          <table:table-cell table:formula="of:=[.I12]+[.K12]" office:value-type="float" office:value="122.191945907838" calcext:value-type="float">
            <text:p>122.191945907838</text:p>
          </table:table-cell>
          <table:table-cell table:formula="of:=[.I12]+[.L12]" office:value-type="float" office:value="122.484856180409" calcext:value-type="float">
            <text:p>122.484856180409</text:p>
          </table:table-cell>
          <table:table-cell table:formula="of:=[.I12]+[.M12]" office:value-type="float" office:value="123.023912311" calcext:value-type="float">
            <text:p>123.023912311</text:p>
          </table:table-cell>
          <table:table-cell table:style-name="ce13" table:formula="of:=[.R13]-[.N12]" office:value-type="float" office:value="-121.739925172979" calcext:value-type="float">
            <text:p>-121.739925172979</text:p>
          </table:table-cell>
          <table:table-cell table:style-name="ce13" table:formula="of:=[.S13]-[.O12]" office:value-type="float" office:value="-117.827173180566" calcext:value-type="float">
            <text:p>-117.827173180566</text:p>
          </table:table-cell>
          <table:table-cell table:style-name="ce13" table:formula="of:=[.T13]-[.P12]" office:value-type="float" office:value="-119.783549176773" calcext:value-type="float">
            <text:p>-119.783549176773</text:p>
          </table:table-cell>
          <table:table-cell table:style-name="ce13" table:formula="of:=[.U13]-[.Q12]" office:value-type="float" office:value="-123.023912311" calcext:value-type="float">
            <text:p>-123.023912311</text:p>
          </table:table-cell>
          <table:table-cell table:style-name="ce13" table:number-columns-repeated="43"/>
        </table:table-row>
        <table:table-row table:style-name="ro1">
          <table:covered-table-cell table:style-name="ce62"/>
          <table:table-cell table:style-name="ce13" office:value-type="float" office:value="1.03784128000003" calcext:value-type="float">
            <text:p>1.03784128000003</text:p>
          </table:table-cell>
          <table:table-cell table:style-name="ce13" office:value-type="float" office:value="4.36477272727289" calcext:value-type="float">
            <text:p>4.36477272727289</text:p>
          </table:table-cell>
          <table:table-cell table:style-name="ce13" table:formula="of:=([.C13]+[.B13])/2" office:value-type="float" office:value="2.70130700363646" calcext:value-type="float">
            <text:p>2.70130700363646</text:p>
          </table:table-cell>
          <table:table-cell table:style-name="ce13" office:value-type="float" office:value="0.0000000000000277555756156" calcext:value-type="float">
            <text:p>2.77555756156E-14</text:p>
          </table:table-cell>
          <table:table-cell table:style-name="ce13" table:number-columns-repeated="8"/>
          <table:table-cell table:number-columns-repeated="4"/>
          <table:table-cell table:style-name="ce13" table:formula="of:=[.B13]" office:value-type="float" office:value="1.03784128000003" calcext:value-type="float">
            <text:p>1.03784128000003</text:p>
          </table:table-cell>
          <table:table-cell table:style-name="ce13" table:formula="of:=[.C13]" office:value-type="float" office:value="4.36477272727289" calcext:value-type="float">
            <text:p>4.36477272727289</text:p>
          </table:table-cell>
          <table:table-cell table:style-name="ce13" table:formula="of:=[.D13]" office:value-type="float" office:value="2.70130700363646" calcext:value-type="float">
            <text:p>2.70130700363646</text:p>
          </table:table-cell>
          <table:table-cell table:style-name="ce13" table:formula="of:=[.E13]" office:value-type="float" office:value="0.0000000000000277555756156" calcext:value-type="float">
            <text:p>2.77555756156E-14</text:p>
          </table:table-cell>
          <table:table-cell table:style-name="ce13" table:number-columns-repeated="43"/>
        </table:table-row>
        <table:table-row table:style-name="ro1">
          <table:covered-table-cell table:style-name="ce62"/>
          <table:table-cell table:style-name="ce13" office:value-type="float" office:value="124.998327177667" calcext:value-type="float">
            <text:p>124.998327177667</text:p>
          </table:table-cell>
          <table:table-cell table:style-name="ce13" office:value-type="float" office:value="131.903260869565" calcext:value-type="float">
            <text:p>131.903260869565</text:p>
          </table:table-cell>
          <table:table-cell table:style-name="ce13" table:formula="of:=([.C14]+[.B14])/2" office:value-type="float" office:value="128.450794023616" calcext:value-type="float">
            <text:p>128.450794023616</text:p>
          </table:table-cell>
          <table:table-cell table:style-name="ce13" office:value-type="float" office:value="123.023912311" calcext:value-type="float">
            <text:p>123.023912311</text:p>
          </table:table-cell>
          <table:table-cell table:style-name="ce13" table:formula="of:=[.B14]-[.B13]" office:value-type="float" office:value="123.960485897667" calcext:value-type="float">
            <text:p>123.960485897667</text:p>
          </table:table-cell>
          <table:table-cell table:style-name="ce13" table:formula="of:=[.C14]-[.C13]" office:value-type="float" office:value="127.538488142292" calcext:value-type="float">
            <text:p>127.538488142292</text:p>
          </table:table-cell>
          <table:table-cell table:style-name="ce13" table:formula="of:=[.D14]-[.D13]" office:value-type="float" office:value="125.74948701998" calcext:value-type="float">
            <text:p>125.74948701998</text:p>
          </table:table-cell>
          <table:table-cell table:style-name="ce13" table:formula="of:=[.E14]-[.E13]" office:value-type="float" office:value="123.023912311" calcext:value-type="float">
            <text:p>123.023912311</text:p>
          </table:table-cell>
          <table:table-cell table:style-name="ce13" table:formula="of:=[.F14]-[.F15]" office:value-type="float" office:value="0.246145858020967" calcext:value-type="float">
            <text:p>0.246145858020967</text:p>
          </table:table-cell>
          <table:table-cell table:style-name="ce13" table:formula="of:=[.G14]-[.G15]" office:value-type="float" office:value="0.831966403161616" calcext:value-type="float">
            <text:p>0.831966403161616</text:p>
          </table:table-cell>
          <table:table-cell table:style-name="ce13" table:formula="of:=[.H14]-[.H15]" office:value-type="float" office:value="0.539056130591035" calcext:value-type="float">
            <text:p>0.539056130591035</text:p>
          </table:table-cell>
          <table:table-cell table:style-name="ce13" table:formula="of:=[.I14]-[.I15]" office:value-type="float" office:value="0" calcext:value-type="float">
            <text:p>0</text:p>
          </table:table-cell>
          <table:table-cell table:formula="of:=[.I14]+[.J14]" office:value-type="float" office:value="123.270058169021" calcext:value-type="float">
            <text:p>123.270058169021</text:p>
          </table:table-cell>
          <table:table-cell table:formula="of:=[.I14]+[.K14]" office:value-type="float" office:value="123.855878714162" calcext:value-type="float">
            <text:p>123.855878714162</text:p>
          </table:table-cell>
          <table:table-cell table:formula="of:=[.I14]+[.L14]" office:value-type="float" office:value="123.562968441591" calcext:value-type="float">
            <text:p>123.562968441591</text:p>
          </table:table-cell>
          <table:table-cell table:formula="of:=[.I14]+[.M14]" office:value-type="float" office:value="123.023912311" calcext:value-type="float">
            <text:p>123.023912311</text:p>
          </table:table-cell>
          <table:table-cell table:style-name="ce13" table:formula="of:=[.R13]+[.N14]" office:value-type="float" office:value="124.307899449021" calcext:value-type="float">
            <text:p>124.307899449021</text:p>
          </table:table-cell>
          <table:table-cell table:style-name="ce13" table:formula="of:=[.S13]+[.O14]" office:value-type="float" office:value="128.220651441434" calcext:value-type="float">
            <text:p>128.220651441434</text:p>
          </table:table-cell>
          <table:table-cell table:style-name="ce13" table:formula="of:=[.T13]+[.P14]" office:value-type="float" office:value="126.264275445227" calcext:value-type="float">
            <text:p>126.264275445227</text:p>
          </table:table-cell>
          <table:table-cell table:style-name="ce13" table:formula="of:=[.U13]+[.Q14]" office:value-type="float" office:value="123.023912311" calcext:value-type="float">
            <text:p>123.023912311</text:p>
          </table:table-cell>
          <table:table-cell table:style-name="ce13" table:number-columns-repeated="43"/>
        </table:table-row>
        <table:table-row table:style-name="ro1">
          <table:table-cell table:style-name="ce13" table:number-columns-repeated="5"/>
          <table:table-cell table:style-name="ce13" table:formula="of:=([.F12]+[.F14])/2" office:value-type="float" office:value="123.714340039646" calcext:value-type="float">
            <text:p>123.714340039646</text:p>
          </table:table-cell>
          <table:table-cell table:style-name="ce13" table:formula="of:=([.G12]+[.G14])/2" office:value-type="float" office:value="126.70652173913" calcext:value-type="float">
            <text:p>126.70652173913</text:p>
          </table:table-cell>
          <table:table-cell table:style-name="ce13" table:formula="of:=([.H12]+[.H14])/2" office:value-type="float" office:value="125.210430889389" calcext:value-type="float">
            <text:p>125.210430889389</text:p>
          </table:table-cell>
          <table:table-cell table:style-name="ce13" table:formula="of:=([.I12]+[.I14])/2" office:value-type="float" office:value="123.023912311" calcext:value-type="float">
            <text:p>123.023912311</text:p>
          </table:table-cell>
          <table:table-cell table:style-name="ce13" table:number-columns-repeated="4"/>
          <table:table-cell table:number-columns-repeated="4"/>
          <table:table-cell table:style-name="ce13" table:number-columns-repeated="47"/>
        </table:table-row>
        <table:table-row table:style-name="ro1">
          <table:table-cell table:style-name="ce14" office:value-type="string" calcext:value-type="string" table:number-columns-spanned="1" table:number-rows-spanned="3">
            <text:p>B1Y4</text:p>
          </table:table-cell>
          <table:table-cell office:value-type="float" office:value="-122.593262211333" calcext:value-type="float">
            <text:p>-122.593262211333</text:p>
          </table:table-cell>
          <table:table-cell office:value-type="float" office:value="-119.875" calcext:value-type="float">
            <text:p>-119.875</text:p>
          </table:table-cell>
          <table:table-cell table:formula="of:=([.C16]+[.B16])/2" office:value-type="float" office:value="-121.234131105667" calcext:value-type="float">
            <text:p>-121.234131105667</text:p>
          </table:table-cell>
          <table:table-cell office:value-type="float" office:value="-123.023912311" calcext:value-type="float">
            <text:p>-123.023912311</text:p>
          </table:table-cell>
          <table:table-cell table:style-name="ce15" table:formula="of:=[.B17]-[.B16]" office:value-type="float" office:value="123.722305930083" calcext:value-type="float">
            <text:p>123.722305930083</text:p>
          </table:table-cell>
          <table:table-cell table:style-name="ce15" table:formula="of:=[.C17]-[.C16]" office:value-type="float" office:value="126.433510638298" calcext:value-type="float">
            <text:p>126.433510638298</text:p>
          </table:table-cell>
          <table:table-cell table:style-name="ce15" table:formula="of:=[.D17]-[.D16]" office:value-type="float" office:value="125.077908284191" calcext:value-type="float">
            <text:p>125.077908284191</text:p>
          </table:table-cell>
          <table:table-cell table:style-name="ce15" table:formula="of:=[.E17]-[.E16]" office:value-type="float" office:value="123.023912311" calcext:value-type="float">
            <text:p>123.023912311</text:p>
          </table:table-cell>
          <table:table-cell table:formula="of:=[.F16]-[.F19]" office:value-type="float" office:value="-0.303071247250003" calcext:value-type="float">
            <text:p>-0.303071247250003</text:p>
          </table:table-cell>
          <table:table-cell table:formula="of:=[.G16]-[.G19]" office:value-type="float" office:value="-0.636598057353993" calcext:value-type="float">
            <text:p>-0.636598057353993</text:p>
          </table:table-cell>
          <table:table-cell table:formula="of:=[.H16]-[.H19]" office:value-type="float" office:value="-0.469834652301998" calcext:value-type="float">
            <text:p>-0.469834652301998</text:p>
          </table:table-cell>
          <table:table-cell table:formula="of:=[.I16]-[.I19]" office:value-type="float" office:value="0.000000000500008923154383" calcext:value-type="float">
            <text:p>5.00008923154383E-10</text:p>
          </table:table-cell>
          <table:table-cell table:formula="of:=[.I16]+[.J16]" office:value-type="float" office:value="122.72084106375" calcext:value-type="float">
            <text:p>122.72084106375</text:p>
          </table:table-cell>
          <table:table-cell table:formula="of:=[.I16]+[.K16]" office:value-type="float" office:value="122.387314253646" calcext:value-type="float">
            <text:p>122.387314253646</text:p>
          </table:table-cell>
          <table:table-cell table:formula="of:=[.I16]+[.L16]" office:value-type="float" office:value="122.554077658698" calcext:value-type="float">
            <text:p>122.554077658698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 table:formula="of:=[.R17]-[.N16]" office:value-type="float" office:value="-121.591797345" calcext:value-type="float">
            <text:p>-121.591797345</text:p>
          </table:table-cell>
          <table:table-cell table:formula="of:=[.S17]-[.O16]" office:value-type="float" office:value="-115.828803615348" calcext:value-type="float">
            <text:p>-115.828803615348</text:p>
          </table:table-cell>
          <table:table-cell table:formula="of:=[.T17]-[.P16]" office:value-type="float" office:value="-118.710300480174" calcext:value-type="float">
            <text:p>-118.710300480174</text:p>
          </table:table-cell>
          <table:table-cell table:formula="of:=[.U17]-[.Q16]" office:value-type="float" office:value="-123.0239123115" calcext:value-type="float">
            <text:p>-123.0239123115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1.12904371875" calcext:value-type="float">
            <text:p>1.12904371875</text:p>
          </table:table-cell>
          <table:table-cell office:value-type="float" office:value="6.55851063829805" calcext:value-type="float">
            <text:p>6.55851063829805</text:p>
          </table:table-cell>
          <table:table-cell table:formula="of:=([.C17]+[.B17])/2" office:value-type="float" office:value="3.84377717852403" calcext:value-type="float">
            <text:p>3.84377717852403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8"/>
          <table:table-cell table:formula="of:=[.B17]" office:value-type="float" office:value="1.12904371875" calcext:value-type="float">
            <text:p>1.12904371875</text:p>
          </table:table-cell>
          <table:table-cell table:formula="of:=[.C17]" office:value-type="float" office:value="6.55851063829805" calcext:value-type="float">
            <text:p>6.55851063829805</text:p>
          </table:table-cell>
          <table:table-cell table:formula="of:=[.D17]" office:value-type="float" office:value="3.84377717852403" calcext:value-type="float">
            <text:p>3.84377717852403</text:p>
          </table:table-cell>
          <table:table-cell table:formula="of:=[.E17]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125.457492143333" calcext:value-type="float">
            <text:p>125.457492143333</text:p>
          </table:table-cell>
          <table:table-cell office:value-type="float" office:value="134.265217391304" calcext:value-type="float">
            <text:p>134.265217391304</text:p>
          </table:table-cell>
          <table:table-cell table:formula="of:=([.C18]+[.B18])/2" office:value-type="float" office:value="129.861354767318" calcext:value-type="float">
            <text:p>129.861354767318</text:p>
          </table:table-cell>
          <table:table-cell office:value-type="float" office:value="123.02391231" calcext:value-type="float">
            <text:p>123.02391231</text:p>
          </table:table-cell>
          <table:table-cell table:style-name="ce15" table:formula="of:=[.B18]-[.B17]" office:value-type="float" office:value="124.328448424583" calcext:value-type="float">
            <text:p>124.328448424583</text:p>
          </table:table-cell>
          <table:table-cell table:style-name="ce15" table:formula="of:=[.C18]-[.C17]" office:value-type="float" office:value="127.706706753006" calcext:value-type="float">
            <text:p>127.706706753006</text:p>
          </table:table-cell>
          <table:table-cell table:style-name="ce15" table:formula="of:=[.D18]-[.D17]" office:value-type="float" office:value="126.017577588794" calcext:value-type="float">
            <text:p>126.017577588794</text:p>
          </table:table-cell>
          <table:table-cell table:style-name="ce15" table:formula="of:=[.E18]-[.E17]" office:value-type="float" office:value="123.02391231" calcext:value-type="float">
            <text:p>123.02391231</text:p>
          </table:table-cell>
          <table:table-cell table:formula="of:=[.F18]-[.F19]" office:value-type="float" office:value="0.303071247250003" calcext:value-type="float">
            <text:p>0.303071247250003</text:p>
          </table:table-cell>
          <table:table-cell table:formula="of:=[.G18]-[.G19]" office:value-type="float" office:value="0.636598057354007" calcext:value-type="float">
            <text:p>0.636598057354007</text:p>
          </table:table-cell>
          <table:table-cell table:formula="of:=[.H18]-[.H19]" office:value-type="float" office:value="0.469834652301003" calcext:value-type="float">
            <text:p>0.469834652301003</text:p>
          </table:table-cell>
          <table:table-cell table:formula="of:=[.I18]-[.I19]" office:value-type="float" office:value="-0.000000000499994712299667" calcext:value-type="float">
            <text:p>-4.99994712299667E-10</text:p>
          </table:table-cell>
          <table:table-cell table:formula="of:=[.I18]+[.J18]" office:value-type="float" office:value="123.32698355725" calcext:value-type="float">
            <text:p>123.32698355725</text:p>
          </table:table-cell>
          <table:table-cell table:formula="of:=[.I18]+[.K18]" office:value-type="float" office:value="123.660510367354" calcext:value-type="float">
            <text:p>123.660510367354</text:p>
          </table:table-cell>
          <table:table-cell table:formula="of:=[.I18]+[.L18]" office:value-type="float" office:value="123.493746962301" calcext:value-type="float">
            <text:p>123.493746962301</text:p>
          </table:table-cell>
          <table:table-cell table:formula="of:=[.I18]+[.M18]" office:value-type="float" office:value="123.0239123095" calcext:value-type="float">
            <text:p>123.0239123095</text:p>
          </table:table-cell>
          <table:table-cell table:formula="of:=[.R17]+[.N18]" office:value-type="float" office:value="124.456027276" calcext:value-type="float">
            <text:p>124.456027276</text:p>
          </table:table-cell>
          <table:table-cell table:formula="of:=[.S17]+[.O18]" office:value-type="float" office:value="130.219021005652" calcext:value-type="float">
            <text:p>130.219021005652</text:p>
          </table:table-cell>
          <table:table-cell table:formula="of:=[.T17]+[.P18]" office:value-type="float" office:value="127.337524140825" calcext:value-type="float">
            <text:p>127.337524140825</text:p>
          </table:table-cell>
          <table:table-cell table:formula="of:=[.U17]+[.Q18]" office:value-type="float" office:value="123.0239123095" calcext:value-type="float">
            <text:p>123.0239123095</text:p>
          </table:table-cell>
          <table:table-cell table:number-columns-repeated="43"/>
        </table:table-row>
        <table:table-row table:style-name="ro1">
          <table:table-cell table:style-name="ce15"/>
          <table:table-cell table:number-columns-repeated="4"/>
          <table:table-cell table:style-name="ce15" table:formula="of:=([.F16]+[.F18])/2" office:value-type="float" office:value="124.025377177333" calcext:value-type="float">
            <text:p>124.025377177333</text:p>
          </table:table-cell>
          <table:table-cell table:style-name="ce15" table:formula="of:=([.G16]+[.G18])/2" office:value-type="float" office:value="127.070108695652" calcext:value-type="float">
            <text:p>127.070108695652</text:p>
          </table:table-cell>
          <table:table-cell table:style-name="ce15" table:formula="of:=([.H16]+[.H18])/2" office:value-type="float" office:value="125.547742936493" calcext:value-type="float">
            <text:p>125.547742936493</text:p>
          </table:table-cell>
          <table:table-cell table:style-name="ce15" table:formula="of:=([.I16]+[.I18])/2" office:value-type="float" office:value="123.0239123105" calcext:value-type="float">
            <text:p>123.0239123105</text:p>
          </table:table-cell>
          <table:table-cell table:number-columns-repeated="55"/>
        </table:table-row>
        <table:table-row table:style-name="ro1">
          <table:table-cell table:style-name="ce16" office:value-type="string" calcext:value-type="string" table:number-columns-spanned="1" table:number-rows-spanned="3">
            <text:p>B1Y5</text:p>
          </table:table-cell>
          <table:table-cell table:style-name="ce17" office:value-type="float" office:value="-122.284282643333" calcext:value-type="float">
            <text:p>-122.284282643333</text:p>
          </table:table-cell>
          <table:table-cell table:style-name="ce17" office:value-type="float" office:value="-118.322826086956" calcext:value-type="float">
            <text:p>-118.322826086956</text:p>
          </table:table-cell>
          <table:table-cell table:style-name="ce17" table:formula="of:=([.C20]+[.B20])/2" office:value-type="float" office:value="-120.303554365144" calcext:value-type="float">
            <text:p>-120.303554365144</text:p>
          </table:table-cell>
          <table:table-cell table:style-name="ce17" office:value-type="float" office:value="-123.02391231" calcext:value-type="float">
            <text:p>-123.02391231</text:p>
          </table:table-cell>
          <table:table-cell table:style-name="ce17" table:formula="of:=[.B21]-[.B20]" office:value-type="float" office:value="123.12095126" calcext:value-type="float">
            <text:p>123.12095126</text:p>
          </table:table-cell>
          <table:table-cell table:style-name="ce17" table:formula="of:=[.C21]-[.C20]" office:value-type="float" office:value="126.692391304347" calcext:value-type="float">
            <text:p>126.692391304347</text:p>
          </table:table-cell>
          <table:table-cell table:style-name="ce17" table:formula="of:=[.D21]-[.D20]" office:value-type="float" office:value="124.906671282173" calcext:value-type="float">
            <text:p>124.906671282173</text:p>
          </table:table-cell>
          <table:table-cell table:style-name="ce17" table:formula="of:=[.E21]-[.E20]" office:value-type="float" office:value="123.02391231" calcext:value-type="float">
            <text:p>123.02391231</text:p>
          </table:table-cell>
          <table:table-cell table:style-name="ce17" table:formula="of:=[.F20]-[.F23]" office:value-type="float" office:value="-0.469735846666836" calcext:value-type="float">
            <text:p>-0.469735846666836</text:p>
          </table:table-cell>
          <table:table-cell table:style-name="ce17" table:formula="of:=[.G20]-[.G23]" office:value-type="float" office:value="-0.0502717391305225" calcext:value-type="float">
            <text:p>-0.050271739130523</text:p>
          </table:table-cell>
          <table:table-cell table:style-name="ce17" table:formula="of:=[.H20]-[.H23]" office:value-type="float" office:value="-0.260003792898928" calcext:value-type="float">
            <text:p>-0.260003792898928</text:p>
          </table:table-cell>
          <table:table-cell table:style-name="ce17" table:formula="of:=[.I20]-[.I23]" office:value-type="float" office:value="0.00000744999999824358" calcext:value-type="float">
            <text:p>7.44999999824358E-06</text:p>
          </table:table-cell>
          <table:table-cell table:formula="of:=[.I20]+[.J20]" office:value-type="float" office:value="122.554176463333" calcext:value-type="float">
            <text:p>122.554176463333</text:p>
          </table:table-cell>
          <table:table-cell table:formula="of:=[.I20]+[.K20]" office:value-type="float" office:value="122.973640570869" calcext:value-type="float">
            <text:p>122.973640570869</text:p>
          </table:table-cell>
          <table:table-cell table:formula="of:=[.I20]+[.L20]" office:value-type="float" office:value="122.763908517101" calcext:value-type="float">
            <text:p>122.763908517101</text:p>
          </table:table-cell>
          <table:table-cell table:formula="of:=[.I20]+[.M20]" office:value-type="float" office:value="123.02391976" calcext:value-type="float">
            <text:p>123.02391976</text:p>
          </table:table-cell>
          <table:table-cell table:style-name="ce17" table:formula="of:=[.R21]-[.N20]" office:value-type="float" office:value="-121.717507846666" calcext:value-type="float">
            <text:p>-121.717507846666</text:p>
          </table:table-cell>
          <table:table-cell table:style-name="ce17" table:formula="of:=[.S21]-[.O20]" office:value-type="float" office:value="-114.604075353478" calcext:value-type="float">
            <text:p>-114.604075353478</text:p>
          </table:table-cell>
          <table:table-cell table:style-name="ce17" table:formula="of:=[.T21]-[.P20]" office:value-type="float" office:value="-118.160791600072" calcext:value-type="float">
            <text:p>-118.160791600072</text:p>
          </table:table-cell>
          <table:table-cell table:style-name="ce17" table:formula="of:=[.U21]-[.Q20]" office:value-type="float" office:value="-123.02391976" calcext:value-type="float">
            <text:p>-123.02391976</text:p>
          </table:table-cell>
          <table:table-cell table:style-name="ce17" table:number-columns-repeated="43"/>
        </table:table-row>
        <table:table-row table:style-name="ro1">
          <table:covered-table-cell table:style-name="ce68"/>
          <table:table-cell table:style-name="ce17" office:value-type="float" office:value="0.836668616666664" calcext:value-type="float">
            <text:p>0.836668616666664</text:p>
          </table:table-cell>
          <table:table-cell table:style-name="ce17" office:value-type="float" office:value="8.36956521739147" calcext:value-type="float">
            <text:p>8.36956521739147</text:p>
          </table:table-cell>
          <table:table-cell table:style-name="ce17" table:formula="of:=([.C21]+[.B21])/2" office:value-type="float" office:value="4.60311691702907" calcext:value-type="float">
            <text:p>4.60311691702907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8"/>
          <table:table-cell table:number-columns-repeated="4"/>
          <table:table-cell table:style-name="ce17" table:formula="of:=[.B21]" office:value-type="float" office:value="0.836668616666664" calcext:value-type="float">
            <text:p>0.836668616666664</text:p>
          </table:table-cell>
          <table:table-cell table:style-name="ce17" table:formula="of:=[.C21]" office:value-type="float" office:value="8.36956521739147" calcext:value-type="float">
            <text:p>8.36956521739147</text:p>
          </table:table-cell>
          <table:table-cell table:style-name="ce17" table:formula="of:=[.D21]" office:value-type="float" office:value="4.60311691702907" calcext:value-type="float">
            <text:p>4.60311691702907</text:p>
          </table:table-cell>
          <table:table-cell table:style-name="ce17" table:formula="of:=[.E21]" office:value-type="float" office:value="0" calcext:value-type="float">
            <text:p>0</text:p>
          </table:table-cell>
          <table:table-cell table:style-name="ce17" table:number-columns-repeated="43"/>
        </table:table-row>
        <table:table-row table:style-name="ro1">
          <table:covered-table-cell table:style-name="ce68"/>
          <table:table-cell table:style-name="ce17" office:value-type="float" office:value="124.89709157" calcext:value-type="float">
            <text:p>124.89709157</text:p>
          </table:table-cell>
          <table:table-cell table:style-name="ce17" office:value-type="float" office:value="135.1625" calcext:value-type="float">
            <text:p>135.1625</text:p>
          </table:table-cell>
          <table:table-cell table:style-name="ce17" table:formula="of:=([.C22]+[.B22])/2" office:value-type="float" office:value="130.029795785" calcext:value-type="float">
            <text:p>130.029795785</text:p>
          </table:table-cell>
          <table:table-cell table:style-name="ce17" office:value-type="float" office:value="123.02389741" calcext:value-type="float">
            <text:p>123.02389741</text:p>
          </table:table-cell>
          <table:table-cell table:style-name="ce17" table:formula="of:=[.B22]-[.B21]" office:value-type="float" office:value="124.060422953333" calcext:value-type="float">
            <text:p>124.060422953333</text:p>
          </table:table-cell>
          <table:table-cell table:style-name="ce17" table:formula="of:=[.C22]-[.C21]" office:value-type="float" office:value="126.792934782609" calcext:value-type="float">
            <text:p>126.792934782609</text:p>
          </table:table-cell>
          <table:table-cell table:style-name="ce17" table:formula="of:=[.D22]-[.D21]" office:value-type="float" office:value="125.426678867971" calcext:value-type="float">
            <text:p>125.426678867971</text:p>
          </table:table-cell>
          <table:table-cell table:style-name="ce17" table:formula="of:=[.E22]-[.E21]" office:value-type="float" office:value="123.02389741" calcext:value-type="float">
            <text:p>123.02389741</text:p>
          </table:table-cell>
          <table:table-cell table:style-name="ce17" table:formula="of:=[.F22]-[.F23]" office:value-type="float" office:value="0.469735846666822" calcext:value-type="float">
            <text:p>0.469735846666822</text:p>
          </table:table-cell>
          <table:table-cell table:style-name="ce17" table:formula="of:=[.G22]-[.G23]" office:value-type="float" office:value="0.0502717391305367" calcext:value-type="float">
            <text:p>0.050271739130537</text:p>
          </table:table-cell>
          <table:table-cell table:style-name="ce17" table:formula="of:=[.H22]-[.H23]" office:value-type="float" office:value="0.260003792898942" calcext:value-type="float">
            <text:p>0.260003792898942</text:p>
          </table:table-cell>
          <table:table-cell table:style-name="ce17" table:formula="of:=[.I22]-[.I23]" office:value-type="float" office:value="-0.00000744999999824358" calcext:value-type="float">
            <text:p>-7.44999999824358E-06</text:p>
          </table:table-cell>
          <table:table-cell table:formula="of:=[.I22]+[.J22]" office:value-type="float" office:value="123.493633256667" calcext:value-type="float">
            <text:p>123.493633256667</text:p>
          </table:table-cell>
          <table:table-cell table:formula="of:=[.I22]+[.K22]" office:value-type="float" office:value="123.074169149131" calcext:value-type="float">
            <text:p>123.074169149131</text:p>
          </table:table-cell>
          <table:table-cell table:formula="of:=[.I22]+[.L22]" office:value-type="float" office:value="123.283901202899" calcext:value-type="float">
            <text:p>123.283901202899</text:p>
          </table:table-cell>
          <table:table-cell table:formula="of:=[.I22]+[.M22]" office:value-type="float" office:value="123.02388996" calcext:value-type="float">
            <text:p>123.02388996</text:p>
          </table:table-cell>
          <table:table-cell table:style-name="ce17" table:formula="of:=[.R21]+[.N22]" office:value-type="float" office:value="124.330301873334" calcext:value-type="float">
            <text:p>124.330301873334</text:p>
          </table:table-cell>
          <table:table-cell table:style-name="ce17" table:formula="of:=[.S21]+[.O22]" office:value-type="float" office:value="131.443734366522" calcext:value-type="float">
            <text:p>131.443734366522</text:p>
          </table:table-cell>
          <table:table-cell table:style-name="ce17" table:formula="of:=[.T21]+[.P22]" office:value-type="float" office:value="127.887018119928" calcext:value-type="float">
            <text:p>127.887018119928</text:p>
          </table:table-cell>
          <table:table-cell table:style-name="ce17" table:formula="of:=[.U21]+[.Q22]" office:value-type="float" office:value="123.02388996" calcext:value-type="float">
            <text:p>123.02388996</text:p>
          </table:table-cell>
          <table:table-cell table:style-name="ce17" table:number-columns-repeated="43"/>
        </table:table-row>
        <table:table-row table:style-name="ro1">
          <table:table-cell table:style-name="ce17" table:number-columns-repeated="5"/>
          <table:table-cell table:style-name="ce17" table:formula="of:=([.F20]+[.F22])/2" office:value-type="float" office:value="123.590687106667" calcext:value-type="float">
            <text:p>123.590687106667</text:p>
          </table:table-cell>
          <table:table-cell table:style-name="ce17" table:formula="of:=([.G20]+[.G22])/2" office:value-type="float" office:value="126.742663043478" calcext:value-type="float">
            <text:p>126.742663043478</text:p>
          </table:table-cell>
          <table:table-cell table:style-name="ce17" table:formula="of:=([.H20]+[.H22])/2" office:value-type="float" office:value="125.166675075072" calcext:value-type="float">
            <text:p>125.166675075072</text:p>
          </table:table-cell>
          <table:table-cell table:style-name="ce17" table:formula="of:=([.I20]+[.I22])/2" office:value-type="float" office:value="123.02390486" calcext:value-type="float">
            <text:p>123.02390486</text:p>
          </table:table-cell>
          <table:table-cell table:style-name="ce17" table:number-columns-repeated="4"/>
          <table:table-cell table:number-columns-repeated="4"/>
          <table:table-cell table:style-name="ce17" table:number-columns-repeated="47"/>
        </table:table-row>
        <table:table-row table:style-name="ro1">
          <table:table-cell table:style-name="ce18" office:value-type="string" calcext:value-type="string" table:number-columns-spanned="1" table:number-rows-spanned="3">
            <text:p>B1X1</text:p>
          </table:table-cell>
          <table:table-cell table:style-name="ce19" office:value-type="float" office:value="-123.750652743333" calcext:value-type="float">
            <text:p>-123.750652743333</text:p>
          </table:table-cell>
          <table:table-cell table:style-name="ce19" office:value-type="float" office:value="-123.534782608696" calcext:value-type="float">
            <text:p>-123.534782608696</text:p>
          </table:table-cell>
          <table:table-cell table:style-name="ce19" table:formula="of:=([.C24]+[.B24])/2" office:value-type="float" office:value="-123.642717676015" calcext:value-type="float">
            <text:p>-123.642717676015</text:p>
          </table:table-cell>
          <table:table-cell table:style-name="ce19" office:value-type="float" office:value="-123.02389741" calcext:value-type="float">
            <text:p>-123.02389741</text:p>
          </table:table-cell>
          <table:table-cell table:style-name="ce19" table:formula="of:=[.B25]-[.B24]" office:value-type="float" office:value="122.808904899583" calcext:value-type="float">
            <text:p>122.808904899583</text:p>
          </table:table-cell>
          <table:table-cell table:style-name="ce19" table:formula="of:=[.C25]-[.C24]" office:value-type="float" office:value="123.845420906568" calcext:value-type="float">
            <text:p>123.845420906568</text:p>
          </table:table-cell>
          <table:table-cell table:style-name="ce19" table:formula="of:=[.D25]-[.D24]" office:value-type="float" office:value="123.327162903076" calcext:value-type="float">
            <text:p>123.327162903076</text:p>
          </table:table-cell>
          <table:table-cell table:style-name="ce19" table:formula="of:=[.E25]-[.E24]" office:value-type="float" office:value="123.02389741" calcext:value-type="float">
            <text:p>123.02389741</text:p>
          </table:table-cell>
          <table:table-cell table:style-name="ce19" table:formula="of:=[.F24]-[.F27]" office:value-type="float" office:value="-0.5197988324405" calcext:value-type="float">
            <text:p>-0.5197988324405</text:p>
          </table:table-cell>
          <table:table-cell table:style-name="ce19" table:formula="of:=[.G24]-[.G27]" office:value-type="float" office:value="-0.425859286668683" calcext:value-type="float">
            <text:p>-0.425859286668683</text:p>
          </table:table-cell>
          <table:table-cell table:style-name="ce19" table:formula="of:=[.H24]-[.H27]" office:value-type="float" office:value="-0.472829059554343" calcext:value-type="float">
            <text:p>-0.472829059554343</text:p>
          </table:table-cell>
          <table:table-cell table:style-name="ce19" table:formula="of:=[.I24]-[.I27]" office:value-type="float" office:value="-0.00000744999999824358" calcext:value-type="float">
            <text:p>-7.44999999824358E-06</text:p>
          </table:table-cell>
          <table:table-cell table:formula="of:=[.I24]+[.J24]" office:value-type="float" office:value="122.50409857756" calcext:value-type="float">
            <text:p>122.50409857756</text:p>
          </table:table-cell>
          <table:table-cell table:formula="of:=[.I24]+[.K24]" office:value-type="float" office:value="122.598038123331" calcext:value-type="float">
            <text:p>122.598038123331</text:p>
          </table:table-cell>
          <table:table-cell table:formula="of:=[.I24]+[.L24]" office:value-type="float" office:value="122.551068350446" calcext:value-type="float">
            <text:p>122.551068350446</text:p>
          </table:table-cell>
          <table:table-cell table:formula="of:=[.I24]+[.M24]" office:value-type="float" office:value="123.02388996" calcext:value-type="float">
            <text:p>123.02388996</text:p>
          </table:table-cell>
          <table:table-cell table:style-name="ce19" table:formula="of:=[.R25]-[.N24]" office:value-type="float" office:value="-123.44584642131" calcext:value-type="float">
            <text:p>-123.44584642131</text:p>
          </table:table-cell>
          <table:table-cell table:style-name="ce19" table:formula="of:=[.S25]-[.O24]" office:value-type="float" office:value="-122.287399825459" calcext:value-type="float">
            <text:p>-122.287399825459</text:p>
          </table:table-cell>
          <table:table-cell table:style-name="ce19" table:formula="of:=[.T25]-[.P24]" office:value-type="float" office:value="-122.866623123385" calcext:value-type="float">
            <text:p>-122.866623123385</text:p>
          </table:table-cell>
          <table:table-cell table:style-name="ce19" table:formula="of:=[.U25]-[.Q24]" office:value-type="float" office:value="-123.02388996" calcext:value-type="float">
            <text:p>-123.02388996</text:p>
          </table:table-cell>
          <table:table-cell table:style-name="ce19" table:number-columns-repeated="43"/>
        </table:table-row>
        <table:table-row table:style-name="ro1">
          <table:covered-table-cell table:style-name="ce71"/>
          <table:table-cell table:style-name="ce19" office:value-type="float" office:value="-0.941747843749999" calcext:value-type="float">
            <text:p>-0.941747843749999</text:p>
          </table:table-cell>
          <table:table-cell table:style-name="ce19" office:value-type="float" office:value="0.31063829787232" calcext:value-type="float">
            <text:p>0.31063829787232</text:p>
          </table:table-cell>
          <table:table-cell table:style-name="ce19" table:formula="of:=([.C25]+[.B25])/2" office:value-type="float" office:value="-0.31555477293884" calcext:value-type="float">
            <text:p>-0.31555477293884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8"/>
          <table:table-cell table:number-columns-repeated="4"/>
          <table:table-cell table:style-name="ce19" table:formula="of:=[.B25]" office:value-type="float" office:value="-0.941747843749999" calcext:value-type="float">
            <text:p>-0.941747843749999</text:p>
          </table:table-cell>
          <table:table-cell table:style-name="ce19" table:formula="of:=[.C25]" office:value-type="float" office:value="0.31063829787232" calcext:value-type="float">
            <text:p>0.31063829787232</text:p>
          </table:table-cell>
          <table:table-cell table:style-name="ce19" table:formula="of:=[.D25]" office:value-type="float" office:value="-0.31555477293884" calcext:value-type="float">
            <text:p>-0.31555477293884</text:p>
          </table:table-cell>
          <table:table-cell table:style-name="ce19" table:formula="of:=[.E25]" office:value-type="float" office:value="0" calcext:value-type="float">
            <text:p>0</text:p>
          </table:table-cell>
          <table:table-cell table:style-name="ce19" table:number-columns-repeated="43"/>
        </table:table-row>
        <table:table-row table:style-name="ro1">
          <table:covered-table-cell table:style-name="ce71"/>
          <table:table-cell table:style-name="ce19" office:value-type="float" office:value="122.906754720714" calcext:value-type="float">
            <text:p>122.906754720714</text:p>
          </table:table-cell>
          <table:table-cell table:style-name="ce19" office:value-type="float" office:value="125.007777777778" calcext:value-type="float">
            <text:p>125.007777777778</text:p>
          </table:table-cell>
          <table:table-cell table:style-name="ce19" table:formula="of:=([.C26]+[.B26])/2" office:value-type="float" office:value="123.957266249246" calcext:value-type="float">
            <text:p>123.957266249246</text:p>
          </table:table-cell>
          <table:table-cell table:style-name="ce19" office:value-type="float" office:value="123.02391231" calcext:value-type="float">
            <text:p>123.02391231</text:p>
          </table:table-cell>
          <table:table-cell table:style-name="ce19" table:formula="of:=[.B26]-[.B25]" office:value-type="float" office:value="123.848502564464" calcext:value-type="float">
            <text:p>123.848502564464</text:p>
          </table:table-cell>
          <table:table-cell table:style-name="ce19" table:formula="of:=[.C26]-[.C25]" office:value-type="float" office:value="124.697139479906" calcext:value-type="float">
            <text:p>124.697139479906</text:p>
          </table:table-cell>
          <table:table-cell table:style-name="ce19" table:formula="of:=[.D26]-[.D25]" office:value-type="float" office:value="124.272821022185" calcext:value-type="float">
            <text:p>124.272821022185</text:p>
          </table:table-cell>
          <table:table-cell table:style-name="ce19" table:formula="of:=[.E26]-[.E25]" office:value-type="float" office:value="123.02391231" calcext:value-type="float">
            <text:p>123.02391231</text:p>
          </table:table-cell>
          <table:table-cell table:style-name="ce19" table:formula="of:=[.F26]-[.F27]" office:value-type="float" office:value="0.519798832440486" calcext:value-type="float">
            <text:p>0.519798832440486</text:p>
          </table:table-cell>
          <table:table-cell table:style-name="ce19" table:formula="of:=[.G26]-[.G27]" office:value-type="float" office:value="0.425859286668683" calcext:value-type="float">
            <text:p>0.425859286668683</text:p>
          </table:table-cell>
          <table:table-cell table:style-name="ce19" table:formula="of:=[.H26]-[.H27]" office:value-type="float" office:value="0.472829059554343" calcext:value-type="float">
            <text:p>0.472829059554343</text:p>
          </table:table-cell>
          <table:table-cell table:style-name="ce19" table:formula="of:=[.I26]-[.I27]" office:value-type="float" office:value="0.00000744999999824358" calcext:value-type="float">
            <text:p>7.44999999824358E-06</text:p>
          </table:table-cell>
          <table:table-cell table:formula="of:=[.I26]+[.J26]" office:value-type="float" office:value="123.543711142441" calcext:value-type="float">
            <text:p>123.543711142441</text:p>
          </table:table-cell>
          <table:table-cell table:formula="of:=[.I26]+[.K26]" office:value-type="float" office:value="123.449771596669" calcext:value-type="float">
            <text:p>123.449771596669</text:p>
          </table:table-cell>
          <table:table-cell table:formula="of:=[.I26]+[.L26]" office:value-type="float" office:value="123.496741369554" calcext:value-type="float">
            <text:p>123.496741369554</text:p>
          </table:table-cell>
          <table:table-cell table:formula="of:=[.I26]+[.M26]" office:value-type="float" office:value="123.02391976" calcext:value-type="float">
            <text:p>123.02391976</text:p>
          </table:table-cell>
          <table:table-cell table:style-name="ce19" table:formula="of:=[.R25]+[.N26]" office:value-type="float" office:value="122.60196329869" calcext:value-type="float">
            <text:p>122.60196329869</text:p>
          </table:table-cell>
          <table:table-cell table:style-name="ce19" table:formula="of:=[.S25]+[.O26]" office:value-type="float" office:value="123.760409894541" calcext:value-type="float">
            <text:p>123.760409894541</text:p>
          </table:table-cell>
          <table:table-cell table:style-name="ce19" table:formula="of:=[.T25]+[.P26]" office:value-type="float" office:value="123.181186596616" calcext:value-type="float">
            <text:p>123.181186596616</text:p>
          </table:table-cell>
          <table:table-cell table:style-name="ce19" table:formula="of:=[.U25]+[.Q26]" office:value-type="float" office:value="123.02391976" calcext:value-type="float">
            <text:p>123.02391976</text:p>
          </table:table-cell>
          <table:table-cell table:style-name="ce19" table:number-columns-repeated="43"/>
        </table:table-row>
        <table:table-row table:style-name="ro1">
          <table:table-cell table:style-name="ce19" table:number-columns-repeated="5"/>
          <table:table-cell table:style-name="ce19" table:formula="of:=([.F24]+[.F26])/2" office:value-type="float" office:value="123.328703732024" calcext:value-type="float">
            <text:p>123.328703732024</text:p>
          </table:table-cell>
          <table:table-cell table:style-name="ce19" table:formula="of:=([.G24]+[.G26])/2" office:value-type="float" office:value="124.271280193237" calcext:value-type="float">
            <text:p>124.271280193237</text:p>
          </table:table-cell>
          <table:table-cell table:style-name="ce19" table:formula="of:=([.H24]+[.H26])/2" office:value-type="float" office:value="123.799991962631" calcext:value-type="float">
            <text:p>123.799991962631</text:p>
          </table:table-cell>
          <table:table-cell table:style-name="ce19" table:formula="of:=([.I24]+[.I26])/2" office:value-type="float" office:value="123.02390486" calcext:value-type="float">
            <text:p>123.02390486</text:p>
          </table:table-cell>
          <table:table-cell table:style-name="ce19" table:number-columns-repeated="4"/>
          <table:table-cell table:number-columns-repeated="4"/>
          <table:table-cell table:style-name="ce19" table:number-columns-repeated="47"/>
        </table:table-row>
        <table:table-row table:style-name="ro1">
          <table:table-cell table:style-name="ce20" office:value-type="string" calcext:value-type="string" table:number-columns-spanned="1" table:number-rows-spanned="3">
            <text:p>B1X2</text:p>
          </table:table-cell>
          <table:table-cell table:style-name="ce21" office:value-type="float" office:value="-125.345733343333" calcext:value-type="float">
            <text:p>-125.345733343333</text:p>
          </table:table-cell>
          <table:table-cell table:style-name="ce21" office:value-type="float" office:value="-125.210869565217" calcext:value-type="float">
            <text:p>-125.210869565217</text:p>
          </table:table-cell>
          <table:table-cell table:style-name="ce21" table:formula="of:=([.C28]+[.B28])/2" office:value-type="float" office:value="-125.278301454275" calcext:value-type="float">
            <text:p>-125.278301454275</text:p>
          </table:table-cell>
          <table:table-cell table:style-name="ce21" office:value-type="float" office:value="-123.02391231" calcext:value-type="float">
            <text:p>-123.02391231</text:p>
          </table:table-cell>
          <table:table-cell table:style-name="ce21" table:formula="of:=[.B29]-[.B28]" office:value-type="float" office:value="123.22799685" calcext:value-type="float">
            <text:p>123.22799685</text:p>
          </table:table-cell>
          <table:table-cell table:style-name="ce21" table:formula="of:=[.C29]-[.C28]" office:value-type="float" office:value="124.084733201581" calcext:value-type="float">
            <text:p>124.084733201581</text:p>
          </table:table-cell>
          <table:table-cell table:style-name="ce21" table:formula="of:=[.D29]-[.D28]" office:value-type="float" office:value="123.65636502579" calcext:value-type="float">
            <text:p>123.65636502579</text:p>
          </table:table-cell>
          <table:table-cell table:style-name="ce21" table:formula="of:=[.E29]-[.E28]" office:value-type="float" office:value="123.02391231" calcext:value-type="float">
            <text:p>123.02391231</text:p>
          </table:table-cell>
          <table:table-cell table:style-name="ce21" table:formula="of:=[.F28]-[.F31]" office:value-type="float" office:value="-0.742116747166818" calcext:value-type="float">
            <text:p>-0.742116747166818</text:p>
          </table:table-cell>
          <table:table-cell table:style-name="ce21" table:formula="of:=[.G28]-[.G31]" office:value-type="float" office:value="-1.1554841897234" calcext:value-type="float">
            <text:p>-1.1554841897234</text:p>
          </table:table-cell>
          <table:table-cell table:style-name="ce21" table:formula="of:=[.H28]-[.H31]" office:value-type="float" office:value="-0.948800468444858" calcext:value-type="float">
            <text:p>-0.948800468444858</text:p>
          </table:table-cell>
          <table:table-cell table:style-name="ce21" table:formula="of:=[.I28]-[.I31]" office:value-type="float" office:value="-0.000000000500008923154383" calcext:value-type="float">
            <text:p>-5.00008923154383E-10</text:p>
          </table:table-cell>
          <table:table-cell table:formula="of:=[.I28]+[.J28]" office:value-type="float" office:value="122.281795562833" calcext:value-type="float">
            <text:p>122.281795562833</text:p>
          </table:table-cell>
          <table:table-cell table:formula="of:=[.I28]+[.K28]" office:value-type="float" office:value="121.868428120277" calcext:value-type="float">
            <text:p>121.868428120277</text:p>
          </table:table-cell>
          <table:table-cell table:formula="of:=[.I28]+[.L28]" office:value-type="float" office:value="122.075111841555" calcext:value-type="float">
            <text:p>122.075111841555</text:p>
          </table:table-cell>
          <table:table-cell table:formula="of:=[.I28]+[.M28]" office:value-type="float" office:value="123.0239123095" calcext:value-type="float">
            <text:p>123.0239123095</text:p>
          </table:table-cell>
          <table:table-cell table:style-name="ce21" table:formula="of:=[.R29]-[.N28]" office:value-type="float" office:value="-124.399532056167" calcext:value-type="float">
            <text:p>-124.399532056167</text:p>
          </table:table-cell>
          <table:table-cell table:style-name="ce21" table:formula="of:=[.S29]-[.O28]" office:value-type="float" office:value="-122.994564483913" calcext:value-type="float">
            <text:p>-122.994564483913</text:p>
          </table:table-cell>
          <table:table-cell table:style-name="ce21" table:formula="of:=[.T29]-[.P28]" office:value-type="float" office:value="-123.69704827004" calcext:value-type="float">
            <text:p>-123.69704827004</text:p>
          </table:table-cell>
          <table:table-cell table:style-name="ce21" table:formula="of:=[.U29]-[.Q28]" office:value-type="float" office:value="-123.0239123095" calcext:value-type="float">
            <text:p>-123.0239123095</text:p>
          </table:table-cell>
          <table:table-cell table:style-name="ce21" table:number-columns-repeated="43"/>
        </table:table-row>
        <table:table-row table:style-name="ro1">
          <table:covered-table-cell table:style-name="ce74"/>
          <table:table-cell table:style-name="ce21" office:value-type="float" office:value="-2.11773649333333" calcext:value-type="float">
            <text:p>-2.11773649333333</text:p>
          </table:table-cell>
          <table:table-cell table:style-name="ce21" office:value-type="float" office:value="-1.12613636363639" calcext:value-type="float">
            <text:p>-1.12613636363639</text:p>
          </table:table-cell>
          <table:table-cell table:style-name="ce21" table:formula="of:=([.C29]+[.B29])/2" office:value-type="float" office:value="-1.62193642848486" calcext:value-type="float">
            <text:p>-1.62193642848486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8"/>
          <table:table-cell table:number-columns-repeated="4"/>
          <table:table-cell table:style-name="ce21" table:formula="of:=[.B29]" office:value-type="float" office:value="-2.11773649333333" calcext:value-type="float">
            <text:p>-2.11773649333333</text:p>
          </table:table-cell>
          <table:table-cell table:style-name="ce21" table:formula="of:=[.C29]" office:value-type="float" office:value="-1.12613636363639" calcext:value-type="float">
            <text:p>-1.12613636363639</text:p>
          </table:table-cell>
          <table:table-cell table:style-name="ce21" table:formula="of:=[.D29]" office:value-type="float" office:value="-1.62193642848486" calcext:value-type="float">
            <text:p>-1.62193642848486</text:p>
          </table:table-cell>
          <table:table-cell table:style-name="ce21" table:formula="of:=[.E29]" office:value-type="float" office:value="0" calcext:value-type="float">
            <text:p>0</text:p>
          </table:table-cell>
          <table:table-cell table:style-name="ce21" table:number-columns-repeated="43"/>
        </table:table-row>
        <table:table-row table:style-name="ro1">
          <table:covered-table-cell table:style-name="ce74"/>
          <table:table-cell table:style-name="ce21" office:value-type="float" office:value="122.594493851" calcext:value-type="float">
            <text:p>122.594493851</text:p>
          </table:table-cell>
          <table:table-cell table:style-name="ce21" office:value-type="float" office:value="125.269565217391" calcext:value-type="float">
            <text:p>125.269565217391</text:p>
          </table:table-cell>
          <table:table-cell table:style-name="ce21" table:formula="of:=([.C30]+[.B30])/2" office:value-type="float" office:value="123.932029534195" calcext:value-type="float">
            <text:p>123.932029534195</text:p>
          </table:table-cell>
          <table:table-cell table:style-name="ce21" office:value-type="float" office:value="123.023912311" calcext:value-type="float">
            <text:p>123.023912311</text:p>
          </table:table-cell>
          <table:table-cell table:style-name="ce21" table:formula="of:=[.B30]-[.B29]" office:value-type="float" office:value="124.712230344333" calcext:value-type="float">
            <text:p>124.712230344333</text:p>
          </table:table-cell>
          <table:table-cell table:style-name="ce21" table:formula="of:=[.C30]-[.C29]" office:value-type="float" office:value="126.395701581027" calcext:value-type="float">
            <text:p>126.395701581027</text:p>
          </table:table-cell>
          <table:table-cell table:style-name="ce21" table:formula="of:=[.D30]-[.D29]" office:value-type="float" office:value="125.55396596268" calcext:value-type="float">
            <text:p>125.55396596268</text:p>
          </table:table-cell>
          <table:table-cell table:style-name="ce21" table:formula="of:=[.E30]-[.E29]" office:value-type="float" office:value="123.023912311" calcext:value-type="float">
            <text:p>123.023912311</text:p>
          </table:table-cell>
          <table:table-cell table:style-name="ce21" table:formula="of:=[.F30]-[.F31]" office:value-type="float" office:value="0.742116747166833" calcext:value-type="float">
            <text:p>0.742116747166833</text:p>
          </table:table-cell>
          <table:table-cell table:style-name="ce21" table:formula="of:=[.G30]-[.G31]" office:value-type="float" office:value="1.1554841897234" calcext:value-type="float">
            <text:p>1.1554841897234</text:p>
          </table:table-cell>
          <table:table-cell table:style-name="ce21" table:formula="of:=[.H30]-[.H31]" office:value-type="float" office:value="0.948800468444858" calcext:value-type="float">
            <text:p>0.948800468444858</text:p>
          </table:table-cell>
          <table:table-cell table:style-name="ce21" table:formula="of:=[.I30]-[.I31]" office:value-type="float" office:value="0.000000000499994712299667" calcext:value-type="float">
            <text:p>4.99994712299667E-10</text:p>
          </table:table-cell>
          <table:table-cell table:formula="of:=[.I30]+[.J30]" office:value-type="float" office:value="123.766029058167" calcext:value-type="float">
            <text:p>123.766029058167</text:p>
          </table:table-cell>
          <table:table-cell table:formula="of:=[.I30]+[.K30]" office:value-type="float" office:value="124.179396500723" calcext:value-type="float">
            <text:p>124.179396500723</text:p>
          </table:table-cell>
          <table:table-cell table:formula="of:=[.I30]+[.L30]" office:value-type="float" office:value="123.972712779445" calcext:value-type="float">
            <text:p>123.972712779445</text:p>
          </table:table-cell>
          <table:table-cell table:formula="of:=[.I30]+[.M30]" office:value-type="float" office:value="123.0239123115" calcext:value-type="float">
            <text:p>123.0239123115</text:p>
          </table:table-cell>
          <table:table-cell table:style-name="ce21" table:formula="of:=[.R29]+[.N30]" office:value-type="float" office:value="121.648292564834" calcext:value-type="float">
            <text:p>121.648292564834</text:p>
          </table:table-cell>
          <table:table-cell table:style-name="ce21" table:formula="of:=[.S29]+[.O30]" office:value-type="float" office:value="123.053260137087" calcext:value-type="float">
            <text:p>123.053260137087</text:p>
          </table:table-cell>
          <table:table-cell table:style-name="ce21" table:formula="of:=[.T29]+[.P30]" office:value-type="float" office:value="122.35077635096" calcext:value-type="float">
            <text:p>122.35077635096</text:p>
          </table:table-cell>
          <table:table-cell table:style-name="ce21" table:formula="of:=[.U29]+[.Q30]" office:value-type="float" office:value="123.0239123115" calcext:value-type="float">
            <text:p>123.0239123115</text:p>
          </table:table-cell>
          <table:table-cell table:style-name="ce21" table:number-columns-repeated="43"/>
        </table:table-row>
        <table:table-row table:style-name="ro1">
          <table:table-cell table:style-name="ce21" table:number-columns-repeated="5"/>
          <table:table-cell table:style-name="ce21" table:formula="of:=([.F28]+[.F30])/2" office:value-type="float" office:value="123.970113597167" calcext:value-type="float">
            <text:p>123.970113597167</text:p>
          </table:table-cell>
          <table:table-cell table:style-name="ce21" table:formula="of:=([.G28]+[.G30])/2" office:value-type="float" office:value="125.240217391304" calcext:value-type="float">
            <text:p>125.240217391304</text:p>
          </table:table-cell>
          <table:table-cell table:style-name="ce21" table:formula="of:=([.H28]+[.H30])/2" office:value-type="float" office:value="124.605165494235" calcext:value-type="float">
            <text:p>124.605165494235</text:p>
          </table:table-cell>
          <table:table-cell table:style-name="ce21" table:formula="of:=([.I28]+[.I30])/2" office:value-type="float" office:value="123.0239123105" calcext:value-type="float">
            <text:p>123.0239123105</text:p>
          </table:table-cell>
          <table:table-cell table:style-name="ce21" table:number-columns-repeated="4"/>
          <table:table-cell table:number-columns-repeated="4"/>
          <table:table-cell table:style-name="ce21" table:number-columns-repeated="47"/>
        </table:table-row>
        <table:table-row table:style-name="ro1">
          <table:table-cell table:style-name="ce14" office:value-type="string" calcext:value-type="string" table:number-columns-spanned="1" table:number-rows-spanned="3">
            <text:p>B1X3</text:p>
          </table:table-cell>
          <table:table-cell office:value-type="float" office:value="-124.232778098667" calcext:value-type="float">
            <text:p>-124.232778098667</text:p>
          </table:table-cell>
          <table:table-cell office:value-type="float" office:value="-125.041111111111" calcext:value-type="float">
            <text:p>-125.041111111111</text:p>
          </table:table-cell>
          <table:table-cell table:formula="of:=([.C32]+[.B32])/2" office:value-type="float" office:value="-124.636944604889" calcext:value-type="float">
            <text:p>-124.636944604889</text:p>
          </table:table-cell>
          <table:table-cell office:value-type="float" office:value="-123.023912311" calcext:value-type="float">
            <text:p>-123.023912311</text:p>
          </table:table-cell>
          <table:table-cell table:style-name="ce15" table:formula="of:=[.B33]-[.B32]" office:value-type="float" office:value="123.831605152238" calcext:value-type="float">
            <text:p>123.831605152238</text:p>
          </table:table-cell>
          <table:table-cell table:style-name="ce15" table:formula="of:=[.C33]-[.C32]" office:value-type="float" office:value="125.116666666667" calcext:value-type="float">
            <text:p>125.116666666667</text:p>
          </table:table-cell>
          <table:table-cell table:style-name="ce15" table:formula="of:=[.D33]-[.D32]" office:value-type="float" office:value="124.474135909452" calcext:value-type="float">
            <text:p>124.474135909452</text:p>
          </table:table-cell>
          <table:table-cell table:style-name="ce15" table:formula="of:=[.E33]-[.E32]" office:value-type="float" office:value="123.023912311" calcext:value-type="float">
            <text:p>123.023912311</text:p>
          </table:table-cell>
          <table:table-cell table:formula="of:=[.F32]-[.F35]" office:value-type="float" office:value="-1.553641645596" calcext:value-type="float">
            <text:p>-1.553641645596</text:p>
          </table:table-cell>
          <table:table-cell table:formula="of:=[.G32]-[.G35]" office:value-type="float" office:value="-1.17444444444399" calcext:value-type="float">
            <text:p>-1.17444444444399</text:p>
          </table:table-cell>
          <table:table-cell table:formula="of:=[.H32]-[.H35]" office:value-type="float" office:value="-1.36404304502" calcext:value-type="float">
            <text:p>-1.36404304502</text:p>
          </table:table-cell>
          <table:table-cell table:formula="of:=[.I32]-[.I35]" office:value-type="float" office:value="0" calcext:value-type="float">
            <text:p>0</text:p>
          </table:table-cell>
          <table:table-cell table:formula="of:=[.I32]+[.J32]" office:value-type="float" office:value="121.470270665404" calcext:value-type="float">
            <text:p>121.470270665404</text:p>
          </table:table-cell>
          <table:table-cell table:formula="of:=[.I32]+[.K32]" office:value-type="float" office:value="121.849467866556" calcext:value-type="float">
            <text:p>121.849467866556</text:p>
          </table:table-cell>
          <table:table-cell table:formula="of:=[.I32]+[.L32]" office:value-type="float" office:value="121.65986926598" calcext:value-type="float">
            <text:p>121.65986926598</text:p>
          </table:table-cell>
          <table:table-cell table:formula="of:=[.I32]+[.M32]" office:value-type="float" office:value="123.023912311" calcext:value-type="float">
            <text:p>123.023912311</text:p>
          </table:table-cell>
          <table:table-cell table:formula="of:=[.R33]-[.N32]" office:value-type="float" office:value="-121.871443611833" calcext:value-type="float">
            <text:p>-121.871443611833</text:p>
          </table:table-cell>
          <table:table-cell table:formula="of:=[.S33]-[.O32]" office:value-type="float" office:value="-121.773912311" calcext:value-type="float">
            <text:p>-121.773912311</text:p>
          </table:table-cell>
          <table:table-cell table:formula="of:=[.T33]-[.P32]" office:value-type="float" office:value="-121.822677961417" calcext:value-type="float">
            <text:p>-121.822677961417</text:p>
          </table:table-cell>
          <table:table-cell table:formula="of:=[.U33]-[.Q32]" office:value-type="float" office:value="-123.023912311" calcext:value-type="float">
            <text:p>-123.023912311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-0.401172946428544" calcext:value-type="float">
            <text:p>-0.401172946428544</text:p>
          </table:table-cell>
          <table:table-cell office:value-type="float" office:value="0.0755555555555273" calcext:value-type="float">
            <text:p>0.075555555555527</text:p>
          </table:table-cell>
          <table:table-cell table:formula="of:=([.C33]+[.B33])/2" office:value-type="float" office:value="-0.162808695436508" calcext:value-type="float">
            <text:p>-0.162808695436508</text:p>
          </table:table-cell>
          <table:table-cell office:value-type="float" office:value="0.0000000000000277555756156" calcext:value-type="float">
            <text:p>2.77555756156E-14</text:p>
          </table:table-cell>
          <table:table-cell table:style-name="ce15" table:number-columns-repeated="4"/>
          <table:table-cell table:number-columns-repeated="8"/>
          <table:table-cell table:formula="of:=[.B33]" office:value-type="float" office:value="-0.401172946428544" calcext:value-type="float">
            <text:p>-0.401172946428544</text:p>
          </table:table-cell>
          <table:table-cell table:formula="of:=[.C33]" office:value-type="float" office:value="0.0755555555555273" calcext:value-type="float">
            <text:p>0.075555555555527</text:p>
          </table:table-cell>
          <table:table-cell table:formula="of:=[.D33]" office:value-type="float" office:value="-0.162808695436508" calcext:value-type="float">
            <text:p>-0.162808695436508</text:p>
          </table:table-cell>
          <table:table-cell table:formula="of:=[.E33]" office:value-type="float" office:value="0.0000000000000277555756156" calcext:value-type="float">
            <text:p>2.77555756156E-14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126.537715497" calcext:value-type="float">
            <text:p>126.537715497</text:p>
          </table:table-cell>
          <table:table-cell office:value-type="float" office:value="127.541111111111" calcext:value-type="float">
            <text:p>127.541111111111</text:p>
          </table:table-cell>
          <table:table-cell table:formula="of:=([.C34]+[.B34])/2" office:value-type="float" office:value="127.039413304056" calcext:value-type="float">
            <text:p>127.039413304056</text:p>
          </table:table-cell>
          <table:table-cell office:value-type="float" office:value="123.023912311" calcext:value-type="float">
            <text:p>123.023912311</text:p>
          </table:table-cell>
          <table:table-cell table:style-name="ce15" table:formula="of:=[.B34]-[.B33]" office:value-type="float" office:value="126.938888443429" calcext:value-type="float">
            <text:p>126.938888443429</text:p>
          </table:table-cell>
          <table:table-cell table:style-name="ce15" table:formula="of:=[.C34]-[.C33]" office:value-type="float" office:value="127.465555555555" calcext:value-type="float">
            <text:p>127.465555555555</text:p>
          </table:table-cell>
          <table:table-cell table:style-name="ce15" table:formula="of:=[.D34]-[.D33]" office:value-type="float" office:value="127.202221999492" calcext:value-type="float">
            <text:p>127.202221999492</text:p>
          </table:table-cell>
          <table:table-cell table:style-name="ce15" table:formula="of:=[.E34]-[.E33]" office:value-type="float" office:value="123.023912311" calcext:value-type="float">
            <text:p>123.023912311</text:p>
          </table:table-cell>
          <table:table-cell table:formula="of:=[.F34]-[.F35]" office:value-type="float" office:value="1.55364164559499" calcext:value-type="float">
            <text:p>1.55364164559499</text:p>
          </table:table-cell>
          <table:table-cell table:formula="of:=[.G34]-[.G35]" office:value-type="float" office:value="1.17444444444401" calcext:value-type="float">
            <text:p>1.17444444444401</text:p>
          </table:table-cell>
          <table:table-cell table:formula="of:=[.H34]-[.H35]" office:value-type="float" office:value="1.36404304502" calcext:value-type="float">
            <text:p>1.36404304502</text:p>
          </table:table-cell>
          <table:table-cell table:formula="of:=[.I34]-[.I35]" office:value-type="float" office:value="0" calcext:value-type="float">
            <text:p>0</text:p>
          </table:table-cell>
          <table:table-cell table:formula="of:=[.I34]+[.J34]" office:value-type="float" office:value="124.577553956595" calcext:value-type="float">
            <text:p>124.577553956595</text:p>
          </table:table-cell>
          <table:table-cell table:formula="of:=[.I34]+[.K34]" office:value-type="float" office:value="124.198356755444" calcext:value-type="float">
            <text:p>124.198356755444</text:p>
          </table:table-cell>
          <table:table-cell table:formula="of:=[.I34]+[.L34]" office:value-type="float" office:value="124.38795535602" calcext:value-type="float">
            <text:p>124.38795535602</text:p>
          </table:table-cell>
          <table:table-cell table:formula="of:=[.I34]+[.M34]" office:value-type="float" office:value="123.023912311" calcext:value-type="float">
            <text:p>123.023912311</text:p>
          </table:table-cell>
          <table:table-cell table:formula="of:=[.R33]+[.N34]" office:value-type="float" office:value="124.176381010166" calcext:value-type="float">
            <text:p>124.176381010166</text:p>
          </table:table-cell>
          <table:table-cell table:formula="of:=[.S33]+[.O34]" office:value-type="float" office:value="124.273912311" calcext:value-type="float">
            <text:p>124.273912311</text:p>
          </table:table-cell>
          <table:table-cell table:formula="of:=[.T33]+[.P34]" office:value-type="float" office:value="124.225146660583" calcext:value-type="float">
            <text:p>124.225146660583</text:p>
          </table:table-cell>
          <table:table-cell table:formula="of:=[.U33]+[.Q34]" office:value-type="float" office:value="123.023912311" calcext:value-type="float">
            <text:p>123.023912311</text:p>
          </table:table-cell>
          <table:table-cell table:number-columns-repeated="43"/>
        </table:table-row>
        <table:table-row table:style-name="ro1">
          <table:table-cell table:style-name="ce15"/>
          <table:table-cell table:number-columns-repeated="4"/>
          <table:table-cell table:style-name="ce15" table:formula="of:=([.F32]+[.F34])/2" office:value-type="float" office:value="125.385246797834" calcext:value-type="float">
            <text:p>125.385246797834</text:p>
          </table:table-cell>
          <table:table-cell table:style-name="ce15" table:formula="of:=([.G32]+[.G34])/2" office:value-type="float" office:value="126.291111111111" calcext:value-type="float">
            <text:p>126.291111111111</text:p>
          </table:table-cell>
          <table:table-cell table:style-name="ce15" table:formula="of:=([.H32]+[.H34])/2" office:value-type="float" office:value="125.838178954472" calcext:value-type="float">
            <text:p>125.838178954472</text:p>
          </table:table-cell>
          <table:table-cell table:style-name="ce15" table:formula="of:=([.I32]+[.I34])/2" office:value-type="float" office:value="123.023912311" calcext:value-type="float">
            <text:p>123.023912311</text:p>
          </table:table-cell>
          <table:table-cell table:number-columns-repeated="55"/>
        </table:table-row>
        <table:table-row table:style-name="ro1">
          <table:table-cell table:style-name="ce22" office:value-type="string" calcext:value-type="string" table:number-columns-spanned="1" table:number-rows-spanned="3">
            <text:p>B1X4</text:p>
          </table:table-cell>
          <table:table-cell table:style-name="ce23" office:value-type="float" office:value="-123.89646991725" calcext:value-type="float">
            <text:p>-123.89646991725</text:p>
          </table:table-cell>
          <table:table-cell table:style-name="ce23" office:value-type="float" office:value="-125.020652173913" calcext:value-type="float">
            <text:p>-125.020652173913</text:p>
          </table:table-cell>
          <table:table-cell table:style-name="ce23" table:formula="of:=([.C36]+[.B36])/2" office:value-type="float" office:value="-124.458561045582" calcext:value-type="float">
            <text:p>-124.458561045582</text:p>
          </table:table-cell>
          <table:table-cell table:style-name="ce23" office:value-type="float" office:value="-123.023912311" calcext:value-type="float">
            <text:p>-123.023912311</text:p>
          </table:table-cell>
          <table:table-cell table:style-name="ce23" table:formula="of:=[.B37]-[.B36]" office:value-type="float" office:value="123.17863209225" calcext:value-type="float">
            <text:p>123.17863209225</text:p>
          </table:table-cell>
          <table:table-cell table:style-name="ce23" table:formula="of:=[.C37]-[.C36]" office:value-type="float" office:value="124.157886216466" calcext:value-type="float">
            <text:p>124.157886216466</text:p>
          </table:table-cell>
          <table:table-cell table:style-name="ce23" table:formula="of:=[.D37]-[.D36]" office:value-type="float" office:value="123.668259154359" calcext:value-type="float">
            <text:p>123.668259154359</text:p>
          </table:table-cell>
          <table:table-cell table:style-name="ce23" table:formula="of:=[.E37]-[.E36]" office:value-type="float" office:value="123.023912311" calcext:value-type="float">
            <text:p>123.023912311</text:p>
          </table:table-cell>
          <table:table-cell table:style-name="ce23" table:formula="of:=[.F36]-[.F39]" office:value-type="float" office:value="-0.231608163562512" calcext:value-type="float">
            <text:p>-0.231608163562512</text:p>
          </table:table-cell>
          <table:table-cell table:style-name="ce23" table:formula="of:=[.G36]-[.G39]" office:value-type="float" office:value="-0.562995426045816" calcext:value-type="float">
            <text:p>-0.562995426045816</text:p>
          </table:table-cell>
          <table:table-cell table:style-name="ce23" table:formula="of:=[.H36]-[.H39]" office:value-type="float" office:value="-0.397301794803909" calcext:value-type="float">
            <text:p>-0.397301794803909</text:p>
          </table:table-cell>
          <table:table-cell table:style-name="ce23" table:formula="of:=[.I36]-[.I39]" office:value-type="float" office:value="0.000000000499994712299667" calcext:value-type="float">
            <text:p>4.99994712299667E-10</text:p>
          </table:table-cell>
          <table:table-cell table:formula="of:=[.I36]+[.J36]" office:value-type="float" office:value="122.792304147438" calcext:value-type="float">
            <text:p>122.792304147438</text:p>
          </table:table-cell>
          <table:table-cell table:formula="of:=[.I36]+[.K36]" office:value-type="float" office:value="122.460916884954" calcext:value-type="float">
            <text:p>122.460916884954</text:p>
          </table:table-cell>
          <table:table-cell table:formula="of:=[.I36]+[.L36]" office:value-type="float" office:value="122.626610516196" calcext:value-type="float">
            <text:p>122.626610516196</text:p>
          </table:table-cell>
          <table:table-cell table:formula="of:=[.I36]+[.M36]" office:value-type="float" office:value="123.0239123115" calcext:value-type="float">
            <text:p>123.0239123115</text:p>
          </table:table-cell>
          <table:table-cell table:style-name="ce23" table:formula="of:=[.R37]-[.N36]" office:value-type="float" office:value="-123.510141972438" calcext:value-type="float">
            <text:p>-123.510141972438</text:p>
          </table:table-cell>
          <table:table-cell table:style-name="ce23" table:formula="of:=[.S37]-[.O36]" office:value-type="float" office:value="-123.323682842401" calcext:value-type="float">
            <text:p>-123.323682842401</text:p>
          </table:table-cell>
          <table:table-cell table:style-name="ce23" table:formula="of:=[.T37]-[.P36]" office:value-type="float" office:value="-123.41691240742" calcext:value-type="float">
            <text:p>-123.41691240742</text:p>
          </table:table-cell>
          <table:table-cell table:style-name="ce23" table:formula="of:=[.U37]-[.Q36]" office:value-type="float" office:value="-123.0239123115" calcext:value-type="float">
            <text:p>-123.0239123115</text:p>
          </table:table-cell>
          <table:table-cell table:style-name="ce23" table:number-columns-repeated="43"/>
        </table:table-row>
        <table:table-row table:style-name="ro1">
          <table:covered-table-cell table:style-name="ce77"/>
          <table:table-cell table:style-name="ce23" office:value-type="float" office:value="-0.717837824999998" calcext:value-type="float">
            <text:p>-0.717837824999998</text:p>
          </table:table-cell>
          <table:table-cell table:style-name="ce23" office:value-type="float" office:value="-0.862765957446816" calcext:value-type="float">
            <text:p>-0.862765957446816</text:p>
          </table:table-cell>
          <table:table-cell table:style-name="ce23" table:formula="of:=([.C37]+[.B37])/2" office:value-type="float" office:value="-0.790301891223407" calcext:value-type="float">
            <text:p>-0.790301891223407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8"/>
          <table:table-cell table:number-columns-repeated="4"/>
          <table:table-cell table:style-name="ce23" table:formula="of:=[.B37]" office:value-type="float" office:value="-0.717837824999998" calcext:value-type="float">
            <text:p>-0.717837824999998</text:p>
          </table:table-cell>
          <table:table-cell table:style-name="ce23" table:formula="of:=[.C37]" office:value-type="float" office:value="-0.862765957446816" calcext:value-type="float">
            <text:p>-0.862765957446816</text:p>
          </table:table-cell>
          <table:table-cell table:style-name="ce23" table:formula="of:=[.D37]" office:value-type="float" office:value="-0.790301891223407" calcext:value-type="float">
            <text:p>-0.790301891223407</text:p>
          </table:table-cell>
          <table:table-cell table:style-name="ce23" table:formula="of:=[.E37]" office:value-type="float" office:value="0" calcext:value-type="float">
            <text:p>0</text:p>
          </table:table-cell>
          <table:table-cell table:style-name="ce23" table:number-columns-repeated="43"/>
        </table:table-row>
        <table:table-row table:style-name="ro1">
          <table:covered-table-cell table:style-name="ce77"/>
          <table:table-cell table:style-name="ce23" office:value-type="float" office:value="122.924010594375" calcext:value-type="float">
            <text:p>122.924010594375</text:p>
          </table:table-cell>
          <table:table-cell table:style-name="ce23" office:value-type="float" office:value="124.421111111111" calcext:value-type="float">
            <text:p>124.421111111111</text:p>
          </table:table-cell>
          <table:table-cell table:style-name="ce23" table:formula="of:=([.C38]+[.B38])/2" office:value-type="float" office:value="123.672560852743" calcext:value-type="float">
            <text:p>123.672560852743</text:p>
          </table:table-cell>
          <table:table-cell table:style-name="ce23" office:value-type="float" office:value="123.02391231" calcext:value-type="float">
            <text:p>123.02391231</text:p>
          </table:table-cell>
          <table:table-cell table:style-name="ce23" table:formula="of:=[.B38]-[.B37]" office:value-type="float" office:value="123.641848419375" calcext:value-type="float">
            <text:p>123.641848419375</text:p>
          </table:table-cell>
          <table:table-cell table:style-name="ce23" table:formula="of:=[.C38]-[.C37]" office:value-type="float" office:value="125.283877068558" calcext:value-type="float">
            <text:p>125.283877068558</text:p>
          </table:table-cell>
          <table:table-cell table:style-name="ce23" table:formula="of:=[.D38]-[.D37]" office:value-type="float" office:value="124.462862743966" calcext:value-type="float">
            <text:p>124.462862743966</text:p>
          </table:table-cell>
          <table:table-cell table:style-name="ce23" table:formula="of:=[.E38]-[.E37]" office:value-type="float" office:value="123.02391231" calcext:value-type="float">
            <text:p>123.02391231</text:p>
          </table:table-cell>
          <table:table-cell table:style-name="ce23" table:formula="of:=[.F38]-[.F39]" office:value-type="float" office:value="0.231608163562498" calcext:value-type="float">
            <text:p>0.231608163562498</text:p>
          </table:table-cell>
          <table:table-cell table:style-name="ce23" table:formula="of:=[.G38]-[.G39]" office:value-type="float" office:value="0.562995426045802" calcext:value-type="float">
            <text:p>0.562995426045802</text:p>
          </table:table-cell>
          <table:table-cell table:style-name="ce23" table:formula="of:=[.H38]-[.H39]" office:value-type="float" office:value="0.397301794803909" calcext:value-type="float">
            <text:p>0.397301794803909</text:p>
          </table:table-cell>
          <table:table-cell table:style-name="ce23" table:formula="of:=[.I38]-[.I39]" office:value-type="float" office:value="-0.000000000500008923154383" calcext:value-type="float">
            <text:p>-5.00008923154383E-10</text:p>
          </table:table-cell>
          <table:table-cell table:formula="of:=[.I38]+[.J38]" office:value-type="float" office:value="123.255520473563" calcext:value-type="float">
            <text:p>123.255520473563</text:p>
          </table:table-cell>
          <table:table-cell table:formula="of:=[.I38]+[.K38]" office:value-type="float" office:value="123.586907736046" calcext:value-type="float">
            <text:p>123.586907736046</text:p>
          </table:table-cell>
          <table:table-cell table:formula="of:=[.I38]+[.L38]" office:value-type="float" office:value="123.421214104804" calcext:value-type="float">
            <text:p>123.421214104804</text:p>
          </table:table-cell>
          <table:table-cell table:formula="of:=[.I38]+[.M38]" office:value-type="float" office:value="123.0239123095" calcext:value-type="float">
            <text:p>123.0239123095</text:p>
          </table:table-cell>
          <table:table-cell table:style-name="ce23" table:formula="of:=[.R37]+[.N38]" office:value-type="float" office:value="122.537682648562" calcext:value-type="float">
            <text:p>122.537682648562</text:p>
          </table:table-cell>
          <table:table-cell table:style-name="ce23" table:formula="of:=[.S37]+[.O38]" office:value-type="float" office:value="122.724141778599" calcext:value-type="float">
            <text:p>122.724141778599</text:p>
          </table:table-cell>
          <table:table-cell table:style-name="ce23" table:formula="of:=[.T37]+[.P38]" office:value-type="float" office:value="122.630912213581" calcext:value-type="float">
            <text:p>122.630912213581</text:p>
          </table:table-cell>
          <table:table-cell table:style-name="ce23" table:formula="of:=[.U37]+[.Q38]" office:value-type="float" office:value="123.0239123095" calcext:value-type="float">
            <text:p>123.0239123095</text:p>
          </table:table-cell>
          <table:table-cell table:style-name="ce23" table:number-columns-repeated="43"/>
        </table:table-row>
        <table:table-row table:style-name="ro1">
          <table:table-cell table:style-name="ce23" table:number-columns-repeated="5"/>
          <table:table-cell table:style-name="ce23" table:formula="of:=([.F36]+[.F38])/2" office:value-type="float" office:value="123.410240255813" calcext:value-type="float">
            <text:p>123.410240255813</text:p>
          </table:table-cell>
          <table:table-cell table:style-name="ce23" table:formula="of:=([.G36]+[.G38])/2" office:value-type="float" office:value="124.720881642512" calcext:value-type="float">
            <text:p>124.720881642512</text:p>
          </table:table-cell>
          <table:table-cell table:style-name="ce23" table:formula="of:=([.H36]+[.H38])/2" office:value-type="float" office:value="124.065560949163" calcext:value-type="float">
            <text:p>124.065560949163</text:p>
          </table:table-cell>
          <table:table-cell table:style-name="ce23" table:formula="of:=([.I36]+[.I38])/2" office:value-type="float" office:value="123.0239123105" calcext:value-type="float">
            <text:p>123.0239123105</text:p>
          </table:table-cell>
          <table:table-cell table:style-name="ce23" table:number-columns-repeated="4"/>
          <table:table-cell table:number-columns-repeated="4"/>
          <table:table-cell table:style-name="ce23" table:number-columns-repeated="47"/>
        </table:table-row>
        <table:table-row table:style-name="ro1">
          <table:table-cell table:style-name="ce24" office:value-type="string" calcext:value-type="string" table:number-columns-spanned="1" table:number-rows-spanned="3">
            <text:p>B1X5</text:p>
          </table:table-cell>
          <table:table-cell table:style-name="ce25" office:value-type="float" office:value="-124.16208584125" calcext:value-type="float">
            <text:p>-124.16208584125</text:p>
          </table:table-cell>
          <table:table-cell table:style-name="ce25" office:value-type="float" office:value="-125.966304347826" calcext:value-type="float">
            <text:p>-125.966304347826</text:p>
          </table:table-cell>
          <table:table-cell table:style-name="ce25" table:formula="of:=([.C40]+[.B40])/2" office:value-type="float" office:value="-125.064195094538" calcext:value-type="float">
            <text:p>-125.064195094538</text:p>
          </table:table-cell>
          <table:table-cell table:style-name="ce25" office:value-type="float" office:value="-123.02391231" calcext:value-type="float">
            <text:p>-123.02391231</text:p>
          </table:table-cell>
          <table:table-cell table:formula="of:=[.B41]-[.B40]" office:value-type="float" office:value="122.971767674583" calcext:value-type="float">
            <text:p>122.971767674583</text:p>
          </table:table-cell>
          <table:table-cell table:formula="of:=[.C41]-[.C40]" office:value-type="float" office:value="123.975193236715" calcext:value-type="float">
            <text:p>123.975193236715</text:p>
          </table:table-cell>
          <table:table-cell table:formula="of:=[.D41]-[.D40]" office:value-type="float" office:value="123.473480455649" calcext:value-type="float">
            <text:p>123.473480455649</text:p>
          </table:table-cell>
          <table:table-cell table:formula="of:=[.E41]-[.E40]" office:value-type="float" office:value="123.02391231" calcext:value-type="float">
            <text:p>123.02391231</text:p>
          </table:table-cell>
          <table:table-cell table:style-name="ce25" table:formula="of:=[.F40]-[.F43]" office:value-type="float" office:value="-0.200077768708155" calcext:value-type="float">
            <text:p>-0.200077768708155</text:p>
          </table:table-cell>
          <table:table-cell table:style-name="ce25" table:formula="of:=[.G40]-[.G43]" office:value-type="float" office:value="-0.479625603864648" calcext:value-type="float">
            <text:p>-0.479625603864648</text:p>
          </table:table-cell>
          <table:table-cell table:style-name="ce25" table:formula="of:=[.H40]-[.H43]" office:value-type="float" office:value="-0.339851686286408" calcext:value-type="float">
            <text:p>-0.339851686286408</text:p>
          </table:table-cell>
          <table:table-cell table:style-name="ce25" table:formula="of:=[.I40]-[.I43]" office:value-type="float" office:value="0.00000744999999824358" calcext:value-type="float">
            <text:p>7.44999999824358E-06</text:p>
          </table:table-cell>
          <table:table-cell table:formula="of:=[.I40]+[.J40]" office:value-type="float" office:value="122.823834541292" calcext:value-type="float">
            <text:p>122.823834541292</text:p>
          </table:table-cell>
          <table:table-cell table:formula="of:=[.I40]+[.K40]" office:value-type="float" office:value="122.544286706135" calcext:value-type="float">
            <text:p>122.544286706135</text:p>
          </table:table-cell>
          <table:table-cell table:formula="of:=[.I40]+[.L40]" office:value-type="float" office:value="122.684060623714" calcext:value-type="float">
            <text:p>122.684060623714</text:p>
          </table:table-cell>
          <table:table-cell table:formula="of:=[.I40]+[.M40]" office:value-type="float" office:value="123.02391976" calcext:value-type="float">
            <text:p>123.02391976</text:p>
          </table:table-cell>
          <table:table-cell table:style-name="ce25" table:formula="of:=[.R41]-[.N40]" office:value-type="float" office:value="-124.014152707959" calcext:value-type="float">
            <text:p>-124.014152707959</text:p>
          </table:table-cell>
          <table:table-cell table:style-name="ce25" table:formula="of:=[.S41]-[.O40]" office:value-type="float" office:value="-124.535397817247" calcext:value-type="float">
            <text:p>-124.535397817247</text:p>
          </table:table-cell>
          <table:table-cell table:style-name="ce25" table:formula="of:=[.T41]-[.P40]" office:value-type="float" office:value="-124.274775262603" calcext:value-type="float">
            <text:p>-124.274775262603</text:p>
          </table:table-cell>
          <table:table-cell table:style-name="ce25" table:formula="of:=[.U41]-[.Q40]" office:value-type="float" office:value="-123.02391976" calcext:value-type="float">
            <text:p>-123.02391976</text:p>
          </table:table-cell>
          <table:table-cell table:style-name="ce25" table:number-columns-repeated="43"/>
        </table:table-row>
        <table:table-row table:style-name="ro1">
          <table:covered-table-cell table:style-name="ce80"/>
          <table:table-cell table:style-name="ce25" office:value-type="float" office:value="-1.19031816666666" calcext:value-type="float">
            <text:p>-1.19031816666666</text:p>
          </table:table-cell>
          <table:table-cell table:style-name="ce25" office:value-type="float" office:value="-1.99111111111115" calcext:value-type="float">
            <text:p>-1.99111111111115</text:p>
          </table:table-cell>
          <table:table-cell table:style-name="ce25" table:formula="of:=([.C41]+[.B41])/2" office:value-type="float" office:value="-1.59071463888891" calcext:value-type="float">
            <text:p>-1.5907146388889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4"/>
          <table:table-cell table:style-name="ce25" table:number-columns-repeated="4"/>
          <table:table-cell table:number-columns-repeated="4"/>
          <table:table-cell table:style-name="ce25" table:formula="of:=[.B41]" office:value-type="float" office:value="-1.19031816666666" calcext:value-type="float">
            <text:p>-1.19031816666666</text:p>
          </table:table-cell>
          <table:table-cell table:style-name="ce25" table:formula="of:=[.C41]" office:value-type="float" office:value="-1.99111111111115" calcext:value-type="float">
            <text:p>-1.99111111111115</text:p>
          </table:table-cell>
          <table:table-cell table:style-name="ce25" table:formula="of:=[.D41]" office:value-type="float" office:value="-1.59071463888891" calcext:value-type="float">
            <text:p>-1.59071463888891</text:p>
          </table:table-cell>
          <table:table-cell table:style-name="ce25" table:formula="of:=[.E41]" office:value-type="float" office:value="0" calcext:value-type="float">
            <text:p>0</text:p>
          </table:table-cell>
          <table:table-cell table:style-name="ce25" table:number-columns-repeated="43"/>
        </table:table-row>
        <table:table-row table:style-name="ro1">
          <table:covered-table-cell table:style-name="ce80"/>
          <table:table-cell table:style-name="ce25" office:value-type="float" office:value="122.181605045333" calcext:value-type="float">
            <text:p>122.181605045333</text:p>
          </table:table-cell>
          <table:table-cell table:style-name="ce25" office:value-type="float" office:value="122.943333333333" calcext:value-type="float">
            <text:p>122.943333333333</text:p>
          </table:table-cell>
          <table:table-cell table:style-name="ce25" table:formula="of:=([.C42]+[.B42])/2" office:value-type="float" office:value="122.562469189333" calcext:value-type="float">
            <text:p>122.562469189333</text:p>
          </table:table-cell>
          <table:table-cell table:style-name="ce25" office:value-type="float" office:value="123.02389741" calcext:value-type="float">
            <text:p>123.02389741</text:p>
          </table:table-cell>
          <table:table-cell table:formula="of:=[.B42]-[.B41]" office:value-type="float" office:value="123.371923212" calcext:value-type="float">
            <text:p>123.371923212</text:p>
          </table:table-cell>
          <table:table-cell table:formula="of:=[.C42]-[.C41]" office:value-type="float" office:value="124.934444444444" calcext:value-type="float">
            <text:p>124.934444444444</text:p>
          </table:table-cell>
          <table:table-cell table:formula="of:=[.D42]-[.D41]" office:value-type="float" office:value="124.153183828222" calcext:value-type="float">
            <text:p>124.153183828222</text:p>
          </table:table-cell>
          <table:table-cell table:formula="of:=[.E42]-[.E41]" office:value-type="float" office:value="123.02389741" calcext:value-type="float">
            <text:p>123.02389741</text:p>
          </table:table-cell>
          <table:table-cell table:style-name="ce25" table:formula="of:=[.F42]-[.F43]" office:value-type="float" office:value="0.200077768708155" calcext:value-type="float">
            <text:p>0.200077768708155</text:p>
          </table:table-cell>
          <table:table-cell table:style-name="ce25" table:formula="of:=[.G42]-[.G43]" office:value-type="float" office:value="0.479625603864662" calcext:value-type="float">
            <text:p>0.479625603864662</text:p>
          </table:table-cell>
          <table:table-cell table:style-name="ce25" table:formula="of:=[.H42]-[.H43]" office:value-type="float" office:value="0.339851686286423" calcext:value-type="float">
            <text:p>0.339851686286423</text:p>
          </table:table-cell>
          <table:table-cell table:style-name="ce25" table:formula="of:=[.I42]-[.I43]" office:value-type="float" office:value="-0.00000744999999824358" calcext:value-type="float">
            <text:p>-7.44999999824358E-06</text:p>
          </table:table-cell>
          <table:table-cell table:formula="of:=[.I42]+[.J42]" office:value-type="float" office:value="123.223975178708" calcext:value-type="float">
            <text:p>123.223975178708</text:p>
          </table:table-cell>
          <table:table-cell table:formula="of:=[.I42]+[.K42]" office:value-type="float" office:value="123.503523013865" calcext:value-type="float">
            <text:p>123.503523013865</text:p>
          </table:table-cell>
          <table:table-cell table:formula="of:=[.I42]+[.L42]" office:value-type="float" office:value="123.363749096286" calcext:value-type="float">
            <text:p>123.363749096286</text:p>
          </table:table-cell>
          <table:table-cell table:formula="of:=[.I42]+[.M42]" office:value-type="float" office:value="123.02388996" calcext:value-type="float">
            <text:p>123.02388996</text:p>
          </table:table-cell>
          <table:table-cell table:style-name="ce25" table:formula="of:=[.R41]+[.N42]" office:value-type="float" office:value="122.033657012042" calcext:value-type="float">
            <text:p>122.033657012042</text:p>
          </table:table-cell>
          <table:table-cell table:style-name="ce25" table:formula="of:=[.S41]+[.O42]" office:value-type="float" office:value="121.512411902754" calcext:value-type="float">
            <text:p>121.512411902754</text:p>
          </table:table-cell>
          <table:table-cell table:style-name="ce25" table:formula="of:=[.T41]+[.P42]" office:value-type="float" office:value="121.773034457398" calcext:value-type="float">
            <text:p>121.773034457398</text:p>
          </table:table-cell>
          <table:table-cell table:style-name="ce25" table:formula="of:=[.U41]+[.Q42]" office:value-type="float" office:value="123.02388996" calcext:value-type="float">
            <text:p>123.02388996</text:p>
          </table:table-cell>
          <table:table-cell table:style-name="ce25" table:number-columns-repeated="43"/>
        </table:table-row>
        <table:table-row table:style-name="ro1">
          <table:table-cell table:style-name="ce25" table:number-columns-repeated="5"/>
          <table:table-cell table:formula="of:=([.F40]+[.F42])/2" office:value-type="float" office:value="123.171845443292" calcext:value-type="float">
            <text:p>123.171845443292</text:p>
          </table:table-cell>
          <table:table-cell table:formula="of:=([.G40]+[.G42])/2" office:value-type="float" office:value="124.45481884058" calcext:value-type="float">
            <text:p>124.45481884058</text:p>
          </table:table-cell>
          <table:table-cell table:formula="of:=([.H40]+[.H42])/2" office:value-type="float" office:value="123.813332141935" calcext:value-type="float">
            <text:p>123.813332141935</text:p>
          </table:table-cell>
          <table:table-cell table:formula="of:=([.I40]+[.I42])/2" office:value-type="float" office:value="123.02390486" calcext:value-type="float">
            <text:p>123.02390486</text:p>
          </table:table-cell>
          <table:table-cell table:style-name="ce25" table:number-columns-repeated="4"/>
          <table:table-cell table:number-columns-repeated="4"/>
          <table:table-cell table:style-name="ce25" table:number-columns-repeated="47"/>
        </table:table-row>
        <table:table-row table:style-name="ro1">
          <table:table-cell table:style-name="ce26" office:value-type="string" calcext:value-type="string" table:number-columns-spanned="1" table:number-rows-spanned="3">
            <text:p>B2Y1 </text:p>
          </table:table-cell>
          <table:table-cell table:style-name="ce27" office:value-type="float" office:value="125.543470635" calcext:value-type="float">
            <text:p>125.543470635</text:p>
          </table:table-cell>
          <table:table-cell table:style-name="ce27" office:value-type="float" office:value="123.175" calcext:value-type="float">
            <text:p>123.175</text:p>
          </table:table-cell>
          <table:table-cell table:style-name="ce27" table:formula="of:=([.C44]+[.B44])/2" office:value-type="float" office:value="124.3592353175" calcext:value-type="float">
            <text:p>124.3592353175</text:p>
          </table:table-cell>
          <table:table-cell table:style-name="ce27" office:value-type="float" office:value="123.02389741" calcext:value-type="float">
            <text:p>123.02389741</text:p>
          </table:table-cell>
          <table:table-cell table:formula="of:=[.B45]-[.B44]" office:value-type="float" office:value="-126.439687821667" calcext:value-type="float">
            <text:p>-126.439687821667</text:p>
          </table:table-cell>
          <table:table-cell table:formula="of:=[.C45]-[.C44]" office:value-type="float" office:value="-125.689444444444" calcext:value-type="float">
            <text:p>-125.689444444444</text:p>
          </table:table-cell>
          <table:table-cell table:formula="of:=[.D45]-[.D44]" office:value-type="float" office:value="-126.064566133056" calcext:value-type="float">
            <text:p>-126.064566133056</text:p>
          </table:table-cell>
          <table:table-cell table:formula="of:=[.E45]-[.E44]" office:value-type="float" office:value="-123.02389741" calcext:value-type="float">
            <text:p>-123.02389741</text:p>
          </table:table-cell>
          <table:table-cell table:style-name="ce27" table:formula="of:=[.F44]-[.F47]" office:value-type="float" office:value="-1.84419557583317" calcext:value-type="float">
            <text:p>-1.84419557583317</text:p>
          </table:table-cell>
          <table:table-cell table:style-name="ce27" table:formula="of:=[.G44]-[.G47]" office:value-type="float" office:value="-0.346944444444432" calcext:value-type="float">
            <text:p>-0.346944444444432</text:p>
          </table:table-cell>
          <table:table-cell table:style-name="ce27" table:formula="of:=[.H44]-[.H47]" office:value-type="float" office:value="-1.09557001013856" calcext:value-type="float">
            <text:p>-1.09557001013856</text:p>
          </table:table-cell>
          <table:table-cell table:style-name="ce27" table:formula="of:=[.I44]-[.I47]" office:value-type="float" office:value="0.00000744999999824358" calcext:value-type="float">
            <text:p>7.44999999824358E-06</text:p>
          </table:table-cell>
          <table:table-cell table:formula="of:=[.I44]+[.J44]" office:value-type="float" office:value="-124.868092985833" calcext:value-type="float">
            <text:p>-124.868092985833</text:p>
          </table:table-cell>
          <table:table-cell table:formula="of:=[.I44]+[.K44]" office:value-type="float" office:value="-123.370841854444" calcext:value-type="float">
            <text:p>-123.370841854444</text:p>
          </table:table-cell>
          <table:table-cell table:formula="of:=[.I44]+[.L44]" office:value-type="float" office:value="-124.119467420139" calcext:value-type="float">
            <text:p>-124.119467420139</text:p>
          </table:table-cell>
          <table:table-cell table:formula="of:=[.I44]+[.M44]" office:value-type="float" office:value="-123.02388996" calcext:value-type="float">
            <text:p>-123.02388996</text:p>
          </table:table-cell>
          <table:table-cell table:style-name="ce27" table:formula="of:=[.R45]-[.N44]" office:value-type="float" office:value="123.971875799167" calcext:value-type="float">
            <text:p>123.971875799167</text:p>
          </table:table-cell>
          <table:table-cell table:style-name="ce27" table:formula="of:=[.S45]-[.O44]" office:value-type="float" office:value="120.85639741" calcext:value-type="float">
            <text:p>120.85639741</text:p>
          </table:table-cell>
          <table:table-cell table:style-name="ce27" table:formula="of:=[.T45]-[.P44]" office:value-type="float" office:value="122.414136604583" calcext:value-type="float">
            <text:p>122.414136604583</text:p>
          </table:table-cell>
          <table:table-cell table:style-name="ce27" table:formula="of:=[.U45]-[.Q44]" office:value-type="float" office:value="123.02388996" calcext:value-type="float">
            <text:p>123.02388996</text:p>
          </table:table-cell>
          <table:table-cell table:style-name="ce27" table:number-columns-repeated="43"/>
        </table:table-row>
        <table:table-row table:style-name="ro1">
          <table:covered-table-cell table:style-name="ce83"/>
          <table:table-cell table:style-name="ce27" office:value-type="float" office:value="-0.896217186666667" calcext:value-type="float">
            <text:p>-0.896217186666667</text:p>
          </table:table-cell>
          <table:table-cell table:style-name="ce27" office:value-type="float" office:value="-2.51444444444444" calcext:value-type="float">
            <text:p>-2.51444444444444</text:p>
          </table:table-cell>
          <table:table-cell table:style-name="ce27" table:formula="of:=([.C45]+[.B45])/2" office:value-type="float" office:value="-1.70533081555555" calcext:value-type="float">
            <text:p>-1.70533081555555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4"/>
          <table:table-cell table:style-name="ce27" table:number-columns-repeated="4"/>
          <table:table-cell table:number-columns-repeated="4"/>
          <table:table-cell table:style-name="ce27" table:formula="of:=[.B45]" office:value-type="float" office:value="-0.896217186666667" calcext:value-type="float">
            <text:p>-0.896217186666667</text:p>
          </table:table-cell>
          <table:table-cell table:style-name="ce27" table:formula="of:=[.C45]" office:value-type="float" office:value="-2.51444444444444" calcext:value-type="float">
            <text:p>-2.51444444444444</text:p>
          </table:table-cell>
          <table:table-cell table:style-name="ce27" table:formula="of:=[.D45]" office:value-type="float" office:value="-1.70533081555555" calcext:value-type="float">
            <text:p>-1.70533081555555</text:p>
          </table:table-cell>
          <table:table-cell table:style-name="ce27" table:formula="of:=[.E45]" office:value-type="float" office:value="0" calcext:value-type="float">
            <text:p>0</text:p>
          </table:table-cell>
          <table:table-cell table:style-name="ce27" table:number-columns-repeated="43"/>
        </table:table-row>
        <table:table-row table:style-name="ro1">
          <table:covered-table-cell table:style-name="ce83"/>
          <table:table-cell table:style-name="ce27" office:value-type="float" office:value="-123.647513856667" calcext:value-type="float">
            <text:p>-123.647513856667</text:p>
          </table:table-cell>
          <table:table-cell table:style-name="ce27" office:value-type="float" office:value="-127.51" calcext:value-type="float">
            <text:p>-127.51</text:p>
          </table:table-cell>
          <table:table-cell table:style-name="ce27" table:formula="of:=([.C46]+[.B46])/2" office:value-type="float" office:value="-125.578756928334" calcext:value-type="float">
            <text:p>-125.578756928334</text:p>
          </table:table-cell>
          <table:table-cell table:style-name="ce27" office:value-type="float" office:value="-123.02391231" calcext:value-type="float">
            <text:p>-123.02391231</text:p>
          </table:table-cell>
          <table:table-cell table:formula="of:=[.B46]-[.B45]" office:value-type="float" office:value="-122.75129667" calcext:value-type="float">
            <text:p>-122.75129667</text:p>
          </table:table-cell>
          <table:table-cell table:formula="of:=[.C46]-[.C45]" office:value-type="float" office:value="-124.995555555556" calcext:value-type="float">
            <text:p>-124.995555555556</text:p>
          </table:table-cell>
          <table:table-cell table:formula="of:=[.D46]-[.D45]" office:value-type="float" office:value="-123.873426112778" calcext:value-type="float">
            <text:p>-123.873426112778</text:p>
          </table:table-cell>
          <table:table-cell table:formula="of:=[.E46]-[.E45]" office:value-type="float" office:value="-123.02391231" calcext:value-type="float">
            <text:p>-123.02391231</text:p>
          </table:table-cell>
          <table:table-cell table:style-name="ce27" table:formula="of:=[.F46]-[.F47]" office:value-type="float" office:value="1.84419557583315" calcext:value-type="float">
            <text:p>1.84419557583315</text:p>
          </table:table-cell>
          <table:table-cell table:style-name="ce27" table:formula="of:=[.G46]-[.G47]" office:value-type="float" office:value="0.346944444444432" calcext:value-type="float">
            <text:p>0.346944444444432</text:p>
          </table:table-cell>
          <table:table-cell table:style-name="ce27" table:formula="of:=[.H46]-[.H47]" office:value-type="float" office:value="1.09557001013854" calcext:value-type="float">
            <text:p>1.09557001013854</text:p>
          </table:table-cell>
          <table:table-cell table:style-name="ce27" table:formula="of:=[.I46]-[.I47]" office:value-type="float" office:value="-0.00000744999999824358" calcext:value-type="float">
            <text:p>-7.44999999824358E-06</text:p>
          </table:table-cell>
          <table:table-cell table:formula="of:=[.I46]+[.J46]" office:value-type="float" office:value="-121.179716734167" calcext:value-type="float">
            <text:p>-121.179716734167</text:p>
          </table:table-cell>
          <table:table-cell table:formula="of:=[.I46]+[.K46]" office:value-type="float" office:value="-122.676967865556" calcext:value-type="float">
            <text:p>-122.676967865556</text:p>
          </table:table-cell>
          <table:table-cell table:formula="of:=[.I46]+[.L46]" office:value-type="float" office:value="-121.928342299861" calcext:value-type="float">
            <text:p>-121.928342299861</text:p>
          </table:table-cell>
          <table:table-cell table:formula="of:=[.I46]+[.M46]" office:value-type="float" office:value="-123.02391976" calcext:value-type="float">
            <text:p>-123.02391976</text:p>
          </table:table-cell>
          <table:table-cell table:style-name="ce27" table:formula="of:=[.R45]+[.N46]" office:value-type="float" office:value="-122.075933920834" calcext:value-type="float">
            <text:p>-122.075933920834</text:p>
          </table:table-cell>
          <table:table-cell table:style-name="ce27" table:formula="of:=[.S45]+[.O46]" office:value-type="float" office:value="-125.19141231" calcext:value-type="float">
            <text:p>-125.19141231</text:p>
          </table:table-cell>
          <table:table-cell table:style-name="ce27" table:formula="of:=[.T45]+[.P46]" office:value-type="float" office:value="-123.633673115417" calcext:value-type="float">
            <text:p>-123.633673115417</text:p>
          </table:table-cell>
          <table:table-cell table:style-name="ce27" table:formula="of:=[.U45]+[.Q46]" office:value-type="float" office:value="-123.02391976" calcext:value-type="float">
            <text:p>-123.02391976</text:p>
          </table:table-cell>
          <table:table-cell table:style-name="ce27" table:number-columns-repeated="43"/>
        </table:table-row>
        <table:table-row table:style-name="ro1">
          <table:table-cell table:style-name="ce27" table:number-columns-repeated="5"/>
          <table:table-cell table:formula="of:=([.F44]+[.F46])/2" office:value-type="float" office:value="-124.595492245834" calcext:value-type="float">
            <text:p>-124.595492245834</text:p>
          </table:table-cell>
          <table:table-cell table:formula="of:=([.G44]+[.G46])/2" office:value-type="float" office:value="-125.3425" calcext:value-type="float">
            <text:p>-125.3425</text:p>
          </table:table-cell>
          <table:table-cell table:formula="of:=([.H44]+[.H46])/2" office:value-type="float" office:value="-124.968996122917" calcext:value-type="float">
            <text:p>-124.968996122917</text:p>
          </table:table-cell>
          <table:table-cell table:formula="of:=([.I44]+[.I46])/2" office:value-type="float" office:value="-123.02390486" calcext:value-type="float">
            <text:p>-123.02390486</text:p>
          </table:table-cell>
          <table:table-cell table:style-name="ce27" table:number-columns-repeated="4"/>
          <table:table-cell table:number-columns-repeated="4"/>
          <table:table-cell table:style-name="ce27" table:number-columns-repeated="47"/>
        </table:table-row>
        <table:table-row table:style-name="ro1">
          <table:table-cell table:style-name="ce28" office:value-type="string" calcext:value-type="string" table:number-columns-spanned="1" table:number-rows-spanned="3">
            <text:p>B2Y2</text:p>
          </table:table-cell>
          <table:table-cell table:style-name="ce29" office:value-type="float" office:value="121.252237086667" calcext:value-type="float">
            <text:p>121.252237086667</text:p>
          </table:table-cell>
          <table:table-cell table:style-name="ce29" office:value-type="float" office:value="122.319565217391" calcext:value-type="float">
            <text:p>122.319565217391</text:p>
          </table:table-cell>
          <table:table-cell table:style-name="ce29" table:formula="of:=([.C48]+[.B48])/2" office:value-type="float" office:value="121.785901152029" calcext:value-type="float">
            <text:p>121.785901152029</text:p>
          </table:table-cell>
          <table:table-cell table:style-name="ce29" office:value-type="float" office:value="123.02391231" calcext:value-type="float">
            <text:p>123.02391231</text:p>
          </table:table-cell>
          <table:table-cell table:formula="of:=[.B49]-[.B48]" office:value-type="float" office:value="-122.489172967" calcext:value-type="float">
            <text:p>-122.489172967</text:p>
          </table:table-cell>
          <table:table-cell table:formula="of:=[.C49]-[.C48]" office:value-type="float" office:value="-124.268478260869" calcext:value-type="float">
            <text:p>-124.268478260869</text:p>
          </table:table-cell>
          <table:table-cell table:formula="of:=[.D49]-[.D48]" office:value-type="float" office:value="-123.378825613935" calcext:value-type="float">
            <text:p>-123.378825613935</text:p>
          </table:table-cell>
          <table:table-cell table:formula="of:=[.E49]-[.E48]" office:value-type="float" office:value="-123.02391231" calcext:value-type="float">
            <text:p>-123.02391231</text:p>
          </table:table-cell>
          <table:table-cell table:style-name="ce29" table:formula="of:=[.F48]-[.F51]" office:value-type="float" office:value="0.421382253499658" calcext:value-type="float">
            <text:p>0.421382253499658</text:p>
          </table:table-cell>
          <table:table-cell table:style-name="ce29" table:formula="of:=[.G48]-[.G51]" office:value-type="float" office:value="0.63630434782624" calcext:value-type="float">
            <text:p>0.63630434782624</text:p>
          </table:table-cell>
          <table:table-cell table:style-name="ce29" table:formula="of:=[.H48]-[.H51]" office:value-type="float" office:value="0.528843300663198" calcext:value-type="float">
            <text:p>0.528843300663198</text:p>
          </table:table-cell>
          <table:table-cell table:style-name="ce29" table:formula="of:=[.I48]-[.I51]" office:value-type="float" office:value="0.000000000500008923154383" calcext:value-type="float">
            <text:p>5.00008923154383E-10</text:p>
          </table:table-cell>
          <table:table-cell table:formula="of:=[.I48]+[.J48]" office:value-type="float" office:value="-122.6025300565" calcext:value-type="float">
            <text:p>-122.6025300565</text:p>
          </table:table-cell>
          <table:table-cell table:formula="of:=[.I48]+[.K48]" office:value-type="float" office:value="-122.387607962174" calcext:value-type="float">
            <text:p>-122.387607962174</text:p>
          </table:table-cell>
          <table:table-cell table:formula="of:=[.I48]+[.L48]" office:value-type="float" office:value="-122.495069009337" calcext:value-type="float">
            <text:p>-122.495069009337</text:p>
          </table:table-cell>
          <table:table-cell table:formula="of:=[.I48]+[.M48]" office:value-type="float" office:value="-123.0239123095" calcext:value-type="float">
            <text:p>-123.0239123095</text:p>
          </table:table-cell>
          <table:table-cell table:style-name="ce29" table:formula="of:=[.R49]-[.N48]" office:value-type="float" office:value="121.365594176167" calcext:value-type="float">
            <text:p>121.365594176167</text:p>
          </table:table-cell>
          <table:table-cell table:style-name="ce29" table:formula="of:=[.S49]-[.O48]" office:value-type="float" office:value="120.438694918696" calcext:value-type="float">
            <text:p>120.438694918696</text:p>
          </table:table-cell>
          <table:table-cell table:style-name="ce29" table:formula="of:=[.T49]-[.P48]" office:value-type="float" office:value="120.902144547431" calcext:value-type="float">
            <text:p>120.902144547431</text:p>
          </table:table-cell>
          <table:table-cell table:style-name="ce29" table:formula="of:=[.U49]-[.Q48]" office:value-type="float" office:value="123.0239123095" calcext:value-type="float">
            <text:p>123.0239123095</text:p>
          </table:table-cell>
          <table:table-cell table:style-name="ce29" table:number-columns-repeated="43"/>
        </table:table-row>
        <table:table-row table:style-name="ro1">
          <table:covered-table-cell table:style-name="ce86"/>
          <table:table-cell table:style-name="ce29" office:value-type="float" office:value="-1.23693588033333" calcext:value-type="float">
            <text:p>-1.23693588033333</text:p>
          </table:table-cell>
          <table:table-cell table:style-name="ce29" office:value-type="float" office:value="-1.94891304347826" calcext:value-type="float">
            <text:p>-1.94891304347826</text:p>
          </table:table-cell>
          <table:table-cell table:style-name="ce29" table:formula="of:=([.C49]+[.B49])/2" office:value-type="float" office:value="-1.5929244619058" calcext:value-type="float">
            <text:p>-1.5929244619058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4"/>
          <table:table-cell table:style-name="ce29" table:number-columns-repeated="4"/>
          <table:table-cell table:number-columns-repeated="4"/>
          <table:table-cell table:style-name="ce29" table:formula="of:=[.B49]" office:value-type="float" office:value="-1.23693588033333" calcext:value-type="float">
            <text:p>-1.23693588033333</text:p>
          </table:table-cell>
          <table:table-cell table:style-name="ce29" table:formula="of:=[.C49]" office:value-type="float" office:value="-1.94891304347826" calcext:value-type="float">
            <text:p>-1.94891304347826</text:p>
          </table:table-cell>
          <table:table-cell table:style-name="ce29" table:formula="of:=[.D49]" office:value-type="float" office:value="-1.5929244619058" calcext:value-type="float">
            <text:p>-1.5929244619058</text:p>
          </table:table-cell>
          <table:table-cell table:style-name="ce29" table:formula="of:=[.E49]" office:value-type="float" office:value="0" calcext:value-type="float">
            <text:p>0</text:p>
          </table:table-cell>
          <table:table-cell table:style-name="ce29" table:number-columns-repeated="43"/>
        </table:table-row>
        <table:table-row table:style-name="ro1">
          <table:covered-table-cell table:style-name="ce86"/>
          <table:table-cell table:style-name="ce29" office:value-type="float" office:value="-124.568873354333" calcext:value-type="float">
            <text:p>-124.568873354333</text:p>
          </table:table-cell>
          <table:table-cell table:style-name="ce29" office:value-type="float" office:value="-127.49" calcext:value-type="float">
            <text:p>-127.49</text:p>
          </table:table-cell>
          <table:table-cell table:style-name="ce29" table:formula="of:=([.C50]+[.B50])/2" office:value-type="float" office:value="-126.029436677167" calcext:value-type="float">
            <text:p>-126.029436677167</text:p>
          </table:table-cell>
          <table:table-cell table:style-name="ce29" office:value-type="float" office:value="-123.023912311" calcext:value-type="float">
            <text:p>-123.023912311</text:p>
          </table:table-cell>
          <table:table-cell table:formula="of:=[.B50]-[.B49]" office:value-type="float" office:value="-123.331937474" calcext:value-type="float">
            <text:p>-123.331937474</text:p>
          </table:table-cell>
          <table:table-cell table:formula="of:=[.C50]-[.C49]" office:value-type="float" office:value="-125.541086956522" calcext:value-type="float">
            <text:p>-125.541086956522</text:p>
          </table:table-cell>
          <table:table-cell table:formula="of:=[.D50]-[.D49]" office:value-type="float" office:value="-124.436512215261" calcext:value-type="float">
            <text:p>-124.436512215261</text:p>
          </table:table-cell>
          <table:table-cell table:formula="of:=[.E50]-[.E49]" office:value-type="float" office:value="-123.023912311" calcext:value-type="float">
            <text:p>-123.023912311</text:p>
          </table:table-cell>
          <table:table-cell table:style-name="ce29" table:formula="of:=[.F50]-[.F51]" office:value-type="float" office:value="-0.421382253499672" calcext:value-type="float">
            <text:p>-0.421382253499672</text:p>
          </table:table-cell>
          <table:table-cell table:style-name="ce29" table:formula="of:=[.G50]-[.G51]" office:value-type="float" office:value="-0.63630434782624" calcext:value-type="float">
            <text:p>-0.63630434782624</text:p>
          </table:table-cell>
          <table:table-cell table:style-name="ce29" table:formula="of:=[.H50]-[.H51]" office:value-type="float" office:value="-0.528843300663212" calcext:value-type="float">
            <text:p>-0.528843300663212</text:p>
          </table:table-cell>
          <table:table-cell table:style-name="ce29" table:formula="of:=[.I50]-[.I51]" office:value-type="float" office:value="-0.000000000499994712299667" calcext:value-type="float">
            <text:p>-4.99994712299667E-10</text:p>
          </table:table-cell>
          <table:table-cell table:formula="of:=[.I50]+[.J50]" office:value-type="float" office:value="-123.4452945645" calcext:value-type="float">
            <text:p>-123.4452945645</text:p>
          </table:table-cell>
          <table:table-cell table:formula="of:=[.I50]+[.K50]" office:value-type="float" office:value="-123.660216658826" calcext:value-type="float">
            <text:p>-123.660216658826</text:p>
          </table:table-cell>
          <table:table-cell table:formula="of:=[.I50]+[.L50]" office:value-type="float" office:value="-123.552755611663" calcext:value-type="float">
            <text:p>-123.552755611663</text:p>
          </table:table-cell>
          <table:table-cell table:formula="of:=[.I50]+[.M50]" office:value-type="float" office:value="-123.0239123115" calcext:value-type="float">
            <text:p>-123.0239123115</text:p>
          </table:table-cell>
          <table:table-cell table:style-name="ce29" table:formula="of:=[.R49]+[.N50]" office:value-type="float" office:value="-124.682230444833" calcext:value-type="float">
            <text:p>-124.682230444833</text:p>
          </table:table-cell>
          <table:table-cell table:style-name="ce29" table:formula="of:=[.S49]+[.O50]" office:value-type="float" office:value="-125.609129702305" calcext:value-type="float">
            <text:p>-125.609129702305</text:p>
          </table:table-cell>
          <table:table-cell table:style-name="ce29" table:formula="of:=[.T49]+[.P50]" office:value-type="float" office:value="-125.145680073569" calcext:value-type="float">
            <text:p>-125.145680073569</text:p>
          </table:table-cell>
          <table:table-cell table:style-name="ce29" table:formula="of:=[.U49]+[.Q50]" office:value-type="float" office:value="-123.0239123115" calcext:value-type="float">
            <text:p>-123.0239123115</text:p>
          </table:table-cell>
          <table:table-cell table:style-name="ce29" table:number-columns-repeated="43"/>
        </table:table-row>
        <table:table-row table:style-name="ro1">
          <table:table-cell table:style-name="ce29" table:number-columns-repeated="5"/>
          <table:table-cell table:formula="of:=([.F48]+[.F50])/2" office:value-type="float" office:value="-122.9105552205" calcext:value-type="float">
            <text:p>-122.9105552205</text:p>
          </table:table-cell>
          <table:table-cell table:formula="of:=([.G48]+[.G50])/2" office:value-type="float" office:value="-124.904782608696" calcext:value-type="float">
            <text:p>-124.904782608696</text:p>
          </table:table-cell>
          <table:table-cell table:formula="of:=([.H48]+[.H50])/2" office:value-type="float" office:value="-123.907668914598" calcext:value-type="float">
            <text:p>-123.907668914598</text:p>
          </table:table-cell>
          <table:table-cell table:formula="of:=([.I48]+[.I50])/2" office:value-type="float" office:value="-123.0239123105" calcext:value-type="float">
            <text:p>-123.0239123105</text:p>
          </table:table-cell>
          <table:table-cell table:style-name="ce29" table:number-columns-repeated="4"/>
          <table:table-cell table:number-columns-repeated="4"/>
          <table:table-cell table:style-name="ce29" table:number-columns-repeated="47"/>
        </table:table-row>
        <table:table-row table:style-name="ro1">
          <table:table-cell table:style-name="ce30" office:value-type="string" calcext:value-type="string" table:number-columns-spanned="1" table:number-rows-spanned="3">
            <text:p>B2Y3</text:p>
          </table:table-cell>
          <table:table-cell table:style-name="ce31" office:value-type="float" office:value="122.166355981" calcext:value-type="float">
            <text:p>122.166355981</text:p>
          </table:table-cell>
          <table:table-cell table:style-name="ce31" office:value-type="float" office:value="123.343333333333" calcext:value-type="float">
            <text:p>123.343333333333</text:p>
          </table:table-cell>
          <table:table-cell table:style-name="ce31" table:formula="of:=([.C52]+[.B52])/2" office:value-type="float" office:value="122.754844657167" calcext:value-type="float">
            <text:p>122.754844657167</text:p>
          </table:table-cell>
          <table:table-cell table:style-name="ce31" office:value-type="float" office:value="123.023912311" calcext:value-type="float">
            <text:p>123.023912311</text:p>
          </table:table-cell>
          <table:table-cell table:formula="of:=[.B53]-[.B52]" office:value-type="float" office:value="-123.629075807667" calcext:value-type="float">
            <text:p>-123.629075807667</text:p>
          </table:table-cell>
          <table:table-cell table:formula="of:=[.C53]-[.C52]" office:value-type="float" office:value="-124.497777777777" calcext:value-type="float">
            <text:p>-124.497777777777</text:p>
          </table:table-cell>
          <table:table-cell table:formula="of:=[.D53]-[.D52]" office:value-type="float" office:value="-124.063426792723" calcext:value-type="float">
            <text:p>-124.063426792723</text:p>
          </table:table-cell>
          <table:table-cell table:formula="of:=[.E53]-[.E52]" office:value-type="float" office:value="-123.023912311" calcext:value-type="float">
            <text:p>-123.023912311</text:p>
          </table:table-cell>
          <table:table-cell table:style-name="ce31" table:formula="of:=[.F52]-[.F55]" office:value-type="float" office:value="-0.448904834333177" calcext:value-type="float">
            <text:p>-0.448904834333177</text:p>
          </table:table-cell>
          <table:table-cell table:style-name="ce31" table:formula="of:=[.G52]-[.G55]" office:value-type="float" office:value="0.581111111111085" calcext:value-type="float">
            <text:p>0.581111111111085</text:p>
          </table:table-cell>
          <table:table-cell table:style-name="ce31" table:formula="of:=[.H52]-[.H55]" office:value-type="float" office:value="0.0661031383889537" calcext:value-type="float">
            <text:p>0.066103138388954</text:p>
          </table:table-cell>
          <table:table-cell table:style-name="ce31" table:formula="of:=[.I52]-[.I55]" office:value-type="float" office:value="0" calcext:value-type="float">
            <text:p>0</text:p>
          </table:table-cell>
          <table:table-cell table:formula="of:=[.I52]+[.J52]" office:value-type="float" office:value="-123.472817145333" calcext:value-type="float">
            <text:p>-123.472817145333</text:p>
          </table:table-cell>
          <table:table-cell table:formula="of:=[.I52]+[.K52]" office:value-type="float" office:value="-122.442801199889" calcext:value-type="float">
            <text:p>-122.442801199889</text:p>
          </table:table-cell>
          <table:table-cell table:formula="of:=[.I52]+[.L52]" office:value-type="float" office:value="-122.957809172611" calcext:value-type="float">
            <text:p>-122.957809172611</text:p>
          </table:table-cell>
          <table:table-cell table:formula="of:=[.I52]+[.M52]" office:value-type="float" office:value="-123.023912311" calcext:value-type="float">
            <text:p>-123.023912311</text:p>
          </table:table-cell>
          <table:table-cell table:style-name="ce31" table:formula="of:=[.R53]-[.N52]" office:value-type="float" office:value="122.010097318667" calcext:value-type="float">
            <text:p>122.010097318667</text:p>
          </table:table-cell>
          <table:table-cell table:style-name="ce31" table:formula="of:=[.S53]-[.O52]" office:value-type="float" office:value="121.288356755445" calcext:value-type="float">
            <text:p>121.288356755445</text:p>
          </table:table-cell>
          <table:table-cell table:style-name="ce31" table:formula="of:=[.T53]-[.P52]" office:value-type="float" office:value="121.649227037056" calcext:value-type="float">
            <text:p>121.649227037056</text:p>
          </table:table-cell>
          <table:table-cell table:style-name="ce31" table:formula="of:=[.U53]-[.Q52]" office:value-type="float" office:value="123.023912311" calcext:value-type="float">
            <text:p>123.023912311</text:p>
          </table:table-cell>
          <table:table-cell table:style-name="ce31" table:number-columns-repeated="43"/>
        </table:table-row>
        <table:table-row table:style-name="ro1">
          <table:covered-table-cell table:style-name="ce89"/>
          <table:table-cell table:style-name="ce31" office:value-type="float" office:value="-1.46271982666669" calcext:value-type="float">
            <text:p>-1.46271982666669</text:p>
          </table:table-cell>
          <table:table-cell table:style-name="ce31" office:value-type="float" office:value="-1.15444444444442" calcext:value-type="float">
            <text:p>-1.15444444444442</text:p>
          </table:table-cell>
          <table:table-cell table:style-name="ce31" table:formula="of:=([.C53]+[.B53])/2" office:value-type="float" office:value="-1.30858213555556" calcext:value-type="float">
            <text:p>-1.30858213555556</text:p>
          </table:table-cell>
          <table:table-cell table:style-name="ce31" office:value-type="float" office:value="-0.0000000000000277555756156" calcext:value-type="float">
            <text:p>-2.77555756156E-14</text:p>
          </table:table-cell>
          <table:table-cell table:number-columns-repeated="4"/>
          <table:table-cell table:style-name="ce31" table:number-columns-repeated="4"/>
          <table:table-cell table:number-columns-repeated="4"/>
          <table:table-cell table:style-name="ce31" table:formula="of:=[.B53]" office:value-type="float" office:value="-1.46271982666669" calcext:value-type="float">
            <text:p>-1.46271982666669</text:p>
          </table:table-cell>
          <table:table-cell table:style-name="ce31" table:formula="of:=[.C53]" office:value-type="float" office:value="-1.15444444444442" calcext:value-type="float">
            <text:p>-1.15444444444442</text:p>
          </table:table-cell>
          <table:table-cell table:style-name="ce31" table:formula="of:=[.D53]" office:value-type="float" office:value="-1.30858213555556" calcext:value-type="float">
            <text:p>-1.30858213555556</text:p>
          </table:table-cell>
          <table:table-cell table:style-name="ce31" table:formula="of:=[.E53]" office:value-type="float" office:value="-0.0000000000000277555756156" calcext:value-type="float">
            <text:p>-2.77555756156E-14</text:p>
          </table:table-cell>
          <table:table-cell table:style-name="ce31" table:number-columns-repeated="43"/>
        </table:table-row>
        <table:table-row table:style-name="ro1">
          <table:covered-table-cell table:style-name="ce89"/>
          <table:table-cell table:style-name="ce31" office:value-type="float" office:value="-124.193985965667" calcext:value-type="float">
            <text:p>-124.193985965667</text:p>
          </table:table-cell>
          <table:table-cell table:style-name="ce31" office:value-type="float" office:value="-126.814444444444" calcext:value-type="float">
            <text:p>-126.814444444444</text:p>
          </table:table-cell>
          <table:table-cell table:style-name="ce31" table:formula="of:=([.C54]+[.B54])/2" office:value-type="float" office:value="-125.504215205056" calcext:value-type="float">
            <text:p>-125.504215205056</text:p>
          </table:table-cell>
          <table:table-cell table:style-name="ce31" office:value-type="float" office:value="-123.023912311" calcext:value-type="float">
            <text:p>-123.023912311</text:p>
          </table:table-cell>
          <table:table-cell table:formula="of:=[.B54]-[.B53]" office:value-type="float" office:value="-122.731266139" calcext:value-type="float">
            <text:p>-122.731266139</text:p>
          </table:table-cell>
          <table:table-cell table:formula="of:=[.C54]-[.C53]" office:value-type="float" office:value="-125.66" calcext:value-type="float">
            <text:p>-125.66</text:p>
          </table:table-cell>
          <table:table-cell table:formula="of:=[.D54]-[.D53]" office:value-type="float" office:value="-124.1956330695" calcext:value-type="float">
            <text:p>-124.1956330695</text:p>
          </table:table-cell>
          <table:table-cell table:formula="of:=[.E54]-[.E53]" office:value-type="float" office:value="-123.023912311" calcext:value-type="float">
            <text:p>-123.023912311</text:p>
          </table:table-cell>
          <table:table-cell table:style-name="ce31" table:formula="of:=[.F54]-[.F55]" office:value-type="float" office:value="0.448904834333192" calcext:value-type="float">
            <text:p>0.448904834333192</text:p>
          </table:table-cell>
          <table:table-cell table:style-name="ce31" table:formula="of:=[.G54]-[.G55]" office:value-type="float" office:value="-0.581111111111071" calcext:value-type="float">
            <text:p>-0.581111111111071</text:p>
          </table:table-cell>
          <table:table-cell table:style-name="ce31" table:formula="of:=[.H54]-[.H55]" office:value-type="float" office:value="-0.0661031383889394" calcext:value-type="float">
            <text:p>-0.066103138388939</text:p>
          </table:table-cell>
          <table:table-cell table:style-name="ce31" table:formula="of:=[.I54]-[.I55]" office:value-type="float" office:value="0" calcext:value-type="float">
            <text:p>0</text:p>
          </table:table-cell>
          <table:table-cell table:formula="of:=[.I54]+[.J54]" office:value-type="float" office:value="-122.575007476667" calcext:value-type="float">
            <text:p>-122.575007476667</text:p>
          </table:table-cell>
          <table:table-cell table:formula="of:=[.I54]+[.K54]" office:value-type="float" office:value="-123.605023422111" calcext:value-type="float">
            <text:p>-123.605023422111</text:p>
          </table:table-cell>
          <table:table-cell table:formula="of:=[.I54]+[.L54]" office:value-type="float" office:value="-123.090015449389" calcext:value-type="float">
            <text:p>-123.090015449389</text:p>
          </table:table-cell>
          <table:table-cell table:formula="of:=[.I54]+[.M54]" office:value-type="float" office:value="-123.023912311" calcext:value-type="float">
            <text:p>-123.023912311</text:p>
          </table:table-cell>
          <table:table-cell table:style-name="ce31" table:formula="of:=[.R53]+[.N54]" office:value-type="float" office:value="-124.037727303333" calcext:value-type="float">
            <text:p>-124.037727303333</text:p>
          </table:table-cell>
          <table:table-cell table:style-name="ce31" table:formula="of:=[.S53]+[.O54]" office:value-type="float" office:value="-124.759467866555" calcext:value-type="float">
            <text:p>-124.759467866555</text:p>
          </table:table-cell>
          <table:table-cell table:style-name="ce31" table:formula="of:=[.T53]+[.P54]" office:value-type="float" office:value="-124.398597584944" calcext:value-type="float">
            <text:p>-124.398597584944</text:p>
          </table:table-cell>
          <table:table-cell table:style-name="ce31" table:formula="of:=[.U53]+[.Q54]" office:value-type="float" office:value="-123.023912311" calcext:value-type="float">
            <text:p>-123.023912311</text:p>
          </table:table-cell>
          <table:table-cell table:style-name="ce31" table:number-columns-repeated="43"/>
        </table:table-row>
        <table:table-row table:style-name="ro1">
          <table:table-cell table:style-name="ce31" table:number-columns-repeated="5"/>
          <table:table-cell table:formula="of:=([.F52]+[.F54])/2" office:value-type="float" office:value="-123.180170973334" calcext:value-type="float">
            <text:p>-123.180170973334</text:p>
          </table:table-cell>
          <table:table-cell table:formula="of:=([.G52]+[.G54])/2" office:value-type="float" office:value="-125.078888888889" calcext:value-type="float">
            <text:p>-125.078888888889</text:p>
          </table:table-cell>
          <table:table-cell table:formula="of:=([.H52]+[.H54])/2" office:value-type="float" office:value="-124.129529931112" calcext:value-type="float">
            <text:p>-124.129529931112</text:p>
          </table:table-cell>
          <table:table-cell table:formula="of:=([.I52]+[.I54])/2" office:value-type="float" office:value="-123.023912311" calcext:value-type="float">
            <text:p>-123.023912311</text:p>
          </table:table-cell>
          <table:table-cell table:style-name="ce31" table:number-columns-repeated="4"/>
          <table:table-cell table:number-columns-repeated="4"/>
          <table:table-cell table:style-name="ce31" table:number-columns-repeated="47"/>
        </table:table-row>
        <table:table-row table:style-name="ro1">
          <table:table-cell table:style-name="ce32" office:value-type="string" calcext:value-type="string" table:number-columns-spanned="1" table:number-rows-spanned="3">
            <text:p>B2Y4</text:p>
          </table:table-cell>
          <table:table-cell table:style-name="ce33" office:value-type="float" office:value="122.000446221" calcext:value-type="float">
            <text:p>122.000446221</text:p>
          </table:table-cell>
          <table:table-cell table:style-name="ce33" office:value-type="float" office:value="125.314444444444" calcext:value-type="float">
            <text:p>125.314444444444</text:p>
          </table:table-cell>
          <table:table-cell table:style-name="ce33" table:formula="of:=([.C56]+[.B56])/2" office:value-type="float" office:value="123.657445332722" calcext:value-type="float">
            <text:p>123.657445332722</text:p>
          </table:table-cell>
          <table:table-cell table:style-name="ce33" office:value-type="float" office:value="123.023912311" calcext:value-type="float">
            <text:p>123.023912311</text:p>
          </table:table-cell>
          <table:table-cell table:style-name="ce33" table:formula="of:=[.B57]-[.B56]" office:value-type="float" office:value="-122.95296688975" calcext:value-type="float">
            <text:p>-122.95296688975</text:p>
          </table:table-cell>
          <table:table-cell table:style-name="ce33" table:formula="of:=[.C57]-[.C56]" office:value-type="float" office:value="-124.478574879227" calcext:value-type="float">
            <text:p>-124.478574879227</text:p>
          </table:table-cell>
          <table:table-cell table:style-name="ce33" table:formula="of:=[.D57]-[.D56]" office:value-type="float" office:value="-123.715770884488" calcext:value-type="float">
            <text:p>-123.715770884488</text:p>
          </table:table-cell>
          <table:table-cell table:style-name="ce33" table:formula="of:=[.E57]-[.E56]" office:value-type="float" office:value="-123.023912311" calcext:value-type="float">
            <text:p>-123.023912311</text:p>
          </table:table-cell>
          <table:table-cell table:style-name="ce33" table:formula="of:=[.F56]-[.F59]" office:value-type="float" office:value="0.720026275750001" calcext:value-type="float">
            <text:p>0.720026275750001</text:p>
          </table:table-cell>
          <table:table-cell table:style-name="ce33" table:formula="of:=[.G56]-[.G59]" office:value-type="float" office:value="0.935030321718884" calcext:value-type="float">
            <text:p>0.935030321718884</text:p>
          </table:table-cell>
          <table:table-cell table:style-name="ce33" table:formula="of:=[.H56]-[.H59]" office:value-type="float" office:value="0.827528298734691" calcext:value-type="float">
            <text:p>0.827528298734691</text:p>
          </table:table-cell>
          <table:table-cell table:style-name="ce33" table:formula="of:=[.I56]-[.I59]" office:value-type="float" office:value="-0.000000000499994712299667" calcext:value-type="float">
            <text:p>-4.99994712299667E-10</text:p>
          </table:table-cell>
          <table:table-cell table:formula="of:=[.I56]+[.J56]" office:value-type="float" office:value="-122.30388603525" calcext:value-type="float">
            <text:p>-122.30388603525</text:p>
          </table:table-cell>
          <table:table-cell table:formula="of:=[.I56]+[.K56]" office:value-type="float" office:value="-122.088881989281" calcext:value-type="float">
            <text:p>-122.088881989281</text:p>
          </table:table-cell>
          <table:table-cell table:formula="of:=[.I56]+[.L56]" office:value-type="float" office:value="-122.196384012265" calcext:value-type="float">
            <text:p>-122.196384012265</text:p>
          </table:table-cell>
          <table:table-cell table:formula="of:=[.I56]+[.M56]" office:value-type="float" office:value="-123.0239123115" calcext:value-type="float">
            <text:p>-123.0239123115</text:p>
          </table:table-cell>
          <table:table-cell table:style-name="ce33" table:formula="of:=[.R57]-[.N56]" office:value-type="float" office:value="121.3513653665" calcext:value-type="float">
            <text:p>121.3513653665</text:p>
          </table:table-cell>
          <table:table-cell table:style-name="ce33" table:formula="of:=[.S57]-[.O56]" office:value-type="float" office:value="122.924751554499" calcext:value-type="float">
            <text:p>122.924751554499</text:p>
          </table:table-cell>
          <table:table-cell table:style-name="ce33" table:formula="of:=[.T57]-[.P56]" office:value-type="float" office:value="122.138058460499" calcext:value-type="float">
            <text:p>122.138058460499</text:p>
          </table:table-cell>
          <table:table-cell table:style-name="ce33" table:formula="of:=[.U57]-[.Q56]" office:value-type="float" office:value="123.0239123115" calcext:value-type="float">
            <text:p>123.0239123115</text:p>
          </table:table-cell>
          <table:table-cell table:style-name="ce33" table:number-columns-repeated="43"/>
        </table:table-row>
        <table:table-row table:style-name="ro1">
          <table:covered-table-cell table:style-name="ce92"/>
          <table:table-cell table:style-name="ce33" office:value-type="float" office:value="-0.952520668749997" calcext:value-type="float">
            <text:p>-0.952520668749997</text:p>
          </table:table-cell>
          <table:table-cell table:style-name="ce33" office:value-type="float" office:value="0.835869565217377" calcext:value-type="float">
            <text:p>0.835869565217377</text:p>
          </table:table-cell>
          <table:table-cell table:style-name="ce33" table:formula="of:=([.C57]+[.B57])/2" office:value-type="float" office:value="-0.05832555176631" calcext:value-type="float">
            <text:p>-0.05832555176631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8"/>
          <table:table-cell table:number-columns-repeated="4"/>
          <table:table-cell table:style-name="ce33" table:formula="of:=[.B57]" office:value-type="float" office:value="-0.952520668749997" calcext:value-type="float">
            <text:p>-0.952520668749997</text:p>
          </table:table-cell>
          <table:table-cell table:style-name="ce33" table:formula="of:=[.C57]" office:value-type="float" office:value="0.835869565217377" calcext:value-type="float">
            <text:p>0.835869565217377</text:p>
          </table:table-cell>
          <table:table-cell table:style-name="ce33" table:formula="of:=[.D57]" office:value-type="float" office:value="-0.05832555176631" calcext:value-type="float">
            <text:p>-0.05832555176631</text:p>
          </table:table-cell>
          <table:table-cell table:style-name="ce33" table:formula="of:=[.E57]" office:value-type="float" office:value="0" calcext:value-type="float">
            <text:p>0</text:p>
          </table:table-cell>
          <table:table-cell table:style-name="ce33" table:number-columns-repeated="43"/>
        </table:table-row>
        <table:table-row table:style-name="ro1">
          <table:covered-table-cell table:style-name="ce92"/>
          <table:table-cell table:style-name="ce33" office:value-type="float" office:value="-125.34554011" calcext:value-type="float">
            <text:p>-125.34554011</text:p>
          </table:table-cell>
          <table:table-cell table:style-name="ce33" office:value-type="float" office:value="-125.512765957447" calcext:value-type="float">
            <text:p>-125.512765957447</text:p>
          </table:table-cell>
          <table:table-cell table:style-name="ce33" table:formula="of:=([.C58]+[.B58])/2" office:value-type="float" office:value="-125.429153033724" calcext:value-type="float">
            <text:p>-125.429153033724</text:p>
          </table:table-cell>
          <table:table-cell table:style-name="ce33" office:value-type="float" office:value="-123.02391231" calcext:value-type="float">
            <text:p>-123.02391231</text:p>
          </table:table-cell>
          <table:table-cell table:style-name="ce33" table:formula="of:=[.B58]-[.B57]" office:value-type="float" office:value="-124.39301944125" calcext:value-type="float">
            <text:p>-124.39301944125</text:p>
          </table:table-cell>
          <table:table-cell table:style-name="ce33" table:formula="of:=[.C58]-[.C57]" office:value-type="float" office:value="-126.348635522664" calcext:value-type="float">
            <text:p>-126.348635522664</text:p>
          </table:table-cell>
          <table:table-cell table:style-name="ce33" table:formula="of:=[.D58]-[.D57]" office:value-type="float" office:value="-125.370827481958" calcext:value-type="float">
            <text:p>-125.370827481958</text:p>
          </table:table-cell>
          <table:table-cell table:style-name="ce33" table:formula="of:=[.E58]-[.E57]" office:value-type="float" office:value="-123.02391231" calcext:value-type="float">
            <text:p>-123.02391231</text:p>
          </table:table-cell>
          <table:table-cell table:style-name="ce33" table:formula="of:=[.F58]-[.F59]" office:value-type="float" office:value="-0.720026275750001" calcext:value-type="float">
            <text:p>-0.720026275750001</text:p>
          </table:table-cell>
          <table:table-cell table:style-name="ce33" table:formula="of:=[.G58]-[.G59]" office:value-type="float" office:value="-0.93503032171887" calcext:value-type="float">
            <text:p>-0.93503032171887</text:p>
          </table:table-cell>
          <table:table-cell table:style-name="ce33" table:formula="of:=[.H58]-[.H59]" office:value-type="float" office:value="-0.827528298734677" calcext:value-type="float">
            <text:p>-0.827528298734677</text:p>
          </table:table-cell>
          <table:table-cell table:style-name="ce33" table:formula="of:=[.I58]-[.I59]" office:value-type="float" office:value="0.000000000500008923154383" calcext:value-type="float">
            <text:p>5.00008923154383E-10</text:p>
          </table:table-cell>
          <table:table-cell table:formula="of:=[.I58]+[.J58]" office:value-type="float" office:value="-123.74393858575" calcext:value-type="float">
            <text:p>-123.74393858575</text:p>
          </table:table-cell>
          <table:table-cell table:formula="of:=[.I58]+[.K58]" office:value-type="float" office:value="-123.958942631719" calcext:value-type="float">
            <text:p>-123.958942631719</text:p>
          </table:table-cell>
          <table:table-cell table:formula="of:=[.I58]+[.L58]" office:value-type="float" office:value="-123.851440608735" calcext:value-type="float">
            <text:p>-123.851440608735</text:p>
          </table:table-cell>
          <table:table-cell table:formula="of:=[.I58]+[.M58]" office:value-type="float" office:value="-123.0239123095" calcext:value-type="float">
            <text:p>-123.0239123095</text:p>
          </table:table-cell>
          <table:table-cell table:style-name="ce33" table:formula="of:=[.R57]+[.N58]" office:value-type="float" office:value="-124.6964592545" calcext:value-type="float">
            <text:p>-124.6964592545</text:p>
          </table:table-cell>
          <table:table-cell table:style-name="ce33" table:formula="of:=[.S57]+[.O58]" office:value-type="float" office:value="-123.123073066502" calcext:value-type="float">
            <text:p>-123.123073066502</text:p>
          </table:table-cell>
          <table:table-cell table:style-name="ce33" table:formula="of:=[.T57]+[.P58]" office:value-type="float" office:value="-123.909766160501" calcext:value-type="float">
            <text:p>-123.909766160501</text:p>
          </table:table-cell>
          <table:table-cell table:style-name="ce33" table:formula="of:=[.U57]+[.Q58]" office:value-type="float" office:value="-123.0239123095" calcext:value-type="float">
            <text:p>-123.0239123095</text:p>
          </table:table-cell>
          <table:table-cell table:style-name="ce33" table:number-columns-repeated="43"/>
        </table:table-row>
        <table:table-row table:style-name="ro1">
          <table:table-cell table:style-name="ce33" table:number-columns-repeated="5"/>
          <table:table-cell table:style-name="ce33" table:formula="of:=([.F56]+[.F58])/2" office:value-type="float" office:value="-123.6729931655" calcext:value-type="float">
            <text:p>-123.6729931655</text:p>
          </table:table-cell>
          <table:table-cell table:style-name="ce33" table:formula="of:=([.G56]+[.G58])/2" office:value-type="float" office:value="-125.413605200946" calcext:value-type="float">
            <text:p>-125.413605200946</text:p>
          </table:table-cell>
          <table:table-cell table:style-name="ce33" table:formula="of:=([.H56]+[.H58])/2" office:value-type="float" office:value="-124.543299183223" calcext:value-type="float">
            <text:p>-124.543299183223</text:p>
          </table:table-cell>
          <table:table-cell table:style-name="ce33" table:formula="of:=([.I56]+[.I58])/2" office:value-type="float" office:value="-123.0239123105" calcext:value-type="float">
            <text:p>-123.0239123105</text:p>
          </table:table-cell>
          <table:table-cell table:style-name="ce33" table:number-columns-repeated="4"/>
          <table:table-cell table:number-columns-repeated="4"/>
          <table:table-cell table:style-name="ce33" table:number-columns-repeated="47"/>
        </table:table-row>
        <table:table-row table:style-name="ro1">
          <table:table-cell table:style-name="ce34" office:value-type="string" calcext:value-type="string" table:number-columns-spanned="1" table:number-rows-spanned="3">
            <text:p>B2Y5</text:p>
          </table:table-cell>
          <table:table-cell table:style-name="ce35" office:value-type="float" office:value="122.264687176667" calcext:value-type="float">
            <text:p>122.264687176667</text:p>
          </table:table-cell>
          <table:table-cell table:style-name="ce35" office:value-type="float" office:value="126.978260869565" calcext:value-type="float">
            <text:p>126.978260869565</text:p>
          </table:table-cell>
          <table:table-cell table:style-name="ce35" table:formula="of:=([.C60]+[.B60])/2" office:value-type="float" office:value="124.621474023116" calcext:value-type="float">
            <text:p>124.621474023116</text:p>
          </table:table-cell>
          <table:table-cell table:style-name="ce35" office:value-type="float" office:value="123.02391231" calcext:value-type="float">
            <text:p>123.02391231</text:p>
          </table:table-cell>
          <table:table-cell table:style-name="ce35" table:formula="of:=[.B61]-[.B60]" office:value-type="float" office:value="-124.02778762" calcext:value-type="float">
            <text:p>-124.02778762</text:p>
          </table:table-cell>
          <table:table-cell table:style-name="ce35" table:formula="of:=[.C61]-[.C60]" office:value-type="float" office:value="-124.822826086956" calcext:value-type="float">
            <text:p>-124.822826086956</text:p>
          </table:table-cell>
          <table:table-cell table:style-name="ce35" table:formula="of:=[.D61]-[.D60]" office:value-type="float" office:value="-124.425306853478" calcext:value-type="float">
            <text:p>-124.425306853478</text:p>
          </table:table-cell>
          <table:table-cell table:style-name="ce35" table:formula="of:=[.E61]-[.E60]" office:value-type="float" office:value="-123.02391231" calcext:value-type="float">
            <text:p>-123.02391231</text:p>
          </table:table-cell>
          <table:table-cell table:style-name="ce35" table:formula="of:=[.F60]-[.F63]" office:value-type="float" office:value="-0.533917811041832" calcext:value-type="float">
            <text:p>-0.533917811041832</text:p>
          </table:table-cell>
          <table:table-cell table:style-name="ce35" table:formula="of:=[.G60]-[.G63]" office:value-type="float" office:value="0.363043478261133" calcext:value-type="float">
            <text:p>0.363043478261133</text:p>
          </table:table-cell>
          <table:table-cell table:style-name="ce35" table:formula="of:=[.H60]-[.H63]" office:value-type="float" office:value="-0.0854371663903351" calcext:value-type="float">
            <text:p>-0.085437166390335</text:p>
          </table:table-cell>
          <table:table-cell table:style-name="ce35" table:formula="of:=[.I60]-[.I63]" office:value-type="float" office:value="-0.00000744999999824358" calcext:value-type="float">
            <text:p>-7.44999999824358E-06</text:p>
          </table:table-cell>
          <table:table-cell table:formula="of:=[.I60]+[.J60]" office:value-type="float" office:value="-123.557830121042" calcext:value-type="float">
            <text:p>-123.557830121042</text:p>
          </table:table-cell>
          <table:table-cell table:formula="of:=[.I60]+[.K60]" office:value-type="float" office:value="-122.660868831739" calcext:value-type="float">
            <text:p>-122.660868831739</text:p>
          </table:table-cell>
          <table:table-cell table:formula="of:=[.I60]+[.L60]" office:value-type="float" office:value="-123.10934947639" calcext:value-type="float">
            <text:p>-123.10934947639</text:p>
          </table:table-cell>
          <table:table-cell table:formula="of:=[.I60]+[.M60]" office:value-type="float" office:value="-123.02391976" calcext:value-type="float">
            <text:p>-123.02391976</text:p>
          </table:table-cell>
          <table:table-cell table:style-name="ce35" table:formula="of:=[.R61]-[.N60]" office:value-type="float" office:value="121.794729677709" calcext:value-type="float">
            <text:p>121.794729677709</text:p>
          </table:table-cell>
          <table:table-cell table:style-name="ce35" table:formula="of:=[.S61]-[.O60]" office:value-type="float" office:value="124.816303614348" calcext:value-type="float">
            <text:p>124.816303614348</text:p>
          </table:table-cell>
          <table:table-cell table:style-name="ce35" table:formula="of:=[.T61]-[.P60]" office:value-type="float" office:value="123.305516646028" calcext:value-type="float">
            <text:p>123.305516646028</text:p>
          </table:table-cell>
          <table:table-cell table:style-name="ce35" table:formula="of:=[.U61]-[.Q60]" office:value-type="float" office:value="123.02391976" calcext:value-type="float">
            <text:p>123.02391976</text:p>
          </table:table-cell>
          <table:table-cell table:style-name="ce35" table:number-columns-repeated="43"/>
        </table:table-row>
        <table:table-row table:style-name="ro1">
          <table:covered-table-cell table:style-name="ce95"/>
          <table:table-cell table:style-name="ce35" office:value-type="float" office:value="-1.76310044333333" calcext:value-type="float">
            <text:p>-1.76310044333333</text:p>
          </table:table-cell>
          <table:table-cell table:style-name="ce35" office:value-type="float" office:value="2.15543478260864" calcext:value-type="float">
            <text:p>2.15543478260864</text:p>
          </table:table-cell>
          <table:table-cell table:style-name="ce35" table:formula="of:=([.C61]+[.B61])/2" office:value-type="float" office:value="0.196167169637655" calcext:value-type="float">
            <text:p>0.196167169637655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number-columns-repeated="8"/>
          <table:table-cell table:number-columns-repeated="4"/>
          <table:table-cell table:style-name="ce35" table:formula="of:=[.B61]" office:value-type="float" office:value="-1.76310044333333" calcext:value-type="float">
            <text:p>-1.76310044333333</text:p>
          </table:table-cell>
          <table:table-cell table:style-name="ce35" table:formula="of:=[.C61]" office:value-type="float" office:value="2.15543478260864" calcext:value-type="float">
            <text:p>2.15543478260864</text:p>
          </table:table-cell>
          <table:table-cell table:style-name="ce35" table:formula="of:=[.D61]" office:value-type="float" office:value="0.196167169637655" calcext:value-type="float">
            <text:p>0.196167169637655</text:p>
          </table:table-cell>
          <table:table-cell table:style-name="ce35" table:formula="of:=[.E61]" office:value-type="float" office:value="0" calcext:value-type="float">
            <text:p>0</text:p>
          </table:table-cell>
          <table:table-cell table:style-name="ce35" table:number-columns-repeated="43"/>
        </table:table-row>
        <table:table-row table:style-name="ro1">
          <table:covered-table-cell table:style-name="ce95"/>
          <table:table-cell table:style-name="ce35" office:value-type="float" office:value="-124.72305244125" calcext:value-type="float">
            <text:p>-124.72305244125</text:p>
          </table:table-cell>
          <table:table-cell table:style-name="ce35" office:value-type="float" office:value="-123.39347826087" calcext:value-type="float">
            <text:p>-123.39347826087</text:p>
          </table:table-cell>
          <table:table-cell table:style-name="ce35" table:formula="of:=([.C62]+[.B62])/2" office:value-type="float" office:value="-124.05826535106" calcext:value-type="float">
            <text:p>-124.05826535106</text:p>
          </table:table-cell>
          <table:table-cell table:style-name="ce35" office:value-type="float" office:value="-123.02389741" calcext:value-type="float">
            <text:p>-123.02389741</text:p>
          </table:table-cell>
          <table:table-cell table:style-name="ce35" table:formula="of:=[.B62]-[.B61]" office:value-type="float" office:value="-122.959951997917" calcext:value-type="float">
            <text:p>-122.959951997917</text:p>
          </table:table-cell>
          <table:table-cell table:style-name="ce35" table:formula="of:=[.C62]-[.C61]" office:value-type="float" office:value="-125.548913043479" calcext:value-type="float">
            <text:p>-125.548913043479</text:p>
          </table:table-cell>
          <table:table-cell table:style-name="ce35" table:formula="of:=[.D62]-[.D61]" office:value-type="float" office:value="-124.254432520698" calcext:value-type="float">
            <text:p>-124.254432520698</text:p>
          </table:table-cell>
          <table:table-cell table:style-name="ce35" table:formula="of:=[.E62]-[.E61]" office:value-type="float" office:value="-123.02389741" calcext:value-type="float">
            <text:p>-123.02389741</text:p>
          </table:table-cell>
          <table:table-cell table:style-name="ce35" table:formula="of:=[.F62]-[.F63]" office:value-type="float" office:value="0.533917811041817" calcext:value-type="float">
            <text:p>0.533917811041817</text:p>
          </table:table-cell>
          <table:table-cell table:style-name="ce35" table:formula="of:=[.G62]-[.G63]" office:value-type="float" office:value="-0.363043478261133" calcext:value-type="float">
            <text:p>-0.363043478261133</text:p>
          </table:table-cell>
          <table:table-cell table:style-name="ce35" table:formula="of:=[.H62]-[.H63]" office:value-type="float" office:value="0.0854371663903351" calcext:value-type="float">
            <text:p>0.085437166390335</text:p>
          </table:table-cell>
          <table:table-cell table:style-name="ce35" table:formula="of:=[.I62]-[.I63]" office:value-type="float" office:value="0.00000744999999824358" calcext:value-type="float">
            <text:p>7.44999999824358E-06</text:p>
          </table:table-cell>
          <table:table-cell table:formula="of:=[.I62]+[.J62]" office:value-type="float" office:value="-122.489979598958" calcext:value-type="float">
            <text:p>-122.489979598958</text:p>
          </table:table-cell>
          <table:table-cell table:formula="of:=[.I62]+[.K62]" office:value-type="float" office:value="-123.386940888261" calcext:value-type="float">
            <text:p>-123.386940888261</text:p>
          </table:table-cell>
          <table:table-cell table:formula="of:=[.I62]+[.L62]" office:value-type="float" office:value="-122.93846024361" calcext:value-type="float">
            <text:p>-122.93846024361</text:p>
          </table:table-cell>
          <table:table-cell table:formula="of:=[.I62]+[.M62]" office:value-type="float" office:value="-123.02388996" calcext:value-type="float">
            <text:p>-123.02388996</text:p>
          </table:table-cell>
          <table:table-cell table:style-name="ce35" table:formula="of:=[.R61]+[.N62]" office:value-type="float" office:value="-124.253080042292" calcext:value-type="float">
            <text:p>-124.253080042292</text:p>
          </table:table-cell>
          <table:table-cell table:style-name="ce35" table:formula="of:=[.S61]+[.O62]" office:value-type="float" office:value="-121.231506105653" calcext:value-type="float">
            <text:p>-121.231506105653</text:p>
          </table:table-cell>
          <table:table-cell table:style-name="ce35" table:formula="of:=[.T61]+[.P62]" office:value-type="float" office:value="-122.742293073972" calcext:value-type="float">
            <text:p>-122.742293073972</text:p>
          </table:table-cell>
          <table:table-cell table:style-name="ce35" table:formula="of:=[.U61]+[.Q62]" office:value-type="float" office:value="-123.02388996" calcext:value-type="float">
            <text:p>-123.02388996</text:p>
          </table:table-cell>
          <table:table-cell table:style-name="ce35" table:number-columns-repeated="43"/>
        </table:table-row>
        <table:table-row table:style-name="ro1">
          <table:table-cell table:style-name="ce35" table:number-columns-repeated="5"/>
          <table:table-cell table:style-name="ce35" table:formula="of:=([.F60]+[.F62])/2" office:value-type="float" office:value="-123.493869808959" calcext:value-type="float">
            <text:p>-123.493869808959</text:p>
          </table:table-cell>
          <table:table-cell table:style-name="ce35" table:formula="of:=([.G60]+[.G62])/2" office:value-type="float" office:value="-125.185869565218" calcext:value-type="float">
            <text:p>-125.185869565218</text:p>
          </table:table-cell>
          <table:table-cell table:style-name="ce35" table:formula="of:=([.H60]+[.H62])/2" office:value-type="float" office:value="-124.339869687088" calcext:value-type="float">
            <text:p>-124.339869687088</text:p>
          </table:table-cell>
          <table:table-cell table:style-name="ce35" table:formula="of:=([.I60]+[.I62])/2" office:value-type="float" office:value="-123.02390486" calcext:value-type="float">
            <text:p>-123.02390486</text:p>
          </table:table-cell>
          <table:table-cell table:style-name="ce35" table:number-columns-repeated="4"/>
          <table:table-cell table:number-columns-repeated="4"/>
          <table:table-cell table:style-name="ce35" table:number-columns-repeated="47"/>
        </table:table-row>
        <table:table-row table:style-name="ro1">
          <table:table-cell table:style-name="ce36" office:value-type="string" calcext:value-type="string" table:number-columns-spanned="1" table:number-rows-spanned="3">
            <text:p>B2X1</text:p>
          </table:table-cell>
          <table:table-cell table:style-name="ce37" office:value-type="float" office:value="127.851487123333" calcext:value-type="float">
            <text:p>127.851487123333</text:p>
          </table:table-cell>
          <table:table-cell table:style-name="ce37" office:value-type="float" office:value="126.27" calcext:value-type="float">
            <text:p>126.27</text:p>
          </table:table-cell>
          <table:table-cell table:style-name="ce37" table:formula="of:=([.C64]+[.B64])/2" office:value-type="float" office:value="127.060743561667" calcext:value-type="float">
            <text:p>127.060743561667</text:p>
          </table:table-cell>
          <table:table-cell table:style-name="ce37" office:value-type="float" office:value="123.02389741" calcext:value-type="float">
            <text:p>123.02389741</text:p>
          </table:table-cell>
          <table:table-cell table:style-name="ce37" table:formula="of:=[.B65]-[.B64]" office:value-type="float" office:value="-127.647374239271" calcext:value-type="float">
            <text:p>-127.647374239271</text:p>
          </table:table-cell>
          <table:table-cell table:style-name="ce37" table:formula="of:=[.C65]-[.C64]" office:value-type="float" office:value="-128.397173913043" calcext:value-type="float">
            <text:p>-128.397173913043</text:p>
          </table:table-cell>
          <table:table-cell table:style-name="ce37" table:formula="of:=[.D65]-[.D64]" office:value-type="float" office:value="-128.022274076158" calcext:value-type="float">
            <text:p>-128.022274076158</text:p>
          </table:table-cell>
          <table:table-cell table:style-name="ce37" table:formula="of:=[.E65]-[.E64]" office:value-type="float" office:value="-123.02389741" calcext:value-type="float">
            <text:p>-123.02389741</text:p>
          </table:table-cell>
          <table:table-cell table:style-name="ce37" table:formula="of:=[.F64]-[.F67]" office:value-type="float" office:value="-1.3509094347705" calcext:value-type="float">
            <text:p>-1.3509094347705</text:p>
          </table:table-cell>
          <table:table-cell table:style-name="ce37" table:formula="of:=[.G64]-[.G67]" office:value-type="float" office:value="-0.979565217391453" calcext:value-type="float">
            <text:p>-0.979565217391453</text:p>
          </table:table-cell>
          <table:table-cell table:style-name="ce37" table:formula="of:=[.H64]-[.H67]" office:value-type="float" office:value="-1.16523732608098" calcext:value-type="float">
            <text:p>-1.16523732608098</text:p>
          </table:table-cell>
          <table:table-cell table:style-name="ce37" table:formula="of:=[.I64]-[.I67]" office:value-type="float" office:value="0.00000744999999824358" calcext:value-type="float">
            <text:p>7.44999999824358E-06</text:p>
          </table:table-cell>
          <table:table-cell table:formula="of:=[.I64]+[.J64]" office:value-type="float" office:value="-124.374806844771" calcext:value-type="float">
            <text:p>-124.374806844771</text:p>
          </table:table-cell>
          <table:table-cell table:formula="of:=[.I64]+[.K64]" office:value-type="float" office:value="-124.003462627391" calcext:value-type="float">
            <text:p>-124.003462627391</text:p>
          </table:table-cell>
          <table:table-cell table:formula="of:=[.I64]+[.L64]" office:value-type="float" office:value="-124.189134736081" calcext:value-type="float">
            <text:p>-124.189134736081</text:p>
          </table:table-cell>
          <table:table-cell table:formula="of:=[.I64]+[.M64]" office:value-type="float" office:value="-123.02388996" calcext:value-type="float">
            <text:p>-123.02388996</text:p>
          </table:table-cell>
          <table:table-cell table:style-name="ce37" table:formula="of:=[.R65]-[.N64]" office:value-type="float" office:value="124.578919728833" calcext:value-type="float">
            <text:p>124.578919728833</text:p>
          </table:table-cell>
          <table:table-cell table:style-name="ce37" table:formula="of:=[.S65]-[.O64]" office:value-type="float" office:value="121.876288714348" calcext:value-type="float">
            <text:p>121.876288714348</text:p>
          </table:table-cell>
          <table:table-cell table:style-name="ce37" table:formula="of:=[.T65]-[.P64]" office:value-type="float" office:value="123.227604221591" calcext:value-type="float">
            <text:p>123.227604221591</text:p>
          </table:table-cell>
          <table:table-cell table:style-name="ce37" table:formula="of:=[.U65]-[.Q64]" office:value-type="float" office:value="123.02388996" calcext:value-type="float">
            <text:p>123.02388996</text:p>
          </table:table-cell>
          <table:table-cell table:style-name="ce37" table:number-columns-repeated="43"/>
        </table:table-row>
        <table:table-row table:style-name="ro1">
          <table:covered-table-cell table:style-name="ce98"/>
          <table:table-cell table:style-name="ce37" office:value-type="float" office:value="0.204112884062498" calcext:value-type="float">
            <text:p>0.204112884062498</text:p>
          </table:table-cell>
          <table:table-cell table:style-name="ce37" office:value-type="float" office:value="-2.12717391304346" calcext:value-type="float">
            <text:p>-2.12717391304346</text:p>
          </table:table-cell>
          <table:table-cell table:style-name="ce37" table:formula="of:=([.C65]+[.B65])/2" office:value-type="float" office:value="-0.961530514490481" calcext:value-type="float">
            <text:p>-0.961530514490481</text:p>
          </table:table-cell>
          <table:table-cell table:style-name="ce37" office:value-type="float" office:value="0" calcext:value-type="float">
            <text:p>0</text:p>
          </table:table-cell>
          <table:table-cell table:style-name="ce37" table:number-columns-repeated="8"/>
          <table:table-cell table:number-columns-repeated="4"/>
          <table:table-cell table:style-name="ce37" table:formula="of:=[.B65]" office:value-type="float" office:value="0.204112884062498" calcext:value-type="float">
            <text:p>0.204112884062498</text:p>
          </table:table-cell>
          <table:table-cell table:style-name="ce37" table:formula="of:=[.C65]" office:value-type="float" office:value="-2.12717391304346" calcext:value-type="float">
            <text:p>-2.12717391304346</text:p>
          </table:table-cell>
          <table:table-cell table:style-name="ce37" table:formula="of:=[.D65]" office:value-type="float" office:value="-0.961530514490481" calcext:value-type="float">
            <text:p>-0.961530514490481</text:p>
          </table:table-cell>
          <table:table-cell table:style-name="ce37" table:formula="of:=[.E65]" office:value-type="float" office:value="0" calcext:value-type="float">
            <text:p>0</text:p>
          </table:table-cell>
          <table:table-cell table:style-name="ce37" table:number-columns-repeated="43"/>
        </table:table-row>
        <table:table-row table:style-name="ro1">
          <table:covered-table-cell table:style-name="ce98"/>
          <table:table-cell table:style-name="ce37" office:value-type="float" office:value="-124.741442485667" calcext:value-type="float">
            <text:p>-124.741442485667</text:p>
          </table:table-cell>
          <table:table-cell table:style-name="ce37" office:value-type="float" office:value="-128.565217391304" calcext:value-type="float">
            <text:p>-128.565217391304</text:p>
          </table:table-cell>
          <table:table-cell table:style-name="ce37" table:formula="of:=([.C66]+[.B66])/2" office:value-type="float" office:value="-126.653329938486" calcext:value-type="float">
            <text:p>-126.653329938486</text:p>
          </table:table-cell>
          <table:table-cell table:style-name="ce37" office:value-type="float" office:value="-123.02391231" calcext:value-type="float">
            <text:p>-123.02391231</text:p>
          </table:table-cell>
          <table:table-cell table:style-name="ce37" table:formula="of:=[.B66]-[.B65]" office:value-type="float" office:value="-124.945555369729" calcext:value-type="float">
            <text:p>-124.945555369729</text:p>
          </table:table-cell>
          <table:table-cell table:style-name="ce37" table:formula="of:=[.C66]-[.C65]" office:value-type="float" office:value="-126.438043478261" calcext:value-type="float">
            <text:p>-126.438043478261</text:p>
          </table:table-cell>
          <table:table-cell table:style-name="ce37" table:formula="of:=[.D66]-[.D65]" office:value-type="float" office:value="-125.691799423996" calcext:value-type="float">
            <text:p>-125.691799423996</text:p>
          </table:table-cell>
          <table:table-cell table:style-name="ce37" table:formula="of:=[.E66]-[.E65]" office:value-type="float" office:value="-123.02391231" calcext:value-type="float">
            <text:p>-123.02391231</text:p>
          </table:table-cell>
          <table:table-cell table:style-name="ce37" table:formula="of:=[.F66]-[.F67]" office:value-type="float" office:value="1.35090943477051" calcext:value-type="float">
            <text:p>1.35090943477051</text:p>
          </table:table-cell>
          <table:table-cell table:style-name="ce37" table:formula="of:=[.G66]-[.G67]" office:value-type="float" office:value="0.979565217391453" calcext:value-type="float">
            <text:p>0.979565217391453</text:p>
          </table:table-cell>
          <table:table-cell table:style-name="ce37" table:formula="of:=[.H66]-[.H67]" office:value-type="float" office:value="1.16523732608098" calcext:value-type="float">
            <text:p>1.16523732608098</text:p>
          </table:table-cell>
          <table:table-cell table:style-name="ce37" table:formula="of:=[.I66]-[.I67]" office:value-type="float" office:value="-0.00000744999999824358" calcext:value-type="float">
            <text:p>-7.44999999824358E-06</text:p>
          </table:table-cell>
          <table:table-cell table:formula="of:=[.I66]+[.J66]" office:value-type="float" office:value="-121.673002875229" calcext:value-type="float">
            <text:p>-121.673002875229</text:p>
          </table:table-cell>
          <table:table-cell table:formula="of:=[.I66]+[.K66]" office:value-type="float" office:value="-122.044347092609" calcext:value-type="float">
            <text:p>-122.044347092609</text:p>
          </table:table-cell>
          <table:table-cell table:formula="of:=[.I66]+[.L66]" office:value-type="float" office:value="-121.858674983919" calcext:value-type="float">
            <text:p>-121.858674983919</text:p>
          </table:table-cell>
          <table:table-cell table:formula="of:=[.I66]+[.M66]" office:value-type="float" office:value="-123.02391976" calcext:value-type="float">
            <text:p>-123.02391976</text:p>
          </table:table-cell>
          <table:table-cell table:style-name="ce37" table:formula="of:=[.R65]+[.N66]" office:value-type="float" office:value="-121.468889991167" calcext:value-type="float">
            <text:p>-121.468889991167</text:p>
          </table:table-cell>
          <table:table-cell table:style-name="ce37" table:formula="of:=[.S65]+[.O66]" office:value-type="float" office:value="-124.171521005652" calcext:value-type="float">
            <text:p>-124.171521005652</text:p>
          </table:table-cell>
          <table:table-cell table:style-name="ce37" table:formula="of:=[.T65]+[.P66]" office:value-type="float" office:value="-122.820205498409" calcext:value-type="float">
            <text:p>-122.820205498409</text:p>
          </table:table-cell>
          <table:table-cell table:style-name="ce37" table:formula="of:=[.U65]+[.Q66]" office:value-type="float" office:value="-123.02391976" calcext:value-type="float">
            <text:p>-123.02391976</text:p>
          </table:table-cell>
          <table:table-cell table:style-name="ce37" table:number-columns-repeated="43"/>
        </table:table-row>
        <table:table-row table:style-name="ro1">
          <table:table-cell table:style-name="ce37" table:number-columns-repeated="5"/>
          <table:table-cell table:style-name="ce37" table:formula="of:=([.F64]+[.F66])/2" office:value-type="float" office:value="-126.2964648045" calcext:value-type="float">
            <text:p>-126.2964648045</text:p>
          </table:table-cell>
          <table:table-cell table:style-name="ce37" table:formula="of:=([.G64]+[.G66])/2" office:value-type="float" office:value="-127.417608695652" calcext:value-type="float">
            <text:p>-127.417608695652</text:p>
          </table:table-cell>
          <table:table-cell table:style-name="ce37" table:formula="of:=([.H64]+[.H66])/2" office:value-type="float" office:value="-126.857036750077" calcext:value-type="float">
            <text:p>-126.857036750077</text:p>
          </table:table-cell>
          <table:table-cell table:style-name="ce37" table:formula="of:=([.I64]+[.I66])/2" office:value-type="float" office:value="-123.02390486" calcext:value-type="float">
            <text:p>-123.02390486</text:p>
          </table:table-cell>
          <table:table-cell table:style-name="ce37" table:number-columns-repeated="4"/>
          <table:table-cell table:number-columns-repeated="4"/>
          <table:table-cell table:style-name="ce37" table:number-columns-repeated="47"/>
        </table:table-row>
        <table:table-row table:style-name="ro1">
          <table:table-cell table:style-name="ce38" office:value-type="string" calcext:value-type="string" table:number-columns-spanned="1" table:number-rows-spanned="3">
            <text:p>B2X2</text:p>
          </table:table-cell>
          <table:table-cell table:style-name="ce39" office:value-type="float" office:value="123.59056421625" calcext:value-type="float">
            <text:p>123.59056421625</text:p>
          </table:table-cell>
          <table:table-cell table:style-name="ce39" office:value-type="float" office:value="121.772826086957" calcext:value-type="float">
            <text:p>121.772826086957</text:p>
          </table:table-cell>
          <table:table-cell table:style-name="ce39" table:formula="of:=([.C68]+[.B68])/2" office:value-type="float" office:value="122.681695151604" calcext:value-type="float">
            <text:p>122.681695151604</text:p>
          </table:table-cell>
          <table:table-cell table:style-name="ce39" office:value-type="float" office:value="123.02391231" calcext:value-type="float">
            <text:p>123.02391231</text:p>
          </table:table-cell>
          <table:table-cell table:style-name="ce39" table:formula="of:=[.B69]-[.B68]" office:value-type="float" office:value="-124.850452379583" calcext:value-type="float">
            <text:p>-124.850452379583</text:p>
          </table:table-cell>
          <table:table-cell table:style-name="ce39" table:formula="of:=[.C69]-[.C68]" office:value-type="float" office:value="-125.78695652174" calcext:value-type="float">
            <text:p>-125.78695652174</text:p>
          </table:table-cell>
          <table:table-cell table:style-name="ce39" table:formula="of:=[.D69]-[.D68]" office:value-type="float" office:value="-125.318704450662" calcext:value-type="float">
            <text:p>-125.318704450662</text:p>
          </table:table-cell>
          <table:table-cell table:style-name="ce39" table:formula="of:=[.E69]-[.E68]" office:value-type="float" office:value="-123.02391231" calcext:value-type="float">
            <text:p>-123.02391231</text:p>
          </table:table-cell>
          <table:table-cell table:style-name="ce39" table:formula="of:=[.F68]-[.F71]" office:value-type="float" office:value="-1.27213400929183" calcext:value-type="float">
            <text:p>-1.27213400929183</text:p>
          </table:table-cell>
          <table:table-cell table:style-name="ce39" table:formula="of:=[.G68]-[.G71]" office:value-type="float" office:value="-0.22776570048309" calcext:value-type="float">
            <text:p>-0.22776570048309</text:p>
          </table:table-cell>
          <table:table-cell table:style-name="ce39" table:formula="of:=[.H68]-[.H71]" office:value-type="float" office:value="-0.749949854887475" calcext:value-type="float">
            <text:p>-0.749949854887475</text:p>
          </table:table-cell>
          <table:table-cell table:style-name="ce39" table:formula="of:=[.I68]-[.I71]" office:value-type="float" office:value="0.000000000500008923154383" calcext:value-type="float">
            <text:p>5.00008923154383E-10</text:p>
          </table:table-cell>
          <table:table-cell table:formula="of:=[.I68]+[.J68]" office:value-type="float" office:value="-124.296046319292" calcext:value-type="float">
            <text:p>-124.296046319292</text:p>
          </table:table-cell>
          <table:table-cell table:formula="of:=[.I68]+[.K68]" office:value-type="float" office:value="-123.251678010483" calcext:value-type="float">
            <text:p>-123.251678010483</text:p>
          </table:table-cell>
          <table:table-cell table:formula="of:=[.I68]+[.L68]" office:value-type="float" office:value="-123.773862164887" calcext:value-type="float">
            <text:p>-123.773862164887</text:p>
          </table:table-cell>
          <table:table-cell table:formula="of:=[.I68]+[.M68]" office:value-type="float" office:value="-123.0239123095" calcext:value-type="float">
            <text:p>-123.0239123095</text:p>
          </table:table-cell>
          <table:table-cell table:style-name="ce39" table:formula="of:=[.R69]-[.N68]" office:value-type="float" office:value="123.036158155959" calcext:value-type="float">
            <text:p>123.036158155959</text:p>
          </table:table-cell>
          <table:table-cell table:style-name="ce39" table:formula="of:=[.S69]-[.O68]" office:value-type="float" office:value="119.237547575701" calcext:value-type="float">
            <text:p>119.237547575701</text:p>
          </table:table-cell>
          <table:table-cell table:style-name="ce39" table:formula="of:=[.T69]-[.P68]" office:value-type="float" office:value="121.13685286583" calcext:value-type="float">
            <text:p>121.13685286583</text:p>
          </table:table-cell>
          <table:table-cell table:style-name="ce39" table:formula="of:=[.U69]-[.Q68]" office:value-type="float" office:value="123.0239123095" calcext:value-type="float">
            <text:p>123.0239123095</text:p>
          </table:table-cell>
          <table:table-cell table:style-name="ce39" table:number-columns-repeated="43"/>
        </table:table-row>
        <table:table-row table:style-name="ro1">
          <table:covered-table-cell table:style-name="ce101"/>
          <table:table-cell table:style-name="ce39" office:value-type="float" office:value="-1.25988816333333" calcext:value-type="float">
            <text:p>-1.25988816333333</text:p>
          </table:table-cell>
          <table:table-cell table:style-name="ce39" office:value-type="float" office:value="-4.01413043478259" calcext:value-type="float">
            <text:p>-4.01413043478259</text:p>
          </table:table-cell>
          <table:table-cell table:style-name="ce39" table:formula="of:=([.C69]+[.B69])/2" office:value-type="float" office:value="-2.63700929905796" calcext:value-type="float">
            <text:p>-2.63700929905796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number-columns-repeated="8"/>
          <table:table-cell table:number-columns-repeated="4"/>
          <table:table-cell table:style-name="ce39" table:formula="of:=[.B69]" office:value-type="float" office:value="-1.25988816333333" calcext:value-type="float">
            <text:p>-1.25988816333333</text:p>
          </table:table-cell>
          <table:table-cell table:style-name="ce39" table:formula="of:=[.C69]" office:value-type="float" office:value="-4.01413043478259" calcext:value-type="float">
            <text:p>-4.01413043478259</text:p>
          </table:table-cell>
          <table:table-cell table:style-name="ce39" table:formula="of:=[.D69]" office:value-type="float" office:value="-2.63700929905796" calcext:value-type="float">
            <text:p>-2.63700929905796</text:p>
          </table:table-cell>
          <table:table-cell table:style-name="ce39" table:formula="of:=[.E69]" office:value-type="float" office:value="0" calcext:value-type="float">
            <text:p>0</text:p>
          </table:table-cell>
          <table:table-cell table:style-name="ce39" table:number-columns-repeated="43"/>
        </table:table-row>
        <table:table-row table:style-name="ro1">
          <table:covered-table-cell table:style-name="ce101"/>
          <table:table-cell table:style-name="ce39" office:value-type="float" office:value="-123.566072524333" calcext:value-type="float">
            <text:p>-123.566072524333</text:p>
          </table:table-cell>
          <table:table-cell table:style-name="ce39" office:value-type="float" office:value="-129.345555555556" calcext:value-type="float">
            <text:p>-129.345555555556</text:p>
          </table:table-cell>
          <table:table-cell table:style-name="ce39" table:formula="of:=([.C70]+[.B70])/2" office:value-type="float" office:value="-126.455814039945" calcext:value-type="float">
            <text:p>-126.455814039945</text:p>
          </table:table-cell>
          <table:table-cell table:style-name="ce39" office:value-type="float" office:value="-123.023912311" calcext:value-type="float">
            <text:p>-123.023912311</text:p>
          </table:table-cell>
          <table:table-cell table:style-name="ce39" table:formula="of:=[.B70]-[.B69]" office:value-type="float" office:value="-122.306184361" calcext:value-type="float">
            <text:p>-122.306184361</text:p>
          </table:table-cell>
          <table:table-cell table:style-name="ce39" table:formula="of:=[.C70]-[.C69]" office:value-type="float" office:value="-125.331425120773" calcext:value-type="float">
            <text:p>-125.331425120773</text:p>
          </table:table-cell>
          <table:table-cell table:style-name="ce39" table:formula="of:=[.D70]-[.D69]" office:value-type="float" office:value="-123.818804740887" calcext:value-type="float">
            <text:p>-123.818804740887</text:p>
          </table:table-cell>
          <table:table-cell table:style-name="ce39" table:formula="of:=[.E70]-[.E69]" office:value-type="float" office:value="-123.023912311" calcext:value-type="float">
            <text:p>-123.023912311</text:p>
          </table:table-cell>
          <table:table-cell table:style-name="ce39" table:formula="of:=[.F70]-[.F71]" office:value-type="float" office:value="1.27213400929183" calcext:value-type="float">
            <text:p>1.27213400929183</text:p>
          </table:table-cell>
          <table:table-cell table:style-name="ce39" table:formula="of:=[.G70]-[.G71]" office:value-type="float" office:value="0.22776570048309" calcext:value-type="float">
            <text:p>0.22776570048309</text:p>
          </table:table-cell>
          <table:table-cell table:style-name="ce39" table:formula="of:=[.H70]-[.H71]" office:value-type="float" office:value="0.749949854887461" calcext:value-type="float">
            <text:p>0.749949854887461</text:p>
          </table:table-cell>
          <table:table-cell table:style-name="ce39" table:formula="of:=[.I70]-[.I71]" office:value-type="float" office:value="-0.000000000499994712299667" calcext:value-type="float">
            <text:p>-4.99994712299667E-10</text:p>
          </table:table-cell>
          <table:table-cell table:formula="of:=[.I70]+[.J70]" office:value-type="float" office:value="-121.751778301708" calcext:value-type="float">
            <text:p>-121.751778301708</text:p>
          </table:table-cell>
          <table:table-cell table:formula="of:=[.I70]+[.K70]" office:value-type="float" office:value="-122.796146610517" calcext:value-type="float">
            <text:p>-122.796146610517</text:p>
          </table:table-cell>
          <table:table-cell table:formula="of:=[.I70]+[.L70]" office:value-type="float" office:value="-122.273962456113" calcext:value-type="float">
            <text:p>-122.273962456113</text:p>
          </table:table-cell>
          <table:table-cell table:formula="of:=[.I70]+[.M70]" office:value-type="float" office:value="-123.0239123115" calcext:value-type="float">
            <text:p>-123.0239123115</text:p>
          </table:table-cell>
          <table:table-cell table:style-name="ce39" table:formula="of:=[.R69]+[.N70]" office:value-type="float" office:value="-123.011666465042" calcext:value-type="float">
            <text:p>-123.011666465042</text:p>
          </table:table-cell>
          <table:table-cell table:style-name="ce39" table:formula="of:=[.S69]+[.O70]" office:value-type="float" office:value="-126.8102770453" calcext:value-type="float">
            <text:p>-126.8102770453</text:p>
          </table:table-cell>
          <table:table-cell table:style-name="ce39" table:formula="of:=[.T69]+[.P70]" office:value-type="float" office:value="-124.910971755171" calcext:value-type="float">
            <text:p>-124.910971755171</text:p>
          </table:table-cell>
          <table:table-cell table:style-name="ce39" table:formula="of:=[.U69]+[.Q70]" office:value-type="float" office:value="-123.0239123115" calcext:value-type="float">
            <text:p>-123.0239123115</text:p>
          </table:table-cell>
          <table:table-cell table:style-name="ce39" table:number-columns-repeated="43"/>
        </table:table-row>
        <table:table-row table:style-name="ro1">
          <table:table-cell table:style-name="ce39" table:number-columns-repeated="5"/>
          <table:table-cell table:style-name="ce39" table:formula="of:=([.F68]+[.F70])/2" office:value-type="float" office:value="-123.578318370292" calcext:value-type="float">
            <text:p>-123.578318370292</text:p>
          </table:table-cell>
          <table:table-cell table:style-name="ce39" table:formula="of:=([.G68]+[.G70])/2" office:value-type="float" office:value="-125.559190821256" calcext:value-type="float">
            <text:p>-125.559190821256</text:p>
          </table:table-cell>
          <table:table-cell table:style-name="ce39" table:formula="of:=([.H68]+[.H70])/2" office:value-type="float" office:value="-124.568754595775" calcext:value-type="float">
            <text:p>-124.568754595775</text:p>
          </table:table-cell>
          <table:table-cell table:style-name="ce39" table:formula="of:=([.I68]+[.I70])/2" office:value-type="float" office:value="-123.0239123105" calcext:value-type="float">
            <text:p>-123.0239123105</text:p>
          </table:table-cell>
          <table:table-cell table:style-name="ce39" table:number-columns-repeated="4"/>
          <table:table-cell table:number-columns-repeated="4"/>
          <table:table-cell table:style-name="ce39" table:number-columns-repeated="47"/>
        </table:table-row>
        <table:table-row table:style-name="ro1">
          <table:table-cell table:style-name="ce24" office:value-type="string" calcext:value-type="string" table:number-columns-spanned="1" table:number-rows-spanned="3">
            <text:p>B2X3</text:p>
          </table:table-cell>
          <table:table-cell table:style-name="ce25" office:value-type="float" office:value="124.241549420867" calcext:value-type="float">
            <text:p>124.241549420867</text:p>
          </table:table-cell>
          <table:table-cell table:style-name="ce25" office:value-type="float" office:value="121.625555555556" calcext:value-type="float">
            <text:p>121.625555555556</text:p>
          </table:table-cell>
          <table:table-cell table:style-name="ce25" table:formula="of:=([.C72]+[.B72])/2" office:value-type="float" office:value="122.933552488212" calcext:value-type="float">
            <text:p>122.933552488212</text:p>
          </table:table-cell>
          <table:table-cell table:style-name="ce25" office:value-type="float" office:value="123.023912311" calcext:value-type="float">
            <text:p>123.023912311</text:p>
          </table:table-cell>
          <table:table-cell table:formula="of:=[.B73]-[.B72]" office:value-type="float" office:value="-123.350594087534" calcext:value-type="float">
            <text:p>-123.350594087534</text:p>
          </table:table-cell>
          <table:table-cell table:formula="of:=[.C73]-[.C72]" office:value-type="float" office:value="-125.028816425121" calcext:value-type="float">
            <text:p>-125.028816425121</text:p>
          </table:table-cell>
          <table:table-cell table:formula="of:=[.D73]-[.D72]" office:value-type="float" office:value="-124.189705256328" calcext:value-type="float">
            <text:p>-124.189705256328</text:p>
          </table:table-cell>
          <table:table-cell table:formula="of:=[.E73]-[.E72]" office:value-type="float" office:value="-123.023912311" calcext:value-type="float">
            <text:p>-123.023912311</text:p>
          </table:table-cell>
          <table:table-cell table:style-name="ce25" table:formula="of:=[.F72]-[.F75]" office:value-type="float" office:value="0.504726878399808" calcext:value-type="float">
            <text:p>0.504726878399808</text:p>
          </table:table-cell>
          <table:table-cell table:style-name="ce25" table:formula="of:=[.G72]-[.G75]" office:value-type="float" office:value="0.713852657004793" calcext:value-type="float">
            <text:p>0.713852657004793</text:p>
          </table:table-cell>
          <table:table-cell table:style-name="ce25" table:formula="of:=[.H72]-[.H75]" office:value-type="float" office:value="0.609289767702052" calcext:value-type="float">
            <text:p>0.609289767702052</text:p>
          </table:table-cell>
          <table:table-cell table:style-name="ce25" table:formula="of:=[.I72]-[.I75]" office:value-type="float" office:value="0" calcext:value-type="float">
            <text:p>0</text:p>
          </table:table-cell>
          <table:table-cell table:formula="of:=[.I72]+[.J72]" office:value-type="float" office:value="-122.5191854326" calcext:value-type="float">
            <text:p>-122.5191854326</text:p>
          </table:table-cell>
          <table:table-cell table:formula="of:=[.I72]+[.K72]" office:value-type="float" office:value="-122.310059653995" calcext:value-type="float">
            <text:p>-122.310059653995</text:p>
          </table:table-cell>
          <table:table-cell table:formula="of:=[.I72]+[.L72]" office:value-type="float" office:value="-122.414622543298" calcext:value-type="float">
            <text:p>-122.414622543298</text:p>
          </table:table-cell>
          <table:table-cell table:formula="of:=[.I72]+[.M72]" office:value-type="float" office:value="-123.023912311" calcext:value-type="float">
            <text:p>-123.023912311</text:p>
          </table:table-cell>
          <table:table-cell table:style-name="ce25" table:formula="of:=[.R73]-[.N72]" office:value-type="float" office:value="123.410140765934" calcext:value-type="float">
            <text:p>123.410140765934</text:p>
          </table:table-cell>
          <table:table-cell table:style-name="ce25" table:formula="of:=[.S73]-[.O72]" office:value-type="float" office:value="118.90679878443" calcext:value-type="float">
            <text:p>118.90679878443</text:p>
          </table:table-cell>
          <table:table-cell table:style-name="ce25" table:formula="of:=[.T73]-[.P72]" office:value-type="float" office:value="121.158469775182" calcext:value-type="float">
            <text:p>121.158469775182</text:p>
          </table:table-cell>
          <table:table-cell table:style-name="ce25" table:formula="of:=[.U73]-[.Q72]" office:value-type="float" office:value="123.023912311" calcext:value-type="float">
            <text:p>123.023912311</text:p>
          </table:table-cell>
          <table:table-cell table:style-name="ce25" table:number-columns-repeated="43"/>
        </table:table-row>
        <table:table-row table:style-name="ro1">
          <table:covered-table-cell table:style-name="ce80"/>
          <table:table-cell table:style-name="ce25" office:value-type="float" office:value="0.890955333333306" calcext:value-type="float">
            <text:p>0.890955333333306</text:p>
          </table:table-cell>
          <table:table-cell table:style-name="ce25" office:value-type="float" office:value="-3.40326086956521" calcext:value-type="float">
            <text:p>-3.40326086956521</text:p>
          </table:table-cell>
          <table:table-cell table:style-name="ce25" table:formula="of:=([.C73]+[.B73])/2" office:value-type="float" office:value="-1.25615276811595" calcext:value-type="float">
            <text:p>-1.25615276811595</text:p>
          </table:table-cell>
          <table:table-cell table:style-name="ce25" office:value-type="float" office:value="-0.0000000000000277555756156" calcext:value-type="float">
            <text:p>-2.77555756156E-14</text:p>
          </table:table-cell>
          <table:table-cell table:number-columns-repeated="4"/>
          <table:table-cell table:style-name="ce25" table:number-columns-repeated="4"/>
          <table:table-cell table:number-columns-repeated="4"/>
          <table:table-cell table:style-name="ce25" table:formula="of:=[.B73]" office:value-type="float" office:value="0.890955333333306" calcext:value-type="float">
            <text:p>0.890955333333306</text:p>
          </table:table-cell>
          <table:table-cell table:style-name="ce25" table:formula="of:=[.C73]" office:value-type="float" office:value="-3.40326086956521" calcext:value-type="float">
            <text:p>-3.40326086956521</text:p>
          </table:table-cell>
          <table:table-cell table:style-name="ce25" table:formula="of:=[.D73]" office:value-type="float" office:value="-1.25615276811595" calcext:value-type="float">
            <text:p>-1.25615276811595</text:p>
          </table:table-cell>
          <table:table-cell table:style-name="ce25" table:formula="of:=[.E73]" office:value-type="float" office:value="-0.0000000000000277555756156" calcext:value-type="float">
            <text:p>-2.77555756156E-14</text:p>
          </table:table-cell>
          <table:table-cell table:style-name="ce25" table:number-columns-repeated="43"/>
        </table:table-row>
        <table:table-row table:style-name="ro1">
          <table:covered-table-cell table:style-name="ce80"/>
          <table:table-cell table:style-name="ce25" office:value-type="float" office:value="-123.469092511" calcext:value-type="float">
            <text:p>-123.469092511</text:p>
          </table:table-cell>
          <table:table-cell table:style-name="ce25" office:value-type="float" office:value="-129.859782608696" calcext:value-type="float">
            <text:p>-129.859782608696</text:p>
          </table:table-cell>
          <table:table-cell table:style-name="ce25" table:formula="of:=([.C74]+[.B74])/2" office:value-type="float" office:value="-126.664437559848" calcext:value-type="float">
            <text:p>-126.664437559848</text:p>
          </table:table-cell>
          <table:table-cell table:style-name="ce25" office:value-type="float" office:value="-123.023912311" calcext:value-type="float">
            <text:p>-123.023912311</text:p>
          </table:table-cell>
          <table:table-cell table:formula="of:=[.B74]-[.B73]" office:value-type="float" office:value="-124.360047844333" calcext:value-type="float">
            <text:p>-124.360047844333</text:p>
          </table:table-cell>
          <table:table-cell table:formula="of:=[.C74]-[.C73]" office:value-type="float" office:value="-126.456521739131" calcext:value-type="float">
            <text:p>-126.456521739131</text:p>
          </table:table-cell>
          <table:table-cell table:formula="of:=[.D74]-[.D73]" office:value-type="float" office:value="-125.408284791732" calcext:value-type="float">
            <text:p>-125.408284791732</text:p>
          </table:table-cell>
          <table:table-cell table:formula="of:=[.E74]-[.E73]" office:value-type="float" office:value="-123.023912311" calcext:value-type="float">
            <text:p>-123.023912311</text:p>
          </table:table-cell>
          <table:table-cell table:style-name="ce25" table:formula="of:=[.F74]-[.F75]" office:value-type="float" office:value="-0.504726878399808" calcext:value-type="float">
            <text:p>-0.504726878399808</text:p>
          </table:table-cell>
          <table:table-cell table:style-name="ce25" table:formula="of:=[.G74]-[.G75]" office:value-type="float" office:value="-0.713852657004779" calcext:value-type="float">
            <text:p>-0.713852657004779</text:p>
          </table:table-cell>
          <table:table-cell table:style-name="ce25" table:formula="of:=[.H74]-[.H75]" office:value-type="float" office:value="-0.609289767702037" calcext:value-type="float">
            <text:p>-0.609289767702037</text:p>
          </table:table-cell>
          <table:table-cell table:style-name="ce25" table:formula="of:=[.I74]-[.I75]" office:value-type="float" office:value="0" calcext:value-type="float">
            <text:p>0</text:p>
          </table:table-cell>
          <table:table-cell table:formula="of:=[.I74]+[.J74]" office:value-type="float" office:value="-123.5286391894" calcext:value-type="float">
            <text:p>-123.5286391894</text:p>
          </table:table-cell>
          <table:table-cell table:formula="of:=[.I74]+[.K74]" office:value-type="float" office:value="-123.737764968005" calcext:value-type="float">
            <text:p>-123.737764968005</text:p>
          </table:table-cell>
          <table:table-cell table:formula="of:=[.I74]+[.L74]" office:value-type="float" office:value="-123.633202078702" calcext:value-type="float">
            <text:p>-123.633202078702</text:p>
          </table:table-cell>
          <table:table-cell table:formula="of:=[.I74]+[.M74]" office:value-type="float" office:value="-123.023912311" calcext:value-type="float">
            <text:p>-123.023912311</text:p>
          </table:table-cell>
          <table:table-cell table:style-name="ce25" table:formula="of:=[.R73]+[.N74]" office:value-type="float" office:value="-122.637683856066" calcext:value-type="float">
            <text:p>-122.637683856066</text:p>
          </table:table-cell>
          <table:table-cell table:style-name="ce25" table:formula="of:=[.S73]+[.O74]" office:value-type="float" office:value="-127.14102583757" calcext:value-type="float">
            <text:p>-127.14102583757</text:p>
          </table:table-cell>
          <table:table-cell table:style-name="ce25" table:formula="of:=[.T73]+[.P74]" office:value-type="float" office:value="-124.889354846818" calcext:value-type="float">
            <text:p>-124.889354846818</text:p>
          </table:table-cell>
          <table:table-cell table:style-name="ce25" table:formula="of:=[.U73]+[.Q74]" office:value-type="float" office:value="-123.023912311" calcext:value-type="float">
            <text:p>-123.023912311</text:p>
          </table:table-cell>
          <table:table-cell table:style-name="ce25" table:number-columns-repeated="43"/>
        </table:table-row>
        <table:table-row table:style-name="ro1">
          <table:table-cell table:style-name="ce25" table:number-columns-repeated="5"/>
          <table:table-cell table:formula="of:=([.F72]+[.F74])/2" office:value-type="float" office:value="-123.855320965934" calcext:value-type="float">
            <text:p>-123.855320965934</text:p>
          </table:table-cell>
          <table:table-cell table:formula="of:=([.G72]+[.G74])/2" office:value-type="float" office:value="-125.742669082126" calcext:value-type="float">
            <text:p>-125.742669082126</text:p>
          </table:table-cell>
          <table:table-cell table:formula="of:=([.H72]+[.H74])/2" office:value-type="float" office:value="-124.79899502403" calcext:value-type="float">
            <text:p>-124.79899502403</text:p>
          </table:table-cell>
          <table:table-cell table:formula="of:=([.I72]+[.I74])/2" office:value-type="float" office:value="-123.023912311" calcext:value-type="float">
            <text:p>-123.023912311</text:p>
          </table:table-cell>
          <table:table-cell table:style-name="ce25" table:number-columns-repeated="4"/>
          <table:table-cell table:number-columns-repeated="4"/>
          <table:table-cell table:style-name="ce25" table:number-columns-repeated="47"/>
        </table:table-row>
        <table:table-row table:style-name="ro1">
          <table:table-cell table:style-name="ce40" office:value-type="string" calcext:value-type="string" table:number-columns-spanned="1" table:number-rows-spanned="3">
            <text:p>B2X4</text:p>
          </table:table-cell>
          <table:table-cell table:style-name="ce41" office:value-type="float" office:value="124.557822434333" calcext:value-type="float">
            <text:p>124.557822434333</text:p>
          </table:table-cell>
          <table:table-cell table:style-name="ce41" office:value-type="float" office:value="120.803260869565" calcext:value-type="float">
            <text:p>120.803260869565</text:p>
          </table:table-cell>
          <table:table-cell table:style-name="ce41" table:formula="of:=([.C76]+[.B76])/2" office:value-type="float" office:value="122.680541651949" calcext:value-type="float">
            <text:p>122.680541651949</text:p>
          </table:table-cell>
          <table:table-cell table:style-name="ce41" office:value-type="float" office:value="123.023912311" calcext:value-type="float">
            <text:p>123.023912311</text:p>
          </table:table-cell>
          <table:table-cell table:style-name="ce41" table:formula="of:=[.B77]-[.B76]" office:value-type="float" office:value="-122.972338334333" calcext:value-type="float">
            <text:p>-122.972338334333</text:p>
          </table:table-cell>
          <table:table-cell table:style-name="ce41" table:formula="of:=[.C77]-[.C76]" office:value-type="float" office:value="-124.863488142292" calcext:value-type="float">
            <text:p>-124.863488142292</text:p>
          </table:table-cell>
          <table:table-cell table:style-name="ce41" table:formula="of:=[.D77]-[.D76]" office:value-type="float" office:value="-123.917913238313" calcext:value-type="float">
            <text:p>-123.917913238313</text:p>
          </table:table-cell>
          <table:table-cell table:style-name="ce41" table:formula="of:=[.E77]-[.E76]" office:value-type="float" office:value="-123.023912311" calcext:value-type="float">
            <text:p>-123.023912311</text:p>
          </table:table-cell>
          <table:table-cell table:style-name="ce41" table:formula="of:=[.F76]-[.F79]" office:value-type="float" office:value="0.573594954499995" calcext:value-type="float">
            <text:p>0.573594954499995</text:p>
          </table:table-cell>
          <table:table-cell table:style-name="ce41" table:formula="of:=[.G76]-[.G79]" office:value-type="float" office:value="0.639772727272742" calcext:value-type="float">
            <text:p>0.639772727272742</text:p>
          </table:table-cell>
          <table:table-cell table:style-name="ce41" table:formula="of:=[.H76]-[.H79]" office:value-type="float" office:value="0.606683840886362" calcext:value-type="float">
            <text:p>0.606683840886362</text:p>
          </table:table-cell>
          <table:table-cell table:style-name="ce41" table:formula="of:=[.I76]-[.I79]" office:value-type="float" office:value="-0.000000000499994712299667" calcext:value-type="float">
            <text:p>-4.99994712299667E-10</text:p>
          </table:table-cell>
          <table:table-cell table:formula="of:=[.I76]+[.J76]" office:value-type="float" office:value="-122.4503173565" calcext:value-type="float">
            <text:p>-122.4503173565</text:p>
          </table:table-cell>
          <table:table-cell table:formula="of:=[.I76]+[.K76]" office:value-type="float" office:value="-122.384139583727" calcext:value-type="float">
            <text:p>-122.384139583727</text:p>
          </table:table-cell>
          <table:table-cell table:formula="of:=[.I76]+[.L76]" office:value-type="float" office:value="-122.417228470114" calcext:value-type="float">
            <text:p>-122.417228470114</text:p>
          </table:table-cell>
          <table:table-cell table:formula="of:=[.I76]+[.M76]" office:value-type="float" office:value="-123.0239123115" calcext:value-type="float">
            <text:p>-123.0239123115</text:p>
          </table:table-cell>
          <table:table-cell table:style-name="ce41" table:formula="of:=[.R77]-[.N76]" office:value-type="float" office:value="124.0358014565" calcext:value-type="float">
            <text:p>124.0358014565</text:p>
          </table:table-cell>
          <table:table-cell table:style-name="ce41" table:formula="of:=[.S77]-[.O76]" office:value-type="float" office:value="118.323912311" calcext:value-type="float">
            <text:p>118.323912311</text:p>
          </table:table-cell>
          <table:table-cell table:style-name="ce41" table:formula="of:=[.T77]-[.P76]" office:value-type="float" office:value="121.17985688375" calcext:value-type="float">
            <text:p>121.17985688375</text:p>
          </table:table-cell>
          <table:table-cell table:style-name="ce41" table:formula="of:=[.U77]-[.Q76]" office:value-type="float" office:value="123.0239123115" calcext:value-type="float">
            <text:p>123.0239123115</text:p>
          </table:table-cell>
          <table:table-cell table:style-name="ce41" table:number-columns-repeated="43"/>
        </table:table-row>
        <table:table-row table:style-name="ro1">
          <table:covered-table-cell table:style-name="ce104"/>
          <table:table-cell table:style-name="ce41" office:value-type="float" office:value="1.5854841" calcext:value-type="float">
            <text:p>1.5854841</text:p>
          </table:table-cell>
          <table:table-cell table:style-name="ce41" office:value-type="float" office:value="-4.06022727272726" calcext:value-type="float">
            <text:p>-4.06022727272726</text:p>
          </table:table-cell>
          <table:table-cell table:style-name="ce41" table:formula="of:=([.C77]+[.B77])/2" office:value-type="float" office:value="-1.23737158636363" calcext:value-type="float">
            <text:p>-1.23737158636363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8"/>
          <table:table-cell table:number-columns-repeated="4"/>
          <table:table-cell table:style-name="ce41" table:formula="of:=[.B77]" office:value-type="float" office:value="1.5854841" calcext:value-type="float">
            <text:p>1.5854841</text:p>
          </table:table-cell>
          <table:table-cell table:style-name="ce41" table:formula="of:=[.C77]" office:value-type="float" office:value="-4.06022727272726" calcext:value-type="float">
            <text:p>-4.06022727272726</text:p>
          </table:table-cell>
          <table:table-cell table:style-name="ce41" table:formula="of:=[.D77]" office:value-type="float" office:value="-1.23737158636363" calcext:value-type="float">
            <text:p>-1.23737158636363</text:p>
          </table:table-cell>
          <table:table-cell table:style-name="ce41" table:formula="of:=[.E77]" office:value-type="float" office:value="0" calcext:value-type="float">
            <text:p>0</text:p>
          </table:table-cell>
          <table:table-cell table:style-name="ce41" table:number-columns-repeated="43"/>
        </table:table-row>
        <table:table-row table:style-name="ro1">
          <table:covered-table-cell table:style-name="ce104"/>
          <table:table-cell table:style-name="ce41" office:value-type="float" office:value="-122.534044143333" calcext:value-type="float">
            <text:p>-122.534044143333</text:p>
          </table:table-cell>
          <table:table-cell table:style-name="ce41" office:value-type="float" office:value="-130.203260869565" calcext:value-type="float">
            <text:p>-130.203260869565</text:p>
          </table:table-cell>
          <table:table-cell table:style-name="ce41" table:formula="of:=([.C78]+[.B78])/2" office:value-type="float" office:value="-126.368652506449" calcext:value-type="float">
            <text:p>-126.368652506449</text:p>
          </table:table-cell>
          <table:table-cell table:style-name="ce41" office:value-type="float" office:value="-123.02391231" calcext:value-type="float">
            <text:p>-123.02391231</text:p>
          </table:table-cell>
          <table:table-cell table:style-name="ce41" table:formula="of:=[.B78]-[.B77]" office:value-type="float" office:value="-124.119528243333" calcext:value-type="float">
            <text:p>-124.119528243333</text:p>
          </table:table-cell>
          <table:table-cell table:style-name="ce41" table:formula="of:=[.C78]-[.C77]" office:value-type="float" office:value="-126.143033596838" calcext:value-type="float">
            <text:p>-126.143033596838</text:p>
          </table:table-cell>
          <table:table-cell table:style-name="ce41" table:formula="of:=[.D78]-[.D77]" office:value-type="float" office:value="-125.131280920085" calcext:value-type="float">
            <text:p>-125.131280920085</text:p>
          </table:table-cell>
          <table:table-cell table:style-name="ce41" table:formula="of:=[.E78]-[.E77]" office:value-type="float" office:value="-123.02391231" calcext:value-type="float">
            <text:p>-123.02391231</text:p>
          </table:table-cell>
          <table:table-cell table:style-name="ce41" table:formula="of:=[.F78]-[.F79]" office:value-type="float" office:value="-0.57359495450001" calcext:value-type="float">
            <text:p>-0.57359495450001</text:p>
          </table:table-cell>
          <table:table-cell table:style-name="ce41" table:formula="of:=[.G78]-[.G79]" office:value-type="float" office:value="-0.639772727272757" calcext:value-type="float">
            <text:p>-0.639772727272757</text:p>
          </table:table-cell>
          <table:table-cell table:style-name="ce41" table:formula="of:=[.H78]-[.H79]" office:value-type="float" office:value="-0.606683840886362" calcext:value-type="float">
            <text:p>-0.606683840886362</text:p>
          </table:table-cell>
          <table:table-cell table:style-name="ce41" table:formula="of:=[.I78]-[.I79]" office:value-type="float" office:value="0.000000000500008923154383" calcext:value-type="float">
            <text:p>5.00008923154383E-10</text:p>
          </table:table-cell>
          <table:table-cell table:formula="of:=[.I78]+[.J78]" office:value-type="float" office:value="-123.5975072645" calcext:value-type="float">
            <text:p>-123.5975072645</text:p>
          </table:table-cell>
          <table:table-cell table:formula="of:=[.I78]+[.K78]" office:value-type="float" office:value="-123.663685037273" calcext:value-type="float">
            <text:p>-123.663685037273</text:p>
          </table:table-cell>
          <table:table-cell table:formula="of:=[.I78]+[.L78]" office:value-type="float" office:value="-123.630596150886" calcext:value-type="float">
            <text:p>-123.630596150886</text:p>
          </table:table-cell>
          <table:table-cell table:formula="of:=[.I78]+[.M78]" office:value-type="float" office:value="-123.0239123095" calcext:value-type="float">
            <text:p>-123.0239123095</text:p>
          </table:table-cell>
          <table:table-cell table:style-name="ce41" table:formula="of:=[.R77]+[.N78]" office:value-type="float" office:value="-122.0120231645" calcext:value-type="float">
            <text:p>-122.0120231645</text:p>
          </table:table-cell>
          <table:table-cell table:style-name="ce41" table:formula="of:=[.S77]+[.O78]" office:value-type="float" office:value="-127.72391231" calcext:value-type="float">
            <text:p>-127.72391231</text:p>
          </table:table-cell>
          <table:table-cell table:style-name="ce41" table:formula="of:=[.T77]+[.P78]" office:value-type="float" office:value="-124.86796773725" calcext:value-type="float">
            <text:p>-124.86796773725</text:p>
          </table:table-cell>
          <table:table-cell table:style-name="ce41" table:formula="of:=[.U77]+[.Q78]" office:value-type="float" office:value="-123.0239123095" calcext:value-type="float">
            <text:p>-123.0239123095</text:p>
          </table:table-cell>
          <table:table-cell table:style-name="ce41" table:number-columns-repeated="43"/>
        </table:table-row>
        <table:table-row table:style-name="ro1">
          <table:table-cell table:style-name="ce41" table:number-columns-repeated="5"/>
          <table:table-cell table:style-name="ce41" table:formula="of:=([.F76]+[.F78])/2" office:value-type="float" office:value="-123.545933288833" calcext:value-type="float">
            <text:p>-123.545933288833</text:p>
          </table:table-cell>
          <table:table-cell table:style-name="ce41" table:formula="of:=([.G76]+[.G78])/2" office:value-type="float" office:value="-125.503260869565" calcext:value-type="float">
            <text:p>-125.503260869565</text:p>
          </table:table-cell>
          <table:table-cell table:style-name="ce41" table:formula="of:=([.H76]+[.H78])/2" office:value-type="float" office:value="-124.524597079199" calcext:value-type="float">
            <text:p>-124.524597079199</text:p>
          </table:table-cell>
          <table:table-cell table:style-name="ce41" table:formula="of:=([.I76]+[.I78])/2" office:value-type="float" office:value="-123.0239123105" calcext:value-type="float">
            <text:p>-123.0239123105</text:p>
          </table:table-cell>
          <table:table-cell table:style-name="ce41" table:number-columns-repeated="4"/>
          <table:table-cell table:number-columns-repeated="4"/>
          <table:table-cell table:style-name="ce41" table:number-columns-repeated="47"/>
        </table:table-row>
        <table:table-row table:style-name="ro1">
          <table:table-cell table:style-name="ce42" office:value-type="string" calcext:value-type="string" table:number-columns-spanned="1" table:number-rows-spanned="3">
            <text:p>B2X5</text:p>
          </table:table-cell>
          <table:table-cell table:style-name="ce43" office:value-type="float" office:value="124.8093192" calcext:value-type="float">
            <text:p>124.8093192</text:p>
          </table:table-cell>
          <table:table-cell table:style-name="ce43" office:value-type="float" office:value="119.704545454545" calcext:value-type="float">
            <text:p>119.704545454545</text:p>
          </table:table-cell>
          <table:table-cell table:style-name="ce43" table:formula="of:=([.C80]+[.B80])/2" office:value-type="float" office:value="122.256932327273" calcext:value-type="float">
            <text:p>122.256932327273</text:p>
          </table:table-cell>
          <table:table-cell table:style-name="ce43" office:value-type="float" office:value="123.02391231" calcext:value-type="float">
            <text:p>123.02391231</text:p>
          </table:table-cell>
          <table:table-cell table:style-name="ce43" table:formula="of:=[.B81]-[.B80]" office:value-type="float" office:value="-123.535028266667" calcext:value-type="float">
            <text:p>-123.535028266667</text:p>
          </table:table-cell>
          <table:table-cell table:style-name="ce43" table:formula="of:=[.C81]-[.C80]" office:value-type="float" office:value="-125.124110671936" calcext:value-type="float">
            <text:p>-125.124110671936</text:p>
          </table:table-cell>
          <table:table-cell table:style-name="ce43" table:formula="of:=[.D81]-[.D80]" office:value-type="float" office:value="-124.329569469302" calcext:value-type="float">
            <text:p>-124.329569469302</text:p>
          </table:table-cell>
          <table:table-cell table:style-name="ce43" table:formula="of:=[.E81]-[.E80]" office:value-type="float" office:value="-123.02391231" calcext:value-type="float">
            <text:p>-123.02391231</text:p>
          </table:table-cell>
          <table:table-cell table:style-name="ce43" table:formula="of:=[.F80]-[.F83]" office:value-type="float" office:value="1.56335295499983" calcext:value-type="float">
            <text:p>1.56335295499983</text:p>
          </table:table-cell>
          <table:table-cell table:style-name="ce43" table:formula="of:=[.G80]-[.G83]" office:value-type="float" office:value="1.50982872200269" calcext:value-type="float">
            <text:p>1.50982872200269</text:p>
          </table:table-cell>
          <table:table-cell table:style-name="ce43" table:formula="of:=[.H80]-[.H83]" office:value-type="float" office:value="1.536590838501" calcext:value-type="float">
            <text:p>1.536590838501</text:p>
          </table:table-cell>
          <table:table-cell table:style-name="ce43" table:formula="of:=[.I80]-[.I83]" office:value-type="float" office:value="-0.00000744999999824358" calcext:value-type="float">
            <text:p>-7.44999999824358E-06</text:p>
          </table:table-cell>
          <table:table-cell table:formula="of:=[.I80]+[.J80]" office:value-type="float" office:value="-121.460559355" calcext:value-type="float">
            <text:p>-121.460559355</text:p>
          </table:table-cell>
          <table:table-cell table:formula="of:=[.I80]+[.K80]" office:value-type="float" office:value="-121.514083587997" calcext:value-type="float">
            <text:p>-121.514083587997</text:p>
          </table:table-cell>
          <table:table-cell table:formula="of:=[.I80]+[.L80]" office:value-type="float" office:value="-121.487321471499" calcext:value-type="float">
            <text:p>-121.487321471499</text:p>
          </table:table-cell>
          <table:table-cell table:formula="of:=[.I80]+[.M80]" office:value-type="float" office:value="-123.02391976" calcext:value-type="float">
            <text:p>-123.02391976</text:p>
          </table:table-cell>
          <table:table-cell table:style-name="ce43" table:formula="of:=[.R81]-[.N80]" office:value-type="float" office:value="122.734850288334" calcext:value-type="float">
            <text:p>122.734850288334</text:p>
          </table:table-cell>
          <table:table-cell table:style-name="ce43" table:formula="of:=[.S81]-[.O80]" office:value-type="float" office:value="116.094518370606" calcext:value-type="float">
            <text:p>116.094518370606</text:p>
          </table:table-cell>
          <table:table-cell table:style-name="ce43" table:formula="of:=[.T81]-[.P80]" office:value-type="float" office:value="119.41468432947" calcext:value-type="float">
            <text:p>119.41468432947</text:p>
          </table:table-cell>
          <table:table-cell table:style-name="ce43" table:formula="of:=[.U81]-[.Q80]" office:value-type="float" office:value="123.02391976" calcext:value-type="float">
            <text:p>123.02391976</text:p>
          </table:table-cell>
          <table:table-cell table:style-name="ce43" table:number-columns-repeated="43"/>
        </table:table-row>
        <table:table-row table:style-name="ro1">
          <table:covered-table-cell table:style-name="ce107"/>
          <table:table-cell table:style-name="ce43" office:value-type="float" office:value="1.27429093333333" calcext:value-type="float">
            <text:p>1.27429093333333</text:p>
          </table:table-cell>
          <table:table-cell table:style-name="ce43" office:value-type="float" office:value="-5.4195652173913" calcext:value-type="float">
            <text:p>-5.4195652173913</text:p>
          </table:table-cell>
          <table:table-cell table:style-name="ce43" table:formula="of:=([.C81]+[.B81])/2" office:value-type="float" office:value="-2.07263714202899" calcext:value-type="float">
            <text:p>-2.07263714202899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8"/>
          <table:table-cell table:number-columns-repeated="4"/>
          <table:table-cell table:style-name="ce43" table:formula="of:=[.B81]" office:value-type="float" office:value="1.27429093333333" calcext:value-type="float">
            <text:p>1.27429093333333</text:p>
          </table:table-cell>
          <table:table-cell table:style-name="ce43" table:formula="of:=[.C81]" office:value-type="float" office:value="-5.4195652173913" calcext:value-type="float">
            <text:p>-5.4195652173913</text:p>
          </table:table-cell>
          <table:table-cell table:style-name="ce43" table:formula="of:=[.D81]" office:value-type="float" office:value="-2.07263714202899" calcext:value-type="float">
            <text:p>-2.07263714202899</text:p>
          </table:table-cell>
          <table:table-cell table:style-name="ce43" table:formula="of:=[.E81]" office:value-type="float" office:value="0" calcext:value-type="float">
            <text:p>0</text:p>
          </table:table-cell>
          <table:table-cell table:style-name="ce43" table:number-columns-repeated="43"/>
        </table:table-row>
        <table:table-row table:style-name="ro1">
          <table:covered-table-cell table:style-name="ce107"/>
          <table:table-cell table:style-name="ce43" office:value-type="float" office:value="-125.387443243333" calcext:value-type="float">
            <text:p>-125.387443243333</text:p>
          </table:table-cell>
          <table:table-cell table:style-name="ce43" office:value-type="float" office:value="-133.563333333333" calcext:value-type="float">
            <text:p>-133.563333333333</text:p>
          </table:table-cell>
          <table:table-cell table:style-name="ce43" table:formula="of:=([.C82]+[.B82])/2" office:value-type="float" office:value="-129.475388288333" calcext:value-type="float">
            <text:p>-129.475388288333</text:p>
          </table:table-cell>
          <table:table-cell table:style-name="ce43" office:value-type="float" office:value="-123.02389741" calcext:value-type="float">
            <text:p>-123.02389741</text:p>
          </table:table-cell>
          <table:table-cell table:style-name="ce43" table:formula="of:=[.B82]-[.B81]" office:value-type="float" office:value="-126.661734176666" calcext:value-type="float">
            <text:p>-126.661734176666</text:p>
          </table:table-cell>
          <table:table-cell table:style-name="ce43" table:formula="of:=[.C82]-[.C81]" office:value-type="float" office:value="-128.143768115942" calcext:value-type="float">
            <text:p>-128.143768115942</text:p>
          </table:table-cell>
          <table:table-cell table:style-name="ce43" table:formula="of:=[.D82]-[.D81]" office:value-type="float" office:value="-127.402751146304" calcext:value-type="float">
            <text:p>-127.402751146304</text:p>
          </table:table-cell>
          <table:table-cell table:style-name="ce43" table:formula="of:=[.E82]-[.E81]" office:value-type="float" office:value="-123.02389741" calcext:value-type="float">
            <text:p>-123.02389741</text:p>
          </table:table-cell>
          <table:table-cell table:style-name="ce43" table:formula="of:=[.F82]-[.F83]" office:value-type="float" office:value="-1.56335295499983" calcext:value-type="float">
            <text:p>-1.56335295499983</text:p>
          </table:table-cell>
          <table:table-cell table:style-name="ce43" table:formula="of:=[.G82]-[.G83]" office:value-type="float" office:value="-1.50982872200271" calcext:value-type="float">
            <text:p>-1.50982872200271</text:p>
          </table:table-cell>
          <table:table-cell table:style-name="ce43" table:formula="of:=[.H82]-[.H83]" office:value-type="float" office:value="-1.536590838501" calcext:value-type="float">
            <text:p>-1.536590838501</text:p>
          </table:table-cell>
          <table:table-cell table:style-name="ce43" table:formula="of:=[.I82]-[.I83]" office:value-type="float" office:value="0.00000744999999824358" calcext:value-type="float">
            <text:p>7.44999999824358E-06</text:p>
          </table:table-cell>
          <table:table-cell table:formula="of:=[.I82]+[.J82]" office:value-type="float" office:value="-124.587250365" calcext:value-type="float">
            <text:p>-124.587250365</text:p>
          </table:table-cell>
          <table:table-cell table:formula="of:=[.I82]+[.K82]" office:value-type="float" office:value="-124.533726132003" calcext:value-type="float">
            <text:p>-124.533726132003</text:p>
          </table:table-cell>
          <table:table-cell table:formula="of:=[.I82]+[.L82]" office:value-type="float" office:value="-124.560488248501" calcext:value-type="float">
            <text:p>-124.560488248501</text:p>
          </table:table-cell>
          <table:table-cell table:formula="of:=[.I82]+[.M82]" office:value-type="float" office:value="-123.02388996" calcext:value-type="float">
            <text:p>-123.02388996</text:p>
          </table:table-cell>
          <table:table-cell table:style-name="ce43" table:formula="of:=[.R81]+[.N82]" office:value-type="float" office:value="-123.312959431667" calcext:value-type="float">
            <text:p>-123.312959431667</text:p>
          </table:table-cell>
          <table:table-cell table:style-name="ce43" table:formula="of:=[.S81]+[.O82]" office:value-type="float" office:value="-129.953291349394" calcext:value-type="float">
            <text:p>-129.953291349394</text:p>
          </table:table-cell>
          <table:table-cell table:style-name="ce43" table:formula="of:=[.T81]+[.P82]" office:value-type="float" office:value="-126.63312539053" calcext:value-type="float">
            <text:p>-126.63312539053</text:p>
          </table:table-cell>
          <table:table-cell table:style-name="ce43" table:formula="of:=[.U81]+[.Q82]" office:value-type="float" office:value="-123.02388996" calcext:value-type="float">
            <text:p>-123.02388996</text:p>
          </table:table-cell>
          <table:table-cell table:style-name="ce43" table:number-columns-repeated="43"/>
        </table:table-row>
        <table:table-row table:style-name="ro1">
          <table:table-cell table:style-name="ce43" table:number-columns-repeated="5"/>
          <table:table-cell table:style-name="ce43" table:formula="of:=([.F80]+[.F82])/2" office:value-type="float" office:value="-125.098381221667" calcext:value-type="float">
            <text:p>-125.098381221667</text:p>
          </table:table-cell>
          <table:table-cell table:style-name="ce43" table:formula="of:=([.G80]+[.G82])/2" office:value-type="float" office:value="-126.633939393939" calcext:value-type="float">
            <text:p>-126.633939393939</text:p>
          </table:table-cell>
          <table:table-cell table:style-name="ce43" table:formula="of:=([.H80]+[.H82])/2" office:value-type="float" office:value="-125.866160307803" calcext:value-type="float">
            <text:p>-125.866160307803</text:p>
          </table:table-cell>
          <table:table-cell table:style-name="ce43" table:formula="of:=([.I80]+[.I82])/2" office:value-type="float" office:value="-123.02390486" calcext:value-type="float">
            <text:p>-123.02390486</text:p>
          </table:table-cell>
          <table:table-cell table:style-name="ce43" table:number-columns-repeated="4"/>
          <table:table-cell table:number-columns-repeated="4"/>
          <table:table-cell table:style-name="ce43" table:number-columns-repeated="47"/>
        </table:table-row>
      </table:table>
      <table:table table:name="step1_each_beam" table:style-name="ta1">
        <table:table-column table:style-name="co1" table:number-columns-repeated="5" table:default-cell-style-name="ce65"/>
        <table:table-column table:style-name="co1" table:number-columns-repeated="4" table:default-cell-style-name="ce80"/>
        <table:table-column table:style-name="co1" table:number-columns-repeated="4" table:default-cell-style-name="ce65"/>
        <table:table-column table:style-name="co1" table:default-cell-style-name="ce50"/>
        <table:table-column table:style-name="co1" table:number-columns-repeated="3" table:default-cell-style-name="ce59"/>
        <table:table-column table:style-name="co1" table:number-columns-repeated="47" table:default-cell-style-name="ce65"/>
        <table:table-row table:style-name="ro1">
          <table:table-cell table:style-name="Default" table:number-columns-repeated="4"/>
          <table:table-cell table:style-name="ce123" office:value-type="float" office:value="-124.474883730245" calcext:value-type="float">
            <text:p>-124.474883730245</text:p>
          </table:table-cell>
          <table:table-cell table:style-name="ce123" office:value-type="float" office:value="-126.171333772508" calcext:value-type="float">
            <text:p>-126.171333772508</text:p>
          </table:table-cell>
          <table:table-cell table:style-name="ce123" office:value-type="float" office:value="-125.323108751377" calcext:value-type="float">
            <text:p>-125.323108751377</text:p>
          </table:table-cell>
          <table:table-cell table:style-name="ce123" office:value-type="float" office:value="-123.0239093304" calcext:value-type="float">
            <text:p>-123.0239093304</text:p>
          </table:table-cell>
          <table:table-cell table:style-name="Default" table:number-columns-repeated="56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eparation (B2 – B1)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eparation</text:p>
          </table:table-cell>
          <table:covered-table-cell table:number-columns-repeated="3" table:style-name="ce121"/>
          <table:table-cell table:style-name="Default" table:number-columns-repeated="43"/>
        </table:table-row>
        <table:table-row table:style-name="ro1">
          <table:table-cell table:style-name="Default"/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Default" table:number-columns-repeated="43"/>
        </table:table-row>
        <table:table-row table:style-name="ro1">
          <table:table-cell table:style-name="ce9" office:value-type="string" calcext:value-type="string" table:number-columns-spanned="1" table:number-rows-spanned="3">
            <text:p>B1Y1 </text:p>
          </table:table-cell>
          <table:table-cell table:style-name="ce50" office:value-type="float" office:value="-126.778594743333" calcext:value-type="float">
            <text:p>-126.778594743333</text:p>
          </table:table-cell>
          <table:table-cell table:style-name="ce50" office:value-type="float" office:value="-125.109782608696" calcext:value-type="float">
            <text:p>-125.109782608696</text:p>
          </table:table-cell>
          <table:table-cell table:style-name="ce50" table:formula="of:=([.B4]+[.C4])/2" office:value-type="float" office:value="-125.944188676015" calcext:value-type="float">
            <text:p>-125.944188676015</text:p>
          </table:table-cell>
          <table:table-cell table:style-name="ce50" office:value-type="float" office:value="-123.02389741" calcext:value-type="float">
            <text:p>-123.02389741</text:p>
          </table:table-cell>
          <table:table-cell table:style-name="ce50" table:formula="of:=[.B5]-[.B4]" office:value-type="float" office:value="125.813420576666" calcext:value-type="float">
            <text:p>125.813420576666</text:p>
          </table:table-cell>
          <table:table-cell table:style-name="ce50" table:formula="of:=[.C5]-[.C4]" office:value-type="float" office:value="125.670652173913" calcext:value-type="float">
            <text:p>125.670652173913</text:p>
          </table:table-cell>
          <table:table-cell table:style-name="ce50" table:formula="of:=[.D5]-[.D4]" office:value-type="float" office:value="125.74203637529" calcext:value-type="float">
            <text:p>125.74203637529</text:p>
          </table:table-cell>
          <table:table-cell table:style-name="ce50" table:formula="of:=[.E5]-[.E4]" office:value-type="float" office:value="123.02389741" calcext:value-type="float">
            <text:p>123.02389741</text:p>
          </table:table-cell>
          <table:table-cell table:style-name="ce50" table:formula="of:=[.F4]-[.F7]" office:value-type="float" office:value="2.01018604204563" calcext:value-type="float">
            <text:p>2.01018604204563</text:p>
          </table:table-cell>
          <table:table-cell table:style-name="ce50" table:formula="of:=[.G4]-[.G7]" office:value-type="float" office:value="-0.825596027340509" calcext:value-type="float">
            <text:p>-0.825596027340509</text:p>
          </table:table-cell>
          <table:table-cell table:style-name="ce50" table:formula="of:=[.H4]-[.H7]" office:value-type="float" office:value="0.592295007353002" calcext:value-type="float">
            <text:p>0.592295007353002</text:p>
          </table:table-cell>
          <table:table-cell table:style-name="ce50" table:formula="of:=[.I4]-[.I7]" office:value-type="float" office:value="-0.0000119204000128548" calcext:value-type="float">
            <text:p>-1.19204000128548E-05</text:p>
          </table:table-cell>
          <table:table-cell table:formula="of:=[.I4]+[.J4]" office:value-type="float" office:value="125.034083452046" calcext:value-type="float">
            <text:p>125.034083452046</text:p>
          </table:table-cell>
          <table:table-cell table:style-name="ce50" table:formula="of:=[.I4]+[.K4]" office:value-type="float" office:value="122.19830138266" calcext:value-type="float">
            <text:p>122.19830138266</text:p>
          </table:table-cell>
          <table:table-cell table:style-name="ce50" table:formula="of:=[.I4]+[.L4]" office:value-type="float" office:value="123.616192417353" calcext:value-type="float">
            <text:p>123.616192417353</text:p>
          </table:table-cell>
          <table:table-cell table:style-name="ce50" table:formula="of:=[.I4]+[.M4]" office:value-type="float" office:value="123.0238854896" calcext:value-type="float">
            <text:p>123.0238854896</text:p>
          </table:table-cell>
          <table:table-cell table:style-name="ce50" table:formula="of:=[.R5]-[.N4]" office:value-type="float" office:value="-125.999257618712" calcext:value-type="float">
            <text:p>-125.999257618712</text:p>
          </table:table-cell>
          <table:table-cell table:style-name="ce50" table:formula="of:=[.S5]-[.O4]" office:value-type="float" office:value="-121.637431817442" calcext:value-type="float">
            <text:p>-121.637431817442</text:p>
          </table:table-cell>
          <table:table-cell table:style-name="ce50" table:formula="of:=[.T5]-[.P4]" office:value-type="float" office:value="-123.818344718078" calcext:value-type="float">
            <text:p>-123.818344718078</text:p>
          </table:table-cell>
          <table:table-cell table:style-name="ce50" table:formula="of:=[.U5]-[.Q4]" office:value-type="float" office:value="-123.0238854896" calcext:value-type="float">
            <text:p>-123.0238854896</text:p>
          </table:table-cell>
          <table:table-cell table:style-name="ce50" table:number-columns-repeated="43"/>
        </table:table-row>
        <table:table-row table:style-name="ro1">
          <table:covered-table-cell table:style-name="ce50"/>
          <table:table-cell table:style-name="ce50" office:value-type="float" office:value="-0.965174166666674" calcext:value-type="float">
            <text:p>-0.965174166666674</text:p>
          </table:table-cell>
          <table:table-cell table:style-name="ce50" office:value-type="float" office:value="0.560869565217474" calcext:value-type="float">
            <text:p>0.560869565217474</text:p>
          </table:table-cell>
          <table:table-cell table:style-name="ce50" table:formula="of:=([.B5]+[.C5])/2" office:value-type="float" office:value="-0.2021523007246" calcext:value-type="float">
            <text:p>-0.2021523007246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number-columns-repeated="8"/>
          <table:table-cell/>
          <table:table-cell table:style-name="ce50" table:number-columns-repeated="3"/>
          <table:table-cell table:style-name="ce50" table:formula="of:=[.B5]" office:value-type="float" office:value="-0.965174166666674" calcext:value-type="float">
            <text:p>-0.965174166666674</text:p>
          </table:table-cell>
          <table:table-cell table:style-name="ce50" table:formula="of:=[.C5]" office:value-type="float" office:value="0.560869565217474" calcext:value-type="float">
            <text:p>0.560869565217474</text:p>
          </table:table-cell>
          <table:table-cell table:style-name="ce50" table:formula="of:=[.D5]" office:value-type="float" office:value="-0.2021523007246" calcext:value-type="float">
            <text:p>-0.2021523007246</text:p>
          </table:table-cell>
          <table:table-cell table:style-name="ce50" table:formula="of:=[.E5]" office:value-type="float" office:value="0" calcext:value-type="float">
            <text:p>0</text:p>
          </table:table-cell>
          <table:table-cell table:style-name="ce50" table:number-columns-repeated="43"/>
        </table:table-row>
        <table:table-row table:style-name="ro1">
          <table:covered-table-cell table:style-name="ce50"/>
          <table:table-cell table:style-name="ce50" office:value-type="float" office:value="122.47993227" calcext:value-type="float">
            <text:p>122.47993227</text:p>
          </table:table-cell>
          <table:table-cell table:style-name="ce50" office:value-type="float" office:value="126.605555555556" calcext:value-type="float">
            <text:p>126.605555555556</text:p>
          </table:table-cell>
          <table:table-cell table:style-name="ce50" table:formula="of:=([.B6]+[.C6])/2" office:value-type="float" office:value="124.542743912778" calcext:value-type="float">
            <text:p>124.542743912778</text:p>
          </table:table-cell>
          <table:table-cell table:style-name="ce50" office:value-type="float" office:value="123.02391231" calcext:value-type="float">
            <text:p>123.02391231</text:p>
          </table:table-cell>
          <table:table-cell table:style-name="ce50" table:formula="of:=[.B6]-[.B5]" office:value-type="float" office:value="123.445106436667" calcext:value-type="float">
            <text:p>123.445106436667</text:p>
          </table:table-cell>
          <table:table-cell table:style-name="ce50" table:formula="of:=[.C6]-[.C5]" office:value-type="float" office:value="126.044685990339" calcext:value-type="float">
            <text:p>126.044685990339</text:p>
          </table:table-cell>
          <table:table-cell table:style-name="ce50" table:formula="of:=[.D6]-[.D5]" office:value-type="float" office:value="124.744896213503" calcext:value-type="float">
            <text:p>124.744896213503</text:p>
          </table:table-cell>
          <table:table-cell table:style-name="ce50" table:formula="of:=[.E6]-[.E5]" office:value-type="float" office:value="123.02391231" calcext:value-type="float">
            <text:p>123.02391231</text:p>
          </table:table-cell>
          <table:table-cell table:style-name="ce50" table:formula="of:=[.F6]-[.F7]" office:value-type="float" office:value="-0.358128097954022" calcext:value-type="float">
            <text:p>-0.358128097954022</text:p>
          </table:table-cell>
          <table:table-cell table:style-name="ce50" table:formula="of:=[.G6]-[.G7]" office:value-type="float" office:value="-0.451562210915455" calcext:value-type="float">
            <text:p>-0.451562210915455</text:p>
          </table:table-cell>
          <table:table-cell table:style-name="ce50" table:formula="of:=[.H6]-[.H7]" office:value-type="float" office:value="-0.404845154434796" calcext:value-type="float">
            <text:p>-0.404845154434796</text:p>
          </table:table-cell>
          <table:table-cell table:style-name="ce50" table:formula="of:=[.I6]-[.I7]" office:value-type="float" office:value="0.0000029795999836324" calcext:value-type="float">
            <text:p>2.9795999836324E-06</text:p>
          </table:table-cell>
          <table:table-cell table:formula="of:=[.I6]+[.J6]" office:value-type="float" office:value="122.665784212046" calcext:value-type="float">
            <text:p>122.665784212046</text:p>
          </table:table-cell>
          <table:table-cell table:style-name="ce50" table:formula="of:=[.I6]+[.K6]" office:value-type="float" office:value="122.572350099085" calcext:value-type="float">
            <text:p>122.572350099085</text:p>
          </table:table-cell>
          <table:table-cell table:style-name="ce50" table:formula="of:=[.I6]+[.L6]" office:value-type="float" office:value="122.619067155565" calcext:value-type="float">
            <text:p>122.619067155565</text:p>
          </table:table-cell>
          <table:table-cell table:style-name="ce50" table:formula="of:=[.I6]+[.M6]" office:value-type="float" office:value="123.0239152896" calcext:value-type="float">
            <text:p>123.0239152896</text:p>
          </table:table-cell>
          <table:table-cell table:style-name="ce50" table:formula="of:=[.R5]+[.N6]" office:value-type="float" office:value="121.700610045379" calcext:value-type="float">
            <text:p>121.700610045379</text:p>
          </table:table-cell>
          <table:table-cell table:style-name="ce50" table:formula="of:=[.S5]+[.O6]" office:value-type="float" office:value="123.133219664302" calcext:value-type="float">
            <text:p>123.133219664302</text:p>
          </table:table-cell>
          <table:table-cell table:style-name="ce50" table:formula="of:=[.T5]+[.P6]" office:value-type="float" office:value="122.416914854841" calcext:value-type="float">
            <text:p>122.416914854841</text:p>
          </table:table-cell>
          <table:table-cell table:style-name="ce50" table:formula="of:=[.U5]+[.Q6]" office:value-type="float" office:value="123.0239152896" calcext:value-type="float">
            <text:p>123.0239152896</text:p>
          </table:table-cell>
          <table:table-cell table:style-name="ce50" table:number-columns-repeated="43"/>
        </table:table-row>
        <table:table-row table:style-name="ro1">
          <table:table-cell table:style-name="ce50" office:value-type="string" calcext:value-type="string">
            <text:p>av step</text:p>
          </table:table-cell>
          <table:table-cell table:style-name="ce50" table:number-columns-repeated="4"/>
          <table:table-cell table:style-name="ce124" office:value-type="float" office:value="123.803234534621" calcext:value-type="float">
            <text:p>123.803234534621</text:p>
          </table:table-cell>
          <table:table-cell table:style-name="ce124" office:value-type="float" office:value="126.496248201254" calcext:value-type="float">
            <text:p>126.496248201254</text:p>
          </table:table-cell>
          <table:table-cell table:style-name="ce124" office:value-type="float" office:value="125.149741367937" calcext:value-type="float">
            <text:p>125.149741367937</text:p>
          </table:table-cell>
          <table:table-cell table:style-name="ce124" office:value-type="float" office:value="123.0239093304" calcext:value-type="float">
            <text:p>123.0239093304</text:p>
          </table:table-cell>
          <table:table-cell table:style-name="ce50" table:number-columns-repeated="4"/>
          <table:table-cell/>
          <table:table-cell table:style-name="ce50" table:number-columns-repeated="50"/>
        </table:table-row>
        <table:table-row table:style-name="ro1">
          <table:table-cell table:style-name="ce10" office:value-type="string" calcext:value-type="string" table:number-columns-spanned="1" table:number-rows-spanned="3">
            <text:p>B1Y2</text:p>
          </table:table-cell>
          <table:table-cell table:style-name="ce59" office:value-type="float" office:value="-123.308061543333" calcext:value-type="float">
            <text:p>-123.308061543333</text:p>
          </table:table-cell>
          <table:table-cell table:style-name="ce59" office:value-type="float" office:value="-123.002173913043" calcext:value-type="float">
            <text:p>-123.002173913043</text:p>
          </table:table-cell>
          <table:table-cell table:style-name="ce59" table:formula="of:=([.B8]+[.C8])/2" office:value-type="float" office:value="-123.155117728188" calcext:value-type="float">
            <text:p>-123.155117728188</text:p>
          </table:table-cell>
          <table:table-cell table:style-name="ce59" office:value-type="float" office:value="-123.02391231" calcext:value-type="float">
            <text:p>-123.02391231</text:p>
          </table:table-cell>
          <table:table-cell table:style-name="ce59" table:formula="of:=[.B9]-[.B8]" office:value-type="float" office:value="123.868233030333" calcext:value-type="float">
            <text:p>123.868233030333</text:p>
          </table:table-cell>
          <table:table-cell table:style-name="ce59" table:formula="of:=[.C9]-[.C8]" office:value-type="float" office:value="125.472628458498" calcext:value-type="float">
            <text:p>125.472628458498</text:p>
          </table:table-cell>
          <table:table-cell table:style-name="ce59" table:formula="of:=[.D9]-[.D8]" office:value-type="float" office:value="124.670430744415" calcext:value-type="float">
            <text:p>124.670430744415</text:p>
          </table:table-cell>
          <table:table-cell table:style-name="ce59" table:formula="of:=[.E9]-[.E8]" office:value-type="float" office:value="123.02391231" calcext:value-type="float">
            <text:p>123.02391231</text:p>
          </table:table-cell>
          <table:table-cell table:style-name="ce59" table:formula="of:=[.F8]-[.F11]" office:value-type="float" office:value="0.0649984957123024" calcext:value-type="float">
            <text:p>0.064998495712302</text:p>
          </table:table-cell>
          <table:table-cell table:style-name="ce59" table:formula="of:=[.G8]-[.G11]" office:value-type="float" office:value="-1.0236197427562" calcext:value-type="float">
            <text:p>-1.0236197427562</text:p>
          </table:table-cell>
          <table:table-cell table:style-name="ce59" table:formula="of:=[.H8]-[.H11]" office:value-type="float" office:value="-0.479310623521997" calcext:value-type="float">
            <text:p>-0.479310623521997</text:p>
          </table:table-cell>
          <table:table-cell table:style-name="ce59" table:formula="of:=[.I8]-[.I11]" office:value-type="float" office:value="0.0000029795999836324" calcext:value-type="float">
            <text:p>2.9795999836324E-06</text:p>
          </table:table-cell>
          <table:table-cell table:formula="of:=[.I8]+[.J8]" office:value-type="float" office:value="123.088910805712" calcext:value-type="float">
            <text:p>123.088910805712</text:p>
          </table:table-cell>
          <table:table-cell table:formula="of:=[.I8]+[.K8]" office:value-type="float" office:value="122.000292567244" calcext:value-type="float">
            <text:p>122.000292567244</text:p>
          </table:table-cell>
          <table:table-cell table:formula="of:=[.I8]+[.L8]" office:value-type="float" office:value="122.544601686478" calcext:value-type="float">
            <text:p>122.544601686478</text:p>
          </table:table-cell>
          <table:table-cell table:formula="of:=[.I8]+[.M8]" office:value-type="float" office:value="123.0239152896" calcext:value-type="float">
            <text:p>123.0239152896</text:p>
          </table:table-cell>
          <table:table-cell table:style-name="ce59" table:formula="of:=[.R9]-[.N8]" office:value-type="float" office:value="-122.528739318712" calcext:value-type="float">
            <text:p>-122.528739318712</text:p>
          </table:table-cell>
          <table:table-cell table:style-name="ce59" table:formula="of:=[.S9]-[.O8]" office:value-type="float" office:value="-119.529838021789" calcext:value-type="float">
            <text:p>-119.529838021789</text:p>
          </table:table-cell>
          <table:table-cell table:style-name="ce59" table:formula="of:=[.T9]-[.P8]" office:value-type="float" office:value="-121.029288670251" calcext:value-type="float">
            <text:p>-121.029288670251</text:p>
          </table:table-cell>
          <table:table-cell table:style-name="ce59" table:formula="of:=[.U9]-[.Q8]" office:value-type="float" office:value="-123.0239152896" calcext:value-type="float">
            <text:p>-123.0239152896</text:p>
          </table:table-cell>
          <table:table-cell table:style-name="ce59" table:number-columns-repeated="43"/>
        </table:table-row>
        <table:table-row table:style-name="ro1">
          <table:covered-table-cell table:style-name="ce59"/>
          <table:table-cell table:style-name="ce59" office:value-type="float" office:value="0.560171487" calcext:value-type="float">
            <text:p>0.560171487</text:p>
          </table:table-cell>
          <table:table-cell table:style-name="ce59" office:value-type="float" office:value="2.47045454545478" calcext:value-type="float">
            <text:p>2.47045454545478</text:p>
          </table:table-cell>
          <table:table-cell table:style-name="ce59" table:formula="of:=([.B9]+[.C9])/2" office:value-type="float" office:value="1.51531301622739" calcext:value-type="float">
            <text:p>1.51531301622739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number-columns-repeated="8"/>
          <table:table-cell table:number-columns-repeated="4"/>
          <table:table-cell table:style-name="ce59" table:formula="of:=[.B9]" office:value-type="float" office:value="0.560171487" calcext:value-type="float">
            <text:p>0.560171487</text:p>
          </table:table-cell>
          <table:table-cell table:style-name="ce59" table:formula="of:=[.C9]" office:value-type="float" office:value="2.47045454545478" calcext:value-type="float">
            <text:p>2.47045454545478</text:p>
          </table:table-cell>
          <table:table-cell table:style-name="ce59" table:formula="of:=[.D9]" office:value-type="float" office:value="1.51531301622739" calcext:value-type="float">
            <text:p>1.51531301622739</text:p>
          </table:table-cell>
          <table:table-cell table:style-name="ce59" table:formula="of:=[.E9]" office:value-type="float" office:value="0" calcext:value-type="float">
            <text:p>0</text:p>
          </table:table-cell>
          <table:table-cell table:style-name="ce59" table:number-columns-repeated="43"/>
        </table:table-row>
        <table:table-row table:style-name="ro1">
          <table:covered-table-cell table:style-name="ce59"/>
          <table:table-cell table:style-name="ce59" office:value-type="float" office:value="122.80494814225" calcext:value-type="float">
            <text:p>122.80494814225</text:p>
          </table:table-cell>
          <table:table-cell table:style-name="ce59" office:value-type="float" office:value="129.206382978724" calcext:value-type="float">
            <text:p>129.206382978724</text:p>
          </table:table-cell>
          <table:table-cell table:style-name="ce59" table:formula="of:=([.B10]+[.C10])/2" office:value-type="float" office:value="126.005665560487" calcext:value-type="float">
            <text:p>126.005665560487</text:p>
          </table:table-cell>
          <table:table-cell table:style-name="ce59" office:value-type="float" office:value="123.023912311" calcext:value-type="float">
            <text:p>123.023912311</text:p>
          </table:table-cell>
          <table:table-cell table:style-name="ce59" table:formula="of:=[.B10]-[.B9]" office:value-type="float" office:value="122.24477665525" calcext:value-type="float">
            <text:p>122.24477665525</text:p>
          </table:table-cell>
          <table:table-cell table:style-name="ce59" table:formula="of:=[.C10]-[.C9]" office:value-type="float" office:value="126.735928433269" calcext:value-type="float">
            <text:p>126.735928433269</text:p>
          </table:table-cell>
          <table:table-cell table:style-name="ce59" table:formula="of:=[.D10]-[.D9]" office:value-type="float" office:value="124.49035254426" calcext:value-type="float">
            <text:p>124.49035254426</text:p>
          </table:table-cell>
          <table:table-cell table:style-name="ce59" table:formula="of:=[.E10]-[.E9]" office:value-type="float" office:value="123.023912311" calcext:value-type="float">
            <text:p>123.023912311</text:p>
          </table:table-cell>
          <table:table-cell table:style-name="ce59" table:formula="of:=[.F10]-[.F11]" office:value-type="float" office:value="-1.55845787937071" calcext:value-type="float">
            <text:p>-1.55845787937071</text:p>
          </table:table-cell>
          <table:table-cell table:style-name="ce59" table:formula="of:=[.G10]-[.G11]" office:value-type="float" office:value="0.239680232015246" calcext:value-type="float">
            <text:p>0.239680232015246</text:p>
          </table:table-cell>
          <table:table-cell table:style-name="ce59" table:formula="of:=[.H10]-[.H11]" office:value-type="float" office:value="-0.659388823677787" calcext:value-type="float">
            <text:p>-0.659388823677787</text:p>
          </table:table-cell>
          <table:table-cell table:style-name="ce59" table:formula="of:=[.I10]-[.I11]" office:value-type="float" office:value="0.00000298059998726785" calcext:value-type="float">
            <text:p>2.98059998726785E-06</text:p>
          </table:table-cell>
          <table:table-cell table:formula="of:=[.I10]+[.J10]" office:value-type="float" office:value="121.465454431629" calcext:value-type="float">
            <text:p>121.465454431629</text:p>
          </table:table-cell>
          <table:table-cell table:formula="of:=[.I10]+[.K10]" office:value-type="float" office:value="123.263592543015" calcext:value-type="float">
            <text:p>123.263592543015</text:p>
          </table:table-cell>
          <table:table-cell table:formula="of:=[.I10]+[.L10]" office:value-type="float" office:value="122.364523487322" calcext:value-type="float">
            <text:p>122.364523487322</text:p>
          </table:table-cell>
          <table:table-cell table:formula="of:=[.I10]+[.M10]" office:value-type="float" office:value="123.0239152916" calcext:value-type="float">
            <text:p>123.0239152916</text:p>
          </table:table-cell>
          <table:table-cell table:style-name="ce59" table:formula="of:=[.R9]+[.N10]" office:value-type="float" office:value="122.025625918629" calcext:value-type="float">
            <text:p>122.025625918629</text:p>
          </table:table-cell>
          <table:table-cell table:style-name="ce59" table:formula="of:=[.S9]+[.O10]" office:value-type="float" office:value="125.73404708847" calcext:value-type="float">
            <text:p>125.73404708847</text:p>
          </table:table-cell>
          <table:table-cell table:style-name="ce59" table:formula="of:=[.T9]+[.P10]" office:value-type="float" office:value="123.87983650355" calcext:value-type="float">
            <text:p>123.87983650355</text:p>
          </table:table-cell>
          <table:table-cell table:style-name="ce59" table:formula="of:=[.U9]+[.Q10]" office:value-type="float" office:value="123.0239152916" calcext:value-type="float">
            <text:p>123.0239152916</text:p>
          </table:table-cell>
          <table:table-cell table:style-name="ce59" table:number-columns-repeated="43"/>
        </table:table-row>
        <table:table-row table:style-name="ro1">
          <table:table-cell table:style-name="ce59" office:value-type="string" calcext:value-type="string">
            <text:p>av step</text:p>
          </table:table-cell>
          <table:table-cell table:style-name="ce59" table:number-columns-repeated="4"/>
          <table:table-cell table:style-name="ce124" office:value-type="float" office:value="123.803234534621" calcext:value-type="float">
            <text:p>123.803234534621</text:p>
          </table:table-cell>
          <table:table-cell table:style-name="ce124" office:value-type="float" office:value="126.496248201254" calcext:value-type="float">
            <text:p>126.496248201254</text:p>
          </table:table-cell>
          <table:table-cell table:style-name="ce124" office:value-type="float" office:value="125.149741367937" calcext:value-type="float">
            <text:p>125.149741367937</text:p>
          </table:table-cell>
          <table:table-cell table:style-name="ce124" office:value-type="float" office:value="123.0239093304" calcext:value-type="float">
            <text:p>123.0239093304</text:p>
          </table:table-cell>
          <table:table-cell table:style-name="ce59" table:number-columns-repeated="4"/>
          <table:table-cell table:number-columns-repeated="4"/>
          <table:table-cell table:style-name="ce59" table:number-columns-repeated="47"/>
        </table:table-row>
        <table:table-row table:style-name="ro1">
          <table:table-cell table:style-name="ce12" office:value-type="string" calcext:value-type="string" table:number-columns-spanned="1" table:number-rows-spanned="3">
            <text:p>B1Y3</text:p>
          </table:table-cell>
          <table:table-cell table:style-name="ce62" office:value-type="float" office:value="-122.430352901625" calcext:value-type="float">
            <text:p>-122.430352901625</text:p>
          </table:table-cell>
          <table:table-cell table:style-name="ce62" office:value-type="float" office:value="-121.509782608696" calcext:value-type="float">
            <text:p>-121.509782608696</text:p>
          </table:table-cell>
          <table:table-cell table:style-name="ce62" table:formula="of:=([.C12]+[.B12])/2" office:value-type="float" office:value="-121.970067755161" calcext:value-type="float">
            <text:p>-121.970067755161</text:p>
          </table:table-cell>
          <table:table-cell table:style-name="ce62" office:value-type="float" office:value="-123.023912311" calcext:value-type="float">
            <text:p>-123.023912311</text:p>
          </table:table-cell>
          <table:table-cell table:style-name="ce62" table:formula="of:=[.B13]-[.B12]" office:value-type="float" office:value="123.468194181625" calcext:value-type="float">
            <text:p>123.468194181625</text:p>
          </table:table-cell>
          <table:table-cell table:style-name="ce62" table:formula="of:=[.C13]-[.C12]" office:value-type="float" office:value="125.874555335969" calcext:value-type="float">
            <text:p>125.874555335969</text:p>
          </table:table-cell>
          <table:table-cell table:style-name="ce62" table:formula="of:=[.D13]-[.D12]" office:value-type="float" office:value="124.671374758797" calcext:value-type="float">
            <text:p>124.671374758797</text:p>
          </table:table-cell>
          <table:table-cell table:style-name="ce62" table:formula="of:=[.E13]-[.E12]" office:value-type="float" office:value="123.023912311" calcext:value-type="float">
            <text:p>123.023912311</text:p>
          </table:table-cell>
          <table:table-cell table:style-name="ce62" table:formula="of:=[.F12]-[.F15]" office:value-type="float" office:value="-0.335040352995676" calcext:value-type="float">
            <text:p>-0.335040352995676</text:p>
          </table:table-cell>
          <table:table-cell table:style-name="ce62" table:formula="of:=[.G12]-[.G15]" office:value-type="float" office:value="-0.621692865285084" calcext:value-type="float">
            <text:p>-0.621692865285084</text:p>
          </table:table-cell>
          <table:table-cell table:style-name="ce62" table:formula="of:=[.H12]-[.H15]" office:value-type="float" office:value="-0.47836660913994" calcext:value-type="float">
            <text:p>-0.47836660913994</text:p>
          </table:table-cell>
          <table:table-cell table:style-name="ce62" table:formula="of:=[.I12]-[.I15]" office:value-type="float" office:value="0.00000298060001568956" calcext:value-type="float">
            <text:p>2.98060001568956E-06</text:p>
          </table:table-cell>
          <table:table-cell table:formula="of:=[.I12]+[.J12]" office:value-type="float" office:value="122.688871958004" calcext:value-type="float">
            <text:p>122.688871958004</text:p>
          </table:table-cell>
          <table:table-cell table:formula="of:=[.I12]+[.K12]" office:value-type="float" office:value="122.402219445715" calcext:value-type="float">
            <text:p>122.402219445715</text:p>
          </table:table-cell>
          <table:table-cell table:formula="of:=[.I12]+[.L12]" office:value-type="float" office:value="122.54554570186" calcext:value-type="float">
            <text:p>122.54554570186</text:p>
          </table:table-cell>
          <table:table-cell table:formula="of:=[.I12]+[.M12]" office:value-type="float" office:value="123.0239152916" calcext:value-type="float">
            <text:p>123.0239152916</text:p>
          </table:table-cell>
          <table:table-cell table:style-name="ce62" table:formula="of:=[.R13]-[.N12]" office:value-type="float" office:value="-121.651030678004" calcext:value-type="float">
            <text:p>-121.651030678004</text:p>
          </table:table-cell>
          <table:table-cell table:style-name="ce62" table:formula="of:=[.S13]-[.O12]" office:value-type="float" office:value="-118.037446718442" calcext:value-type="float">
            <text:p>-118.037446718442</text:p>
          </table:table-cell>
          <table:table-cell table:style-name="ce62" table:formula="of:=[.T13]-[.P12]" office:value-type="float" office:value="-119.844238698224" calcext:value-type="float">
            <text:p>-119.844238698224</text:p>
          </table:table-cell>
          <table:table-cell table:style-name="ce62" table:formula="of:=[.U13]-[.Q12]" office:value-type="float" office:value="-123.0239152916" calcext:value-type="float">
            <text:p>-123.0239152916</text:p>
          </table:table-cell>
          <table:table-cell table:style-name="ce62" table:number-columns-repeated="43"/>
        </table:table-row>
        <table:table-row table:style-name="ro1">
          <table:covered-table-cell table:style-name="ce62"/>
          <table:table-cell table:style-name="ce62" office:value-type="float" office:value="1.03784128000003" calcext:value-type="float">
            <text:p>1.03784128000003</text:p>
          </table:table-cell>
          <table:table-cell table:style-name="ce62" office:value-type="float" office:value="4.36477272727289" calcext:value-type="float">
            <text:p>4.36477272727289</text:p>
          </table:table-cell>
          <table:table-cell table:style-name="ce62" table:formula="of:=([.C13]+[.B13])/2" office:value-type="float" office:value="2.70130700363646" calcext:value-type="float">
            <text:p>2.70130700363646</text:p>
          </table:table-cell>
          <table:table-cell table:style-name="ce62" office:value-type="float" office:value="0.0000000000000277555756156" calcext:value-type="float">
            <text:p>2.77555756156E-14</text:p>
          </table:table-cell>
          <table:table-cell table:style-name="ce62" table:number-columns-repeated="8"/>
          <table:table-cell table:number-columns-repeated="4"/>
          <table:table-cell table:style-name="ce62" table:formula="of:=[.B13]" office:value-type="float" office:value="1.03784128000003" calcext:value-type="float">
            <text:p>1.03784128000003</text:p>
          </table:table-cell>
          <table:table-cell table:style-name="ce62" table:formula="of:=[.C13]" office:value-type="float" office:value="4.36477272727289" calcext:value-type="float">
            <text:p>4.36477272727289</text:p>
          </table:table-cell>
          <table:table-cell table:style-name="ce62" table:formula="of:=[.D13]" office:value-type="float" office:value="2.70130700363646" calcext:value-type="float">
            <text:p>2.70130700363646</text:p>
          </table:table-cell>
          <table:table-cell table:style-name="ce62" table:formula="of:=[.E13]" office:value-type="float" office:value="0.0000000000000277555756156" calcext:value-type="float">
            <text:p>2.77555756156E-14</text:p>
          </table:table-cell>
          <table:table-cell table:style-name="ce62" table:number-columns-repeated="43"/>
        </table:table-row>
        <table:table-row table:style-name="ro1">
          <table:covered-table-cell table:style-name="ce62"/>
          <table:table-cell table:style-name="ce62" office:value-type="float" office:value="124.998327177667" calcext:value-type="float">
            <text:p>124.998327177667</text:p>
          </table:table-cell>
          <table:table-cell table:style-name="ce62" office:value-type="float" office:value="131.903260869565" calcext:value-type="float">
            <text:p>131.903260869565</text:p>
          </table:table-cell>
          <table:table-cell table:style-name="ce62" table:formula="of:=([.C14]+[.B14])/2" office:value-type="float" office:value="128.450794023616" calcext:value-type="float">
            <text:p>128.450794023616</text:p>
          </table:table-cell>
          <table:table-cell table:style-name="ce62" office:value-type="float" office:value="123.023912311" calcext:value-type="float">
            <text:p>123.023912311</text:p>
          </table:table-cell>
          <table:table-cell table:style-name="ce62" table:formula="of:=[.B14]-[.B13]" office:value-type="float" office:value="123.960485897667" calcext:value-type="float">
            <text:p>123.960485897667</text:p>
          </table:table-cell>
          <table:table-cell table:style-name="ce62" table:formula="of:=[.C14]-[.C13]" office:value-type="float" office:value="127.538488142292" calcext:value-type="float">
            <text:p>127.538488142292</text:p>
          </table:table-cell>
          <table:table-cell table:style-name="ce62" table:formula="of:=[.D14]-[.D13]" office:value-type="float" office:value="125.74948701998" calcext:value-type="float">
            <text:p>125.74948701998</text:p>
          </table:table-cell>
          <table:table-cell table:style-name="ce62" table:formula="of:=[.E14]-[.E13]" office:value-type="float" office:value="123.023912311" calcext:value-type="float">
            <text:p>123.023912311</text:p>
          </table:table-cell>
          <table:table-cell table:style-name="ce62" table:formula="of:=[.F14]-[.F15]" office:value-type="float" office:value="0.157251363046271" calcext:value-type="float">
            <text:p>0.157251363046271</text:p>
          </table:table-cell>
          <table:table-cell table:style-name="ce62" table:formula="of:=[.G14]-[.G15]" office:value-type="float" office:value="1.04223994103813" calcext:value-type="float">
            <text:p>1.04223994103813</text:p>
          </table:table-cell>
          <table:table-cell table:style-name="ce62" table:formula="of:=[.H14]-[.H15]" office:value-type="float" office:value="0.599745652042145" calcext:value-type="float">
            <text:p>0.599745652042145</text:p>
          </table:table-cell>
          <table:table-cell table:style-name="ce62" table:formula="of:=[.I14]-[.I15]" office:value-type="float" office:value="0.00000298059995884614" calcext:value-type="float">
            <text:p>2.98059995884614E-06</text:p>
          </table:table-cell>
          <table:table-cell table:formula="of:=[.I14]+[.J14]" office:value-type="float" office:value="123.181163674046" calcext:value-type="float">
            <text:p>123.181163674046</text:p>
          </table:table-cell>
          <table:table-cell table:formula="of:=[.I14]+[.K14]" office:value-type="float" office:value="124.066152252038" calcext:value-type="float">
            <text:p>124.066152252038</text:p>
          </table:table-cell>
          <table:table-cell table:formula="of:=[.I14]+[.L14]" office:value-type="float" office:value="123.623657963042" calcext:value-type="float">
            <text:p>123.623657963042</text:p>
          </table:table-cell>
          <table:table-cell table:formula="of:=[.I14]+[.M14]" office:value-type="float" office:value="123.0239152916" calcext:value-type="float">
            <text:p>123.0239152916</text:p>
          </table:table-cell>
          <table:table-cell table:style-name="ce62" table:formula="of:=[.R13]+[.N14]" office:value-type="float" office:value="124.219004954046" calcext:value-type="float">
            <text:p>124.219004954046</text:p>
          </table:table-cell>
          <table:table-cell table:style-name="ce62" table:formula="of:=[.S13]+[.O14]" office:value-type="float" office:value="128.430924979311" calcext:value-type="float">
            <text:p>128.430924979311</text:p>
          </table:table-cell>
          <table:table-cell table:style-name="ce62" table:formula="of:=[.T13]+[.P14]" office:value-type="float" office:value="126.324964966679" calcext:value-type="float">
            <text:p>126.324964966679</text:p>
          </table:table-cell>
          <table:table-cell table:style-name="ce62" table:formula="of:=[.U13]+[.Q14]" office:value-type="float" office:value="123.0239152916" calcext:value-type="float">
            <text:p>123.0239152916</text:p>
          </table:table-cell>
          <table:table-cell table:style-name="ce62" table:number-columns-repeated="43"/>
        </table:table-row>
        <table:table-row table:style-name="ro1">
          <table:table-cell table:style-name="ce62" table:number-columns-repeated="5"/>
          <table:table-cell table:style-name="ce124" office:value-type="float" office:value="123.803234534621" calcext:value-type="float">
            <text:p>123.803234534621</text:p>
          </table:table-cell>
          <table:table-cell table:style-name="ce124" office:value-type="float" office:value="126.496248201254" calcext:value-type="float">
            <text:p>126.496248201254</text:p>
          </table:table-cell>
          <table:table-cell table:style-name="ce124" office:value-type="float" office:value="125.149741367937" calcext:value-type="float">
            <text:p>125.149741367937</text:p>
          </table:table-cell>
          <table:table-cell table:style-name="ce124" office:value-type="float" office:value="123.0239093304" calcext:value-type="float">
            <text:p>123.0239093304</text:p>
          </table:table-cell>
          <table:table-cell table:style-name="ce62" table:number-columns-repeated="4"/>
          <table:table-cell table:number-columns-repeated="4"/>
          <table:table-cell table:style-name="ce62" table:number-columns-repeated="47"/>
        </table:table-row>
        <table:table-row table:style-name="ro1">
          <table:table-cell table:style-name="ce14" office:value-type="string" calcext:value-type="string" table:number-columns-spanned="1" table:number-rows-spanned="3">
            <text:p>B1Y4</text:p>
          </table:table-cell>
          <table:table-cell office:value-type="float" office:value="-122.593262211333" calcext:value-type="float">
            <text:p>-122.593262211333</text:p>
          </table:table-cell>
          <table:table-cell office:value-type="float" office:value="-119.875" calcext:value-type="float">
            <text:p>-119.875</text:p>
          </table:table-cell>
          <table:table-cell table:formula="of:=([.C16]+[.B16])/2" office:value-type="float" office:value="-121.234131105667" calcext:value-type="float">
            <text:p>-121.234131105667</text:p>
          </table:table-cell>
          <table:table-cell office:value-type="float" office:value="-123.023912311" calcext:value-type="float">
            <text:p>-123.023912311</text:p>
          </table:table-cell>
          <table:table-cell table:style-name="ce65" table:formula="of:=[.B17]-[.B16]" office:value-type="float" office:value="123.722305930083" calcext:value-type="float">
            <text:p>123.722305930083</text:p>
          </table:table-cell>
          <table:table-cell table:style-name="ce65" table:formula="of:=[.C17]-[.C16]" office:value-type="float" office:value="126.433510638298" calcext:value-type="float">
            <text:p>126.433510638298</text:p>
          </table:table-cell>
          <table:table-cell table:style-name="ce65" table:formula="of:=[.D17]-[.D16]" office:value-type="float" office:value="125.077908284191" calcext:value-type="float">
            <text:p>125.077908284191</text:p>
          </table:table-cell>
          <table:table-cell table:style-name="ce65" table:formula="of:=[.E17]-[.E16]" office:value-type="float" office:value="123.023912311" calcext:value-type="float">
            <text:p>123.023912311</text:p>
          </table:table-cell>
          <table:table-cell table:formula="of:=[.F16]-[.F19]" office:value-type="float" office:value="-0.080928604538002" calcext:value-type="float">
            <text:p>-0.080928604538002</text:p>
          </table:table-cell>
          <table:table-cell table:formula="of:=[.G16]-[.G19]" office:value-type="float" office:value="-0.0627375629560021" calcext:value-type="float">
            <text:p>-0.062737562956002</text:p>
          </table:table-cell>
          <table:table-cell table:formula="of:=[.H16]-[.H19]" office:value-type="float" office:value="-0.0718330837460002" calcext:value-type="float">
            <text:p>-0.071833083746</text:p>
          </table:table-cell>
          <table:table-cell table:formula="of:=[.I16]-[.I19]" office:value-type="float" office:value="0.00000298060000147871" calcext:value-type="float">
            <text:p>2.98060000147871E-06</text:p>
          </table:table-cell>
          <table:table-cell table:formula="of:=[.I16]+[.J16]" office:value-type="float" office:value="122.942983706462" calcext:value-type="float">
            <text:p>122.942983706462</text:p>
          </table:table-cell>
          <table:table-cell table:formula="of:=[.I16]+[.K16]" office:value-type="float" office:value="122.961174748044" calcext:value-type="float">
            <text:p>122.961174748044</text:p>
          </table:table-cell>
          <table:table-cell table:formula="of:=[.I16]+[.L16]" office:value-type="float" office:value="122.952079227254" calcext:value-type="float">
            <text:p>122.952079227254</text:p>
          </table:table-cell>
          <table:table-cell table:formula="of:=[.I16]+[.M16]" office:value-type="float" office:value="123.0239152916" calcext:value-type="float">
            <text:p>123.0239152916</text:p>
          </table:table-cell>
          <table:table-cell table:formula="of:=[.R17]-[.N16]" office:value-type="float" office:value="-121.813939987712" calcext:value-type="float">
            <text:p>-121.813939987712</text:p>
          </table:table-cell>
          <table:table-cell table:formula="of:=[.S17]-[.O16]" office:value-type="float" office:value="-116.402664109746" calcext:value-type="float">
            <text:p>-116.402664109746</text:p>
          </table:table-cell>
          <table:table-cell table:formula="of:=[.T17]-[.P16]" office:value-type="float" office:value="-119.10830204873" calcext:value-type="float">
            <text:p>-119.10830204873</text:p>
          </table:table-cell>
          <table:table-cell table:formula="of:=[.U17]-[.Q16]" office:value-type="float" office:value="-123.0239152916" calcext:value-type="float">
            <text:p>-123.0239152916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1.12904371875" calcext:value-type="float">
            <text:p>1.12904371875</text:p>
          </table:table-cell>
          <table:table-cell office:value-type="float" office:value="6.55851063829805" calcext:value-type="float">
            <text:p>6.55851063829805</text:p>
          </table:table-cell>
          <table:table-cell table:formula="of:=([.C17]+[.B17])/2" office:value-type="float" office:value="3.84377717852403" calcext:value-type="float">
            <text:p>3.84377717852403</text:p>
          </table:table-cell>
          <table:table-cell office:value-type="float" office:value="0" calcext:value-type="float">
            <text:p>0</text:p>
          </table:table-cell>
          <table:table-cell table:style-name="ce65" table:number-columns-repeated="4"/>
          <table:table-cell table:number-columns-repeated="8"/>
          <table:table-cell table:formula="of:=[.B17]" office:value-type="float" office:value="1.12904371875" calcext:value-type="float">
            <text:p>1.12904371875</text:p>
          </table:table-cell>
          <table:table-cell table:formula="of:=[.C17]" office:value-type="float" office:value="6.55851063829805" calcext:value-type="float">
            <text:p>6.55851063829805</text:p>
          </table:table-cell>
          <table:table-cell table:formula="of:=[.D17]" office:value-type="float" office:value="3.84377717852403" calcext:value-type="float">
            <text:p>3.84377717852403</text:p>
          </table:table-cell>
          <table:table-cell table:formula="of:=[.E17]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125.457492143333" calcext:value-type="float">
            <text:p>125.457492143333</text:p>
          </table:table-cell>
          <table:table-cell office:value-type="float" office:value="134.265217391304" calcext:value-type="float">
            <text:p>134.265217391304</text:p>
          </table:table-cell>
          <table:table-cell table:formula="of:=([.C18]+[.B18])/2" office:value-type="float" office:value="129.861354767318" calcext:value-type="float">
            <text:p>129.861354767318</text:p>
          </table:table-cell>
          <table:table-cell office:value-type="float" office:value="123.02391231" calcext:value-type="float">
            <text:p>123.02391231</text:p>
          </table:table-cell>
          <table:table-cell table:style-name="ce65" table:formula="of:=[.B18]-[.B17]" office:value-type="float" office:value="124.328448424583" calcext:value-type="float">
            <text:p>124.328448424583</text:p>
          </table:table-cell>
          <table:table-cell table:style-name="ce65" table:formula="of:=[.C18]-[.C17]" office:value-type="float" office:value="127.706706753006" calcext:value-type="float">
            <text:p>127.706706753006</text:p>
          </table:table-cell>
          <table:table-cell table:style-name="ce65" table:formula="of:=[.D18]-[.D17]" office:value-type="float" office:value="126.017577588794" calcext:value-type="float">
            <text:p>126.017577588794</text:p>
          </table:table-cell>
          <table:table-cell table:style-name="ce65" table:formula="of:=[.E18]-[.E17]" office:value-type="float" office:value="123.02391231" calcext:value-type="float">
            <text:p>123.02391231</text:p>
          </table:table-cell>
          <table:table-cell table:formula="of:=[.F18]-[.F19]" office:value-type="float" office:value="0.525213889962004" calcext:value-type="float">
            <text:p>0.525213889962004</text:p>
          </table:table-cell>
          <table:table-cell table:formula="of:=[.G18]-[.G19]" office:value-type="float" office:value="1.210458551752" calcext:value-type="float">
            <text:p>1.210458551752</text:p>
          </table:table-cell>
          <table:table-cell table:formula="of:=[.H18]-[.H19]" office:value-type="float" office:value="0.867836220857001" calcext:value-type="float">
            <text:p>0.867836220857001</text:p>
          </table:table-cell>
          <table:table-cell table:formula="of:=[.I18]-[.I19]" office:value-type="float" office:value="0.00000297959999784325" calcext:value-type="float">
            <text:p>2.97959999784325E-06</text:p>
          </table:table-cell>
          <table:table-cell table:formula="of:=[.I18]+[.J18]" office:value-type="float" office:value="123.549126199962" calcext:value-type="float">
            <text:p>123.549126199962</text:p>
          </table:table-cell>
          <table:table-cell table:formula="of:=[.I18]+[.K18]" office:value-type="float" office:value="124.234370861752" calcext:value-type="float">
            <text:p>124.234370861752</text:p>
          </table:table-cell>
          <table:table-cell table:formula="of:=[.I18]+[.L18]" office:value-type="float" office:value="123.891748530857" calcext:value-type="float">
            <text:p>123.891748530857</text:p>
          </table:table-cell>
          <table:table-cell table:formula="of:=[.I18]+[.M18]" office:value-type="float" office:value="123.0239152896" calcext:value-type="float">
            <text:p>123.0239152896</text:p>
          </table:table-cell>
          <table:table-cell table:formula="of:=[.R17]+[.N18]" office:value-type="float" office:value="124.678169918712" calcext:value-type="float">
            <text:p>124.678169918712</text:p>
          </table:table-cell>
          <table:table-cell table:formula="of:=[.S17]+[.O18]" office:value-type="float" office:value="130.79288150005" calcext:value-type="float">
            <text:p>130.79288150005</text:p>
          </table:table-cell>
          <table:table-cell table:formula="of:=[.T17]+[.P18]" office:value-type="float" office:value="127.735525709381" calcext:value-type="float">
            <text:p>127.735525709381</text:p>
          </table:table-cell>
          <table:table-cell table:formula="of:=[.U17]+[.Q18]" office:value-type="float" office:value="123.0239152896" calcext:value-type="float">
            <text:p>123.0239152896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124" office:value-type="float" office:value="123.803234534621" calcext:value-type="float">
            <text:p>123.803234534621</text:p>
          </table:table-cell>
          <table:table-cell table:style-name="ce124" office:value-type="float" office:value="126.496248201254" calcext:value-type="float">
            <text:p>126.496248201254</text:p>
          </table:table-cell>
          <table:table-cell table:style-name="ce124" office:value-type="float" office:value="125.149741367937" calcext:value-type="float">
            <text:p>125.149741367937</text:p>
          </table:table-cell>
          <table:table-cell table:style-name="ce124" office:value-type="float" office:value="123.0239093304" calcext:value-type="float">
            <text:p>123.0239093304</text:p>
          </table:table-cell>
          <table:table-cell table:number-columns-repeated="55"/>
        </table:table-row>
        <table:table-row table:style-name="ro1">
          <table:table-cell table:style-name="ce16" office:value-type="string" calcext:value-type="string" table:number-columns-spanned="1" table:number-rows-spanned="3">
            <text:p>B1Y5</text:p>
          </table:table-cell>
          <table:table-cell table:style-name="ce68" office:value-type="float" office:value="-122.284282643333" calcext:value-type="float">
            <text:p>-122.284282643333</text:p>
          </table:table-cell>
          <table:table-cell table:style-name="ce68" office:value-type="float" office:value="-118.322826086956" calcext:value-type="float">
            <text:p>-118.322826086956</text:p>
          </table:table-cell>
          <table:table-cell table:style-name="ce68" table:formula="of:=([.C20]+[.B20])/2" office:value-type="float" office:value="-120.303554365144" calcext:value-type="float">
            <text:p>-120.303554365144</text:p>
          </table:table-cell>
          <table:table-cell table:style-name="ce68" office:value-type="float" office:value="-123.02391231" calcext:value-type="float">
            <text:p>-123.02391231</text:p>
          </table:table-cell>
          <table:table-cell table:style-name="ce68" table:formula="of:=[.B21]-[.B20]" office:value-type="float" office:value="123.12095126" calcext:value-type="float">
            <text:p>123.12095126</text:p>
          </table:table-cell>
          <table:table-cell table:style-name="ce68" table:formula="of:=[.C21]-[.C20]" office:value-type="float" office:value="126.692391304347" calcext:value-type="float">
            <text:p>126.692391304347</text:p>
          </table:table-cell>
          <table:table-cell table:style-name="ce68" table:formula="of:=[.D21]-[.D20]" office:value-type="float" office:value="124.906671282173" calcext:value-type="float">
            <text:p>124.906671282173</text:p>
          </table:table-cell>
          <table:table-cell table:style-name="ce68" table:formula="of:=[.E21]-[.E20]" office:value-type="float" office:value="123.02391231" calcext:value-type="float">
            <text:p>123.02391231</text:p>
          </table:table-cell>
          <table:table-cell table:style-name="ce68" table:formula="of:=[.F20]-[.F23]" office:value-type="float" office:value="-0.682283274621028" calcext:value-type="float">
            <text:p>-0.682283274621028</text:p>
          </table:table-cell>
          <table:table-cell table:style-name="ce68" table:formula="of:=[.G20]-[.G23]" office:value-type="float" office:value="0.19614310309349" calcext:value-type="float">
            <text:p>0.19614310309349</text:p>
          </table:table-cell>
          <table:table-cell table:style-name="ce68" table:formula="of:=[.H20]-[.H23]" office:value-type="float" office:value="-0.24307008576433" calcext:value-type="float">
            <text:p>-0.24307008576433</text:p>
          </table:table-cell>
          <table:table-cell table:style-name="ce68" table:formula="of:=[.I20]-[.I23]" office:value-type="float" office:value="0.0000029795999836324" calcext:value-type="float">
            <text:p>2.9795999836324E-06</text:p>
          </table:table-cell>
          <table:table-cell table:formula="of:=[.I20]+[.J20]" office:value-type="float" office:value="122.341629035379" calcext:value-type="float">
            <text:p>122.341629035379</text:p>
          </table:table-cell>
          <table:table-cell table:formula="of:=[.I20]+[.K20]" office:value-type="float" office:value="123.220055413093" calcext:value-type="float">
            <text:p>123.220055413093</text:p>
          </table:table-cell>
          <table:table-cell table:formula="of:=[.I20]+[.L20]" office:value-type="float" office:value="122.780842224236" calcext:value-type="float">
            <text:p>122.780842224236</text:p>
          </table:table-cell>
          <table:table-cell table:formula="of:=[.I20]+[.M20]" office:value-type="float" office:value="123.0239152896" calcext:value-type="float">
            <text:p>123.0239152896</text:p>
          </table:table-cell>
          <table:table-cell table:style-name="ce68" table:formula="of:=[.R21]-[.N20]" office:value-type="float" office:value="-121.504960418712" calcext:value-type="float">
            <text:p>-121.504960418712</text:p>
          </table:table-cell>
          <table:table-cell table:style-name="ce68" table:formula="of:=[.S21]-[.O20]" office:value-type="float" office:value="-114.850490195702" calcext:value-type="float">
            <text:p>-114.850490195702</text:p>
          </table:table-cell>
          <table:table-cell table:style-name="ce68" table:formula="of:=[.T21]-[.P20]" office:value-type="float" office:value="-118.177725307207" calcext:value-type="float">
            <text:p>-118.177725307207</text:p>
          </table:table-cell>
          <table:table-cell table:style-name="ce68" table:formula="of:=[.U21]-[.Q20]" office:value-type="float" office:value="-123.0239152896" calcext:value-type="float">
            <text:p>-123.0239152896</text:p>
          </table:table-cell>
          <table:table-cell table:style-name="ce68" table:number-columns-repeated="43"/>
        </table:table-row>
        <table:table-row table:style-name="ro1">
          <table:covered-table-cell table:style-name="ce68"/>
          <table:table-cell table:style-name="ce68" office:value-type="float" office:value="0.836668616666664" calcext:value-type="float">
            <text:p>0.836668616666664</text:p>
          </table:table-cell>
          <table:table-cell table:style-name="ce68" office:value-type="float" office:value="8.36956521739147" calcext:value-type="float">
            <text:p>8.36956521739147</text:p>
          </table:table-cell>
          <table:table-cell table:style-name="ce68" table:formula="of:=([.C21]+[.B21])/2" office:value-type="float" office:value="4.60311691702907" calcext:value-type="float">
            <text:p>4.60311691702907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number-columns-repeated="8"/>
          <table:table-cell table:number-columns-repeated="4"/>
          <table:table-cell table:style-name="ce68" table:formula="of:=[.B21]" office:value-type="float" office:value="0.836668616666664" calcext:value-type="float">
            <text:p>0.836668616666664</text:p>
          </table:table-cell>
          <table:table-cell table:style-name="ce68" table:formula="of:=[.C21]" office:value-type="float" office:value="8.36956521739147" calcext:value-type="float">
            <text:p>8.36956521739147</text:p>
          </table:table-cell>
          <table:table-cell table:style-name="ce68" table:formula="of:=[.D21]" office:value-type="float" office:value="4.60311691702907" calcext:value-type="float">
            <text:p>4.60311691702907</text:p>
          </table:table-cell>
          <table:table-cell table:style-name="ce68" table:formula="of:=[.E21]" office:value-type="float" office:value="0" calcext:value-type="float">
            <text:p>0</text:p>
          </table:table-cell>
          <table:table-cell table:style-name="ce68" table:number-columns-repeated="43"/>
        </table:table-row>
        <table:table-row table:style-name="ro1">
          <table:covered-table-cell table:style-name="ce68"/>
          <table:table-cell table:style-name="ce68" office:value-type="float" office:value="124.89709157" calcext:value-type="float">
            <text:p>124.89709157</text:p>
          </table:table-cell>
          <table:table-cell table:style-name="ce68" office:value-type="float" office:value="135.1625" calcext:value-type="float">
            <text:p>135.1625</text:p>
          </table:table-cell>
          <table:table-cell table:style-name="ce68" table:formula="of:=([.C22]+[.B22])/2" office:value-type="float" office:value="130.029795785" calcext:value-type="float">
            <text:p>130.029795785</text:p>
          </table:table-cell>
          <table:table-cell table:style-name="ce68" office:value-type="float" office:value="123.02389741" calcext:value-type="float">
            <text:p>123.02389741</text:p>
          </table:table-cell>
          <table:table-cell table:style-name="ce68" table:formula="of:=[.B22]-[.B21]" office:value-type="float" office:value="124.060422953333" calcext:value-type="float">
            <text:p>124.060422953333</text:p>
          </table:table-cell>
          <table:table-cell table:style-name="ce68" table:formula="of:=[.C22]-[.C21]" office:value-type="float" office:value="126.792934782609" calcext:value-type="float">
            <text:p>126.792934782609</text:p>
          </table:table-cell>
          <table:table-cell table:style-name="ce68" table:formula="of:=[.D22]-[.D21]" office:value-type="float" office:value="125.426678867971" calcext:value-type="float">
            <text:p>125.426678867971</text:p>
          </table:table-cell>
          <table:table-cell table:style-name="ce68" table:formula="of:=[.E22]-[.E21]" office:value-type="float" office:value="123.02389741" calcext:value-type="float">
            <text:p>123.02389741</text:p>
          </table:table-cell>
          <table:table-cell table:style-name="ce68" table:formula="of:=[.F22]-[.F23]" office:value-type="float" office:value="0.25718841871263" calcext:value-type="float">
            <text:p>0.25718841871263</text:p>
          </table:table-cell>
          <table:table-cell table:style-name="ce68" table:formula="of:=[.G22]-[.G23]" office:value-type="float" office:value="0.29668658135455" calcext:value-type="float">
            <text:p>0.29668658135455</text:p>
          </table:table-cell>
          <table:table-cell table:style-name="ce68" table:formula="of:=[.H22]-[.H23]" office:value-type="float" office:value="0.27693750003354" calcext:value-type="float">
            <text:p>0.27693750003354</text:p>
          </table:table-cell>
          <table:table-cell table:style-name="ce68" table:formula="of:=[.I22]-[.I23]" office:value-type="float" office:value="-0.0000119204000128548" calcext:value-type="float">
            <text:p>-1.19204000128548E-05</text:p>
          </table:table-cell>
          <table:table-cell table:formula="of:=[.I22]+[.J22]" office:value-type="float" office:value="123.281085828713" calcext:value-type="float">
            <text:p>123.281085828713</text:p>
          </table:table-cell>
          <table:table-cell table:formula="of:=[.I22]+[.K22]" office:value-type="float" office:value="123.320583991355" calcext:value-type="float">
            <text:p>123.320583991355</text:p>
          </table:table-cell>
          <table:table-cell table:formula="of:=[.I22]+[.L22]" office:value-type="float" office:value="123.300834910034" calcext:value-type="float">
            <text:p>123.300834910034</text:p>
          </table:table-cell>
          <table:table-cell table:formula="of:=[.I22]+[.M22]" office:value-type="float" office:value="123.0238854896" calcext:value-type="float">
            <text:p>123.0238854896</text:p>
          </table:table-cell>
          <table:table-cell table:style-name="ce68" table:formula="of:=[.R21]+[.N22]" office:value-type="float" office:value="124.117754445379" calcext:value-type="float">
            <text:p>124.117754445379</text:p>
          </table:table-cell>
          <table:table-cell table:style-name="ce68" table:formula="of:=[.S21]+[.O22]" office:value-type="float" office:value="131.690149208746" calcext:value-type="float">
            <text:p>131.690149208746</text:p>
          </table:table-cell>
          <table:table-cell table:style-name="ce68" table:formula="of:=[.T21]+[.P22]" office:value-type="float" office:value="127.903951827063" calcext:value-type="float">
            <text:p>127.903951827063</text:p>
          </table:table-cell>
          <table:table-cell table:style-name="ce68" table:formula="of:=[.U21]+[.Q22]" office:value-type="float" office:value="123.0238854896" calcext:value-type="float">
            <text:p>123.0238854896</text:p>
          </table:table-cell>
          <table:table-cell table:style-name="ce68" table:number-columns-repeated="43"/>
        </table:table-row>
        <table:table-row table:style-name="ro1">
          <table:table-cell table:style-name="ce68" table:number-columns-repeated="5"/>
          <table:table-cell table:style-name="ce124" office:value-type="float" office:value="123.803234534621" calcext:value-type="float">
            <text:p>123.803234534621</text:p>
          </table:table-cell>
          <table:table-cell table:style-name="ce124" office:value-type="float" office:value="126.496248201254" calcext:value-type="float">
            <text:p>126.496248201254</text:p>
          </table:table-cell>
          <table:table-cell table:style-name="ce124" office:value-type="float" office:value="125.149741367937" calcext:value-type="float">
            <text:p>125.149741367937</text:p>
          </table:table-cell>
          <table:table-cell table:style-name="ce124" office:value-type="float" office:value="123.0239093304" calcext:value-type="float">
            <text:p>123.0239093304</text:p>
          </table:table-cell>
          <table:table-cell table:style-name="ce68" table:number-columns-repeated="4"/>
          <table:table-cell table:number-columns-repeated="4"/>
          <table:table-cell table:style-name="ce68" table:number-columns-repeated="47"/>
        </table:table-row>
        <table:table-row table:style-name="ro1">
          <table:table-cell table:style-name="ce18" office:value-type="string" calcext:value-type="string" table:number-columns-spanned="1" table:number-rows-spanned="3">
            <text:p>B1X1</text:p>
          </table:table-cell>
          <table:table-cell table:style-name="ce71" office:value-type="float" office:value="-123.750652743333" calcext:value-type="float">
            <text:p>-123.750652743333</text:p>
          </table:table-cell>
          <table:table-cell table:style-name="ce71" office:value-type="float" office:value="-123.534782608696" calcext:value-type="float">
            <text:p>-123.534782608696</text:p>
          </table:table-cell>
          <table:table-cell table:style-name="ce71" table:formula="of:=([.C24]+[.B24])/2" office:value-type="float" office:value="-123.642717676015" calcext:value-type="float">
            <text:p>-123.642717676015</text:p>
          </table:table-cell>
          <table:table-cell table:style-name="ce71" office:value-type="float" office:value="-123.02389741" calcext:value-type="float">
            <text:p>-123.02389741</text:p>
          </table:table-cell>
          <table:table-cell table:style-name="ce71" table:formula="of:=[.B25]-[.B24]" office:value-type="float" office:value="122.808904899583" calcext:value-type="float">
            <text:p>122.808904899583</text:p>
          </table:table-cell>
          <table:table-cell table:style-name="ce71" table:formula="of:=[.C25]-[.C24]" office:value-type="float" office:value="123.845420906568" calcext:value-type="float">
            <text:p>123.845420906568</text:p>
          </table:table-cell>
          <table:table-cell table:style-name="ce71" table:formula="of:=[.D25]-[.D24]" office:value-type="float" office:value="123.327162903076" calcext:value-type="float">
            <text:p>123.327162903076</text:p>
          </table:table-cell>
          <table:table-cell table:style-name="ce71" table:formula="of:=[.E25]-[.E24]" office:value-type="float" office:value="123.02389741" calcext:value-type="float">
            <text:p>123.02389741</text:p>
          </table:table-cell>
          <table:table-cell table:style-name="ce71" table:formula="of:=[.F24]-[.F27]" office:value-type="float" office:value="-1.04432506564248" calcext:value-type="float">
            <text:p>-1.04432506564248</text:p>
          </table:table-cell>
          <table:table-cell table:style-name="ce71" table:formula="of:=[.G24]-[.G27]" office:value-type="float" office:value="-1.15024092918036" calcext:value-type="float">
            <text:p>-1.15024092918036</text:p>
          </table:table-cell>
          <table:table-cell table:style-name="ce71" table:formula="of:=[.H24]-[.H27]" office:value-type="float" office:value="-1.09728299741099" calcext:value-type="float">
            <text:p>-1.09728299741099</text:p>
          </table:table-cell>
          <table:table-cell table:style-name="ce71" table:formula="of:=[.I24]-[.I27]" office:value-type="float" office:value="-0.0000119204000128548" calcext:value-type="float">
            <text:p>-1.19204000128548E-05</text:p>
          </table:table-cell>
          <table:table-cell table:formula="of:=[.I24]+[.J24]" office:value-type="float" office:value="121.979572344358" calcext:value-type="float">
            <text:p>121.979572344358</text:p>
          </table:table-cell>
          <table:table-cell table:formula="of:=[.I24]+[.K24]" office:value-type="float" office:value="121.87365648082" calcext:value-type="float">
            <text:p>121.87365648082</text:p>
          </table:table-cell>
          <table:table-cell table:formula="of:=[.I24]+[.L24]" office:value-type="float" office:value="121.926614412589" calcext:value-type="float">
            <text:p>121.926614412589</text:p>
          </table:table-cell>
          <table:table-cell table:formula="of:=[.I24]+[.M24]" office:value-type="float" office:value="123.0238854896" calcext:value-type="float">
            <text:p>123.0238854896</text:p>
          </table:table-cell>
          <table:table-cell table:style-name="ce71" table:formula="of:=[.R25]-[.N24]" office:value-type="float" office:value="-122.921320188108" calcext:value-type="float">
            <text:p>-122.921320188108</text:p>
          </table:table-cell>
          <table:table-cell table:style-name="ce71" table:formula="of:=[.S25]-[.O24]" office:value-type="float" office:value="-121.563018182947" calcext:value-type="float">
            <text:p>-121.563018182947</text:p>
          </table:table-cell>
          <table:table-cell table:style-name="ce71" table:formula="of:=[.T25]-[.P24]" office:value-type="float" office:value="-122.242169185528" calcext:value-type="float">
            <text:p>-122.242169185528</text:p>
          </table:table-cell>
          <table:table-cell table:style-name="ce71" table:formula="of:=[.U25]-[.Q24]" office:value-type="float" office:value="-123.0238854896" calcext:value-type="float">
            <text:p>-123.0238854896</text:p>
          </table:table-cell>
          <table:table-cell table:style-name="ce71" table:number-columns-repeated="43"/>
        </table:table-row>
        <table:table-row table:style-name="ro1">
          <table:covered-table-cell table:style-name="ce71"/>
          <table:table-cell table:style-name="ce71" office:value-type="float" office:value="-0.941747843749999" calcext:value-type="float">
            <text:p>-0.941747843749999</text:p>
          </table:table-cell>
          <table:table-cell table:style-name="ce71" office:value-type="float" office:value="0.31063829787232" calcext:value-type="float">
            <text:p>0.31063829787232</text:p>
          </table:table-cell>
          <table:table-cell table:style-name="ce71" table:formula="of:=([.C25]+[.B25])/2" office:value-type="float" office:value="-0.31555477293884" calcext:value-type="float">
            <text:p>-0.31555477293884</text:p>
          </table:table-cell>
          <table:table-cell table:style-name="ce71" office:value-type="float" office:value="0" calcext:value-type="float">
            <text:p>0</text:p>
          </table:table-cell>
          <table:table-cell table:style-name="ce71" table:number-columns-repeated="8"/>
          <table:table-cell table:number-columns-repeated="4"/>
          <table:table-cell table:style-name="ce71" table:formula="of:=[.B25]" office:value-type="float" office:value="-0.941747843749999" calcext:value-type="float">
            <text:p>-0.941747843749999</text:p>
          </table:table-cell>
          <table:table-cell table:style-name="ce71" table:formula="of:=[.C25]" office:value-type="float" office:value="0.31063829787232" calcext:value-type="float">
            <text:p>0.31063829787232</text:p>
          </table:table-cell>
          <table:table-cell table:style-name="ce71" table:formula="of:=[.D25]" office:value-type="float" office:value="-0.31555477293884" calcext:value-type="float">
            <text:p>-0.31555477293884</text:p>
          </table:table-cell>
          <table:table-cell table:style-name="ce71" table:formula="of:=[.E25]" office:value-type="float" office:value="0" calcext:value-type="float">
            <text:p>0</text:p>
          </table:table-cell>
          <table:table-cell table:style-name="ce71" table:number-columns-repeated="43"/>
        </table:table-row>
        <table:table-row table:style-name="ro1">
          <table:covered-table-cell table:style-name="ce71"/>
          <table:table-cell table:style-name="ce71" office:value-type="float" office:value="122.906754720714" calcext:value-type="float">
            <text:p>122.906754720714</text:p>
          </table:table-cell>
          <table:table-cell table:style-name="ce71" office:value-type="float" office:value="125.007777777778" calcext:value-type="float">
            <text:p>125.007777777778</text:p>
          </table:table-cell>
          <table:table-cell table:style-name="ce71" table:formula="of:=([.C26]+[.B26])/2" office:value-type="float" office:value="123.957266249246" calcext:value-type="float">
            <text:p>123.957266249246</text:p>
          </table:table-cell>
          <table:table-cell table:style-name="ce71" office:value-type="float" office:value="123.02391231" calcext:value-type="float">
            <text:p>123.02391231</text:p>
          </table:table-cell>
          <table:table-cell table:style-name="ce71" table:formula="of:=[.B26]-[.B25]" office:value-type="float" office:value="123.848502564464" calcext:value-type="float">
            <text:p>123.848502564464</text:p>
          </table:table-cell>
          <table:table-cell table:style-name="ce71" table:formula="of:=[.C26]-[.C25]" office:value-type="float" office:value="124.697139479906" calcext:value-type="float">
            <text:p>124.697139479906</text:p>
          </table:table-cell>
          <table:table-cell table:style-name="ce71" table:formula="of:=[.D26]-[.D25]" office:value-type="float" office:value="124.272821022185" calcext:value-type="float">
            <text:p>124.272821022185</text:p>
          </table:table-cell>
          <table:table-cell table:style-name="ce71" table:formula="of:=[.E26]-[.E25]" office:value-type="float" office:value="123.02391231" calcext:value-type="float">
            <text:p>123.02391231</text:p>
          </table:table-cell>
          <table:table-cell table:style-name="ce71" table:formula="of:=[.F26]-[.F27]" office:value-type="float" office:value="-0.00472740076149591" calcext:value-type="float">
            <text:p>-0.004727400761496</text:p>
          </table:table-cell>
          <table:table-cell table:style-name="ce71" table:formula="of:=[.G26]-[.G27]" office:value-type="float" office:value="-0.298522355842991" calcext:value-type="float">
            <text:p>-0.298522355842991</text:p>
          </table:table-cell>
          <table:table-cell table:style-name="ce71" table:formula="of:=[.H26]-[.H27]" office:value-type="float" office:value="-0.1516248783023" calcext:value-type="float">
            <text:p>-0.1516248783023</text:p>
          </table:table-cell>
          <table:table-cell table:style-name="ce71" table:formula="of:=[.I26]-[.I27]" office:value-type="float" office:value="0.0000029795999836324" calcext:value-type="float">
            <text:p>2.9795999836324E-06</text:p>
          </table:table-cell>
          <table:table-cell table:formula="of:=[.I26]+[.J26]" office:value-type="float" office:value="123.019184909239" calcext:value-type="float">
            <text:p>123.019184909239</text:p>
          </table:table-cell>
          <table:table-cell table:formula="of:=[.I26]+[.K26]" office:value-type="float" office:value="122.725389954157" calcext:value-type="float">
            <text:p>122.725389954157</text:p>
          </table:table-cell>
          <table:table-cell table:formula="of:=[.I26]+[.L26]" office:value-type="float" office:value="122.872287431698" calcext:value-type="float">
            <text:p>122.872287431698</text:p>
          </table:table-cell>
          <table:table-cell table:formula="of:=[.I26]+[.M26]" office:value-type="float" office:value="123.0239152896" calcext:value-type="float">
            <text:p>123.0239152896</text:p>
          </table:table-cell>
          <table:table-cell table:style-name="ce71" table:formula="of:=[.R25]+[.N26]" office:value-type="float" office:value="122.077437065489" calcext:value-type="float">
            <text:p>122.077437065489</text:p>
          </table:table-cell>
          <table:table-cell table:style-name="ce71" table:formula="of:=[.S25]+[.O26]" office:value-type="float" office:value="123.036028252029" calcext:value-type="float">
            <text:p>123.036028252029</text:p>
          </table:table-cell>
          <table:table-cell table:style-name="ce71" table:formula="of:=[.T25]+[.P26]" office:value-type="float" office:value="122.556732658759" calcext:value-type="float">
            <text:p>122.556732658759</text:p>
          </table:table-cell>
          <table:table-cell table:style-name="ce71" table:formula="of:=[.U25]+[.Q26]" office:value-type="float" office:value="123.0239152896" calcext:value-type="float">
            <text:p>123.0239152896</text:p>
          </table:table-cell>
          <table:table-cell table:style-name="ce71" table:number-columns-repeated="43"/>
        </table:table-row>
        <table:table-row table:style-name="ro1">
          <table:table-cell table:style-name="ce71" table:number-columns-repeated="5"/>
          <table:table-cell table:style-name="ce125" office:value-type="float" office:value="123.853229965226" calcext:value-type="float">
            <text:p>123.853229965226</text:p>
          </table:table-cell>
          <table:table-cell table:style-name="ce125" office:value-type="float" office:value="124.995661835749" calcext:value-type="float">
            <text:p>124.995661835749</text:p>
          </table:table-cell>
          <table:table-cell table:style-name="ce125" office:value-type="float" office:value="124.424445900487" calcext:value-type="float">
            <text:p>124.424445900487</text:p>
          </table:table-cell>
          <table:table-cell table:style-name="ce125" office:value-type="float" office:value="123.0239093304" calcext:value-type="float">
            <text:p>123.0239093304</text:p>
          </table:table-cell>
          <table:table-cell table:style-name="ce71" table:number-columns-repeated="4"/>
          <table:table-cell table:number-columns-repeated="4"/>
          <table:table-cell table:style-name="ce71" table:number-columns-repeated="47"/>
        </table:table-row>
        <table:table-row table:style-name="ro1">
          <table:table-cell table:style-name="ce20" office:value-type="string" calcext:value-type="string" table:number-columns-spanned="1" table:number-rows-spanned="3">
            <text:p>B1X2</text:p>
          </table:table-cell>
          <table:table-cell table:style-name="ce74" office:value-type="float" office:value="-125.345733343333" calcext:value-type="float">
            <text:p>-125.345733343333</text:p>
          </table:table-cell>
          <table:table-cell table:style-name="ce74" office:value-type="float" office:value="-125.210869565217" calcext:value-type="float">
            <text:p>-125.210869565217</text:p>
          </table:table-cell>
          <table:table-cell table:style-name="ce74" table:formula="of:=([.C28]+[.B28])/2" office:value-type="float" office:value="-125.278301454275" calcext:value-type="float">
            <text:p>-125.278301454275</text:p>
          </table:table-cell>
          <table:table-cell table:style-name="ce74" office:value-type="float" office:value="-123.02391231" calcext:value-type="float">
            <text:p>-123.02391231</text:p>
          </table:table-cell>
          <table:table-cell table:style-name="ce74" table:formula="of:=[.B29]-[.B28]" office:value-type="float" office:value="123.22799685" calcext:value-type="float">
            <text:p>123.22799685</text:p>
          </table:table-cell>
          <table:table-cell table:style-name="ce74" table:formula="of:=[.C29]-[.C28]" office:value-type="float" office:value="124.084733201581" calcext:value-type="float">
            <text:p>124.084733201581</text:p>
          </table:table-cell>
          <table:table-cell table:style-name="ce74" table:formula="of:=[.D29]-[.D28]" office:value-type="float" office:value="123.65636502579" calcext:value-type="float">
            <text:p>123.65636502579</text:p>
          </table:table-cell>
          <table:table-cell table:style-name="ce74" table:formula="of:=[.E29]-[.E28]" office:value-type="float" office:value="123.02391231" calcext:value-type="float">
            <text:p>123.02391231</text:p>
          </table:table-cell>
          <table:table-cell table:style-name="ce74" table:formula="of:=[.F28]-[.F31]" office:value-type="float" office:value="-0.625233115225825" calcext:value-type="float">
            <text:p>-0.625233115225825</text:p>
          </table:table-cell>
          <table:table-cell table:style-name="ce74" table:formula="of:=[.G28]-[.G31]" office:value-type="float" office:value="-0.910928634168073" calcext:value-type="float">
            <text:p>-0.910928634168073</text:p>
          </table:table-cell>
          <table:table-cell table:style-name="ce74" table:formula="of:=[.H28]-[.H31]" office:value-type="float" office:value="-0.768080874697006" calcext:value-type="float">
            <text:p>-0.768080874697006</text:p>
          </table:table-cell>
          <table:table-cell table:style-name="ce74" table:formula="of:=[.I28]-[.I31]" office:value-type="float" office:value="0.0000029795999836324" calcext:value-type="float">
            <text:p>2.9795999836324E-06</text:p>
          </table:table-cell>
          <table:table-cell table:formula="of:=[.I28]+[.J28]" office:value-type="float" office:value="122.398679194774" calcext:value-type="float">
            <text:p>122.398679194774</text:p>
          </table:table-cell>
          <table:table-cell table:formula="of:=[.I28]+[.K28]" office:value-type="float" office:value="122.112983675832" calcext:value-type="float">
            <text:p>122.112983675832</text:p>
          </table:table-cell>
          <table:table-cell table:formula="of:=[.I28]+[.L28]" office:value-type="float" office:value="122.255831435303" calcext:value-type="float">
            <text:p>122.255831435303</text:p>
          </table:table-cell>
          <table:table-cell table:formula="of:=[.I28]+[.M28]" office:value-type="float" office:value="123.0239152896" calcext:value-type="float">
            <text:p>123.0239152896</text:p>
          </table:table-cell>
          <table:table-cell table:style-name="ce74" table:formula="of:=[.R29]-[.N28]" office:value-type="float" office:value="-124.516415688108" calcext:value-type="float">
            <text:p>-124.516415688108</text:p>
          </table:table-cell>
          <table:table-cell table:style-name="ce74" table:formula="of:=[.S29]-[.O28]" office:value-type="float" office:value="-123.239120039468" calcext:value-type="float">
            <text:p>-123.239120039468</text:p>
          </table:table-cell>
          <table:table-cell table:style-name="ce74" table:formula="of:=[.T29]-[.P28]" office:value-type="float" office:value="-123.877767863788" calcext:value-type="float">
            <text:p>-123.877767863788</text:p>
          </table:table-cell>
          <table:table-cell table:style-name="ce74" table:formula="of:=[.U29]-[.Q28]" office:value-type="float" office:value="-123.0239152896" calcext:value-type="float">
            <text:p>-123.0239152896</text:p>
          </table:table-cell>
          <table:table-cell table:style-name="ce74" table:number-columns-repeated="43"/>
        </table:table-row>
        <table:table-row table:style-name="ro1">
          <table:covered-table-cell table:style-name="ce74"/>
          <table:table-cell table:style-name="ce74" office:value-type="float" office:value="-2.11773649333333" calcext:value-type="float">
            <text:p>-2.11773649333333</text:p>
          </table:table-cell>
          <table:table-cell table:style-name="ce74" office:value-type="float" office:value="-1.12613636363639" calcext:value-type="float">
            <text:p>-1.12613636363639</text:p>
          </table:table-cell>
          <table:table-cell table:style-name="ce74" table:formula="of:=([.C29]+[.B29])/2" office:value-type="float" office:value="-1.62193642848486" calcext:value-type="float">
            <text:p>-1.62193642848486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4"/>
          <table:table-cell table:style-name="ce74" table:formula="of:=[.B29]" office:value-type="float" office:value="-2.11773649333333" calcext:value-type="float">
            <text:p>-2.11773649333333</text:p>
          </table:table-cell>
          <table:table-cell table:style-name="ce74" table:formula="of:=[.C29]" office:value-type="float" office:value="-1.12613636363639" calcext:value-type="float">
            <text:p>-1.12613636363639</text:p>
          </table:table-cell>
          <table:table-cell table:style-name="ce74" table:formula="of:=[.D29]" office:value-type="float" office:value="-1.62193642848486" calcext:value-type="float">
            <text:p>-1.62193642848486</text:p>
          </table:table-cell>
          <table:table-cell table:style-name="ce74" table:formula="of:=[.E29]" office:value-type="float" office:value="0" calcext:value-type="float">
            <text:p>0</text:p>
          </table:table-cell>
          <table:table-cell table:style-name="ce74" table:number-columns-repeated="43"/>
        </table:table-row>
        <table:table-row table:style-name="ro1">
          <table:covered-table-cell table:style-name="ce74"/>
          <table:table-cell table:style-name="ce74" office:value-type="float" office:value="122.594493851" calcext:value-type="float">
            <text:p>122.594493851</text:p>
          </table:table-cell>
          <table:table-cell table:style-name="ce74" office:value-type="float" office:value="125.269565217391" calcext:value-type="float">
            <text:p>125.269565217391</text:p>
          </table:table-cell>
          <table:table-cell table:style-name="ce74" table:formula="of:=([.C30]+[.B30])/2" office:value-type="float" office:value="123.932029534195" calcext:value-type="float">
            <text:p>123.932029534195</text:p>
          </table:table-cell>
          <table:table-cell table:style-name="ce74" office:value-type="float" office:value="123.023912311" calcext:value-type="float">
            <text:p>123.023912311</text:p>
          </table:table-cell>
          <table:table-cell table:style-name="ce74" table:formula="of:=[.B30]-[.B29]" office:value-type="float" office:value="124.712230344333" calcext:value-type="float">
            <text:p>124.712230344333</text:p>
          </table:table-cell>
          <table:table-cell table:style-name="ce74" table:formula="of:=[.C30]-[.C29]" office:value-type="float" office:value="126.395701581027" calcext:value-type="float">
            <text:p>126.395701581027</text:p>
          </table:table-cell>
          <table:table-cell table:style-name="ce74" table:formula="of:=[.D30]-[.D29]" office:value-type="float" office:value="125.55396596268" calcext:value-type="float">
            <text:p>125.55396596268</text:p>
          </table:table-cell>
          <table:table-cell table:style-name="ce74" table:formula="of:=[.E30]-[.E29]" office:value-type="float" office:value="123.023912311" calcext:value-type="float">
            <text:p>123.023912311</text:p>
          </table:table-cell>
          <table:table-cell table:style-name="ce74" table:formula="of:=[.F30]-[.F31]" office:value-type="float" office:value="0.859000379107826" calcext:value-type="float">
            <text:p>0.859000379107826</text:p>
          </table:table-cell>
          <table:table-cell table:style-name="ce74" table:formula="of:=[.G30]-[.G31]" office:value-type="float" office:value="1.40003974527872" calcext:value-type="float">
            <text:p>1.40003974527872</text:p>
          </table:table-cell>
          <table:table-cell table:style-name="ce74" table:formula="of:=[.H30]-[.H31]" office:value-type="float" office:value="1.12952006219271" calcext:value-type="float">
            <text:p>1.12952006219271</text:p>
          </table:table-cell>
          <table:table-cell table:style-name="ce74" table:formula="of:=[.I30]-[.I31]" office:value-type="float" office:value="0.00000298059998726785" calcext:value-type="float">
            <text:p>2.98059998726785E-06</text:p>
          </table:table-cell>
          <table:table-cell table:formula="of:=[.I30]+[.J30]" office:value-type="float" office:value="123.882912690108" calcext:value-type="float">
            <text:p>123.882912690108</text:p>
          </table:table-cell>
          <table:table-cell table:formula="of:=[.I30]+[.K30]" office:value-type="float" office:value="124.423952056279" calcext:value-type="float">
            <text:p>124.423952056279</text:p>
          </table:table-cell>
          <table:table-cell table:formula="of:=[.I30]+[.L30]" office:value-type="float" office:value="124.153432373193" calcext:value-type="float">
            <text:p>124.153432373193</text:p>
          </table:table-cell>
          <table:table-cell table:formula="of:=[.I30]+[.M30]" office:value-type="float" office:value="123.0239152916" calcext:value-type="float">
            <text:p>123.0239152916</text:p>
          </table:table-cell>
          <table:table-cell table:style-name="ce74" table:formula="of:=[.R29]+[.N30]" office:value-type="float" office:value="121.765176196775" calcext:value-type="float">
            <text:p>121.765176196775</text:p>
          </table:table-cell>
          <table:table-cell table:style-name="ce74" table:formula="of:=[.S29]+[.O30]" office:value-type="float" office:value="123.297815692642" calcext:value-type="float">
            <text:p>123.297815692642</text:p>
          </table:table-cell>
          <table:table-cell table:style-name="ce74" table:formula="of:=[.T29]+[.P30]" office:value-type="float" office:value="122.531495944708" calcext:value-type="float">
            <text:p>122.531495944708</text:p>
          </table:table-cell>
          <table:table-cell table:style-name="ce74" table:formula="of:=[.U29]+[.Q30]" office:value-type="float" office:value="123.0239152916" calcext:value-type="float">
            <text:p>123.0239152916</text:p>
          </table:table-cell>
          <table:table-cell table:style-name="ce74" table:number-columns-repeated="43"/>
        </table:table-row>
        <table:table-row table:style-name="ro1">
          <table:table-cell table:style-name="ce74" table:number-columns-repeated="5"/>
          <table:table-cell table:style-name="ce125" office:value-type="float" office:value="123.853229965226" calcext:value-type="float">
            <text:p>123.853229965226</text:p>
          </table:table-cell>
          <table:table-cell table:style-name="ce125" office:value-type="float" office:value="124.995661835749" calcext:value-type="float">
            <text:p>124.995661835749</text:p>
          </table:table-cell>
          <table:table-cell table:style-name="ce125" office:value-type="float" office:value="124.424445900487" calcext:value-type="float">
            <text:p>124.424445900487</text:p>
          </table:table-cell>
          <table:table-cell table:style-name="ce125" office:value-type="float" office:value="123.0239093304" calcext:value-type="float">
            <text:p>123.0239093304</text:p>
          </table:table-cell>
          <table:table-cell table:style-name="ce74" table:number-columns-repeated="4"/>
          <table:table-cell table:number-columns-repeated="4"/>
          <table:table-cell table:style-name="ce74" table:number-columns-repeated="47"/>
        </table:table-row>
        <table:table-row table:style-name="ro1">
          <table:table-cell table:style-name="ce14" office:value-type="string" calcext:value-type="string" table:number-columns-spanned="1" table:number-rows-spanned="3">
            <text:p>B1X3</text:p>
          </table:table-cell>
          <table:table-cell office:value-type="float" office:value="-124.232778098667" calcext:value-type="float">
            <text:p>-124.232778098667</text:p>
          </table:table-cell>
          <table:table-cell office:value-type="float" office:value="-125.041111111111" calcext:value-type="float">
            <text:p>-125.041111111111</text:p>
          </table:table-cell>
          <table:table-cell table:formula="of:=([.C32]+[.B32])/2" office:value-type="float" office:value="-124.636944604889" calcext:value-type="float">
            <text:p>-124.636944604889</text:p>
          </table:table-cell>
          <table:table-cell office:value-type="float" office:value="-123.023912311" calcext:value-type="float">
            <text:p>-123.023912311</text:p>
          </table:table-cell>
          <table:table-cell table:style-name="ce65" table:formula="of:=[.B33]-[.B32]" office:value-type="float" office:value="123.831605152238" calcext:value-type="float">
            <text:p>123.831605152238</text:p>
          </table:table-cell>
          <table:table-cell table:style-name="ce65" table:formula="of:=[.C33]-[.C32]" office:value-type="float" office:value="125.116666666667" calcext:value-type="float">
            <text:p>125.116666666667</text:p>
          </table:table-cell>
          <table:table-cell table:style-name="ce65" table:formula="of:=[.D33]-[.D32]" office:value-type="float" office:value="124.474135909452" calcext:value-type="float">
            <text:p>124.474135909452</text:p>
          </table:table-cell>
          <table:table-cell table:style-name="ce65" table:formula="of:=[.E33]-[.E32]" office:value-type="float" office:value="123.023912311" calcext:value-type="float">
            <text:p>123.023912311</text:p>
          </table:table-cell>
          <table:table-cell table:formula="of:=[.F32]-[.F35]" office:value-type="float" office:value="-0.0216248129880086" calcext:value-type="float">
            <text:p>-0.021624812988009</text:p>
          </table:table-cell>
          <table:table-cell table:formula="of:=[.G32]-[.G35]" office:value-type="float" office:value="0.121004830917997" calcext:value-type="float">
            <text:p>0.121004830917997</text:p>
          </table:table-cell>
          <table:table-cell table:formula="of:=[.H32]-[.H35]" office:value-type="float" office:value="0.0496900089650012" calcext:value-type="float">
            <text:p>0.049690008965001</text:p>
          </table:table-cell>
          <table:table-cell table:formula="of:=[.I32]-[.I35]" office:value-type="float" office:value="0.00000298060000147871" calcext:value-type="float">
            <text:p>2.98060000147871E-06</text:p>
          </table:table-cell>
          <table:table-cell table:formula="of:=[.I32]+[.J32]" office:value-type="float" office:value="123.002287498012" calcext:value-type="float">
            <text:p>123.002287498012</text:p>
          </table:table-cell>
          <table:table-cell table:formula="of:=[.I32]+[.K32]" office:value-type="float" office:value="123.144917141918" calcext:value-type="float">
            <text:p>123.144917141918</text:p>
          </table:table-cell>
          <table:table-cell table:formula="of:=[.I32]+[.L32]" office:value-type="float" office:value="123.073602319965" calcext:value-type="float">
            <text:p>123.073602319965</text:p>
          </table:table-cell>
          <table:table-cell table:formula="of:=[.I32]+[.M32]" office:value-type="float" office:value="123.0239152916" calcext:value-type="float">
            <text:p>123.0239152916</text:p>
          </table:table-cell>
          <table:table-cell table:formula="of:=[.R33]-[.N32]" office:value-type="float" office:value="-123.403460444441" calcext:value-type="float">
            <text:p>-123.403460444441</text:p>
          </table:table-cell>
          <table:table-cell table:formula="of:=[.S33]-[.O32]" office:value-type="float" office:value="-123.069361586362" calcext:value-type="float">
            <text:p>-123.069361586362</text:p>
          </table:table-cell>
          <table:table-cell table:formula="of:=[.T33]-[.P32]" office:value-type="float" office:value="-123.236411015402" calcext:value-type="float">
            <text:p>-123.236411015402</text:p>
          </table:table-cell>
          <table:table-cell table:formula="of:=[.U33]-[.Q32]" office:value-type="float" office:value="-123.0239152916" calcext:value-type="float">
            <text:p>-123.0239152916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-0.401172946428544" calcext:value-type="float">
            <text:p>-0.401172946428544</text:p>
          </table:table-cell>
          <table:table-cell office:value-type="float" office:value="0.0755555555555273" calcext:value-type="float">
            <text:p>0.075555555555527</text:p>
          </table:table-cell>
          <table:table-cell table:formula="of:=([.C33]+[.B33])/2" office:value-type="float" office:value="-0.162808695436508" calcext:value-type="float">
            <text:p>-0.162808695436508</text:p>
          </table:table-cell>
          <table:table-cell office:value-type="float" office:value="0.0000000000000277555756156" calcext:value-type="float">
            <text:p>2.77555756156E-14</text:p>
          </table:table-cell>
          <table:table-cell table:style-name="ce65" table:number-columns-repeated="4"/>
          <table:table-cell table:number-columns-repeated="8"/>
          <table:table-cell table:formula="of:=[.B33]" office:value-type="float" office:value="-0.401172946428544" calcext:value-type="float">
            <text:p>-0.401172946428544</text:p>
          </table:table-cell>
          <table:table-cell table:formula="of:=[.C33]" office:value-type="float" office:value="0.0755555555555273" calcext:value-type="float">
            <text:p>0.075555555555527</text:p>
          </table:table-cell>
          <table:table-cell table:formula="of:=[.D33]" office:value-type="float" office:value="-0.162808695436508" calcext:value-type="float">
            <text:p>-0.162808695436508</text:p>
          </table:table-cell>
          <table:table-cell table:formula="of:=[.E33]" office:value-type="float" office:value="0.0000000000000277555756156" calcext:value-type="float">
            <text:p>2.77555756156E-14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126.537715497" calcext:value-type="float">
            <text:p>126.537715497</text:p>
          </table:table-cell>
          <table:table-cell office:value-type="float" office:value="127.541111111111" calcext:value-type="float">
            <text:p>127.541111111111</text:p>
          </table:table-cell>
          <table:table-cell table:formula="of:=([.C34]+[.B34])/2" office:value-type="float" office:value="127.039413304056" calcext:value-type="float">
            <text:p>127.039413304056</text:p>
          </table:table-cell>
          <table:table-cell office:value-type="float" office:value="123.023912311" calcext:value-type="float">
            <text:p>123.023912311</text:p>
          </table:table-cell>
          <table:table-cell table:style-name="ce65" table:formula="of:=[.B34]-[.B33]" office:value-type="float" office:value="126.938888443429" calcext:value-type="float">
            <text:p>126.938888443429</text:p>
          </table:table-cell>
          <table:table-cell table:style-name="ce65" table:formula="of:=[.C34]-[.C33]" office:value-type="float" office:value="127.465555555555" calcext:value-type="float">
            <text:p>127.465555555555</text:p>
          </table:table-cell>
          <table:table-cell table:style-name="ce65" table:formula="of:=[.D34]-[.D33]" office:value-type="float" office:value="127.202221999492" calcext:value-type="float">
            <text:p>127.202221999492</text:p>
          </table:table-cell>
          <table:table-cell table:style-name="ce65" table:formula="of:=[.E34]-[.E33]" office:value-type="float" office:value="123.023912311" calcext:value-type="float">
            <text:p>123.023912311</text:p>
          </table:table-cell>
          <table:table-cell table:formula="of:=[.F34]-[.F35]" office:value-type="float" office:value="3.08565847820299" calcext:value-type="float">
            <text:p>3.08565847820299</text:p>
          </table:table-cell>
          <table:table-cell table:formula="of:=[.G34]-[.G35]" office:value-type="float" office:value="2.469893719806" calcext:value-type="float">
            <text:p>2.469893719806</text:p>
          </table:table-cell>
          <table:table-cell table:formula="of:=[.H34]-[.H35]" office:value-type="float" office:value="2.777776099005" calcext:value-type="float">
            <text:p>2.777776099005</text:p>
          </table:table-cell>
          <table:table-cell table:formula="of:=[.I34]-[.I35]" office:value-type="float" office:value="0.00000298060000147871" calcext:value-type="float">
            <text:p>2.98060000147871E-06</text:p>
          </table:table-cell>
          <table:table-cell table:formula="of:=[.I34]+[.J34]" office:value-type="float" office:value="126.109570789203" calcext:value-type="float">
            <text:p>126.109570789203</text:p>
          </table:table-cell>
          <table:table-cell table:formula="of:=[.I34]+[.K34]" office:value-type="float" office:value="125.493806030806" calcext:value-type="float">
            <text:p>125.493806030806</text:p>
          </table:table-cell>
          <table:table-cell table:formula="of:=[.I34]+[.L34]" office:value-type="float" office:value="125.801688410005" calcext:value-type="float">
            <text:p>125.801688410005</text:p>
          </table:table-cell>
          <table:table-cell table:formula="of:=[.I34]+[.M34]" office:value-type="float" office:value="123.0239152916" calcext:value-type="float">
            <text:p>123.0239152916</text:p>
          </table:table-cell>
          <table:table-cell table:formula="of:=[.R33]+[.N34]" office:value-type="float" office:value="125.708397842774" calcext:value-type="float">
            <text:p>125.708397842774</text:p>
          </table:table-cell>
          <table:table-cell table:formula="of:=[.S33]+[.O34]" office:value-type="float" office:value="125.569361586362" calcext:value-type="float">
            <text:p>125.569361586362</text:p>
          </table:table-cell>
          <table:table-cell table:formula="of:=[.T33]+[.P34]" office:value-type="float" office:value="125.638879714568" calcext:value-type="float">
            <text:p>125.638879714568</text:p>
          </table:table-cell>
          <table:table-cell table:formula="of:=[.U33]+[.Q34]" office:value-type="float" office:value="123.0239152916" calcext:value-type="float">
            <text:p>123.0239152916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125" office:value-type="float" office:value="123.853229965226" calcext:value-type="float">
            <text:p>123.853229965226</text:p>
          </table:table-cell>
          <table:table-cell table:style-name="ce125" office:value-type="float" office:value="124.995661835749" calcext:value-type="float">
            <text:p>124.995661835749</text:p>
          </table:table-cell>
          <table:table-cell table:style-name="ce125" office:value-type="float" office:value="124.424445900487" calcext:value-type="float">
            <text:p>124.424445900487</text:p>
          </table:table-cell>
          <table:table-cell table:style-name="ce125" office:value-type="float" office:value="123.0239093304" calcext:value-type="float">
            <text:p>123.0239093304</text:p>
          </table:table-cell>
          <table:table-cell table:number-columns-repeated="55"/>
        </table:table-row>
        <table:table-row table:style-name="ro1">
          <table:table-cell table:style-name="ce22" office:value-type="string" calcext:value-type="string" table:number-columns-spanned="1" table:number-rows-spanned="3">
            <text:p>B1X4</text:p>
          </table:table-cell>
          <table:table-cell table:style-name="ce77" office:value-type="float" office:value="-123.89646991725" calcext:value-type="float">
            <text:p>-123.89646991725</text:p>
          </table:table-cell>
          <table:table-cell table:style-name="ce77" office:value-type="float" office:value="-125.020652173913" calcext:value-type="float">
            <text:p>-125.020652173913</text:p>
          </table:table-cell>
          <table:table-cell table:style-name="ce77" table:formula="of:=([.C36]+[.B36])/2" office:value-type="float" office:value="-124.458561045582" calcext:value-type="float">
            <text:p>-124.458561045582</text:p>
          </table:table-cell>
          <table:table-cell table:style-name="ce77" office:value-type="float" office:value="-123.023912311" calcext:value-type="float">
            <text:p>-123.023912311</text:p>
          </table:table-cell>
          <table:table-cell table:style-name="ce77" table:formula="of:=[.B37]-[.B36]" office:value-type="float" office:value="123.17863209225" calcext:value-type="float">
            <text:p>123.17863209225</text:p>
          </table:table-cell>
          <table:table-cell table:style-name="ce77" table:formula="of:=[.C37]-[.C36]" office:value-type="float" office:value="124.157886216466" calcext:value-type="float">
            <text:p>124.157886216466</text:p>
          </table:table-cell>
          <table:table-cell table:style-name="ce77" table:formula="of:=[.D37]-[.D36]" office:value-type="float" office:value="123.668259154359" calcext:value-type="float">
            <text:p>123.668259154359</text:p>
          </table:table-cell>
          <table:table-cell table:style-name="ce77" table:formula="of:=[.E37]-[.E36]" office:value-type="float" office:value="123.023912311" calcext:value-type="float">
            <text:p>123.023912311</text:p>
          </table:table-cell>
          <table:table-cell table:style-name="ce77" table:formula="of:=[.F36]-[.F39]" office:value-type="float" office:value="-0.674597872975497" calcext:value-type="float">
            <text:p>-0.674597872975497</text:p>
          </table:table-cell>
          <table:table-cell table:style-name="ce77" table:formula="of:=[.G36]-[.G39]" office:value-type="float" office:value="-0.837775619282482" calcext:value-type="float">
            <text:p>-0.837775619282482</text:p>
          </table:table-cell>
          <table:table-cell table:style-name="ce77" table:formula="of:=[.H36]-[.H39]" office:value-type="float" office:value="-0.756186746128549" calcext:value-type="float">
            <text:p>-0.756186746128549</text:p>
          </table:table-cell>
          <table:table-cell table:style-name="ce77" table:formula="of:=[.I36]-[.I39]" office:value-type="float" office:value="0.00000298059998726785" calcext:value-type="float">
            <text:p>2.98059998726785E-06</text:p>
          </table:table-cell>
          <table:table-cell table:formula="of:=[.I36]+[.J36]" office:value-type="float" office:value="122.349314438025" calcext:value-type="float">
            <text:p>122.349314438025</text:p>
          </table:table-cell>
          <table:table-cell table:formula="of:=[.I36]+[.K36]" office:value-type="float" office:value="122.186136691718" calcext:value-type="float">
            <text:p>122.186136691718</text:p>
          </table:table-cell>
          <table:table-cell table:formula="of:=[.I36]+[.L36]" office:value-type="float" office:value="122.267725564871" calcext:value-type="float">
            <text:p>122.267725564871</text:p>
          </table:table-cell>
          <table:table-cell table:formula="of:=[.I36]+[.M36]" office:value-type="float" office:value="123.0239152916" calcext:value-type="float">
            <text:p>123.0239152916</text:p>
          </table:table-cell>
          <table:table-cell table:style-name="ce77" table:formula="of:=[.R37]-[.N36]" office:value-type="float" office:value="-123.067152263025" calcext:value-type="float">
            <text:p>-123.067152263025</text:p>
          </table:table-cell>
          <table:table-cell table:style-name="ce77" table:formula="of:=[.S37]-[.O36]" office:value-type="float" office:value="-123.048902649164" calcext:value-type="float">
            <text:p>-123.048902649164</text:p>
          </table:table-cell>
          <table:table-cell table:style-name="ce77" table:formula="of:=[.T37]-[.P36]" office:value-type="float" office:value="-123.058027456095" calcext:value-type="float">
            <text:p>-123.058027456095</text:p>
          </table:table-cell>
          <table:table-cell table:style-name="ce77" table:formula="of:=[.U37]-[.Q36]" office:value-type="float" office:value="-123.0239152916" calcext:value-type="float">
            <text:p>-123.0239152916</text:p>
          </table:table-cell>
          <table:table-cell table:style-name="ce77" table:number-columns-repeated="43"/>
        </table:table-row>
        <table:table-row table:style-name="ro1">
          <table:covered-table-cell table:style-name="ce77"/>
          <table:table-cell table:style-name="ce77" office:value-type="float" office:value="-0.717837824999998" calcext:value-type="float">
            <text:p>-0.717837824999998</text:p>
          </table:table-cell>
          <table:table-cell table:style-name="ce77" office:value-type="float" office:value="-0.862765957446816" calcext:value-type="float">
            <text:p>-0.862765957446816</text:p>
          </table:table-cell>
          <table:table-cell table:style-name="ce77" table:formula="of:=([.C37]+[.B37])/2" office:value-type="float" office:value="-0.790301891223407" calcext:value-type="float">
            <text:p>-0.790301891223407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number-columns-repeated="8"/>
          <table:table-cell table:number-columns-repeated="4"/>
          <table:table-cell table:style-name="ce77" table:formula="of:=[.B37]" office:value-type="float" office:value="-0.717837824999998" calcext:value-type="float">
            <text:p>-0.717837824999998</text:p>
          </table:table-cell>
          <table:table-cell table:style-name="ce77" table:formula="of:=[.C37]" office:value-type="float" office:value="-0.862765957446816" calcext:value-type="float">
            <text:p>-0.862765957446816</text:p>
          </table:table-cell>
          <table:table-cell table:style-name="ce77" table:formula="of:=[.D37]" office:value-type="float" office:value="-0.790301891223407" calcext:value-type="float">
            <text:p>-0.790301891223407</text:p>
          </table:table-cell>
          <table:table-cell table:style-name="ce77" table:formula="of:=[.E37]" office:value-type="float" office:value="0" calcext:value-type="float">
            <text:p>0</text:p>
          </table:table-cell>
          <table:table-cell table:style-name="ce77" table:number-columns-repeated="43"/>
        </table:table-row>
        <table:table-row table:style-name="ro1">
          <table:covered-table-cell table:style-name="ce77"/>
          <table:table-cell table:style-name="ce77" office:value-type="float" office:value="122.924010594375" calcext:value-type="float">
            <text:p>122.924010594375</text:p>
          </table:table-cell>
          <table:table-cell table:style-name="ce77" office:value-type="float" office:value="124.421111111111" calcext:value-type="float">
            <text:p>124.421111111111</text:p>
          </table:table-cell>
          <table:table-cell table:style-name="ce77" table:formula="of:=([.C38]+[.B38])/2" office:value-type="float" office:value="123.672560852743" calcext:value-type="float">
            <text:p>123.672560852743</text:p>
          </table:table-cell>
          <table:table-cell table:style-name="ce77" office:value-type="float" office:value="123.02391231" calcext:value-type="float">
            <text:p>123.02391231</text:p>
          </table:table-cell>
          <table:table-cell table:style-name="ce77" table:formula="of:=[.B38]-[.B37]" office:value-type="float" office:value="123.641848419375" calcext:value-type="float">
            <text:p>123.641848419375</text:p>
          </table:table-cell>
          <table:table-cell table:style-name="ce77" table:formula="of:=[.C38]-[.C37]" office:value-type="float" office:value="125.283877068558" calcext:value-type="float">
            <text:p>125.283877068558</text:p>
          </table:table-cell>
          <table:table-cell table:style-name="ce77" table:formula="of:=[.D38]-[.D37]" office:value-type="float" office:value="124.462862743966" calcext:value-type="float">
            <text:p>124.462862743966</text:p>
          </table:table-cell>
          <table:table-cell table:style-name="ce77" table:formula="of:=[.E38]-[.E37]" office:value-type="float" office:value="123.02391231" calcext:value-type="float">
            <text:p>123.02391231</text:p>
          </table:table-cell>
          <table:table-cell table:style-name="ce77" table:formula="of:=[.F38]-[.F39]" office:value-type="float" office:value="-0.211381545850486" calcext:value-type="float">
            <text:p>-0.211381545850486</text:p>
          </table:table-cell>
          <table:table-cell table:style-name="ce77" table:formula="of:=[.G38]-[.G39]" office:value-type="float" office:value="0.288215232809137" calcext:value-type="float">
            <text:p>0.288215232809137</text:p>
          </table:table-cell>
          <table:table-cell table:style-name="ce77" table:formula="of:=[.H38]-[.H39]" office:value-type="float" office:value="0.0384168434792684" calcext:value-type="float">
            <text:p>0.038416843479268</text:p>
          </table:table-cell>
          <table:table-cell table:style-name="ce77" table:formula="of:=[.I38]-[.I39]" office:value-type="float" office:value="0.0000029795999836324" calcext:value-type="float">
            <text:p>2.9795999836324E-06</text:p>
          </table:table-cell>
          <table:table-cell table:formula="of:=[.I38]+[.J38]" office:value-type="float" office:value="122.81253076415" calcext:value-type="float">
            <text:p>122.81253076415</text:p>
          </table:table-cell>
          <table:table-cell table:formula="of:=[.I38]+[.K38]" office:value-type="float" office:value="123.312127542809" calcext:value-type="float">
            <text:p>123.312127542809</text:p>
          </table:table-cell>
          <table:table-cell table:formula="of:=[.I38]+[.L38]" office:value-type="float" office:value="123.062329153479" calcext:value-type="float">
            <text:p>123.062329153479</text:p>
          </table:table-cell>
          <table:table-cell table:formula="of:=[.I38]+[.M38]" office:value-type="float" office:value="123.0239152896" calcext:value-type="float">
            <text:p>123.0239152896</text:p>
          </table:table-cell>
          <table:table-cell table:style-name="ce77" table:formula="of:=[.R37]+[.N38]" office:value-type="float" office:value="122.09469293915" calcext:value-type="float">
            <text:p>122.09469293915</text:p>
          </table:table-cell>
          <table:table-cell table:style-name="ce77" table:formula="of:=[.S37]+[.O38]" office:value-type="float" office:value="122.449361585362" calcext:value-type="float">
            <text:p>122.449361585362</text:p>
          </table:table-cell>
          <table:table-cell table:style-name="ce77" table:formula="of:=[.T37]+[.P38]" office:value-type="float" office:value="122.272027262256" calcext:value-type="float">
            <text:p>122.272027262256</text:p>
          </table:table-cell>
          <table:table-cell table:style-name="ce77" table:formula="of:=[.U37]+[.Q38]" office:value-type="float" office:value="123.0239152896" calcext:value-type="float">
            <text:p>123.0239152896</text:p>
          </table:table-cell>
          <table:table-cell table:style-name="ce77" table:number-columns-repeated="43"/>
        </table:table-row>
        <table:table-row table:style-name="ro1">
          <table:table-cell table:style-name="ce77" table:number-columns-repeated="5"/>
          <table:table-cell table:style-name="ce125" office:value-type="float" office:value="123.853229965226" calcext:value-type="float">
            <text:p>123.853229965226</text:p>
          </table:table-cell>
          <table:table-cell table:style-name="ce125" office:value-type="float" office:value="124.995661835749" calcext:value-type="float">
            <text:p>124.995661835749</text:p>
          </table:table-cell>
          <table:table-cell table:style-name="ce125" office:value-type="float" office:value="124.424445900487" calcext:value-type="float">
            <text:p>124.424445900487</text:p>
          </table:table-cell>
          <table:table-cell table:style-name="ce125" office:value-type="float" office:value="123.0239093304" calcext:value-type="float">
            <text:p>123.0239093304</text:p>
          </table:table-cell>
          <table:table-cell table:style-name="ce77" table:number-columns-repeated="4"/>
          <table:table-cell table:number-columns-repeated="4"/>
          <table:table-cell table:style-name="ce77" table:number-columns-repeated="47"/>
        </table:table-row>
        <table:table-row table:style-name="ro1">
          <table:table-cell table:style-name="ce24" office:value-type="string" calcext:value-type="string" table:number-columns-spanned="1" table:number-rows-spanned="3">
            <text:p>B1X5</text:p>
          </table:table-cell>
          <table:table-cell table:style-name="ce80" office:value-type="float" office:value="-124.16208584125" calcext:value-type="float">
            <text:p>-124.16208584125</text:p>
          </table:table-cell>
          <table:table-cell table:style-name="ce80" office:value-type="float" office:value="-125.966304347826" calcext:value-type="float">
            <text:p>-125.966304347826</text:p>
          </table:table-cell>
          <table:table-cell table:style-name="ce80" table:formula="of:=([.C40]+[.B40])/2" office:value-type="float" office:value="-125.064195094538" calcext:value-type="float">
            <text:p>-125.064195094538</text:p>
          </table:table-cell>
          <table:table-cell table:style-name="ce80" office:value-type="float" office:value="-123.02391231" calcext:value-type="float">
            <text:p>-123.02391231</text:p>
          </table:table-cell>
          <table:table-cell table:formula="of:=[.B41]-[.B40]" office:value-type="float" office:value="122.971767674583" calcext:value-type="float">
            <text:p>122.971767674583</text:p>
          </table:table-cell>
          <table:table-cell table:formula="of:=[.C41]-[.C40]" office:value-type="float" office:value="123.975193236715" calcext:value-type="float">
            <text:p>123.975193236715</text:p>
          </table:table-cell>
          <table:table-cell table:formula="of:=[.D41]-[.D40]" office:value-type="float" office:value="123.473480455649" calcext:value-type="float">
            <text:p>123.473480455649</text:p>
          </table:table-cell>
          <table:table-cell table:formula="of:=[.E41]-[.E40]" office:value-type="float" office:value="123.02391231" calcext:value-type="float">
            <text:p>123.02391231</text:p>
          </table:table-cell>
          <table:table-cell table:style-name="ce80" table:formula="of:=[.F40]-[.F43]" office:value-type="float" office:value="-0.881462290642148" calcext:value-type="float">
            <text:p>-0.881462290642148</text:p>
          </table:table-cell>
          <table:table-cell table:style-name="ce80" table:formula="of:=[.G40]-[.G43]" office:value-type="float" office:value="-1.02046859903383" calcext:value-type="float">
            <text:p>-1.02046859903383</text:p>
          </table:table-cell>
          <table:table-cell table:style-name="ce80" table:formula="of:=[.H40]-[.H43]" office:value-type="float" office:value="-0.950965444838062" calcext:value-type="float">
            <text:p>-0.950965444838062</text:p>
          </table:table-cell>
          <table:table-cell table:style-name="ce80" table:formula="of:=[.I40]-[.I43]" office:value-type="float" office:value="0.0000029795999836324" calcext:value-type="float">
            <text:p>2.9795999836324E-06</text:p>
          </table:table-cell>
          <table:table-cell table:formula="of:=[.I40]+[.J40]" office:value-type="float" office:value="122.142450019358" calcext:value-type="float">
            <text:p>122.142450019358</text:p>
          </table:table-cell>
          <table:table-cell table:formula="of:=[.I40]+[.K40]" office:value-type="float" office:value="122.003443710966" calcext:value-type="float">
            <text:p>122.003443710966</text:p>
          </table:table-cell>
          <table:table-cell table:formula="of:=[.I40]+[.L40]" office:value-type="float" office:value="122.072946865162" calcext:value-type="float">
            <text:p>122.072946865162</text:p>
          </table:table-cell>
          <table:table-cell table:formula="of:=[.I40]+[.M40]" office:value-type="float" office:value="123.0239152896" calcext:value-type="float">
            <text:p>123.0239152896</text:p>
          </table:table-cell>
          <table:table-cell table:style-name="ce80" table:formula="of:=[.R41]-[.N40]" office:value-type="float" office:value="-123.332768186025" calcext:value-type="float">
            <text:p>-123.332768186025</text:p>
          </table:table-cell>
          <table:table-cell table:style-name="ce80" table:formula="of:=[.S41]-[.O40]" office:value-type="float" office:value="-123.994554822077" calcext:value-type="float">
            <text:p>-123.994554822077</text:p>
          </table:table-cell>
          <table:table-cell table:style-name="ce80" table:formula="of:=[.T41]-[.P40]" office:value-type="float" office:value="-123.663661504051" calcext:value-type="float">
            <text:p>-123.663661504051</text:p>
          </table:table-cell>
          <table:table-cell table:style-name="ce80" table:formula="of:=[.U41]-[.Q40]" office:value-type="float" office:value="-123.0239152896" calcext:value-type="float">
            <text:p>-123.0239152896</text:p>
          </table:table-cell>
          <table:table-cell table:style-name="ce80" table:number-columns-repeated="43"/>
        </table:table-row>
        <table:table-row table:style-name="ro1">
          <table:covered-table-cell table:style-name="ce80"/>
          <table:table-cell table:style-name="ce80" office:value-type="float" office:value="-1.19031816666666" calcext:value-type="float">
            <text:p>-1.19031816666666</text:p>
          </table:table-cell>
          <table:table-cell table:style-name="ce80" office:value-type="float" office:value="-1.99111111111115" calcext:value-type="float">
            <text:p>-1.99111111111115</text:p>
          </table:table-cell>
          <table:table-cell table:style-name="ce80" table:formula="of:=([.C41]+[.B41])/2" office:value-type="float" office:value="-1.59071463888891" calcext:value-type="float">
            <text:p>-1.5907146388889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/>
          <table:table-cell table:style-name="ce80" table:number-columns-repeated="4"/>
          <table:table-cell table:number-columns-repeated="4"/>
          <table:table-cell table:style-name="ce80" table:formula="of:=[.B41]" office:value-type="float" office:value="-1.19031816666666" calcext:value-type="float">
            <text:p>-1.19031816666666</text:p>
          </table:table-cell>
          <table:table-cell table:style-name="ce80" table:formula="of:=[.C41]" office:value-type="float" office:value="-1.99111111111115" calcext:value-type="float">
            <text:p>-1.99111111111115</text:p>
          </table:table-cell>
          <table:table-cell table:style-name="ce80" table:formula="of:=[.D41]" office:value-type="float" office:value="-1.59071463888891" calcext:value-type="float">
            <text:p>-1.59071463888891</text:p>
          </table:table-cell>
          <table:table-cell table:style-name="ce80" table:formula="of:=[.E41]" office:value-type="float" office:value="0" calcext:value-type="float">
            <text:p>0</text:p>
          </table:table-cell>
          <table:table-cell table:style-name="ce80" table:number-columns-repeated="43"/>
        </table:table-row>
        <table:table-row table:style-name="ro1">
          <table:covered-table-cell table:style-name="ce80"/>
          <table:table-cell table:style-name="ce80" office:value-type="float" office:value="122.181605045333" calcext:value-type="float">
            <text:p>122.181605045333</text:p>
          </table:table-cell>
          <table:table-cell table:style-name="ce80" office:value-type="float" office:value="122.943333333333" calcext:value-type="float">
            <text:p>122.943333333333</text:p>
          </table:table-cell>
          <table:table-cell table:style-name="ce80" table:formula="of:=([.C42]+[.B42])/2" office:value-type="float" office:value="122.562469189333" calcext:value-type="float">
            <text:p>122.562469189333</text:p>
          </table:table-cell>
          <table:table-cell table:style-name="ce80" office:value-type="float" office:value="123.02389741" calcext:value-type="float">
            <text:p>123.02389741</text:p>
          </table:table-cell>
          <table:table-cell table:formula="of:=[.B42]-[.B41]" office:value-type="float" office:value="123.371923212" calcext:value-type="float">
            <text:p>123.371923212</text:p>
          </table:table-cell>
          <table:table-cell table:formula="of:=[.C42]-[.C41]" office:value-type="float" office:value="124.934444444444" calcext:value-type="float">
            <text:p>124.934444444444</text:p>
          </table:table-cell>
          <table:table-cell table:formula="of:=[.D42]-[.D41]" office:value-type="float" office:value="124.153183828222" calcext:value-type="float">
            <text:p>124.153183828222</text:p>
          </table:table-cell>
          <table:table-cell table:formula="of:=[.E42]-[.E41]" office:value-type="float" office:value="123.02389741" calcext:value-type="float">
            <text:p>123.02389741</text:p>
          </table:table-cell>
          <table:table-cell table:style-name="ce80" table:formula="of:=[.F42]-[.F43]" office:value-type="float" office:value="-0.481306753225837" calcext:value-type="float">
            <text:p>-0.481306753225837</text:p>
          </table:table-cell>
          <table:table-cell table:style-name="ce80" table:formula="of:=[.G42]-[.G43]" office:value-type="float" office:value="-0.061217391304524" calcext:value-type="float">
            <text:p>-0.061217391304524</text:p>
          </table:table-cell>
          <table:table-cell table:style-name="ce80" table:formula="of:=[.H42]-[.H43]" office:value-type="float" office:value="-0.27126207226523" calcext:value-type="float">
            <text:p>-0.27126207226523</text:p>
          </table:table-cell>
          <table:table-cell table:style-name="ce80" table:formula="of:=[.I42]-[.I43]" office:value-type="float" office:value="-0.0000119204000128548" calcext:value-type="float">
            <text:p>-1.19204000128548E-05</text:p>
          </table:table-cell>
          <table:table-cell table:formula="of:=[.I42]+[.J42]" office:value-type="float" office:value="122.542590656774" calcext:value-type="float">
            <text:p>122.542590656774</text:p>
          </table:table-cell>
          <table:table-cell table:formula="of:=[.I42]+[.K42]" office:value-type="float" office:value="122.962680018695" calcext:value-type="float">
            <text:p>122.962680018695</text:p>
          </table:table-cell>
          <table:table-cell table:formula="of:=[.I42]+[.L42]" office:value-type="float" office:value="122.752635337735" calcext:value-type="float">
            <text:p>122.752635337735</text:p>
          </table:table-cell>
          <table:table-cell table:formula="of:=[.I42]+[.M42]" office:value-type="float" office:value="123.0238854896" calcext:value-type="float">
            <text:p>123.0238854896</text:p>
          </table:table-cell>
          <table:table-cell table:style-name="ce80" table:formula="of:=[.R41]+[.N42]" office:value-type="float" office:value="121.352272490108" calcext:value-type="float">
            <text:p>121.352272490108</text:p>
          </table:table-cell>
          <table:table-cell table:style-name="ce80" table:formula="of:=[.S41]+[.O42]" office:value-type="float" office:value="120.971568907584" calcext:value-type="float">
            <text:p>120.971568907584</text:p>
          </table:table-cell>
          <table:table-cell table:style-name="ce80" table:formula="of:=[.T41]+[.P42]" office:value-type="float" office:value="121.161920698846" calcext:value-type="float">
            <text:p>121.161920698846</text:p>
          </table:table-cell>
          <table:table-cell table:style-name="ce80" table:formula="of:=[.U41]+[.Q42]" office:value-type="float" office:value="123.0238854896" calcext:value-type="float">
            <text:p>123.0238854896</text:p>
          </table:table-cell>
          <table:table-cell table:style-name="ce80" table:number-columns-repeated="43"/>
        </table:table-row>
        <table:table-row table:style-name="ro1">
          <table:table-cell table:style-name="ce80" table:number-columns-repeated="5"/>
          <table:table-cell table:style-name="ce125" office:value-type="float" office:value="123.853229965226" calcext:value-type="float">
            <text:p>123.853229965226</text:p>
          </table:table-cell>
          <table:table-cell table:style-name="ce125" office:value-type="float" office:value="124.995661835749" calcext:value-type="float">
            <text:p>124.995661835749</text:p>
          </table:table-cell>
          <table:table-cell table:style-name="ce125" office:value-type="float" office:value="124.424445900487" calcext:value-type="float">
            <text:p>124.424445900487</text:p>
          </table:table-cell>
          <table:table-cell table:style-name="ce125" office:value-type="float" office:value="123.0239093304" calcext:value-type="float">
            <text:p>123.0239093304</text:p>
          </table:table-cell>
          <table:table-cell table:style-name="ce80" table:number-columns-repeated="4"/>
          <table:table-cell table:number-columns-repeated="4"/>
          <table:table-cell table:style-name="ce80" table:number-columns-repeated="47"/>
        </table:table-row>
        <table:table-row table:style-name="ro1">
          <table:table-cell table:style-name="ce26" office:value-type="string" calcext:value-type="string" table:number-columns-spanned="1" table:number-rows-spanned="3">
            <text:p>B2Y1 </text:p>
          </table:table-cell>
          <table:table-cell table:style-name="ce83" office:value-type="float" office:value="125.543470635" calcext:value-type="float">
            <text:p>125.543470635</text:p>
          </table:table-cell>
          <table:table-cell table:style-name="ce83" office:value-type="float" office:value="123.175" calcext:value-type="float">
            <text:p>123.175</text:p>
          </table:table-cell>
          <table:table-cell table:style-name="ce83" table:formula="of:=([.C44]+[.B44])/2" office:value-type="float" office:value="124.3592353175" calcext:value-type="float">
            <text:p>124.3592353175</text:p>
          </table:table-cell>
          <table:table-cell table:style-name="ce83" office:value-type="float" office:value="123.02389741" calcext:value-type="float">
            <text:p>123.02389741</text:p>
          </table:table-cell>
          <table:table-cell table:formula="of:=[.B45]-[.B44]" office:value-type="float" office:value="-126.439687821667" calcext:value-type="float">
            <text:p>-126.439687821667</text:p>
          </table:table-cell>
          <table:table-cell table:formula="of:=[.C45]-[.C44]" office:value-type="float" office:value="-125.689444444444" calcext:value-type="float">
            <text:p>-125.689444444444</text:p>
          </table:table-cell>
          <table:table-cell table:formula="of:=[.D45]-[.D44]" office:value-type="float" office:value="-126.064566133056" calcext:value-type="float">
            <text:p>-126.064566133056</text:p>
          </table:table-cell>
          <table:table-cell table:formula="of:=[.E45]-[.E44]" office:value-type="float" office:value="-123.02389741" calcext:value-type="float">
            <text:p>-123.02389741</text:p>
          </table:table-cell>
          <table:table-cell table:style-name="ce83" table:formula="of:=[.F44]-[.F47]" office:value-type="float" office:value="-2.86907153884155" calcext:value-type="float">
            <text:p>-2.86907153884155</text:p>
          </table:table-cell>
          <table:table-cell table:style-name="ce83" table:formula="of:=[.G44]-[.G47]" office:value-type="float" office:value="-0.504315191695014" calcext:value-type="float">
            <text:p>-0.504315191695014</text:p>
          </table:table-cell>
          <table:table-cell table:style-name="ce83" table:formula="of:=[.H44]-[.H47]" office:value-type="float" office:value="-1.68669336526803" calcext:value-type="float">
            <text:p>-1.68669336526803</text:p>
          </table:table-cell>
          <table:table-cell table:style-name="ce83" table:formula="of:=[.I44]-[.I47]" office:value-type="float" office:value="0.0000119204000128548" calcext:value-type="float">
            <text:p>1.19204000128548E-05</text:p>
          </table:table-cell>
          <table:table-cell table:formula="of:=[.I44]+[.J44]" office:value-type="float" office:value="-125.892968948842" calcext:value-type="float">
            <text:p>-125.892968948842</text:p>
          </table:table-cell>
          <table:table-cell table:formula="of:=[.I44]+[.K44]" office:value-type="float" office:value="-123.528212601695" calcext:value-type="float">
            <text:p>-123.528212601695</text:p>
          </table:table-cell>
          <table:table-cell table:formula="of:=[.I44]+[.L44]" office:value-type="float" office:value="-124.710590775268" calcext:value-type="float">
            <text:p>-124.710590775268</text:p>
          </table:table-cell>
          <table:table-cell table:formula="of:=[.I44]+[.M44]" office:value-type="float" office:value="-123.0238854896" calcext:value-type="float">
            <text:p>-123.0238854896</text:p>
          </table:table-cell>
          <table:table-cell table:style-name="ce83" table:formula="of:=[.R45]-[.N44]" office:value-type="float" office:value="124.996751762175" calcext:value-type="float">
            <text:p>124.996751762175</text:p>
          </table:table-cell>
          <table:table-cell table:style-name="ce83" table:formula="of:=[.S45]-[.O44]" office:value-type="float" office:value="121.013768157251" calcext:value-type="float">
            <text:p>121.013768157251</text:p>
          </table:table-cell>
          <table:table-cell table:style-name="ce83" table:formula="of:=[.T45]-[.P44]" office:value-type="float" office:value="123.005259959712" calcext:value-type="float">
            <text:p>123.005259959712</text:p>
          </table:table-cell>
          <table:table-cell table:style-name="ce83" table:formula="of:=[.U45]-[.Q44]" office:value-type="float" office:value="123.0238854896" calcext:value-type="float">
            <text:p>123.0238854896</text:p>
          </table:table-cell>
          <table:table-cell table:style-name="ce83" table:number-columns-repeated="43"/>
        </table:table-row>
        <table:table-row table:style-name="ro1">
          <table:covered-table-cell table:style-name="ce83"/>
          <table:table-cell table:style-name="ce83" office:value-type="float" office:value="-0.896217186666667" calcext:value-type="float">
            <text:p>-0.896217186666667</text:p>
          </table:table-cell>
          <table:table-cell table:style-name="ce83" office:value-type="float" office:value="-2.51444444444444" calcext:value-type="float">
            <text:p>-2.51444444444444</text:p>
          </table:table-cell>
          <table:table-cell table:style-name="ce83" table:formula="of:=([.C45]+[.B45])/2" office:value-type="float" office:value="-1.70533081555555" calcext:value-type="float">
            <text:p>-1.70533081555555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/>
          <table:table-cell table:style-name="ce83" table:number-columns-repeated="4"/>
          <table:table-cell table:number-columns-repeated="4"/>
          <table:table-cell table:style-name="ce83" table:formula="of:=[.B45]" office:value-type="float" office:value="-0.896217186666667" calcext:value-type="float">
            <text:p>-0.896217186666667</text:p>
          </table:table-cell>
          <table:table-cell table:style-name="ce83" table:formula="of:=[.C45]" office:value-type="float" office:value="-2.51444444444444" calcext:value-type="float">
            <text:p>-2.51444444444444</text:p>
          </table:table-cell>
          <table:table-cell table:style-name="ce83" table:formula="of:=[.D45]" office:value-type="float" office:value="-1.70533081555555" calcext:value-type="float">
            <text:p>-1.70533081555555</text:p>
          </table:table-cell>
          <table:table-cell table:style-name="ce83" table:formula="of:=[.E45]" office:value-type="float" office:value="0" calcext:value-type="float">
            <text:p>0</text:p>
          </table:table-cell>
          <table:table-cell table:style-name="ce83" table:number-columns-repeated="43"/>
        </table:table-row>
        <table:table-row table:style-name="ro1">
          <table:covered-table-cell table:style-name="ce83"/>
          <table:table-cell table:style-name="ce83" office:value-type="float" office:value="-123.647513856667" calcext:value-type="float">
            <text:p>-123.647513856667</text:p>
          </table:table-cell>
          <table:table-cell table:style-name="ce83" office:value-type="float" office:value="-127.51" calcext:value-type="float">
            <text:p>-127.51</text:p>
          </table:table-cell>
          <table:table-cell table:style-name="ce83" table:formula="of:=([.C46]+[.B46])/2" office:value-type="float" office:value="-125.578756928334" calcext:value-type="float">
            <text:p>-125.578756928334</text:p>
          </table:table-cell>
          <table:table-cell table:style-name="ce83" office:value-type="float" office:value="-123.02391231" calcext:value-type="float">
            <text:p>-123.02391231</text:p>
          </table:table-cell>
          <table:table-cell table:formula="of:=[.B46]-[.B45]" office:value-type="float" office:value="-122.75129667" calcext:value-type="float">
            <text:p>-122.75129667</text:p>
          </table:table-cell>
          <table:table-cell table:formula="of:=[.C46]-[.C45]" office:value-type="float" office:value="-124.995555555556" calcext:value-type="float">
            <text:p>-124.995555555556</text:p>
          </table:table-cell>
          <table:table-cell table:formula="of:=[.D46]-[.D45]" office:value-type="float" office:value="-123.873426112778" calcext:value-type="float">
            <text:p>-123.873426112778</text:p>
          </table:table-cell>
          <table:table-cell table:formula="of:=[.E46]-[.E45]" office:value-type="float" office:value="-123.02391231" calcext:value-type="float">
            <text:p>-123.02391231</text:p>
          </table:table-cell>
          <table:table-cell table:style-name="ce83" table:formula="of:=[.F46]-[.F47]" office:value-type="float" office:value="0.819319612824771" calcext:value-type="float">
            <text:p>0.819319612824771</text:p>
          </table:table-cell>
          <table:table-cell table:style-name="ce83" table:formula="of:=[.G46]-[.G47]" office:value-type="float" office:value="0.18957369719385" calcext:value-type="float">
            <text:p>0.18957369719385</text:p>
          </table:table-cell>
          <table:table-cell table:style-name="ce83" table:formula="of:=[.H46]-[.H47]" office:value-type="float" office:value="0.504446655009076" calcext:value-type="float">
            <text:p>0.504446655009076</text:p>
          </table:table-cell>
          <table:table-cell table:style-name="ce83" table:formula="of:=[.I46]-[.I47]" office:value-type="float" office:value="-0.0000029795999836324" calcext:value-type="float">
            <text:p>-2.9795999836324E-06</text:p>
          </table:table-cell>
          <table:table-cell table:formula="of:=[.I46]+[.J46]" office:value-type="float" office:value="-122.204592697175" calcext:value-type="float">
            <text:p>-122.204592697175</text:p>
          </table:table-cell>
          <table:table-cell table:formula="of:=[.I46]+[.K46]" office:value-type="float" office:value="-122.834338612806" calcext:value-type="float">
            <text:p>-122.834338612806</text:p>
          </table:table-cell>
          <table:table-cell table:formula="of:=[.I46]+[.L46]" office:value-type="float" office:value="-122.519465654991" calcext:value-type="float">
            <text:p>-122.519465654991</text:p>
          </table:table-cell>
          <table:table-cell table:formula="of:=[.I46]+[.M46]" office:value-type="float" office:value="-123.0239152896" calcext:value-type="float">
            <text:p>-123.0239152896</text:p>
          </table:table-cell>
          <table:table-cell table:style-name="ce83" table:formula="of:=[.R45]+[.N46]" office:value-type="float" office:value="-123.100809883842" calcext:value-type="float">
            <text:p>-123.100809883842</text:p>
          </table:table-cell>
          <table:table-cell table:style-name="ce83" table:formula="of:=[.S45]+[.O46]" office:value-type="float" office:value="-125.348783057251" calcext:value-type="float">
            <text:p>-125.348783057251</text:p>
          </table:table-cell>
          <table:table-cell table:style-name="ce83" table:formula="of:=[.T45]+[.P46]" office:value-type="float" office:value="-124.224796470546" calcext:value-type="float">
            <text:p>-124.224796470546</text:p>
          </table:table-cell>
          <table:table-cell table:style-name="ce83" table:formula="of:=[.U45]+[.Q46]" office:value-type="float" office:value="-123.0239152896" calcext:value-type="float">
            <text:p>-123.0239152896</text:p>
          </table:table-cell>
          <table:table-cell table:style-name="ce83" table:number-columns-repeated="43"/>
        </table:table-row>
        <table:table-row table:style-name="ro1">
          <table:table-cell table:style-name="ce83" table:number-columns-repeated="5"/>
          <table:table-cell table:style-name="ce126" office:value-type="float" office:value="-123.570616282825" calcext:value-type="float">
            <text:p>-123.570616282825</text:p>
          </table:table-cell>
          <table:table-cell table:style-name="ce126" office:value-type="float" office:value="-125.185129252749" calcext:value-type="float">
            <text:p>-125.185129252749</text:p>
          </table:table-cell>
          <table:table-cell table:style-name="ce126" office:value-type="float" office:value="-124.377872767788" calcext:value-type="float">
            <text:p>-124.377872767788</text:p>
          </table:table-cell>
          <table:table-cell table:style-name="ce126" office:value-type="float" office:value="-123.0239093304" calcext:value-type="float">
            <text:p>-123.0239093304</text:p>
          </table:table-cell>
          <table:table-cell table:style-name="ce83" table:number-columns-repeated="4"/>
          <table:table-cell table:number-columns-repeated="4"/>
          <table:table-cell table:style-name="ce83" table:number-columns-repeated="47"/>
        </table:table-row>
        <table:table-row table:style-name="ro1">
          <table:table-cell table:style-name="ce28" office:value-type="string" calcext:value-type="string" table:number-columns-spanned="1" table:number-rows-spanned="3">
            <text:p>B2Y2</text:p>
          </table:table-cell>
          <table:table-cell table:style-name="ce86" office:value-type="float" office:value="121.252237086667" calcext:value-type="float">
            <text:p>121.252237086667</text:p>
          </table:table-cell>
          <table:table-cell table:style-name="ce86" office:value-type="float" office:value="122.319565217391" calcext:value-type="float">
            <text:p>122.319565217391</text:p>
          </table:table-cell>
          <table:table-cell table:style-name="ce86" table:formula="of:=([.C48]+[.B48])/2" office:value-type="float" office:value="121.785901152029" calcext:value-type="float">
            <text:p>121.785901152029</text:p>
          </table:table-cell>
          <table:table-cell table:style-name="ce86" office:value-type="float" office:value="123.02391231" calcext:value-type="float">
            <text:p>123.02391231</text:p>
          </table:table-cell>
          <table:table-cell table:formula="of:=[.B49]-[.B48]" office:value-type="float" office:value="-122.489172967" calcext:value-type="float">
            <text:p>-122.489172967</text:p>
          </table:table-cell>
          <table:table-cell table:formula="of:=[.C49]-[.C48]" office:value-type="float" office:value="-124.268478260869" calcext:value-type="float">
            <text:p>-124.268478260869</text:p>
          </table:table-cell>
          <table:table-cell table:formula="of:=[.D49]-[.D48]" office:value-type="float" office:value="-123.378825613935" calcext:value-type="float">
            <text:p>-123.378825613935</text:p>
          </table:table-cell>
          <table:table-cell table:formula="of:=[.E49]-[.E48]" office:value-type="float" office:value="-123.02391231" calcext:value-type="float">
            <text:p>-123.02391231</text:p>
          </table:table-cell>
          <table:table-cell table:style-name="ce86" table:formula="of:=[.F48]-[.F51]" office:value-type="float" office:value="1.08144331582479" calcext:value-type="float">
            <text:p>1.08144331582479</text:p>
          </table:table-cell>
          <table:table-cell table:style-name="ce86" table:formula="of:=[.G48]-[.G51]" office:value-type="float" office:value="0.916650991880161" calcext:value-type="float">
            <text:p>0.916650991880161</text:p>
          </table:table-cell>
          <table:table-cell table:style-name="ce86" table:formula="of:=[.H48]-[.H51]" office:value-type="float" office:value="0.999047153852729" calcext:value-type="float">
            <text:p>0.999047153852729</text:p>
          </table:table-cell>
          <table:table-cell table:style-name="ce86" table:formula="of:=[.I48]-[.I51]" office:value-type="float" office:value="-0.0000029795999836324" calcext:value-type="float">
            <text:p>-2.9795999836324E-06</text:p>
          </table:table-cell>
          <table:table-cell table:formula="of:=[.I48]+[.J48]" office:value-type="float" office:value="-121.942468994175" calcext:value-type="float">
            <text:p>-121.942468994175</text:p>
          </table:table-cell>
          <table:table-cell table:formula="of:=[.I48]+[.K48]" office:value-type="float" office:value="-122.10726131812" calcext:value-type="float">
            <text:p>-122.10726131812</text:p>
          </table:table-cell>
          <table:table-cell table:formula="of:=[.I48]+[.L48]" office:value-type="float" office:value="-122.024865156147" calcext:value-type="float">
            <text:p>-122.024865156147</text:p>
          </table:table-cell>
          <table:table-cell table:formula="of:=[.I48]+[.M48]" office:value-type="float" office:value="-123.0239152896" calcext:value-type="float">
            <text:p>-123.0239152896</text:p>
          </table:table-cell>
          <table:table-cell table:style-name="ce86" table:formula="of:=[.R49]-[.N48]" office:value-type="float" office:value="120.705533113842" calcext:value-type="float">
            <text:p>120.705533113842</text:p>
          </table:table-cell>
          <table:table-cell table:style-name="ce86" table:formula="of:=[.S49]-[.O48]" office:value-type="float" office:value="120.158348274642" calcext:value-type="float">
            <text:p>120.158348274642</text:p>
          </table:table-cell>
          <table:table-cell table:style-name="ce86" table:formula="of:=[.T49]-[.P48]" office:value-type="float" office:value="120.431940694241" calcext:value-type="float">
            <text:p>120.431940694241</text:p>
          </table:table-cell>
          <table:table-cell table:style-name="ce86" table:formula="of:=[.U49]-[.Q48]" office:value-type="float" office:value="123.0239152896" calcext:value-type="float">
            <text:p>123.0239152896</text:p>
          </table:table-cell>
          <table:table-cell table:style-name="ce86" table:number-columns-repeated="43"/>
        </table:table-row>
        <table:table-row table:style-name="ro1">
          <table:covered-table-cell table:style-name="ce86"/>
          <table:table-cell table:style-name="ce86" office:value-type="float" office:value="-1.23693588033333" calcext:value-type="float">
            <text:p>-1.23693588033333</text:p>
          </table:table-cell>
          <table:table-cell table:style-name="ce86" office:value-type="float" office:value="-1.94891304347826" calcext:value-type="float">
            <text:p>-1.94891304347826</text:p>
          </table:table-cell>
          <table:table-cell table:style-name="ce86" table:formula="of:=([.C49]+[.B49])/2" office:value-type="float" office:value="-1.5929244619058" calcext:value-type="float">
            <text:p>-1.5929244619058</text:p>
          </table:table-cell>
          <table:table-cell table:style-name="ce86" office:value-type="float" office:value="0" calcext:value-type="float">
            <text:p>0</text:p>
          </table:table-cell>
          <table:table-cell table:number-columns-repeated="4"/>
          <table:table-cell table:style-name="ce86" table:number-columns-repeated="4"/>
          <table:table-cell table:number-columns-repeated="4"/>
          <table:table-cell table:style-name="ce86" table:formula="of:=[.B49]" office:value-type="float" office:value="-1.23693588033333" calcext:value-type="float">
            <text:p>-1.23693588033333</text:p>
          </table:table-cell>
          <table:table-cell table:style-name="ce86" table:formula="of:=[.C49]" office:value-type="float" office:value="-1.94891304347826" calcext:value-type="float">
            <text:p>-1.94891304347826</text:p>
          </table:table-cell>
          <table:table-cell table:style-name="ce86" table:formula="of:=[.D49]" office:value-type="float" office:value="-1.5929244619058" calcext:value-type="float">
            <text:p>-1.5929244619058</text:p>
          </table:table-cell>
          <table:table-cell table:style-name="ce86" table:formula="of:=[.E49]" office:value-type="float" office:value="0" calcext:value-type="float">
            <text:p>0</text:p>
          </table:table-cell>
          <table:table-cell table:style-name="ce86" table:number-columns-repeated="43"/>
        </table:table-row>
        <table:table-row table:style-name="ro1">
          <table:covered-table-cell table:style-name="ce86"/>
          <table:table-cell table:style-name="ce86" office:value-type="float" office:value="-124.568873354333" calcext:value-type="float">
            <text:p>-124.568873354333</text:p>
          </table:table-cell>
          <table:table-cell table:style-name="ce86" office:value-type="float" office:value="-127.49" calcext:value-type="float">
            <text:p>-127.49</text:p>
          </table:table-cell>
          <table:table-cell table:style-name="ce86" table:formula="of:=([.C50]+[.B50])/2" office:value-type="float" office:value="-126.029436677167" calcext:value-type="float">
            <text:p>-126.029436677167</text:p>
          </table:table-cell>
          <table:table-cell table:style-name="ce86" office:value-type="float" office:value="-123.023912311" calcext:value-type="float">
            <text:p>-123.023912311</text:p>
          </table:table-cell>
          <table:table-cell table:formula="of:=[.B50]-[.B49]" office:value-type="float" office:value="-123.331937474" calcext:value-type="float">
            <text:p>-123.331937474</text:p>
          </table:table-cell>
          <table:table-cell table:formula="of:=[.C50]-[.C49]" office:value-type="float" office:value="-125.541086956522" calcext:value-type="float">
            <text:p>-125.541086956522</text:p>
          </table:table-cell>
          <table:table-cell table:formula="of:=[.D50]-[.D49]" office:value-type="float" office:value="-124.436512215261" calcext:value-type="float">
            <text:p>-124.436512215261</text:p>
          </table:table-cell>
          <table:table-cell table:formula="of:=[.E50]-[.E49]" office:value-type="float" office:value="-123.023912311" calcext:value-type="float">
            <text:p>-123.023912311</text:p>
          </table:table-cell>
          <table:table-cell table:style-name="ce86" table:formula="of:=[.F50]-[.F51]" office:value-type="float" office:value="0.238678808825455" calcext:value-type="float">
            <text:p>0.238678808825455</text:p>
          </table:table-cell>
          <table:table-cell table:style-name="ce86" table:formula="of:=[.G50]-[.G51]" office:value-type="float" office:value="-0.355957703772319" calcext:value-type="float">
            <text:p>-0.355957703772319</text:p>
          </table:table-cell>
          <table:table-cell table:style-name="ce86" table:formula="of:=[.H50]-[.H51]" office:value-type="float" office:value="-0.0586394474736807" calcext:value-type="float">
            <text:p>-0.058639447473681</text:p>
          </table:table-cell>
          <table:table-cell table:style-name="ce86" table:formula="of:=[.I50]-[.I51]" office:value-type="float" office:value="-0.00000298059998726785" calcext:value-type="float">
            <text:p>-2.98059998726785E-06</text:p>
          </table:table-cell>
          <table:table-cell table:formula="of:=[.I50]+[.J50]" office:value-type="float" office:value="-122.785233502175" calcext:value-type="float">
            <text:p>-122.785233502175</text:p>
          </table:table-cell>
          <table:table-cell table:formula="of:=[.I50]+[.K50]" office:value-type="float" office:value="-123.379870014772" calcext:value-type="float">
            <text:p>-123.379870014772</text:p>
          </table:table-cell>
          <table:table-cell table:formula="of:=[.I50]+[.L50]" office:value-type="float" office:value="-123.082551758474" calcext:value-type="float">
            <text:p>-123.082551758474</text:p>
          </table:table-cell>
          <table:table-cell table:formula="of:=[.I50]+[.M50]" office:value-type="float" office:value="-123.0239152916" calcext:value-type="float">
            <text:p>-123.0239152916</text:p>
          </table:table-cell>
          <table:table-cell table:style-name="ce86" table:formula="of:=[.R49]+[.N50]" office:value-type="float" office:value="-124.022169382508" calcext:value-type="float">
            <text:p>-124.022169382508</text:p>
          </table:table-cell>
          <table:table-cell table:style-name="ce86" table:formula="of:=[.S49]+[.O50]" office:value-type="float" office:value="-125.328783058251" calcext:value-type="float">
            <text:p>-125.328783058251</text:p>
          </table:table-cell>
          <table:table-cell table:style-name="ce86" table:formula="of:=[.T49]+[.P50]" office:value-type="float" office:value="-124.675476220379" calcext:value-type="float">
            <text:p>-124.675476220379</text:p>
          </table:table-cell>
          <table:table-cell table:style-name="ce86" table:formula="of:=[.U49]+[.Q50]" office:value-type="float" office:value="-123.0239152916" calcext:value-type="float">
            <text:p>-123.0239152916</text:p>
          </table:table-cell>
          <table:table-cell table:style-name="ce86" table:number-columns-repeated="43"/>
        </table:table-row>
        <table:table-row table:style-name="ro1">
          <table:table-cell table:style-name="ce86" table:number-columns-repeated="5"/>
          <table:table-cell table:style-name="ce126" office:value-type="float" office:value="-123.570616282825" calcext:value-type="float">
            <text:p>-123.570616282825</text:p>
          </table:table-cell>
          <table:table-cell table:style-name="ce126" office:value-type="float" office:value="-125.185129252749" calcext:value-type="float">
            <text:p>-125.185129252749</text:p>
          </table:table-cell>
          <table:table-cell table:style-name="ce126" office:value-type="float" office:value="-124.377872767788" calcext:value-type="float">
            <text:p>-124.377872767788</text:p>
          </table:table-cell>
          <table:table-cell table:style-name="ce126" office:value-type="float" office:value="-123.0239093304" calcext:value-type="float">
            <text:p>-123.0239093304</text:p>
          </table:table-cell>
          <table:table-cell table:style-name="ce86" table:number-columns-repeated="4"/>
          <table:table-cell table:number-columns-repeated="4"/>
          <table:table-cell table:style-name="ce86" table:number-columns-repeated="47"/>
        </table:table-row>
        <table:table-row table:style-name="ro1">
          <table:table-cell table:style-name="ce30" office:value-type="string" calcext:value-type="string" table:number-columns-spanned="1" table:number-rows-spanned="3">
            <text:p>B2Y3</text:p>
          </table:table-cell>
          <table:table-cell table:style-name="ce89" office:value-type="float" office:value="122.166355981" calcext:value-type="float">
            <text:p>122.166355981</text:p>
          </table:table-cell>
          <table:table-cell table:style-name="ce89" office:value-type="float" office:value="123.343333333333" calcext:value-type="float">
            <text:p>123.343333333333</text:p>
          </table:table-cell>
          <table:table-cell table:style-name="ce89" table:formula="of:=([.C52]+[.B52])/2" office:value-type="float" office:value="122.754844657167" calcext:value-type="float">
            <text:p>122.754844657167</text:p>
          </table:table-cell>
          <table:table-cell table:style-name="ce89" office:value-type="float" office:value="123.023912311" calcext:value-type="float">
            <text:p>123.023912311</text:p>
          </table:table-cell>
          <table:table-cell table:formula="of:=[.B53]-[.B52]" office:value-type="float" office:value="-123.629075807667" calcext:value-type="float">
            <text:p>-123.629075807667</text:p>
          </table:table-cell>
          <table:table-cell table:formula="of:=[.C53]-[.C52]" office:value-type="float" office:value="-124.497777777777" calcext:value-type="float">
            <text:p>-124.497777777777</text:p>
          </table:table-cell>
          <table:table-cell table:formula="of:=[.D53]-[.D52]" office:value-type="float" office:value="-124.063426792723" calcext:value-type="float">
            <text:p>-124.063426792723</text:p>
          </table:table-cell>
          <table:table-cell table:formula="of:=[.E53]-[.E52]" office:value-type="float" office:value="-123.023912311" calcext:value-type="float">
            <text:p>-123.023912311</text:p>
          </table:table-cell>
          <table:table-cell table:style-name="ce89" table:formula="of:=[.F52]-[.F55]" office:value-type="float" office:value="-0.0584595248415667" calcext:value-type="float">
            <text:p>-0.058459524841567</text:p>
          </table:table-cell>
          <table:table-cell table:style-name="ce89" table:formula="of:=[.G52]-[.G55]" office:value-type="float" office:value="0.68735147497199" calcext:value-type="float">
            <text:p>0.68735147497199</text:p>
          </table:table-cell>
          <table:table-cell table:style-name="ce89" table:formula="of:=[.H52]-[.H55]" office:value-type="float" office:value="0.31444597506497" calcext:value-type="float">
            <text:p>0.31444597506497</text:p>
          </table:table-cell>
          <table:table-cell table:style-name="ce89" table:formula="of:=[.I52]-[.I55]" office:value-type="float" office:value="-0.00000298060001568956" calcext:value-type="float">
            <text:p>-2.98060001568956E-06</text:p>
          </table:table-cell>
          <table:table-cell table:formula="of:=[.I52]+[.J52]" office:value-type="float" office:value="-123.082371835842" calcext:value-type="float">
            <text:p>-123.082371835842</text:p>
          </table:table-cell>
          <table:table-cell table:formula="of:=[.I52]+[.K52]" office:value-type="float" office:value="-122.336560836028" calcext:value-type="float">
            <text:p>-122.336560836028</text:p>
          </table:table-cell>
          <table:table-cell table:formula="of:=[.I52]+[.L52]" office:value-type="float" office:value="-122.709466335935" calcext:value-type="float">
            <text:p>-122.709466335935</text:p>
          </table:table-cell>
          <table:table-cell table:formula="of:=[.I52]+[.M52]" office:value-type="float" office:value="-123.0239152916" calcext:value-type="float">
            <text:p>-123.0239152916</text:p>
          </table:table-cell>
          <table:table-cell table:style-name="ce89" table:formula="of:=[.R53]-[.N52]" office:value-type="float" office:value="121.619652009175" calcext:value-type="float">
            <text:p>121.619652009175</text:p>
          </table:table-cell>
          <table:table-cell table:style-name="ce89" table:formula="of:=[.S53]-[.O52]" office:value-type="float" office:value="121.182116391584" calcext:value-type="float">
            <text:p>121.182116391584</text:p>
          </table:table-cell>
          <table:table-cell table:style-name="ce89" table:formula="of:=[.T53]-[.P52]" office:value-type="float" office:value="121.40088420038" calcext:value-type="float">
            <text:p>121.40088420038</text:p>
          </table:table-cell>
          <table:table-cell table:style-name="ce89" table:formula="of:=[.U53]-[.Q52]" office:value-type="float" office:value="123.0239152916" calcext:value-type="float">
            <text:p>123.0239152916</text:p>
          </table:table-cell>
          <table:table-cell table:style-name="ce89" table:number-columns-repeated="43"/>
        </table:table-row>
        <table:table-row table:style-name="ro1">
          <table:covered-table-cell table:style-name="ce89"/>
          <table:table-cell table:style-name="ce89" office:value-type="float" office:value="-1.46271982666669" calcext:value-type="float">
            <text:p>-1.46271982666669</text:p>
          </table:table-cell>
          <table:table-cell table:style-name="ce89" office:value-type="float" office:value="-1.15444444444442" calcext:value-type="float">
            <text:p>-1.15444444444442</text:p>
          </table:table-cell>
          <table:table-cell table:style-name="ce89" table:formula="of:=([.C53]+[.B53])/2" office:value-type="float" office:value="-1.30858213555556" calcext:value-type="float">
            <text:p>-1.30858213555556</text:p>
          </table:table-cell>
          <table:table-cell table:style-name="ce89" office:value-type="float" office:value="-0.0000000000000277555756156" calcext:value-type="float">
            <text:p>-2.77555756156E-14</text:p>
          </table:table-cell>
          <table:table-cell table:number-columns-repeated="4"/>
          <table:table-cell table:style-name="ce89" table:number-columns-repeated="4"/>
          <table:table-cell table:number-columns-repeated="4"/>
          <table:table-cell table:style-name="ce89" table:formula="of:=[.B53]" office:value-type="float" office:value="-1.46271982666669" calcext:value-type="float">
            <text:p>-1.46271982666669</text:p>
          </table:table-cell>
          <table:table-cell table:style-name="ce89" table:formula="of:=[.C53]" office:value-type="float" office:value="-1.15444444444442" calcext:value-type="float">
            <text:p>-1.15444444444442</text:p>
          </table:table-cell>
          <table:table-cell table:style-name="ce89" table:formula="of:=[.D53]" office:value-type="float" office:value="-1.30858213555556" calcext:value-type="float">
            <text:p>-1.30858213555556</text:p>
          </table:table-cell>
          <table:table-cell table:style-name="ce89" table:formula="of:=[.E53]" office:value-type="float" office:value="-0.0000000000000277555756156" calcext:value-type="float">
            <text:p>-2.77555756156E-14</text:p>
          </table:table-cell>
          <table:table-cell table:style-name="ce89" table:number-columns-repeated="43"/>
        </table:table-row>
        <table:table-row table:style-name="ro1">
          <table:covered-table-cell table:style-name="ce89"/>
          <table:table-cell table:style-name="ce89" office:value-type="float" office:value="-124.193985965667" calcext:value-type="float">
            <text:p>-124.193985965667</text:p>
          </table:table-cell>
          <table:table-cell table:style-name="ce89" office:value-type="float" office:value="-126.814444444444" calcext:value-type="float">
            <text:p>-126.814444444444</text:p>
          </table:table-cell>
          <table:table-cell table:style-name="ce89" table:formula="of:=([.C54]+[.B54])/2" office:value-type="float" office:value="-125.504215205056" calcext:value-type="float">
            <text:p>-125.504215205056</text:p>
          </table:table-cell>
          <table:table-cell table:style-name="ce89" office:value-type="float" office:value="-123.023912311" calcext:value-type="float">
            <text:p>-123.023912311</text:p>
          </table:table-cell>
          <table:table-cell table:formula="of:=[.B54]-[.B53]" office:value-type="float" office:value="-122.731266139" calcext:value-type="float">
            <text:p>-122.731266139</text:p>
          </table:table-cell>
          <table:table-cell table:formula="of:=[.C54]-[.C53]" office:value-type="float" office:value="-125.66" calcext:value-type="float">
            <text:p>-125.66</text:p>
          </table:table-cell>
          <table:table-cell table:formula="of:=[.D54]-[.D53]" office:value-type="float" office:value="-124.1956330695" calcext:value-type="float">
            <text:p>-124.1956330695</text:p>
          </table:table-cell>
          <table:table-cell table:formula="of:=[.E54]-[.E53]" office:value-type="float" office:value="-123.023912311" calcext:value-type="float">
            <text:p>-123.023912311</text:p>
          </table:table-cell>
          <table:table-cell table:style-name="ce89" table:formula="of:=[.F54]-[.F55]" office:value-type="float" office:value="0.839350143824802" calcext:value-type="float">
            <text:p>0.839350143824802</text:p>
          </table:table-cell>
          <table:table-cell table:style-name="ce89" table:formula="of:=[.G54]-[.G55]" office:value-type="float" office:value="-0.474870747250165" calcext:value-type="float">
            <text:p>-0.474870747250165</text:p>
          </table:table-cell>
          <table:table-cell table:style-name="ce89" table:formula="of:=[.H54]-[.H55]" office:value-type="float" office:value="0.182239698287077" calcext:value-type="float">
            <text:p>0.182239698287077</text:p>
          </table:table-cell>
          <table:table-cell table:style-name="ce89" table:formula="of:=[.I54]-[.I55]" office:value-type="float" office:value="-0.00000298059995884614" calcext:value-type="float">
            <text:p>-2.98059995884614E-06</text:p>
          </table:table-cell>
          <table:table-cell table:formula="of:=[.I54]+[.J54]" office:value-type="float" office:value="-122.184562167175" calcext:value-type="float">
            <text:p>-122.184562167175</text:p>
          </table:table-cell>
          <table:table-cell table:formula="of:=[.I54]+[.K54]" office:value-type="float" office:value="-123.49878305825" calcext:value-type="float">
            <text:p>-123.49878305825</text:p>
          </table:table-cell>
          <table:table-cell table:formula="of:=[.I54]+[.L54]" office:value-type="float" office:value="-122.841672612713" calcext:value-type="float">
            <text:p>-122.841672612713</text:p>
          </table:table-cell>
          <table:table-cell table:formula="of:=[.I54]+[.M54]" office:value-type="float" office:value="-123.0239152916" calcext:value-type="float">
            <text:p>-123.0239152916</text:p>
          </table:table-cell>
          <table:table-cell table:style-name="ce89" table:formula="of:=[.R53]+[.N54]" office:value-type="float" office:value="-123.647281993842" calcext:value-type="float">
            <text:p>-123.647281993842</text:p>
          </table:table-cell>
          <table:table-cell table:style-name="ce89" table:formula="of:=[.S53]+[.O54]" office:value-type="float" office:value="-124.653227502695" calcext:value-type="float">
            <text:p>-124.653227502695</text:p>
          </table:table-cell>
          <table:table-cell table:style-name="ce89" table:formula="of:=[.T53]+[.P54]" office:value-type="float" office:value="-124.150254748268" calcext:value-type="float">
            <text:p>-124.150254748268</text:p>
          </table:table-cell>
          <table:table-cell table:style-name="ce89" table:formula="of:=[.U53]+[.Q54]" office:value-type="float" office:value="-123.0239152916" calcext:value-type="float">
            <text:p>-123.0239152916</text:p>
          </table:table-cell>
          <table:table-cell table:style-name="ce89" table:number-columns-repeated="43"/>
        </table:table-row>
        <table:table-row table:style-name="ro1">
          <table:table-cell table:style-name="ce89" table:number-columns-repeated="5"/>
          <table:table-cell table:style-name="ce126" office:value-type="float" office:value="-123.570616282825" calcext:value-type="float">
            <text:p>-123.570616282825</text:p>
          </table:table-cell>
          <table:table-cell table:style-name="ce126" office:value-type="float" office:value="-125.185129252749" calcext:value-type="float">
            <text:p>-125.185129252749</text:p>
          </table:table-cell>
          <table:table-cell table:style-name="ce126" office:value-type="float" office:value="-124.377872767788" calcext:value-type="float">
            <text:p>-124.377872767788</text:p>
          </table:table-cell>
          <table:table-cell table:style-name="ce126" office:value-type="float" office:value="-123.0239093304" calcext:value-type="float">
            <text:p>-123.0239093304</text:p>
          </table:table-cell>
          <table:table-cell table:style-name="ce89" table:number-columns-repeated="4"/>
          <table:table-cell table:number-columns-repeated="4"/>
          <table:table-cell table:style-name="ce89" table:number-columns-repeated="47"/>
        </table:table-row>
        <table:table-row table:style-name="ro1">
          <table:table-cell table:style-name="ce32" office:value-type="string" calcext:value-type="string" table:number-columns-spanned="1" table:number-rows-spanned="3">
            <text:p>B2Y4</text:p>
          </table:table-cell>
          <table:table-cell table:style-name="ce92" office:value-type="float" office:value="122.000446221" calcext:value-type="float">
            <text:p>122.000446221</text:p>
          </table:table-cell>
          <table:table-cell table:style-name="ce92" office:value-type="float" office:value="125.314444444444" calcext:value-type="float">
            <text:p>125.314444444444</text:p>
          </table:table-cell>
          <table:table-cell table:style-name="ce92" table:formula="of:=([.C56]+[.B56])/2" office:value-type="float" office:value="123.657445332722" calcext:value-type="float">
            <text:p>123.657445332722</text:p>
          </table:table-cell>
          <table:table-cell table:style-name="ce92" office:value-type="float" office:value="123.023912311" calcext:value-type="float">
            <text:p>123.023912311</text:p>
          </table:table-cell>
          <table:table-cell table:style-name="ce92" table:formula="of:=[.B57]-[.B56]" office:value-type="float" office:value="-122.95296688975" calcext:value-type="float">
            <text:p>-122.95296688975</text:p>
          </table:table-cell>
          <table:table-cell table:style-name="ce92" table:formula="of:=[.C57]-[.C56]" office:value-type="float" office:value="-124.478574879227" calcext:value-type="float">
            <text:p>-124.478574879227</text:p>
          </table:table-cell>
          <table:table-cell table:style-name="ce92" table:formula="of:=[.D57]-[.D56]" office:value-type="float" office:value="-123.715770884488" calcext:value-type="float">
            <text:p>-123.715770884488</text:p>
          </table:table-cell>
          <table:table-cell table:style-name="ce92" table:formula="of:=[.E57]-[.E56]" office:value-type="float" office:value="-123.023912311" calcext:value-type="float">
            <text:p>-123.023912311</text:p>
          </table:table-cell>
          <table:table-cell table:style-name="ce92" table:formula="of:=[.F56]-[.F59]" office:value-type="float" office:value="0.617649393075112" calcext:value-type="float">
            <text:p>0.617649393075112</text:p>
          </table:table-cell>
          <table:table-cell table:style-name="ce92" table:formula="of:=[.G56]-[.G59]" office:value-type="float" office:value="0.706554373522792" calcext:value-type="float">
            <text:p>0.706554373522792</text:p>
          </table:table-cell>
          <table:table-cell table:style-name="ce92" table:formula="of:=[.H56]-[.H59]" office:value-type="float" office:value="0.662101883299201" calcext:value-type="float">
            <text:p>0.662101883299201</text:p>
          </table:table-cell>
          <table:table-cell table:style-name="ce92" table:formula="of:=[.I56]-[.I59]" office:value-type="float" office:value="-0.00000298059998726785" calcext:value-type="float">
            <text:p>-2.98059998726785E-06</text:p>
          </table:table-cell>
          <table:table-cell table:formula="of:=[.I56]+[.J56]" office:value-type="float" office:value="-122.406262917925" calcext:value-type="float">
            <text:p>-122.406262917925</text:p>
          </table:table-cell>
          <table:table-cell table:formula="of:=[.I56]+[.K56]" office:value-type="float" office:value="-122.317357937477" calcext:value-type="float">
            <text:p>-122.317357937477</text:p>
          </table:table-cell>
          <table:table-cell table:formula="of:=[.I56]+[.L56]" office:value-type="float" office:value="-122.361810427701" calcext:value-type="float">
            <text:p>-122.361810427701</text:p>
          </table:table-cell>
          <table:table-cell table:formula="of:=[.I56]+[.M56]" office:value-type="float" office:value="-123.0239152916" calcext:value-type="float">
            <text:p>-123.0239152916</text:p>
          </table:table-cell>
          <table:table-cell table:style-name="ce92" table:formula="of:=[.R57]-[.N56]" office:value-type="float" office:value="121.453742249175" calcext:value-type="float">
            <text:p>121.453742249175</text:p>
          </table:table-cell>
          <table:table-cell table:style-name="ce92" table:formula="of:=[.S57]-[.O56]" office:value-type="float" office:value="123.153227502695" calcext:value-type="float">
            <text:p>123.153227502695</text:p>
          </table:table-cell>
          <table:table-cell table:style-name="ce92" table:formula="of:=[.T57]-[.P56]" office:value-type="float" office:value="122.303484875934" calcext:value-type="float">
            <text:p>122.303484875934</text:p>
          </table:table-cell>
          <table:table-cell table:style-name="ce92" table:formula="of:=[.U57]-[.Q56]" office:value-type="float" office:value="123.0239152916" calcext:value-type="float">
            <text:p>123.0239152916</text:p>
          </table:table-cell>
          <table:table-cell table:style-name="ce92" table:number-columns-repeated="43"/>
        </table:table-row>
        <table:table-row table:style-name="ro1">
          <table:covered-table-cell table:style-name="ce92"/>
          <table:table-cell table:style-name="ce92" office:value-type="float" office:value="-0.952520668749997" calcext:value-type="float">
            <text:p>-0.952520668749997</text:p>
          </table:table-cell>
          <table:table-cell table:style-name="ce92" office:value-type="float" office:value="0.835869565217377" calcext:value-type="float">
            <text:p>0.835869565217377</text:p>
          </table:table-cell>
          <table:table-cell table:style-name="ce92" table:formula="of:=([.C57]+[.B57])/2" office:value-type="float" office:value="-0.05832555176631" calcext:value-type="float">
            <text:p>-0.05832555176631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number-columns-repeated="8"/>
          <table:table-cell table:number-columns-repeated="4"/>
          <table:table-cell table:style-name="ce92" table:formula="of:=[.B57]" office:value-type="float" office:value="-0.952520668749997" calcext:value-type="float">
            <text:p>-0.952520668749997</text:p>
          </table:table-cell>
          <table:table-cell table:style-name="ce92" table:formula="of:=[.C57]" office:value-type="float" office:value="0.835869565217377" calcext:value-type="float">
            <text:p>0.835869565217377</text:p>
          </table:table-cell>
          <table:table-cell table:style-name="ce92" table:formula="of:=[.D57]" office:value-type="float" office:value="-0.05832555176631" calcext:value-type="float">
            <text:p>-0.05832555176631</text:p>
          </table:table-cell>
          <table:table-cell table:style-name="ce92" table:formula="of:=[.E57]" office:value-type="float" office:value="0" calcext:value-type="float">
            <text:p>0</text:p>
          </table:table-cell>
          <table:table-cell table:style-name="ce92" table:number-columns-repeated="43"/>
        </table:table-row>
        <table:table-row table:style-name="ro1">
          <table:covered-table-cell table:style-name="ce92"/>
          <table:table-cell table:style-name="ce92" office:value-type="float" office:value="-125.34554011" calcext:value-type="float">
            <text:p>-125.34554011</text:p>
          </table:table-cell>
          <table:table-cell table:style-name="ce92" office:value-type="float" office:value="-125.512765957447" calcext:value-type="float">
            <text:p>-125.512765957447</text:p>
          </table:table-cell>
          <table:table-cell table:style-name="ce92" table:formula="of:=([.C58]+[.B58])/2" office:value-type="float" office:value="-125.429153033724" calcext:value-type="float">
            <text:p>-125.429153033724</text:p>
          </table:table-cell>
          <table:table-cell table:style-name="ce92" office:value-type="float" office:value="-123.02391231" calcext:value-type="float">
            <text:p>-123.02391231</text:p>
          </table:table-cell>
          <table:table-cell table:style-name="ce92" table:formula="of:=[.B58]-[.B57]" office:value-type="float" office:value="-124.39301944125" calcext:value-type="float">
            <text:p>-124.39301944125</text:p>
          </table:table-cell>
          <table:table-cell table:style-name="ce92" table:formula="of:=[.C58]-[.C57]" office:value-type="float" office:value="-126.348635522664" calcext:value-type="float">
            <text:p>-126.348635522664</text:p>
          </table:table-cell>
          <table:table-cell table:style-name="ce92" table:formula="of:=[.D58]-[.D57]" office:value-type="float" office:value="-125.370827481958" calcext:value-type="float">
            <text:p>-125.370827481958</text:p>
          </table:table-cell>
          <table:table-cell table:style-name="ce92" table:formula="of:=[.E58]-[.E57]" office:value-type="float" office:value="-123.02391231" calcext:value-type="float">
            <text:p>-123.02391231</text:p>
          </table:table-cell>
          <table:table-cell table:style-name="ce92" table:formula="of:=[.F58]-[.F59]" office:value-type="float" office:value="-0.822403158424891" calcext:value-type="float">
            <text:p>-0.822403158424891</text:p>
          </table:table-cell>
          <table:table-cell table:style-name="ce92" table:formula="of:=[.G58]-[.G59]" office:value-type="float" office:value="-1.16350626991496" calcext:value-type="float">
            <text:p>-1.16350626991496</text:p>
          </table:table-cell>
          <table:table-cell table:style-name="ce92" table:formula="of:=[.H58]-[.H59]" office:value-type="float" office:value="-0.992954714170168" calcext:value-type="float">
            <text:p>-0.992954714170168</text:p>
          </table:table-cell>
          <table:table-cell table:style-name="ce92" table:formula="of:=[.I58]-[.I59]" office:value-type="float" office:value="-0.0000029795999836324" calcext:value-type="float">
            <text:p>-2.9795999836324E-06</text:p>
          </table:table-cell>
          <table:table-cell table:formula="of:=[.I58]+[.J58]" office:value-type="float" office:value="-123.846315468425" calcext:value-type="float">
            <text:p>-123.846315468425</text:p>
          </table:table-cell>
          <table:table-cell table:formula="of:=[.I58]+[.K58]" office:value-type="float" office:value="-124.187418579915" calcext:value-type="float">
            <text:p>-124.187418579915</text:p>
          </table:table-cell>
          <table:table-cell table:formula="of:=[.I58]+[.L58]" office:value-type="float" office:value="-124.01686702417" calcext:value-type="float">
            <text:p>-124.01686702417</text:p>
          </table:table-cell>
          <table:table-cell table:formula="of:=[.I58]+[.M58]" office:value-type="float" office:value="-123.0239152896" calcext:value-type="float">
            <text:p>-123.0239152896</text:p>
          </table:table-cell>
          <table:table-cell table:style-name="ce92" table:formula="of:=[.R57]+[.N58]" office:value-type="float" office:value="-124.798836137175" calcext:value-type="float">
            <text:p>-124.798836137175</text:p>
          </table:table-cell>
          <table:table-cell table:style-name="ce92" table:formula="of:=[.S57]+[.O58]" office:value-type="float" office:value="-123.351549014698" calcext:value-type="float">
            <text:p>-123.351549014698</text:p>
          </table:table-cell>
          <table:table-cell table:style-name="ce92" table:formula="of:=[.T57]+[.P58]" office:value-type="float" office:value="-124.075192575936" calcext:value-type="float">
            <text:p>-124.075192575936</text:p>
          </table:table-cell>
          <table:table-cell table:style-name="ce92" table:formula="of:=[.U57]+[.Q58]" office:value-type="float" office:value="-123.0239152896" calcext:value-type="float">
            <text:p>-123.0239152896</text:p>
          </table:table-cell>
          <table:table-cell table:style-name="ce92" table:number-columns-repeated="43"/>
        </table:table-row>
        <table:table-row table:style-name="ro1">
          <table:table-cell table:style-name="ce92" table:number-columns-repeated="5"/>
          <table:table-cell table:style-name="ce126" office:value-type="float" office:value="-123.570616282825" calcext:value-type="float">
            <text:p>-123.570616282825</text:p>
          </table:table-cell>
          <table:table-cell table:style-name="ce126" office:value-type="float" office:value="-125.185129252749" calcext:value-type="float">
            <text:p>-125.185129252749</text:p>
          </table:table-cell>
          <table:table-cell table:style-name="ce126" office:value-type="float" office:value="-124.377872767788" calcext:value-type="float">
            <text:p>-124.377872767788</text:p>
          </table:table-cell>
          <table:table-cell table:style-name="ce126" office:value-type="float" office:value="-123.0239093304" calcext:value-type="float">
            <text:p>-123.0239093304</text:p>
          </table:table-cell>
          <table:table-cell table:style-name="ce92" table:number-columns-repeated="4"/>
          <table:table-cell table:number-columns-repeated="4"/>
          <table:table-cell table:style-name="ce92" table:number-columns-repeated="47"/>
        </table:table-row>
        <table:table-row table:style-name="ro1">
          <table:table-cell table:style-name="ce34" office:value-type="string" calcext:value-type="string" table:number-columns-spanned="1" table:number-rows-spanned="3">
            <text:p>B2Y5</text:p>
          </table:table-cell>
          <table:table-cell table:style-name="ce95" office:value-type="float" office:value="122.264687176667" calcext:value-type="float">
            <text:p>122.264687176667</text:p>
          </table:table-cell>
          <table:table-cell table:style-name="ce95" office:value-type="float" office:value="126.978260869565" calcext:value-type="float">
            <text:p>126.978260869565</text:p>
          </table:table-cell>
          <table:table-cell table:style-name="ce95" table:formula="of:=([.C60]+[.B60])/2" office:value-type="float" office:value="124.621474023116" calcext:value-type="float">
            <text:p>124.621474023116</text:p>
          </table:table-cell>
          <table:table-cell table:style-name="ce95" office:value-type="float" office:value="123.02391231" calcext:value-type="float">
            <text:p>123.02391231</text:p>
          </table:table-cell>
          <table:table-cell table:style-name="ce95" table:formula="of:=[.B61]-[.B60]" office:value-type="float" office:value="-124.02778762" calcext:value-type="float">
            <text:p>-124.02778762</text:p>
          </table:table-cell>
          <table:table-cell table:style-name="ce95" table:formula="of:=[.C61]-[.C60]" office:value-type="float" office:value="-124.822826086956" calcext:value-type="float">
            <text:p>-124.822826086956</text:p>
          </table:table-cell>
          <table:table-cell table:style-name="ce95" table:formula="of:=[.D61]-[.D60]" office:value-type="float" office:value="-124.425306853478" calcext:value-type="float">
            <text:p>-124.425306853478</text:p>
          </table:table-cell>
          <table:table-cell table:style-name="ce95" table:formula="of:=[.E61]-[.E60]" office:value-type="float" office:value="-123.02391231" calcext:value-type="float">
            <text:p>-123.02391231</text:p>
          </table:table-cell>
          <table:table-cell table:style-name="ce95" table:formula="of:=[.F60]-[.F63]" office:value-type="float" office:value="-0.457171337175211" calcext:value-type="float">
            <text:p>-0.457171337175211</text:p>
          </table:table-cell>
          <table:table-cell table:style-name="ce95" table:formula="of:=[.G60]-[.G63]" office:value-type="float" office:value="0.362303165793051" calcext:value-type="float">
            <text:p>0.362303165793051</text:p>
          </table:table-cell>
          <table:table-cell table:style-name="ce95" table:formula="of:=[.H60]-[.H63]" office:value-type="float" office:value="-0.04743408569081" calcext:value-type="float">
            <text:p>-0.04743408569081</text:p>
          </table:table-cell>
          <table:table-cell table:style-name="ce95" table:formula="of:=[.I60]-[.I63]" office:value-type="float" office:value="-0.0000029795999836324" calcext:value-type="float">
            <text:p>-2.9795999836324E-06</text:p>
          </table:table-cell>
          <table:table-cell table:formula="of:=[.I60]+[.J60]" office:value-type="float" office:value="-123.481083647175" calcext:value-type="float">
            <text:p>-123.481083647175</text:p>
          </table:table-cell>
          <table:table-cell table:formula="of:=[.I60]+[.K60]" office:value-type="float" office:value="-122.661609144207" calcext:value-type="float">
            <text:p>-122.661609144207</text:p>
          </table:table-cell>
          <table:table-cell table:formula="of:=[.I60]+[.L60]" office:value-type="float" office:value="-123.071346395691" calcext:value-type="float">
            <text:p>-123.071346395691</text:p>
          </table:table-cell>
          <table:table-cell table:formula="of:=[.I60]+[.M60]" office:value-type="float" office:value="-123.0239152896" calcext:value-type="float">
            <text:p>-123.0239152896</text:p>
          </table:table-cell>
          <table:table-cell table:style-name="ce95" table:formula="of:=[.R61]-[.N60]" office:value-type="float" office:value="121.717983203842" calcext:value-type="float">
            <text:p>121.717983203842</text:p>
          </table:table-cell>
          <table:table-cell table:style-name="ce95" table:formula="of:=[.S61]-[.O60]" office:value-type="float" office:value="124.817043926816" calcext:value-type="float">
            <text:p>124.817043926816</text:p>
          </table:table-cell>
          <table:table-cell table:style-name="ce95" table:formula="of:=[.T61]-[.P60]" office:value-type="float" office:value="123.267513565328" calcext:value-type="float">
            <text:p>123.267513565328</text:p>
          </table:table-cell>
          <table:table-cell table:style-name="ce95" table:formula="of:=[.U61]-[.Q60]" office:value-type="float" office:value="123.0239152896" calcext:value-type="float">
            <text:p>123.0239152896</text:p>
          </table:table-cell>
          <table:table-cell table:style-name="ce95" table:number-columns-repeated="43"/>
        </table:table-row>
        <table:table-row table:style-name="ro1">
          <table:covered-table-cell table:style-name="ce95"/>
          <table:table-cell table:style-name="ce95" office:value-type="float" office:value="-1.76310044333333" calcext:value-type="float">
            <text:p>-1.76310044333333</text:p>
          </table:table-cell>
          <table:table-cell table:style-name="ce95" office:value-type="float" office:value="2.15543478260864" calcext:value-type="float">
            <text:p>2.15543478260864</text:p>
          </table:table-cell>
          <table:table-cell table:style-name="ce95" table:formula="of:=([.C61]+[.B61])/2" office:value-type="float" office:value="0.196167169637655" calcext:value-type="float">
            <text:p>0.196167169637655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number-columns-repeated="8"/>
          <table:table-cell table:number-columns-repeated="4"/>
          <table:table-cell table:style-name="ce95" table:formula="of:=[.B61]" office:value-type="float" office:value="-1.76310044333333" calcext:value-type="float">
            <text:p>-1.76310044333333</text:p>
          </table:table-cell>
          <table:table-cell table:style-name="ce95" table:formula="of:=[.C61]" office:value-type="float" office:value="2.15543478260864" calcext:value-type="float">
            <text:p>2.15543478260864</text:p>
          </table:table-cell>
          <table:table-cell table:style-name="ce95" table:formula="of:=[.D61]" office:value-type="float" office:value="0.196167169637655" calcext:value-type="float">
            <text:p>0.196167169637655</text:p>
          </table:table-cell>
          <table:table-cell table:style-name="ce95" table:formula="of:=[.E61]" office:value-type="float" office:value="0" calcext:value-type="float">
            <text:p>0</text:p>
          </table:table-cell>
          <table:table-cell table:style-name="ce95" table:number-columns-repeated="43"/>
        </table:table-row>
        <table:table-row table:style-name="ro1">
          <table:covered-table-cell table:style-name="ce95"/>
          <table:table-cell table:style-name="ce95" office:value-type="float" office:value="-124.72305244125" calcext:value-type="float">
            <text:p>-124.72305244125</text:p>
          </table:table-cell>
          <table:table-cell table:style-name="ce95" office:value-type="float" office:value="-123.39347826087" calcext:value-type="float">
            <text:p>-123.39347826087</text:p>
          </table:table-cell>
          <table:table-cell table:style-name="ce95" table:formula="of:=([.C62]+[.B62])/2" office:value-type="float" office:value="-124.05826535106" calcext:value-type="float">
            <text:p>-124.05826535106</text:p>
          </table:table-cell>
          <table:table-cell table:style-name="ce95" office:value-type="float" office:value="-123.02389741" calcext:value-type="float">
            <text:p>-123.02389741</text:p>
          </table:table-cell>
          <table:table-cell table:style-name="ce95" table:formula="of:=[.B62]-[.B61]" office:value-type="float" office:value="-122.959951997917" calcext:value-type="float">
            <text:p>-122.959951997917</text:p>
          </table:table-cell>
          <table:table-cell table:style-name="ce95" table:formula="of:=[.C62]-[.C61]" office:value-type="float" office:value="-125.548913043479" calcext:value-type="float">
            <text:p>-125.548913043479</text:p>
          </table:table-cell>
          <table:table-cell table:style-name="ce95" table:formula="of:=[.D62]-[.D61]" office:value-type="float" office:value="-124.254432520698" calcext:value-type="float">
            <text:p>-124.254432520698</text:p>
          </table:table-cell>
          <table:table-cell table:style-name="ce95" table:formula="of:=[.E62]-[.E61]" office:value-type="float" office:value="-123.02389741" calcext:value-type="float">
            <text:p>-123.02389741</text:p>
          </table:table-cell>
          <table:table-cell table:style-name="ce95" table:formula="of:=[.F62]-[.F63]" office:value-type="float" office:value="0.610664284908438" calcext:value-type="float">
            <text:p>0.610664284908438</text:p>
          </table:table-cell>
          <table:table-cell table:style-name="ce95" table:formula="of:=[.G62]-[.G63]" office:value-type="float" office:value="-0.363783790729215" calcext:value-type="float">
            <text:p>-0.363783790729215</text:p>
          </table:table-cell>
          <table:table-cell table:style-name="ce95" table:formula="of:=[.H62]-[.H63]" office:value-type="float" office:value="0.12344024708986" calcext:value-type="float">
            <text:p>0.12344024708986</text:p>
          </table:table-cell>
          <table:table-cell table:style-name="ce95" table:formula="of:=[.I62]-[.I63]" office:value-type="float" office:value="0.0000119204000128548" calcext:value-type="float">
            <text:p>1.19204000128548E-05</text:p>
          </table:table-cell>
          <table:table-cell table:formula="of:=[.I62]+[.J62]" office:value-type="float" office:value="-122.413233125092" calcext:value-type="float">
            <text:p>-122.413233125092</text:p>
          </table:table-cell>
          <table:table-cell table:formula="of:=[.I62]+[.K62]" office:value-type="float" office:value="-123.387681200729" calcext:value-type="float">
            <text:p>-123.387681200729</text:p>
          </table:table-cell>
          <table:table-cell table:formula="of:=[.I62]+[.L62]" office:value-type="float" office:value="-122.90045716291" calcext:value-type="float">
            <text:p>-122.90045716291</text:p>
          </table:table-cell>
          <table:table-cell table:formula="of:=[.I62]+[.M62]" office:value-type="float" office:value="-123.0238854896" calcext:value-type="float">
            <text:p>-123.0238854896</text:p>
          </table:table-cell>
          <table:table-cell table:style-name="ce95" table:formula="of:=[.R61]+[.N62]" office:value-type="float" office:value="-124.176333568425" calcext:value-type="float">
            <text:p>-124.176333568425</text:p>
          </table:table-cell>
          <table:table-cell table:style-name="ce95" table:formula="of:=[.S61]+[.O62]" office:value-type="float" office:value="-121.232246418121" calcext:value-type="float">
            <text:p>-121.232246418121</text:p>
          </table:table-cell>
          <table:table-cell table:style-name="ce95" table:formula="of:=[.T61]+[.P62]" office:value-type="float" office:value="-122.704289993272" calcext:value-type="float">
            <text:p>-122.704289993272</text:p>
          </table:table-cell>
          <table:table-cell table:style-name="ce95" table:formula="of:=[.U61]+[.Q62]" office:value-type="float" office:value="-123.0238854896" calcext:value-type="float">
            <text:p>-123.0238854896</text:p>
          </table:table-cell>
          <table:table-cell table:style-name="ce95" table:number-columns-repeated="43"/>
        </table:table-row>
        <table:table-row table:style-name="ro1">
          <table:table-cell table:style-name="ce95" table:number-columns-repeated="5"/>
          <table:table-cell table:style-name="ce126" office:value-type="float" office:value="-123.570616282825" calcext:value-type="float">
            <text:p>-123.570616282825</text:p>
          </table:table-cell>
          <table:table-cell table:style-name="ce126" office:value-type="float" office:value="-125.185129252749" calcext:value-type="float">
            <text:p>-125.185129252749</text:p>
          </table:table-cell>
          <table:table-cell table:style-name="ce126" office:value-type="float" office:value="-124.377872767788" calcext:value-type="float">
            <text:p>-124.377872767788</text:p>
          </table:table-cell>
          <table:table-cell table:style-name="ce126" office:value-type="float" office:value="-123.0239093304" calcext:value-type="float">
            <text:p>-123.0239093304</text:p>
          </table:table-cell>
          <table:table-cell table:style-name="ce95" table:number-columns-repeated="4"/>
          <table:table-cell table:number-columns-repeated="4"/>
          <table:table-cell table:style-name="ce95" table:number-columns-repeated="47"/>
        </table:table-row>
        <table:table-row table:style-name="ro1">
          <table:table-cell table:style-name="ce36" office:value-type="string" calcext:value-type="string" table:number-columns-spanned="1" table:number-rows-spanned="3">
            <text:p>B2X1</text:p>
          </table:table-cell>
          <table:table-cell table:style-name="ce98" office:value-type="float" office:value="127.851487123333" calcext:value-type="float">
            <text:p>127.851487123333</text:p>
          </table:table-cell>
          <table:table-cell table:style-name="ce98" office:value-type="float" office:value="126.27" calcext:value-type="float">
            <text:p>126.27</text:p>
          </table:table-cell>
          <table:table-cell table:style-name="ce98" table:formula="of:=([.C64]+[.B64])/2" office:value-type="float" office:value="127.060743561667" calcext:value-type="float">
            <text:p>127.060743561667</text:p>
          </table:table-cell>
          <table:table-cell table:style-name="ce98" office:value-type="float" office:value="123.02389741" calcext:value-type="float">
            <text:p>123.02389741</text:p>
          </table:table-cell>
          <table:table-cell table:style-name="ce98" table:formula="of:=[.B65]-[.B64]" office:value-type="float" office:value="-127.647374239271" calcext:value-type="float">
            <text:p>-127.647374239271</text:p>
          </table:table-cell>
          <table:table-cell table:style-name="ce98" table:formula="of:=[.C65]-[.C64]" office:value-type="float" office:value="-128.397173913043" calcext:value-type="float">
            <text:p>-128.397173913043</text:p>
          </table:table-cell>
          <table:table-cell table:style-name="ce98" table:formula="of:=[.D65]-[.D64]" office:value-type="float" office:value="-128.022274076158" calcext:value-type="float">
            <text:p>-128.022274076158</text:p>
          </table:table-cell>
          <table:table-cell table:style-name="ce98" table:formula="of:=[.E65]-[.E64]" office:value-type="float" office:value="-123.02389741" calcext:value-type="float">
            <text:p>-123.02389741</text:p>
          </table:table-cell>
          <table:table-cell table:style-name="ce98" table:formula="of:=[.F64]-[.F67]" office:value-type="float" office:value="-3.17249050902561" calcext:value-type="float">
            <text:p>-3.17249050902561</text:p>
          </table:table-cell>
          <table:table-cell table:style-name="ce98" table:formula="of:=[.G64]-[.G67]" office:value-type="float" office:value="-2.22584014053577" calcext:value-type="float">
            <text:p>-2.22584014053577</text:p>
          </table:table-cell>
          <table:table-cell table:style-name="ce98" table:formula="of:=[.H64]-[.H67]" office:value-type="float" office:value="-2.69916532478092" calcext:value-type="float">
            <text:p>-2.69916532478092</text:p>
          </table:table-cell>
          <table:table-cell table:style-name="ce98" table:formula="of:=[.I64]-[.I67]" office:value-type="float" office:value="0.0000119204000128548" calcext:value-type="float">
            <text:p>1.19204000128548E-05</text:p>
          </table:table-cell>
          <table:table-cell table:formula="of:=[.I64]+[.J64]" office:value-type="float" office:value="-126.196387919026" calcext:value-type="float">
            <text:p>-126.196387919026</text:p>
          </table:table-cell>
          <table:table-cell table:formula="of:=[.I64]+[.K64]" office:value-type="float" office:value="-125.249737550536" calcext:value-type="float">
            <text:p>-125.249737550536</text:p>
          </table:table-cell>
          <table:table-cell table:formula="of:=[.I64]+[.L64]" office:value-type="float" office:value="-125.723062734781" calcext:value-type="float">
            <text:p>-125.723062734781</text:p>
          </table:table-cell>
          <table:table-cell table:formula="of:=[.I64]+[.M64]" office:value-type="float" office:value="-123.0238854896" calcext:value-type="float">
            <text:p>-123.0238854896</text:p>
          </table:table-cell>
          <table:table-cell table:style-name="ce98" table:formula="of:=[.R65]-[.N64]" office:value-type="float" office:value="126.400500803088" calcext:value-type="float">
            <text:p>126.400500803088</text:p>
          </table:table-cell>
          <table:table-cell table:style-name="ce98" table:formula="of:=[.S65]-[.O64]" office:value-type="float" office:value="123.122563637492" calcext:value-type="float">
            <text:p>123.122563637492</text:p>
          </table:table-cell>
          <table:table-cell table:style-name="ce98" table:formula="of:=[.T65]-[.P64]" office:value-type="float" office:value="124.76153222029" calcext:value-type="float">
            <text:p>124.76153222029</text:p>
          </table:table-cell>
          <table:table-cell table:style-name="ce98" table:formula="of:=[.U65]-[.Q64]" office:value-type="float" office:value="123.0238854896" calcext:value-type="float">
            <text:p>123.0238854896</text:p>
          </table:table-cell>
          <table:table-cell table:style-name="ce98" table:number-columns-repeated="43"/>
        </table:table-row>
        <table:table-row table:style-name="ro1">
          <table:covered-table-cell table:style-name="ce98"/>
          <table:table-cell table:style-name="ce98" office:value-type="float" office:value="0.204112884062498" calcext:value-type="float">
            <text:p>0.204112884062498</text:p>
          </table:table-cell>
          <table:table-cell table:style-name="ce98" office:value-type="float" office:value="-2.12717391304346" calcext:value-type="float">
            <text:p>-2.12717391304346</text:p>
          </table:table-cell>
          <table:table-cell table:style-name="ce98" table:formula="of:=([.C65]+[.B65])/2" office:value-type="float" office:value="-0.961530514490481" calcext:value-type="float">
            <text:p>-0.961530514490481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8"/>
          <table:table-cell table:number-columns-repeated="4"/>
          <table:table-cell table:style-name="ce98" table:formula="of:=[.B65]" office:value-type="float" office:value="0.204112884062498" calcext:value-type="float">
            <text:p>0.204112884062498</text:p>
          </table:table-cell>
          <table:table-cell table:style-name="ce98" table:formula="of:=[.C65]" office:value-type="float" office:value="-2.12717391304346" calcext:value-type="float">
            <text:p>-2.12717391304346</text:p>
          </table:table-cell>
          <table:table-cell table:style-name="ce98" table:formula="of:=[.D65]" office:value-type="float" office:value="-0.961530514490481" calcext:value-type="float">
            <text:p>-0.961530514490481</text:p>
          </table:table-cell>
          <table:table-cell table:style-name="ce98" table:formula="of:=[.E65]" office:value-type="float" office:value="0" calcext:value-type="float">
            <text:p>0</text:p>
          </table:table-cell>
          <table:table-cell table:style-name="ce98" table:number-columns-repeated="43"/>
        </table:table-row>
        <table:table-row table:style-name="ro1">
          <table:covered-table-cell table:style-name="ce98"/>
          <table:table-cell table:style-name="ce98" office:value-type="float" office:value="-124.741442485667" calcext:value-type="float">
            <text:p>-124.741442485667</text:p>
          </table:table-cell>
          <table:table-cell table:style-name="ce98" office:value-type="float" office:value="-128.565217391304" calcext:value-type="float">
            <text:p>-128.565217391304</text:p>
          </table:table-cell>
          <table:table-cell table:style-name="ce98" table:formula="of:=([.C66]+[.B66])/2" office:value-type="float" office:value="-126.653329938486" calcext:value-type="float">
            <text:p>-126.653329938486</text:p>
          </table:table-cell>
          <table:table-cell table:style-name="ce98" office:value-type="float" office:value="-123.02391231" calcext:value-type="float">
            <text:p>-123.02391231</text:p>
          </table:table-cell>
          <table:table-cell table:style-name="ce98" table:formula="of:=[.B66]-[.B65]" office:value-type="float" office:value="-124.945555369729" calcext:value-type="float">
            <text:p>-124.945555369729</text:p>
          </table:table-cell>
          <table:table-cell table:style-name="ce98" table:formula="of:=[.C66]-[.C65]" office:value-type="float" office:value="-126.438043478261" calcext:value-type="float">
            <text:p>-126.438043478261</text:p>
          </table:table-cell>
          <table:table-cell table:style-name="ce98" table:formula="of:=[.D66]-[.D65]" office:value-type="float" office:value="-125.691799423996" calcext:value-type="float">
            <text:p>-125.691799423996</text:p>
          </table:table-cell>
          <table:table-cell table:style-name="ce98" table:formula="of:=[.E66]-[.E65]" office:value-type="float" office:value="-123.02391231" calcext:value-type="float">
            <text:p>-123.02391231</text:p>
          </table:table-cell>
          <table:table-cell table:style-name="ce98" table:formula="of:=[.F66]-[.F67]" office:value-type="float" office:value="-0.470671639484593" calcext:value-type="float">
            <text:p>-0.470671639484593</text:p>
          </table:table-cell>
          <table:table-cell table:style-name="ce98" table:formula="of:=[.G66]-[.G67]" office:value-type="float" office:value="-0.266709705752859" calcext:value-type="float">
            <text:p>-0.266709705752859</text:p>
          </table:table-cell>
          <table:table-cell table:style-name="ce98" table:formula="of:=[.H66]-[.H67]" office:value-type="float" office:value="-0.368690672618953" calcext:value-type="float">
            <text:p>-0.368690672618953</text:p>
          </table:table-cell>
          <table:table-cell table:style-name="ce98" table:formula="of:=[.I66]-[.I67]" office:value-type="float" office:value="-0.0000029795999836324" calcext:value-type="float">
            <text:p>-2.9795999836324E-06</text:p>
          </table:table-cell>
          <table:table-cell table:formula="of:=[.I66]+[.J66]" office:value-type="float" office:value="-123.494583949485" calcext:value-type="float">
            <text:p>-123.494583949485</text:p>
          </table:table-cell>
          <table:table-cell table:formula="of:=[.I66]+[.K66]" office:value-type="float" office:value="-123.290622015753" calcext:value-type="float">
            <text:p>-123.290622015753</text:p>
          </table:table-cell>
          <table:table-cell table:formula="of:=[.I66]+[.L66]" office:value-type="float" office:value="-123.392602982619" calcext:value-type="float">
            <text:p>-123.392602982619</text:p>
          </table:table-cell>
          <table:table-cell table:formula="of:=[.I66]+[.M66]" office:value-type="float" office:value="-123.0239152896" calcext:value-type="float">
            <text:p>-123.0239152896</text:p>
          </table:table-cell>
          <table:table-cell table:style-name="ce98" table:formula="of:=[.R65]+[.N66]" office:value-type="float" office:value="-123.290471065422" calcext:value-type="float">
            <text:p>-123.290471065422</text:p>
          </table:table-cell>
          <table:table-cell table:style-name="ce98" table:formula="of:=[.S65]+[.O66]" office:value-type="float" office:value="-125.417795928796" calcext:value-type="float">
            <text:p>-125.417795928796</text:p>
          </table:table-cell>
          <table:table-cell table:style-name="ce98" table:formula="of:=[.T65]+[.P66]" office:value-type="float" office:value="-124.354133497109" calcext:value-type="float">
            <text:p>-124.354133497109</text:p>
          </table:table-cell>
          <table:table-cell table:style-name="ce98" table:formula="of:=[.U65]+[.Q66]" office:value-type="float" office:value="-123.0239152896" calcext:value-type="float">
            <text:p>-123.0239152896</text:p>
          </table:table-cell>
          <table:table-cell table:style-name="ce98" table:number-columns-repeated="43"/>
        </table:table-row>
        <table:table-row table:style-name="ro1">
          <table:table-cell table:style-name="ce98" table:number-columns-repeated="5"/>
          <table:table-cell table:style-name="ce123" office:value-type="float" office:value="-124.474883730245" calcext:value-type="float">
            <text:p>-124.474883730245</text:p>
          </table:table-cell>
          <table:table-cell table:style-name="ce123" office:value-type="float" office:value="-126.171333772508" calcext:value-type="float">
            <text:p>-126.171333772508</text:p>
          </table:table-cell>
          <table:table-cell table:style-name="ce123" office:value-type="float" office:value="-125.323108751377" calcext:value-type="float">
            <text:p>-125.323108751377</text:p>
          </table:table-cell>
          <table:table-cell table:style-name="ce123" office:value-type="float" office:value="-123.0239093304" calcext:value-type="float">
            <text:p>-123.0239093304</text:p>
          </table:table-cell>
          <table:table-cell table:style-name="ce98" table:number-columns-repeated="4"/>
          <table:table-cell table:number-columns-repeated="4"/>
          <table:table-cell table:style-name="ce98" table:number-columns-repeated="47"/>
        </table:table-row>
        <table:table-row table:style-name="ro1">
          <table:table-cell table:style-name="ce38" office:value-type="string" calcext:value-type="string" table:number-columns-spanned="1" table:number-rows-spanned="3">
            <text:p>B2X2</text:p>
          </table:table-cell>
          <table:table-cell table:style-name="ce101" office:value-type="float" office:value="123.59056421625" calcext:value-type="float">
            <text:p>123.59056421625</text:p>
          </table:table-cell>
          <table:table-cell table:style-name="ce101" office:value-type="float" office:value="121.772826086957" calcext:value-type="float">
            <text:p>121.772826086957</text:p>
          </table:table-cell>
          <table:table-cell table:style-name="ce101" table:formula="of:=([.C68]+[.B68])/2" office:value-type="float" office:value="122.681695151604" calcext:value-type="float">
            <text:p>122.681695151604</text:p>
          </table:table-cell>
          <table:table-cell table:style-name="ce101" office:value-type="float" office:value="123.02391231" calcext:value-type="float">
            <text:p>123.02391231</text:p>
          </table:table-cell>
          <table:table-cell table:style-name="ce101" table:formula="of:=[.B69]-[.B68]" office:value-type="float" office:value="-124.850452379583" calcext:value-type="float">
            <text:p>-124.850452379583</text:p>
          </table:table-cell>
          <table:table-cell table:style-name="ce101" table:formula="of:=[.C69]-[.C68]" office:value-type="float" office:value="-125.78695652174" calcext:value-type="float">
            <text:p>-125.78695652174</text:p>
          </table:table-cell>
          <table:table-cell table:style-name="ce101" table:formula="of:=[.D69]-[.D68]" office:value-type="float" office:value="-125.318704450662" calcext:value-type="float">
            <text:p>-125.318704450662</text:p>
          </table:table-cell>
          <table:table-cell table:style-name="ce101" table:formula="of:=[.E69]-[.E68]" office:value-type="float" office:value="-123.02391231" calcext:value-type="float">
            <text:p>-123.02391231</text:p>
          </table:table-cell>
          <table:table-cell table:style-name="ce101" table:formula="of:=[.F68]-[.F71]" office:value-type="float" office:value="-0.375568649338433" calcext:value-type="float">
            <text:p>-0.375568649338433</text:p>
          </table:table-cell>
          <table:table-cell table:style-name="ce101" table:formula="of:=[.G68]-[.G71]" office:value-type="float" office:value="0.384377250768097" calcext:value-type="float">
            <text:p>0.384377250768097</text:p>
          </table:table-cell>
          <table:table-cell table:style-name="ce101" table:formula="of:=[.H68]-[.H71]" office:value-type="float" office:value="0.0044043007145973" calcext:value-type="float">
            <text:p>0.004404300714597</text:p>
          </table:table-cell>
          <table:table-cell table:style-name="ce101" table:formula="of:=[.I68]-[.I71]" office:value-type="float" office:value="-0.0000029795999836324" calcext:value-type="float">
            <text:p>-2.9795999836324E-06</text:p>
          </table:table-cell>
          <table:table-cell table:formula="of:=[.I68]+[.J68]" office:value-type="float" office:value="-123.399480959338" calcext:value-type="float">
            <text:p>-123.399480959338</text:p>
          </table:table-cell>
          <table:table-cell table:formula="of:=[.I68]+[.K68]" office:value-type="float" office:value="-122.639535059232" calcext:value-type="float">
            <text:p>-122.639535059232</text:p>
          </table:table-cell>
          <table:table-cell table:formula="of:=[.I68]+[.L68]" office:value-type="float" office:value="-123.019508009285" calcext:value-type="float">
            <text:p>-123.019508009285</text:p>
          </table:table-cell>
          <table:table-cell table:formula="of:=[.I68]+[.M68]" office:value-type="float" office:value="-123.0239152896" calcext:value-type="float">
            <text:p>-123.0239152896</text:p>
          </table:table-cell>
          <table:table-cell table:style-name="ce101" table:formula="of:=[.R69]-[.N68]" office:value-type="float" office:value="122.139592796005" calcext:value-type="float">
            <text:p>122.139592796005</text:p>
          </table:table-cell>
          <table:table-cell table:style-name="ce101" table:formula="of:=[.S69]-[.O68]" office:value-type="float" office:value="118.625404624449" calcext:value-type="float">
            <text:p>118.625404624449</text:p>
          </table:table-cell>
          <table:table-cell table:style-name="ce101" table:formula="of:=[.T69]-[.P68]" office:value-type="float" office:value="120.382498710227" calcext:value-type="float">
            <text:p>120.382498710227</text:p>
          </table:table-cell>
          <table:table-cell table:style-name="ce101" table:formula="of:=[.U69]-[.Q68]" office:value-type="float" office:value="123.0239152896" calcext:value-type="float">
            <text:p>123.0239152896</text:p>
          </table:table-cell>
          <table:table-cell table:style-name="ce101" table:number-columns-repeated="43"/>
        </table:table-row>
        <table:table-row table:style-name="ro1">
          <table:covered-table-cell table:style-name="ce101"/>
          <table:table-cell table:style-name="ce101" office:value-type="float" office:value="-1.25988816333333" calcext:value-type="float">
            <text:p>-1.25988816333333</text:p>
          </table:table-cell>
          <table:table-cell table:style-name="ce101" office:value-type="float" office:value="-4.01413043478259" calcext:value-type="float">
            <text:p>-4.01413043478259</text:p>
          </table:table-cell>
          <table:table-cell table:style-name="ce101" table:formula="of:=([.C69]+[.B69])/2" office:value-type="float" office:value="-2.63700929905796" calcext:value-type="float">
            <text:p>-2.63700929905796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number-columns-repeated="8"/>
          <table:table-cell table:number-columns-repeated="4"/>
          <table:table-cell table:style-name="ce101" table:formula="of:=[.B69]" office:value-type="float" office:value="-1.25988816333333" calcext:value-type="float">
            <text:p>-1.25988816333333</text:p>
          </table:table-cell>
          <table:table-cell table:style-name="ce101" table:formula="of:=[.C69]" office:value-type="float" office:value="-4.01413043478259" calcext:value-type="float">
            <text:p>-4.01413043478259</text:p>
          </table:table-cell>
          <table:table-cell table:style-name="ce101" table:formula="of:=[.D69]" office:value-type="float" office:value="-2.63700929905796" calcext:value-type="float">
            <text:p>-2.63700929905796</text:p>
          </table:table-cell>
          <table:table-cell table:style-name="ce101" table:formula="of:=[.E69]" office:value-type="float" office:value="0" calcext:value-type="float">
            <text:p>0</text:p>
          </table:table-cell>
          <table:table-cell table:style-name="ce101" table:number-columns-repeated="43"/>
        </table:table-row>
        <table:table-row table:style-name="ro1">
          <table:covered-table-cell table:style-name="ce101"/>
          <table:table-cell table:style-name="ce101" office:value-type="float" office:value="-123.566072524333" calcext:value-type="float">
            <text:p>-123.566072524333</text:p>
          </table:table-cell>
          <table:table-cell table:style-name="ce101" office:value-type="float" office:value="-129.345555555556" calcext:value-type="float">
            <text:p>-129.345555555556</text:p>
          </table:table-cell>
          <table:table-cell table:style-name="ce101" table:formula="of:=([.C70]+[.B70])/2" office:value-type="float" office:value="-126.455814039945" calcext:value-type="float">
            <text:p>-126.455814039945</text:p>
          </table:table-cell>
          <table:table-cell table:style-name="ce101" office:value-type="float" office:value="-123.023912311" calcext:value-type="float">
            <text:p>-123.023912311</text:p>
          </table:table-cell>
          <table:table-cell table:style-name="ce101" table:formula="of:=[.B70]-[.B69]" office:value-type="float" office:value="-122.306184361" calcext:value-type="float">
            <text:p>-122.306184361</text:p>
          </table:table-cell>
          <table:table-cell table:style-name="ce101" table:formula="of:=[.C70]-[.C69]" office:value-type="float" office:value="-125.331425120773" calcext:value-type="float">
            <text:p>-125.331425120773</text:p>
          </table:table-cell>
          <table:table-cell table:style-name="ce101" table:formula="of:=[.D70]-[.D69]" office:value-type="float" office:value="-123.818804740887" calcext:value-type="float">
            <text:p>-123.818804740887</text:p>
          </table:table-cell>
          <table:table-cell table:style-name="ce101" table:formula="of:=[.E70]-[.E69]" office:value-type="float" office:value="-123.023912311" calcext:value-type="float">
            <text:p>-123.023912311</text:p>
          </table:table-cell>
          <table:table-cell table:style-name="ce101" table:formula="of:=[.F70]-[.F71]" office:value-type="float" office:value="2.16869936924523" calcext:value-type="float">
            <text:p>2.16869936924523</text:p>
          </table:table-cell>
          <table:table-cell table:style-name="ce101" table:formula="of:=[.G70]-[.G71]" office:value-type="float" office:value="0.839908651734277" calcext:value-type="float">
            <text:p>0.839908651734277</text:p>
          </table:table-cell>
          <table:table-cell table:style-name="ce101" table:formula="of:=[.H70]-[.H71]" office:value-type="float" office:value="1.50430401048953" calcext:value-type="float">
            <text:p>1.50430401048953</text:p>
          </table:table-cell>
          <table:table-cell table:style-name="ce101" table:formula="of:=[.I70]-[.I71]" office:value-type="float" office:value="-0.00000298059998726785" calcext:value-type="float">
            <text:p>-2.98059998726785E-06</text:p>
          </table:table-cell>
          <table:table-cell table:formula="of:=[.I70]+[.J70]" office:value-type="float" office:value="-120.855212941755" calcext:value-type="float">
            <text:p>-120.855212941755</text:p>
          </table:table-cell>
          <table:table-cell table:formula="of:=[.I70]+[.K70]" office:value-type="float" office:value="-122.184003659266" calcext:value-type="float">
            <text:p>-122.184003659266</text:p>
          </table:table-cell>
          <table:table-cell table:formula="of:=[.I70]+[.L70]" office:value-type="float" office:value="-121.51960830051" calcext:value-type="float">
            <text:p>-121.51960830051</text:p>
          </table:table-cell>
          <table:table-cell table:formula="of:=[.I70]+[.M70]" office:value-type="float" office:value="-123.0239152916" calcext:value-type="float">
            <text:p>-123.0239152916</text:p>
          </table:table-cell>
          <table:table-cell table:style-name="ce101" table:formula="of:=[.R69]+[.N70]" office:value-type="float" office:value="-122.115101105088" calcext:value-type="float">
            <text:p>-122.115101105088</text:p>
          </table:table-cell>
          <table:table-cell table:style-name="ce101" table:formula="of:=[.S69]+[.O70]" office:value-type="float" office:value="-126.198134094048" calcext:value-type="float">
            <text:p>-126.198134094048</text:p>
          </table:table-cell>
          <table:table-cell table:style-name="ce101" table:formula="of:=[.T69]+[.P70]" office:value-type="float" office:value="-124.156617599568" calcext:value-type="float">
            <text:p>-124.156617599568</text:p>
          </table:table-cell>
          <table:table-cell table:style-name="ce101" table:formula="of:=[.U69]+[.Q70]" office:value-type="float" office:value="-123.0239152916" calcext:value-type="float">
            <text:p>-123.0239152916</text:p>
          </table:table-cell>
          <table:table-cell table:style-name="ce101" table:number-columns-repeated="43"/>
        </table:table-row>
        <table:table-row table:style-name="ro1">
          <table:table-cell table:style-name="ce101" table:number-columns-repeated="5"/>
          <table:table-cell table:style-name="ce123" office:value-type="float" office:value="-124.474883730245" calcext:value-type="float">
            <text:p>-124.474883730245</text:p>
          </table:table-cell>
          <table:table-cell table:style-name="ce123" office:value-type="float" office:value="-126.171333772508" calcext:value-type="float">
            <text:p>-126.171333772508</text:p>
          </table:table-cell>
          <table:table-cell table:style-name="ce123" office:value-type="float" office:value="-125.323108751377" calcext:value-type="float">
            <text:p>-125.323108751377</text:p>
          </table:table-cell>
          <table:table-cell table:style-name="ce123" office:value-type="float" office:value="-123.0239093304" calcext:value-type="float">
            <text:p>-123.0239093304</text:p>
          </table:table-cell>
          <table:table-cell table:style-name="ce101" table:number-columns-repeated="4"/>
          <table:table-cell table:number-columns-repeated="4"/>
          <table:table-cell table:style-name="ce101" table:number-columns-repeated="47"/>
        </table:table-row>
        <table:table-row table:style-name="ro1">
          <table:table-cell table:style-name="ce24" office:value-type="string" calcext:value-type="string" table:number-columns-spanned="1" table:number-rows-spanned="3">
            <text:p>B2X3</text:p>
          </table:table-cell>
          <table:table-cell table:style-name="ce80" office:value-type="float" office:value="124.241549420867" calcext:value-type="float">
            <text:p>124.241549420867</text:p>
          </table:table-cell>
          <table:table-cell table:style-name="ce80" office:value-type="float" office:value="121.625555555556" calcext:value-type="float">
            <text:p>121.625555555556</text:p>
          </table:table-cell>
          <table:table-cell table:style-name="ce80" table:formula="of:=([.C72]+[.B72])/2" office:value-type="float" office:value="122.933552488212" calcext:value-type="float">
            <text:p>122.933552488212</text:p>
          </table:table-cell>
          <table:table-cell table:style-name="ce80" office:value-type="float" office:value="123.023912311" calcext:value-type="float">
            <text:p>123.023912311</text:p>
          </table:table-cell>
          <table:table-cell table:formula="of:=[.B73]-[.B72]" office:value-type="float" office:value="-123.350594087534" calcext:value-type="float">
            <text:p>-123.350594087534</text:p>
          </table:table-cell>
          <table:table-cell table:formula="of:=[.C73]-[.C72]" office:value-type="float" office:value="-125.028816425121" calcext:value-type="float">
            <text:p>-125.028816425121</text:p>
          </table:table-cell>
          <table:table-cell table:formula="of:=[.D73]-[.D72]" office:value-type="float" office:value="-124.189705256328" calcext:value-type="float">
            <text:p>-124.189705256328</text:p>
          </table:table-cell>
          <table:table-cell table:formula="of:=[.E73]-[.E72]" office:value-type="float" office:value="-123.023912311" calcext:value-type="float">
            <text:p>-123.023912311</text:p>
          </table:table-cell>
          <table:table-cell table:style-name="ce80" table:formula="of:=[.F72]-[.F75]" office:value-type="float" office:value="1.1242896427112" calcext:value-type="float">
            <text:p>1.1242896427112</text:p>
          </table:table-cell>
          <table:table-cell table:style-name="ce80" table:formula="of:=[.G72]-[.G75]" office:value-type="float" office:value="1.14251734738646" calcext:value-type="float">
            <text:p>1.14251734738646</text:p>
          </table:table-cell>
          <table:table-cell table:style-name="ce80" table:formula="of:=[.H72]-[.H75]" office:value-type="float" office:value="1.13340349504861" calcext:value-type="float">
            <text:p>1.13340349504861</text:p>
          </table:table-cell>
          <table:table-cell table:style-name="ce80" table:formula="of:=[.I72]-[.I75]" office:value-type="float" office:value="-0.00000298060001568956" calcext:value-type="float">
            <text:p>-2.98060001568956E-06</text:p>
          </table:table-cell>
          <table:table-cell table:formula="of:=[.I72]+[.J72]" office:value-type="float" office:value="-121.899622668289" calcext:value-type="float">
            <text:p>-121.899622668289</text:p>
          </table:table-cell>
          <table:table-cell table:formula="of:=[.I72]+[.K72]" office:value-type="float" office:value="-121.881394963614" calcext:value-type="float">
            <text:p>-121.881394963614</text:p>
          </table:table-cell>
          <table:table-cell table:formula="of:=[.I72]+[.L72]" office:value-type="float" office:value="-121.890508815951" calcext:value-type="float">
            <text:p>-121.890508815951</text:p>
          </table:table-cell>
          <table:table-cell table:formula="of:=[.I72]+[.M72]" office:value-type="float" office:value="-123.0239152916" calcext:value-type="float">
            <text:p>-123.0239152916</text:p>
          </table:table-cell>
          <table:table-cell table:style-name="ce80" table:formula="of:=[.R73]-[.N72]" office:value-type="float" office:value="122.790578001622" calcext:value-type="float">
            <text:p>122.790578001622</text:p>
          </table:table-cell>
          <table:table-cell table:style-name="ce80" table:formula="of:=[.S73]-[.O72]" office:value-type="float" office:value="118.478134094048" calcext:value-type="float">
            <text:p>118.478134094048</text:p>
          </table:table-cell>
          <table:table-cell table:style-name="ce80" table:formula="of:=[.T73]-[.P72]" office:value-type="float" office:value="120.634356047835" calcext:value-type="float">
            <text:p>120.634356047835</text:p>
          </table:table-cell>
          <table:table-cell table:style-name="ce80" table:formula="of:=[.U73]-[.Q72]" office:value-type="float" office:value="123.0239152916" calcext:value-type="float">
            <text:p>123.0239152916</text:p>
          </table:table-cell>
          <table:table-cell table:style-name="ce80" table:number-columns-repeated="43"/>
        </table:table-row>
        <table:table-row table:style-name="ro1">
          <table:covered-table-cell table:style-name="ce80"/>
          <table:table-cell table:style-name="ce80" office:value-type="float" office:value="0.890955333333306" calcext:value-type="float">
            <text:p>0.890955333333306</text:p>
          </table:table-cell>
          <table:table-cell table:style-name="ce80" office:value-type="float" office:value="-3.40326086956521" calcext:value-type="float">
            <text:p>-3.40326086956521</text:p>
          </table:table-cell>
          <table:table-cell table:style-name="ce80" table:formula="of:=([.C73]+[.B73])/2" office:value-type="float" office:value="-1.25615276811595" calcext:value-type="float">
            <text:p>-1.25615276811595</text:p>
          </table:table-cell>
          <table:table-cell table:style-name="ce80" office:value-type="float" office:value="-0.0000000000000277555756156" calcext:value-type="float">
            <text:p>-2.77555756156E-14</text:p>
          </table:table-cell>
          <table:table-cell table:number-columns-repeated="4"/>
          <table:table-cell table:style-name="ce80" table:number-columns-repeated="4"/>
          <table:table-cell table:number-columns-repeated="4"/>
          <table:table-cell table:style-name="ce80" table:formula="of:=[.B73]" office:value-type="float" office:value="0.890955333333306" calcext:value-type="float">
            <text:p>0.890955333333306</text:p>
          </table:table-cell>
          <table:table-cell table:style-name="ce80" table:formula="of:=[.C73]" office:value-type="float" office:value="-3.40326086956521" calcext:value-type="float">
            <text:p>-3.40326086956521</text:p>
          </table:table-cell>
          <table:table-cell table:style-name="ce80" table:formula="of:=[.D73]" office:value-type="float" office:value="-1.25615276811595" calcext:value-type="float">
            <text:p>-1.25615276811595</text:p>
          </table:table-cell>
          <table:table-cell table:style-name="ce80" table:formula="of:=[.E73]" office:value-type="float" office:value="-0.0000000000000277555756156" calcext:value-type="float">
            <text:p>-2.77555756156E-14</text:p>
          </table:table-cell>
          <table:table-cell table:style-name="ce80" table:number-columns-repeated="43"/>
        </table:table-row>
        <table:table-row table:style-name="ro1">
          <table:covered-table-cell table:style-name="ce80"/>
          <table:table-cell table:style-name="ce80" office:value-type="float" office:value="-123.469092511" calcext:value-type="float">
            <text:p>-123.469092511</text:p>
          </table:table-cell>
          <table:table-cell table:style-name="ce80" office:value-type="float" office:value="-129.859782608696" calcext:value-type="float">
            <text:p>-129.859782608696</text:p>
          </table:table-cell>
          <table:table-cell table:style-name="ce80" table:formula="of:=([.C74]+[.B74])/2" office:value-type="float" office:value="-126.664437559848" calcext:value-type="float">
            <text:p>-126.664437559848</text:p>
          </table:table-cell>
          <table:table-cell table:style-name="ce80" office:value-type="float" office:value="-123.023912311" calcext:value-type="float">
            <text:p>-123.023912311</text:p>
          </table:table-cell>
          <table:table-cell table:formula="of:=[.B74]-[.B73]" office:value-type="float" office:value="-124.360047844333" calcext:value-type="float">
            <text:p>-124.360047844333</text:p>
          </table:table-cell>
          <table:table-cell table:formula="of:=[.C74]-[.C73]" office:value-type="float" office:value="-126.456521739131" calcext:value-type="float">
            <text:p>-126.456521739131</text:p>
          </table:table-cell>
          <table:table-cell table:formula="of:=[.D74]-[.D73]" office:value-type="float" office:value="-125.408284791732" calcext:value-type="float">
            <text:p>-125.408284791732</text:p>
          </table:table-cell>
          <table:table-cell table:formula="of:=[.E74]-[.E73]" office:value-type="float" office:value="-123.023912311" calcext:value-type="float">
            <text:p>-123.023912311</text:p>
          </table:table-cell>
          <table:table-cell table:style-name="ce80" table:formula="of:=[.F74]-[.F75]" office:value-type="float" office:value="0.114835885911589" calcext:value-type="float">
            <text:p>0.114835885911589</text:p>
          </table:table-cell>
          <table:table-cell table:style-name="ce80" table:formula="of:=[.G74]-[.G75]" office:value-type="float" office:value="-0.285187966623113" calcext:value-type="float">
            <text:p>-0.285187966623113</text:p>
          </table:table-cell>
          <table:table-cell table:style-name="ce80" table:formula="of:=[.H74]-[.H75]" office:value-type="float" office:value="-0.0851760403554778" calcext:value-type="float">
            <text:p>-0.085176040355478</text:p>
          </table:table-cell>
          <table:table-cell table:style-name="ce80" table:formula="of:=[.I74]-[.I75]" office:value-type="float" office:value="-0.00000298059995884614" calcext:value-type="float">
            <text:p>-2.98059995884614E-06</text:p>
          </table:table-cell>
          <table:table-cell table:formula="of:=[.I74]+[.J74]" office:value-type="float" office:value="-122.909076425088" calcext:value-type="float">
            <text:p>-122.909076425088</text:p>
          </table:table-cell>
          <table:table-cell table:formula="of:=[.I74]+[.K74]" office:value-type="float" office:value="-123.309100277623" calcext:value-type="float">
            <text:p>-123.309100277623</text:p>
          </table:table-cell>
          <table:table-cell table:formula="of:=[.I74]+[.L74]" office:value-type="float" office:value="-123.109088351355" calcext:value-type="float">
            <text:p>-123.109088351355</text:p>
          </table:table-cell>
          <table:table-cell table:formula="of:=[.I74]+[.M74]" office:value-type="float" office:value="-123.0239152916" calcext:value-type="float">
            <text:p>-123.0239152916</text:p>
          </table:table-cell>
          <table:table-cell table:style-name="ce80" table:formula="of:=[.R73]+[.N74]" office:value-type="float" office:value="-122.018121091755" calcext:value-type="float">
            <text:p>-122.018121091755</text:p>
          </table:table-cell>
          <table:table-cell table:style-name="ce80" table:formula="of:=[.S73]+[.O74]" office:value-type="float" office:value="-126.712361147188" calcext:value-type="float">
            <text:p>-126.712361147188</text:p>
          </table:table-cell>
          <table:table-cell table:style-name="ce80" table:formula="of:=[.T73]+[.P74]" office:value-type="float" office:value="-124.365241119471" calcext:value-type="float">
            <text:p>-124.365241119471</text:p>
          </table:table-cell>
          <table:table-cell table:style-name="ce80" table:formula="of:=[.U73]+[.Q74]" office:value-type="float" office:value="-123.0239152916" calcext:value-type="float">
            <text:p>-123.0239152916</text:p>
          </table:table-cell>
          <table:table-cell table:style-name="ce80" table:number-columns-repeated="43"/>
        </table:table-row>
        <table:table-row table:style-name="ro1">
          <table:table-cell table:style-name="ce80" table:number-columns-repeated="5"/>
          <table:table-cell table:style-name="ce123" office:value-type="float" office:value="-124.474883730245" calcext:value-type="float">
            <text:p>-124.474883730245</text:p>
          </table:table-cell>
          <table:table-cell table:style-name="ce123" office:value-type="float" office:value="-126.171333772508" calcext:value-type="float">
            <text:p>-126.171333772508</text:p>
          </table:table-cell>
          <table:table-cell table:style-name="ce123" office:value-type="float" office:value="-125.323108751377" calcext:value-type="float">
            <text:p>-125.323108751377</text:p>
          </table:table-cell>
          <table:table-cell table:style-name="ce123" office:value-type="float" office:value="-123.0239093304" calcext:value-type="float">
            <text:p>-123.0239093304</text:p>
          </table:table-cell>
          <table:table-cell table:style-name="ce80" table:number-columns-repeated="4"/>
          <table:table-cell table:number-columns-repeated="4"/>
          <table:table-cell table:style-name="ce80" table:number-columns-repeated="47"/>
        </table:table-row>
        <table:table-row table:style-name="ro1">
          <table:table-cell table:style-name="ce40" office:value-type="string" calcext:value-type="string" table:number-columns-spanned="1" table:number-rows-spanned="3">
            <text:p>B2X4</text:p>
          </table:table-cell>
          <table:table-cell table:style-name="ce104" office:value-type="float" office:value="124.557822434333" calcext:value-type="float">
            <text:p>124.557822434333</text:p>
          </table:table-cell>
          <table:table-cell table:style-name="ce104" office:value-type="float" office:value="120.803260869565" calcext:value-type="float">
            <text:p>120.803260869565</text:p>
          </table:table-cell>
          <table:table-cell table:style-name="ce104" table:formula="of:=([.C76]+[.B76])/2" office:value-type="float" office:value="122.680541651949" calcext:value-type="float">
            <text:p>122.680541651949</text:p>
          </table:table-cell>
          <table:table-cell table:style-name="ce104" office:value-type="float" office:value="123.023912311" calcext:value-type="float">
            <text:p>123.023912311</text:p>
          </table:table-cell>
          <table:table-cell table:style-name="ce104" table:formula="of:=[.B77]-[.B76]" office:value-type="float" office:value="-122.972338334333" calcext:value-type="float">
            <text:p>-122.972338334333</text:p>
          </table:table-cell>
          <table:table-cell table:style-name="ce104" table:formula="of:=[.C77]-[.C76]" office:value-type="float" office:value="-124.863488142292" calcext:value-type="float">
            <text:p>-124.863488142292</text:p>
          </table:table-cell>
          <table:table-cell table:style-name="ce104" table:formula="of:=[.D77]-[.D76]" office:value-type="float" office:value="-123.917913238313" calcext:value-type="float">
            <text:p>-123.917913238313</text:p>
          </table:table-cell>
          <table:table-cell table:style-name="ce104" table:formula="of:=[.E77]-[.E76]" office:value-type="float" office:value="-123.023912311" calcext:value-type="float">
            <text:p>-123.023912311</text:p>
          </table:table-cell>
          <table:table-cell table:style-name="ce104" table:formula="of:=[.F76]-[.F79]" office:value-type="float" office:value="1.50254539591189" calcext:value-type="float">
            <text:p>1.50254539591189</text:p>
          </table:table-cell>
          <table:table-cell table:style-name="ce104" table:formula="of:=[.G76]-[.G79]" office:value-type="float" office:value="1.30784563021543" calcext:value-type="float">
            <text:p>1.30784563021543</text:p>
          </table:table-cell>
          <table:table-cell table:style-name="ce104" table:formula="of:=[.H76]-[.H79]" office:value-type="float" office:value="1.40519551306393" calcext:value-type="float">
            <text:p>1.40519551306393</text:p>
          </table:table-cell>
          <table:table-cell table:style-name="ce104" table:formula="of:=[.I76]-[.I79]" office:value-type="float" office:value="-0.00000298059998726785" calcext:value-type="float">
            <text:p>-2.98059998726785E-06</text:p>
          </table:table-cell>
          <table:table-cell table:formula="of:=[.I76]+[.J76]" office:value-type="float" office:value="-121.521366915088" calcext:value-type="float">
            <text:p>-121.521366915088</text:p>
          </table:table-cell>
          <table:table-cell table:formula="of:=[.I76]+[.K76]" office:value-type="float" office:value="-121.716066680785" calcext:value-type="float">
            <text:p>-121.716066680785</text:p>
          </table:table-cell>
          <table:table-cell table:formula="of:=[.I76]+[.L76]" office:value-type="float" office:value="-121.618716797936" calcext:value-type="float">
            <text:p>-121.618716797936</text:p>
          </table:table-cell>
          <table:table-cell table:formula="of:=[.I76]+[.M76]" office:value-type="float" office:value="-123.0239152916" calcext:value-type="float">
            <text:p>-123.0239152916</text:p>
          </table:table-cell>
          <table:table-cell table:style-name="ce104" table:formula="of:=[.R77]-[.N76]" office:value-type="float" office:value="123.106851015088" calcext:value-type="float">
            <text:p>123.106851015088</text:p>
          </table:table-cell>
          <table:table-cell table:style-name="ce104" table:formula="of:=[.S77]-[.O76]" office:value-type="float" office:value="117.655839408057" calcext:value-type="float">
            <text:p>117.655839408057</text:p>
          </table:table-cell>
          <table:table-cell table:style-name="ce104" table:formula="of:=[.T77]-[.P76]" office:value-type="float" office:value="120.381345211572" calcext:value-type="float">
            <text:p>120.381345211572</text:p>
          </table:table-cell>
          <table:table-cell table:style-name="ce104" table:formula="of:=[.U77]-[.Q76]" office:value-type="float" office:value="123.0239152916" calcext:value-type="float">
            <text:p>123.0239152916</text:p>
          </table:table-cell>
          <table:table-cell table:style-name="ce104" table:number-columns-repeated="43"/>
        </table:table-row>
        <table:table-row table:style-name="ro1">
          <table:covered-table-cell table:style-name="ce104"/>
          <table:table-cell table:style-name="ce104" office:value-type="float" office:value="1.5854841" calcext:value-type="float">
            <text:p>1.5854841</text:p>
          </table:table-cell>
          <table:table-cell table:style-name="ce104" office:value-type="float" office:value="-4.06022727272726" calcext:value-type="float">
            <text:p>-4.06022727272726</text:p>
          </table:table-cell>
          <table:table-cell table:style-name="ce104" table:formula="of:=([.C77]+[.B77])/2" office:value-type="float" office:value="-1.23737158636363" calcext:value-type="float">
            <text:p>-1.23737158636363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number-columns-repeated="8"/>
          <table:table-cell table:number-columns-repeated="4"/>
          <table:table-cell table:style-name="ce104" table:formula="of:=[.B77]" office:value-type="float" office:value="1.5854841" calcext:value-type="float">
            <text:p>1.5854841</text:p>
          </table:table-cell>
          <table:table-cell table:style-name="ce104" table:formula="of:=[.C77]" office:value-type="float" office:value="-4.06022727272726" calcext:value-type="float">
            <text:p>-4.06022727272726</text:p>
          </table:table-cell>
          <table:table-cell table:style-name="ce104" table:formula="of:=[.D77]" office:value-type="float" office:value="-1.23737158636363" calcext:value-type="float">
            <text:p>-1.23737158636363</text:p>
          </table:table-cell>
          <table:table-cell table:style-name="ce104" table:formula="of:=[.E77]" office:value-type="float" office:value="0" calcext:value-type="float">
            <text:p>0</text:p>
          </table:table-cell>
          <table:table-cell table:style-name="ce104" table:number-columns-repeated="43"/>
        </table:table-row>
        <table:table-row table:style-name="ro1">
          <table:covered-table-cell table:style-name="ce104"/>
          <table:table-cell table:style-name="ce104" office:value-type="float" office:value="-122.534044143333" calcext:value-type="float">
            <text:p>-122.534044143333</text:p>
          </table:table-cell>
          <table:table-cell table:style-name="ce104" office:value-type="float" office:value="-130.203260869565" calcext:value-type="float">
            <text:p>-130.203260869565</text:p>
          </table:table-cell>
          <table:table-cell table:style-name="ce104" table:formula="of:=([.C78]+[.B78])/2" office:value-type="float" office:value="-126.368652506449" calcext:value-type="float">
            <text:p>-126.368652506449</text:p>
          </table:table-cell>
          <table:table-cell table:style-name="ce104" office:value-type="float" office:value="-123.02391231" calcext:value-type="float">
            <text:p>-123.02391231</text:p>
          </table:table-cell>
          <table:table-cell table:style-name="ce104" table:formula="of:=[.B78]-[.B77]" office:value-type="float" office:value="-124.119528243333" calcext:value-type="float">
            <text:p>-124.119528243333</text:p>
          </table:table-cell>
          <table:table-cell table:style-name="ce104" table:formula="of:=[.C78]-[.C77]" office:value-type="float" office:value="-126.143033596838" calcext:value-type="float">
            <text:p>-126.143033596838</text:p>
          </table:table-cell>
          <table:table-cell table:style-name="ce104" table:formula="of:=[.D78]-[.D77]" office:value-type="float" office:value="-125.131280920085" calcext:value-type="float">
            <text:p>-125.131280920085</text:p>
          </table:table-cell>
          <table:table-cell table:style-name="ce104" table:formula="of:=[.E78]-[.E77]" office:value-type="float" office:value="-123.02391231" calcext:value-type="float">
            <text:p>-123.02391231</text:p>
          </table:table-cell>
          <table:table-cell table:style-name="ce104" table:formula="of:=[.F78]-[.F79]" office:value-type="float" office:value="0.35535548691189" calcext:value-type="float">
            <text:p>0.35535548691189</text:p>
          </table:table-cell>
          <table:table-cell table:style-name="ce104" table:formula="of:=[.G78]-[.G79]" office:value-type="float" office:value="0.0283001756699264" calcext:value-type="float">
            <text:p>0.028300175669926</text:p>
          </table:table-cell>
          <table:table-cell table:style-name="ce104" table:formula="of:=[.H78]-[.H79]" office:value-type="float" office:value="0.191827831291207" calcext:value-type="float">
            <text:p>0.191827831291207</text:p>
          </table:table-cell>
          <table:table-cell table:style-name="ce104" table:formula="of:=[.I78]-[.I79]" office:value-type="float" office:value="-0.0000029795999836324" calcext:value-type="float">
            <text:p>-2.9795999836324E-06</text:p>
          </table:table-cell>
          <table:table-cell table:formula="of:=[.I78]+[.J78]" office:value-type="float" office:value="-122.668556823088" calcext:value-type="float">
            <text:p>-122.668556823088</text:p>
          </table:table-cell>
          <table:table-cell table:formula="of:=[.I78]+[.K78]" office:value-type="float" office:value="-122.99561213433" calcext:value-type="float">
            <text:p>-122.99561213433</text:p>
          </table:table-cell>
          <table:table-cell table:formula="of:=[.I78]+[.L78]" office:value-type="float" office:value="-122.832084478709" calcext:value-type="float">
            <text:p>-122.832084478709</text:p>
          </table:table-cell>
          <table:table-cell table:formula="of:=[.I78]+[.M78]" office:value-type="float" office:value="-123.0239152896" calcext:value-type="float">
            <text:p>-123.0239152896</text:p>
          </table:table-cell>
          <table:table-cell table:style-name="ce104" table:formula="of:=[.R77]+[.N78]" office:value-type="float" office:value="-121.083072723088" calcext:value-type="float">
            <text:p>-121.083072723088</text:p>
          </table:table-cell>
          <table:table-cell table:style-name="ce104" table:formula="of:=[.S77]+[.O78]" office:value-type="float" office:value="-127.055839407057" calcext:value-type="float">
            <text:p>-127.055839407057</text:p>
          </table:table-cell>
          <table:table-cell table:style-name="ce104" table:formula="of:=[.T77]+[.P78]" office:value-type="float" office:value="-124.069456065072" calcext:value-type="float">
            <text:p>-124.069456065072</text:p>
          </table:table-cell>
          <table:table-cell table:style-name="ce104" table:formula="of:=[.U77]+[.Q78]" office:value-type="float" office:value="-123.0239152896" calcext:value-type="float">
            <text:p>-123.0239152896</text:p>
          </table:table-cell>
          <table:table-cell table:style-name="ce104" table:number-columns-repeated="43"/>
        </table:table-row>
        <table:table-row table:style-name="ro1">
          <table:table-cell table:style-name="ce104" table:number-columns-repeated="5"/>
          <table:table-cell table:style-name="ce123" office:value-type="float" office:value="-124.474883730245" calcext:value-type="float">
            <text:p>-124.474883730245</text:p>
          </table:table-cell>
          <table:table-cell table:style-name="ce123" office:value-type="float" office:value="-126.171333772508" calcext:value-type="float">
            <text:p>-126.171333772508</text:p>
          </table:table-cell>
          <table:table-cell table:style-name="ce123" office:value-type="float" office:value="-125.323108751377" calcext:value-type="float">
            <text:p>-125.323108751377</text:p>
          </table:table-cell>
          <table:table-cell table:style-name="ce123" office:value-type="float" office:value="-123.0239093304" calcext:value-type="float">
            <text:p>-123.0239093304</text:p>
          </table:table-cell>
          <table:table-cell table:style-name="ce104" table:number-columns-repeated="4"/>
          <table:table-cell table:number-columns-repeated="4"/>
          <table:table-cell table:style-name="ce104" table:number-columns-repeated="47"/>
        </table:table-row>
        <table:table-row table:style-name="ro1">
          <table:table-cell table:style-name="ce42" office:value-type="string" calcext:value-type="string" table:number-columns-spanned="1" table:number-rows-spanned="3">
            <text:p>B2X5</text:p>
          </table:table-cell>
          <table:table-cell table:style-name="ce107" office:value-type="float" office:value="124.8093192" calcext:value-type="float">
            <text:p>124.8093192</text:p>
          </table:table-cell>
          <table:table-cell table:style-name="ce107" office:value-type="float" office:value="119.704545454545" calcext:value-type="float">
            <text:p>119.704545454545</text:p>
          </table:table-cell>
          <table:table-cell table:style-name="ce107" table:formula="of:=([.C80]+[.B80])/2" office:value-type="float" office:value="122.256932327273" calcext:value-type="float">
            <text:p>122.256932327273</text:p>
          </table:table-cell>
          <table:table-cell table:style-name="ce107" office:value-type="float" office:value="123.02391231" calcext:value-type="float">
            <text:p>123.02391231</text:p>
          </table:table-cell>
          <table:table-cell table:style-name="ce107" table:formula="of:=[.B81]-[.B80]" office:value-type="float" office:value="-123.535028266667" calcext:value-type="float">
            <text:p>-123.535028266667</text:p>
          </table:table-cell>
          <table:table-cell table:style-name="ce107" table:formula="of:=[.C81]-[.C80]" office:value-type="float" office:value="-125.124110671936" calcext:value-type="float">
            <text:p>-125.124110671936</text:p>
          </table:table-cell>
          <table:table-cell table:style-name="ce107" table:formula="of:=[.D81]-[.D80]" office:value-type="float" office:value="-124.329569469302" calcext:value-type="float">
            <text:p>-124.329569469302</text:p>
          </table:table-cell>
          <table:table-cell table:style-name="ce107" table:formula="of:=[.E81]-[.E80]" office:value-type="float" office:value="-123.02391231" calcext:value-type="float">
            <text:p>-123.02391231</text:p>
          </table:table-cell>
          <table:table-cell table:style-name="ce107" table:formula="of:=[.F80]-[.F83]" office:value-type="float" office:value="0.939855463578226" calcext:value-type="float">
            <text:p>0.939855463578226</text:p>
          </table:table-cell>
          <table:table-cell table:style-name="ce107" table:formula="of:=[.G80]-[.G83]" office:value-type="float" office:value="1.04722310057139" calcext:value-type="float">
            <text:p>1.04722310057139</text:p>
          </table:table-cell>
          <table:table-cell table:style-name="ce107" table:formula="of:=[.H80]-[.H83]" office:value-type="float" office:value="0.993539282074565" calcext:value-type="float">
            <text:p>0.993539282074565</text:p>
          </table:table-cell>
          <table:table-cell table:style-name="ce107" table:formula="of:=[.I80]-[.I83]" office:value-type="float" office:value="-0.0000029795999836324" calcext:value-type="float">
            <text:p>-2.9795999836324E-06</text:p>
          </table:table-cell>
          <table:table-cell table:formula="of:=[.I80]+[.J80]" office:value-type="float" office:value="-122.084056846422" calcext:value-type="float">
            <text:p>-122.084056846422</text:p>
          </table:table-cell>
          <table:table-cell table:formula="of:=[.I80]+[.K80]" office:value-type="float" office:value="-121.976689209429" calcext:value-type="float">
            <text:p>-121.976689209429</text:p>
          </table:table-cell>
          <table:table-cell table:formula="of:=[.I80]+[.L80]" office:value-type="float" office:value="-122.030373027925" calcext:value-type="float">
            <text:p>-122.030373027925</text:p>
          </table:table-cell>
          <table:table-cell table:formula="of:=[.I80]+[.M80]" office:value-type="float" office:value="-123.0239152896" calcext:value-type="float">
            <text:p>-123.0239152896</text:p>
          </table:table-cell>
          <table:table-cell table:style-name="ce107" table:formula="of:=[.R81]-[.N80]" office:value-type="float" office:value="123.358347779755" calcext:value-type="float">
            <text:p>123.358347779755</text:p>
          </table:table-cell>
          <table:table-cell table:style-name="ce107" table:formula="of:=[.S81]-[.O80]" office:value-type="float" office:value="116.557123992037" calcext:value-type="float">
            <text:p>116.557123992037</text:p>
          </table:table-cell>
          <table:table-cell table:style-name="ce107" table:formula="of:=[.T81]-[.P80]" office:value-type="float" office:value="119.957735885896" calcext:value-type="float">
            <text:p>119.957735885896</text:p>
          </table:table-cell>
          <table:table-cell table:style-name="ce107" table:formula="of:=[.U81]-[.Q80]" office:value-type="float" office:value="123.0239152896" calcext:value-type="float">
            <text:p>123.0239152896</text:p>
          </table:table-cell>
          <table:table-cell table:style-name="ce107" table:number-columns-repeated="43"/>
        </table:table-row>
        <table:table-row table:style-name="ro1">
          <table:covered-table-cell table:style-name="ce107"/>
          <table:table-cell table:style-name="ce107" office:value-type="float" office:value="1.27429093333333" calcext:value-type="float">
            <text:p>1.27429093333333</text:p>
          </table:table-cell>
          <table:table-cell table:style-name="ce107" office:value-type="float" office:value="-5.4195652173913" calcext:value-type="float">
            <text:p>-5.4195652173913</text:p>
          </table:table-cell>
          <table:table-cell table:style-name="ce107" table:formula="of:=([.C81]+[.B81])/2" office:value-type="float" office:value="-2.07263714202899" calcext:value-type="float">
            <text:p>-2.07263714202899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number-columns-repeated="8"/>
          <table:table-cell table:number-columns-repeated="4"/>
          <table:table-cell table:style-name="ce107" table:formula="of:=[.B81]" office:value-type="float" office:value="1.27429093333333" calcext:value-type="float">
            <text:p>1.27429093333333</text:p>
          </table:table-cell>
          <table:table-cell table:style-name="ce107" table:formula="of:=[.C81]" office:value-type="float" office:value="-5.4195652173913" calcext:value-type="float">
            <text:p>-5.4195652173913</text:p>
          </table:table-cell>
          <table:table-cell table:style-name="ce107" table:formula="of:=[.D81]" office:value-type="float" office:value="-2.07263714202899" calcext:value-type="float">
            <text:p>-2.07263714202899</text:p>
          </table:table-cell>
          <table:table-cell table:style-name="ce107" table:formula="of:=[.E81]" office:value-type="float" office:value="0" calcext:value-type="float">
            <text:p>0</text:p>
          </table:table-cell>
          <table:table-cell table:style-name="ce107" table:number-columns-repeated="43"/>
        </table:table-row>
        <table:table-row table:style-name="ro1">
          <table:covered-table-cell table:style-name="ce107"/>
          <table:table-cell table:style-name="ce107" office:value-type="float" office:value="-125.387443243333" calcext:value-type="float">
            <text:p>-125.387443243333</text:p>
          </table:table-cell>
          <table:table-cell table:style-name="ce107" office:value-type="float" office:value="-133.563333333333" calcext:value-type="float">
            <text:p>-133.563333333333</text:p>
          </table:table-cell>
          <table:table-cell table:style-name="ce107" table:formula="of:=([.C82]+[.B82])/2" office:value-type="float" office:value="-129.475388288333" calcext:value-type="float">
            <text:p>-129.475388288333</text:p>
          </table:table-cell>
          <table:table-cell table:style-name="ce107" office:value-type="float" office:value="-123.02389741" calcext:value-type="float">
            <text:p>-123.02389741</text:p>
          </table:table-cell>
          <table:table-cell table:style-name="ce107" table:formula="of:=[.B82]-[.B81]" office:value-type="float" office:value="-126.661734176666" calcext:value-type="float">
            <text:p>-126.661734176666</text:p>
          </table:table-cell>
          <table:table-cell table:style-name="ce107" table:formula="of:=[.C82]-[.C81]" office:value-type="float" office:value="-128.143768115942" calcext:value-type="float">
            <text:p>-128.143768115942</text:p>
          </table:table-cell>
          <table:table-cell table:style-name="ce107" table:formula="of:=[.D82]-[.D81]" office:value-type="float" office:value="-127.402751146304" calcext:value-type="float">
            <text:p>-127.402751146304</text:p>
          </table:table-cell>
          <table:table-cell table:style-name="ce107" table:formula="of:=[.E82]-[.E81]" office:value-type="float" office:value="-123.02389741" calcext:value-type="float">
            <text:p>-123.02389741</text:p>
          </table:table-cell>
          <table:table-cell table:style-name="ce107" table:formula="of:=[.F82]-[.F83]" office:value-type="float" office:value="-2.18685044642143" calcext:value-type="float">
            <text:p>-2.18685044642143</text:p>
          </table:table-cell>
          <table:table-cell table:style-name="ce107" table:formula="of:=[.G82]-[.G83]" office:value-type="float" office:value="-1.97243434343402" calcext:value-type="float">
            <text:p>-1.97243434343402</text:p>
          </table:table-cell>
          <table:table-cell table:style-name="ce107" table:formula="of:=[.H82]-[.H83]" office:value-type="float" office:value="-2.07964239492743" calcext:value-type="float">
            <text:p>-2.07964239492743</text:p>
          </table:table-cell>
          <table:table-cell table:style-name="ce107" table:formula="of:=[.I82]-[.I83]" office:value-type="float" office:value="0.0000119204000128548" calcext:value-type="float">
            <text:p>1.19204000128548E-05</text:p>
          </table:table-cell>
          <table:table-cell table:formula="of:=[.I82]+[.J82]" office:value-type="float" office:value="-125.210747856421" calcext:value-type="float">
            <text:p>-125.210747856421</text:p>
          </table:table-cell>
          <table:table-cell table:formula="of:=[.I82]+[.K82]" office:value-type="float" office:value="-124.996331753434" calcext:value-type="float">
            <text:p>-124.996331753434</text:p>
          </table:table-cell>
          <table:table-cell table:formula="of:=[.I82]+[.L82]" office:value-type="float" office:value="-125.103539804927" calcext:value-type="float">
            <text:p>-125.103539804927</text:p>
          </table:table-cell>
          <table:table-cell table:formula="of:=[.I82]+[.M82]" office:value-type="float" office:value="-123.0238854896" calcext:value-type="float">
            <text:p>-123.0238854896</text:p>
          </table:table-cell>
          <table:table-cell table:style-name="ce107" table:formula="of:=[.R81]+[.N82]" office:value-type="float" office:value="-123.936456923088" calcext:value-type="float">
            <text:p>-123.936456923088</text:p>
          </table:table-cell>
          <table:table-cell table:style-name="ce107" table:formula="of:=[.S81]+[.O82]" office:value-type="float" office:value="-130.415896970825" calcext:value-type="float">
            <text:p>-130.415896970825</text:p>
          </table:table-cell>
          <table:table-cell table:style-name="ce107" table:formula="of:=[.T81]+[.P82]" office:value-type="float" office:value="-127.176176946956" calcext:value-type="float">
            <text:p>-127.176176946956</text:p>
          </table:table-cell>
          <table:table-cell table:style-name="ce107" table:formula="of:=[.U81]+[.Q82]" office:value-type="float" office:value="-123.0238854896" calcext:value-type="float">
            <text:p>-123.0238854896</text:p>
          </table:table-cell>
          <table:table-cell table:style-name="ce107" table:number-columns-repeated="43"/>
        </table:table-row>
        <table:table-row table:style-name="ro1">
          <table:table-cell table:style-name="ce107" table:number-columns-repeated="5"/>
          <table:table-cell table:style-name="ce123" office:value-type="float" office:value="-124.474883730245" calcext:value-type="float">
            <text:p>-124.474883730245</text:p>
          </table:table-cell>
          <table:table-cell table:style-name="ce123" office:value-type="float" office:value="-126.171333772508" calcext:value-type="float">
            <text:p>-126.171333772508</text:p>
          </table:table-cell>
          <table:table-cell table:style-name="ce123" office:value-type="float" office:value="-125.323108751377" calcext:value-type="float">
            <text:p>-125.323108751377</text:p>
          </table:table-cell>
          <table:table-cell table:style-name="ce123" office:value-type="float" office:value="-123.0239093304" calcext:value-type="float">
            <text:p>-123.0239093304</text:p>
          </table:table-cell>
          <table:table-cell table:style-name="ce107" table:number-columns-repeated="4"/>
          <table:table-cell/>
          <table:table-cell table:style-name="ce50" table:number-columns-repeated="3"/>
          <table:table-cell table:style-name="ce107" table:number-columns-repeated="47"/>
        </table:table-row>
      </table:table>
      <table:table table:name="step2_each_beam_position_nojoscha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8"/>
        <table:table-column table:style-name="co4" table:default-cell-style-name="ce8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3.811759098778" calcext:value-type="float">
            <text:p>-243.811759098778</text:p>
          </table:table-cell>
          <table:table-cell office:value-type="float" office:value="-245.756038647343" calcext:value-type="float">
            <text:p>-245.756038647343</text:p>
          </table:table-cell>
          <table:table-cell table:formula="of:=([.B5]+[.C5])/2" office:value-type="float" office:value="-244.78389887306" calcext:value-type="float">
            <text:p>-244.78389887306</text:p>
          </table:table-cell>
          <table:table-cell office:value-type="float" office:value="-246.047824621" calcext:value-type="float">
            <text:p>-246.047824621</text:p>
          </table:table-cell>
          <table:table-cell table:style-name="Default" table:formula="of:=[.B6]-[.B5]" office:value-type="float" office:value="121.264611591486" calcext:value-type="float">
            <text:p>121.264611591486</text:p>
          </table:table-cell>
          <table:table-cell table:style-name="Default" table:formula="of:=[.C6]-[.C5]" office:value-type="float" office:value="120.478743143741" calcext:value-type="float">
            <text:p>120.478743143741</text:p>
          </table:table-cell>
          <table:table-cell table:style-name="Default" table:formula="of:=[.D6]-[.D5]" office:value-type="float" office:value="120.871677367613" calcext:value-type="float">
            <text:p>120.871677367613</text:p>
          </table:table-cell>
          <table:table-cell table:style-name="Default" table:formula="of:=[.E6]-[.E5]" office:value-type="float" office:value="123.02391231" calcext:value-type="float">
            <text:p>123.02391231</text:p>
          </table:table-cell>
          <table:table-cell table:formula="of:=[.F5]-[.$F$10]" office:value-type="float" office:value="-0.791111443180995" calcext:value-type="float">
            <text:p>-0.791111443180995</text:p>
          </table:table-cell>
          <table:table-cell table:formula="of:=[.G5]-[.$G$10]" office:value-type="float" office:value="-0.839136742074004" calcext:value-type="float">
            <text:p>-0.839136742074004</text:p>
          </table:table-cell>
          <table:table-cell table:formula="of:=[.H5]-[.$H$10]" office:value-type="float" office:value="-0.815124092627997" calcext:value-type="float">
            <text:p>-0.815124092627997</text:p>
          </table:table-cell>
          <table:table-cell table:formula="of:=[.I5]-[.$I$10]" office:value-type="float" office:value="-0.000000000499994712299667" calcext:value-type="float">
            <text:p>-4.99994712299667E-10</text:p>
          </table:table-cell>
          <table:table-cell table:formula="of:=[.I5]+[.J5]" office:value-type="float" office:value="122.232800866819" calcext:value-type="float">
            <text:p>122.232800866819</text:p>
          </table:table-cell>
          <table:table-cell table:formula="of:=[.I5]+[.K5]" office:value-type="float" office:value="122.184775567926" calcext:value-type="float">
            <text:p>122.184775567926</text:p>
          </table:table-cell>
          <table:table-cell table:formula="of:=[.I5]+[.L5]" office:value-type="float" office:value="122.208788217372" calcext:value-type="float">
            <text:p>122.208788217372</text:p>
          </table:table-cell>
          <table:table-cell table:formula="of:=[.I5]+[.M5]" office:value-type="float" office:value="123.0239123095" calcext:value-type="float">
            <text:p>123.0239123095</text:p>
          </table:table-cell>
          <table:table-cell/>
          <table:table-cell table:formula="of:=[.S6]-[.N5]" office:value-type="float" office:value="-245.748137650444" calcext:value-type="float">
            <text:p>-245.748137650444</text:p>
          </table:table-cell>
          <table:table-cell table:formula="of:=[.T6]-[.O5]" office:value-type="float" office:value="-249.168103496713" calcext:value-type="float">
            <text:p>-249.168103496713</text:p>
          </table:table-cell>
          <table:table-cell table:formula="of:=[.U6]-[.P5]" office:value-type="float" office:value="-247.458120573578" calcext:value-type="float">
            <text:p>-247.458120573578</text:p>
          </table:table-cell>
          <table:table-cell table:formula="of:=[.V6]-[.Q5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547147507292" calcext:value-type="float">
            <text:p>-122.547147507292</text:p>
          </table:table-cell>
          <table:table-cell office:value-type="float" office:value="-125.277295503602" calcext:value-type="float">
            <text:p>-125.277295503602</text:p>
          </table:table-cell>
          <table:table-cell table:formula="of:=([.B6]+[.C6])/2" office:value-type="float" office:value="-123.912221505447" calcext:value-type="float">
            <text:p>-123.912221505447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7]-[.B6]" office:value-type="float" office:value="121.757739895486" calcext:value-type="float">
            <text:p>121.757739895486</text:p>
          </table:table-cell>
          <table:table-cell table:style-name="Default" table:formula="of:=[.C7]-[.C6]" office:value-type="float" office:value="121.42823423878" calcext:value-type="float">
            <text:p>121.42823423878</text:p>
          </table:table-cell>
          <table:table-cell table:style-name="Default" table:formula="of:=[.D7]-[.D6]" office:value-type="float" office:value="121.592987067133" calcext:value-type="float">
            <text:p>121.592987067133</text:p>
          </table:table-cell>
          <table:table-cell table:style-name="Default" table:formula="of:=[.E7]-[.E6]" office:value-type="float" office:value="123.023912311" calcext:value-type="float">
            <text:p>123.023912311</text:p>
          </table:table-cell>
          <table:table-cell table:formula="of:=[.F6]-[.$F$10]" office:value-type="float" office:value="-0.297983139180999" calcext:value-type="float">
            <text:p>-0.297983139180999</text:p>
          </table:table-cell>
          <table:table-cell table:formula="of:=[.G6]-[.$G$10]" office:value-type="float" office:value="0.11035435296499" calcext:value-type="float">
            <text:p>0.11035435296499</text:p>
          </table:table-cell>
          <table:table-cell table:formula="of:=[.H6]-[.$H$10]" office:value-type="float" office:value="-0.0938143931080049" calcext:value-type="float">
            <text:p>-0.093814393108005</text:p>
          </table:table-cell>
          <table:table-cell table:formula="of:=[.I6]-[.$I$10]" office:value-type="float" office:value="0.000000000500008923154383" calcext:value-type="float">
            <text:p>5.00008923154383E-10</text:p>
          </table:table-cell>
          <table:table-cell table:formula="of:=[.I6]+[.J6]" office:value-type="float" office:value="122.725929171819" calcext:value-type="float">
            <text:p>122.725929171819</text:p>
          </table:table-cell>
          <table:table-cell table:formula="of:=[.I6]+[.K6]" office:value-type="float" office:value="123.134266663965" calcext:value-type="float">
            <text:p>123.134266663965</text:p>
          </table:table-cell>
          <table:table-cell table:formula="of:=[.I6]+[.L6]" office:value-type="float" office:value="122.930097917892" calcext:value-type="float">
            <text:p>122.930097917892</text:p>
          </table:table-cell>
          <table:table-cell table:formula="of:=[.I6]+[.M6]" office:value-type="float" office:value="123.0239123115" calcext:value-type="float">
            <text:p>123.0239123115</text:p>
          </table:table-cell>
          <table:table-cell/>
          <table:table-cell table:formula="of:=[.S7]-[.N6]" office:value-type="float" office:value="-123.515336783625" calcext:value-type="float">
            <text:p>-123.515336783625</text:p>
          </table:table-cell>
          <table:table-cell table:formula="of:=[.T7]-[.O6]" office:value-type="float" office:value="-126.983327928787" calcext:value-type="float">
            <text:p>-126.983327928787</text:p>
          </table:table-cell>
          <table:table-cell table:formula="of:=[.U7]-[.P6]" office:value-type="float" office:value="-125.249332356206" calcext:value-type="float">
            <text:p>-125.249332356206</text:p>
          </table:table-cell>
          <table:table-cell table:formula="of:=[.V7]-[.Q6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789407611805554" calcext:value-type="float">
            <text:p>-0.789407611805554</text:p>
          </table:table-cell>
          <table:table-cell office:value-type="float" office:value="-3.84906126482221" calcext:value-type="float">
            <text:p>-3.84906126482221</text:p>
          </table:table-cell>
          <table:table-cell table:formula="of:=([.B7]+[.C7])/2" office:value-type="float" office:value="-2.31923443831388" calcext:value-type="float">
            <text:p>-2.3192344383138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  <table:table-cell table:formula="of:=[.B7]" office:value-type="float" office:value="-0.789407611805554" calcext:value-type="float">
            <text:p>-0.789407611805554</text:p>
          </table:table-cell>
          <table:table-cell table:formula="of:=[.C7]" office:value-type="float" office:value="-3.84906126482221" calcext:value-type="float">
            <text:p>-3.84906126482221</text:p>
          </table:table-cell>
          <table:table-cell table:formula="of:=[.D7]" office:value-type="float" office:value="-2.31923443831388" calcext:value-type="float">
            <text:p>-2.31923443831388</text:p>
          </table:table-cell>
          <table:table-cell table:formula="of:=[.E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695711554056" calcext:value-type="float">
            <text:p>121.695711554056</text:p>
          </table:table-cell>
          <table:table-cell office:value-type="float" office:value="117.758325624422" calcext:value-type="float">
            <text:p>117.758325624422</text:p>
          </table:table-cell>
          <table:table-cell table:formula="of:=([.B8]+[.C8])/2" office:value-type="float" office:value="119.727018589239" calcext:value-type="float">
            <text:p>119.727018589239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8]-[.B7]" office:value-type="float" office:value="122.485119165862" calcext:value-type="float">
            <text:p>122.485119165862</text:p>
          </table:table-cell>
          <table:table-cell table:style-name="Default" table:formula="of:=[.C8]-[.C7]" office:value-type="float" office:value="121.607386889244" calcext:value-type="float">
            <text:p>121.607386889244</text:p>
          </table:table-cell>
          <table:table-cell table:style-name="Default" table:formula="of:=[.D8]-[.D7]" office:value-type="float" office:value="122.046253027553" calcext:value-type="float">
            <text:p>122.046253027553</text:p>
          </table:table-cell>
          <table:table-cell table:style-name="Default"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0.429396131195006" calcext:value-type="float">
            <text:p>0.429396131195006</text:p>
          </table:table-cell>
          <table:table-cell table:formula="of:=[.G8]-[.$G$10]" office:value-type="float" office:value="0.289507003428994" calcext:value-type="float">
            <text:p>0.289507003428994</text:p>
          </table:table-cell>
          <table:table-cell table:formula="of:=[.H8]-[.$H$10]" office:value-type="float" office:value="0.359451567312007" calcext:value-type="float">
            <text:p>0.359451567312007</text:p>
          </table:table-cell>
          <table:table-cell table:formula="of:=[.I8]-[.$I$10]" office:value-type="float" office:value="0.000000000500008923154383" calcext:value-type="float">
            <text:p>5.00008923154383E-10</text:p>
          </table:table-cell>
          <table:table-cell table:formula="of:=[.I8]+[.J8]" office:value-type="float" office:value="123.453308442195" calcext:value-type="float">
            <text:p>123.453308442195</text:p>
          </table:table-cell>
          <table:table-cell table:formula="of:=[.I8]+[.K8]" office:value-type="float" office:value="123.313419314429" calcext:value-type="float">
            <text:p>123.313419314429</text:p>
          </table:table-cell>
          <table:table-cell table:formula="of:=[.I8]+[.L8]" office:value-type="float" office:value="123.383363878312" calcext:value-type="float">
            <text:p>123.383363878312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2.663900830389" calcext:value-type="float">
            <text:p>122.663900830389</text:p>
          </table:table-cell>
          <table:table-cell table:formula="of:=[.T7]+[.O8]" office:value-type="float" office:value="119.464358049607" calcext:value-type="float">
            <text:p>119.464358049607</text:p>
          </table:table-cell>
          <table:table-cell table:formula="of:=[.U7]+[.P8]" office:value-type="float" office:value="121.064129439998" calcext:value-type="float">
            <text:p>121.064129439998</text:p>
          </table:table-cell>
          <table:table-cell table:formula="of:=[.V7]+[.Q8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411133039889" calcext:value-type="float">
            <text:p>244.411133039889</text:p>
          </table:table-cell>
          <table:table-cell office:value-type="float" office:value="239.515480895916" calcext:value-type="float">
            <text:p>239.515480895916</text:p>
          </table:table-cell>
          <table:table-cell table:formula="of:=([.B9]+[.C9])/2" office:value-type="float" office:value="241.963306967902" calcext:value-type="float">
            <text:p>241.963306967902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9]-[.B8]" office:value-type="float" office:value="122.715421485833" calcext:value-type="float">
            <text:p>122.715421485833</text:p>
          </table:table-cell>
          <table:table-cell table:style-name="Default" table:formula="of:=[.C9]-[.C8]" office:value-type="float" office:value="121.757155271494" calcext:value-type="float">
            <text:p>121.757155271494</text:p>
          </table:table-cell>
          <table:table-cell table:style-name="Default" table:formula="of:=[.D9]-[.D8]" office:value-type="float" office:value="122.236288378664" calcext:value-type="float">
            <text:p>122.236288378664</text:p>
          </table:table-cell>
          <table:table-cell table:style-name="Default"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659698451166008" calcext:value-type="float">
            <text:p>0.659698451166008</text:p>
          </table:table-cell>
          <table:table-cell table:formula="of:=[.G9]-[.$G$10]" office:value-type="float" office:value="0.439275385678997" calcext:value-type="float">
            <text:p>0.439275385678997</text:p>
          </table:table-cell>
          <table:table-cell table:formula="of:=[.H9]-[.$H$10]" office:value-type="float" office:value="0.549486918423" calcext:value-type="float">
            <text:p>0.549486918423</text:p>
          </table:table-cell>
          <table:table-cell table:formula="of:=[.I9]-[.$I$10]" office:value-type="float" office:value="-0.000000000499994712299667" calcext:value-type="float">
            <text:p>-4.99994712299667E-10</text:p>
          </table:table-cell>
          <table:table-cell table:formula="of:=[.I9]+[.J9]" office:value-type="float" office:value="123.683610761166" calcext:value-type="float">
            <text:p>123.683610761166</text:p>
          </table:table-cell>
          <table:table-cell table:formula="of:=[.I9]+[.K9]" office:value-type="float" office:value="123.463187695679" calcext:value-type="float">
            <text:p>123.463187695679</text:p>
          </table:table-cell>
          <table:table-cell table:formula="of:=[.I9]+[.L9]" office:value-type="float" office:value="123.573399228423" calcext:value-type="float">
            <text:p>123.573399228423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347511591555" calcext:value-type="float">
            <text:p>246.347511591555</text:p>
          </table:table-cell>
          <table:table-cell table:formula="of:=[.T8]+[.O9]" office:value-type="float" office:value="242.927545745286" calcext:value-type="float">
            <text:p>242.927545745286</text:p>
          </table:table-cell>
          <table:table-cell table:formula="of:=[.U8]+[.P9]" office:value-type="float" office:value="244.637528668421" calcext:value-type="float">
            <text:p>244.637528668421</text:p>
          </table:table-cell>
          <table:table-cell table:formula="of:=[.V8]+[.Q9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AVERAGE([.F5];[.F6];[.F8];[.F9])" office:value-type="float" office:value="122.055723034667" calcext:value-type="float">
            <text:p>122.055723034667</text:p>
          </table:table-cell>
          <table:table-cell table:style-name="ce50" table:formula="of:=AVERAGE([.G5];[.G6];[.G8];[.G9])" office:value-type="float" office:value="121.317879885815" calcext:value-type="float">
            <text:p>121.317879885815</text:p>
          </table:table-cell>
          <table:table-cell table:style-name="ce50" table:formula="of:=AVERAGE([.H5];[.H6];[.H8];[.H9])" office:value-type="float" office:value="121.686801460241" calcext:value-type="float">
            <text:p>121.686801460241</text:p>
          </table:table-cell>
          <table:table-cell table:style-name="ce50" table:formula="of:=AVERAGE([.I5];[.I6];[.I8];[.I9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5.033658678738" calcext:value-type="float">
            <text:p>-245.033658678738</text:p>
          </table:table-cell>
          <table:table-cell office:value-type="float" office:value="-245.74034056258" calcext:value-type="float">
            <text:p>-245.74034056258</text:p>
          </table:table-cell>
          <table:table-cell table:formula="of:=([.B13]+[.C13])/2" office:value-type="float" office:value="-245.386999620659" calcext:value-type="float">
            <text:p>-245.386999620659</text:p>
          </table:table-cell>
          <table:table-cell office:value-type="float" office:value="-246.047824621" calcext:value-type="float">
            <text:p>-246.047824621</text:p>
          </table:table-cell>
          <table:table-cell table:formula="of:=[.B14]-[.B13]" office:value-type="float" office:value="123.830689623293" calcext:value-type="float">
            <text:p>123.830689623293</text:p>
          </table:table-cell>
          <table:table-cell table:formula="of:=[.C14]-[.C13]" office:value-type="float" office:value="122.652099455861" calcext:value-type="float">
            <text:p>122.652099455861</text:p>
          </table:table-cell>
          <table:table-cell table:formula="of:=[.D14]-[.D13]" office:value-type="float" office:value="123.241394539577" calcext:value-type="float">
            <text:p>123.241394539577</text:p>
          </table:table-cell>
          <table:table-cell table:formula="of:=[.E14]-[.E13]" office:value-type="float" office:value="123.02391231" calcext:value-type="float">
            <text:p>123.02391231</text:p>
          </table:table-cell>
          <table:table-cell table:style-name="ce8" table:formula="of:=[.F13]-[.$F$18]" office:value-type="float" office:value="0.783318098872499" calcext:value-type="float">
            <text:p>0.783318098872499</text:p>
          </table:table-cell>
          <table:table-cell table:style-name="ce8" table:formula="of:=[.G13]-[.$G$18]" office:value-type="float" office:value="0.0577852491935147" calcext:value-type="float">
            <text:p>0.057785249193515</text:p>
          </table:table-cell>
          <table:table-cell table:style-name="ce8" table:formula="of:=[.H13]-[.$H$18]" office:value-type="float" office:value="0.420551674032993" calcext:value-type="float">
            <text:p>0.420551674032993</text:p>
          </table:table-cell>
          <table:table-cell table:style-name="ce8" table:formula="of:=[.I13]-[.$I$18]" office:value-type="float" office:value="-0.000000000500023134009098" calcext:value-type="float">
            <text:p>-5.00023134009098E-10</text:p>
          </table:table-cell>
          <table:table-cell table:formula="of:=[.I13]+[.J13]" office:value-type="float" office:value="123.807230408873" calcext:value-type="float">
            <text:p>123.807230408873</text:p>
          </table:table-cell>
          <table:table-cell table:formula="of:=[.I13]+[.K13]" office:value-type="float" office:value="123.081697559194" calcext:value-type="float">
            <text:p>123.081697559194</text:p>
          </table:table-cell>
          <table:table-cell table:formula="of:=[.I13]+[.L13]" office:value-type="float" office:value="123.444463984033" calcext:value-type="float">
            <text:p>123.444463984033</text:p>
          </table:table-cell>
          <table:table-cell table:formula="of:=[.I13]+[.M13]" office:value-type="float" office:value="123.0239123095" calcext:value-type="float">
            <text:p>123.0239123095</text:p>
          </table:table-cell>
          <table:table-cell/>
          <table:table-cell table:formula="of:=[.S14]-[.N13]" office:value-type="float" office:value="-244.986740250897" calcext:value-type="float">
            <text:p>-244.986740250897</text:p>
          </table:table-cell>
          <table:table-cell table:formula="of:=[.T14]-[.O13]" office:value-type="float" office:value="-246.599536770245" calcext:value-type="float">
            <text:p>-246.599536770245</text:p>
          </table:table-cell>
          <table:table-cell table:formula="of:=[.U14]-[.P13]" office:value-type="float" office:value="-245.793138510571" calcext:value-type="float">
            <text:p>-245.793138510571</text:p>
          </table:table-cell>
          <table:table-cell table:formula="of:=[.V14]-[.Q13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1.202969055445" calcext:value-type="float">
            <text:p>-121.202969055445</text:p>
          </table:table-cell>
          <table:table-cell office:value-type="float" office:value="-123.088241106719" calcext:value-type="float">
            <text:p>-123.088241106719</text:p>
          </table:table-cell>
          <table:table-cell table:formula="of:=([.B14]+[.C14])/2" office:value-type="float" office:value="-122.145605081082" calcext:value-type="float">
            <text:p>-122.145605081082</text:p>
          </table:table-cell>
          <table:table-cell office:value-type="float" office:value="-123.023912311" calcext:value-type="float">
            <text:p>-123.023912311</text:p>
          </table:table-cell>
          <table:table-cell table:formula="of:=[.B15]-[.B14]" office:value-type="float" office:value="121.745189870032" calcext:value-type="float">
            <text:p>121.745189870032</text:p>
          </table:table-cell>
          <table:table-cell table:formula="of:=[.C15]-[.C14]" office:value-type="float" office:value="121.624907773386" calcext:value-type="float">
            <text:p>121.624907773386</text:p>
          </table:table-cell>
          <table:table-cell table:formula="of:=[.D15]-[.D14]" office:value-type="float" office:value="121.685048821709" calcext:value-type="float">
            <text:p>121.685048821709</text:p>
          </table:table-cell>
          <table:table-cell table:formula="of:=[.E15]-[.E14]" office:value-type="float" office:value="123.023912311" calcext:value-type="float">
            <text:p>123.023912311</text:p>
          </table:table-cell>
          <table:table-cell table:style-name="ce8" table:formula="of:=[.F14]-[.$F$18]" office:value-type="float" office:value="-1.30218165438819" calcext:value-type="float">
            <text:p>-1.30218165438819</text:p>
          </table:table-cell>
          <table:table-cell table:style-name="ce8" table:formula="of:=[.G14]-[.$G$18]" office:value-type="float" office:value="-0.969406433281804" calcext:value-type="float">
            <text:p>-0.969406433281804</text:p>
          </table:table-cell>
          <table:table-cell table:style-name="ce8" table:formula="of:=[.H14]-[.$H$18]" office:value-type="float" office:value="-1.13579404383502" calcext:value-type="float">
            <text:p>-1.13579404383502</text:p>
          </table:table-cell>
          <table:table-cell table:style-name="ce8" table:formula="of:=[.I14]-[.$I$18]" office:value-type="float" office:value="0.000000000499994712299667" calcext:value-type="float">
            <text:p>4.99994712299667E-10</text:p>
          </table:table-cell>
          <table:table-cell table:formula="of:=[.I14]+[.J14]" office:value-type="float" office:value="121.721730656612" calcext:value-type="float">
            <text:p>121.721730656612</text:p>
          </table:table-cell>
          <table:table-cell table:formula="of:=[.I14]+[.K14]" office:value-type="float" office:value="122.054505877718" calcext:value-type="float">
            <text:p>122.054505877718</text:p>
          </table:table-cell>
          <table:table-cell table:formula="of:=[.I14]+[.L14]" office:value-type="float" office:value="121.888118267165" calcext:value-type="float">
            <text:p>121.888118267165</text:p>
          </table:table-cell>
          <table:table-cell table:formula="of:=[.I14]+[.M14]" office:value-type="float" office:value="123.0239123115" calcext:value-type="float">
            <text:p>123.0239123115</text:p>
          </table:table-cell>
          <table:table-cell/>
          <table:table-cell table:formula="of:=[.S15]-[.N14]" office:value-type="float" office:value="-121.179509842025" calcext:value-type="float">
            <text:p>-121.179509842025</text:p>
          </table:table-cell>
          <table:table-cell table:formula="of:=[.T15]-[.O14]" office:value-type="float" office:value="-123.517839211052" calcext:value-type="float">
            <text:p>-123.517839211052</text:p>
          </table:table-cell>
          <table:table-cell table:formula="of:=[.U15]-[.P14]" office:value-type="float" office:value="-122.348674526538" calcext:value-type="float">
            <text:p>-122.348674526538</text:p>
          </table:table-cell>
          <table:table-cell table:formula="of:=[.V15]-[.Q14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42220814587303" calcext:value-type="float">
            <text:p>0.542220814587303</text:p>
          </table:table-cell>
          <table:table-cell office:value-type="float" office:value="-1.46333333333331" calcext:value-type="float">
            <text:p>-1.46333333333331</text:p>
          </table:table-cell>
          <table:table-cell table:formula="of:=([.B15]+[.C15])/2" office:value-type="float" office:value="-0.460556259373004" calcext:value-type="float">
            <text:p>-0.4605562593730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8" table:number-columns-repeated="4"/>
          <table:table-cell table:number-columns-repeated="5"/>
          <table:table-cell table:formula="of:=[.B15]" office:value-type="float" office:value="0.542220814587303" calcext:value-type="float">
            <text:p>0.542220814587303</text:p>
          </table:table-cell>
          <table:table-cell table:formula="of:=[.C15]" office:value-type="float" office:value="-1.46333333333331" calcext:value-type="float">
            <text:p>-1.46333333333331</text:p>
          </table:table-cell>
          <table:table-cell table:formula="of:=[.D15]" office:value-type="float" office:value="-0.460556259373004" calcext:value-type="float">
            <text:p>-0.460556259373004</text:p>
          </table:table-cell>
          <table:table-cell table:formula="of:=[.E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893583018292" calcext:value-type="float">
            <text:p>123.893583018292</text:p>
          </table:table-cell>
          <table:table-cell office:value-type="float" office:value="121.344651214582" calcext:value-type="float">
            <text:p>121.344651214582</text:p>
          </table:table-cell>
          <table:table-cell table:formula="of:=([.B16]+[.C16])/2" office:value-type="float" office:value="122.619117116437" calcext:value-type="float">
            <text:p>122.619117116437</text:p>
          </table:table-cell>
          <table:table-cell office:value-type="float" office:value="123.023912311" calcext:value-type="float">
            <text:p>123.023912311</text:p>
          </table:table-cell>
          <table:table-cell table:formula="of:=[.B16]-[.B15]" office:value-type="float" office:value="123.351362203705" calcext:value-type="float">
            <text:p>123.351362203705</text:p>
          </table:table-cell>
          <table:table-cell table:formula="of:=[.C16]-[.C15]" office:value-type="float" office:value="122.807984547915" calcext:value-type="float">
            <text:p>122.807984547915</text:p>
          </table:table-cell>
          <table:table-cell table:formula="of:=[.D16]-[.D15]" office:value-type="float" office:value="123.07967337581" calcext:value-type="float">
            <text:p>123.07967337581</text:p>
          </table:table-cell>
          <table:table-cell table:formula="of:=[.E16]-[.E15]" office:value-type="float" office:value="123.023912311" calcext:value-type="float">
            <text:p>123.023912311</text:p>
          </table:table-cell>
          <table:table-cell table:style-name="ce8" table:formula="of:=[.F16]-[.$F$18]" office:value-type="float" office:value="0.303990679284198" calcext:value-type="float">
            <text:p>0.303990679284198</text:p>
          </table:table-cell>
          <table:table-cell table:style-name="ce8" table:formula="of:=[.G16]-[.$G$18]" office:value-type="float" office:value="0.21367034124782" calcext:value-type="float">
            <text:p>0.21367034124782</text:p>
          </table:table-cell>
          <table:table-cell table:style-name="ce8" table:formula="of:=[.H16]-[.$H$18]" office:value-type="float" office:value="0.258830510265994" calcext:value-type="float">
            <text:p>0.258830510265994</text:p>
          </table:table-cell>
          <table:table-cell table:style-name="ce8" table:formula="of:=[.I16]-[.$I$18]" office:value-type="float" office:value="0.000000000499994712299667" calcext:value-type="float">
            <text:p>4.99994712299667E-10</text:p>
          </table:table-cell>
          <table:table-cell table:formula="of:=[.I16]+[.J16]" office:value-type="float" office:value="123.327902990284" calcext:value-type="float">
            <text:p>123.327902990284</text:p>
          </table:table-cell>
          <table:table-cell table:formula="of:=[.I16]+[.K16]" office:value-type="float" office:value="123.237582652248" calcext:value-type="float">
            <text:p>123.237582652248</text:p>
          </table:table-cell>
          <table:table-cell table:formula="of:=[.I16]+[.L16]" office:value-type="float" office:value="123.282742821266" calcext:value-type="float">
            <text:p>123.282742821266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3.870123804872" calcext:value-type="float">
            <text:p>123.870123804872</text:p>
          </table:table-cell>
          <table:table-cell table:formula="of:=[.T15]+[.O16]" office:value-type="float" office:value="121.774249318915" calcext:value-type="float">
            <text:p>121.774249318915</text:p>
          </table:table-cell>
          <table:table-cell table:formula="of:=[.U15]+[.P16]" office:value-type="float" office:value="122.822186561893" calcext:value-type="float">
            <text:p>122.822186561893</text:p>
          </table:table-cell>
          <table:table-cell table:formula="of:=[.V15]+[.Q16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.155827418944" calcext:value-type="float">
            <text:p>247.155827418944</text:p>
          </table:table-cell>
          <table:table-cell office:value-type="float" office:value="244.63691626409" calcext:value-type="float">
            <text:p>244.63691626409</text:p>
          </table:table-cell>
          <table:table-cell table:formula="of:=([.B17]+[.C17])/2" office:value-type="float" office:value="245.896371841517" calcext:value-type="float">
            <text:p>245.896371841517</text:p>
          </table:table-cell>
          <table:table-cell office:value-type="float" office:value="246.047824621" calcext:value-type="float">
            <text:p>246.047824621</text:p>
          </table:table-cell>
          <table:table-cell table:formula="of:=[.B17]-[.B16]" office:value-type="float" office:value="123.262244400652" calcext:value-type="float">
            <text:p>123.262244400652</text:p>
          </table:table-cell>
          <table:table-cell table:formula="of:=[.C17]-[.C16]" office:value-type="float" office:value="123.292265049508" calcext:value-type="float">
            <text:p>123.292265049508</text:p>
          </table:table-cell>
          <table:table-cell table:formula="of:=[.D17]-[.D16]" office:value-type="float" office:value="123.27725472508" calcext:value-type="float">
            <text:p>123.27725472508</text:p>
          </table:table-cell>
          <table:table-cell table:formula="of:=[.E17]-[.E16]" office:value-type="float" office:value="123.02391231" calcext:value-type="float">
            <text:p>123.02391231</text:p>
          </table:table-cell>
          <table:table-cell table:style-name="ce8" table:formula="of:=[.F17]-[.$F$18]" office:value-type="float" office:value="0.214872876231496" calcext:value-type="float">
            <text:p>0.214872876231496</text:p>
          </table:table-cell>
          <table:table-cell table:style-name="ce8" table:formula="of:=[.G17]-[.$G$18]" office:value-type="float" office:value="0.697950842840498" calcext:value-type="float">
            <text:p>0.697950842840498</text:p>
          </table:table-cell>
          <table:table-cell table:style-name="ce8" table:formula="of:=[.H17]-[.$H$18]" office:value-type="float" office:value="0.456411859536004" calcext:value-type="float">
            <text:p>0.456411859536004</text:p>
          </table:table-cell>
          <table:table-cell table:style-name="ce8" table:formula="of:=[.I17]-[.$I$18]" office:value-type="float" office:value="-0.000000000500023134009098" calcext:value-type="float">
            <text:p>-5.00023134009098E-10</text:p>
          </table:table-cell>
          <table:table-cell table:formula="of:=[.I17]+[.J17]" office:value-type="float" office:value="123.238785186231" calcext:value-type="float">
            <text:p>123.238785186231</text:p>
          </table:table-cell>
          <table:table-cell table:formula="of:=[.I17]+[.K17]" office:value-type="float" office:value="123.72186315284" calcext:value-type="float">
            <text:p>123.72186315284</text:p>
          </table:table-cell>
          <table:table-cell table:formula="of:=[.I17]+[.L17]" office:value-type="float" office:value="123.480324169536" calcext:value-type="float">
            <text:p>123.480324169536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7.108908991103" calcext:value-type="float">
            <text:p>247.108908991103</text:p>
          </table:table-cell>
          <table:table-cell table:formula="of:=[.T16]+[.O17]" office:value-type="float" office:value="245.496112471755" calcext:value-type="float">
            <text:p>245.496112471755</text:p>
          </table:table-cell>
          <table:table-cell table:formula="of:=[.U16]+[.P17]" office:value-type="float" office:value="246.302510731429" calcext:value-type="float">
            <text:p>246.302510731429</text:p>
          </table:table-cell>
          <table:table-cell table:formula="of:=[.V16]+[.Q17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AVERAGE([.F13];[.F14];[.F16];[.F17])" office:value-type="float" office:value="123.047371524421" calcext:value-type="float">
            <text:p>123.047371524421</text:p>
          </table:table-cell>
          <table:table-cell table:style-name="ce50" table:formula="of:=AVERAGE([.G13];[.G14];[.G16];[.G17])" office:value-type="float" office:value="122.594314206667" calcext:value-type="float">
            <text:p>122.594314206667</text:p>
          </table:table-cell>
          <table:table-cell table:style-name="ce50" table:formula="of:=AVERAGE([.H13];[.H14];[.H16];[.H17])" office:value-type="float" office:value="122.820842865544" calcext:value-type="float">
            <text:p>122.820842865544</text:p>
          </table:table-cell>
          <table:table-cell table:style-name="ce50" table:formula="of:=AVERAGE([.I13];[.I14];[.I16];[.I17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4.144876279055" calcext:value-type="float">
            <text:p>-244.144876279055</text:p>
          </table:table-cell>
          <table:table-cell office:value-type="float" office:value="-244.436731078905" calcext:value-type="float">
            <text:p>-244.436731078905</text:p>
          </table:table-cell>
          <table:table-cell table:formula="of:=([.B21]+[.C21])/2" office:value-type="float" office:value="-244.29080367898" calcext:value-type="float">
            <text:p>-244.29080367898</text:p>
          </table:table-cell>
          <table:table-cell office:value-type="float" office:value="-246.047824621" calcext:value-type="float">
            <text:p>-246.047824621</text:p>
          </table:table-cell>
          <table:table-cell table:formula="of:=[.B22]-[.B21]" office:value-type="float" office:value="121.356751104721" calcext:value-type="float">
            <text:p>121.356751104721</text:p>
          </table:table-cell>
          <table:table-cell table:formula="of:=[.C22]-[.C21]" office:value-type="float" office:value="121.634291465378" calcext:value-type="float">
            <text:p>121.634291465378</text:p>
          </table:table-cell>
          <table:table-cell table:formula="of:=[.D22]-[.D21]" office:value-type="float" office:value="121.49552128505" calcext:value-type="float">
            <text:p>121.49552128505</text:p>
          </table:table-cell>
          <table:table-cell table:formula="of:=[.E22]-[.E21]" office:value-type="float" office:value="123.02391231" calcext:value-type="float">
            <text:p>123.02391231</text:p>
          </table:table-cell>
          <table:table-cell table:style-name="ce8" table:formula="of:=[.F21]-[.$F$26]" office:value-type="float" office:value="-0.762872929320494" calcext:value-type="float">
            <text:p>-0.762872929320494</text:p>
          </table:table-cell>
          <table:table-cell table:style-name="ce8" table:formula="of:=[.G21]-[.$G$26]" office:value-type="float" office:value="-1.10768115942075" calcext:value-type="float">
            <text:p>-1.10768115942075</text:p>
          </table:table-cell>
          <table:table-cell table:style-name="ce8" table:formula="of:=[.H21]-[.$H$26]" office:value-type="float" office:value="-0.935277044370622" calcext:value-type="float">
            <text:p>-0.935277044370622</text:p>
          </table:table-cell>
          <table:table-cell table:style-name="ce8" table:formula="of:=[.I21]-[.$I$26]" office:value-type="float" office:value="-0.000000000500023134009098" calcext:value-type="float">
            <text:p>-5.00023134009098E-10</text:p>
          </table:table-cell>
          <table:table-cell table:formula="of:=[.I21]+[.J21]" office:value-type="float" office:value="122.26103938068" calcext:value-type="float">
            <text:p>122.26103938068</text:p>
          </table:table-cell>
          <table:table-cell table:formula="of:=[.I21]+[.K21]" office:value-type="float" office:value="121.916231150579" calcext:value-type="float">
            <text:p>121.916231150579</text:p>
          </table:table-cell>
          <table:table-cell table:formula="of:=[.I21]+[.L21]" office:value-type="float" office:value="122.088635265629" calcext:value-type="float">
            <text:p>122.088635265629</text:p>
          </table:table-cell>
          <table:table-cell table:formula="of:=[.I21]+[.M21]" office:value-type="float" office:value="123.0239123095" calcext:value-type="float">
            <text:p>123.0239123095</text:p>
          </table:table-cell>
          <table:table-cell/>
          <table:table-cell table:formula="of:=[.S22]-[.N21]" office:value-type="float" office:value="-245.953452831972" calcext:value-type="float">
            <text:p>-245.953452831972</text:p>
          </table:table-cell>
          <table:table-cell table:formula="of:=[.T22]-[.O21]" office:value-type="float" office:value="-245.000610450307" calcext:value-type="float">
            <text:p>-245.000610450307</text:p>
          </table:table-cell>
          <table:table-cell table:formula="of:=[.U22]-[.P21]" office:value-type="float" office:value="-245.47703164114" calcext:value-type="float">
            <text:p>-245.47703164114</text:p>
          </table:table-cell>
          <table:table-cell table:formula="of:=[.V22]-[.Q21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788125174334" calcext:value-type="float">
            <text:p>-122.788125174334</text:p>
          </table:table-cell>
          <table:table-cell office:value-type="float" office:value="-122.802439613527" calcext:value-type="float">
            <text:p>-122.802439613527</text:p>
          </table:table-cell>
          <table:table-cell table:formula="of:=([.B22]+[.C22])/2" office:value-type="float" office:value="-122.795282393931" calcext:value-type="float">
            <text:p>-122.795282393931</text:p>
          </table:table-cell>
          <table:table-cell office:value-type="float" office:value="-123.023912311" calcext:value-type="float">
            <text:p>-123.023912311</text:p>
          </table:table-cell>
          <table:table-cell table:formula="of:=[.B23]-[.B22]" office:value-type="float" office:value="122.183368929445" calcext:value-type="float">
            <text:p>122.183368929445</text:p>
          </table:table-cell>
          <table:table-cell table:formula="of:=[.C23]-[.C22]" office:value-type="float" office:value="122.636513687601" calcext:value-type="float">
            <text:p>122.636513687601</text:p>
          </table:table-cell>
          <table:table-cell table:formula="of:=[.D23]-[.D22]" office:value-type="float" office:value="122.409941308523" calcext:value-type="float">
            <text:p>122.409941308523</text:p>
          </table:table-cell>
          <table:table-cell table:formula="of:=[.E23]-[.E22]" office:value-type="float" office:value="123.023912311" calcext:value-type="float">
            <text:p>123.023912311</text:p>
          </table:table-cell>
          <table:table-cell table:style-name="ce8" table:formula="of:=[.F22]-[.$F$26]" office:value-type="float" office:value="0.0637448954036017" calcext:value-type="float">
            <text:p>0.063744895403602</text:p>
          </table:table-cell>
          <table:table-cell table:style-name="ce8" table:formula="of:=[.G22]-[.$G$26]" office:value-type="float" office:value="-0.105458937197625" calcext:value-type="float">
            <text:p>-0.105458937197625</text:p>
          </table:table-cell>
          <table:table-cell table:style-name="ce8" table:formula="of:=[.H22]-[.$H$26]" office:value-type="float" office:value="-0.0208570208969974" calcext:value-type="float">
            <text:p>-0.020857020896997</text:p>
          </table:table-cell>
          <table:table-cell table:style-name="ce8" table:formula="of:=[.I22]-[.$I$26]" office:value-type="float" office:value="0.000000000499994712299667" calcext:value-type="float">
            <text:p>4.99994712299667E-10</text:p>
          </table:table-cell>
          <table:table-cell table:formula="of:=[.I22]+[.J22]" office:value-type="float" office:value="123.087657206404" calcext:value-type="float">
            <text:p>123.087657206404</text:p>
          </table:table-cell>
          <table:table-cell table:formula="of:=[.I22]+[.K22]" office:value-type="float" office:value="122.918453373802" calcext:value-type="float">
            <text:p>122.918453373802</text:p>
          </table:table-cell>
          <table:table-cell table:formula="of:=[.I22]+[.L22]" office:value-type="float" office:value="123.003055290103" calcext:value-type="float">
            <text:p>123.003055290103</text:p>
          </table:table-cell>
          <table:table-cell table:formula="of:=[.I22]+[.M22]" office:value-type="float" office:value="123.0239123115" calcext:value-type="float">
            <text:p>123.0239123115</text:p>
          </table:table-cell>
          <table:table-cell/>
          <table:table-cell table:formula="of:=[.S23]-[.N22]" office:value-type="float" office:value="-123.692413451293" calcext:value-type="float">
            <text:p>-123.692413451293</text:p>
          </table:table-cell>
          <table:table-cell table:formula="of:=[.T23]-[.O22]" office:value-type="float" office:value="-123.084379299728" calcext:value-type="float">
            <text:p>-123.084379299728</text:p>
          </table:table-cell>
          <table:table-cell table:formula="of:=[.U23]-[.P22]" office:value-type="float" office:value="-123.38839637551" calcext:value-type="float">
            <text:p>-123.38839637551</text:p>
          </table:table-cell>
          <table:table-cell table:formula="of:=[.V23]-[.Q22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60475624488889" calcext:value-type="float">
            <text:p>-0.60475624488889</text:p>
          </table:table-cell>
          <table:table-cell office:value-type="float" office:value="-0.165925925925861" calcext:value-type="float">
            <text:p>-0.165925925925861</text:p>
          </table:table-cell>
          <table:table-cell table:formula="of:=([.B23]+[.C23])/2" office:value-type="float" office:value="-0.385341085407375" calcext:value-type="float">
            <text:p>-0.38534108540737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8" table:number-columns-repeated="4"/>
          <table:table-cell table:number-columns-repeated="5"/>
          <table:table-cell table:formula="of:=[.B23]" office:value-type="float" office:value="-0.60475624488889" calcext:value-type="float">
            <text:p>-0.60475624488889</text:p>
          </table:table-cell>
          <table:table-cell table:formula="of:=[.C23]" office:value-type="float" office:value="-0.165925925925861" calcext:value-type="float">
            <text:p>-0.165925925925861</text:p>
          </table:table-cell>
          <table:table-cell table:formula="of:=[.D23]" office:value-type="float" office:value="-0.385341085407375" calcext:value-type="float">
            <text:p>-0.385341085407375</text:p>
          </table:table-cell>
          <table:table-cell table:formula="of:=[.E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6598649985" calcext:value-type="float">
            <text:p>121.6598649985</text:p>
          </table:table-cell>
          <table:table-cell office:value-type="float" office:value="123.254386541954" calcext:value-type="float">
            <text:p>123.254386541954</text:p>
          </table:table-cell>
          <table:table-cell table:formula="of:=([.B24]+[.C24])/2" office:value-type="float" office:value="122.457125770227" calcext:value-type="float">
            <text:p>122.457125770227</text:p>
          </table:table-cell>
          <table:table-cell office:value-type="float" office:value="123.023912311" calcext:value-type="float">
            <text:p>123.023912311</text:p>
          </table:table-cell>
          <table:table-cell table:formula="of:=[.B24]-[.B23]" office:value-type="float" office:value="122.264621243389" calcext:value-type="float">
            <text:p>122.264621243389</text:p>
          </table:table-cell>
          <table:table-cell table:formula="of:=[.C24]-[.C23]" office:value-type="float" office:value="123.42031246788" calcext:value-type="float">
            <text:p>123.42031246788</text:p>
          </table:table-cell>
          <table:table-cell table:formula="of:=[.D24]-[.D23]" office:value-type="float" office:value="122.842466855634" calcext:value-type="float">
            <text:p>122.842466855634</text:p>
          </table:table-cell>
          <table:table-cell table:formula="of:=[.E24]-[.E23]" office:value-type="float" office:value="123.023912311" calcext:value-type="float">
            <text:p>123.023912311</text:p>
          </table:table-cell>
          <table:table-cell table:style-name="ce8" table:formula="of:=[.F24]-[.$F$26]" office:value-type="float" office:value="0.14499720934738" calcext:value-type="float">
            <text:p>0.14499720934738</text:p>
          </table:table-cell>
          <table:table-cell table:style-name="ce8" table:formula="of:=[.G24]-[.$G$26]" office:value-type="float" office:value="0.678339843081105" calcext:value-type="float">
            <text:p>0.678339843081105</text:p>
          </table:table-cell>
          <table:table-cell table:style-name="ce8" table:formula="of:=[.H24]-[.$H$26]" office:value-type="float" office:value="0.411668526214257" calcext:value-type="float">
            <text:p>0.411668526214257</text:p>
          </table:table-cell>
          <table:table-cell table:style-name="ce8" table:formula="of:=[.I24]-[.$I$26]" office:value-type="float" office:value="0.000000000499994712299667" calcext:value-type="float">
            <text:p>4.99994712299667E-10</text:p>
          </table:table-cell>
          <table:table-cell table:formula="of:=[.I24]+[.J24]" office:value-type="float" office:value="123.168909520347" calcext:value-type="float">
            <text:p>123.168909520347</text:p>
          </table:table-cell>
          <table:table-cell table:formula="of:=[.I24]+[.K24]" office:value-type="float" office:value="123.702252154081" calcext:value-type="float">
            <text:p>123.702252154081</text:p>
          </table:table-cell>
          <table:table-cell table:formula="of:=[.I24]+[.L24]" office:value-type="float" office:value="123.435580837214" calcext:value-type="float">
            <text:p>123.435580837214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564153275458" calcext:value-type="float">
            <text:p>122.564153275458</text:p>
          </table:table-cell>
          <table:table-cell table:formula="of:=[.T23]+[.O24]" office:value-type="float" office:value="123.536326228155" calcext:value-type="float">
            <text:p>123.536326228155</text:p>
          </table:table-cell>
          <table:table-cell table:formula="of:=[.U23]+[.P24]" office:value-type="float" office:value="123.050239751807" calcext:value-type="float">
            <text:p>123.050239751807</text:p>
          </table:table-cell>
          <table:table-cell table:formula="of:=[.V23]+[.Q24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333619857111" calcext:value-type="float">
            <text:p>244.333619857111</text:p>
          </table:table-cell>
          <table:table-cell office:value-type="float" office:value="246.53115942029" calcext:value-type="float">
            <text:p>246.53115942029</text:p>
          </table:table-cell>
          <table:table-cell table:formula="of:=([.B25]+[.C25])/2" office:value-type="float" office:value="245.4323896387" calcext:value-type="float">
            <text:p>245.4323896387</text:p>
          </table:table-cell>
          <table:table-cell office:value-type="float" office:value="246.047824621" calcext:value-type="float">
            <text:p>246.047824621</text:p>
          </table:table-cell>
          <table:table-cell table:formula="of:=[.B25]-[.B24]" office:value-type="float" office:value="122.673754858611" calcext:value-type="float">
            <text:p>122.673754858611</text:p>
          </table:table-cell>
          <table:table-cell table:formula="of:=[.C25]-[.C24]" office:value-type="float" office:value="123.276772878336" calcext:value-type="float">
            <text:p>123.276772878336</text:p>
          </table:table-cell>
          <table:table-cell table:formula="of:=[.D25]-[.D24]" office:value-type="float" office:value="122.975263868473" calcext:value-type="float">
            <text:p>122.975263868473</text:p>
          </table:table-cell>
          <table:table-cell table:formula="of:=[.E25]-[.E24]" office:value-type="float" office:value="123.02391231" calcext:value-type="float">
            <text:p>123.02391231</text:p>
          </table:table-cell>
          <table:table-cell table:style-name="ce8" table:formula="of:=[.F25]-[.$F$26]" office:value-type="float" office:value="0.554130824569484" calcext:value-type="float">
            <text:p>0.554130824569484</text:p>
          </table:table-cell>
          <table:table-cell table:style-name="ce8" table:formula="of:=[.G25]-[.$G$26]" office:value-type="float" office:value="0.534800253537242" calcext:value-type="float">
            <text:p>0.534800253537242</text:p>
          </table:table-cell>
          <table:table-cell table:style-name="ce8" table:formula="of:=[.H25]-[.$H$26]" office:value-type="float" office:value="0.544465539053363" calcext:value-type="float">
            <text:p>0.544465539053363</text:p>
          </table:table-cell>
          <table:table-cell table:style-name="ce8" table:formula="of:=[.I25]-[.$I$26]" office:value-type="float" office:value="-0.000000000500023134009098" calcext:value-type="float">
            <text:p>-5.00023134009098E-10</text:p>
          </table:table-cell>
          <table:table-cell table:formula="of:=[.I25]+[.J25]" office:value-type="float" office:value="123.578043134569" calcext:value-type="float">
            <text:p>123.578043134569</text:p>
          </table:table-cell>
          <table:table-cell table:formula="of:=[.I25]+[.K25]" office:value-type="float" office:value="123.558712563537" calcext:value-type="float">
            <text:p>123.558712563537</text:p>
          </table:table-cell>
          <table:table-cell table:formula="of:=[.I25]+[.L25]" office:value-type="float" office:value="123.568377849053" calcext:value-type="float">
            <text:p>123.568377849053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6.142196410028" calcext:value-type="float">
            <text:p>246.142196410028</text:p>
          </table:table-cell>
          <table:table-cell table:formula="of:=[.T24]+[.O25]" office:value-type="float" office:value="247.095038791692" calcext:value-type="float">
            <text:p>247.095038791692</text:p>
          </table:table-cell>
          <table:table-cell table:formula="of:=[.U24]+[.P25]" office:value-type="float" office:value="246.61861760086" calcext:value-type="float">
            <text:p>246.61861760086</text:p>
          </table:table-cell>
          <table:table-cell table:formula="of:=[.V24]+[.Q25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ce50" table:formula="of:=AVERAGE([.F21];[.F22];[.F24];[.F25])" office:value-type="float" office:value="122.119624034042" calcext:value-type="float">
            <text:p>122.119624034042</text:p>
          </table:table-cell>
          <table:table-cell table:style-name="ce50" table:formula="of:=AVERAGE([.G21];[.G22];[.G24];[.G25])" office:value-type="float" office:value="122.741972624799" calcext:value-type="float">
            <text:p>122.741972624799</text:p>
          </table:table-cell>
          <table:table-cell table:style-name="ce50" table:formula="of:=AVERAGE([.H21];[.H22];[.H24];[.H25])" office:value-type="float" office:value="122.43079832942" calcext:value-type="float">
            <text:p>122.43079832942</text:p>
          </table:table-cell>
          <table:table-cell table:style-name="ce50" table:formula="of:=AVERAGE([.I21];[.I22];[.I24];[.I25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5.761261191625" calcext:value-type="float">
            <text:p>-245.761261191625</text:p>
          </table:table-cell>
          <table:table-cell office:value-type="float" office:value="-248.048663446055" calcext:value-type="float">
            <text:p>-248.048663446055</text:p>
          </table:table-cell>
          <table:table-cell table:formula="of:=([.B29]+[.C29])/2" office:value-type="float" office:value="-246.90496231884" calcext:value-type="float">
            <text:p>-246.90496231884</text:p>
          </table:table-cell>
          <table:table-cell office:value-type="float" office:value="-246.047824621" calcext:value-type="float">
            <text:p>-246.047824621</text:p>
          </table:table-cell>
          <table:table-cell table:formula="of:=[.B30]-[.B29]" office:value-type="float" office:value="121.810940803125" calcext:value-type="float">
            <text:p>121.810940803125</text:p>
          </table:table-cell>
          <table:table-cell table:formula="of:=[.C30]-[.C29]" office:value-type="float" office:value="120.619178743961" calcext:value-type="float">
            <text:p>120.619178743961</text:p>
          </table:table-cell>
          <table:table-cell table:formula="of:=[.D30]-[.D29]" office:value-type="float" office:value="121.215059773543" calcext:value-type="float">
            <text:p>121.215059773543</text:p>
          </table:table-cell>
          <table:table-cell table:formula="of:=[.E30]-[.E29]" office:value-type="float" office:value="123.02391231" calcext:value-type="float">
            <text:p>123.02391231</text:p>
          </table:table-cell>
          <table:table-cell table:style-name="ce8" table:formula="of:=[.F29]-[.$F$34]" office:value-type="float" office:value="-0.396132357531243" calcext:value-type="float">
            <text:p>-0.396132357531243</text:p>
          </table:table-cell>
          <table:table-cell table:style-name="ce8" table:formula="of:=[.G29]-[.$G$34]" office:value-type="float" office:value="-0.708603791539005" calcext:value-type="float">
            <text:p>-0.708603791539005</text:p>
          </table:table-cell>
          <table:table-cell table:style-name="ce8" table:formula="of:=[.H29]-[.$H$34]" office:value-type="float" office:value="-0.552368074535124" calcext:value-type="float">
            <text:p>-0.552368074535124</text:p>
          </table:table-cell>
          <table:table-cell table:style-name="ce8" table:formula="of:=[.I29]-[.$I$34]" office:value-type="float" office:value="-0.000000000500023134009098" calcext:value-type="float">
            <text:p>-5.00023134009098E-10</text:p>
          </table:table-cell>
          <table:table-cell table:formula="of:=[.I29]+[.J29]" office:value-type="float" office:value="122.627779952469" calcext:value-type="float">
            <text:p>122.627779952469</text:p>
          </table:table-cell>
          <table:table-cell table:formula="of:=[.I29]+[.K29]" office:value-type="float" office:value="122.315308518461" calcext:value-type="float">
            <text:p>122.315308518461</text:p>
          </table:table-cell>
          <table:table-cell table:formula="of:=[.I29]+[.L29]" office:value-type="float" office:value="122.471544235465" calcext:value-type="float">
            <text:p>122.471544235465</text:p>
          </table:table-cell>
          <table:table-cell table:formula="of:=[.I29]+[.M29]" office:value-type="float" office:value="123.0239123095" calcext:value-type="float">
            <text:p>123.0239123095</text:p>
          </table:table-cell>
          <table:table-cell/>
          <table:table-cell table:formula="of:=[.S30]-[.N29]" office:value-type="float" office:value="-247.394939491312" calcext:value-type="float">
            <text:p>-247.394939491312</text:p>
          </table:table-cell>
          <table:table-cell table:formula="of:=[.T30]-[.O29]" office:value-type="float" office:value="-251.440922996055" calcext:value-type="float">
            <text:p>-251.440922996055</text:p>
          </table:table-cell>
          <table:table-cell table:formula="of:=[.U30]-[.P29]" office:value-type="float" office:value="-249.417931243684" calcext:value-type="float">
            <text:p>-249.417931243684</text:p>
          </table:table-cell>
          <table:table-cell table:formula="of:=[.V30]-[.Q29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.9503203885" calcext:value-type="float">
            <text:p>-123.9503203885</text:p>
          </table:table-cell>
          <table:table-cell office:value-type="float" office:value="-127.429484702094" calcext:value-type="float">
            <text:p>-127.429484702094</text:p>
          </table:table-cell>
          <table:table-cell table:formula="of:=([.B30]+[.C30])/2" office:value-type="float" office:value="-125.689902545297" calcext:value-type="float">
            <text:p>-125.689902545297</text:p>
          </table:table-cell>
          <table:table-cell office:value-type="float" office:value="-123.023912311" calcext:value-type="float">
            <text:p>-123.023912311</text:p>
          </table:table-cell>
          <table:table-cell table:formula="of:=[.B31]-[.B30]" office:value-type="float" office:value="122.839578059344" calcext:value-type="float">
            <text:p>122.839578059344</text:p>
          </table:table-cell>
          <table:table-cell table:formula="of:=[.C31]-[.C30]" office:value-type="float" office:value="121.95694847021" calcext:value-type="float">
            <text:p>121.95694847021</text:p>
          </table:table-cell>
          <table:table-cell table:formula="of:=[.D31]-[.D30]" office:value-type="float" office:value="122.398263264777" calcext:value-type="float">
            <text:p>122.398263264777</text:p>
          </table:table-cell>
          <table:table-cell table:formula="of:=[.E31]-[.E30]" office:value-type="float" office:value="123.023912311" calcext:value-type="float">
            <text:p>123.023912311</text:p>
          </table:table-cell>
          <table:table-cell table:style-name="ce8" table:formula="of:=[.F30]-[.$F$34]" office:value-type="float" office:value="0.632504898688197" calcext:value-type="float">
            <text:p>0.632504898688197</text:p>
          </table:table-cell>
          <table:table-cell table:style-name="ce8" table:formula="of:=[.G30]-[.$G$34]" office:value-type="float" office:value="0.62916593470996" calcext:value-type="float">
            <text:p>0.62916593470996</text:p>
          </table:table-cell>
          <table:table-cell table:style-name="ce8" table:formula="of:=[.H30]-[.$H$34]" office:value-type="float" office:value="0.630835416699085" calcext:value-type="float">
            <text:p>0.630835416699085</text:p>
          </table:table-cell>
          <table:table-cell table:style-name="ce8" table:formula="of:=[.I30]-[.$I$34]" office:value-type="float" office:value="0.000000000499994712299667" calcext:value-type="float">
            <text:p>4.99994712299667E-10</text:p>
          </table:table-cell>
          <table:table-cell table:formula="of:=[.I30]+[.J30]" office:value-type="float" office:value="123.656417209688" calcext:value-type="float">
            <text:p>123.656417209688</text:p>
          </table:table-cell>
          <table:table-cell table:formula="of:=[.I30]+[.K30]" office:value-type="float" office:value="123.65307824571" calcext:value-type="float">
            <text:p>123.65307824571</text:p>
          </table:table-cell>
          <table:table-cell table:formula="of:=[.I30]+[.L30]" office:value-type="float" office:value="123.654747727699" calcext:value-type="float">
            <text:p>123.654747727699</text:p>
          </table:table-cell>
          <table:table-cell table:formula="of:=[.I30]+[.M30]" office:value-type="float" office:value="123.0239123115" calcext:value-type="float">
            <text:p>123.0239123115</text:p>
          </table:table-cell>
          <table:table-cell/>
          <table:table-cell table:formula="of:=[.S31]-[.N30]" office:value-type="float" office:value="-124.767159538844" calcext:value-type="float">
            <text:p>-124.767159538844</text:p>
          </table:table-cell>
          <table:table-cell table:formula="of:=[.T31]-[.O30]" office:value-type="float" office:value="-129.125614477594" calcext:value-type="float">
            <text:p>-129.125614477594</text:p>
          </table:table-cell>
          <table:table-cell table:formula="of:=[.U31]-[.P30]" office:value-type="float" office:value="-126.946387008219" calcext:value-type="float">
            <text:p>-126.946387008219</text:p>
          </table:table-cell>
          <table:table-cell table:formula="of:=[.V31]-[.Q30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11074232915555" calcext:value-type="float">
            <text:p>-1.11074232915555</text:p>
          </table:table-cell>
          <table:table-cell office:value-type="float" office:value="-5.47253623188404" calcext:value-type="float">
            <text:p>-5.47253623188404</text:p>
          </table:table-cell>
          <table:table-cell table:formula="of:=([.B31]+[.C31])/2" office:value-type="float" office:value="-3.29163928051979" calcext:value-type="float">
            <text:p>-3.291639280519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8" table:number-columns-repeated="4"/>
          <table:table-cell table:number-columns-repeated="5"/>
          <table:table-cell table:formula="of:=[.B31]" office:value-type="float" office:value="-1.11074232915555" calcext:value-type="float">
            <text:p>-1.11074232915555</text:p>
          </table:table-cell>
          <table:table-cell table:formula="of:=[.C31]" office:value-type="float" office:value="-5.47253623188404" calcext:value-type="float">
            <text:p>-5.47253623188404</text:p>
          </table:table-cell>
          <table:table-cell table:formula="of:=[.D31]" office:value-type="float" office:value="-3.29163928051979" calcext:value-type="float">
            <text:p>-3.29163928051979</text:p>
          </table:table-cell>
          <table:table-cell table:formula="of:=[.E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335098274333" calcext:value-type="float">
            <text:p>121.335098274333</text:p>
          </table:table-cell>
          <table:table-cell office:value-type="float" office:value="116.179496047431" calcext:value-type="float">
            <text:p>116.179496047431</text:p>
          </table:table-cell>
          <table:table-cell table:formula="of:=([.B32]+[.C32])/2" office:value-type="float" office:value="118.757297160882" calcext:value-type="float">
            <text:p>118.757297160882</text:p>
          </table:table-cell>
          <table:table-cell office:value-type="float" office:value="123.023912311" calcext:value-type="float">
            <text:p>123.023912311</text:p>
          </table:table-cell>
          <table:table-cell table:formula="of:=[.B32]-[.B31]" office:value-type="float" office:value="122.445840603489" calcext:value-type="float">
            <text:p>122.445840603489</text:p>
          </table:table-cell>
          <table:table-cell table:formula="of:=[.C32]-[.C31]" office:value-type="float" office:value="121.652032279315" calcext:value-type="float">
            <text:p>121.652032279315</text:p>
          </table:table-cell>
          <table:table-cell table:formula="of:=[.D32]-[.D31]" office:value-type="float" office:value="122.048936441402" calcext:value-type="float">
            <text:p>122.048936441402</text:p>
          </table:table-cell>
          <table:table-cell table:formula="of:=[.E32]-[.E31]" office:value-type="float" office:value="123.023912311" calcext:value-type="float">
            <text:p>123.023912311</text:p>
          </table:table-cell>
          <table:table-cell table:style-name="ce8" table:formula="of:=[.F32]-[.$F$34]" office:value-type="float" office:value="0.238767442832312" calcext:value-type="float">
            <text:p>0.238767442832312</text:p>
          </table:table-cell>
          <table:table-cell table:style-name="ce8" table:formula="of:=[.G32]-[.$G$34]" office:value-type="float" office:value="0.324249743815031" calcext:value-type="float">
            <text:p>0.324249743815031</text:p>
          </table:table-cell>
          <table:table-cell table:style-name="ce8" table:formula="of:=[.H32]-[.$H$34]" office:value-type="float" office:value="0.281508593323665" calcext:value-type="float">
            <text:p>0.281508593323665</text:p>
          </table:table-cell>
          <table:table-cell table:style-name="ce8" table:formula="of:=[.I32]-[.$I$34]" office:value-type="float" office:value="0.000000000499994712299667" calcext:value-type="float">
            <text:p>4.99994712299667E-10</text:p>
          </table:table-cell>
          <table:table-cell table:formula="of:=[.I32]+[.J32]" office:value-type="float" office:value="123.262679753832" calcext:value-type="float">
            <text:p>123.262679753832</text:p>
          </table:table-cell>
          <table:table-cell table:formula="of:=[.I32]+[.K32]" office:value-type="float" office:value="123.348162054815" calcext:value-type="float">
            <text:p>123.348162054815</text:p>
          </table:table-cell>
          <table:table-cell table:formula="of:=[.I32]+[.L32]" office:value-type="float" office:value="123.305420904324" calcext:value-type="float">
            <text:p>123.305420904324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2.151937424677" calcext:value-type="float">
            <text:p>122.151937424677</text:p>
          </table:table-cell>
          <table:table-cell table:formula="of:=[.T31]+[.O32]" office:value-type="float" office:value="117.875625822931" calcext:value-type="float">
            <text:p>117.875625822931</text:p>
          </table:table-cell>
          <table:table-cell table:formula="of:=[.U31]+[.P32]" office:value-type="float" office:value="120.013781623804" calcext:value-type="float">
            <text:p>120.013781623804</text:p>
          </table:table-cell>
          <table:table-cell table:formula="of:=[.V31]+[.Q32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.067031451" calcext:value-type="float">
            <text:p>243.067031451</text:p>
          </table:table-cell>
          <table:table-cell office:value-type="float" office:value="237.262466695945" calcext:value-type="float">
            <text:p>237.262466695945</text:p>
          </table:table-cell>
          <table:table-cell table:formula="of:=([.B33]+[.C33])/2" office:value-type="float" office:value="240.164749073472" calcext:value-type="float">
            <text:p>240.164749073472</text:p>
          </table:table-cell>
          <table:table-cell office:value-type="float" office:value="246.047824621" calcext:value-type="float">
            <text:p>246.047824621</text:p>
          </table:table-cell>
          <table:table-cell table:formula="of:=[.B33]-[.B32]" office:value-type="float" office:value="121.731933176667" calcext:value-type="float">
            <text:p>121.731933176667</text:p>
          </table:table-cell>
          <table:table-cell table:formula="of:=[.C33]-[.C32]" office:value-type="float" office:value="121.082970648514" calcext:value-type="float">
            <text:p>121.082970648514</text:p>
          </table:table-cell>
          <table:table-cell table:formula="of:=[.D33]-[.D32]" office:value-type="float" office:value="121.40745191259" calcext:value-type="float">
            <text:p>121.40745191259</text:p>
          </table:table-cell>
          <table:table-cell table:formula="of:=[.E33]-[.E32]" office:value-type="float" office:value="123.02391231" calcext:value-type="float">
            <text:p>123.02391231</text:p>
          </table:table-cell>
          <table:table-cell table:style-name="ce8" table:formula="of:=[.F33]-[.$F$34]" office:value-type="float" office:value="-0.475139983989266" calcext:value-type="float">
            <text:p>-0.475139983989266</text:p>
          </table:table-cell>
          <table:table-cell table:style-name="ce8" table:formula="of:=[.G33]-[.$G$34]" office:value-type="float" office:value="-0.244811886986014" calcext:value-type="float">
            <text:p>-0.244811886986014</text:p>
          </table:table-cell>
          <table:table-cell table:style-name="ce8" table:formula="of:=[.H33]-[.$H$34]" office:value-type="float" office:value="-0.359975935487654" calcext:value-type="float">
            <text:p>-0.359975935487654</text:p>
          </table:table-cell>
          <table:table-cell table:style-name="ce8" table:formula="of:=[.I33]-[.$I$34]" office:value-type="float" office:value="-0.000000000500023134009098" calcext:value-type="float">
            <text:p>-5.00023134009098E-10</text:p>
          </table:table-cell>
          <table:table-cell table:formula="of:=[.I33]+[.J33]" office:value-type="float" office:value="122.548772326011" calcext:value-type="float">
            <text:p>122.548772326011</text:p>
          </table:table-cell>
          <table:table-cell table:formula="of:=[.I33]+[.K33]" office:value-type="float" office:value="122.779100423014" calcext:value-type="float">
            <text:p>122.779100423014</text:p>
          </table:table-cell>
          <table:table-cell table:formula="of:=[.I33]+[.L33]" office:value-type="float" office:value="122.663936374512" calcext:value-type="float">
            <text:p>122.663936374512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4.700709750687" calcext:value-type="float">
            <text:p>244.700709750687</text:p>
          </table:table-cell>
          <table:table-cell table:formula="of:=[.T32]+[.O33]" office:value-type="float" office:value="240.654726245945" calcext:value-type="float">
            <text:p>240.654726245945</text:p>
          </table:table-cell>
          <table:table-cell table:formula="of:=[.U32]+[.P33]" office:value-type="float" office:value="242.677717998316" calcext:value-type="float">
            <text:p>242.677717998316</text:p>
          </table:table-cell>
          <table:table-cell table:formula="of:=[.V32]+[.Q33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AVERAGE([.F29];[.F30];[.F32];[.F33])" office:value-type="float" office:value="122.207073160656" calcext:value-type="float">
            <text:p>122.207073160656</text:p>
          </table:table-cell>
          <table:table-cell table:style-name="ce50" table:formula="of:=AVERAGE([.G29];[.G30];[.G32];[.G33])" office:value-type="float" office:value="121.3277825355" calcext:value-type="float">
            <text:p>121.3277825355</text:p>
          </table:table-cell>
          <table:table-cell table:style-name="ce50" table:formula="of:=AVERAGE([.H29];[.H30];[.H32];[.H33])" office:value-type="float" office:value="121.767427848078" calcext:value-type="float">
            <text:p>121.767427848078</text:p>
          </table:table-cell>
          <table:table-cell table:style-name="ce50" table:formula="of:=AVERAGE([.I29];[.I30];[.I32];[.I33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table:number-columns-spanned="4" table:number-rows-spanned="1"/>
          <table:covered-table-cell table:number-columns-repeated="3" table:style-name="ce121"/>
          <table:table-cell table:style-name="ce3" table:number-columns-spanned="4" table:number-rows-spanned="1"/>
          <table:covered-table-cell table:number-columns-repeated="3" table:style-name="ce121"/>
          <table:table-cell table:style-name="ce3" table:number-columns-spanned="4" table:number-rows-spanned="1"/>
          <table:covered-table-cell table:number-columns-repeated="3" table:style-name="ce121"/>
          <table:table-cell table:style-name="ce3" table:number-columns-spanned="4" table:number-rows-spanned="1"/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4"/>
          <table:table-cell table:style-name="ce6" table:number-columns-repeated="14"/>
          <table:table-cell table:number-columns-repeated="4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/>
          <table:table-cell table:number-columns-repeated="4"/>
          <table:table-cell table:style-name="ce50" table:number-columns-repeated="4"/>
          <table:table-cell table:number-columns-repeated="17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 table:number-rows-repeated="5">
          <table:table-cell table:number-columns-repeated="9"/>
          <table:table-cell table:style-name="ce8" table:number-columns-repeated="4"/>
          <table:table-cell table:number-columns-repeated="13"/>
        </table:table-row>
        <table:table-row table:style-name="ro1">
          <table:table-cell table:style-name="ce1"/>
          <table:table-cell table:number-columns-repeated="4"/>
          <table:table-cell table:style-name="ce50" table:number-columns-repeated="4"/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 table:number-rows-repeated="5">
          <table:table-cell table:number-columns-repeated="9"/>
          <table:table-cell table:style-name="ce8" table:number-columns-repeated="4"/>
          <table:table-cell table:number-columns-repeated="13"/>
        </table:table-row>
        <table:table-row table:style-name="ro1">
          <table:table-cell table:style-name="ce2"/>
          <table:table-cell table:number-columns-repeated="4"/>
          <table:table-cell table:style-name="ce50" table:number-columns-repeated="4"/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 table:number-rows-repeated="5">
          <table:table-cell table:number-columns-repeated="9"/>
          <table:table-cell table:style-name="ce8" table:number-columns-repeated="4"/>
          <table:table-cell table:number-columns-repeated="13"/>
        </table:table-row>
        <table:table-row table:style-name="ro1">
          <table:table-cell table:style-name="ce1"/>
          <table:table-cell table:number-columns-repeated="4"/>
          <table:table-cell table:style-name="ce50" table:number-columns-repeated="4"/>
          <table:table-cell table:number-columns-repeated="17"/>
        </table:table-row>
      </table:table>
      <table:table table:name="step2_each_beam_position_joscha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  <table:table-cell table:number-columns-repeated="18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/>
          <table:table-cell office:value-type="string" calcext:value-type="string">
            <text:p>X-xbar(arc)</text:p>
          </table:table-cell>
          <table:table-cell office:value-type="string" calcext:value-type="string">
            <text:p>X-xbar(dor)</text:p>
          </table:table-cell>
          <table:table-cell office:value-type="string" calcext:value-type="string">
            <text:p>X-xbar(av)</text:p>
          </table:table-cell>
          <table:table-cell office:value-type="string" calcext:value-type="string">
            <text:p>3 smallest std. Dev(arc)</text:p>
          </table:table-cell>
          <table:table-cell office:value-type="string" calcext:value-type="string">
            <text:p>3 smallest std. Dev(dor)</text:p>
          </table:table-cell>
          <table:table-cell office:value-type="string" calcext:value-type="string">
            <text:p>3 smallest std. Dev(av)</text:p>
          </table:table-cell>
          <table:table-cell office:value-type="string" calcext:value-type="string">
            <text:p>check values(arc)</text:p>
          </table:table-cell>
          <table:table-cell office:value-type="string" calcext:value-type="string">
            <text:p>check values(dor)</text:p>
          </table:table-cell>
          <table:table-cell office:value-type="string" calcext:value-type="string">
            <text:p>check values(av)</text:p>
          </table:table-cell>
          <table:table-cell office:value-type="string" calcext:value-type="string">
            <text:p>values shoud used(arc)</text:p>
          </table:table-cell>
          <table:table-cell office:value-type="string" calcext:value-type="string">
            <text:p>values shoud used(dor)</text:p>
          </table:table-cell>
          <table:table-cell office:value-type="string" calcext:value-type="string">
            <text:p>values shoud used(av)</text:p>
          </table:table-cell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21"/>
          <table:table-cell office:value-type="string" calcext:value-type="string">
            <text:p>B1Y</text:p>
          </table:table-cell>
          <table:table-cell office:value-type="float" office:value="121.264611591486" calcext:value-type="float">
            <text:p>121.264611591486</text:p>
          </table:table-cell>
          <table:table-cell office:value-type="float" office:value="120.478743143741" calcext:value-type="float">
            <text:p>120.478743143741</text:p>
          </table:table-cell>
          <table:table-cell office:value-type="float" office:value="120.871677367613" calcext:value-type="float">
            <text:p>120.871677367613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132" table:formula="of:=[.X4]-[.$X$8]" office:value-type="float" office:value="-0.791111443180739" calcext:value-type="float">
            <text:p>-0.791111443180739</text:p>
          </table:table-cell>
          <table:table-cell table:style-name="ce46" table:formula="of:=[.Y4]-[.$Z$8]" office:value-type="float" office:value="-1.20805831649976" calcext:value-type="float">
            <text:p>-1.20805831649976</text:p>
          </table:table-cell>
          <table:table-cell table:style-name="ce46" table:formula="of:=[.Z4]-[.$Z$8]" office:value-type="float" office:value="-0.815124092627272" calcext:value-type="float">
            <text:p>-0.815124092627272</text:p>
          </table:table-cell>
          <table:table-cell office:value-type="float" office:value="121.757739895486" calcext:value-type="float">
            <text:p>121.757739895486</text:p>
          </table:table-cell>
          <table:table-cell office:value-type="float" office:value="121.42823423878" calcext:value-type="float">
            <text:p>121.42823423878</text:p>
          </table:table-cell>
          <table:table-cell office:value-type="float" office:value="121.592987067133" calcext:value-type="float">
            <text:p>121.592987067133</text:p>
          </table:table-cell>
          <table:table-cell office:value-type="float" office:value="121.264611591486" calcext:value-type="float">
            <text:p>121.264611591486</text:p>
          </table:table-cell>
          <table:table-cell table:number-columns-repeated="2" table:style-name="ce47" office:value-type="string" calcext:value-type="string">
            <text:p>lower limit</text:p>
          </table:table-cell>
          <table:table-cell office:value-type="float" office:value="121.264611591486" calcext:value-type="float">
            <text:p>121.264611591486</text:p>
          </table:table-cell>
          <table:table-cell office:value-type="float" office:value="121.42823423878" calcext:value-type="float">
            <text:p>121.42823423878</text:p>
          </table:table-cell>
          <table:table-cell office:value-type="float" office:value="121.592987067133" calcext:value-type="float">
            <text:p>121.592987067133</text:p>
          </table:table-cell>
        </table:table-row>
        <table:table-row table:style-name="ro1">
          <table:table-cell/>
          <table:table-cell office:value-type="float" office:value="-243.811759098778" calcext:value-type="float">
            <text:p>-243.811759098778</text:p>
          </table:table-cell>
          <table:table-cell office:value-type="float" office:value="-245.756038647343" calcext:value-type="float">
            <text:p>-245.756038647343</text:p>
          </table:table-cell>
          <table:table-cell table:formula="of:=([.B5]+[.C5])/2" office:value-type="float" office:value="-244.78389887306" calcext:value-type="float">
            <text:p>-244.78389887306</text:p>
          </table:table-cell>
          <table:table-cell office:value-type="float" office:value="-246.047824621" calcext:value-type="float">
            <text:p>-246.047824621</text:p>
          </table:table-cell>
          <table:table-cell table:formula="of:=[.B6]-[.B5]" office:value-type="float" office:value="121.264611591486" calcext:value-type="float">
            <text:p>121.264611591486</text:p>
          </table:table-cell>
          <table:table-cell table:formula="of:=[.C6]-[.C5]" office:value-type="float" office:value="120.478743143741" calcext:value-type="float">
            <text:p>120.478743143741</text:p>
          </table:table-cell>
          <table:table-cell table:formula="of:=[.D6]-[.D5]" office:value-type="float" office:value="120.871677367613" calcext:value-type="float">
            <text:p>120.871677367613</text:p>
          </table:table-cell>
          <table:table-cell table:formula="of:=[.E6]-[.E5]" office:value-type="float" office:value="123.02391231" calcext:value-type="float">
            <text:p>123.02391231</text:p>
          </table:table-cell>
          <table:table-cell table:formula="of:=[.F5]-[.$F$10]" office:value-type="float" office:value="-0.791111443180995" calcext:value-type="float">
            <text:p>-0.791111443180995</text:p>
          </table:table-cell>
          <table:table-cell table:formula="of:=[.G5]-[.$G$10]" office:value-type="float" office:value="-1.11884898943201" calcext:value-type="float">
            <text:p>-1.11884898943201</text:p>
          </table:table-cell>
          <table:table-cell table:formula="of:=[.H5]-[.$H$10]" office:value-type="float" office:value="-1.08683212350353" calcext:value-type="float">
            <text:p>-1.08683212350353</text:p>
          </table:table-cell>
          <table:table-cell table:formula="of:=[.I5]-[.$I$10]" office:value-type="float" office:value="-0.000000000500008923154383" calcext:value-type="float">
            <text:p>-5.00008923154383E-10</text:p>
          </table:table-cell>
          <table:table-cell table:formula="of:=[.I5]+[.J5]" office:value-type="float" office:value="122.232800866819" calcext:value-type="float">
            <text:p>122.232800866819</text:p>
          </table:table-cell>
          <table:table-cell table:formula="of:=[.I5]+[.K5]" office:value-type="float" office:value="121.905063320568" calcext:value-type="float">
            <text:p>121.905063320568</text:p>
          </table:table-cell>
          <table:table-cell table:formula="of:=[.I5]+[.L5]" office:value-type="float" office:value="121.937080186496" calcext:value-type="float">
            <text:p>121.937080186496</text:p>
          </table:table-cell>
          <table:table-cell table:formula="of:=[.I5]+[.M5]" office:value-type="float" office:value="123.0239123095" calcext:value-type="float">
            <text:p>123.0239123095</text:p>
          </table:table-cell>
          <table:table-cell/>
          <table:table-cell table:formula="of:=[.S6]-[.N5]" office:value-type="float" office:value="-245.748137650444" calcext:value-type="float">
            <text:p>-245.748137650444</text:p>
          </table:table-cell>
          <table:table-cell table:formula="of:=[.T6]-[.O5]" office:value-type="float" office:value="-248.608679001997" calcext:value-type="float">
            <text:p>-248.608679001997</text:p>
          </table:table-cell>
          <table:table-cell table:formula="of:=[.U6]-[.P5]" office:value-type="float" office:value="-246.914704511826" calcext:value-type="float">
            <text:p>-246.914704511826</text:p>
          </table:table-cell>
          <table:table-cell table:formula="of:=[.V6]-[.Q5]" office:value-type="float" office:value="-246.047824621" calcext:value-type="float">
            <text:p>-246.047824621</text:p>
          </table:table-cell>
          <table:table-cell/>
          <table:table-cell office:value-type="float" office:value="121.757739895486" calcext:value-type="float">
            <text:p>121.757739895486</text:p>
          </table:table-cell>
          <table:table-cell office:value-type="float" office:value="121.42823423878" calcext:value-type="float">
            <text:p>121.42823423878</text:p>
          </table:table-cell>
          <table:table-cell office:value-type="float" office:value="121.592987067133" calcext:value-type="float">
            <text:p>121.592987067133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5]-[.$X$8]" office:value-type="float" office:value="-0.297983139180999" calcext:value-type="float">
            <text:p>-0.297983139180999</text:p>
          </table:table-cell>
          <table:table-cell table:formula="of:=[.Y5]-[.$Y$8]" office:value-type="float" office:value="0.11035435296499" calcext:value-type="float">
            <text:p>0.11035435296499</text:p>
          </table:table-cell>
          <table:table-cell table:style-name="ce8" table:formula="of:=[.Z5]-[.$Z$8]" office:value-type="float" office:value="-0.0938143931076212" calcext:value-type="float">
            <text:p>-0.093814393107621</text:p>
          </table:table-cell>
          <table:table-cell office:value-type="float" office:value="122.485119165861" calcext:value-type="float">
            <text:p>122.485119165861</text:p>
          </table:table-cell>
          <table:table-cell office:value-type="float" office:value="121.607386889244" calcext:value-type="float">
            <text:p>121.607386889244</text:p>
          </table:table-cell>
          <table:table-cell office:value-type="float" office:value="122.046253027553" calcext:value-type="float">
            <text:p>122.046253027553</text:p>
          </table:table-cell>
          <table:table-cell office:value-type="float" office:value="121.757739895486" calcext:value-type="float">
            <text:p>121.757739895486</text:p>
          </table:table-cell>
          <table:table-cell office:value-type="float" office:value="121.42823423878" calcext:value-type="float">
            <text:p>121.42823423878</text:p>
          </table:table-cell>
          <table:table-cell office:value-type="float" office:value="121.592987067133" calcext:value-type="float">
            <text:p>121.592987067133</text:p>
          </table:table-cell>
          <table:table-cell office:value-type="float" office:value="121.757739895486" calcext:value-type="float">
            <text:p>121.757739895486</text:p>
          </table:table-cell>
          <table:table-cell office:value-type="float" office:value="121.607386889244" calcext:value-type="float">
            <text:p>121.607386889244</text:p>
          </table:table-cell>
          <table:table-cell office:value-type="float" office:value="122.046253027553" calcext:value-type="float">
            <text:p>122.046253027553</text:p>
          </table:table-cell>
        </table:table-row>
        <table:table-row table:style-name="ro1">
          <table:table-cell/>
          <table:table-cell office:value-type="float" office:value="-122.547147507292" calcext:value-type="float">
            <text:p>-122.547147507292</text:p>
          </table:table-cell>
          <table:table-cell office:value-type="float" office:value="-125.277295503602" calcext:value-type="float">
            <text:p>-125.277295503602</text:p>
          </table:table-cell>
          <table:table-cell table:formula="of:=([.B6]+[.C6])/2" office:value-type="float" office:value="-123.912221505447" calcext:value-type="float">
            <text:p>-123.912221505447</text:p>
          </table:table-cell>
          <table:table-cell office:value-type="float" office:value="-123.023912311" calcext:value-type="float">
            <text:p>-123.023912311</text:p>
          </table:table-cell>
          <table:table-cell table:formula="of:=[.B7]-[.B6]" office:value-type="float" office:value="121.757739895486" calcext:value-type="float">
            <text:p>121.757739895486</text:p>
          </table:table-cell>
          <table:table-cell table:formula="of:=[.C7]-[.C6]" office:value-type="float" office:value="121.42823423878" calcext:value-type="float">
            <text:p>121.42823423878</text:p>
          </table:table-cell>
          <table:table-cell table:formula="of:=[.D7]-[.D6]" office:value-type="float" office:value="121.592987067133" calcext:value-type="float">
            <text:p>121.592987067133</text:p>
          </table:table-cell>
          <table:table-cell table:formula="of:=[.E7]-[.E6]" office:value-type="float" office:value="123.023912311" calcext:value-type="float">
            <text:p>123.023912311</text:p>
          </table:table-cell>
          <table:table-cell table:formula="of:=[.F6]-[.$F$10]" office:value-type="float" office:value="-0.297983139180559" calcext:value-type="float">
            <text:p>-0.297983139180559</text:p>
          </table:table-cell>
          <table:table-cell table:formula="of:=[.G6]-[.$G$10]" office:value-type="float" office:value="-0.169357894393201" calcext:value-type="float">
            <text:p>-0.169357894393201</text:p>
          </table:table-cell>
          <table:table-cell table:formula="of:=[.H6]-[.$H$10]" office:value-type="float" office:value="-0.365522423983876" calcext:value-type="float">
            <text:p>-0.365522423983876</text:p>
          </table:table-cell>
          <table:table-cell table:formula="of:=[.I6]-[.$I$10]" office:value-type="float" office:value="0.000000000500008923154383" calcext:value-type="float">
            <text:p>5.00008923154383E-10</text:p>
          </table:table-cell>
          <table:table-cell table:formula="of:=[.I6]+[.J6]" office:value-type="float" office:value="122.725929171819" calcext:value-type="float">
            <text:p>122.725929171819</text:p>
          </table:table-cell>
          <table:table-cell table:formula="of:=[.I6]+[.K6]" office:value-type="float" office:value="122.854554416607" calcext:value-type="float">
            <text:p>122.854554416607</text:p>
          </table:table-cell>
          <table:table-cell table:formula="of:=[.I6]+[.L6]" office:value-type="float" office:value="122.658389887016" calcext:value-type="float">
            <text:p>122.658389887016</text:p>
          </table:table-cell>
          <table:table-cell table:formula="of:=[.I6]+[.M6]" office:value-type="float" office:value="123.0239123115" calcext:value-type="float">
            <text:p>123.0239123115</text:p>
          </table:table-cell>
          <table:table-cell/>
          <table:table-cell table:formula="of:=[.S7]-[.N6]" office:value-type="float" office:value="-123.515336783625" calcext:value-type="float">
            <text:p>-123.515336783625</text:p>
          </table:table-cell>
          <table:table-cell table:formula="of:=[.T7]-[.O6]" office:value-type="float" office:value="-126.703615681429" calcext:value-type="float">
            <text:p>-126.703615681429</text:p>
          </table:table-cell>
          <table:table-cell table:formula="of:=[.U7]-[.P6]" office:value-type="float" office:value="-124.97762432533" calcext:value-type="float">
            <text:p>-124.97762432533</text:p>
          </table:table-cell>
          <table:table-cell table:formula="of:=[.V7]-[.Q6]" office:value-type="float" office:value="-123.0239123115" calcext:value-type="float">
            <text:p>-123.0239123115</text:p>
          </table:table-cell>
          <table:table-cell/>
          <table:table-cell office:value-type="float" office:value="122.485119165862" calcext:value-type="float">
            <text:p>122.485119165862</text:p>
          </table:table-cell>
          <table:table-cell office:value-type="float" office:value="121.607386889244" calcext:value-type="float">
            <text:p>121.607386889244</text:p>
          </table:table-cell>
          <table:table-cell office:value-type="float" office:value="122.046253027553" calcext:value-type="float">
            <text:p>122.046253027553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6]-[.$X$8]" office:value-type="float" office:value="0.429396131195006" calcext:value-type="float">
            <text:p>0.429396131195006</text:p>
          </table:table-cell>
          <table:table-cell table:style-name="ce8" table:formula="of:=[.Y6]-[.$Y$8]" office:value-type="float" office:value="0.289507003429463" calcext:value-type="float">
            <text:p>0.289507003429463</text:p>
          </table:table-cell>
          <table:table-cell table:style-name="ce8" table:formula="of:=[.Z6]-[.$Z$8]" office:value-type="float" office:value="0.359451567312149" calcext:value-type="float">
            <text:p>0.359451567312149</text:p>
          </table:table-cell>
          <table:table-cell office:value-type="float" office:value="122.715421485833" calcext:value-type="float">
            <text:p>122.715421485833</text:p>
          </table:table-cell>
          <table:table-cell office:value-type="float" office:value="121.757155271494" calcext:value-type="float">
            <text:p>121.757155271494</text:p>
          </table:table-cell>
          <table:table-cell office:value-type="float" office:value="122.236288378664" calcext:value-type="float">
            <text:p>122.236288378664</text:p>
          </table:table-cell>
          <table:table-cell office:value-type="float" office:value="122.485119165861" calcext:value-type="float">
            <text:p>122.485119165861</text:p>
          </table:table-cell>
          <table:table-cell office:value-type="float" office:value="121.607386889244" calcext:value-type="float">
            <text:p>121.607386889244</text:p>
          </table:table-cell>
          <table:table-cell office:value-type="float" office:value="122.046253027553" calcext:value-type="float">
            <text:p>122.046253027553</text:p>
          </table:table-cell>
          <table:table-cell office:value-type="float" office:value="122.485119165861" calcext:value-type="float">
            <text:p>122.485119165861</text:p>
          </table:table-cell>
          <table:table-cell office:value-type="float" office:value="121.757155271494" calcext:value-type="float">
            <text:p>121.757155271494</text:p>
          </table:table-cell>
          <table:table-cell office:value-type="float" office:value="122.236288378664" calcext:value-type="float">
            <text:p>122.236288378664</text:p>
          </table:table-cell>
        </table:table-row>
        <table:table-row table:style-name="ro1">
          <table:table-cell/>
          <table:table-cell office:value-type="float" office:value="-0.789407611805554" calcext:value-type="float">
            <text:p>-0.789407611805554</text:p>
          </table:table-cell>
          <table:table-cell office:value-type="float" office:value="-3.84906126482221" calcext:value-type="float">
            <text:p>-3.84906126482221</text:p>
          </table:table-cell>
          <table:table-cell table:formula="of:=([.B7]+[.C7])/2" office:value-type="float" office:value="-2.31923443831388" calcext:value-type="float">
            <text:p>-2.31923443831388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[.B7]" office:value-type="float" office:value="-0.789407611805554" calcext:value-type="float">
            <text:p>-0.789407611805554</text:p>
          </table:table-cell>
          <table:table-cell table:formula="of:=[.C7]" office:value-type="float" office:value="-3.84906126482221" calcext:value-type="float">
            <text:p>-3.84906126482221</text:p>
          </table:table-cell>
          <table:table-cell table:formula="of:=[.D7]" office:value-type="float" office:value="-2.31923443831388" calcext:value-type="float">
            <text:p>-2.31923443831388</text:p>
          </table:table-cell>
          <table:table-cell table:formula="of:=[.E7]" office:value-type="float" office:value="0" calcext:value-type="float">
            <text:p>0</text:p>
          </table:table-cell>
          <table:table-cell/>
          <table:table-cell office:value-type="float" office:value="122.715421485833" calcext:value-type="float">
            <text:p>122.715421485833</text:p>
          </table:table-cell>
          <table:table-cell office:value-type="float" office:value="121.757155271494" calcext:value-type="float">
            <text:p>121.757155271494</text:p>
          </table:table-cell>
          <table:table-cell office:value-type="float" office:value="122.236288378664" calcext:value-type="float">
            <text:p>122.236288378664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8" table:formula="of:=[.X7]-[.$X$8]" office:value-type="float" office:value="0.65969845116625" calcext:value-type="float">
            <text:p>0.65969845116625</text:p>
          </table:table-cell>
          <table:table-cell table:formula="of:=[.Y7]-[.$Y$8]" office:value-type="float" office:value="0.439275385678997" calcext:value-type="float">
            <text:p>0.439275385678997</text:p>
          </table:table-cell>
          <table:table-cell table:style-name="ce8" table:formula="of:=[.Z7]-[.$Z$8]" office:value-type="float" office:value="0.549486918422744" calcext:value-type="float">
            <text:p>0.549486918422744</text:p>
          </table:table-cell>
          <table:table-cell table:number-columns-repeated="3"/>
          <table:table-cell office:value-type="float" office:value="122.715421485833" calcext:value-type="float">
            <text:p>122.715421485833</text:p>
          </table:table-cell>
          <table:table-cell office:value-type="float" office:value="121.757155271494" calcext:value-type="float">
            <text:p>121.757155271494</text:p>
          </table:table-cell>
          <table:table-cell office:value-type="float" office:value="122.236288378664" calcext:value-type="float">
            <text:p>122.236288378664</text:p>
          </table:table-cell>
          <table:table-cell office:value-type="float" office:value="122.715421485833" calcext:value-type="float">
            <text:p>122.7154214858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.695711554056" calcext:value-type="float">
            <text:p>121.695711554056</text:p>
          </table:table-cell>
          <table:table-cell office:value-type="float" office:value="117.758325624422" calcext:value-type="float">
            <text:p>117.758325624422</text:p>
          </table:table-cell>
          <table:table-cell table:formula="of:=([.B8]+[.C8])/2" office:value-type="float" office:value="119.727018589239" calcext:value-type="float">
            <text:p>119.727018589239</text:p>
          </table:table-cell>
          <table:table-cell office:value-type="float" office:value="123.023912311" calcext:value-type="float">
            <text:p>123.023912311</text:p>
          </table:table-cell>
          <table:table-cell table:formula="of:=[.B8]-[.B7]" office:value-type="float" office:value="122.485119165862" calcext:value-type="float">
            <text:p>122.485119165862</text:p>
          </table:table-cell>
          <table:table-cell table:formula="of:=[.C8]-[.C7]" office:value-type="float" office:value="121.607386889244" calcext:value-type="float">
            <text:p>121.607386889244</text:p>
          </table:table-cell>
          <table:table-cell table:formula="of:=[.D8]-[.D7]" office:value-type="float" office:value="122.046253027553" calcext:value-type="float">
            <text:p>122.046253027553</text:p>
          </table:table-cell>
          <table:table-cell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0.429396131194565" calcext:value-type="float">
            <text:p>0.429396131194565</text:p>
          </table:table-cell>
          <table:table-cell table:formula="of:=[.G8]-[.$G$10]" office:value-type="float" office:value="0.00979475607121572" calcext:value-type="float">
            <text:p>0.009794756071216</text:p>
          </table:table-cell>
          <table:table-cell table:formula="of:=[.H8]-[.$H$10]" office:value-type="float" office:value="0.0877435364358945" calcext:value-type="float">
            <text:p>0.087743536435895</text:p>
          </table:table-cell>
          <table:table-cell table:formula="of:=[.I8]-[.$I$10]" office:value-type="float" office:value="0.000000000500008923154383" calcext:value-type="float">
            <text:p>5.00008923154383E-10</text:p>
          </table:table-cell>
          <table:table-cell table:formula="of:=[.I8]+[.J8]" office:value-type="float" office:value="123.453308442195" calcext:value-type="float">
            <text:p>123.453308442195</text:p>
          </table:table-cell>
          <table:table-cell table:formula="of:=[.I8]+[.K8]" office:value-type="float" office:value="123.033707067071" calcext:value-type="float">
            <text:p>123.033707067071</text:p>
          </table:table-cell>
          <table:table-cell table:formula="of:=[.I8]+[.L8]" office:value-type="float" office:value="123.111655847436" calcext:value-type="float">
            <text:p>123.111655847436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2.663900830389" calcext:value-type="float">
            <text:p>122.663900830389</text:p>
          </table:table-cell>
          <table:table-cell table:formula="of:=[.T7]+[.O8]" office:value-type="float" office:value="119.184645802249" calcext:value-type="float">
            <text:p>119.184645802249</text:p>
          </table:table-cell>
          <table:table-cell table:formula="of:=[.U7]+[.P8]" office:value-type="float" office:value="120.792421409122" calcext:value-type="float">
            <text:p>120.792421409122</text:p>
          </table:table-cell>
          <table:table-cell table:formula="of:=[.V7]+[.Q8]" office:value-type="float" office:value="123.0239123115" calcext:value-type="float">
            <text:p>123.0239123115</text:p>
          </table:table-cell>
          <table:table-cell/>
          <table:table-cell table:style-name="ce50" table:formula="of:=AVERAGE([.X4:.X7])" office:value-type="float" office:value="122.055723034667" calcext:value-type="float">
            <text:p>122.055723034667</text:p>
          </table:table-cell>
          <table:table-cell table:style-name="ce50" table:formula="of:=AVERAGE([.Y4:.Y7])" office:value-type="float" office:value="121.317879885815" calcext:value-type="float">
            <text:p>121.317879885815</text:p>
          </table:table-cell>
          <table:table-cell table:style-name="ce50" table:formula="of:=AVERAGE([.Z4:.Z7])" office:value-type="float" office:value="121.686801460241" calcext:value-type="float">
            <text:p>121.686801460241</text:p>
          </table:table-cell>
          <table:table-cell table:style-name="ce50" table:formula="of:=AVERAGE([.AA4:.AA7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4.411133039889" calcext:value-type="float">
            <text:p>244.411133039889</text:p>
          </table:table-cell>
          <table:table-cell office:value-type="float" office:value="239.515480895916" calcext:value-type="float">
            <text:p>239.515480895916</text:p>
          </table:table-cell>
          <table:table-cell table:formula="of:=([.B9]+[.C9])/2" office:value-type="float" office:value="241.963306967902" calcext:value-type="float">
            <text:p>241.963306967902</text:p>
          </table:table-cell>
          <table:table-cell office:value-type="float" office:value="246.047824621" calcext:value-type="float">
            <text:p>246.047824621</text:p>
          </table:table-cell>
          <table:table-cell table:formula="of:=[.B9]-[.B8]" office:value-type="float" office:value="122.715421485833" calcext:value-type="float">
            <text:p>122.715421485833</text:p>
          </table:table-cell>
          <table:table-cell table:formula="of:=[.C9]-[.C8]" office:value-type="float" office:value="121.757155271494" calcext:value-type="float">
            <text:p>121.757155271494</text:p>
          </table:table-cell>
          <table:table-cell table:formula="of:=[.D9]-[.D8]" office:value-type="float" office:value="122.236288378664" calcext:value-type="float">
            <text:p>122.236288378664</text:p>
          </table:table-cell>
          <table:table-cell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659698451165994" calcext:value-type="float">
            <text:p>0.659698451165994</text:p>
          </table:table-cell>
          <table:table-cell table:formula="of:=[.G9]-[.$G$10]" office:value-type="float" office:value="0.159563138321005" calcext:value-type="float">
            <text:p>0.159563138321005</text:p>
          </table:table-cell>
          <table:table-cell table:formula="of:=[.H9]-[.$H$10]" office:value-type="float" office:value="0.277778887546489" calcext:value-type="float">
            <text:p>0.277778887546489</text:p>
          </table:table-cell>
          <table:table-cell table:formula="of:=[.I9]-[.$I$10]" office:value-type="float" office:value="-0.000000000500008923154383" calcext:value-type="float">
            <text:p>-5.00008923154383E-10</text:p>
          </table:table-cell>
          <table:table-cell table:formula="of:=[.I9]+[.J9]" office:value-type="float" office:value="123.683610761166" calcext:value-type="float">
            <text:p>123.683610761166</text:p>
          </table:table-cell>
          <table:table-cell table:formula="of:=[.I9]+[.K9]" office:value-type="float" office:value="123.183475448321" calcext:value-type="float">
            <text:p>123.183475448321</text:p>
          </table:table-cell>
          <table:table-cell table:formula="of:=[.I9]+[.L9]" office:value-type="float" office:value="123.301691197546" calcext:value-type="float">
            <text:p>123.301691197546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347511591555" calcext:value-type="float">
            <text:p>246.347511591555</text:p>
          </table:table-cell>
          <table:table-cell table:formula="of:=[.T8]+[.O9]" office:value-type="float" office:value="242.36812125057" calcext:value-type="float">
            <text:p>242.36812125057</text:p>
          </table:table-cell>
          <table:table-cell table:formula="of:=[.U8]+[.P9]" office:value-type="float" office:value="244.094112606668" calcext:value-type="float">
            <text:p>244.094112606668</text:p>
          </table:table-cell>
          <table:table-cell table:formula="of:=[.V8]+[.Q9]" office:value-type="float" office:value="246.047824621" calcext:value-type="float">
            <text:p>246.047824621</text:p>
          </table:table-cell>
          <table:table-cell table:number-columns-repeated="5"/>
          <table:table-cell office:value-type="string" calcext:value-type="string">
            <text:p>st. dev. 1</text:p>
          </table:table-cell>
          <table:table-cell table:number-columns-repeated="3"/>
          <table:table-cell table:formula="of:=STDEV([.AF4:.AF6])" office:value-type="float" office:value="0.499878950354538" calcext:value-type="float">
            <text:p>0.499878950354538</text:p>
          </table:table-cell>
          <table:table-cell table:formula="of:=STDEV([.AG4:.AG6])" office:value-type="float" office:value="0.164679125499515" calcext:value-type="float">
            <text:p>0.164679125499515</text:p>
          </table:table-cell>
          <table:table-cell table:formula="of:=STDEV([.AH4:.AH6])" office:value-type="float" office:value="0.330504675449749" calcext:value-type="float">
            <text:p>0.33050467544974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office:value-type="float" office:value="122.055723034667" calcext:value-type="float">
            <text:p>122.055723034667</text:p>
          </table:table-cell>
          <table:table-cell table:style-name="ce50" office:value-type="float" office:value="121.597592133173" calcext:value-type="float">
            <text:p>121.597592133173</text:p>
          </table:table-cell>
          <table:table-cell table:style-name="ce50" office:value-type="float" office:value="121.958509491117" calcext:value-type="float">
            <text:p>121.958509491117</text:p>
          </table:table-cell>
          <table:table-cell table:style-name="ce50" table:formula="of:=AVERAGE([.I5];[.I6];[.I8];[.I9])" office:value-type="float" office:value="123.0239123105" calcext:value-type="float">
            <text:p>123.0239123105</text:p>
          </table:table-cell>
          <table:table-cell table:number-columns-repeated="18"/>
          <table:table-cell office:value-type="string" calcext:value-type="string">
            <text:p>Mean 1</text:p>
          </table:table-cell>
          <table:table-cell table:number-columns-repeated="3"/>
          <table:table-cell table:formula="of:=AVERAGE([.AF4:.AF6])" office:value-type="float" office:value="122.31942684906" calcext:value-type="float">
            <text:p>122.31942684906</text:p>
          </table:table-cell>
          <table:table-cell table:formula="of:=AVERAGE([.AG4:.AG6])" office:value-type="float" office:value="121.597592133173" calcext:value-type="float">
            <text:p>121.597592133173</text:p>
          </table:table-cell>
          <table:table-cell table:formula="of:=AVERAGE([.AH4:.AH6])" office:value-type="float" office:value="121.958509491117" calcext:value-type="float">
            <text:p>121.958509491117</text:p>
          </table:table-cell>
          <table:table-cell/>
          <table:table-cell office:value-type="string" calcext:value-type="string">
            <text:p>Mean 2 </text:p>
          </table:table-cell>
          <table:table-cell/>
          <table:table-cell table:style-name="ce50" table:formula="of:=AVERAGE([.AL4:.AL7])" office:value-type="float" office:value="122.055723034667" calcext:value-type="float">
            <text:p>122.055723034667</text:p>
          </table:table-cell>
          <table:table-cell table:style-name="ce50" table:formula="of:=AVERAGE([.AM4:.AM6])" office:value-type="float" office:value="121.597592133173" calcext:value-type="float">
            <text:p>121.597592133173</text:p>
          </table:table-cell>
          <table:table-cell table:style-name="ce50" table:formula="of:=AVERAGE([.AN4:.AN6])" office:value-type="float" office:value="121.958509491117" calcext:value-type="float">
            <text:p>121.958509491117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up limit</text:p>
          </table:table-cell>
          <table:table-cell table:number-columns-repeated="3"/>
          <table:table-cell table:formula="of:=[.AF10]+3*[.AF9]" office:value-type="float" office:value="123.819063700124" calcext:value-type="float">
            <text:p>123.819063700124</text:p>
          </table:table-cell>
          <table:table-cell table:formula="of:=[.AG10]+3*[.AG9]" office:value-type="float" office:value="122.091629509671" calcext:value-type="float">
            <text:p>122.091629509671</text:p>
          </table:table-cell>
          <table:table-cell table:formula="of:=[.AH10]+3*[.AH9]" office:value-type="float" office:value="122.950023517466" calcext:value-type="float">
            <text:p>122.950023517466</text:p>
          </table:table-cell>
          <table:table-cell/>
          <table:table-cell office:value-type="string" calcext:value-type="string">
            <text:p>std. dv. 2</text:p>
          </table:table-cell>
          <table:table-cell/>
          <table:table-cell table:style-name="ce50" table:formula="of:=STDEV([.AL4:.AL7])" office:value-type="float" office:value="0.666891882972365" calcext:value-type="float">
            <text:p>0.666891882972365</text:p>
          </table:table-cell>
          <table:table-cell table:style-name="ce50" table:formula="of:=STDEV([.AM4:.AM6])" office:value-type="float" office:value="0.164679125499515" calcext:value-type="float">
            <text:p>0.164679125499515</text:p>
          </table:table-cell>
          <table:table-cell table:style-name="ce50" table:formula="of:=STDEV([.AN4:.AN6])" office:value-type="float" office:value="0.330504675449749" calcext:value-type="float">
            <text:p>0.330504675449749</text:p>
          </table:table-cell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26"/>
          <table:table-cell office:value-type="string" calcext:value-type="string">
            <text:p>down limit</text:p>
          </table:table-cell>
          <table:table-cell table:number-columns-repeated="3"/>
          <table:table-cell table:formula="of:=[.AF10]-3*[.AF9]" office:value-type="float" office:value="120.819789997996" calcext:value-type="float">
            <text:p>120.819789997996</text:p>
          </table:table-cell>
          <table:table-cell table:formula="of:=[.AG10]-3*[.AG9]" office:value-type="float" office:value="121.103554756674" calcext:value-type="float">
            <text:p>121.103554756674</text:p>
          </table:table-cell>
          <table:table-cell table:formula="of:=[.AH10]-3*[.AH9]" office:value-type="float" office:value="120.966995464767" calcext:value-type="float">
            <text:p>120.966995464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5.033658678738" calcext:value-type="float">
            <text:p>-245.033658678738</text:p>
          </table:table-cell>
          <table:table-cell office:value-type="float" office:value="-245.74034056258" calcext:value-type="float">
            <text:p>-245.74034056258</text:p>
          </table:table-cell>
          <table:table-cell table:formula="of:=([.B13]+[.C13])/2" office:value-type="float" office:value="-245.386999620659" calcext:value-type="float">
            <text:p>-245.386999620659</text:p>
          </table:table-cell>
          <table:table-cell office:value-type="float" office:value="-246.047824621" calcext:value-type="float">
            <text:p>-246.047824621</text:p>
          </table:table-cell>
          <table:table-cell table:style-name="ce8" table:formula="of:=[.B14]-[.B13]" office:value-type="float" office:value="123.830689623293" calcext:value-type="float">
            <text:p>123.830689623293</text:p>
          </table:table-cell>
          <table:table-cell table:style-name="ce8" table:formula="of:=[.C14]-[.C13]" office:value-type="float" office:value="122.652099455861" calcext:value-type="float">
            <text:p>122.652099455861</text:p>
          </table:table-cell>
          <table:table-cell table:style-name="ce8" table:formula="of:=[.D14]-[.D13]" office:value-type="float" office:value="123.241394539577" calcext:value-type="float">
            <text:p>123.241394539577</text:p>
          </table:table-cell>
          <table:table-cell table:style-name="ce8" table:formula="of:=[.E14]-[.E13]" office:value-type="float" office:value="123.02391231" calcext:value-type="float">
            <text:p>123.02391231</text:p>
          </table:table-cell>
          <table:table-cell table:style-name="ce8" table:formula="of:=[.F13]-[.$F$18]" office:value-type="float" office:value="0.349257547409991" calcext:value-type="float">
            <text:p>0.349257547409991</text:p>
          </table:table-cell>
          <table:table-cell table:style-name="ce8" table:formula="of:=[.G13]-[.$G$18]" office:value-type="float" office:value="-0.265350228566987" calcext:value-type="float">
            <text:p>-0.265350228566987</text:p>
          </table:table-cell>
          <table:table-cell table:style-name="ce8" table:formula="of:=[.H13]-[.$H$18]" office:value-type="float" office:value="0.0419536594209973" calcext:value-type="float">
            <text:p>0.041953659420997</text:p>
          </table:table-cell>
          <table:table-cell table:style-name="ce8" table:formula="of:=[.I13]-[.$I$18]" office:value-type="float" office:value="-0.000000000500023134009098" calcext:value-type="float">
            <text:p>-5.00023134009098E-10</text:p>
          </table:table-cell>
          <table:table-cell table:formula="of:=[.I13]+[.J13]" office:value-type="float" office:value="123.37316985741" calcext:value-type="float">
            <text:p>123.37316985741</text:p>
          </table:table-cell>
          <table:table-cell table:formula="of:=[.I13]+[.K13]" office:value-type="float" office:value="122.758562081433" calcext:value-type="float">
            <text:p>122.758562081433</text:p>
          </table:table-cell>
          <table:table-cell table:formula="of:=[.I13]+[.L13]" office:value-type="float" office:value="123.065865969421" calcext:value-type="float">
            <text:p>123.065865969421</text:p>
          </table:table-cell>
          <table:table-cell table:formula="of:=[.I13]+[.M13]" office:value-type="float" office:value="123.0239123095" calcext:value-type="float">
            <text:p>123.0239123095</text:p>
          </table:table-cell>
          <table:table-cell/>
          <table:table-cell table:formula="of:=[.S14]-[.N13]" office:value-type="float" office:value="-244.118619147972" calcext:value-type="float">
            <text:p>-244.118619147972</text:p>
          </table:table-cell>
          <table:table-cell table:formula="of:=[.T14]-[.O13]" office:value-type="float" office:value="-245.953265814724" calcext:value-type="float">
            <text:p>-245.953265814724</text:p>
          </table:table-cell>
          <table:table-cell table:formula="of:=[.U14]-[.P13]" office:value-type="float" office:value="-245.035942481347" calcext:value-type="float">
            <text:p>-245.035942481347</text:p>
          </table:table-cell>
          <table:table-cell table:formula="of:=[.V14]-[.Q13]" office:value-type="float" office:value="-246.047824621" calcext:value-type="float">
            <text:p>-246.0478246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-121.202969055445" calcext:value-type="float">
            <text:p>-121.202969055445</text:p>
          </table:table-cell>
          <table:table-cell office:value-type="float" office:value="-123.088241106719" calcext:value-type="float">
            <text:p>-123.088241106719</text:p>
          </table:table-cell>
          <table:table-cell table:formula="of:=([.B14]+[.C14])/2" office:value-type="float" office:value="-122.145605081082" calcext:value-type="float">
            <text:p>-122.145605081082</text:p>
          </table:table-cell>
          <table:table-cell office:value-type="float" office:value="-123.023912311" calcext:value-type="float">
            <text:p>-123.023912311</text:p>
          </table:table-cell>
          <table:table-cell table:style-name="ce8" table:formula="of:=[.B15]-[.B14]" office:value-type="float" office:value="121.745189870032" calcext:value-type="float">
            <text:p>121.745189870032</text:p>
          </table:table-cell>
          <table:table-cell table:style-name="ce8" table:formula="of:=[.C15]-[.C14]" office:value-type="float" office:value="121.624907773386" calcext:value-type="float">
            <text:p>121.624907773386</text:p>
          </table:table-cell>
          <table:table-cell table:style-name="ce8" table:formula="of:=[.D15]-[.D14]" office:value-type="float" office:value="121.685048821709" calcext:value-type="float">
            <text:p>121.685048821709</text:p>
          </table:table-cell>
          <table:table-cell table:style-name="ce8" table:formula="of:=[.E15]-[.E14]" office:value-type="float" office:value="123.023912311" calcext:value-type="float">
            <text:p>123.023912311</text:p>
          </table:table-cell>
          <table:table-cell table:formula="of:=[.F14]-[.$F$18]" office:value-type="float" office:value="-1.73624220585101" calcext:value-type="float">
            <text:p>-1.73624220585101</text:p>
          </table:table-cell>
          <table:table-cell table:formula="of:=[.G14]-[.$G$18]" office:value-type="float" office:value="-1.29254191104199" calcext:value-type="float">
            <text:p>-1.29254191104199</text:p>
          </table:table-cell>
          <table:table-cell table:formula="of:=[.H14]-[.$H$18]" office:value-type="float" office:value="-1.514392058447" calcext:value-type="float">
            <text:p>-1.514392058447</text:p>
          </table:table-cell>
          <table:table-cell table:formula="of:=[.I14]-[.$I$18]" office:value-type="float" office:value="0.000000000500008923154383" calcext:value-type="float">
            <text:p>5.00008923154383E-10</text:p>
          </table:table-cell>
          <table:table-cell table:formula="of:=[.I14]+[.J14]" office:value-type="float" office:value="121.287670105149" calcext:value-type="float">
            <text:p>121.287670105149</text:p>
          </table:table-cell>
          <table:table-cell table:formula="of:=[.I14]+[.K14]" office:value-type="float" office:value="121.731370399958" calcext:value-type="float">
            <text:p>121.731370399958</text:p>
          </table:table-cell>
          <table:table-cell table:formula="of:=[.I14]+[.L14]" office:value-type="float" office:value="121.509520252553" calcext:value-type="float">
            <text:p>121.509520252553</text:p>
          </table:table-cell>
          <table:table-cell table:formula="of:=[.I14]+[.M14]" office:value-type="float" office:value="123.0239123115" calcext:value-type="float">
            <text:p>123.0239123115</text:p>
          </table:table-cell>
          <table:table-cell/>
          <table:table-cell table:formula="of:=[.S15]-[.N14]" office:value-type="float" office:value="-120.745449290562" calcext:value-type="float">
            <text:p>-120.745449290562</text:p>
          </table:table-cell>
          <table:table-cell table:formula="of:=[.T15]-[.O14]" office:value-type="float" office:value="-123.194703733291" calcext:value-type="float">
            <text:p>-123.194703733291</text:p>
          </table:table-cell>
          <table:table-cell table:formula="of:=[.U15]-[.P14]" office:value-type="float" office:value="-121.970076511926" calcext:value-type="float">
            <text:p>-121.970076511926</text:p>
          </table:table-cell>
          <table:table-cell table:formula="of:=[.V15]-[.Q14]" office:value-type="float" office:value="-123.0239123115" calcext:value-type="float">
            <text:p>-123.02391231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542220814587303" calcext:value-type="float">
            <text:p>0.542220814587303</text:p>
          </table:table-cell>
          <table:table-cell office:value-type="float" office:value="-1.46333333333331" calcext:value-type="float">
            <text:p>-1.46333333333331</text:p>
          </table:table-cell>
          <table:table-cell table:formula="of:=([.B15]+[.C15])/2" office:value-type="float" office:value="-0.460556259373004" calcext:value-type="float">
            <text:p>-0.460556259373004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table:formula="of:=[.B15]" office:value-type="float" office:value="0.542220814587303" calcext:value-type="float">
            <text:p>0.542220814587303</text:p>
          </table:table-cell>
          <table:table-cell table:formula="of:=[.C15]" office:value-type="float" office:value="-1.46333333333331" calcext:value-type="float">
            <text:p>-1.46333333333331</text:p>
          </table:table-cell>
          <table:table-cell table:formula="of:=[.D15]" office:value-type="float" office:value="-0.460556259373004" calcext:value-type="float">
            <text:p>-0.460556259373004</text:p>
          </table:table-cell>
          <table:table-cell table:formula="of:=[.E15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3.893583018292" calcext:value-type="float">
            <text:p>123.893583018292</text:p>
          </table:table-cell>
          <table:table-cell office:value-type="float" office:value="121.344651214582" calcext:value-type="float">
            <text:p>121.344651214582</text:p>
          </table:table-cell>
          <table:table-cell table:formula="of:=([.B16]+[.C16])/2" office:value-type="float" office:value="122.619117116437" calcext:value-type="float">
            <text:p>122.619117116437</text:p>
          </table:table-cell>
          <table:table-cell office:value-type="float" office:value="123.023912311" calcext:value-type="float">
            <text:p>123.023912311</text:p>
          </table:table-cell>
          <table:table-cell table:style-name="ce8" table:formula="of:=[.B16]-[.B15]" office:value-type="float" office:value="123.351362203705" calcext:value-type="float">
            <text:p>123.351362203705</text:p>
          </table:table-cell>
          <table:table-cell table:style-name="ce8" table:formula="of:=[.C16]-[.C15]" office:value-type="float" office:value="122.807984547915" calcext:value-type="float">
            <text:p>122.807984547915</text:p>
          </table:table-cell>
          <table:table-cell table:style-name="ce8" table:formula="of:=[.D16]-[.D15]" office:value-type="float" office:value="123.07967337581" calcext:value-type="float">
            <text:p>123.07967337581</text:p>
          </table:table-cell>
          <table:table-cell table:style-name="ce8" table:formula="of:=[.E16]-[.E15]" office:value-type="float" office:value="123.023912311" calcext:value-type="float">
            <text:p>123.023912311</text:p>
          </table:table-cell>
          <table:table-cell table:formula="of:=[.F16]-[.$F$18]" office:value-type="float" office:value="-0.130069872178012" calcext:value-type="float">
            <text:p>-0.130069872178012</text:p>
          </table:table-cell>
          <table:table-cell table:formula="of:=[.G16]-[.$G$18]" office:value-type="float" office:value="-0.109465136512995" calcext:value-type="float">
            <text:p>-0.109465136512995</text:p>
          </table:table-cell>
          <table:table-cell table:formula="of:=[.H16]-[.$H$18]" office:value-type="float" office:value="-0.119767504346001" calcext:value-type="float">
            <text:p>-0.119767504346001</text:p>
          </table:table-cell>
          <table:table-cell table:formula="of:=[.I16]-[.$I$18]" office:value-type="float" office:value="0.000000000500008923154383" calcext:value-type="float">
            <text:p>5.00008923154383E-10</text:p>
          </table:table-cell>
          <table:table-cell table:formula="of:=[.I16]+[.J16]" office:value-type="float" office:value="122.893842438822" calcext:value-type="float">
            <text:p>122.893842438822</text:p>
          </table:table-cell>
          <table:table-cell table:formula="of:=[.I16]+[.K16]" office:value-type="float" office:value="122.914447174487" calcext:value-type="float">
            <text:p>122.914447174487</text:p>
          </table:table-cell>
          <table:table-cell table:formula="of:=[.I16]+[.L16]" office:value-type="float" office:value="122.904144806654" calcext:value-type="float">
            <text:p>122.904144806654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3.436063253409" calcext:value-type="float">
            <text:p>123.436063253409</text:p>
          </table:table-cell>
          <table:table-cell table:formula="of:=[.T15]+[.O16]" office:value-type="float" office:value="121.451113841154" calcext:value-type="float">
            <text:p>121.451113841154</text:p>
          </table:table-cell>
          <table:table-cell table:formula="of:=[.U15]+[.P16]" office:value-type="float" office:value="122.443588547281" calcext:value-type="float">
            <text:p>122.443588547281</text:p>
          </table:table-cell>
          <table:table-cell table:formula="of:=[.V15]+[.Q16]" office:value-type="float" office:value="123.0239123115" calcext:value-type="float">
            <text:p>123.0239123115</text:p>
          </table:table-cell>
          <table:table-cell office:value-type="string" calcext:value-type="string">
            <text:p>B1X</text:p>
          </table:table-cell>
          <table:table-cell table:style-name="ce8" office:value-type="float" office:value="123.830689623293" calcext:value-type="float">
            <text:p>123.830689623293</text:p>
          </table:table-cell>
          <table:table-cell table:style-name="ce8" office:value-type="float" office:value="122.652099455861" calcext:value-type="float">
            <text:p>122.652099455861</text:p>
          </table:table-cell>
          <table:table-cell table:style-name="ce8" office:value-type="float" office:value="123.241394539577" calcext:value-type="float">
            <text:p>123.241394539577</text:p>
          </table:table-cell>
          <table:table-cell table:style-name="ce8" office:value-type="float" office:value="123.02391231" calcext:value-type="float">
            <text:p>123.02391231</text:p>
          </table:table-cell>
          <table:table-cell/>
          <table:table-cell table:formula="of:=[.X16]-[.$X$20]" office:value-type="float" office:value="0.783318098872002" calcext:value-type="float">
            <text:p>0.783318098872002</text:p>
          </table:table-cell>
          <table:table-cell table:style-name="ce8" table:formula="of:=[.Y16]-[.$Z$20]" office:value-type="float" office:value="-0.168743409683003" calcext:value-type="float">
            <text:p>-0.168743409683003</text:p>
          </table:table-cell>
          <table:table-cell table:style-name="ce8" table:formula="of:=[.Z16]-[.$Z$20]" office:value-type="float" office:value="0.420551674032993" calcext:value-type="float">
            <text:p>0.420551674032993</text:p>
          </table:table-cell>
          <table:table-cell office:value-type="float" office:value="123.830689623293" calcext:value-type="float">
            <text:p>123.830689623293</text:p>
          </table:table-cell>
          <table:table-cell office:value-type="float" office:value="122.65209945586" calcext:value-type="float">
            <text:p>122.65209945586</text:p>
          </table:table-cell>
          <table:table-cell office:value-type="float" office:value="123.241394539577" calcext:value-type="float">
            <text:p>123.241394539577</text:p>
          </table:table-cell>
          <table:table-cell table:style-name="ce48" office:value-type="float" office:value="123.830689623293" calcext:value-type="float">
            <text:p>123.830689623293</text:p>
          </table:table-cell>
          <table:table-cell table:style-name="ce48" office:value-type="float" office:value="122.65209945586" calcext:value-type="float">
            <text:p>122.65209945586</text:p>
          </table:table-cell>
          <table:table-cell table:style-name="ce48" office:value-type="float" office:value="123.241394539577" calcext:value-type="float">
            <text:p>123.241394539577</text:p>
          </table:table-cell>
          <table:table-cell table:style-name="ce48" office:value-type="float" office:value="123.830689623293" calcext:value-type="float">
            <text:p>123.830689623293</text:p>
          </table:table-cell>
          <table:table-cell table:style-name="ce48" office:value-type="float" office:value="122.65209945586" calcext:value-type="float">
            <text:p>122.65209945586</text:p>
          </table:table-cell>
          <table:table-cell office:value-type="float" office:value="123.241394539577" calcext:value-type="float">
            <text:p>123.241394539577</text:p>
          </table:table-cell>
        </table:table-row>
        <table:table-row table:style-name="ro1">
          <table:table-cell/>
          <table:table-cell office:value-type="float" office:value="247.155827418944" calcext:value-type="float">
            <text:p>247.155827418944</text:p>
          </table:table-cell>
          <table:table-cell office:value-type="float" office:value="244.63691626409" calcext:value-type="float">
            <text:p>244.63691626409</text:p>
          </table:table-cell>
          <table:table-cell table:formula="of:=([.B17]+[.C17])/2" office:value-type="float" office:value="245.896371841517" calcext:value-type="float">
            <text:p>245.896371841517</text:p>
          </table:table-cell>
          <table:table-cell office:value-type="float" office:value="246.047824621" calcext:value-type="float">
            <text:p>246.047824621</text:p>
          </table:table-cell>
          <table:table-cell table:style-name="ce8" table:formula="of:=[.B17]-[.B16]" office:value-type="float" office:value="123.262244400652" calcext:value-type="float">
            <text:p>123.262244400652</text:p>
          </table:table-cell>
          <table:table-cell table:style-name="ce8" table:formula="of:=[.C17]-[.C16]" office:value-type="float" office:value="123.292265049508" calcext:value-type="float">
            <text:p>123.292265049508</text:p>
          </table:table-cell>
          <table:table-cell table:style-name="ce8" table:formula="of:=[.D17]-[.D16]" office:value-type="float" office:value="123.27725472508" calcext:value-type="float">
            <text:p>123.27725472508</text:p>
          </table:table-cell>
          <table:table-cell table:style-name="ce8" table:formula="of:=[.E17]-[.E16]" office:value-type="float" office:value="123.02391231" calcext:value-type="float">
            <text:p>123.02391231</text:p>
          </table:table-cell>
          <table:table-cell table:formula="of:=[.F17]-[.$F$18]" office:value-type="float" office:value="-0.219187675231012" calcext:value-type="float">
            <text:p>-0.219187675231012</text:p>
          </table:table-cell>
          <table:table-cell table:formula="of:=[.G17]-[.$G$18]" office:value-type="float" office:value="0.374815365080011" calcext:value-type="float">
            <text:p>0.374815365080011</text:p>
          </table:table-cell>
          <table:table-cell table:formula="of:=[.H17]-[.$H$18]" office:value-type="float" office:value="0.0778138449239947" calcext:value-type="float">
            <text:p>0.077813844923995</text:p>
          </table:table-cell>
          <table:table-cell table:formula="of:=[.I17]-[.$I$18]" office:value-type="float" office:value="-0.000000000499994712299667" calcext:value-type="float">
            <text:p>-4.99994712299667E-10</text:p>
          </table:table-cell>
          <table:table-cell table:formula="of:=[.I17]+[.J17]" office:value-type="float" office:value="122.804724634769" calcext:value-type="float">
            <text:p>122.804724634769</text:p>
          </table:table-cell>
          <table:table-cell table:formula="of:=[.I17]+[.K17]" office:value-type="float" office:value="123.39872767508" calcext:value-type="float">
            <text:p>123.39872767508</text:p>
          </table:table-cell>
          <table:table-cell table:formula="of:=[.I17]+[.L17]" office:value-type="float" office:value="123.101726154924" calcext:value-type="float">
            <text:p>123.101726154924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6.240787888178" calcext:value-type="float">
            <text:p>246.240787888178</text:p>
          </table:table-cell>
          <table:table-cell table:formula="of:=[.T16]+[.O17]" office:value-type="float" office:value="244.849841516234" calcext:value-type="float">
            <text:p>244.849841516234</text:p>
          </table:table-cell>
          <table:table-cell table:formula="of:=[.U16]+[.P17]" office:value-type="float" office:value="245.545314702205" calcext:value-type="float">
            <text:p>245.545314702205</text:p>
          </table:table-cell>
          <table:table-cell table:formula="of:=[.V16]+[.Q17]" office:value-type="float" office:value="246.047824621" calcext:value-type="float">
            <text:p>246.047824621</text:p>
          </table:table-cell>
          <table:table-cell/>
          <table:table-cell table:style-name="ce8" office:value-type="float" office:value="121.745189870032" calcext:value-type="float">
            <text:p>121.745189870032</text:p>
          </table:table-cell>
          <table:table-cell table:style-name="ce8" office:value-type="float" office:value="121.624907773386" calcext:value-type="float">
            <text:p>121.624907773386</text:p>
          </table:table-cell>
          <table:table-cell table:style-name="ce8" office:value-type="float" office:value="121.685048821709" calcext:value-type="float">
            <text:p>121.685048821709</text:p>
          </table:table-cell>
          <table:table-cell table:style-name="ce8" office:value-type="float" office:value="123.023912311" calcext:value-type="float">
            <text:p>123.023912311</text:p>
          </table:table-cell>
          <table:table-cell/>
          <table:table-cell table:style-name="ce46" table:formula="of:=[.X17]-[.$X$20]" office:value-type="float" office:value="-1.30218165438819" calcext:value-type="float">
            <text:p>-1.30218165438819</text:p>
          </table:table-cell>
          <table:table-cell table:style-name="ce59" table:formula="of:=[.Y17]-[.$Y$20]" office:value-type="float" office:value="-0.969406433281804" calcext:value-type="float">
            <text:p>-0.969406433281804</text:p>
          </table:table-cell>
          <table:table-cell table:style-name="ce46" table:formula="of:=[.Z17]-[.$Z$20]" office:value-type="float" office:value="-1.13579404383502" calcext:value-type="float">
            <text:p>-1.13579404383502</text:p>
          </table:table-cell>
          <table:table-cell office:value-type="float" office:value="123.351362203704" calcext:value-type="float">
            <text:p>123.351362203704</text:p>
          </table:table-cell>
          <table:table-cell office:value-type="float" office:value="122.807984547915" calcext:value-type="float">
            <text:p>122.807984547915</text:p>
          </table:table-cell>
          <table:table-cell office:value-type="float" office:value="123.07967337581" calcext:value-type="float">
            <text:p>123.07967337581</text:p>
          </table:table-cell>
          <table:table-cell table:number-columns-repeated="3" table:style-name="ce133" office:value-type="string" calcext:value-type="string">
            <text:p>lower limit</text:p>
          </table:table-cell>
          <table:table-cell table:style-name="ce48" office:value-type="float" office:value="123.351362203704" calcext:value-type="float">
            <text:p>123.351362203704</text:p>
          </table:table-cell>
          <table:table-cell table:style-name="ce48" office:value-type="float" office:value="122.807984547915" calcext:value-type="float">
            <text:p>122.807984547915</text:p>
          </table:table-cell>
          <table:table-cell office:value-type="float" office:value="123.07967337581" calcext:value-type="float">
            <text:p>123.07967337581</text:p>
          </table:table-cell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office:value-type="float" office:value="123.481432075883" calcext:value-type="float">
            <text:p>123.481432075883</text:p>
          </table:table-cell>
          <table:table-cell table:style-name="ce50" office:value-type="float" office:value="122.917449684428" calcext:value-type="float">
            <text:p>122.917449684428</text:p>
          </table:table-cell>
          <table:table-cell table:style-name="ce50" office:value-type="float" office:value="123.199440880156" calcext:value-type="float">
            <text:p>123.199440880156</text:p>
          </table:table-cell>
          <table:table-cell table:style-name="ce50" table:formula="of:=AVERAGE([.I13];[.I14];[.I16];[.I17])" office:value-type="float" office:value="123.0239123105" calcext:value-type="float">
            <text:p>123.0239123105</text:p>
          </table:table-cell>
          <table:table-cell table:number-columns-repeated="14"/>
          <table:table-cell table:style-name="ce8" office:value-type="float" office:value="123.351362203705" calcext:value-type="float">
            <text:p>123.351362203705</text:p>
          </table:table-cell>
          <table:table-cell table:style-name="ce8" office:value-type="float" office:value="122.807984547915" calcext:value-type="float">
            <text:p>122.807984547915</text:p>
          </table:table-cell>
          <table:table-cell table:style-name="ce8" office:value-type="float" office:value="123.07967337581" calcext:value-type="float">
            <text:p>123.07967337581</text:p>
          </table:table-cell>
          <table:table-cell table:style-name="ce8" office:value-type="float" office:value="123.023912311" calcext:value-type="float">
            <text:p>123.023912311</text:p>
          </table:table-cell>
          <table:table-cell/>
          <table:table-cell table:formula="of:=[.X18]-[.$X$20]" office:value-type="float" office:value="0.303990679283999" calcext:value-type="float">
            <text:p>0.303990679283999</text:p>
          </table:table-cell>
          <table:table-cell table:formula="of:=[.Y18]-[.$Y$20]" office:value-type="float" office:value="0.213670341248005" calcext:value-type="float">
            <text:p>0.213670341248005</text:p>
          </table:table-cell>
          <table:table-cell table:style-name="ce8" table:formula="of:=[.Z18]-[.$Z$20]" office:value-type="float" office:value="0.258830510265994" calcext:value-type="float">
            <text:p>0.258830510265994</text:p>
          </table:table-cell>
          <table:table-cell office:value-type="float" office:value="123.262244400653" calcext:value-type="float">
            <text:p>123.262244400653</text:p>
          </table:table-cell>
          <table:table-cell office:value-type="float" office:value="123.292265049508" calcext:value-type="float">
            <text:p>123.292265049508</text:p>
          </table:table-cell>
          <table:table-cell office:value-type="float" office:value="123.27725472508" calcext:value-type="float">
            <text:p>123.27725472508</text:p>
          </table:table-cell>
          <table:table-cell table:style-name="ce48" office:value-type="float" office:value="123.351362203704" calcext:value-type="float">
            <text:p>123.351362203704</text:p>
          </table:table-cell>
          <table:table-cell table:style-name="ce48" office:value-type="float" office:value="122.807984547915" calcext:value-type="float">
            <text:p>122.807984547915</text:p>
          </table:table-cell>
          <table:table-cell table:style-name="ce48" office:value-type="float" office:value="123.07967337581" calcext:value-type="float">
            <text:p>123.07967337581</text:p>
          </table:table-cell>
          <table:table-cell table:style-name="ce48" office:value-type="float" office:value="123.262244400653" calcext:value-type="float">
            <text:p>123.262244400653</text:p>
          </table:table-cell>
          <table:table-cell table:style-name="ce48" office:value-type="float" office:value="123.292265049508" calcext:value-type="float">
            <text:p>123.292265049508</text:p>
          </table:table-cell>
          <table:table-cell office:value-type="float" office:value="123.27725472508" calcext:value-type="float">
            <text:p>123.27725472508</text:p>
          </table:table-cell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4"/>
          <table:table-cell table:style-name="ce8" office:value-type="float" office:value="123.262244400652" calcext:value-type="float">
            <text:p>123.262244400652</text:p>
          </table:table-cell>
          <table:table-cell table:style-name="ce8" office:value-type="float" office:value="123.292265049508" calcext:value-type="float">
            <text:p>123.292265049508</text:p>
          </table:table-cell>
          <table:table-cell table:style-name="ce8" office:value-type="float" office:value="123.27725472508" calcext:value-type="float">
            <text:p>123.27725472508</text:p>
          </table:table-cell>
          <table:table-cell table:style-name="ce8" office:value-type="float" office:value="123.02391231" calcext:value-type="float">
            <text:p>123.02391231</text:p>
          </table:table-cell>
          <table:table-cell/>
          <table:table-cell table:formula="of:=[.X19]-[.$X$20]" office:value-type="float" office:value="0.214872876230999" calcext:value-type="float">
            <text:p>0.214872876230999</text:p>
          </table:table-cell>
          <table:table-cell table:formula="of:=[.Y19]-[.$Y$20]" office:value-type="float" office:value="0.69795084284101" calcext:value-type="float">
            <text:p>0.69795084284101</text:p>
          </table:table-cell>
          <table:table-cell table:style-name="ce8" table:formula="of:=[.Z19]-[.$Z$20]" office:value-type="float" office:value="0.456411859536004" calcext:value-type="float">
            <text:p>0.456411859536004</text:p>
          </table:table-cell>
          <table:table-cell table:number-columns-repeated="3"/>
          <table:table-cell table:style-name="ce48" office:value-type="float" office:value="123.262244400653" calcext:value-type="float">
            <text:p>123.262244400653</text:p>
          </table:table-cell>
          <table:table-cell table:style-name="ce48" office:value-type="float" office:value="123.292265049508" calcext:value-type="float">
            <text:p>123.292265049508</text:p>
          </table:table-cell>
          <table:table-cell table:style-name="ce48" office:value-type="float" office:value="123.27725472508" calcext:value-type="float">
            <text:p>123.27725472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4"/>
          <table:table-cell table:style-name="ce8" table:number-columns-repeated="4"/>
          <table:table-cell table:number-columns-repeated="14"/>
          <table:table-cell table:style-name="ce50" table:formula="of:=AVERAGE([.X16:.X19])" office:value-type="float" office:value="123.047371524421" calcext:value-type="float">
            <text:p>123.047371524421</text:p>
          </table:table-cell>
          <table:table-cell table:style-name="ce50" table:formula="of:=AVERAGE([.Y16:.Y19])" office:value-type="float" office:value="122.594314206667" calcext:value-type="float">
            <text:p>122.594314206667</text:p>
          </table:table-cell>
          <table:table-cell table:style-name="ce50" table:formula="of:=AVERAGE([.Z16:.Z19])" office:value-type="float" office:value="122.820842865544" calcext:value-type="float">
            <text:p>122.820842865544</text:p>
          </table:table-cell>
          <table:table-cell table:style-name="ce50" table:formula="of:=AVERAGE([.AA16:.AA19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44.144876279055" calcext:value-type="float">
            <text:p>-244.144876279055</text:p>
          </table:table-cell>
          <table:table-cell office:value-type="float" office:value="-244.436731078905" calcext:value-type="float">
            <text:p>-244.436731078905</text:p>
          </table:table-cell>
          <table:table-cell table:formula="of:=([.B21]+[.C21])/2" office:value-type="float" office:value="-244.29080367898" calcext:value-type="float">
            <text:p>-244.29080367898</text:p>
          </table:table-cell>
          <table:table-cell office:value-type="float" office:value="-246.047824621" calcext:value-type="float">
            <text:p>-246.047824621</text:p>
          </table:table-cell>
          <table:table-cell table:style-name="ce8" table:formula="of:=[.B22]-[.B21]" office:value-type="float" office:value="121.356751104721" calcext:value-type="float">
            <text:p>121.356751104721</text:p>
          </table:table-cell>
          <table:table-cell table:style-name="ce8" table:formula="of:=[.C22]-[.C21]" office:value-type="float" office:value="121.634291465378" calcext:value-type="float">
            <text:p>121.634291465378</text:p>
          </table:table-cell>
          <table:table-cell table:style-name="ce8" table:formula="of:=[.D22]-[.D21]" office:value-type="float" office:value="121.49552128505" calcext:value-type="float">
            <text:p>121.49552128505</text:p>
          </table:table-cell>
          <table:table-cell table:style-name="ce8" table:formula="of:=[.E22]-[.E21]" office:value-type="float" office:value="123.02391231" calcext:value-type="float">
            <text:p>123.02391231</text:p>
          </table:table-cell>
          <table:table-cell table:style-name="ce8" table:formula="of:=[.F21]-[.$F$26]" office:value-type="float" office:value="-1.01716390576098" calcext:value-type="float">
            <text:p>-1.01716390576098</text:p>
          </table:table-cell>
          <table:table-cell table:style-name="ce8" table:formula="of:=[.G21]-[.$G$26]" office:value-type="float" office:value="-1.47690821256099" calcext:value-type="float">
            <text:p>-1.47690821256099</text:p>
          </table:table-cell>
          <table:table-cell table:style-name="ce8" table:formula="of:=[.H21]-[.$H$26]" office:value-type="float" office:value="-1.24703605916049" calcext:value-type="float">
            <text:p>-1.24703605916049</text:p>
          </table:table-cell>
          <table:table-cell table:style-name="ce8" table:formula="of:=[.I21]-[.$I$26]" office:value-type="float" office:value="-0.000000000500023134009098" calcext:value-type="float">
            <text:p>-5.00023134009098E-10</text:p>
          </table:table-cell>
          <table:table-cell table:formula="of:=[.I21]+[.J21]" office:value-type="float" office:value="122.006748404239" calcext:value-type="float">
            <text:p>122.006748404239</text:p>
          </table:table-cell>
          <table:table-cell table:formula="of:=[.I21]+[.K21]" office:value-type="float" office:value="121.547004097439" calcext:value-type="float">
            <text:p>121.547004097439</text:p>
          </table:table-cell>
          <table:table-cell table:formula="of:=[.I21]+[.L21]" office:value-type="float" office:value="121.77687625084" calcext:value-type="float">
            <text:p>121.77687625084</text:p>
          </table:table-cell>
          <table:table-cell table:formula="of:=[.I21]+[.M21]" office:value-type="float" office:value="123.0239123095" calcext:value-type="float">
            <text:p>123.0239123095</text:p>
          </table:table-cell>
          <table:table-cell/>
          <table:table-cell table:formula="of:=[.S22]-[.N21]" office:value-type="float" office:value="-245.444870879091" calcext:value-type="float">
            <text:p>-245.444870879091</text:p>
          </table:table-cell>
          <table:table-cell table:formula="of:=[.T22]-[.O21]" office:value-type="float" office:value="-244.262156344027" calcext:value-type="float">
            <text:p>-244.262156344027</text:p>
          </table:table-cell>
          <table:table-cell table:formula="of:=[.U22]-[.P21]" office:value-type="float" office:value="-244.85351361156" calcext:value-type="float">
            <text:p>-244.85351361156</text:p>
          </table:table-cell>
          <table:table-cell table:formula="of:=[.V22]-[.Q21]" office:value-type="float" office:value="-246.047824621" calcext:value-type="float">
            <text:p>-246.047824621</text:p>
          </table:table-cell>
          <table:table-cell table:number-columns-repeated="5"/>
          <table:table-cell office:value-type="string" calcext:value-type="string">
            <text:p>st. dev. 1</text:p>
          </table:table-cell>
          <table:table-cell table:number-columns-repeated="3"/>
          <table:table-cell table:formula="of:=STDEV([.AF16:.AF18])" office:value-type="float" office:value="0.305730472020895" calcext:value-type="float">
            <text:p>0.305730472020895</text:p>
          </table:table-cell>
          <table:table-cell table:formula="of:=STDEV([.AG16:.AG18])" office:value-type="float" office:value="0.33382624059004" calcext:value-type="float">
            <text:p>0.33382624059004</text:p>
          </table:table-cell>
          <table:table-cell table:formula="of:=STDEV([.AH16:.AH18])" office:value-type="float" office:value="0.10526005675929" calcext:value-type="float">
            <text:p>0.10526005675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2.788125174334" calcext:value-type="float">
            <text:p>-122.788125174334</text:p>
          </table:table-cell>
          <table:table-cell office:value-type="float" office:value="-122.802439613527" calcext:value-type="float">
            <text:p>-122.802439613527</text:p>
          </table:table-cell>
          <table:table-cell table:formula="of:=([.B22]+[.C22])/2" office:value-type="float" office:value="-122.795282393931" calcext:value-type="float">
            <text:p>-122.795282393931</text:p>
          </table:table-cell>
          <table:table-cell office:value-type="float" office:value="-123.023912311" calcext:value-type="float">
            <text:p>-123.023912311</text:p>
          </table:table-cell>
          <table:table-cell table:style-name="ce8" table:formula="of:=[.B23]-[.B22]" office:value-type="float" office:value="122.183368929445" calcext:value-type="float">
            <text:p>122.183368929445</text:p>
          </table:table-cell>
          <table:table-cell table:style-name="ce8" table:formula="of:=[.C23]-[.C22]" office:value-type="float" office:value="122.636513687601" calcext:value-type="float">
            <text:p>122.636513687601</text:p>
          </table:table-cell>
          <table:table-cell table:style-name="ce8" table:formula="of:=[.D23]-[.D22]" office:value-type="float" office:value="122.409941308523" calcext:value-type="float">
            <text:p>122.409941308523</text:p>
          </table:table-cell>
          <table:table-cell table:style-name="ce8" table:formula="of:=[.E23]-[.E22]" office:value-type="float" office:value="123.023912311" calcext:value-type="float">
            <text:p>123.023912311</text:p>
          </table:table-cell>
          <table:table-cell table:formula="of:=[.F22]-[.$F$26]" office:value-type="float" office:value="-0.190546081036999" calcext:value-type="float">
            <text:p>-0.190546081036999</text:p>
          </table:table-cell>
          <table:table-cell table:formula="of:=[.G22]-[.$G$26]" office:value-type="float" office:value="-0.474685990338003" calcext:value-type="float">
            <text:p>-0.474685990338003</text:p>
          </table:table-cell>
          <table:table-cell table:formula="of:=[.H22]-[.$H$26]" office:value-type="float" office:value="-0.332616035686996" calcext:value-type="float">
            <text:p>-0.332616035686996</text:p>
          </table:table-cell>
          <table:table-cell table:formula="of:=[.I22]-[.$I$26]" office:value-type="float" office:value="0.000000000500008923154383" calcext:value-type="float">
            <text:p>5.00008923154383E-10</text:p>
          </table:table-cell>
          <table:table-cell table:formula="of:=[.I22]+[.J22]" office:value-type="float" office:value="122.833366229963" calcext:value-type="float">
            <text:p>122.833366229963</text:p>
          </table:table-cell>
          <table:table-cell table:formula="of:=[.I22]+[.K22]" office:value-type="float" office:value="122.549226320662" calcext:value-type="float">
            <text:p>122.549226320662</text:p>
          </table:table-cell>
          <table:table-cell table:formula="of:=[.I22]+[.L22]" office:value-type="float" office:value="122.691296275313" calcext:value-type="float">
            <text:p>122.691296275313</text:p>
          </table:table-cell>
          <table:table-cell table:formula="of:=[.I22]+[.M22]" office:value-type="float" office:value="123.0239123115" calcext:value-type="float">
            <text:p>123.0239123115</text:p>
          </table:table-cell>
          <table:table-cell/>
          <table:table-cell table:formula="of:=[.S23]-[.N22]" office:value-type="float" office:value="-123.438122474852" calcext:value-type="float">
            <text:p>-123.438122474852</text:p>
          </table:table-cell>
          <table:table-cell table:formula="of:=[.T23]-[.O22]" office:value-type="float" office:value="-122.715152246588" calcext:value-type="float">
            <text:p>-122.715152246588</text:p>
          </table:table-cell>
          <table:table-cell table:formula="of:=[.U23]-[.P22]" office:value-type="float" office:value="-123.07663736072" calcext:value-type="float">
            <text:p>-123.07663736072</text:p>
          </table:table-cell>
          <table:table-cell table:formula="of:=[.V23]-[.Q22]" office:value-type="float" office:value="-123.0239123115" calcext:value-type="float">
            <text:p>-123.0239123115</text:p>
          </table:table-cell>
          <table:table-cell table:number-columns-repeated="5"/>
          <table:table-cell office:value-type="string" calcext:value-type="string">
            <text:p>Mean 1</text:p>
          </table:table-cell>
          <table:table-cell table:number-columns-repeated="3"/>
          <table:table-cell table:formula="of:=AVERAGE([.AF16:.AF18])" office:value-type="float" office:value="123.481432075883" calcext:value-type="float">
            <text:p>123.481432075883</text:p>
          </table:table-cell>
          <table:table-cell table:formula="of:=AVERAGE([.AG16:.AG18])" office:value-type="float" office:value="122.917449684428" calcext:value-type="float">
            <text:p>122.917449684428</text:p>
          </table:table-cell>
          <table:table-cell table:formula="of:=AVERAGE([.AH16:.AH18])" office:value-type="float" office:value="123.199440880156" calcext:value-type="float">
            <text:p>123.199440880156</text:p>
          </table:table-cell>
          <table:table-cell/>
          <table:table-cell office:value-type="string" calcext:value-type="string">
            <text:p>Mean 2 </text:p>
          </table:table-cell>
          <table:table-cell/>
          <table:table-cell table:style-name="ce50" table:formula="of:=AVERAGE([.AL16:.AL18])" office:value-type="float" office:value="123.481432075883" calcext:value-type="float">
            <text:p>123.481432075883</text:p>
          </table:table-cell>
          <table:table-cell table:style-name="ce50" table:formula="of:=AVERAGE([.AM16:.AM18])" office:value-type="float" office:value="122.917449684428" calcext:value-type="float">
            <text:p>122.917449684428</text:p>
          </table:table-cell>
          <table:table-cell table:style-name="ce50" table:formula="of:=AVERAGE([.AN16:.AN18])" office:value-type="float" office:value="123.199440880156" calcext:value-type="float">
            <text:p>123.199440880156</text:p>
          </table:table-cell>
        </table:table-row>
        <table:table-row table:style-name="ro1">
          <table:table-cell/>
          <table:table-cell office:value-type="float" office:value="-0.60475624488889" calcext:value-type="float">
            <text:p>-0.60475624488889</text:p>
          </table:table-cell>
          <table:table-cell office:value-type="float" office:value="-0.165925925925861" calcext:value-type="float">
            <text:p>-0.165925925925861</text:p>
          </table:table-cell>
          <table:table-cell table:formula="of:=([.B23]+[.C23])/2" office:value-type="float" office:value="-0.385341085407375" calcext:value-type="float">
            <text:p>-0.385341085407375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table:formula="of:=[.B23]" office:value-type="float" office:value="-0.60475624488889" calcext:value-type="float">
            <text:p>-0.60475624488889</text:p>
          </table:table-cell>
          <table:table-cell table:formula="of:=[.C23]" office:value-type="float" office:value="-0.165925925925861" calcext:value-type="float">
            <text:p>-0.165925925925861</text:p>
          </table:table-cell>
          <table:table-cell table:formula="of:=[.D23]" office:value-type="float" office:value="-0.385341085407375" calcext:value-type="float">
            <text:p>-0.385341085407375</text:p>
          </table:table-cell>
          <table:table-cell table:formula="of:=[.E2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up limit</text:p>
          </table:table-cell>
          <table:table-cell table:number-columns-repeated="3"/>
          <table:table-cell table:formula="of:=[.AF22]+3*[.AF21]" office:value-type="float" office:value="124.398623491946" calcext:value-type="float">
            <text:p>124.398623491946</text:p>
          </table:table-cell>
          <table:table-cell table:formula="of:=[.AG22]+3*[.AG21]" office:value-type="float" office:value="123.918928406198" calcext:value-type="float">
            <text:p>123.918928406198</text:p>
          </table:table-cell>
          <table:table-cell table:formula="of:=[.AH22]+3*[.AH21]" office:value-type="float" office:value="123.515221050434" calcext:value-type="float">
            <text:p>123.515221050434</text:p>
          </table:table-cell>
          <table:table-cell/>
          <table:table-cell office:value-type="string" calcext:value-type="string">
            <text:p>std. dv. 2</text:p>
          </table:table-cell>
          <table:table-cell/>
          <table:table-cell table:style-name="ce50" table:formula="of:=STDEV([.AL16:.AL18])" office:value-type="float" office:value="0.305730472020895" calcext:value-type="float">
            <text:p>0.305730472020895</text:p>
          </table:table-cell>
          <table:table-cell table:style-name="ce50" table:formula="of:=STDEV([.AM16:.AM18])" office:value-type="float" office:value="0.33382624059004" calcext:value-type="float">
            <text:p>0.33382624059004</text:p>
          </table:table-cell>
          <table:table-cell table:style-name="ce50" table:formula="of:=STDEV([.AN16:.AN18])" office:value-type="float" office:value="0.10526005675929" calcext:value-type="float">
            <text:p>0.10526005675929</text:p>
          </table:table-cell>
        </table:table-row>
        <table:table-row table:style-name="ro1">
          <table:table-cell/>
          <table:table-cell office:value-type="float" office:value="121.6598649985" calcext:value-type="float">
            <text:p>121.6598649985</text:p>
          </table:table-cell>
          <table:table-cell office:value-type="float" office:value="123.254386541954" calcext:value-type="float">
            <text:p>123.254386541954</text:p>
          </table:table-cell>
          <table:table-cell table:formula="of:=([.B24]+[.C24])/2" office:value-type="float" office:value="122.457125770227" calcext:value-type="float">
            <text:p>122.457125770227</text:p>
          </table:table-cell>
          <table:table-cell office:value-type="float" office:value="123.023912311" calcext:value-type="float">
            <text:p>123.023912311</text:p>
          </table:table-cell>
          <table:table-cell table:style-name="ce8" table:formula="of:=[.B24]-[.B23]" office:value-type="float" office:value="122.264621243389" calcext:value-type="float">
            <text:p>122.264621243389</text:p>
          </table:table-cell>
          <table:table-cell table:style-name="ce8" table:formula="of:=[.C24]-[.C23]" office:value-type="float" office:value="123.42031246788" calcext:value-type="float">
            <text:p>123.42031246788</text:p>
          </table:table-cell>
          <table:table-cell table:style-name="ce8" table:formula="of:=[.D24]-[.D23]" office:value-type="float" office:value="122.842466855634" calcext:value-type="float">
            <text:p>122.842466855634</text:p>
          </table:table-cell>
          <table:table-cell table:style-name="ce8" table:formula="of:=[.E24]-[.E23]" office:value-type="float" office:value="123.023912311" calcext:value-type="float">
            <text:p>123.023912311</text:p>
          </table:table-cell>
          <table:table-cell table:formula="of:=[.F24]-[.$F$26]" office:value-type="float" office:value="-0.109293767092993" calcext:value-type="float">
            <text:p>-0.109293767092993</text:p>
          </table:table-cell>
          <table:table-cell table:formula="of:=[.G24]-[.$G$26]" office:value-type="float" office:value="0.309112789940997" calcext:value-type="float">
            <text:p>0.309112789940997</text:p>
          </table:table-cell>
          <table:table-cell table:formula="of:=[.H24]-[.$H$26]" office:value-type="float" office:value="0.0999095114240021" calcext:value-type="float">
            <text:p>0.099909511424002</text:p>
          </table:table-cell>
          <table:table-cell table:formula="of:=[.I24]-[.$I$26]" office:value-type="float" office:value="0.000000000500008923154383" calcext:value-type="float">
            <text:p>5.00008923154383E-10</text:p>
          </table:table-cell>
          <table:table-cell table:formula="of:=[.I24]+[.J24]" office:value-type="float" office:value="122.914618543907" calcext:value-type="float">
            <text:p>122.914618543907</text:p>
          </table:table-cell>
          <table:table-cell table:formula="of:=[.I24]+[.K24]" office:value-type="float" office:value="123.333025100941" calcext:value-type="float">
            <text:p>123.333025100941</text:p>
          </table:table-cell>
          <table:table-cell table:formula="of:=[.I24]+[.L24]" office:value-type="float" office:value="123.123821822424" calcext:value-type="float">
            <text:p>123.123821822424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309862299018" calcext:value-type="float">
            <text:p>122.309862299018</text:p>
          </table:table-cell>
          <table:table-cell table:formula="of:=[.T23]+[.O24]" office:value-type="float" office:value="123.167099175015" calcext:value-type="float">
            <text:p>123.167099175015</text:p>
          </table:table-cell>
          <table:table-cell table:formula="of:=[.U23]+[.P24]" office:value-type="float" office:value="122.738480737017" calcext:value-type="float">
            <text:p>122.738480737017</text:p>
          </table:table-cell>
          <table:table-cell table:formula="of:=[.V23]+[.Q24]" office:value-type="float" office:value="123.0239123115" calcext:value-type="float">
            <text:p>123.0239123115</text:p>
          </table:table-cell>
          <table:table-cell table:number-columns-repeated="5"/>
          <table:table-cell office:value-type="string" calcext:value-type="string">
            <text:p>down limit</text:p>
          </table:table-cell>
          <table:table-cell table:number-columns-repeated="3"/>
          <table:table-cell table:formula="of:=[.AF22]-3*[.AF21]" office:value-type="float" office:value="122.564240659821" calcext:value-type="float">
            <text:p>122.564240659821</text:p>
          </table:table-cell>
          <table:table-cell table:formula="of:=[.AG22]-3*[.AG21]" office:value-type="float" office:value="121.915970962658" calcext:value-type="float">
            <text:p>121.915970962658</text:p>
          </table:table-cell>
          <table:table-cell table:formula="of:=[.AH22]-3*[.AH21]" office:value-type="float" office:value="122.883660709878" calcext:value-type="float">
            <text:p>122.883660709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4.333619857111" calcext:value-type="float">
            <text:p>244.333619857111</text:p>
          </table:table-cell>
          <table:table-cell office:value-type="float" office:value="246.53115942029" calcext:value-type="float">
            <text:p>246.53115942029</text:p>
          </table:table-cell>
          <table:table-cell table:formula="of:=([.B25]+[.C25])/2" office:value-type="float" office:value="245.4323896387" calcext:value-type="float">
            <text:p>245.4323896387</text:p>
          </table:table-cell>
          <table:table-cell office:value-type="float" office:value="246.047824621" calcext:value-type="float">
            <text:p>246.047824621</text:p>
          </table:table-cell>
          <table:table-cell table:style-name="ce8" table:formula="of:=[.B25]-[.B24]" office:value-type="float" office:value="122.673754858611" calcext:value-type="float">
            <text:p>122.673754858611</text:p>
          </table:table-cell>
          <table:table-cell table:style-name="ce8" table:formula="of:=[.C25]-[.C24]" office:value-type="float" office:value="123.276772878336" calcext:value-type="float">
            <text:p>123.276772878336</text:p>
          </table:table-cell>
          <table:table-cell table:style-name="ce8" table:formula="of:=[.D25]-[.D24]" office:value-type="float" office:value="122.975263868473" calcext:value-type="float">
            <text:p>122.975263868473</text:p>
          </table:table-cell>
          <table:table-cell table:style-name="ce8" table:formula="of:=[.E25]-[.E24]" office:value-type="float" office:value="123.02391231" calcext:value-type="float">
            <text:p>123.02391231</text:p>
          </table:table-cell>
          <table:table-cell table:formula="of:=[.F25]-[.$F$26]" office:value-type="float" office:value="0.299839848129011" calcext:value-type="float">
            <text:p>0.299839848129011</text:p>
          </table:table-cell>
          <table:table-cell table:formula="of:=[.G25]-[.$G$26]" office:value-type="float" office:value="0.165573200397006" calcext:value-type="float">
            <text:p>0.165573200397006</text:p>
          </table:table-cell>
          <table:table-cell table:formula="of:=[.H25]-[.$H$26]" office:value-type="float" office:value="0.232706524262994" calcext:value-type="float">
            <text:p>0.232706524262994</text:p>
          </table:table-cell>
          <table:table-cell table:formula="of:=[.I25]-[.$I$26]" office:value-type="float" office:value="-0.000000000499994712299667" calcext:value-type="float">
            <text:p>-4.99994712299667E-10</text:p>
          </table:table-cell>
          <table:table-cell table:formula="of:=[.I25]+[.J25]" office:value-type="float" office:value="123.323752158129" calcext:value-type="float">
            <text:p>123.323752158129</text:p>
          </table:table-cell>
          <table:table-cell table:formula="of:=[.I25]+[.K25]" office:value-type="float" office:value="123.189485510397" calcext:value-type="float">
            <text:p>123.189485510397</text:p>
          </table:table-cell>
          <table:table-cell table:formula="of:=[.I25]+[.L25]" office:value-type="float" office:value="123.256618834263" calcext:value-type="float">
            <text:p>123.256618834263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5.633614457147" calcext:value-type="float">
            <text:p>245.633614457147</text:p>
          </table:table-cell>
          <table:table-cell table:formula="of:=[.T24]+[.O25]" office:value-type="float" office:value="246.356584685412" calcext:value-type="float">
            <text:p>246.356584685412</text:p>
          </table:table-cell>
          <table:table-cell table:formula="of:=[.U24]+[.P25]" office:value-type="float" office:value="245.99509957128" calcext:value-type="float">
            <text:p>245.99509957128</text:p>
          </table:table-cell>
          <table:table-cell table:formula="of:=[.V24]+[.Q25]" office:value-type="float" office:value="246.047824621" calcext:value-type="float">
            <text:p>246.047824621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4"/>
          <table:table-cell table:style-name="ce50" office:value-type="float" office:value="122.373915010482" calcext:value-type="float">
            <text:p>122.373915010482</text:p>
          </table:table-cell>
          <table:table-cell table:style-name="ce50" office:value-type="float" office:value="123.111199677939" calcext:value-type="float">
            <text:p>123.111199677939</text:p>
          </table:table-cell>
          <table:table-cell table:style-name="ce50" office:value-type="float" office:value="122.74255734421" calcext:value-type="float">
            <text:p>122.74255734421</text:p>
          </table:table-cell>
          <table:table-cell table:style-name="ce50" table:formula="of:=AVERAGE([.I21];[.I22];[.I24];[.I25])" office:value-type="float" office:value="123.0239123105" calcext:value-type="float">
            <text:p>123.0239123105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4"/>
          <table:table-cell table:style-name="ce8" table:number-columns-repeated="4"/>
          <table:table-cell table:number-columns-repeated="13"/>
          <table:table-cell office:value-type="string" calcext:value-type="string">
            <text:p>B2Y</text:p>
          </table:table-cell>
          <table:table-cell office:value-type="float" office:value="121.356751104721" calcext:value-type="float">
            <text:p>121.356751104721</text:p>
          </table:table-cell>
          <table:table-cell office:value-type="float" office:value="121.634291465378" calcext:value-type="float">
            <text:p>121.634291465378</text:p>
          </table:table-cell>
          <table:table-cell office:value-type="float" office:value="121.49552128505" calcext:value-type="float">
            <text:p>121.49552128505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59" table:formula="of:=[.X28]-[.$X$32]" office:value-type="float" office:value="-0.762872929320494" calcext:value-type="float">
            <text:p>-0.762872929320494</text:p>
          </table:table-cell>
          <table:table-cell table:style-name="ce59" table:formula="of:=[.Y28]-[.$Y$32]" office:value-type="float" office:value="-1.10768115942074" calcext:value-type="float">
            <text:p>-1.10768115942074</text:p>
          </table:table-cell>
          <table:table-cell table:style-name="ce130" table:formula="of:=[.Z28]-[.$Z$32]" office:value-type="float" office:value="-0.935277044370622" calcext:value-type="float">
            <text:p>-0.935277044370622</text:p>
          </table:table-cell>
          <table:table-cell office:value-type="float" office:value="122.183368929445" calcext:value-type="float">
            <text:p>122.183368929445</text:p>
          </table:table-cell>
          <table:table-cell office:value-type="float" office:value="122.636513687601" calcext:value-type="float">
            <text:p>122.636513687601</text:p>
          </table:table-cell>
          <table:table-cell office:value-type="float" office:value="122.409941308523" calcext:value-type="float">
            <text:p>122.409941308523</text:p>
          </table:table-cell>
          <table:table-cell table:number-columns-repeated="3" table:style-name="ce133" office:value-type="string" calcext:value-type="string">
            <text:p>lower limit</text:p>
          </table:table-cell>
          <table:table-cell table:style-name="ce48" office:value-type="float" office:value="122.183368929445" calcext:value-type="float">
            <text:p>122.183368929445</text:p>
          </table:table-cell>
          <table:table-cell table:style-name="ce48" office:value-type="float" office:value="122.636513687601" calcext:value-type="float">
            <text:p>122.636513687601</text:p>
          </table:table-cell>
          <table:table-cell office:value-type="float" office:value="122.409941308523" calcext:value-type="float">
            <text:p>122.409941308523</text:p>
          </table:table-cell>
        </table:table-row>
        <table:table-row table:style-name="ro1">
          <table:table-cell/>
          <table:table-cell office:value-type="float" office:value="-245.761261191625" calcext:value-type="float">
            <text:p>-245.761261191625</text:p>
          </table:table-cell>
          <table:table-cell office:value-type="float" office:value="-248.048663446055" calcext:value-type="float">
            <text:p>-248.048663446055</text:p>
          </table:table-cell>
          <table:table-cell table:formula="of:=([.B29]+[.C29])/2" office:value-type="float" office:value="-246.90496231884" calcext:value-type="float">
            <text:p>-246.90496231884</text:p>
          </table:table-cell>
          <table:table-cell office:value-type="float" office:value="-246.047824621" calcext:value-type="float">
            <text:p>-246.047824621</text:p>
          </table:table-cell>
          <table:table-cell table:style-name="ce8" table:formula="of:=[.B30]-[.B29]" office:value-type="float" office:value="121.810940803125" calcext:value-type="float">
            <text:p>121.810940803125</text:p>
          </table:table-cell>
          <table:table-cell table:style-name="ce8" table:formula="of:=[.C30]-[.C29]" office:value-type="float" office:value="120.619178743961" calcext:value-type="float">
            <text:p>120.619178743961</text:p>
          </table:table-cell>
          <table:table-cell table:style-name="ce8" table:formula="of:=[.D30]-[.D29]" office:value-type="float" office:value="121.215059773543" calcext:value-type="float">
            <text:p>121.215059773543</text:p>
          </table:table-cell>
          <table:table-cell table:style-name="ce8" table:formula="of:=[.E30]-[.E29]" office:value-type="float" office:value="123.02391231" calcext:value-type="float">
            <text:p>123.02391231</text:p>
          </table:table-cell>
          <table:table-cell table:style-name="ce8" table:formula="of:=[.F29]-[.$F$34]" office:value-type="float" office:value="-0.396132357530988" calcext:value-type="float">
            <text:p>-0.396132357530988</text:p>
          </table:table-cell>
          <table:table-cell table:style-name="ce8" table:formula="of:=[.G29]-[.$G$34]" office:value-type="float" office:value="-0.708603791539005" calcext:value-type="float">
            <text:p>-0.708603791539005</text:p>
          </table:table-cell>
          <table:table-cell table:style-name="ce8" table:formula="of:=[.H29]-[.$H$34]" office:value-type="float" office:value="-0.552368074534996" calcext:value-type="float">
            <text:p>-0.552368074534996</text:p>
          </table:table-cell>
          <table:table-cell table:style-name="ce8" table:formula="of:=[.I29]-[.$I$34]" office:value-type="float" office:value="-0.000000000500023134009098" calcext:value-type="float">
            <text:p>-5.00023134009098E-10</text:p>
          </table:table-cell>
          <table:table-cell table:formula="of:=[.I29]+[.J29]" office:value-type="float" office:value="122.627779952469" calcext:value-type="float">
            <text:p>122.627779952469</text:p>
          </table:table-cell>
          <table:table-cell table:formula="of:=[.I29]+[.K29]" office:value-type="float" office:value="122.315308518461" calcext:value-type="float">
            <text:p>122.315308518461</text:p>
          </table:table-cell>
          <table:table-cell table:formula="of:=[.I29]+[.L29]" office:value-type="float" office:value="122.471544235465" calcext:value-type="float">
            <text:p>122.471544235465</text:p>
          </table:table-cell>
          <table:table-cell table:formula="of:=[.I29]+[.M29]" office:value-type="float" office:value="123.0239123095" calcext:value-type="float">
            <text:p>123.0239123095</text:p>
          </table:table-cell>
          <table:table-cell/>
          <table:table-cell table:formula="of:=[.S30]-[.N29]" office:value-type="float" office:value="-247.394939491313" calcext:value-type="float">
            <text:p>-247.394939491313</text:p>
          </table:table-cell>
          <table:table-cell table:formula="of:=[.T30]-[.O29]" office:value-type="float" office:value="-251.440922996055" calcext:value-type="float">
            <text:p>-251.440922996055</text:p>
          </table:table-cell>
          <table:table-cell table:formula="of:=[.U30]-[.P29]" office:value-type="float" office:value="-249.417931243684" calcext:value-type="float">
            <text:p>-249.417931243684</text:p>
          </table:table-cell>
          <table:table-cell table:formula="of:=[.V30]-[.Q29]" office:value-type="float" office:value="-246.047824621" calcext:value-type="float">
            <text:p>-246.047824621</text:p>
          </table:table-cell>
          <table:table-cell/>
          <table:table-cell office:value-type="float" office:value="122.183368929445" calcext:value-type="float">
            <text:p>122.183368929445</text:p>
          </table:table-cell>
          <table:table-cell office:value-type="float" office:value="122.636513687601" calcext:value-type="float">
            <text:p>122.636513687601</text:p>
          </table:table-cell>
          <table:table-cell office:value-type="float" office:value="122.409941308523" calcext:value-type="float">
            <text:p>122.409941308523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8" table:formula="of:=[.X29]-[.$X$32]" office:value-type="float" office:value="0.0637448954036017" calcext:value-type="float">
            <text:p>0.063744895403602</text:p>
          </table:table-cell>
          <table:table-cell table:style-name="ce8" table:formula="of:=[.Y29]-[.$Y$32]" office:value-type="float" office:value="-0.105458937197611" calcext:value-type="float">
            <text:p>-0.105458937197611</text:p>
          </table:table-cell>
          <table:table-cell table:style-name="ce8" table:formula="of:=[.Z29]-[.$Z$32]" office:value-type="float" office:value="-0.0208570208969974" calcext:value-type="float">
            <text:p>-0.020857020896997</text:p>
          </table:table-cell>
          <table:table-cell office:value-type="float" office:value="122.264621243389" calcext:value-type="float">
            <text:p>122.264621243389</text:p>
          </table:table-cell>
          <table:table-cell office:value-type="float" office:value="123.42031246788" calcext:value-type="float">
            <text:p>123.42031246788</text:p>
          </table:table-cell>
          <table:table-cell office:value-type="float" office:value="122.842466855634" calcext:value-type="float">
            <text:p>122.842466855634</text:p>
          </table:table-cell>
          <table:table-cell table:style-name="ce48" office:value-type="float" office:value="122.183368929445" calcext:value-type="float">
            <text:p>122.183368929445</text:p>
          </table:table-cell>
          <table:table-cell table:style-name="ce48" office:value-type="float" office:value="122.636513687601" calcext:value-type="float">
            <text:p>122.636513687601</text:p>
          </table:table-cell>
          <table:table-cell table:style-name="ce48" office:value-type="float" office:value="122.409941308523" calcext:value-type="float">
            <text:p>122.409941308523</text:p>
          </table:table-cell>
          <table:table-cell table:style-name="ce48" office:value-type="float" office:value="122.264621243389" calcext:value-type="float">
            <text:p>122.264621243389</text:p>
          </table:table-cell>
          <table:table-cell table:style-name="ce48" office:value-type="float" office:value="123.42031246788" calcext:value-type="float">
            <text:p>123.42031246788</text:p>
          </table:table-cell>
          <table:table-cell office:value-type="float" office:value="122.842466855634" calcext:value-type="float">
            <text:p>122.842466855634</text:p>
          </table:table-cell>
        </table:table-row>
        <table:table-row table:style-name="ro1">
          <table:table-cell/>
          <table:table-cell office:value-type="float" office:value="-123.9503203885" calcext:value-type="float">
            <text:p>-123.9503203885</text:p>
          </table:table-cell>
          <table:table-cell office:value-type="float" office:value="-127.429484702094" calcext:value-type="float">
            <text:p>-127.429484702094</text:p>
          </table:table-cell>
          <table:table-cell table:formula="of:=([.B30]+[.C30])/2" office:value-type="float" office:value="-125.689902545297" calcext:value-type="float">
            <text:p>-125.689902545297</text:p>
          </table:table-cell>
          <table:table-cell office:value-type="float" office:value="-123.023912311" calcext:value-type="float">
            <text:p>-123.023912311</text:p>
          </table:table-cell>
          <table:table-cell table:style-name="ce8" table:formula="of:=[.B31]-[.B30]" office:value-type="float" office:value="122.839578059344" calcext:value-type="float">
            <text:p>122.839578059344</text:p>
          </table:table-cell>
          <table:table-cell table:style-name="ce8" table:formula="of:=[.C31]-[.C30]" office:value-type="float" office:value="121.95694847021" calcext:value-type="float">
            <text:p>121.95694847021</text:p>
          </table:table-cell>
          <table:table-cell table:style-name="ce8" table:formula="of:=[.D31]-[.D30]" office:value-type="float" office:value="122.398263264777" calcext:value-type="float">
            <text:p>122.398263264777</text:p>
          </table:table-cell>
          <table:table-cell table:style-name="ce8" table:formula="of:=[.E31]-[.E30]" office:value-type="float" office:value="123.023912311" calcext:value-type="float">
            <text:p>123.023912311</text:p>
          </table:table-cell>
          <table:table-cell table:formula="of:=[.F30]-[.$F$34]" office:value-type="float" office:value="0.632504898688012" calcext:value-type="float">
            <text:p>0.632504898688012</text:p>
          </table:table-cell>
          <table:table-cell table:formula="of:=[.G30]-[.$G$34]" office:value-type="float" office:value="0.629165934709988" calcext:value-type="float">
            <text:p>0.629165934709988</text:p>
          </table:table-cell>
          <table:table-cell table:formula="of:=[.H30]-[.$H$34]" office:value-type="float" office:value="0.630835416699" calcext:value-type="float">
            <text:p>0.630835416699</text:p>
          </table:table-cell>
          <table:table-cell table:formula="of:=[.I30]-[.$I$34]" office:value-type="float" office:value="0.000000000500008923154383" calcext:value-type="float">
            <text:p>5.00008923154383E-10</text:p>
          </table:table-cell>
          <table:table-cell table:formula="of:=[.I30]+[.J30]" office:value-type="float" office:value="123.656417209688" calcext:value-type="float">
            <text:p>123.656417209688</text:p>
          </table:table-cell>
          <table:table-cell table:formula="of:=[.I30]+[.K30]" office:value-type="float" office:value="123.65307824571" calcext:value-type="float">
            <text:p>123.65307824571</text:p>
          </table:table-cell>
          <table:table-cell table:formula="of:=[.I30]+[.L30]" office:value-type="float" office:value="123.654747727699" calcext:value-type="float">
            <text:p>123.654747727699</text:p>
          </table:table-cell>
          <table:table-cell table:formula="of:=[.I30]+[.M30]" office:value-type="float" office:value="123.0239123115" calcext:value-type="float">
            <text:p>123.0239123115</text:p>
          </table:table-cell>
          <table:table-cell/>
          <table:table-cell table:formula="of:=[.S31]-[.N30]" office:value-type="float" office:value="-124.767159538844" calcext:value-type="float">
            <text:p>-124.767159538844</text:p>
          </table:table-cell>
          <table:table-cell table:formula="of:=[.T31]-[.O30]" office:value-type="float" office:value="-129.125614477594" calcext:value-type="float">
            <text:p>-129.125614477594</text:p>
          </table:table-cell>
          <table:table-cell table:formula="of:=[.U31]-[.P30]" office:value-type="float" office:value="-126.946387008219" calcext:value-type="float">
            <text:p>-126.946387008219</text:p>
          </table:table-cell>
          <table:table-cell table:formula="of:=[.V31]-[.Q30]" office:value-type="float" office:value="-123.0239123115" calcext:value-type="float">
            <text:p>-123.0239123115</text:p>
          </table:table-cell>
          <table:table-cell/>
          <table:table-cell office:value-type="float" office:value="122.264621243389" calcext:value-type="float">
            <text:p>122.264621243389</text:p>
          </table:table-cell>
          <table:table-cell office:value-type="float" office:value="123.42031246788" calcext:value-type="float">
            <text:p>123.42031246788</text:p>
          </table:table-cell>
          <table:table-cell office:value-type="float" office:value="122.842466855634" calcext:value-type="float">
            <text:p>122.842466855634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30]-[.$X$32]" office:value-type="float" office:value="0.144997209346997" calcext:value-type="float">
            <text:p>0.144997209346997</text:p>
          </table:table-cell>
          <table:table-cell table:style-name="ce8" table:formula="of:=[.Y30]-[.$Y$32]" office:value-type="float" office:value="0.678339843081119" calcext:value-type="float">
            <text:p>0.678339843081119</text:p>
          </table:table-cell>
          <table:table-cell table:style-name="ce8" table:formula="of:=[.Z30]-[.$Z$32]" office:value-type="float" office:value="0.411668526214257" calcext:value-type="float">
            <text:p>0.411668526214257</text:p>
          </table:table-cell>
          <table:table-cell office:value-type="float" office:value="122.673754858611" calcext:value-type="float">
            <text:p>122.673754858611</text:p>
          </table:table-cell>
          <table:table-cell office:value-type="float" office:value="123.276772878336" calcext:value-type="float">
            <text:p>123.276772878336</text:p>
          </table:table-cell>
          <table:table-cell office:value-type="float" office:value="122.975263868474" calcext:value-type="float">
            <text:p>122.975263868474</text:p>
          </table:table-cell>
          <table:table-cell table:style-name="ce48" office:value-type="float" office:value="122.264621243389" calcext:value-type="float">
            <text:p>122.264621243389</text:p>
          </table:table-cell>
          <table:table-cell table:style-name="ce48" office:value-type="float" office:value="123.42031246788" calcext:value-type="float">
            <text:p>123.42031246788</text:p>
          </table:table-cell>
          <table:table-cell table:style-name="ce48" office:value-type="float" office:value="122.842466855634" calcext:value-type="float">
            <text:p>122.842466855634</text:p>
          </table:table-cell>
          <table:table-cell table:style-name="ce48" office:value-type="float" office:value="122.673754858611" calcext:value-type="float">
            <text:p>122.673754858611</text:p>
          </table:table-cell>
          <table:table-cell table:style-name="ce48" office:value-type="float" office:value="123.276772878336" calcext:value-type="float">
            <text:p>123.276772878336</text:p>
          </table:table-cell>
          <table:table-cell office:value-type="float" office:value="122.975263868474" calcext:value-type="float">
            <text:p>122.975263868474</text:p>
          </table:table-cell>
        </table:table-row>
        <table:table-row table:style-name="ro1">
          <table:table-cell/>
          <table:table-cell office:value-type="float" office:value="-1.11074232915555" calcext:value-type="float">
            <text:p>-1.11074232915555</text:p>
          </table:table-cell>
          <table:table-cell office:value-type="float" office:value="-5.47253623188404" calcext:value-type="float">
            <text:p>-5.47253623188404</text:p>
          </table:table-cell>
          <table:table-cell table:formula="of:=([.B31]+[.C31])/2" office:value-type="float" office:value="-3.29163928051979" calcext:value-type="float">
            <text:p>-3.29163928051979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table:formula="of:=[.B31]" office:value-type="float" office:value="-1.11074232915555" calcext:value-type="float">
            <text:p>-1.11074232915555</text:p>
          </table:table-cell>
          <table:table-cell table:formula="of:=[.C31]" office:value-type="float" office:value="-5.47253623188404" calcext:value-type="float">
            <text:p>-5.47253623188404</text:p>
          </table:table-cell>
          <table:table-cell table:formula="of:=[.D31]" office:value-type="float" office:value="-3.29163928051979" calcext:value-type="float">
            <text:p>-3.29163928051979</text:p>
          </table:table-cell>
          <table:table-cell table:formula="of:=[.E31]" office:value-type="float" office:value="0" calcext:value-type="float">
            <text:p>0</text:p>
          </table:table-cell>
          <table:table-cell/>
          <table:table-cell office:value-type="float" office:value="122.673754858611" calcext:value-type="float">
            <text:p>122.673754858611</text:p>
          </table:table-cell>
          <table:table-cell office:value-type="float" office:value="123.276772878336" calcext:value-type="float">
            <text:p>123.276772878336</text:p>
          </table:table-cell>
          <table:table-cell office:value-type="float" office:value="122.975263868473" calcext:value-type="float">
            <text:p>122.975263868473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31]-[.$X$32]" office:value-type="float" office:value="0.554130824569" calcext:value-type="float">
            <text:p>0.554130824569</text:p>
          </table:table-cell>
          <table:table-cell table:style-name="ce8" table:formula="of:=[.Y31]-[.$Y$32]" office:value-type="float" office:value="0.534800253537256" calcext:value-type="float">
            <text:p>0.534800253537256</text:p>
          </table:table-cell>
          <table:table-cell table:style-name="ce8" table:formula="of:=[.Z31]-[.$Z$32]" office:value-type="float" office:value="0.544465539053363" calcext:value-type="float">
            <text:p>0.544465539053363</text:p>
          </table:table-cell>
          <table:table-cell table:number-columns-repeated="3"/>
          <table:table-cell table:style-name="ce48" office:value-type="float" office:value="122.673754858611" calcext:value-type="float">
            <text:p>122.673754858611</text:p>
          </table:table-cell>
          <table:table-cell table:style-name="ce48" office:value-type="float" office:value="123.276772878336" calcext:value-type="float">
            <text:p>123.276772878336</text:p>
          </table:table-cell>
          <table:table-cell table:style-name="ce48" office:value-type="float" office:value="122.975263868474" calcext:value-type="float">
            <text:p>122.9752638684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.335098274333" calcext:value-type="float">
            <text:p>121.335098274333</text:p>
          </table:table-cell>
          <table:table-cell office:value-type="float" office:value="116.179496047431" calcext:value-type="float">
            <text:p>116.179496047431</text:p>
          </table:table-cell>
          <table:table-cell table:formula="of:=([.B32]+[.C32])/2" office:value-type="float" office:value="118.757297160882" calcext:value-type="float">
            <text:p>118.757297160882</text:p>
          </table:table-cell>
          <table:table-cell office:value-type="float" office:value="123.023912311" calcext:value-type="float">
            <text:p>123.023912311</text:p>
          </table:table-cell>
          <table:table-cell table:style-name="ce8" table:formula="of:=[.B32]-[.B31]" office:value-type="float" office:value="122.445840603489" calcext:value-type="float">
            <text:p>122.445840603489</text:p>
          </table:table-cell>
          <table:table-cell table:style-name="ce8" table:formula="of:=[.C32]-[.C31]" office:value-type="float" office:value="121.652032279315" calcext:value-type="float">
            <text:p>121.652032279315</text:p>
          </table:table-cell>
          <table:table-cell table:style-name="ce8" table:formula="of:=[.D32]-[.D31]" office:value-type="float" office:value="122.048936441402" calcext:value-type="float">
            <text:p>122.048936441402</text:p>
          </table:table-cell>
          <table:table-cell table:style-name="ce8" table:formula="of:=[.E32]-[.E31]" office:value-type="float" office:value="123.023912311" calcext:value-type="float">
            <text:p>123.023912311</text:p>
          </table:table-cell>
          <table:table-cell table:formula="of:=[.F32]-[.$F$34]" office:value-type="float" office:value="0.238767442833009" calcext:value-type="float">
            <text:p>0.238767442833009</text:p>
          </table:table-cell>
          <table:table-cell table:formula="of:=[.G32]-[.$G$34]" office:value-type="float" office:value="0.324249743814988" calcext:value-type="float">
            <text:p>0.324249743814988</text:p>
          </table:table-cell>
          <table:table-cell table:formula="of:=[.H32]-[.$H$34]" office:value-type="float" office:value="0.281508593324006" calcext:value-type="float">
            <text:p>0.281508593324006</text:p>
          </table:table-cell>
          <table:table-cell table:formula="of:=[.I32]-[.$I$34]" office:value-type="float" office:value="0.000000000500008923154383" calcext:value-type="float">
            <text:p>5.00008923154383E-10</text:p>
          </table:table-cell>
          <table:table-cell table:formula="of:=[.I32]+[.J32]" office:value-type="float" office:value="123.262679753833" calcext:value-type="float">
            <text:p>123.262679753833</text:p>
          </table:table-cell>
          <table:table-cell table:formula="of:=[.I32]+[.K32]" office:value-type="float" office:value="123.348162054815" calcext:value-type="float">
            <text:p>123.348162054815</text:p>
          </table:table-cell>
          <table:table-cell table:formula="of:=[.I32]+[.L32]" office:value-type="float" office:value="123.305420904324" calcext:value-type="float">
            <text:p>123.305420904324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2.151937424677" calcext:value-type="float">
            <text:p>122.151937424677</text:p>
          </table:table-cell>
          <table:table-cell table:formula="of:=[.T31]+[.O32]" office:value-type="float" office:value="117.875625822931" calcext:value-type="float">
            <text:p>117.875625822931</text:p>
          </table:table-cell>
          <table:table-cell table:formula="of:=[.U31]+[.P32]" office:value-type="float" office:value="120.013781623804" calcext:value-type="float">
            <text:p>120.013781623804</text:p>
          </table:table-cell>
          <table:table-cell table:formula="of:=[.V31]+[.Q32]" office:value-type="float" office:value="123.0239123115" calcext:value-type="float">
            <text:p>123.0239123115</text:p>
          </table:table-cell>
          <table:table-cell/>
          <table:table-cell table:style-name="ce50" table:formula="of:=AVERAGE([.X28:.X31])" office:value-type="float" office:value="122.119624034042" calcext:value-type="float">
            <text:p>122.119624034042</text:p>
          </table:table-cell>
          <table:table-cell table:style-name="ce50" table:formula="of:=AVERAGE([.Y28:.Y31])" office:value-type="float" office:value="122.741972624799" calcext:value-type="float">
            <text:p>122.741972624799</text:p>
          </table:table-cell>
          <table:table-cell table:style-name="ce50" table:formula="of:=AVERAGE([.Z28:.Z31])" office:value-type="float" office:value="122.43079832942" calcext:value-type="float">
            <text:p>122.43079832942</text:p>
          </table:table-cell>
          <table:table-cell table:style-name="ce50" table:formula="of:=AVERAGE([.AA28:.AA31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3.067031451" calcext:value-type="float">
            <text:p>243.067031451</text:p>
          </table:table-cell>
          <table:table-cell office:value-type="float" office:value="237.262466695945" calcext:value-type="float">
            <text:p>237.262466695945</text:p>
          </table:table-cell>
          <table:table-cell table:formula="of:=([.B33]+[.C33])/2" office:value-type="float" office:value="240.164749073472" calcext:value-type="float">
            <text:p>240.164749073472</text:p>
          </table:table-cell>
          <table:table-cell office:value-type="float" office:value="246.047824621" calcext:value-type="float">
            <text:p>246.047824621</text:p>
          </table:table-cell>
          <table:table-cell table:style-name="ce8" table:formula="of:=[.B33]-[.B32]" office:value-type="float" office:value="121.731933176667" calcext:value-type="float">
            <text:p>121.731933176667</text:p>
          </table:table-cell>
          <table:table-cell table:style-name="ce8" table:formula="of:=[.C33]-[.C32]" office:value-type="float" office:value="121.082970648514" calcext:value-type="float">
            <text:p>121.082970648514</text:p>
          </table:table-cell>
          <table:table-cell table:style-name="ce8" table:formula="of:=[.D33]-[.D32]" office:value-type="float" office:value="121.40745191259" calcext:value-type="float">
            <text:p>121.40745191259</text:p>
          </table:table-cell>
          <table:table-cell table:style-name="ce8" table:formula="of:=[.E33]-[.E32]" office:value-type="float" office:value="123.02391231" calcext:value-type="float">
            <text:p>123.02391231</text:p>
          </table:table-cell>
          <table:table-cell table:formula="of:=[.F33]-[.$F$34]" office:value-type="float" office:value="-0.475139983988996" calcext:value-type="float">
            <text:p>-0.475139983988996</text:p>
          </table:table-cell>
          <table:table-cell table:formula="of:=[.G33]-[.$G$34]" office:value-type="float" office:value="-0.244811886986" calcext:value-type="float">
            <text:p>-0.244811886986</text:p>
          </table:table-cell>
          <table:table-cell table:formula="of:=[.H33]-[.$H$34]" office:value-type="float" office:value="-0.359975935487995" calcext:value-type="float">
            <text:p>-0.359975935487995</text:p>
          </table:table-cell>
          <table:table-cell table:formula="of:=[.I33]-[.$I$34]" office:value-type="float" office:value="-0.000000000499994712299667" calcext:value-type="float">
            <text:p>-4.99994712299667E-10</text:p>
          </table:table-cell>
          <table:table-cell table:formula="of:=[.I33]+[.J33]" office:value-type="float" office:value="122.548772326011" calcext:value-type="float">
            <text:p>122.548772326011</text:p>
          </table:table-cell>
          <table:table-cell table:formula="of:=[.I33]+[.K33]" office:value-type="float" office:value="122.779100423014" calcext:value-type="float">
            <text:p>122.779100423014</text:p>
          </table:table-cell>
          <table:table-cell table:formula="of:=[.I33]+[.L33]" office:value-type="float" office:value="122.663936374512" calcext:value-type="float">
            <text:p>122.663936374512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4.700709750688" calcext:value-type="float">
            <text:p>244.700709750688</text:p>
          </table:table-cell>
          <table:table-cell table:formula="of:=[.T32]+[.O33]" office:value-type="float" office:value="240.654726245945" calcext:value-type="float">
            <text:p>240.654726245945</text:p>
          </table:table-cell>
          <table:table-cell table:formula="of:=[.U32]+[.P33]" office:value-type="float" office:value="242.677717998316" calcext:value-type="float">
            <text:p>242.677717998316</text:p>
          </table:table-cell>
          <table:table-cell table:formula="of:=[.V32]+[.Q33]" office:value-type="float" office:value="246.047824621" calcext:value-type="float">
            <text:p>246.047824621</text:p>
          </table:table-cell>
          <table:table-cell table:number-columns-repeated="5"/>
          <table:table-cell office:value-type="string" calcext:value-type="string">
            <text:p>st. dev. 1</text:p>
          </table:table-cell>
          <table:table-cell table:number-columns-repeated="3"/>
          <table:table-cell table:formula="of:=STDEV([.AF28:.AF30])" office:value-type="float" office:value="0.262827767796673" calcext:value-type="float">
            <text:p>0.262827767796673</text:p>
          </table:table-cell>
          <table:table-cell table:formula="of:=STDEV([.AG28:.AG30])" office:value-type="float" office:value="0.417308034321162" calcext:value-type="float">
            <text:p>0.417308034321162</text:p>
          </table:table-cell>
          <table:table-cell table:formula="of:=STDEV([.AH28:.AH30])" office:value-type="float" office:value="0.295607564267348" calcext:value-type="float">
            <text:p>0.295607564267348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office:value-type="float" office:value="122.207073160656" calcext:value-type="float">
            <text:p>122.207073160656</text:p>
          </table:table-cell>
          <table:table-cell table:style-name="ce50" office:value-type="float" office:value="121.3277825355" calcext:value-type="float">
            <text:p>121.3277825355</text:p>
          </table:table-cell>
          <table:table-cell table:style-name="ce50" office:value-type="float" office:value="121.767427848078" calcext:value-type="float">
            <text:p>121.767427848078</text:p>
          </table:table-cell>
          <table:table-cell table:style-name="ce50" table:formula="of:=AVERAGE([.I29];[.I30];[.I32];[.I33])" office:value-type="float" office:value="123.0239123105" calcext:value-type="float">
            <text:p>123.0239123105</text:p>
          </table:table-cell>
          <table:table-cell table:number-columns-repeated="18"/>
          <table:table-cell office:value-type="string" calcext:value-type="string">
            <text:p>Mean 1</text:p>
          </table:table-cell>
          <table:table-cell table:number-columns-repeated="3"/>
          <table:table-cell table:formula="of:=AVERAGE([.AF28:.AF30])" office:value-type="float" office:value="122.373915010482" calcext:value-type="float">
            <text:p>122.373915010482</text:p>
          </table:table-cell>
          <table:table-cell table:formula="of:=AVERAGE([.AG28:.AG30])" office:value-type="float" office:value="123.111199677939" calcext:value-type="float">
            <text:p>123.111199677939</text:p>
          </table:table-cell>
          <table:table-cell table:formula="of:=AVERAGE([.AH28:.AH30])" office:value-type="float" office:value="122.74255734421" calcext:value-type="float">
            <text:p>122.74255734421</text:p>
          </table:table-cell>
          <table:table-cell/>
          <table:table-cell office:value-type="string" calcext:value-type="string">
            <text:p>Mean 2 </text:p>
          </table:table-cell>
          <table:table-cell/>
          <table:table-cell table:style-name="ce50" table:formula="of:=AVERAGE([.AL28:.AL30])" office:value-type="float" office:value="122.373915010482" calcext:value-type="float">
            <text:p>122.373915010482</text:p>
          </table:table-cell>
          <table:table-cell table:style-name="ce50" table:formula="of:=AVERAGE([.AM28:.AM30])" office:value-type="float" office:value="123.111199677939" calcext:value-type="float">
            <text:p>123.111199677939</text:p>
          </table:table-cell>
          <table:table-cell table:style-name="ce50" table:formula="of:=AVERAGE([.AN28:.AN30])" office:value-type="float" office:value="122.74255734421" calcext:value-type="float">
            <text:p>122.74255734421</text:p>
          </table:table-cell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121" table:number-columns-repeated="2"/>
          <table:table-cell table:number-columns-repeated="20"/>
          <table:table-cell office:value-type="string" calcext:value-type="string">
            <text:p>up limit</text:p>
          </table:table-cell>
          <table:table-cell table:number-columns-repeated="3"/>
          <table:table-cell table:formula="of:=[.AF34]+3*[.AF33]" office:value-type="float" office:value="123.162398313872" calcext:value-type="float">
            <text:p>123.162398313872</text:p>
          </table:table-cell>
          <table:table-cell table:formula="of:=[.AG34]+3*[.AG33]" office:value-type="float" office:value="124.363123780902" calcext:value-type="float">
            <text:p>124.363123780902</text:p>
          </table:table-cell>
          <table:table-cell table:formula="of:=[.AH34]+3*[.AH33]" office:value-type="float" office:value="123.629380037012" calcext:value-type="float">
            <text:p>123.629380037012</text:p>
          </table:table-cell>
          <table:table-cell/>
          <table:table-cell office:value-type="string" calcext:value-type="string">
            <text:p>std. dv. 2</text:p>
          </table:table-cell>
          <table:table-cell/>
          <table:table-cell table:style-name="ce50" table:formula="of:=STDEV([.AL28:.AL30])" office:value-type="float" office:value="0.262827767796673" calcext:value-type="float">
            <text:p>0.262827767796673</text:p>
          </table:table-cell>
          <table:table-cell table:style-name="ce50" table:formula="of:=STDEV([.AM28:.AM30])" office:value-type="float" office:value="0.417308034321162" calcext:value-type="float">
            <text:p>0.417308034321162</text:p>
          </table:table-cell>
          <table:table-cell table:style-name="ce50" table:formula="of:=STDEV([.AN28:.AN30])" office:value-type="float" office:value="0.295607564267348" calcext:value-type="float">
            <text:p>0.295607564267348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down limit</text:p>
          </table:table-cell>
          <table:table-cell table:number-columns-repeated="3"/>
          <table:table-cell table:formula="of:=[.AF34]-3*[.AF33]" office:value-type="float" office:value="121.585431707092" calcext:value-type="float">
            <text:p>121.585431707092</text:p>
          </table:table-cell>
          <table:table-cell table:formula="of:=[.AG34]-3*[.AG33]" office:value-type="float" office:value="121.859275574976" calcext:value-type="float">
            <text:p>121.859275574976</text:p>
          </table:table-cell>
          <table:table-cell table:formula="of:=[.AH34]-3*[.AH33]" office:value-type="float" office:value="121.855734651408" calcext:value-type="float">
            <text:p>121.855734651408</text:p>
          </table:table-cell>
          <table:table-cell table:number-columns-repeated="6"/>
        </table:table-row>
        <table:table-row table:style-name="ro1" table:number-rows-repeated="5">
          <table:table-cell table:number-columns-repeated="40"/>
        </table:table-row>
        <table:table-row table:style-name="ro1">
          <table:table-cell table:number-columns-repeated="22"/>
          <table:table-cell office:value-type="string" calcext:value-type="string">
            <text:p>B2X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1.810940803125" calcext:value-type="float">
            <text:p>121.810940803125</text:p>
          </table:table-cell>
          <table:table-cell office:value-type="float" office:value="120.619178743961" calcext:value-type="float">
            <text:p>120.619178743961</text:p>
          </table:table-cell>
          <table:table-cell office:value-type="float" office:value="121.215059773543" calcext:value-type="float">
            <text:p>121.215059773543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8" table:formula="of:=[.X43]-[.$X$47]" office:value-type="float" office:value="-0.396132357531243" calcext:value-type="float">
            <text:p>-0.396132357531243</text:p>
          </table:table-cell>
          <table:table-cell table:style-name="ce59" table:formula="of:=[.Y43]-[.$Y$47]" office:value-type="float" office:value="-0.708603791539005" calcext:value-type="float">
            <text:p>-0.708603791539005</text:p>
          </table:table-cell>
          <table:table-cell table:style-name="ce8" table:formula="of:=[.Z43]-[.$Z$47]" office:value-type="float" office:value="-0.55236807453511" calcext:value-type="float">
            <text:p>-0.55236807453511</text:p>
          </table:table-cell>
          <table:table-cell office:value-type="float" office:value="121.810940803125" calcext:value-type="float">
            <text:p>121.810940803125</text:p>
          </table:table-cell>
          <table:table-cell office:value-type="float" office:value="121.95694847021" calcext:value-type="float">
            <text:p>121.95694847021</text:p>
          </table:table-cell>
          <table:table-cell office:value-type="float" office:value="121.215059773543" calcext:value-type="float">
            <text:p>121.215059773543</text:p>
          </table:table-cell>
          <table:table-cell table:style-name="ce48" office:value-type="float" office:value="121.810940803125" calcext:value-type="float">
            <text:p>121.810940803125</text:p>
          </table:table-cell>
          <table:table-cell table:style-name="ce48" office:value-type="float" office:value="120.619178743961" calcext:value-type="float">
            <text:p>120.619178743961</text:p>
          </table:table-cell>
          <table:table-cell table:style-name="ce48" office:value-type="float" office:value="121.215059773543" calcext:value-type="float">
            <text:p>121.215059773543</text:p>
          </table:table-cell>
          <table:table-cell table:style-name="ce48" office:value-type="float" office:value="121.810940803125" calcext:value-type="float">
            <text:p>121.810940803125</text:p>
          </table:table-cell>
          <table:table-cell table:style-name="ce48" office:value-type="float" office:value="120.619178743961" calcext:value-type="float">
            <text:p>120.619178743961</text:p>
          </table:table-cell>
          <table:table-cell office:value-type="float" office:value="121.215059773543" calcext:value-type="float">
            <text:p>121.215059773543</text:p>
          </table:table-cell>
        </table:table-row>
        <table:table-row table:style-name="ro1">
          <table:table-cell table:number-columns-repeated="23"/>
          <table:table-cell office:value-type="float" office:value="122.839578059344" calcext:value-type="float">
            <text:p>122.839578059344</text:p>
          </table:table-cell>
          <table:table-cell office:value-type="float" office:value="121.95694847021" calcext:value-type="float">
            <text:p>121.95694847021</text:p>
          </table:table-cell>
          <table:table-cell office:value-type="float" office:value="122.398263264777" calcext:value-type="float">
            <text:p>122.398263264777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59" table:formula="of:=[.X44]-[.$X$47]" office:value-type="float" office:value="0.632504898688197" calcext:value-type="float">
            <text:p>0.632504898688197</text:p>
          </table:table-cell>
          <table:table-cell table:style-name="ce8" table:formula="of:=[.Y44]-[.$Y$47]" office:value-type="float" office:value="0.62916593470996" calcext:value-type="float">
            <text:p>0.62916593470996</text:p>
          </table:table-cell>
          <table:table-cell table:style-name="ce46" table:formula="of:=[.Z44]-[.$Z$47]" office:value-type="float" office:value="0.6308354166991" calcext:value-type="float">
            <text:p>0.6308354166991</text:p>
          </table:table-cell>
          <table:table-cell office:value-type="float" office:value="122.445840603489" calcext:value-type="float">
            <text:p>122.445840603489</text:p>
          </table:table-cell>
          <table:table-cell office:value-type="float" office:value="121.652032279315" calcext:value-type="float">
            <text:p>121.652032279315</text:p>
          </table:table-cell>
          <table:table-cell office:value-type="float" office:value="122.048936441402" calcext:value-type="float">
            <text:p>122.048936441402</text:p>
          </table:table-cell>
          <table:table-cell table:style-name="ce48" office:value-type="float" office:value="122.839578059344" calcext:value-type="float">
            <text:p>122.839578059344</text:p>
          </table:table-cell>
          <table:table-cell table:style-name="ce48" office:value-type="float" office:value="121.95694847021" calcext:value-type="float">
            <text:p>121.95694847021</text:p>
          </table:table-cell>
          <table:table-cell table:style-name="ce48" office:value-type="float" office:value="122.398263264777" calcext:value-type="float">
            <text:p>122.398263264777</text:p>
          </table:table-cell>
          <table:table-cell table:style-name="ce48" office:value-type="float" office:value="122.839578059344" calcext:value-type="float">
            <text:p>122.839578059344</text:p>
          </table:table-cell>
          <table:table-cell table:style-name="ce48" office:value-type="float" office:value="121.95694847021" calcext:value-type="float">
            <text:p>121.95694847021</text:p>
          </table:table-cell>
          <table:table-cell office:value-type="float" office:value="122.398263264777" calcext:value-type="float">
            <text:p>122.398263264777</text:p>
          </table:table-cell>
        </table:table-row>
        <table:table-row table:style-name="ro1">
          <table:table-cell table:number-columns-repeated="23"/>
          <table:table-cell office:value-type="float" office:value="122.445840603489" calcext:value-type="float">
            <text:p>122.445840603489</text:p>
          </table:table-cell>
          <table:table-cell office:value-type="float" office:value="121.652032279315" calcext:value-type="float">
            <text:p>121.652032279315</text:p>
          </table:table-cell>
          <table:table-cell office:value-type="float" office:value="122.048936441402" calcext:value-type="float">
            <text:p>122.048936441402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45]-[.$X$47]" office:value-type="float" office:value="0.238767442833009" calcext:value-type="float">
            <text:p>0.238767442833009</text:p>
          </table:table-cell>
          <table:table-cell table:style-name="ce8" table:formula="of:=[.Y45]-[.$Y$47]" office:value-type="float" office:value="0.324249743815031" calcext:value-type="float">
            <text:p>0.324249743815031</text:p>
          </table:table-cell>
          <table:table-cell table:style-name="ce8" table:formula="of:=[.Z45]-[.$Z$47]" office:value-type="float" office:value="0.281508593323679" calcext:value-type="float">
            <text:p>0.281508593323679</text:p>
          </table:table-cell>
          <table:table-cell office:value-type="float" office:value="121.731933176667" calcext:value-type="float">
            <text:p>121.731933176667</text:p>
          </table:table-cell>
          <table:table-cell office:value-type="float" office:value="121.082970648514" calcext:value-type="float">
            <text:p>121.082970648514</text:p>
          </table:table-cell>
          <table:table-cell office:value-type="float" office:value="121.40745191259" calcext:value-type="float">
            <text:p>121.40745191259</text:p>
          </table:table-cell>
          <table:table-cell table:style-name="ce48" office:value-type="float" office:value="122.445840603489" calcext:value-type="float">
            <text:p>122.445840603489</text:p>
          </table:table-cell>
          <table:table-cell table:style-name="ce48" office:value-type="float" office:value="121.652032279315" calcext:value-type="float">
            <text:p>121.652032279315</text:p>
          </table:table-cell>
          <table:table-cell table:style-name="ce48" office:value-type="float" office:value="122.048936441402" calcext:value-type="float">
            <text:p>122.048936441402</text:p>
          </table:table-cell>
          <table:table-cell table:style-name="ce48" office:value-type="float" office:value="122.445840603489" calcext:value-type="float">
            <text:p>122.445840603489</text:p>
          </table:table-cell>
          <table:table-cell table:style-name="ce48" office:value-type="float" office:value="121.652032279315" calcext:value-type="float">
            <text:p>121.652032279315</text:p>
          </table:table-cell>
          <table:table-cell office:value-type="float" office:value="122.048936441402" calcext:value-type="float">
            <text:p>122.048936441402</text:p>
          </table:table-cell>
        </table:table-row>
        <table:table-row table:style-name="ro1">
          <table:table-cell table:number-columns-repeated="23"/>
          <table:table-cell office:value-type="float" office:value="121.731933176667" calcext:value-type="float">
            <text:p>121.731933176667</text:p>
          </table:table-cell>
          <table:table-cell office:value-type="float" office:value="121.082970648514" calcext:value-type="float">
            <text:p>121.082970648514</text:p>
          </table:table-cell>
          <table:table-cell office:value-type="float" office:value="121.40745191259" calcext:value-type="float">
            <text:p>121.40745191259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46]-[.$X$47]" office:value-type="float" office:value="-0.475139983988996" calcext:value-type="float">
            <text:p>-0.475139983988996</text:p>
          </table:table-cell>
          <table:table-cell table:style-name="ce8" table:formula="of:=[.Y46]-[.$Y$47]" office:value-type="float" office:value="-0.244811886986014" calcext:value-type="float">
            <text:p>-0.244811886986014</text:p>
          </table:table-cell>
          <table:table-cell table:style-name="ce8" table:formula="of:=[.Z46]-[.$Z$47]" office:value-type="float" office:value="-0.35997593548764" calcext:value-type="float">
            <text:p>-0.35997593548764</text:p>
          </table:table-cell>
          <table:table-cell table:number-columns-repeated="3"/>
          <table:table-cell table:style-name="ce48" office:value-type="float" office:value="121.731933176667" calcext:value-type="float">
            <text:p>121.731933176667</text:p>
          </table:table-cell>
          <table:table-cell table:style-name="ce134" office:value-type="float" office:value="121.082970648514" calcext:value-type="float">
            <text:p>121.082970648514</text:p>
          </table:table-cell>
          <table:table-cell table:style-name="ce134" office:value-type="float" office:value="121.40745191259" calcext:value-type="float">
            <text:p>121.40745191259</text:p>
          </table:table-cell>
          <table:table-cell office:value-type="float" office:value="121.731933176667" calcext:value-type="float">
            <text:p>121.731933176667</text:p>
          </table:table-cell>
          <table:table-cell office:value-type="float" office:value="121.082970648514" calcext:value-type="float">
            <text:p>121.082970648514</text:p>
          </table:table-cell>
          <table:table-cell office:value-type="float" office:value="121.40745191259" calcext:value-type="float">
            <text:p>121.40745191259</text:p>
          </table:table-cell>
        </table:table-row>
        <table:table-row table:style-name="ro1">
          <table:table-cell table:number-columns-repeated="23"/>
          <table:table-cell table:style-name="ce50" table:formula="of:=AVERAGE([.X43:.X46])" office:value-type="float" office:value="122.207073160656" calcext:value-type="float">
            <text:p>122.207073160656</text:p>
          </table:table-cell>
          <table:table-cell table:style-name="ce50" table:formula="of:=AVERAGE([.Y43:.Y46])" office:value-type="float" office:value="121.3277825355" calcext:value-type="float">
            <text:p>121.3277825355</text:p>
          </table:table-cell>
          <table:table-cell table:style-name="ce50" table:formula="of:=AVERAGE([.Z43:.Z46])" office:value-type="float" office:value="121.767427848078" calcext:value-type="float">
            <text:p>121.767427848078</text:p>
          </table:table-cell>
          <table:table-cell table:style-name="ce50" table:formula="of:=AVERAGE([.AA43:.AA46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27"/>
          <table:table-cell office:value-type="string" calcext:value-type="string">
            <text:p>st. dev. 1</text:p>
          </table:table-cell>
          <table:table-cell table:number-columns-repeated="3"/>
          <table:table-cell table:formula="of:=STDEV([.AF43:.AF45])" office:value-type="float" office:value="0.391365936094849" calcext:value-type="float">
            <text:p>0.391365936094849</text:p>
          </table:table-cell>
          <table:table-cell table:formula="of:=STDEV([.AG43:.AG45])" office:value-type="float" office:value="0.44359182738494" calcext:value-type="float">
            <text:p>0.44359182738494</text:p>
          </table:table-cell>
          <table:table-cell table:formula="of:=STDEV([.AH43:.AH45])" office:value-type="float" office:value="0.436628643332804" calcext:value-type="float">
            <text:p>0.436628643332804</text:p>
          </table:table-cell>
          <table:table-cell table:number-columns-repeated="6"/>
        </table:table-row>
        <table:table-row table:style-name="ro1">
          <table:table-cell table:number-columns-repeated="27"/>
          <table:table-cell office:value-type="string" calcext:value-type="string">
            <text:p>Mean 1</text:p>
          </table:table-cell>
          <table:table-cell table:number-columns-repeated="3"/>
          <table:table-cell table:formula="of:=AVERAGE([.AF43:.AF45])" office:value-type="float" office:value="121.996238194427" calcext:value-type="float">
            <text:p>121.996238194427</text:p>
          </table:table-cell>
          <table:table-cell table:formula="of:=AVERAGE([.AG43:.AG45])" office:value-type="float" office:value="121.563983799346" calcext:value-type="float">
            <text:p>121.563983799346</text:p>
          </table:table-cell>
          <table:table-cell table:formula="of:=AVERAGE([.AH43:.AH45])" office:value-type="float" office:value="121.557149375845" calcext:value-type="float">
            <text:p>121.557149375845</text:p>
          </table:table-cell>
          <table:table-cell/>
          <table:table-cell office:value-type="string" calcext:value-type="string">
            <text:p>Mean 2 </text:p>
          </table:table-cell>
          <table:table-cell/>
          <table:table-cell table:style-name="ce50" table:formula="of:=AVERAGE([.AL43:.AL46])" office:value-type="float" office:value="122.207073160656" calcext:value-type="float">
            <text:p>122.207073160656</text:p>
          </table:table-cell>
          <table:table-cell table:style-name="ce50" table:formula="of:=AVERAGE([.AM43:.AM46])" office:value-type="float" office:value="121.3277825355" calcext:value-type="float">
            <text:p>121.3277825355</text:p>
          </table:table-cell>
          <table:table-cell table:style-name="ce50" table:formula="of:=AVERAGE([.AN43:.AN46])" office:value-type="float" office:value="121.767427848078" calcext:value-type="float">
            <text:p>121.767427848078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up limit</text:p>
          </table:table-cell>
          <table:table-cell table:number-columns-repeated="3"/>
          <table:table-cell table:formula="of:=[.AF49]+3*[.AF48]" office:value-type="float" office:value="123.170336002712" calcext:value-type="float">
            <text:p>123.170336002712</text:p>
          </table:table-cell>
          <table:table-cell table:formula="of:=[.AG49]+3*[.AG48]" office:value-type="float" office:value="122.894759281501" calcext:value-type="float">
            <text:p>122.894759281501</text:p>
          </table:table-cell>
          <table:table-cell table:formula="of:=[.AH49]+3*[.AH48]" office:value-type="float" office:value="122.867035305843" calcext:value-type="float">
            <text:p>122.867035305843</text:p>
          </table:table-cell>
          <table:table-cell/>
          <table:table-cell office:value-type="string" calcext:value-type="string">
            <text:p>std. dv. 2</text:p>
          </table:table-cell>
          <table:table-cell/>
          <table:table-cell table:style-name="ce50" table:formula="of:=STDEV([.AL43:.AL46])" office:value-type="float" office:value="0.529071887897246" calcext:value-type="float">
            <text:p>0.529071887897246</text:p>
          </table:table-cell>
          <table:table-cell table:style-name="ce50" table:formula="of:=STDEV([.AM43:.AM46])" office:value-type="float" office:value="0.595270208436661" calcext:value-type="float">
            <text:p>0.595270208436661</text:p>
          </table:table-cell>
          <table:table-cell table:style-name="ce50" table:formula="of:=STDEV([.AN43:.AN46])" office:value-type="float" office:value="0.55132977879941" calcext:value-type="float">
            <text:p>0.55132977879941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down limit</text:p>
          </table:table-cell>
          <table:table-cell table:number-columns-repeated="3"/>
          <table:table-cell table:formula="of:=[.AF49]-3*[.AF48]" office:value-type="float" office:value="120.822140386142" calcext:value-type="float">
            <text:p>120.822140386142</text:p>
          </table:table-cell>
          <table:table-cell table:formula="of:=[.AG49]-3*[.AG48]" office:value-type="float" office:value="120.233208317192" calcext:value-type="float">
            <text:p>120.233208317192</text:p>
          </table:table-cell>
          <table:table-cell table:formula="of:=[.AH49]-3*[.AH48]" office:value-type="float" office:value="120.247263445847" calcext:value-type="float">
            <text:p>120.247263445847</text:p>
          </table:table-cell>
          <table:table-cell table:number-columns-repeated="6"/>
        </table:table-row>
      </table:table>
      <table:table table:name="step2_each_beam_at_zero_sep_nojoscha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8"/>
        <table:table-column table:style-name="co4" table:default-cell-style-name="ce8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4.068309687667" calcext:value-type="float">
            <text:p>-244.068309687667</text:p>
          </table:table-cell>
          <table:table-cell office:value-type="float" office:value="-245.714130434783" calcext:value-type="float">
            <text:p>-245.714130434783</text:p>
          </table:table-cell>
          <table:table-cell table:formula="of:=([.B5]+[.C5])/2" office:value-type="float" office:value="-244.891220061225" calcext:value-type="float">
            <text:p>-244.891220061225</text:p>
          </table:table-cell>
          <table:table-cell office:value-type="float" office:value="-246.047824621" calcext:value-type="float">
            <text:p>-246.047824621</text:p>
          </table:table-cell>
          <table:table-cell table:style-name="Default" table:formula="of:=[.B6]-[.B5]" office:value-type="float" office:value="121.301210826334" calcext:value-type="float">
            <text:p>121.301210826334</text:p>
          </table:table-cell>
          <table:table-cell table:style-name="Default" table:formula="of:=[.C6]-[.C5]" office:value-type="float" office:value="120.44935770751" calcext:value-type="float">
            <text:p>120.44935770751</text:p>
          </table:table-cell>
          <table:table-cell table:style-name="Default" table:formula="of:=[.D6]-[.D5]" office:value-type="float" office:value="120.875284266922" calcext:value-type="float">
            <text:p>120.875284266922</text:p>
          </table:table-cell>
          <table:table-cell table:style-name="Default" table:formula="of:=[.E6]-[.E5]" office:value-type="float" office:value="123.02391231" calcext:value-type="float">
            <text:p>123.02391231</text:p>
          </table:table-cell>
          <table:table-cell table:formula="of:=[.F5]-[.$F$10]" office:value-type="float" office:value="-0.831891263333006" calcext:value-type="float">
            <text:p>-0.831891263333006</text:p>
          </table:table-cell>
          <table:table-cell table:formula="of:=[.G5]-[.$G$10]" office:value-type="float" office:value="-0.839500988141992" calcext:value-type="float">
            <text:p>-0.839500988141992</text:p>
          </table:table-cell>
          <table:table-cell table:formula="of:=[.H5]-[.$H$10]" office:value-type="float" office:value="-0.835696125738011" calcext:value-type="float">
            <text:p>-0.835696125738011</text:p>
          </table:table-cell>
          <table:table-cell table:formula="of:=[.I5]-[.$I$10]" office:value-type="float" office:value="-0.000000000499994712299667" calcext:value-type="float">
            <text:p>-4.99994712299667E-10</text:p>
          </table:table-cell>
          <table:table-cell table:formula="of:=[.I5]+[.J5]" office:value-type="float" office:value="122.192021046667" calcext:value-type="float">
            <text:p>122.192021046667</text:p>
          </table:table-cell>
          <table:table-cell table:formula="of:=[.I5]+[.K5]" office:value-type="float" office:value="122.184411321858" calcext:value-type="float">
            <text:p>122.184411321858</text:p>
          </table:table-cell>
          <table:table-cell table:formula="of:=[.I5]+[.L5]" office:value-type="float" office:value="122.188216184262" calcext:value-type="float">
            <text:p>122.188216184262</text:p>
          </table:table-cell>
          <table:table-cell table:formula="of:=[.I5]+[.M5]" office:value-type="float" office:value="123.0239123095" calcext:value-type="float">
            <text:p>123.0239123095</text:p>
          </table:table-cell>
          <table:table-cell/>
          <table:table-cell table:formula="of:=[.S6]-[.N5]" office:value-type="float" office:value="-245.849930129333" calcext:value-type="float">
            <text:p>-245.849930129333</text:p>
          </table:table-cell>
          <table:table-cell table:formula="of:=[.T6]-[.O5]" office:value-type="float" office:value="-249.184237664479" calcext:value-type="float">
            <text:p>-249.184237664479</text:p>
          </table:table-cell>
          <table:table-cell table:formula="of:=[.U6]-[.P5]" office:value-type="float" office:value="-247.517083896905" calcext:value-type="float">
            <text:p>-247.517083896905</text:p>
          </table:table-cell>
          <table:table-cell table:formula="of:=[.V6]-[.Q5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767098861333" calcext:value-type="float">
            <text:p>-122.767098861333</text:p>
          </table:table-cell>
          <table:table-cell office:value-type="float" office:value="-125.264772727273" calcext:value-type="float">
            <text:p>-125.264772727273</text:p>
          </table:table-cell>
          <table:table-cell table:formula="of:=([.B6]+[.C6])/2" office:value-type="float" office:value="-124.015935794303" calcext:value-type="float">
            <text:p>-124.015935794303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7]-[.B6]" office:value-type="float" office:value="121.823952428" calcext:value-type="float">
            <text:p>121.823952428</text:p>
          </table:table-cell>
          <table:table-cell table:style-name="Default" table:formula="of:=[.C7]-[.C6]" office:value-type="float" office:value="121.504545454546" calcext:value-type="float">
            <text:p>121.504545454546</text:p>
          </table:table-cell>
          <table:table-cell table:style-name="Default" table:formula="of:=[.D7]-[.D6]" office:value-type="float" office:value="121.664248941273" calcext:value-type="float">
            <text:p>121.664248941273</text:p>
          </table:table-cell>
          <table:table-cell table:style-name="Default" table:formula="of:=[.E7]-[.E6]" office:value-type="float" office:value="123.023912311" calcext:value-type="float">
            <text:p>123.023912311</text:p>
          </table:table-cell>
          <table:table-cell table:formula="of:=[.F6]-[.$F$10]" office:value-type="float" office:value="-0.309149661667007" calcext:value-type="float">
            <text:p>-0.309149661667007</text:p>
          </table:table-cell>
          <table:table-cell table:formula="of:=[.G6]-[.$G$10]" office:value-type="float" office:value="0.215686758894009" calcext:value-type="float">
            <text:p>0.215686758894009</text:p>
          </table:table-cell>
          <table:table-cell table:formula="of:=[.H6]-[.$H$10]" office:value-type="float" office:value="-0.0467314513870036" calcext:value-type="float">
            <text:p>-0.046731451387004</text:p>
          </table:table-cell>
          <table:table-cell table:formula="of:=[.I6]-[.$I$10]" office:value-type="float" office:value="0.000000000500008923154383" calcext:value-type="float">
            <text:p>5.00008923154383E-10</text:p>
          </table:table-cell>
          <table:table-cell table:formula="of:=[.I6]+[.J6]" office:value-type="float" office:value="122.714762649333" calcext:value-type="float">
            <text:p>122.714762649333</text:p>
          </table:table-cell>
          <table:table-cell table:formula="of:=[.I6]+[.K6]" office:value-type="float" office:value="123.239599069894" calcext:value-type="float">
            <text:p>123.239599069894</text:p>
          </table:table-cell>
          <table:table-cell table:formula="of:=[.I6]+[.L6]" office:value-type="float" office:value="122.977180859613" calcext:value-type="float">
            <text:p>122.977180859613</text:p>
          </table:table-cell>
          <table:table-cell table:formula="of:=[.I6]+[.M6]" office:value-type="float" office:value="123.0239123115" calcext:value-type="float">
            <text:p>123.0239123115</text:p>
          </table:table-cell>
          <table:table-cell/>
          <table:table-cell table:formula="of:=[.S7]-[.N6]" office:value-type="float" office:value="-123.657909082666" calcext:value-type="float">
            <text:p>-123.657909082666</text:p>
          </table:table-cell>
          <table:table-cell table:formula="of:=[.T7]-[.O6]" office:value-type="float" office:value="-126.999826342621" calcext:value-type="float">
            <text:p>-126.999826342621</text:p>
          </table:table-cell>
          <table:table-cell table:formula="of:=[.U7]-[.P6]" office:value-type="float" office:value="-125.328867712643" calcext:value-type="float">
            <text:p>-125.328867712643</text:p>
          </table:table-cell>
          <table:table-cell table:formula="of:=[.V7]-[.Q6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943146433333333" calcext:value-type="float">
            <text:p>-0.943146433333333</text:p>
          </table:table-cell>
          <table:table-cell office:value-type="float" office:value="-3.76022727272736" calcext:value-type="float">
            <text:p>-3.76022727272736</text:p>
          </table:table-cell>
          <table:table-cell table:formula="of:=([.B7]+[.C7])/2" office:value-type="float" office:value="-2.35168685303035" calcext:value-type="float">
            <text:p>-2.3516868530303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9"/>
          <table:table-cell table:formula="of:=[.B7]" office:value-type="float" office:value="-0.943146433333333" calcext:value-type="float">
            <text:p>-0.943146433333333</text:p>
          </table:table-cell>
          <table:table-cell table:formula="of:=[.C7]" office:value-type="float" office:value="-3.76022727272736" calcext:value-type="float">
            <text:p>-3.76022727272736</text:p>
          </table:table-cell>
          <table:table-cell table:formula="of:=[.D7]" office:value-type="float" office:value="-2.35168685303035" calcext:value-type="float">
            <text:p>-2.35168685303035</text:p>
          </table:table-cell>
          <table:table-cell table:formula="of:=[.E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4163408735" calcext:value-type="float">
            <text:p>121.4163408735</text:p>
          </table:table-cell>
          <table:table-cell office:value-type="float" office:value="117.751063829787" calcext:value-type="float">
            <text:p>117.751063829787</text:p>
          </table:table-cell>
          <table:table-cell table:formula="of:=([.B8]+[.C8])/2" office:value-type="float" office:value="119.583702351644" calcext:value-type="float">
            <text:p>119.583702351644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8]-[.B7]" office:value-type="float" office:value="122.359487306833" calcext:value-type="float">
            <text:p>122.359487306833</text:p>
          </table:table-cell>
          <table:table-cell table:style-name="Default" table:formula="of:=[.C8]-[.C7]" office:value-type="float" office:value="121.511291102514" calcext:value-type="float">
            <text:p>121.511291102514</text:p>
          </table:table-cell>
          <table:table-cell table:style-name="Default" table:formula="of:=[.D8]-[.D7]" office:value-type="float" office:value="121.935389204674" calcext:value-type="float">
            <text:p>121.935389204674</text:p>
          </table:table-cell>
          <table:table-cell table:style-name="Default"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0.226385217165998" calcext:value-type="float">
            <text:p>0.226385217165998</text:p>
          </table:table-cell>
          <table:table-cell table:formula="of:=[.G8]-[.$G$10]" office:value-type="float" office:value="0.222432406861998" calcext:value-type="float">
            <text:p>0.222432406861998</text:p>
          </table:table-cell>
          <table:table-cell table:formula="of:=[.H8]-[.$H$10]" office:value-type="float" office:value="0.224408812013991" calcext:value-type="float">
            <text:p>0.224408812013991</text:p>
          </table:table-cell>
          <table:table-cell table:formula="of:=[.I8]-[.$I$10]" office:value-type="float" office:value="0.000000000500008923154383" calcext:value-type="float">
            <text:p>5.00008923154383E-10</text:p>
          </table:table-cell>
          <table:table-cell table:formula="of:=[.I8]+[.J8]" office:value-type="float" office:value="123.250297528166" calcext:value-type="float">
            <text:p>123.250297528166</text:p>
          </table:table-cell>
          <table:table-cell table:formula="of:=[.I8]+[.K8]" office:value-type="float" office:value="123.246344717862" calcext:value-type="float">
            <text:p>123.246344717862</text:p>
          </table:table-cell>
          <table:table-cell table:formula="of:=[.I8]+[.L8]" office:value-type="float" office:value="123.248321123014" calcext:value-type="float">
            <text:p>123.248321123014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2.307151094833" calcext:value-type="float">
            <text:p>122.307151094833</text:p>
          </table:table-cell>
          <table:table-cell table:formula="of:=[.T7]+[.O8]" office:value-type="float" office:value="119.486117445135" calcext:value-type="float">
            <text:p>119.486117445135</text:p>
          </table:table-cell>
          <table:table-cell table:formula="of:=[.U7]+[.P8]" office:value-type="float" office:value="120.896634269984" calcext:value-type="float">
            <text:p>120.896634269984</text:p>
          </table:table-cell>
          <table:table-cell table:formula="of:=[.V7]+[.Q8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464098671" calcext:value-type="float">
            <text:p>244.464098671</text:p>
          </table:table-cell>
          <table:table-cell office:value-type="float" office:value="239.441304347826" calcext:value-type="float">
            <text:p>239.441304347826</text:p>
          </table:table-cell>
          <table:table-cell table:formula="of:=([.B9]+[.C9])/2" office:value-type="float" office:value="241.952701509413" calcext:value-type="float">
            <text:p>241.952701509413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9]-[.B8]" office:value-type="float" office:value="123.0477577975" calcext:value-type="float">
            <text:p>123.0477577975</text:p>
          </table:table-cell>
          <table:table-cell table:style-name="Default" table:formula="of:=[.C9]-[.C8]" office:value-type="float" office:value="121.690240518039" calcext:value-type="float">
            <text:p>121.690240518039</text:p>
          </table:table-cell>
          <table:table-cell table:style-name="Default" table:formula="of:=[.D9]-[.D8]" office:value-type="float" office:value="122.368999157769" calcext:value-type="float">
            <text:p>122.368999157769</text:p>
          </table:table-cell>
          <table:table-cell table:style-name="Default"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914655707832992" calcext:value-type="float">
            <text:p>0.914655707832992</text:p>
          </table:table-cell>
          <table:table-cell table:formula="of:=[.G9]-[.$G$10]" office:value-type="float" office:value="0.401381822387009" calcext:value-type="float">
            <text:p>0.401381822387009</text:p>
          </table:table-cell>
          <table:table-cell table:formula="of:=[.H9]-[.$H$10]" office:value-type="float" office:value="0.658018765108992" calcext:value-type="float">
            <text:p>0.658018765108992</text:p>
          </table:table-cell>
          <table:table-cell table:formula="of:=[.I9]-[.$I$10]" office:value-type="float" office:value="-0.000000000499994712299667" calcext:value-type="float">
            <text:p>-4.99994712299667E-10</text:p>
          </table:table-cell>
          <table:table-cell table:formula="of:=[.I9]+[.J9]" office:value-type="float" office:value="123.938568017833" calcext:value-type="float">
            <text:p>123.938568017833</text:p>
          </table:table-cell>
          <table:table-cell table:formula="of:=[.I9]+[.K9]" office:value-type="float" office:value="123.425294132387" calcext:value-type="float">
            <text:p>123.425294132387</text:p>
          </table:table-cell>
          <table:table-cell table:formula="of:=[.I9]+[.L9]" office:value-type="float" office:value="123.681931075109" calcext:value-type="float">
            <text:p>123.681931075109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245719112666" calcext:value-type="float">
            <text:p>246.245719112666</text:p>
          </table:table-cell>
          <table:table-cell table:formula="of:=[.T8]+[.O9]" office:value-type="float" office:value="242.911411577522" calcext:value-type="float">
            <text:p>242.911411577522</text:p>
          </table:table-cell>
          <table:table-cell table:formula="of:=[.U8]+[.P9]" office:value-type="float" office:value="244.578565345093" calcext:value-type="float">
            <text:p>244.578565345093</text:p>
          </table:table-cell>
          <table:table-cell table:formula="of:=[.V8]+[.Q9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AVERAGE([.F5];[.F6];[.F8];[.F9])" office:value-type="float" office:value="122.133102089667" calcext:value-type="float">
            <text:p>122.133102089667</text:p>
          </table:table-cell>
          <table:table-cell table:style-name="ce50" table:formula="of:=AVERAGE([.G5];[.G6];[.G8];[.G9])" office:value-type="float" office:value="121.288858695652" calcext:value-type="float">
            <text:p>121.288858695652</text:p>
          </table:table-cell>
          <table:table-cell table:style-name="ce50" table:formula="of:=AVERAGE([.H5];[.H6];[.H8];[.H9])" office:value-type="float" office:value="121.71098039266" calcext:value-type="float">
            <text:p>121.71098039266</text:p>
          </table:table-cell>
          <table:table-cell table:style-name="ce50" table:formula="of:=AVERAGE([.I5];[.I6];[.I8];[.I9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4.9383956835" calcext:value-type="float">
            <text:p>-244.9383956835</text:p>
          </table:table-cell>
          <table:table-cell office:value-type="float" office:value="-245.707446808511" calcext:value-type="float">
            <text:p>-245.707446808511</text:p>
          </table:table-cell>
          <table:table-cell table:formula="of:=([.B13]+[.C13])/2" office:value-type="float" office:value="-245.322921246006" calcext:value-type="float">
            <text:p>-245.322921246006</text:p>
          </table:table-cell>
          <table:table-cell office:value-type="float" office:value="-246.047824621" calcext:value-type="float">
            <text:p>-246.047824621</text:p>
          </table:table-cell>
          <table:table-cell table:formula="of:=[.B14]-[.B13]" office:value-type="float" office:value="123.689031005833" calcext:value-type="float">
            <text:p>123.689031005833</text:p>
          </table:table-cell>
          <table:table-cell table:formula="of:=[.C14]-[.C13]" office:value-type="float" office:value="122.768810444875" calcext:value-type="float">
            <text:p>122.768810444875</text:p>
          </table:table-cell>
          <table:table-cell table:formula="of:=[.D14]-[.D13]" office:value-type="float" office:value="123.228920725354" calcext:value-type="float">
            <text:p>123.228920725354</text:p>
          </table:table-cell>
          <table:table-cell table:formula="of:=[.E14]-[.E13]" office:value-type="float" office:value="123.02391231" calcext:value-type="float">
            <text:p>123.02391231</text:p>
          </table:table-cell>
          <table:table-cell table:style-name="ce8" table:formula="of:=[.F13]-[.$F$18]" office:value-type="float" office:value="0.66273867137474" calcext:value-type="float">
            <text:p>0.66273867137474</text:p>
          </table:table-cell>
          <table:table-cell table:style-name="ce8" table:formula="of:=[.G13]-[.$G$18]" office:value-type="float" office:value="0.173615409413998" calcext:value-type="float">
            <text:p>0.173615409413998</text:p>
          </table:table-cell>
          <table:table-cell table:style-name="ce8" table:formula="of:=[.H13]-[.$H$18]" office:value-type="float" office:value="0.418177040394397" calcext:value-type="float">
            <text:p>0.418177040394397</text:p>
          </table:table-cell>
          <table:table-cell table:style-name="ce8" table:formula="of:=[.I13]-[.$I$18]" office:value-type="float" office:value="-0.000000000500023134009098" calcext:value-type="float">
            <text:p>-5.00023134009098E-10</text:p>
          </table:table-cell>
          <table:table-cell table:formula="of:=[.I13]+[.J13]" office:value-type="float" office:value="123.686650981375" calcext:value-type="float">
            <text:p>123.686650981375</text:p>
          </table:table-cell>
          <table:table-cell table:formula="of:=[.I13]+[.K13]" office:value-type="float" office:value="123.197527719414" calcext:value-type="float">
            <text:p>123.197527719414</text:p>
          </table:table-cell>
          <table:table-cell table:formula="of:=[.I13]+[.L13]" office:value-type="float" office:value="123.442089350394" calcext:value-type="float">
            <text:p>123.442089350394</text:p>
          </table:table-cell>
          <table:table-cell table:formula="of:=[.I13]+[.M13]" office:value-type="float" office:value="123.0239123095" calcext:value-type="float">
            <text:p>123.0239123095</text:p>
          </table:table-cell>
          <table:table-cell/>
          <table:table-cell table:formula="of:=[.S14]-[.N13]" office:value-type="float" office:value="-244.933635635584" calcext:value-type="float">
            <text:p>-244.933635635584</text:p>
          </table:table-cell>
          <table:table-cell table:formula="of:=[.T14]-[.O13]" office:value-type="float" office:value="-246.564881358589" calcext:value-type="float">
            <text:p>-246.564881358589</text:p>
          </table:table-cell>
          <table:table-cell table:formula="of:=[.U14]-[.P13]" office:value-type="float" office:value="-245.749258497086" calcext:value-type="float">
            <text:p>-245.749258497086</text:p>
          </table:table-cell>
          <table:table-cell table:formula="of:=[.V14]-[.Q13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1.249364677667" calcext:value-type="float">
            <text:p>-121.249364677667</text:p>
          </table:table-cell>
          <table:table-cell office:value-type="float" office:value="-122.938636363636" calcext:value-type="float">
            <text:p>-122.938636363636</text:p>
          </table:table-cell>
          <table:table-cell table:formula="of:=([.B14]+[.C14])/2" office:value-type="float" office:value="-122.094000520652" calcext:value-type="float">
            <text:p>-122.094000520652</text:p>
          </table:table-cell>
          <table:table-cell office:value-type="float" office:value="-123.023912311" calcext:value-type="float">
            <text:p>-123.023912311</text:p>
          </table:table-cell>
          <table:table-cell table:formula="of:=[.B15]-[.B14]" office:value-type="float" office:value="121.826138874096" calcext:value-type="float">
            <text:p>121.826138874096</text:p>
          </table:table-cell>
          <table:table-cell table:formula="of:=[.C15]-[.C14]" office:value-type="float" office:value="121.364191919192" calcext:value-type="float">
            <text:p>121.364191919192</text:p>
          </table:table-cell>
          <table:table-cell table:formula="of:=[.D15]-[.D14]" office:value-type="float" office:value="121.595165396644" calcext:value-type="float">
            <text:p>121.595165396644</text:p>
          </table:table-cell>
          <table:table-cell table:formula="of:=[.E15]-[.E14]" office:value-type="float" office:value="123.023912311" calcext:value-type="float">
            <text:p>123.023912311</text:p>
          </table:table-cell>
          <table:table-cell table:formula="of:=[.F14]-[.$F$18]" office:value-type="float" office:value="-1.20015346036243" calcext:value-type="float">
            <text:p>-1.20015346036243</text:p>
          </table:table-cell>
          <table:table-cell table:formula="of:=[.G14]-[.$G$18]" office:value-type="float" office:value="-1.23100311626942" calcext:value-type="float">
            <text:p>-1.23100311626942</text:p>
          </table:table-cell>
          <table:table-cell table:formula="of:=[.H14]-[.$H$18]" office:value-type="float" office:value="-1.21557828831644" calcext:value-type="float">
            <text:p>-1.21557828831644</text:p>
          </table:table-cell>
          <table:table-cell table:formula="of:=[.I14]-[.$I$18]" office:value-type="float" office:value="0.000000000500008923154383" calcext:value-type="float">
            <text:p>5.00008923154383E-10</text:p>
          </table:table-cell>
          <table:table-cell table:formula="of:=[.I14]+[.J14]" office:value-type="float" office:value="121.823758850638" calcext:value-type="float">
            <text:p>121.823758850638</text:p>
          </table:table-cell>
          <table:table-cell table:formula="of:=[.I14]+[.K14]" office:value-type="float" office:value="121.792909194731" calcext:value-type="float">
            <text:p>121.792909194731</text:p>
          </table:table-cell>
          <table:table-cell table:formula="of:=[.I14]+[.L14]" office:value-type="float" office:value="121.808334022684" calcext:value-type="float">
            <text:p>121.808334022684</text:p>
          </table:table-cell>
          <table:table-cell table:formula="of:=[.I14]+[.M14]" office:value-type="float" office:value="123.0239123115" calcext:value-type="float">
            <text:p>123.0239123115</text:p>
          </table:table-cell>
          <table:table-cell/>
          <table:table-cell table:formula="of:=[.S15]-[.N14]" office:value-type="float" office:value="-121.246984654209" calcext:value-type="float">
            <text:p>-121.246984654209</text:p>
          </table:table-cell>
          <table:table-cell table:formula="of:=[.T15]-[.O14]" office:value-type="float" office:value="-123.367353639175" calcext:value-type="float">
            <text:p>-123.367353639175</text:p>
          </table:table-cell>
          <table:table-cell table:formula="of:=[.U15]-[.P14]" office:value-type="float" office:value="-122.307169146691" calcext:value-type="float">
            <text:p>-122.307169146691</text:p>
          </table:table-cell>
          <table:table-cell table:formula="of:=[.V15]-[.Q14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76774196428571" calcext:value-type="float">
            <text:p>0.576774196428571</text:p>
          </table:table-cell>
          <table:table-cell office:value-type="float" office:value="-1.57444444444441" calcext:value-type="float">
            <text:p>-1.57444444444441</text:p>
          </table:table-cell>
          <table:table-cell table:formula="of:=([.B15]+[.C15])/2" office:value-type="float" office:value="-0.498835124007919" calcext:value-type="float">
            <text:p>-0.498835124007919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[.B15]" office:value-type="float" office:value="0.576774196428571" calcext:value-type="float">
            <text:p>0.576774196428571</text:p>
          </table:table-cell>
          <table:table-cell table:formula="of:=[.C15]" office:value-type="float" office:value="-1.57444444444441" calcext:value-type="float">
            <text:p>-1.57444444444441</text:p>
          </table:table-cell>
          <table:table-cell table:formula="of:=[.D15]" office:value-type="float" office:value="-0.498835124007919" calcext:value-type="float">
            <text:p>-0.498835124007919</text:p>
          </table:table-cell>
          <table:table-cell table:formula="of:=[.E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75550859225" calcext:value-type="float">
            <text:p>123.75550859225</text:p>
          </table:table-cell>
          <table:table-cell office:value-type="float" office:value="121.217021276596" calcext:value-type="float">
            <text:p>121.217021276596</text:p>
          </table:table-cell>
          <table:table-cell table:formula="of:=([.B16]+[.C16])/2" office:value-type="float" office:value="122.486264934423" calcext:value-type="float">
            <text:p>122.486264934423</text:p>
          </table:table-cell>
          <table:table-cell office:value-type="float" office:value="123.023912311" calcext:value-type="float">
            <text:p>123.023912311</text:p>
          </table:table-cell>
          <table:table-cell table:formula="of:=[.B16]-[.B15]" office:value-type="float" office:value="123.178734395821" calcext:value-type="float">
            <text:p>123.178734395821</text:p>
          </table:table-cell>
          <table:table-cell table:formula="of:=[.C16]-[.C15]" office:value-type="float" office:value="122.79146572104" calcext:value-type="float">
            <text:p>122.79146572104</text:p>
          </table:table-cell>
          <table:table-cell table:formula="of:=[.D16]-[.D15]" office:value-type="float" office:value="122.985100058431" calcext:value-type="float">
            <text:p>122.985100058431</text:p>
          </table:table-cell>
          <table:table-cell table:formula="of:=[.E16]-[.E15]" office:value-type="float" office:value="123.023912311" calcext:value-type="float">
            <text:p>123.023912311</text:p>
          </table:table-cell>
          <table:table-cell table:formula="of:=[.F16]-[.$F$18]" office:value-type="float" office:value="0.152442061363416" calcext:value-type="float">
            <text:p>0.152442061363416</text:p>
          </table:table-cell>
          <table:table-cell table:formula="of:=[.G16]-[.$G$18]" office:value-type="float" office:value="0.196270685579407" calcext:value-type="float">
            <text:p>0.196270685579407</text:p>
          </table:table-cell>
          <table:table-cell table:formula="of:=[.H16]-[.$H$18]" office:value-type="float" office:value="0.174356373470914" calcext:value-type="float">
            <text:p>0.174356373470914</text:p>
          </table:table-cell>
          <table:table-cell table:formula="of:=[.I16]-[.$I$18]" office:value-type="float" office:value="0.000000000500008923154383" calcext:value-type="float">
            <text:p>5.00008923154383E-10</text:p>
          </table:table-cell>
          <table:table-cell table:formula="of:=[.I16]+[.J16]" office:value-type="float" office:value="123.176354372363" calcext:value-type="float">
            <text:p>123.176354372363</text:p>
          </table:table-cell>
          <table:table-cell table:formula="of:=[.I16]+[.K16]" office:value-type="float" office:value="123.220182996579" calcext:value-type="float">
            <text:p>123.220182996579</text:p>
          </table:table-cell>
          <table:table-cell table:formula="of:=[.I16]+[.L16]" office:value-type="float" office:value="123.198268684471" calcext:value-type="float">
            <text:p>123.198268684471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3.753128568792" calcext:value-type="float">
            <text:p>123.753128568792</text:p>
          </table:table-cell>
          <table:table-cell table:formula="of:=[.T15]+[.O16]" office:value-type="float" office:value="121.645738552135" calcext:value-type="float">
            <text:p>121.645738552135</text:p>
          </table:table-cell>
          <table:table-cell table:formula="of:=[.U15]+[.P16]" office:value-type="float" office:value="122.699433560463" calcext:value-type="float">
            <text:p>122.699433560463</text:p>
          </table:table-cell>
          <table:table-cell table:formula="of:=[.V15]+[.Q16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7.166773654333" calcext:value-type="float">
            <text:p>247.166773654333</text:p>
          </table:table-cell>
          <table:table-cell office:value-type="float" office:value="244.673333333333" calcext:value-type="float">
            <text:p>244.673333333333</text:p>
          </table:table-cell>
          <table:table-cell table:formula="of:=([.B17]+[.C17])/2" office:value-type="float" office:value="245.920053493833" calcext:value-type="float">
            <text:p>245.920053493833</text:p>
          </table:table-cell>
          <table:table-cell office:value-type="float" office:value="246.047824621" calcext:value-type="float">
            <text:p>246.047824621</text:p>
          </table:table-cell>
          <table:table-cell table:formula="of:=[.B17]-[.B16]" office:value-type="float" office:value="123.411265062083" calcext:value-type="float">
            <text:p>123.411265062083</text:p>
          </table:table-cell>
          <table:table-cell table:formula="of:=[.C17]-[.C16]" office:value-type="float" office:value="123.456312056737" calcext:value-type="float">
            <text:p>123.456312056737</text:p>
          </table:table-cell>
          <table:table-cell table:formula="of:=[.D17]-[.D16]" office:value-type="float" office:value="123.43378855941" calcext:value-type="float">
            <text:p>123.43378855941</text:p>
          </table:table-cell>
          <table:table-cell table:formula="of:=[.E17]-[.E16]" office:value-type="float" office:value="123.02391231" calcext:value-type="float">
            <text:p>123.02391231</text:p>
          </table:table-cell>
          <table:table-cell table:formula="of:=[.F17]-[.$F$18]" office:value-type="float" office:value="0.384972727625012" calcext:value-type="float">
            <text:p>0.384972727625012</text:p>
          </table:table-cell>
          <table:table-cell table:formula="of:=[.G17]-[.$G$18]" office:value-type="float" office:value="0.861117021276002" calcext:value-type="float">
            <text:p>0.861117021276002</text:p>
          </table:table-cell>
          <table:table-cell table:formula="of:=[.H17]-[.$H$18]" office:value-type="float" office:value="0.623044874450002" calcext:value-type="float">
            <text:p>0.623044874450002</text:p>
          </table:table-cell>
          <table:table-cell table:formula="of:=[.I17]-[.$I$18]" office:value-type="float" office:value="-0.000000000500008923154383" calcext:value-type="float">
            <text:p>-5.00008923154383E-10</text:p>
          </table:table-cell>
          <table:table-cell table:formula="of:=[.I17]+[.J17]" office:value-type="float" office:value="123.408885037625" calcext:value-type="float">
            <text:p>123.408885037625</text:p>
          </table:table-cell>
          <table:table-cell table:formula="of:=[.I17]+[.K17]" office:value-type="float" office:value="123.885029331276" calcext:value-type="float">
            <text:p>123.885029331276</text:p>
          </table:table-cell>
          <table:table-cell table:formula="of:=[.I17]+[.L17]" office:value-type="float" office:value="123.64695718445" calcext:value-type="float">
            <text:p>123.64695718445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7.162013606417" calcext:value-type="float">
            <text:p>247.162013606417</text:p>
          </table:table-cell>
          <table:table-cell table:formula="of:=[.T16]+[.O17]" office:value-type="float" office:value="245.530767883411" calcext:value-type="float">
            <text:p>245.530767883411</text:p>
          </table:table-cell>
          <table:table-cell table:formula="of:=[.U16]+[.P17]" office:value-type="float" office:value="246.346390744913" calcext:value-type="float">
            <text:p>246.346390744913</text:p>
          </table:table-cell>
          <table:table-cell table:formula="of:=[.V16]+[.Q17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AVERAGE([.F13];[.F14];[.F16];[.F17])" office:value-type="float" office:value="123.026292334458" calcext:value-type="float">
            <text:p>123.026292334458</text:p>
          </table:table-cell>
          <table:table-cell table:style-name="ce50" table:formula="of:=AVERAGE([.G13];[.G14];[.G16];[.G17])" office:value-type="float" office:value="122.595195035461" calcext:value-type="float">
            <text:p>122.595195035461</text:p>
          </table:table-cell>
          <table:table-cell table:style-name="ce50" table:formula="of:=AVERAGE([.H13];[.H14];[.H16];[.H17])" office:value-type="float" office:value="122.81074368496" calcext:value-type="float">
            <text:p>122.81074368496</text:p>
          </table:table-cell>
          <table:table-cell table:style-name="ce50" table:formula="of:=AVERAGE([.I13];[.I14];[.I16];[.I17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4.576684474333" calcext:value-type="float">
            <text:p>-244.576684474333</text:p>
          </table:table-cell>
          <table:table-cell office:value-type="float" office:value="-244.506666666667" calcext:value-type="float">
            <text:p>-244.506666666667</text:p>
          </table:table-cell>
          <table:table-cell table:formula="of:=([.B21]+[.C21])/2" office:value-type="float" office:value="-244.5416755705" calcext:value-type="float">
            <text:p>-244.5416755705</text:p>
          </table:table-cell>
          <table:table-cell office:value-type="float" office:value="-246.047824621" calcext:value-type="float">
            <text:p>-246.047824621</text:p>
          </table:table-cell>
          <table:table-cell table:formula="of:=[.B22]-[.B21]" office:value-type="float" office:value="121.914691896666" calcext:value-type="float">
            <text:p>121.914691896666</text:p>
          </table:table-cell>
          <table:table-cell table:formula="of:=[.C22]-[.C21]" office:value-type="float" office:value="121.686014492754" calcext:value-type="float">
            <text:p>121.686014492754</text:p>
          </table:table-cell>
          <table:table-cell table:formula="of:=[.D22]-[.D21]" office:value-type="float" office:value="121.80035319471" calcext:value-type="float">
            <text:p>121.80035319471</text:p>
          </table:table-cell>
          <table:table-cell table:formula="of:=[.E22]-[.E21]" office:value-type="float" office:value="123.02391231" calcext:value-type="float">
            <text:p>123.02391231</text:p>
          </table:table-cell>
          <table:table-cell table:style-name="ce8" table:formula="of:=[.F21]-[.$F$26]" office:value-type="float" office:value="-0.317448710500486" calcext:value-type="float">
            <text:p>-0.317448710500486</text:p>
          </table:table-cell>
          <table:table-cell table:style-name="ce8" table:formula="of:=[.G21]-[.$G$26]" office:value-type="float" office:value="-1.07298913043449" calcext:value-type="float">
            <text:p>-1.07298913043449</text:p>
          </table:table-cell>
          <table:table-cell table:style-name="ce8" table:formula="of:=[.H21]-[.$H$26]" office:value-type="float" office:value="-0.695218920467497" calcext:value-type="float">
            <text:p>-0.695218920467497</text:p>
          </table:table-cell>
          <table:table-cell table:style-name="ce8" table:formula="of:=[.I21]-[.$I$26]" office:value-type="float" office:value="-0.000000000500023134009098" calcext:value-type="float">
            <text:p>-5.00023134009098E-10</text:p>
          </table:table-cell>
          <table:table-cell table:formula="of:=[.I21]+[.J21]" office:value-type="float" office:value="122.7064635995" calcext:value-type="float">
            <text:p>122.7064635995</text:p>
          </table:table-cell>
          <table:table-cell table:formula="of:=[.I21]+[.K21]" office:value-type="float" office:value="121.950923179565" calcext:value-type="float">
            <text:p>121.950923179565</text:p>
          </table:table-cell>
          <table:table-cell table:formula="of:=[.I21]+[.L21]" office:value-type="float" office:value="122.328693389533" calcext:value-type="float">
            <text:p>122.328693389533</text:p>
          </table:table-cell>
          <table:table-cell table:formula="of:=[.I21]+[.M21]" office:value-type="float" office:value="123.0239123095" calcext:value-type="float">
            <text:p>123.0239123095</text:p>
          </table:table-cell>
          <table:table-cell/>
          <table:table-cell table:formula="of:=[.S22]-[.N21]" office:value-type="float" office:value="-246.160227881" calcext:value-type="float">
            <text:p>-246.160227881</text:p>
          </table:table-cell>
          <table:table-cell table:formula="of:=[.T22]-[.O21]" office:value-type="float" office:value="-245.036484041289" calcext:value-type="float">
            <text:p>-245.036484041289</text:p>
          </table:table-cell>
          <table:table-cell table:formula="of:=[.U22]-[.P21]" office:value-type="float" office:value="-245.598355961144" calcext:value-type="float">
            <text:p>-245.598355961144</text:p>
          </table:table-cell>
          <table:table-cell table:formula="of:=[.V22]-[.Q21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661992577667" calcext:value-type="float">
            <text:p>-122.661992577667</text:p>
          </table:table-cell>
          <table:table-cell office:value-type="float" office:value="-122.820652173913" calcext:value-type="float">
            <text:p>-122.820652173913</text:p>
          </table:table-cell>
          <table:table-cell table:formula="of:=([.B22]+[.C22])/2" office:value-type="float" office:value="-122.74132237579" calcext:value-type="float">
            <text:p>-122.74132237579</text:p>
          </table:table-cell>
          <table:table-cell office:value-type="float" office:value="-123.023912311" calcext:value-type="float">
            <text:p>-123.023912311</text:p>
          </table:table-cell>
          <table:table-cell table:formula="of:=[.B23]-[.B22]" office:value-type="float" office:value="121.458145081" calcext:value-type="float">
            <text:p>121.458145081</text:p>
          </table:table-cell>
          <table:table-cell table:formula="of:=[.C23]-[.C22]" office:value-type="float" office:value="122.625096618358" calcext:value-type="float">
            <text:p>122.625096618358</text:p>
          </table:table-cell>
          <table:table-cell table:formula="of:=[.D23]-[.D22]" office:value-type="float" office:value="122.041620849679" calcext:value-type="float">
            <text:p>122.041620849679</text:p>
          </table:table-cell>
          <table:table-cell table:formula="of:=[.E23]-[.E22]" office:value-type="float" office:value="123.023912311" calcext:value-type="float">
            <text:p>123.023912311</text:p>
          </table:table-cell>
          <table:table-cell table:formula="of:=[.F22]-[.$F$26]" office:value-type="float" office:value="-0.773995526166672" calcext:value-type="float">
            <text:p>-0.773995526166672</text:p>
          </table:table-cell>
          <table:table-cell table:formula="of:=[.G22]-[.$G$26]" office:value-type="float" office:value="-0.133907004831499" calcext:value-type="float">
            <text:p>-0.133907004831499</text:p>
          </table:table-cell>
          <table:table-cell table:formula="of:=[.H22]-[.$H$26]" office:value-type="float" office:value="-0.4539512654991" calcext:value-type="float">
            <text:p>-0.4539512654991</text:p>
          </table:table-cell>
          <table:table-cell table:formula="of:=[.I22]-[.$I$26]" office:value-type="float" office:value="0.000000000500008923154383" calcext:value-type="float">
            <text:p>5.00008923154383E-10</text:p>
          </table:table-cell>
          <table:table-cell table:formula="of:=[.I22]+[.J22]" office:value-type="float" office:value="122.249916784833" calcext:value-type="float">
            <text:p>122.249916784833</text:p>
          </table:table-cell>
          <table:table-cell table:formula="of:=[.I22]+[.K22]" office:value-type="float" office:value="122.890005306169" calcext:value-type="float">
            <text:p>122.890005306169</text:p>
          </table:table-cell>
          <table:table-cell table:formula="of:=[.I22]+[.L22]" office:value-type="float" office:value="122.569961045501" calcext:value-type="float">
            <text:p>122.569961045501</text:p>
          </table:table-cell>
          <table:table-cell table:formula="of:=[.I22]+[.M22]" office:value-type="float" office:value="123.0239123115" calcext:value-type="float">
            <text:p>123.0239123115</text:p>
          </table:table-cell>
          <table:table-cell/>
          <table:table-cell table:formula="of:=[.S23]-[.N22]" office:value-type="float" office:value="-123.4537642815" calcext:value-type="float">
            <text:p>-123.4537642815</text:p>
          </table:table-cell>
          <table:table-cell table:formula="of:=[.T23]-[.O22]" office:value-type="float" office:value="-123.085560861724" calcext:value-type="float">
            <text:p>-123.085560861724</text:p>
          </table:table-cell>
          <table:table-cell table:formula="of:=[.U23]-[.P22]" office:value-type="float" office:value="-123.269662571612" calcext:value-type="float">
            <text:p>-123.269662571612</text:p>
          </table:table-cell>
          <table:table-cell table:formula="of:=[.V23]-[.Q22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20384749666667" calcext:value-type="float">
            <text:p>-1.20384749666667</text:p>
          </table:table-cell>
          <table:table-cell office:value-type="float" office:value="-0.195555555555504" calcext:value-type="float">
            <text:p>-0.195555555555504</text:p>
          </table:table-cell>
          <table:table-cell table:formula="of:=([.B23]+[.C23])/2" office:value-type="float" office:value="-0.699701526111087" calcext:value-type="float">
            <text:p>-0.699701526111087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[.B23]" office:value-type="float" office:value="-1.20384749666667" calcext:value-type="float">
            <text:p>-1.20384749666667</text:p>
          </table:table-cell>
          <table:table-cell table:formula="of:=[.C23]" office:value-type="float" office:value="-0.195555555555504" calcext:value-type="float">
            <text:p>-0.195555555555504</text:p>
          </table:table-cell>
          <table:table-cell table:formula="of:=[.D23]" office:value-type="float" office:value="-0.699701526111087" calcext:value-type="float">
            <text:p>-0.699701526111087</text:p>
          </table:table-cell>
          <table:table-cell table:formula="of:=[.E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82192784225" calcext:value-type="float">
            <text:p>121.82192784225</text:p>
          </table:table-cell>
          <table:table-cell office:value-type="float" office:value="123.467391304348" calcext:value-type="float">
            <text:p>123.467391304348</text:p>
          </table:table-cell>
          <table:table-cell table:formula="of:=([.B24]+[.C24])/2" office:value-type="float" office:value="122.644659573299" calcext:value-type="float">
            <text:p>122.644659573299</text:p>
          </table:table-cell>
          <table:table-cell office:value-type="float" office:value="123.023912311" calcext:value-type="float">
            <text:p>123.023912311</text:p>
          </table:table-cell>
          <table:table-cell table:formula="of:=[.B24]-[.B23]" office:value-type="float" office:value="123.025775338917" calcext:value-type="float">
            <text:p>123.025775338917</text:p>
          </table:table-cell>
          <table:table-cell table:formula="of:=[.C24]-[.C23]" office:value-type="float" office:value="123.662946859903" calcext:value-type="float">
            <text:p>123.662946859903</text:p>
          </table:table-cell>
          <table:table-cell table:formula="of:=[.D24]-[.D23]" office:value-type="float" office:value="123.34436109941" calcext:value-type="float">
            <text:p>123.34436109941</text:p>
          </table:table-cell>
          <table:table-cell table:formula="of:=[.E24]-[.E23]" office:value-type="float" office:value="123.023912311" calcext:value-type="float">
            <text:p>123.023912311</text:p>
          </table:table-cell>
          <table:table-cell table:formula="of:=[.F24]-[.$F$26]" office:value-type="float" office:value="0.793634731749677" calcext:value-type="float">
            <text:p>0.793634731749677</text:p>
          </table:table-cell>
          <table:table-cell table:formula="of:=[.G24]-[.$G$26]" office:value-type="float" office:value="0.903943236714497" calcext:value-type="float">
            <text:p>0.903943236714497</text:p>
          </table:table-cell>
          <table:table-cell table:formula="of:=[.H24]-[.$H$26]" office:value-type="float" office:value="0.848788984232087" calcext:value-type="float">
            <text:p>0.848788984232087</text:p>
          </table:table-cell>
          <table:table-cell table:formula="of:=[.I24]-[.$I$26]" office:value-type="float" office:value="0.000000000500008923154383" calcext:value-type="float">
            <text:p>5.00008923154383E-10</text:p>
          </table:table-cell>
          <table:table-cell table:formula="of:=[.I24]+[.J24]" office:value-type="float" office:value="123.81754704275" calcext:value-type="float">
            <text:p>123.81754704275</text:p>
          </table:table-cell>
          <table:table-cell table:formula="of:=[.I24]+[.K24]" office:value-type="float" office:value="123.927855547715" calcext:value-type="float">
            <text:p>123.927855547715</text:p>
          </table:table-cell>
          <table:table-cell table:formula="of:=[.I24]+[.L24]" office:value-type="float" office:value="123.872701295232" calcext:value-type="float">
            <text:p>123.872701295232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613699546083" calcext:value-type="float">
            <text:p>122.613699546083</text:p>
          </table:table-cell>
          <table:table-cell table:formula="of:=[.T23]+[.O24]" office:value-type="float" office:value="123.732299992159" calcext:value-type="float">
            <text:p>123.732299992159</text:p>
          </table:table-cell>
          <table:table-cell table:formula="of:=[.U23]+[.P24]" office:value-type="float" office:value="123.172999769121" calcext:value-type="float">
            <text:p>123.172999769121</text:p>
          </table:table-cell>
          <table:table-cell table:formula="of:=[.V23]+[.Q24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351877954333" calcext:value-type="float">
            <text:p>244.351877954333</text:p>
          </table:table-cell>
          <table:table-cell office:value-type="float" office:value="246.529347826087" calcext:value-type="float">
            <text:p>246.529347826087</text:p>
          </table:table-cell>
          <table:table-cell table:formula="of:=([.B25]+[.C25])/2" office:value-type="float" office:value="245.44061289021" calcext:value-type="float">
            <text:p>245.44061289021</text:p>
          </table:table-cell>
          <table:table-cell office:value-type="float" office:value="246.047824621" calcext:value-type="float">
            <text:p>246.047824621</text:p>
          </table:table-cell>
          <table:table-cell table:formula="of:=[.B25]-[.B24]" office:value-type="float" office:value="122.529950112083" calcext:value-type="float">
            <text:p>122.529950112083</text:p>
          </table:table-cell>
          <table:table-cell table:formula="of:=[.C25]-[.C24]" office:value-type="float" office:value="123.061956521739" calcext:value-type="float">
            <text:p>123.061956521739</text:p>
          </table:table-cell>
          <table:table-cell table:formula="of:=[.D25]-[.D24]" office:value-type="float" office:value="122.795953316911" calcext:value-type="float">
            <text:p>122.795953316911</text:p>
          </table:table-cell>
          <table:table-cell table:formula="of:=[.E25]-[.E24]" office:value-type="float" office:value="123.02391231" calcext:value-type="float">
            <text:p>123.02391231</text:p>
          </table:table-cell>
          <table:table-cell table:formula="of:=[.F25]-[.$F$26]" office:value-type="float" office:value="0.297809504915989" calcext:value-type="float">
            <text:p>0.297809504915989</text:p>
          </table:table-cell>
          <table:table-cell table:formula="of:=[.G25]-[.$G$26]" office:value-type="float" office:value="0.302952898549989" calcext:value-type="float">
            <text:p>0.302952898549989</text:p>
          </table:table-cell>
          <table:table-cell table:formula="of:=[.H25]-[.$H$26]" office:value-type="float" office:value="0.300381201732975" calcext:value-type="float">
            <text:p>0.300381201732975</text:p>
          </table:table-cell>
          <table:table-cell table:formula="of:=[.I25]-[.$I$26]" office:value-type="float" office:value="-0.000000000500008923154383" calcext:value-type="float">
            <text:p>-5.00008923154383E-10</text:p>
          </table:table-cell>
          <table:table-cell table:formula="of:=[.I25]+[.J25]" office:value-type="float" office:value="123.321721814916" calcext:value-type="float">
            <text:p>123.321721814916</text:p>
          </table:table-cell>
          <table:table-cell table:formula="of:=[.I25]+[.K25]" office:value-type="float" office:value="123.32686520855" calcext:value-type="float">
            <text:p>123.32686520855</text:p>
          </table:table-cell>
          <table:table-cell table:formula="of:=[.I25]+[.L25]" office:value-type="float" office:value="123.324293511733" calcext:value-type="float">
            <text:p>123.324293511733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5.935421360999" calcext:value-type="float">
            <text:p>245.935421360999</text:p>
          </table:table-cell>
          <table:table-cell table:formula="of:=[.T24]+[.O25]" office:value-type="float" office:value="247.059165200709" calcext:value-type="float">
            <text:p>247.059165200709</text:p>
          </table:table-cell>
          <table:table-cell table:formula="of:=[.U24]+[.P25]" office:value-type="float" office:value="246.497293280854" calcext:value-type="float">
            <text:p>246.497293280854</text:p>
          </table:table-cell>
          <table:table-cell table:formula="of:=[.V24]+[.Q25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ce50" table:formula="of:=AVERAGE([.F21];[.F22];[.F24];[.F25])" office:value-type="float" office:value="122.232140607167" calcext:value-type="float">
            <text:p>122.232140607167</text:p>
          </table:table-cell>
          <table:table-cell table:style-name="ce50" table:formula="of:=AVERAGE([.G21];[.G22];[.G24];[.G25])" office:value-type="float" office:value="122.759003623189" calcext:value-type="float">
            <text:p>122.759003623189</text:p>
          </table:table-cell>
          <table:table-cell table:style-name="ce50" table:formula="of:=AVERAGE([.H21];[.H22];[.H24];[.H25])" office:value-type="float" office:value="122.495572115178" calcext:value-type="float">
            <text:p>122.495572115178</text:p>
          </table:table-cell>
          <table:table-cell table:style-name="ce50" table:formula="of:=AVERAGE([.I21];[.I22];[.I24];[.I25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6.170599392875" calcext:value-type="float">
            <text:p>-246.170599392875</text:p>
          </table:table-cell>
          <table:table-cell office:value-type="float" office:value="-248.490217391304" calcext:value-type="float">
            <text:p>-248.490217391304</text:p>
          </table:table-cell>
          <table:table-cell table:formula="of:=([.B29]+[.C29])/2" office:value-type="float" office:value="-247.33040839209" calcext:value-type="float">
            <text:p>-247.33040839209</text:p>
          </table:table-cell>
          <table:table-cell office:value-type="float" office:value="-246.047824621" calcext:value-type="float">
            <text:p>-246.047824621</text:p>
          </table:table-cell>
          <table:table-cell table:formula="of:=[.B30]-[.B29]" office:value-type="float" office:value="122.181138818542" calcext:value-type="float">
            <text:p>122.181138818542</text:p>
          </table:table-cell>
          <table:table-cell table:formula="of:=[.C30]-[.C29]" office:value-type="float" office:value="121.001086956521" calcext:value-type="float">
            <text:p>121.001086956521</text:p>
          </table:table-cell>
          <table:table-cell table:formula="of:=[.D30]-[.D29]" office:value-type="float" office:value="121.591112887532" calcext:value-type="float">
            <text:p>121.591112887532</text:p>
          </table:table-cell>
          <table:table-cell table:formula="of:=[.E30]-[.E29]" office:value-type="float" office:value="123.02391231" calcext:value-type="float">
            <text:p>123.02391231</text:p>
          </table:table-cell>
          <table:table-cell table:style-name="ce8" table:formula="of:=[.F29]-[.$F$34]" office:value-type="float" office:value="-0.301662793259993" calcext:value-type="float">
            <text:p>-0.301662793259993</text:p>
          </table:table-cell>
          <table:table-cell table:style-name="ce8" table:formula="of:=[.G29]-[.$G$34]" office:value-type="float" office:value="-0.521739130435506" calcext:value-type="float">
            <text:p>-0.521739130435506</text:p>
          </table:table-cell>
          <table:table-cell table:style-name="ce8" table:formula="of:=[.H29]-[.$H$34]" office:value-type="float" office:value="-0.411700961847728" calcext:value-type="float">
            <text:p>-0.411700961847728</text:p>
          </table:table-cell>
          <table:table-cell table:style-name="ce8" table:formula="of:=[.I29]-[.$I$34]" office:value-type="float" office:value="-0.000000000500023134009098" calcext:value-type="float">
            <text:p>-5.00023134009098E-10</text:p>
          </table:table-cell>
          <table:table-cell table:formula="of:=[.I29]+[.J29]" office:value-type="float" office:value="122.72224951674" calcext:value-type="float">
            <text:p>122.72224951674</text:p>
          </table:table-cell>
          <table:table-cell table:formula="of:=[.I29]+[.K29]" office:value-type="float" office:value="122.502173179564" calcext:value-type="float">
            <text:p>122.502173179564</text:p>
          </table:table-cell>
          <table:table-cell table:formula="of:=[.I29]+[.L29]" office:value-type="float" office:value="122.612211348152" calcext:value-type="float">
            <text:p>122.612211348152</text:p>
          </table:table-cell>
          <table:table-cell table:formula="of:=[.I29]+[.M29]" office:value-type="float" office:value="123.0239123095" calcext:value-type="float">
            <text:p>123.0239123095</text:p>
          </table:table-cell>
          <table:table-cell/>
          <table:table-cell table:formula="of:=[.S30]-[.N29]" office:value-type="float" office:value="-247.252820790271" calcext:value-type="float">
            <text:p>-247.252820790271</text:p>
          </table:table-cell>
          <table:table-cell table:formula="of:=[.T30]-[.O29]" office:value-type="float" office:value="-251.49238983839" calcext:value-type="float">
            <text:p>-251.49238983839</text:p>
          </table:table-cell>
          <table:table-cell table:formula="of:=[.U30]-[.P29]" office:value-type="float" office:value="-249.372605314331" calcext:value-type="float">
            <text:p>-249.372605314331</text:p>
          </table:table-cell>
          <table:table-cell table:formula="of:=[.V30]-[.Q29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.989460574333" calcext:value-type="float">
            <text:p>-123.989460574333</text:p>
          </table:table-cell>
          <table:table-cell office:value-type="float" office:value="-127.489130434783" calcext:value-type="float">
            <text:p>-127.489130434783</text:p>
          </table:table-cell>
          <table:table-cell table:formula="of:=([.B30]+[.C30])/2" office:value-type="float" office:value="-125.739295504558" calcext:value-type="float">
            <text:p>-125.739295504558</text:p>
          </table:table-cell>
          <table:table-cell office:value-type="float" office:value="-123.023912311" calcext:value-type="float">
            <text:p>-123.023912311</text:p>
          </table:table-cell>
          <table:table-cell table:formula="of:=[.B31]-[.B30]" office:value-type="float" office:value="122.955400841" calcext:value-type="float">
            <text:p>122.955400841</text:p>
          </table:table-cell>
          <table:table-cell table:formula="of:=[.C31]-[.C30]" office:value-type="float" office:value="122.164130434783" calcext:value-type="float">
            <text:p>122.164130434783</text:p>
          </table:table-cell>
          <table:table-cell table:formula="of:=[.D31]-[.D30]" office:value-type="float" office:value="122.559765637891" calcext:value-type="float">
            <text:p>122.559765637891</text:p>
          </table:table-cell>
          <table:table-cell table:formula="of:=[.E31]-[.E30]" office:value-type="float" office:value="123.023912311" calcext:value-type="float">
            <text:p>123.023912311</text:p>
          </table:table-cell>
          <table:table-cell table:formula="of:=[.F30]-[.$F$34]" office:value-type="float" office:value="0.472599229197655" calcext:value-type="float">
            <text:p>0.472599229197655</text:p>
          </table:table-cell>
          <table:table-cell table:formula="of:=[.G30]-[.$G$34]" office:value-type="float" office:value="0.641304347826008" calcext:value-type="float">
            <text:p>0.641304347826008</text:p>
          </table:table-cell>
          <table:table-cell table:formula="of:=[.H30]-[.$H$34]" office:value-type="float" office:value="0.556951788512336" calcext:value-type="float">
            <text:p>0.556951788512336</text:p>
          </table:table-cell>
          <table:table-cell table:formula="of:=[.I30]-[.$I$34]" office:value-type="float" office:value="0.000000000500008923154383" calcext:value-type="float">
            <text:p>5.00008923154383E-10</text:p>
          </table:table-cell>
          <table:table-cell table:formula="of:=[.I30]+[.J30]" office:value-type="float" office:value="123.496511540198" calcext:value-type="float">
            <text:p>123.496511540198</text:p>
          </table:table-cell>
          <table:table-cell table:formula="of:=[.I30]+[.K30]" office:value-type="float" office:value="123.665216658826" calcext:value-type="float">
            <text:p>123.665216658826</text:p>
          </table:table-cell>
          <table:table-cell table:formula="of:=[.I30]+[.L30]" office:value-type="float" office:value="123.580864099512" calcext:value-type="float">
            <text:p>123.580864099512</text:p>
          </table:table-cell>
          <table:table-cell table:formula="of:=[.I30]+[.M30]" office:value-type="float" office:value="123.0239123115" calcext:value-type="float">
            <text:p>123.0239123115</text:p>
          </table:table-cell>
          <table:table-cell/>
          <table:table-cell table:formula="of:=[.S31]-[.N30]" office:value-type="float" office:value="-124.530571273531" calcext:value-type="float">
            <text:p>-124.530571273531</text:p>
          </table:table-cell>
          <table:table-cell table:formula="of:=[.T31]-[.O30]" office:value-type="float" office:value="-128.990216658826" calcext:value-type="float">
            <text:p>-128.990216658826</text:p>
          </table:table-cell>
          <table:table-cell table:formula="of:=[.U31]-[.P30]" office:value-type="float" office:value="-126.760393966179" calcext:value-type="float">
            <text:p>-126.760393966179</text:p>
          </table:table-cell>
          <table:table-cell table:formula="of:=[.V31]-[.Q30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03405973333333" calcext:value-type="float">
            <text:p>-1.03405973333333</text:p>
          </table:table-cell>
          <table:table-cell office:value-type="float" office:value="-5.32499999999999" calcext:value-type="float">
            <text:p>-5.32499999999999</text:p>
          </table:table-cell>
          <table:table-cell table:formula="of:=([.B31]+[.C31])/2" office:value-type="float" office:value="-3.17952986666666" calcext:value-type="float">
            <text:p>-3.17952986666666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[.B31]" office:value-type="float" office:value="-1.03405973333333" calcext:value-type="float">
            <text:p>-1.03405973333333</text:p>
          </table:table-cell>
          <table:table-cell table:formula="of:=[.C31]" office:value-type="float" office:value="-5.32499999999999" calcext:value-type="float">
            <text:p>-5.32499999999999</text:p>
          </table:table-cell>
          <table:table-cell table:formula="of:=[.D31]" office:value-type="float" office:value="-3.17952986666666" calcext:value-type="float">
            <text:p>-3.17952986666666</text:p>
          </table:table-cell>
          <table:table-cell table:formula="of:=[.E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500092244333" calcext:value-type="float">
            <text:p>121.500092244333</text:p>
          </table:table-cell>
          <table:table-cell office:value-type="float" office:value="116.235227272727" calcext:value-type="float">
            <text:p>116.235227272727</text:p>
          </table:table-cell>
          <table:table-cell table:formula="of:=([.B32]+[.C32])/2" office:value-type="float" office:value="118.86765975853" calcext:value-type="float">
            <text:p>118.86765975853</text:p>
          </table:table-cell>
          <table:table-cell office:value-type="float" office:value="123.023912311" calcext:value-type="float">
            <text:p>123.023912311</text:p>
          </table:table-cell>
          <table:table-cell table:formula="of:=[.B32]-[.B31]" office:value-type="float" office:value="122.534151977666" calcext:value-type="float">
            <text:p>122.534151977666</text:p>
          </table:table-cell>
          <table:table-cell table:formula="of:=[.C32]-[.C31]" office:value-type="float" office:value="121.560227272727" calcext:value-type="float">
            <text:p>121.560227272727</text:p>
          </table:table-cell>
          <table:table-cell table:formula="of:=[.D32]-[.D31]" office:value-type="float" office:value="122.047189625197" calcext:value-type="float">
            <text:p>122.047189625197</text:p>
          </table:table-cell>
          <table:table-cell table:formula="of:=[.E32]-[.E31]" office:value-type="float" office:value="123.023912311" calcext:value-type="float">
            <text:p>123.023912311</text:p>
          </table:table-cell>
          <table:table-cell table:formula="of:=[.F32]-[.$F$34]" office:value-type="float" office:value="0.0513503658643373" calcext:value-type="float">
            <text:p>0.051350365864337</text:p>
          </table:table-cell>
          <table:table-cell table:formula="of:=[.G32]-[.$G$34]" office:value-type="float" office:value="0.0374011857699941" calcext:value-type="float">
            <text:p>0.037401185769994</text:p>
          </table:table-cell>
          <table:table-cell table:formula="of:=[.H32]-[.$H$34]" office:value-type="float" office:value="0.0443757758176702" calcext:value-type="float">
            <text:p>0.04437577581767</text:p>
          </table:table-cell>
          <table:table-cell table:formula="of:=[.I32]-[.$I$34]" office:value-type="float" office:value="0.000000000500008923154383" calcext:value-type="float">
            <text:p>5.00008923154383E-10</text:p>
          </table:table-cell>
          <table:table-cell table:formula="of:=[.I32]+[.J32]" office:value-type="float" office:value="123.075262676864" calcext:value-type="float">
            <text:p>123.075262676864</text:p>
          </table:table-cell>
          <table:table-cell table:formula="of:=[.I32]+[.K32]" office:value-type="float" office:value="123.06131349677" calcext:value-type="float">
            <text:p>123.06131349677</text:p>
          </table:table-cell>
          <table:table-cell table:formula="of:=[.I32]+[.L32]" office:value-type="float" office:value="123.068288086818" calcext:value-type="float">
            <text:p>123.068288086818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2.041202943531" calcext:value-type="float">
            <text:p>122.041202943531</text:p>
          </table:table-cell>
          <table:table-cell table:formula="of:=[.T31]+[.O32]" office:value-type="float" office:value="117.73631349677" calcext:value-type="float">
            <text:p>117.73631349677</text:p>
          </table:table-cell>
          <table:table-cell table:formula="of:=[.U31]+[.P32]" office:value-type="float" office:value="119.888758220151" calcext:value-type="float">
            <text:p>119.888758220151</text:p>
          </table:table-cell>
          <table:table-cell table:formula="of:=[.V31]+[.Q32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.760607054333" calcext:value-type="float">
            <text:p>243.760607054333</text:p>
          </table:table-cell>
          <table:table-cell office:value-type="float" office:value="237.601086956522" calcext:value-type="float">
            <text:p>237.601086956522</text:p>
          </table:table-cell>
          <table:table-cell table:formula="of:=([.B33]+[.C33])/2" office:value-type="float" office:value="240.680847005427" calcext:value-type="float">
            <text:p>240.680847005427</text:p>
          </table:table-cell>
          <table:table-cell office:value-type="float" office:value="246.047824621" calcext:value-type="float">
            <text:p>246.047824621</text:p>
          </table:table-cell>
          <table:table-cell table:formula="of:=[.B33]-[.B32]" office:value-type="float" office:value="122.26051481" calcext:value-type="float">
            <text:p>122.26051481</text:p>
          </table:table-cell>
          <table:table-cell table:formula="of:=[.C33]-[.C32]" office:value-type="float" office:value="121.365859683795" calcext:value-type="float">
            <text:p>121.365859683795</text:p>
          </table:table-cell>
          <table:table-cell table:formula="of:=[.D33]-[.D32]" office:value-type="float" office:value="121.813187246898" calcext:value-type="float">
            <text:p>121.813187246898</text:p>
          </table:table-cell>
          <table:table-cell table:formula="of:=[.E33]-[.E32]" office:value-type="float" office:value="123.02391231" calcext:value-type="float">
            <text:p>123.02391231</text:p>
          </table:table-cell>
          <table:table-cell table:formula="of:=[.F33]-[.$F$34]" office:value-type="float" office:value="-0.222286801801999" calcext:value-type="float">
            <text:p>-0.222286801801999</text:p>
          </table:table-cell>
          <table:table-cell table:formula="of:=[.G33]-[.$G$34]" office:value-type="float" office:value="-0.156966403161988" calcext:value-type="float">
            <text:p>-0.156966403161988</text:p>
          </table:table-cell>
          <table:table-cell table:formula="of:=[.H33]-[.$H$34]" office:value-type="float" office:value="-0.189626602481511" calcext:value-type="float">
            <text:p>-0.189626602481511</text:p>
          </table:table-cell>
          <table:table-cell table:formula="of:=[.I33]-[.$I$34]" office:value-type="float" office:value="-0.000000000500008923154383" calcext:value-type="float">
            <text:p>-5.00008923154383E-10</text:p>
          </table:table-cell>
          <table:table-cell table:formula="of:=[.I33]+[.J33]" office:value-type="float" office:value="122.801625508198" calcext:value-type="float">
            <text:p>122.801625508198</text:p>
          </table:table-cell>
          <table:table-cell table:formula="of:=[.I33]+[.K33]" office:value-type="float" office:value="122.866945906838" calcext:value-type="float">
            <text:p>122.866945906838</text:p>
          </table:table-cell>
          <table:table-cell table:formula="of:=[.I33]+[.L33]" office:value-type="float" office:value="122.834285707518" calcext:value-type="float">
            <text:p>122.834285707518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4.842828451729" calcext:value-type="float">
            <text:p>244.842828451729</text:p>
          </table:table-cell>
          <table:table-cell table:formula="of:=[.T32]+[.O33]" office:value-type="float" office:value="240.603259403608" calcext:value-type="float">
            <text:p>240.603259403608</text:p>
          </table:table-cell>
          <table:table-cell table:formula="of:=[.U32]+[.P33]" office:value-type="float" office:value="242.723043927669" calcext:value-type="float">
            <text:p>242.723043927669</text:p>
          </table:table-cell>
          <table:table-cell table:formula="of:=[.V32]+[.Q33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AVERAGE([.F29];[.F30];[.F32];[.F33])" office:value-type="float" office:value="122.482801611802" calcext:value-type="float">
            <text:p>122.482801611802</text:p>
          </table:table-cell>
          <table:table-cell table:style-name="ce50" table:formula="of:=AVERAGE([.G29];[.G30];[.G32];[.G33])" office:value-type="float" office:value="121.522826086957" calcext:value-type="float">
            <text:p>121.522826086957</text:p>
          </table:table-cell>
          <table:table-cell table:style-name="ce50" table:formula="of:=AVERAGE([.H29];[.H30];[.H32];[.H33])" office:value-type="float" office:value="122.002813849379" calcext:value-type="float">
            <text:p>122.002813849379</text:p>
          </table:table-cell>
          <table:table-cell table:style-name="ce50" table:formula="of:=AVERAGE([.I29];[.I30];[.I32];[.I33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table:number-columns-spanned="4" table:number-rows-spanned="1"/>
          <table:covered-table-cell table:number-columns-repeated="3" table:style-name="ce121"/>
          <table:table-cell table:style-name="ce3" table:number-columns-spanned="4" table:number-rows-spanned="1"/>
          <table:covered-table-cell table:number-columns-repeated="3" table:style-name="ce121"/>
          <table:table-cell table:style-name="ce3" table:number-columns-spanned="4" table:number-rows-spanned="1"/>
          <table:covered-table-cell table:number-columns-repeated="3" table:style-name="ce121"/>
          <table:table-cell table:style-name="ce3" table:number-columns-spanned="4" table:number-rows-spanned="1"/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6" table:number-columns-repeated="2"/>
          <table:table-cell table:style-name="ce4"/>
          <table:table-cell table:style-name="ce6" table:number-columns-repeated="14"/>
          <table:table-cell table:number-columns-repeated="4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table:style-name="ce1"/>
          <table:table-cell table:number-columns-repeated="4"/>
          <table:table-cell table:style-name="ce50" table:number-columns-repeated="4"/>
          <table:table-cell table:number-columns-repeated="17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 table:number-rows-repeated="5">
          <table:table-cell table:number-columns-repeated="9"/>
          <table:table-cell table:style-name="ce8" table:number-columns-repeated="4"/>
          <table:table-cell table:number-columns-repeated="13"/>
        </table:table-row>
        <table:table-row table:style-name="ro1">
          <table:table-cell table:style-name="ce1"/>
          <table:table-cell table:number-columns-repeated="4"/>
          <table:table-cell table:style-name="ce50" table:number-columns-repeated="4"/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 table:number-rows-repeated="5">
          <table:table-cell table:number-columns-repeated="9"/>
          <table:table-cell table:style-name="ce8" table:number-columns-repeated="4"/>
          <table:table-cell table:number-columns-repeated="13"/>
        </table:table-row>
        <table:table-row table:style-name="ro1">
          <table:table-cell table:style-name="ce2"/>
          <table:table-cell table:number-columns-repeated="4"/>
          <table:table-cell table:style-name="ce50" table:number-columns-repeated="4"/>
          <table:table-cell table:number-columns-repeated="17"/>
        </table:table-row>
        <table:table-row table:style-name="ro1" table:number-rows-repeated="2">
          <table:table-cell table:number-columns-repeated="26"/>
        </table:table-row>
        <table:table-row table:style-name="ro1" table:number-rows-repeated="5">
          <table:table-cell table:number-columns-repeated="9"/>
          <table:table-cell table:style-name="ce8" table:number-columns-repeated="4"/>
          <table:table-cell table:number-columns-repeated="13"/>
        </table:table-row>
        <table:table-row table:style-name="ro1">
          <table:table-cell table:style-name="ce1"/>
          <table:table-cell table:number-columns-repeated="4"/>
          <table:table-cell table:style-name="ce50" table:number-columns-repeated="4"/>
          <table:table-cell table:number-columns-repeated="17"/>
        </table:table-row>
      </table:table>
      <table:table table:name="step2_each_beam_at_zero_sep_joscha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  <table:table-cell table:number-columns-repeated="18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/>
          <table:table-cell office:value-type="string" calcext:value-type="string">
            <text:p>X-xbar(arc)</text:p>
          </table:table-cell>
          <table:table-cell office:value-type="string" calcext:value-type="string">
            <text:p>X-xbar(dor)</text:p>
          </table:table-cell>
          <table:table-cell office:value-type="string" calcext:value-type="string">
            <text:p>X-xbar(av)</text:p>
          </table:table-cell>
          <table:table-cell office:value-type="string" calcext:value-type="string">
            <text:p>3 smallest std. Dev(arc)</text:p>
          </table:table-cell>
          <table:table-cell office:value-type="string" calcext:value-type="string">
            <text:p>3 smallest std. Dev(dor)</text:p>
          </table:table-cell>
          <table:table-cell office:value-type="string" calcext:value-type="string">
            <text:p>3 smallest std. Dev(av)</text:p>
          </table:table-cell>
          <table:table-cell office:value-type="string" calcext:value-type="string">
            <text:p>check values(arc)</text:p>
          </table:table-cell>
          <table:table-cell office:value-type="string" calcext:value-type="string">
            <text:p>check values(dor)</text:p>
          </table:table-cell>
          <table:table-cell office:value-type="string" calcext:value-type="string">
            <text:p>check values(av)</text:p>
          </table:table-cell>
          <table:table-cell office:value-type="string" calcext:value-type="string">
            <text:p>values shoud used(arc)</text:p>
          </table:table-cell>
          <table:table-cell office:value-type="string" calcext:value-type="string">
            <text:p>values shoud used(dor)</text:p>
          </table:table-cell>
          <table:table-cell office:value-type="string" calcext:value-type="string">
            <text:p>values shoud used(av)</text:p>
          </table:table-cell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21"/>
          <table:table-cell office:value-type="string" calcext:value-type="string">
            <text:p>B1Y</text:p>
          </table:table-cell>
          <table:table-cell office:value-type="float" office:value="121.301210826334" calcext:value-type="float">
            <text:p>121.301210826334</text:p>
          </table:table-cell>
          <table:table-cell office:value-type="float" office:value="120.44935770751" calcext:value-type="float">
            <text:p>120.44935770751</text:p>
          </table:table-cell>
          <table:table-cell office:value-type="float" office:value="120.875284266922" calcext:value-type="float">
            <text:p>120.875284266922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134" table:formula="of:=[.X4]-[.$X$8]" office:value-type="float" office:value="-0.831891263332736" calcext:value-type="float">
            <text:p>-0.831891263332736</text:p>
          </table:table-cell>
          <table:table-cell table:style-name="ce46" table:formula="of:=[.Y4]-[.$Y$8]" office:value-type="float" office:value="-0.839500988142248" calcext:value-type="float">
            <text:p>-0.839500988142248</text:p>
          </table:table-cell>
          <table:table-cell table:style-name="ce59" table:formula="of:=[.Z4]-[.$Z$8]" office:value-type="float" office:value="-0.835696125737499" calcext:value-type="float">
            <text:p>-0.835696125737499</text:p>
          </table:table-cell>
          <table:table-cell office:value-type="float" office:value="121.301210826334" calcext:value-type="float">
            <text:p>121.301210826334</text:p>
          </table:table-cell>
          <table:table-cell office:value-type="float" office:value="121.504545454546" calcext:value-type="float">
            <text:p>121.504545454546</text:p>
          </table:table-cell>
          <table:table-cell office:value-type="float" office:value="121.664248941273" calcext:value-type="float">
            <text:p>121.664248941273</text:p>
          </table:table-cell>
          <table:table-cell office:value-type="float" office:value="121.301210826334" calcext:value-type="float">
            <text:p>121.301210826334</text:p>
          </table:table-cell>
          <table:table-cell table:number-columns-repeated="2" table:style-name="ce47" office:value-type="string" calcext:value-type="string">
            <text:p>lower limit</text:p>
          </table:table-cell>
          <table:table-cell office:value-type="float" office:value="121.301210826334" calcext:value-type="float">
            <text:p>121.301210826334</text:p>
          </table:table-cell>
          <table:table-cell office:value-type="float" office:value="121.504545454546" calcext:value-type="float">
            <text:p>121.504545454546</text:p>
          </table:table-cell>
          <table:table-cell office:value-type="float" office:value="121.664248941273" calcext:value-type="float">
            <text:p>121.664248941273</text:p>
          </table:table-cell>
        </table:table-row>
        <table:table-row table:style-name="ro1">
          <table:table-cell/>
          <table:table-cell office:value-type="float" office:value="-244.068309687667" calcext:value-type="float">
            <text:p>-244.068309687667</text:p>
          </table:table-cell>
          <table:table-cell office:value-type="float" office:value="-245.714130434783" calcext:value-type="float">
            <text:p>-245.714130434783</text:p>
          </table:table-cell>
          <table:table-cell office:value-type="float" office:value="-244.891220061225" calcext:value-type="float">
            <text:p>-244.891220061225</text:p>
          </table:table-cell>
          <table:table-cell office:value-type="float" office:value="-246.047824621" calcext:value-type="float">
            <text:p>-246.047824621</text:p>
          </table:table-cell>
          <table:table-cell table:formula="of:=[.B6]-[.B5]" office:value-type="float" office:value="121.301210826334" calcext:value-type="float">
            <text:p>121.301210826334</text:p>
          </table:table-cell>
          <table:table-cell table:formula="of:=[.C6]-[.C5]" office:value-type="float" office:value="120.44935770751" calcext:value-type="float">
            <text:p>120.44935770751</text:p>
          </table:table-cell>
          <table:table-cell table:formula="of:=[.D6]-[.D5]" office:value-type="float" office:value="120.875284266922" calcext:value-type="float">
            <text:p>120.875284266922</text:p>
          </table:table-cell>
          <table:table-cell table:formula="of:=[.E6]-[.E5]" office:value-type="float" office:value="123.02391231" calcext:value-type="float">
            <text:p>123.02391231</text:p>
          </table:table-cell>
          <table:table-cell table:formula="of:=[.F5]-[.$F$10]" office:value-type="float" office:value="-0.831891263332992" calcext:value-type="float">
            <text:p>-0.831891263332992</text:p>
          </table:table-cell>
          <table:table-cell table:formula="of:=[.G5]-[.$G$10]" office:value-type="float" office:value="-1.119334650856" calcext:value-type="float">
            <text:p>-1.119334650856</text:p>
          </table:table-cell>
          <table:table-cell table:formula="of:=[.H5]-[.$H$10]" office:value-type="float" office:value="-1.11426150098301" calcext:value-type="float">
            <text:p>-1.11426150098301</text:p>
          </table:table-cell>
          <table:table-cell table:formula="of:=[.I5]-[.$I$10]" office:value-type="float" office:value="-0.000000000500008923154383" calcext:value-type="float">
            <text:p>-5.00008923154383E-10</text:p>
          </table:table-cell>
          <table:table-cell table:formula="of:=[.I5]+[.J5]" office:value-type="float" office:value="122.192021046667" calcext:value-type="float">
            <text:p>122.192021046667</text:p>
          </table:table-cell>
          <table:table-cell table:formula="of:=[.I5]+[.K5]" office:value-type="float" office:value="121.904577659144" calcext:value-type="float">
            <text:p>121.904577659144</text:p>
          </table:table-cell>
          <table:table-cell table:formula="of:=[.I5]+[.L5]" office:value-type="float" office:value="121.909650809017" calcext:value-type="float">
            <text:p>121.909650809017</text:p>
          </table:table-cell>
          <table:table-cell table:formula="of:=[.I5]+[.M5]" office:value-type="float" office:value="123.0239123095" calcext:value-type="float">
            <text:p>123.0239123095</text:p>
          </table:table-cell>
          <table:table-cell/>
          <table:table-cell table:formula="of:=[.S6]-[.N5]" office:value-type="float" office:value="-245.849930129333" calcext:value-type="float">
            <text:p>-245.849930129333</text:p>
          </table:table-cell>
          <table:table-cell table:formula="of:=[.T6]-[.O5]" office:value-type="float" office:value="-248.624570339051" calcext:value-type="float">
            <text:p>-248.624570339051</text:p>
          </table:table-cell>
          <table:table-cell table:formula="of:=[.U6]-[.P5]" office:value-type="float" office:value="-246.959953146415" calcext:value-type="float">
            <text:p>-246.959953146415</text:p>
          </table:table-cell>
          <table:table-cell table:formula="of:=[.V6]-[.Q5]" office:value-type="float" office:value="-246.047824621" calcext:value-type="float">
            <text:p>-246.047824621</text:p>
          </table:table-cell>
          <table:table-cell/>
          <table:table-cell office:value-type="float" office:value="121.823952428" calcext:value-type="float">
            <text:p>121.823952428</text:p>
          </table:table-cell>
          <table:table-cell office:value-type="float" office:value="121.504545454546" calcext:value-type="float">
            <text:p>121.504545454546</text:p>
          </table:table-cell>
          <table:table-cell office:value-type="float" office:value="121.664248941273" calcext:value-type="float">
            <text:p>121.664248941273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5]-[.$X$8]" office:value-type="float" office:value="-0.309149661667007" calcext:value-type="float">
            <text:p>-0.309149661667007</text:p>
          </table:table-cell>
          <table:table-cell table:formula="of:=[.Y5]-[.$Y$8]" office:value-type="float" office:value="0.215686758894009" calcext:value-type="float">
            <text:p>0.215686758894009</text:p>
          </table:table-cell>
          <table:table-cell table:style-name="ce8" table:formula="of:=[.Z5]-[.$Z$8]" office:value-type="float" office:value="-0.0467314513868331" calcext:value-type="float">
            <text:p>-0.046731451386833</text:p>
          </table:table-cell>
          <table:table-cell office:value-type="float" office:value="121.823952428" calcext:value-type="float">
            <text:p>121.823952428</text:p>
          </table:table-cell>
          <table:table-cell office:value-type="float" office:value="121.511291102514" calcext:value-type="float">
            <text:p>121.511291102514</text:p>
          </table:table-cell>
          <table:table-cell office:value-type="float" office:value="121.935389204674" calcext:value-type="float">
            <text:p>121.935389204674</text:p>
          </table:table-cell>
          <table:table-cell office:value-type="float" office:value="121.823952428" calcext:value-type="float">
            <text:p>121.823952428</text:p>
          </table:table-cell>
          <table:table-cell office:value-type="float" office:value="121.504545454546" calcext:value-type="float">
            <text:p>121.504545454546</text:p>
          </table:table-cell>
          <table:table-cell office:value-type="float" office:value="121.664248941273" calcext:value-type="float">
            <text:p>121.664248941273</text:p>
          </table:table-cell>
          <table:table-cell office:value-type="float" office:value="121.823952428" calcext:value-type="float">
            <text:p>121.823952428</text:p>
          </table:table-cell>
          <table:table-cell office:value-type="float" office:value="121.511291102514" calcext:value-type="float">
            <text:p>121.511291102514</text:p>
          </table:table-cell>
          <table:table-cell office:value-type="float" office:value="121.935389204674" calcext:value-type="float">
            <text:p>121.935389204674</text:p>
          </table:table-cell>
        </table:table-row>
        <table:table-row table:style-name="ro1">
          <table:table-cell/>
          <table:table-cell office:value-type="float" office:value="-122.767098861333" calcext:value-type="float">
            <text:p>-122.767098861333</text:p>
          </table:table-cell>
          <table:table-cell office:value-type="float" office:value="-125.264772727273" calcext:value-type="float">
            <text:p>-125.264772727273</text:p>
          </table:table-cell>
          <table:table-cell office:value-type="float" office:value="-124.015935794303" calcext:value-type="float">
            <text:p>-124.015935794303</text:p>
          </table:table-cell>
          <table:table-cell office:value-type="float" office:value="-123.023912311" calcext:value-type="float">
            <text:p>-123.023912311</text:p>
          </table:table-cell>
          <table:table-cell table:formula="of:=[.B7]-[.B6]" office:value-type="float" office:value="121.823952428" calcext:value-type="float">
            <text:p>121.823952428</text:p>
          </table:table-cell>
          <table:table-cell table:formula="of:=[.C7]-[.C6]" office:value-type="float" office:value="121.504545454546" calcext:value-type="float">
            <text:p>121.504545454546</text:p>
          </table:table-cell>
          <table:table-cell table:formula="of:=[.D7]-[.D6]" office:value-type="float" office:value="121.664248941273" calcext:value-type="float">
            <text:p>121.664248941273</text:p>
          </table:table-cell>
          <table:table-cell table:formula="of:=[.E7]-[.E6]" office:value-type="float" office:value="123.023912311" calcext:value-type="float">
            <text:p>123.023912311</text:p>
          </table:table-cell>
          <table:table-cell table:formula="of:=[.F6]-[.$F$10]" office:value-type="float" office:value="-0.309149661667348" calcext:value-type="float">
            <text:p>-0.309149661667348</text:p>
          </table:table-cell>
          <table:table-cell table:formula="of:=[.G6]-[.$G$10]" office:value-type="float" office:value="-0.0641469038203582" calcext:value-type="float">
            <text:p>-0.064146903820358</text:p>
          </table:table-cell>
          <table:table-cell table:formula="of:=[.H6]-[.$H$10]" office:value-type="float" office:value="-0.325296826632339" calcext:value-type="float">
            <text:p>-0.325296826632339</text:p>
          </table:table-cell>
          <table:table-cell table:formula="of:=[.I6]-[.$I$10]" office:value-type="float" office:value="0.000000000500008923154383" calcext:value-type="float">
            <text:p>5.00008923154383E-10</text:p>
          </table:table-cell>
          <table:table-cell table:formula="of:=[.I6]+[.J6]" office:value-type="float" office:value="122.714762649333" calcext:value-type="float">
            <text:p>122.714762649333</text:p>
          </table:table-cell>
          <table:table-cell table:formula="of:=[.I6]+[.K6]" office:value-type="float" office:value="122.95976540718" calcext:value-type="float">
            <text:p>122.95976540718</text:p>
          </table:table-cell>
          <table:table-cell table:formula="of:=[.I6]+[.L6]" office:value-type="float" office:value="122.698615484368" calcext:value-type="float">
            <text:p>122.698615484368</text:p>
          </table:table-cell>
          <table:table-cell table:formula="of:=[.I6]+[.M6]" office:value-type="float" office:value="123.0239123115" calcext:value-type="float">
            <text:p>123.0239123115</text:p>
          </table:table-cell>
          <table:table-cell/>
          <table:table-cell table:formula="of:=[.S7]-[.N6]" office:value-type="float" office:value="-123.657909082666" calcext:value-type="float">
            <text:p>-123.657909082666</text:p>
          </table:table-cell>
          <table:table-cell table:formula="of:=[.T7]-[.O6]" office:value-type="float" office:value="-126.719992679907" calcext:value-type="float">
            <text:p>-126.719992679907</text:p>
          </table:table-cell>
          <table:table-cell table:formula="of:=[.U7]-[.P6]" office:value-type="float" office:value="-125.050302337398" calcext:value-type="float">
            <text:p>-125.050302337398</text:p>
          </table:table-cell>
          <table:table-cell table:formula="of:=[.V7]-[.Q6]" office:value-type="float" office:value="-123.0239123115" calcext:value-type="float">
            <text:p>-123.0239123115</text:p>
          </table:table-cell>
          <table:table-cell/>
          <table:table-cell office:value-type="float" office:value="122.359487306833" calcext:value-type="float">
            <text:p>122.359487306833</text:p>
          </table:table-cell>
          <table:table-cell office:value-type="float" office:value="121.511291102514" calcext:value-type="float">
            <text:p>121.511291102514</text:p>
          </table:table-cell>
          <table:table-cell office:value-type="float" office:value="121.935389204674" calcext:value-type="float">
            <text:p>121.935389204674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6]-[.$X$8]" office:value-type="float" office:value="0.226385217165998" calcext:value-type="float">
            <text:p>0.226385217165998</text:p>
          </table:table-cell>
          <table:table-cell table:style-name="ce8" table:formula="of:=[.Y6]-[.$Y$8]" office:value-type="float" office:value="0.222432406862126" calcext:value-type="float">
            <text:p>0.222432406862126</text:p>
          </table:table-cell>
          <table:table-cell table:style-name="ce8" table:formula="of:=[.Z6]-[.$Z$8]" office:value-type="float" office:value="0.224408812014346" calcext:value-type="float">
            <text:p>0.224408812014346</text:p>
          </table:table-cell>
          <table:table-cell office:value-type="float" office:value="122.359487306833" calcext:value-type="float">
            <text:p>122.359487306833</text:p>
          </table:table-cell>
          <table:table-cell office:value-type="float" office:value="121.690240518039" calcext:value-type="float">
            <text:p>121.690240518039</text:p>
          </table:table-cell>
          <table:table-cell office:value-type="float" office:value="122.368999157769" calcext:value-type="float">
            <text:p>122.368999157769</text:p>
          </table:table-cell>
          <table:table-cell office:value-type="float" office:value="122.359487306833" calcext:value-type="float">
            <text:p>122.359487306833</text:p>
          </table:table-cell>
          <table:table-cell office:value-type="float" office:value="121.511291102514" calcext:value-type="float">
            <text:p>121.511291102514</text:p>
          </table:table-cell>
          <table:table-cell office:value-type="float" office:value="121.935389204674" calcext:value-type="float">
            <text:p>121.935389204674</text:p>
          </table:table-cell>
          <table:table-cell office:value-type="float" office:value="122.359487306833" calcext:value-type="float">
            <text:p>122.359487306833</text:p>
          </table:table-cell>
          <table:table-cell office:value-type="float" office:value="121.690240518039" calcext:value-type="float">
            <text:p>121.690240518039</text:p>
          </table:table-cell>
          <table:table-cell office:value-type="float" office:value="122.368999157769" calcext:value-type="float">
            <text:p>122.368999157769</text:p>
          </table:table-cell>
        </table:table-row>
        <table:table-row table:style-name="ro1">
          <table:table-cell/>
          <table:table-cell office:value-type="float" office:value="-0.943146433333333" calcext:value-type="float">
            <text:p>-0.943146433333333</text:p>
          </table:table-cell>
          <table:table-cell office:value-type="float" office:value="-3.76022727272736" calcext:value-type="float">
            <text:p>-3.76022727272736</text:p>
          </table:table-cell>
          <table:table-cell office:value-type="float" office:value="-2.35168685303035" calcext:value-type="float">
            <text:p>-2.35168685303035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formula="of:=[.B7]" office:value-type="float" office:value="-0.943146433333333" calcext:value-type="float">
            <text:p>-0.943146433333333</text:p>
          </table:table-cell>
          <table:table-cell table:formula="of:=[.C7]" office:value-type="float" office:value="-3.76022727272736" calcext:value-type="float">
            <text:p>-3.76022727272736</text:p>
          </table:table-cell>
          <table:table-cell table:formula="of:=[.D7]" office:value-type="float" office:value="-2.35168685303035" calcext:value-type="float">
            <text:p>-2.35168685303035</text:p>
          </table:table-cell>
          <table:table-cell table:formula="of:=[.E7]" office:value-type="float" office:value="0" calcext:value-type="float">
            <text:p>0</text:p>
          </table:table-cell>
          <table:table-cell/>
          <table:table-cell office:value-type="float" office:value="123.0477577975" calcext:value-type="float">
            <text:p>123.0477577975</text:p>
          </table:table-cell>
          <table:table-cell office:value-type="float" office:value="121.690240518039" calcext:value-type="float">
            <text:p>121.690240518039</text:p>
          </table:table-cell>
          <table:table-cell office:value-type="float" office:value="122.368999157769" calcext:value-type="float">
            <text:p>122.368999157769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59" table:formula="of:=[.X7]-[.$X$8]" office:value-type="float" office:value="0.914655707833234" calcext:value-type="float">
            <text:p>0.914655707833234</text:p>
          </table:table-cell>
          <table:table-cell table:formula="of:=[.Y7]-[.$Y$8]" office:value-type="float" office:value="0.401381822387009" calcext:value-type="float">
            <text:p>0.401381822387009</text:p>
          </table:table-cell>
          <table:table-cell table:style-name="ce8" table:formula="of:=[.Z7]-[.$Z$8]" office:value-type="float" office:value="0.658018765109986" calcext:value-type="float">
            <text:p>0.658018765109986</text:p>
          </table:table-cell>
          <table:table-cell table:number-columns-repeated="3"/>
          <table:table-cell office:value-type="float" office:value="123.0477577975" calcext:value-type="float">
            <text:p>123.0477577975</text:p>
          </table:table-cell>
          <table:table-cell office:value-type="float" office:value="121.690240518039" calcext:value-type="float">
            <text:p>121.690240518039</text:p>
          </table:table-cell>
          <table:table-cell office:value-type="float" office:value="122.368999157769" calcext:value-type="float">
            <text:p>122.368999157769</text:p>
          </table:table-cell>
          <table:table-cell office:value-type="float" office:value="123.0477577975" calcext:value-type="float">
            <text:p>123.04775779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.4163408735" calcext:value-type="float">
            <text:p>121.4163408735</text:p>
          </table:table-cell>
          <table:table-cell office:value-type="float" office:value="117.751063829787" calcext:value-type="float">
            <text:p>117.751063829787</text:p>
          </table:table-cell>
          <table:table-cell office:value-type="float" office:value="119.583702351644" calcext:value-type="float">
            <text:p>119.583702351644</text:p>
          </table:table-cell>
          <table:table-cell office:value-type="float" office:value="123.023912311" calcext:value-type="float">
            <text:p>123.023912311</text:p>
          </table:table-cell>
          <table:table-cell table:formula="of:=[.B8]-[.B7]" office:value-type="float" office:value="122.359487306833" calcext:value-type="float">
            <text:p>122.359487306833</text:p>
          </table:table-cell>
          <table:table-cell table:formula="of:=[.C8]-[.C7]" office:value-type="float" office:value="121.511291102514" calcext:value-type="float">
            <text:p>121.511291102514</text:p>
          </table:table-cell>
          <table:table-cell table:formula="of:=[.D8]-[.D7]" office:value-type="float" office:value="121.935389204674" calcext:value-type="float">
            <text:p>121.935389204674</text:p>
          </table:table-cell>
          <table:table-cell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0.226385217166339" calcext:value-type="float">
            <text:p>0.226385217166339</text:p>
          </table:table-cell>
          <table:table-cell table:formula="of:=[.G8]-[.$G$10]" office:value-type="float" office:value="-0.0574012558516301" calcext:value-type="float">
            <text:p>-0.05740125585163</text:p>
          </table:table-cell>
          <table:table-cell table:formula="of:=[.H8]-[.$H$10]" office:value-type="float" office:value="-0.0541565632306487" calcext:value-type="float">
            <text:p>-0.054156563230649</text:p>
          </table:table-cell>
          <table:table-cell table:formula="of:=[.I8]-[.$I$10]" office:value-type="float" office:value="0.000000000500008923154383" calcext:value-type="float">
            <text:p>5.00008923154383E-10</text:p>
          </table:table-cell>
          <table:table-cell table:formula="of:=[.I8]+[.J8]" office:value-type="float" office:value="123.250297528166" calcext:value-type="float">
            <text:p>123.250297528166</text:p>
          </table:table-cell>
          <table:table-cell table:formula="of:=[.I8]+[.K8]" office:value-type="float" office:value="122.966511055148" calcext:value-type="float">
            <text:p>122.966511055148</text:p>
          </table:table-cell>
          <table:table-cell table:formula="of:=[.I8]+[.L8]" office:value-type="float" office:value="122.969755747769" calcext:value-type="float">
            <text:p>122.969755747769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2.307151094833" calcext:value-type="float">
            <text:p>122.307151094833</text:p>
          </table:table-cell>
          <table:table-cell table:formula="of:=[.T7]+[.O8]" office:value-type="float" office:value="119.206283782421" calcext:value-type="float">
            <text:p>119.206283782421</text:p>
          </table:table-cell>
          <table:table-cell table:formula="of:=[.U7]+[.P8]" office:value-type="float" office:value="120.618068894739" calcext:value-type="float">
            <text:p>120.618068894739</text:p>
          </table:table-cell>
          <table:table-cell table:formula="of:=[.V7]+[.Q8]" office:value-type="float" office:value="123.0239123115" calcext:value-type="float">
            <text:p>123.0239123115</text:p>
          </table:table-cell>
          <table:table-cell/>
          <table:table-cell table:style-name="ce50" table:formula="of:=AVERAGE([.X4:.X7])" office:value-type="float" office:value="122.133102089667" calcext:value-type="float">
            <text:p>122.133102089667</text:p>
          </table:table-cell>
          <table:table-cell table:style-name="ce50" table:formula="of:=AVERAGE([.Y4:.Y7])" office:value-type="float" office:value="121.288858695652" calcext:value-type="float">
            <text:p>121.288858695652</text:p>
          </table:table-cell>
          <table:table-cell table:style-name="ce50" table:formula="of:=AVERAGE([.Z4:.Z7])" office:value-type="float" office:value="121.710980392659" calcext:value-type="float">
            <text:p>121.710980392659</text:p>
          </table:table-cell>
          <table:table-cell table:style-name="ce50" table:formula="of:=AVERAGE([.AA4:.AA7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4.464098671" calcext:value-type="float">
            <text:p>244.464098671</text:p>
          </table:table-cell>
          <table:table-cell office:value-type="float" office:value="239.441304347826" calcext:value-type="float">
            <text:p>239.441304347826</text:p>
          </table:table-cell>
          <table:table-cell office:value-type="float" office:value="241.952701509413" calcext:value-type="float">
            <text:p>241.952701509413</text:p>
          </table:table-cell>
          <table:table-cell office:value-type="float" office:value="246.047824621" calcext:value-type="float">
            <text:p>246.047824621</text:p>
          </table:table-cell>
          <table:table-cell table:formula="of:=[.B9]-[.B8]" office:value-type="float" office:value="123.0477577975" calcext:value-type="float">
            <text:p>123.0477577975</text:p>
          </table:table-cell>
          <table:table-cell table:formula="of:=[.C9]-[.C8]" office:value-type="float" office:value="121.690240518039" calcext:value-type="float">
            <text:p>121.690240518039</text:p>
          </table:table-cell>
          <table:table-cell table:formula="of:=[.D9]-[.D8]" office:value-type="float" office:value="122.368999157769" calcext:value-type="float">
            <text:p>122.368999157769</text:p>
          </table:table-cell>
          <table:table-cell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914655707832978" calcext:value-type="float">
            <text:p>0.914655707832978</text:p>
          </table:table-cell>
          <table:table-cell table:formula="of:=[.G9]-[.$G$10]" office:value-type="float" office:value="0.121548159672997" calcext:value-type="float">
            <text:p>0.121548159672997</text:p>
          </table:table-cell>
          <table:table-cell table:formula="of:=[.H9]-[.$H$10]" office:value-type="float" office:value="0.379453389863997" calcext:value-type="float">
            <text:p>0.379453389863997</text:p>
          </table:table-cell>
          <table:table-cell table:formula="of:=[.I9]-[.$I$10]" office:value-type="float" office:value="-0.000000000500008923154383" calcext:value-type="float">
            <text:p>-5.00008923154383E-10</text:p>
          </table:table-cell>
          <table:table-cell table:formula="of:=[.I9]+[.J9]" office:value-type="float" office:value="123.938568017833" calcext:value-type="float">
            <text:p>123.938568017833</text:p>
          </table:table-cell>
          <table:table-cell table:formula="of:=[.I9]+[.K9]" office:value-type="float" office:value="123.145460469673" calcext:value-type="float">
            <text:p>123.145460469673</text:p>
          </table:table-cell>
          <table:table-cell table:formula="of:=[.I9]+[.L9]" office:value-type="float" office:value="123.403365699864" calcext:value-type="float">
            <text:p>123.403365699864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245719112666" calcext:value-type="float">
            <text:p>246.245719112666</text:p>
          </table:table-cell>
          <table:table-cell table:formula="of:=[.T8]+[.O9]" office:value-type="float" office:value="242.351744252094" calcext:value-type="float">
            <text:p>242.351744252094</text:p>
          </table:table-cell>
          <table:table-cell table:formula="of:=[.U8]+[.P9]" office:value-type="float" office:value="244.021434594603" calcext:value-type="float">
            <text:p>244.021434594603</text:p>
          </table:table-cell>
          <table:table-cell table:formula="of:=[.V8]+[.Q9]" office:value-type="float" office:value="246.047824621" calcext:value-type="float">
            <text:p>246.047824621</text:p>
          </table:table-cell>
          <table:table-cell table:number-columns-repeated="5"/>
          <table:table-cell office:value-type="string" calcext:value-type="string">
            <text:p>st. dev. 1</text:p>
          </table:table-cell>
          <table:table-cell table:number-columns-repeated="3"/>
          <table:table-cell table:formula="of:=STDEV([.AF4:.AF6])" office:value-type="float" office:value="0.529151128024306" calcext:value-type="float">
            <text:p>0.529151128024306</text:p>
          </table:table-cell>
          <table:table-cell table:formula="of:=STDEV([.AG4:.AG6])" office:value-type="float" office:value="0.105317815593976" calcext:value-type="float">
            <text:p>0.105317815593976</text:p>
          </table:table-cell>
          <table:table-cell table:formula="of:=STDEV([.AH4:.AH6])" office:value-type="float" office:value="0.355482653470687" calcext:value-type="float">
            <text:p>0.35548265347068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office:value-type="float" office:value="122.133102089667" calcext:value-type="float">
            <text:p>122.133102089667</text:p>
          </table:table-cell>
          <table:table-cell table:style-name="ce50" office:value-type="float" office:value="121.568692358366" calcext:value-type="float">
            <text:p>121.568692358366</text:p>
          </table:table-cell>
          <table:table-cell table:style-name="ce50" office:value-type="float" office:value="121.989545767905" calcext:value-type="float">
            <text:p>121.989545767905</text:p>
          </table:table-cell>
          <table:table-cell table:style-name="ce50" table:formula="of:=AVERAGE([.I5];[.I6];[.I8];[.I9])" office:value-type="float" office:value="123.0239123105" calcext:value-type="float">
            <text:p>123.0239123105</text:p>
          </table:table-cell>
          <table:table-cell table:number-columns-repeated="18"/>
          <table:table-cell office:value-type="string" calcext:value-type="string">
            <text:p>Mean 1</text:p>
          </table:table-cell>
          <table:table-cell table:number-columns-repeated="3"/>
          <table:table-cell table:formula="of:=AVERAGE([.AF4:.AF6])" office:value-type="float" office:value="121.828216853722" calcext:value-type="float">
            <text:p>121.828216853722</text:p>
          </table:table-cell>
          <table:table-cell table:formula="of:=AVERAGE([.AG4:.AG6])" office:value-type="float" office:value="121.568692358366" calcext:value-type="float">
            <text:p>121.568692358366</text:p>
          </table:table-cell>
          <table:table-cell table:formula="of:=AVERAGE([.AH4:.AH6])" office:value-type="float" office:value="121.989545767905" calcext:value-type="float">
            <text:p>121.989545767905</text:p>
          </table:table-cell>
          <table:table-cell/>
          <table:table-cell office:value-type="string" calcext:value-type="string">
            <text:p>Mean 2 </text:p>
          </table:table-cell>
          <table:table-cell/>
          <table:table-cell table:style-name="ce50" table:formula="of:=AVERAGE([.AL4:.AL7])" office:value-type="float" office:value="122.133102089667" calcext:value-type="float">
            <text:p>122.133102089667</text:p>
          </table:table-cell>
          <table:table-cell table:style-name="ce50" table:formula="of:=AVERAGE([.AM4:.AM6])" office:value-type="float" office:value="121.568692358366" calcext:value-type="float">
            <text:p>121.568692358366</text:p>
          </table:table-cell>
          <table:table-cell table:style-name="ce50" table:formula="of:=AVERAGE([.AN4:.AN6])" office:value-type="float" office:value="121.989545767905" calcext:value-type="float">
            <text:p>121.989545767905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up limit</text:p>
          </table:table-cell>
          <table:table-cell table:number-columns-repeated="3"/>
          <table:table-cell table:formula="of:=[.AF10]+3*[.AF9]" office:value-type="float" office:value="123.415670237795" calcext:value-type="float">
            <text:p>123.415670237795</text:p>
          </table:table-cell>
          <table:table-cell table:formula="of:=[.AG10]+3*[.AG9]" office:value-type="float" office:value="121.884645805148" calcext:value-type="float">
            <text:p>121.884645805148</text:p>
          </table:table-cell>
          <table:table-cell table:formula="of:=[.AH10]+3*[.AH9]" office:value-type="float" office:value="123.055993728317" calcext:value-type="float">
            <text:p>123.055993728317</text:p>
          </table:table-cell>
          <table:table-cell/>
          <table:table-cell office:value-type="string" calcext:value-type="string">
            <text:p>std. dv. 2</text:p>
          </table:table-cell>
          <table:table-cell/>
          <table:table-cell table:style-name="ce50" table:formula="of:=STDEV([.AL4:.AL7])" office:value-type="float" office:value="0.747320082637887" calcext:value-type="float">
            <text:p>0.747320082637887</text:p>
          </table:table-cell>
          <table:table-cell table:style-name="ce50" table:formula="of:=STDEV([.AM4:.AM6])" office:value-type="float" office:value="0.10531781559398" calcext:value-type="float">
            <text:p>0.10531781559398</text:p>
          </table:table-cell>
          <table:table-cell table:style-name="ce50" table:formula="of:=STDEV([.AN4:.AN6])" office:value-type="float" office:value="0.355482653471112" calcext:value-type="float">
            <text:p>0.355482653471112</text:p>
          </table:table-cell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26"/>
          <table:table-cell office:value-type="string" calcext:value-type="string">
            <text:p>down limit</text:p>
          </table:table-cell>
          <table:table-cell table:number-columns-repeated="3"/>
          <table:table-cell table:formula="of:=[.AF10]-3*[.AF9]" office:value-type="float" office:value="120.240763469649" calcext:value-type="float">
            <text:p>120.240763469649</text:p>
          </table:table-cell>
          <table:table-cell table:formula="of:=[.AG10]-3*[.AG9]" office:value-type="float" office:value="121.252738911584" calcext:value-type="float">
            <text:p>121.252738911584</text:p>
          </table:table-cell>
          <table:table-cell table:formula="of:=[.AH10]-3*[.AH9]" office:value-type="float" office:value="120.923097807493" calcext:value-type="float">
            <text:p>120.923097807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4.9383956835" calcext:value-type="float">
            <text:p>-244.9383956835</text:p>
          </table:table-cell>
          <table:table-cell office:value-type="float" office:value="-245.707446808511" calcext:value-type="float">
            <text:p>-245.707446808511</text:p>
          </table:table-cell>
          <table:table-cell office:value-type="float" office:value="-245.322921246006" calcext:value-type="float">
            <text:p>-245.322921246006</text:p>
          </table:table-cell>
          <table:table-cell office:value-type="float" office:value="-246.047824621" calcext:value-type="float">
            <text:p>-246.047824621</text:p>
          </table:table-cell>
          <table:table-cell table:style-name="ce8" table:formula="of:=[.B14]-[.B13]" office:value-type="float" office:value="123.689031005833" calcext:value-type="float">
            <text:p>123.689031005833</text:p>
          </table:table-cell>
          <table:table-cell table:style-name="ce8" table:formula="of:=[.C14]-[.C13]" office:value-type="float" office:value="122.768810444875" calcext:value-type="float">
            <text:p>122.768810444875</text:p>
          </table:table-cell>
          <table:table-cell table:style-name="ce8" table:formula="of:=[.D14]-[.D13]" office:value-type="float" office:value="123.228920725354" calcext:value-type="float">
            <text:p>123.228920725354</text:p>
          </table:table-cell>
          <table:table-cell table:style-name="ce8" table:formula="of:=[.E14]-[.E13]" office:value-type="float" office:value="123.02391231" calcext:value-type="float">
            <text:p>123.02391231</text:p>
          </table:table-cell>
          <table:table-cell table:style-name="ce8" table:formula="of:=[.F13]-[.$F$18]" office:value-type="float" office:value="0.262687517920995" calcext:value-type="float">
            <text:p>0.262687517920995</text:p>
          </table:table-cell>
          <table:table-cell table:style-name="ce8" table:formula="of:=[.G13]-[.$G$18]" office:value-type="float" office:value="-0.23671896267598" calcext:value-type="float">
            <text:p>-0.23671896267598</text:p>
          </table:table-cell>
          <table:table-cell table:style-name="ce8" table:formula="of:=[.H13]-[.$H$18]" office:value-type="float" office:value="0.0129842776219817" calcext:value-type="float">
            <text:p>0.012984277621982</text:p>
          </table:table-cell>
          <table:table-cell table:style-name="ce8" table:formula="of:=[.I13]-[.$I$18]" office:value-type="float" office:value="-0.000000000500023134009098" calcext:value-type="float">
            <text:p>-5.00023134009098E-10</text:p>
          </table:table-cell>
          <table:table-cell table:formula="of:=[.I13]+[.J13]" office:value-type="float" office:value="123.286599827921" calcext:value-type="float">
            <text:p>123.286599827921</text:p>
          </table:table-cell>
          <table:table-cell table:formula="of:=[.I13]+[.K13]" office:value-type="float" office:value="122.787193347324" calcext:value-type="float">
            <text:p>122.787193347324</text:p>
          </table:table-cell>
          <table:table-cell table:formula="of:=[.I13]+[.L13]" office:value-type="float" office:value="123.036896587622" calcext:value-type="float">
            <text:p>123.036896587622</text:p>
          </table:table-cell>
          <table:table-cell table:formula="of:=[.I13]+[.M13]" office:value-type="float" office:value="123.0239123095" calcext:value-type="float">
            <text:p>123.0239123095</text:p>
          </table:table-cell>
          <table:table-cell/>
          <table:table-cell table:formula="of:=[.S14]-[.N13]" office:value-type="float" office:value="-244.133533328676" calcext:value-type="float">
            <text:p>-244.133533328676</text:p>
          </table:table-cell>
          <table:table-cell table:formula="of:=[.T14]-[.O13]" office:value-type="float" office:value="-245.744212614409" calcext:value-type="float">
            <text:p>-245.744212614409</text:p>
          </table:table-cell>
          <table:table-cell table:formula="of:=[.U14]-[.P13]" office:value-type="float" office:value="-244.938872971542" calcext:value-type="float">
            <text:p>-244.938872971542</text:p>
          </table:table-cell>
          <table:table-cell table:formula="of:=[.V14]-[.Q13]" office:value-type="float" office:value="-246.047824621" calcext:value-type="float">
            <text:p>-246.04782462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-121.249364677667" calcext:value-type="float">
            <text:p>-121.249364677667</text:p>
          </table:table-cell>
          <table:table-cell office:value-type="float" office:value="-122.938636363636" calcext:value-type="float">
            <text:p>-122.938636363636</text:p>
          </table:table-cell>
          <table:table-cell office:value-type="float" office:value="-122.094000520652" calcext:value-type="float">
            <text:p>-122.094000520652</text:p>
          </table:table-cell>
          <table:table-cell office:value-type="float" office:value="-123.023912311" calcext:value-type="float">
            <text:p>-123.023912311</text:p>
          </table:table-cell>
          <table:table-cell table:style-name="ce8" table:formula="of:=[.B15]-[.B14]" office:value-type="float" office:value="121.826138874096" calcext:value-type="float">
            <text:p>121.826138874096</text:p>
          </table:table-cell>
          <table:table-cell table:style-name="ce8" table:formula="of:=[.C15]-[.C14]" office:value-type="float" office:value="121.364191919192" calcext:value-type="float">
            <text:p>121.364191919192</text:p>
          </table:table-cell>
          <table:table-cell table:style-name="ce8" table:formula="of:=[.D15]-[.D14]" office:value-type="float" office:value="121.595165396644" calcext:value-type="float">
            <text:p>121.595165396644</text:p>
          </table:table-cell>
          <table:table-cell table:style-name="ce8" table:formula="of:=[.E15]-[.E14]" office:value-type="float" office:value="123.023912311" calcext:value-type="float">
            <text:p>123.023912311</text:p>
          </table:table-cell>
          <table:table-cell table:formula="of:=[.F14]-[.$F$18]" office:value-type="float" office:value="-1.600204613816" calcext:value-type="float">
            <text:p>-1.600204613816</text:p>
          </table:table-cell>
          <table:table-cell table:formula="of:=[.G14]-[.$G$18]" office:value-type="float" office:value="-1.641337488359" calcext:value-type="float">
            <text:p>-1.641337488359</text:p>
          </table:table-cell>
          <table:table-cell table:formula="of:=[.H14]-[.$H$18]" office:value-type="float" office:value="-1.620771051088" calcext:value-type="float">
            <text:p>-1.620771051088</text:p>
          </table:table-cell>
          <table:table-cell table:formula="of:=[.I14]-[.$I$18]" office:value-type="float" office:value="0.000000000500008923154383" calcext:value-type="float">
            <text:p>5.00008923154383E-10</text:p>
          </table:table-cell>
          <table:table-cell table:formula="of:=[.I14]+[.J14]" office:value-type="float" office:value="121.423707697184" calcext:value-type="float">
            <text:p>121.423707697184</text:p>
          </table:table-cell>
          <table:table-cell table:formula="of:=[.I14]+[.K14]" office:value-type="float" office:value="121.382574822641" calcext:value-type="float">
            <text:p>121.382574822641</text:p>
          </table:table-cell>
          <table:table-cell table:formula="of:=[.I14]+[.L14]" office:value-type="float" office:value="121.403141259912" calcext:value-type="float">
            <text:p>121.403141259912</text:p>
          </table:table-cell>
          <table:table-cell table:formula="of:=[.I14]+[.M14]" office:value-type="float" office:value="123.0239123115" calcext:value-type="float">
            <text:p>123.0239123115</text:p>
          </table:table-cell>
          <table:table-cell/>
          <table:table-cell table:formula="of:=[.S15]-[.N14]" office:value-type="float" office:value="-120.846933500755" calcext:value-type="float">
            <text:p>-120.846933500755</text:p>
          </table:table-cell>
          <table:table-cell table:formula="of:=[.T15]-[.O14]" office:value-type="float" office:value="-122.957019267085" calcext:value-type="float">
            <text:p>-122.957019267085</text:p>
          </table:table-cell>
          <table:table-cell table:formula="of:=[.U15]-[.P14]" office:value-type="float" office:value="-121.90197638392" calcext:value-type="float">
            <text:p>-121.90197638392</text:p>
          </table:table-cell>
          <table:table-cell table:formula="of:=[.V15]-[.Q14]" office:value-type="float" office:value="-123.0239123115" calcext:value-type="float">
            <text:p>-123.023912311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0.576774196428571" calcext:value-type="float">
            <text:p>0.576774196428571</text:p>
          </table:table-cell>
          <table:table-cell office:value-type="float" office:value="-1.57444444444441" calcext:value-type="float">
            <text:p>-1.57444444444441</text:p>
          </table:table-cell>
          <table:table-cell office:value-type="float" office:value="-0.498835124007919" calcext:value-type="float">
            <text:p>-0.498835124007919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table:formula="of:=[.B15]" office:value-type="float" office:value="0.576774196428571" calcext:value-type="float">
            <text:p>0.576774196428571</text:p>
          </table:table-cell>
          <table:table-cell table:formula="of:=[.C15]" office:value-type="float" office:value="-1.57444444444441" calcext:value-type="float">
            <text:p>-1.57444444444441</text:p>
          </table:table-cell>
          <table:table-cell table:formula="of:=[.D15]" office:value-type="float" office:value="-0.498835124007919" calcext:value-type="float">
            <text:p>-0.498835124007919</text:p>
          </table:table-cell>
          <table:table-cell table:formula="of:=[.E15]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3.75550859225" calcext:value-type="float">
            <text:p>123.75550859225</text:p>
          </table:table-cell>
          <table:table-cell office:value-type="float" office:value="121.217021276596" calcext:value-type="float">
            <text:p>121.217021276596</text:p>
          </table:table-cell>
          <table:table-cell office:value-type="float" office:value="122.486264934423" calcext:value-type="float">
            <text:p>122.486264934423</text:p>
          </table:table-cell>
          <table:table-cell office:value-type="float" office:value="123.023912311" calcext:value-type="float">
            <text:p>123.023912311</text:p>
          </table:table-cell>
          <table:table-cell table:style-name="ce8" table:formula="of:=[.B16]-[.B15]" office:value-type="float" office:value="123.178734395821" calcext:value-type="float">
            <text:p>123.178734395821</text:p>
          </table:table-cell>
          <table:table-cell table:style-name="ce8" table:formula="of:=[.C16]-[.C15]" office:value-type="float" office:value="122.79146572104" calcext:value-type="float">
            <text:p>122.79146572104</text:p>
          </table:table-cell>
          <table:table-cell table:style-name="ce8" table:formula="of:=[.D16]-[.D15]" office:value-type="float" office:value="122.985100058431" calcext:value-type="float">
            <text:p>122.985100058431</text:p>
          </table:table-cell>
          <table:table-cell table:style-name="ce8" table:formula="of:=[.E16]-[.E15]" office:value-type="float" office:value="123.023912311" calcext:value-type="float">
            <text:p>123.023912311</text:p>
          </table:table-cell>
          <table:table-cell table:formula="of:=[.F16]-[.$F$18]" office:value-type="float" office:value="-0.247609092091011" calcext:value-type="float">
            <text:p>-0.247609092091011</text:p>
          </table:table-cell>
          <table:table-cell table:formula="of:=[.G16]-[.$G$18]" office:value-type="float" office:value="-0.214063686510997" calcext:value-type="float">
            <text:p>-0.214063686510997</text:p>
          </table:table-cell>
          <table:table-cell table:formula="of:=[.H16]-[.$H$18]" office:value-type="float" office:value="-0.230836389301004" calcext:value-type="float">
            <text:p>-0.230836389301004</text:p>
          </table:table-cell>
          <table:table-cell table:formula="of:=[.I16]-[.$I$18]" office:value-type="float" office:value="0.000000000500008923154383" calcext:value-type="float">
            <text:p>5.00008923154383E-10</text:p>
          </table:table-cell>
          <table:table-cell table:formula="of:=[.I16]+[.J16]" office:value-type="float" office:value="122.776303218909" calcext:value-type="float">
            <text:p>122.776303218909</text:p>
          </table:table-cell>
          <table:table-cell table:formula="of:=[.I16]+[.K16]" office:value-type="float" office:value="122.809848624489" calcext:value-type="float">
            <text:p>122.809848624489</text:p>
          </table:table-cell>
          <table:table-cell table:formula="of:=[.I16]+[.L16]" office:value-type="float" office:value="122.793075921699" calcext:value-type="float">
            <text:p>122.793075921699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3.353077415338" calcext:value-type="float">
            <text:p>123.353077415338</text:p>
          </table:table-cell>
          <table:table-cell table:formula="of:=[.T15]+[.O16]" office:value-type="float" office:value="121.235404180045" calcext:value-type="float">
            <text:p>121.235404180045</text:p>
          </table:table-cell>
          <table:table-cell table:formula="of:=[.U15]+[.P16]" office:value-type="float" office:value="122.294240797691" calcext:value-type="float">
            <text:p>122.294240797691</text:p>
          </table:table-cell>
          <table:table-cell table:formula="of:=[.V15]+[.Q16]" office:value-type="float" office:value="123.0239123115" calcext:value-type="float">
            <text:p>123.0239123115</text:p>
          </table:table-cell>
          <table:table-cell office:value-type="string" calcext:value-type="string">
            <text:p>B1X</text:p>
          </table:table-cell>
          <table:table-cell table:style-name="ce8" office:value-type="float" office:value="123.689031005833" calcext:value-type="float">
            <text:p>123.689031005833</text:p>
          </table:table-cell>
          <table:table-cell table:style-name="ce8" office:value-type="float" office:value="122.768810444875" calcext:value-type="float">
            <text:p>122.768810444875</text:p>
          </table:table-cell>
          <table:table-cell table:style-name="ce8" office:value-type="float" office:value="123.228920725354" calcext:value-type="float">
            <text:p>123.228920725354</text:p>
          </table:table-cell>
          <table:table-cell table:style-name="ce8" office:value-type="float" office:value="123.02391231" calcext:value-type="float">
            <text:p>123.02391231</text:p>
          </table:table-cell>
          <table:table-cell/>
          <table:table-cell table:formula="of:=[.X16]-[.$X$20]" office:value-type="float" office:value="0.662738671374996" calcext:value-type="float">
            <text:p>0.662738671374996</text:p>
          </table:table-cell>
          <table:table-cell table:style-name="ce8" table:formula="of:=[.Y16]-[.$Y$20]" office:value-type="float" office:value="0.173615409413998" calcext:value-type="float">
            <text:p>0.173615409413998</text:p>
          </table:table-cell>
          <table:table-cell table:style-name="ce8" table:formula="of:=[.Z16]-[.$Z$20]" office:value-type="float" office:value="0.418177040394397" calcext:value-type="float">
            <text:p>0.418177040394397</text:p>
          </table:table-cell>
          <table:table-cell office:value-type="float" office:value="123.689031005833" calcext:value-type="float">
            <text:p>123.689031005833</text:p>
          </table:table-cell>
          <table:table-cell office:value-type="float" office:value="122.768810444875" calcext:value-type="float">
            <text:p>122.768810444875</text:p>
          </table:table-cell>
          <table:table-cell office:value-type="float" office:value="123.228920725354" calcext:value-type="float">
            <text:p>123.228920725354</text:p>
          </table:table-cell>
          <table:table-cell table:style-name="ce48" office:value-type="float" office:value="123.689031005833" calcext:value-type="float">
            <text:p>123.689031005833</text:p>
          </table:table-cell>
          <table:table-cell table:style-name="ce48" office:value-type="float" office:value="122.768810444875" calcext:value-type="float">
            <text:p>122.768810444875</text:p>
          </table:table-cell>
          <table:table-cell table:style-name="ce48" office:value-type="float" office:value="123.228920725354" calcext:value-type="float">
            <text:p>123.228920725354</text:p>
          </table:table-cell>
          <table:table-cell table:style-name="ce48" office:value-type="float" office:value="123.689031005833" calcext:value-type="float">
            <text:p>123.689031005833</text:p>
          </table:table-cell>
          <table:table-cell table:style-name="ce48" office:value-type="float" office:value="122.768810444875" calcext:value-type="float">
            <text:p>122.768810444875</text:p>
          </table:table-cell>
          <table:table-cell office:value-type="float" office:value="123.228920725354" calcext:value-type="float">
            <text:p>123.228920725354</text:p>
          </table:table-cell>
        </table:table-row>
        <table:table-row table:style-name="ro1">
          <table:table-cell/>
          <table:table-cell office:value-type="float" office:value="247.166773654333" calcext:value-type="float">
            <text:p>247.166773654333</text:p>
          </table:table-cell>
          <table:table-cell office:value-type="float" office:value="244.673333333333" calcext:value-type="float">
            <text:p>244.673333333333</text:p>
          </table:table-cell>
          <table:table-cell office:value-type="float" office:value="245.920053493833" calcext:value-type="float">
            <text:p>245.920053493833</text:p>
          </table:table-cell>
          <table:table-cell office:value-type="float" office:value="246.047824621" calcext:value-type="float">
            <text:p>246.047824621</text:p>
          </table:table-cell>
          <table:table-cell table:style-name="ce8" table:formula="of:=[.B17]-[.B16]" office:value-type="float" office:value="123.411265062083" calcext:value-type="float">
            <text:p>123.411265062083</text:p>
          </table:table-cell>
          <table:table-cell table:style-name="ce8" table:formula="of:=[.C17]-[.C16]" office:value-type="float" office:value="123.456312056737" calcext:value-type="float">
            <text:p>123.456312056737</text:p>
          </table:table-cell>
          <table:table-cell table:style-name="ce8" table:formula="of:=[.D17]-[.D16]" office:value-type="float" office:value="123.43378855941" calcext:value-type="float">
            <text:p>123.43378855941</text:p>
          </table:table-cell>
          <table:table-cell table:style-name="ce8" table:formula="of:=[.E17]-[.E16]" office:value-type="float" office:value="123.02391231" calcext:value-type="float">
            <text:p>123.02391231</text:p>
          </table:table-cell>
          <table:table-cell table:formula="of:=[.F17]-[.$F$18]" office:value-type="float" office:value="-0.0150784258290031" calcext:value-type="float">
            <text:p>-0.015078425829003</text:p>
          </table:table-cell>
          <table:table-cell table:formula="of:=[.G17]-[.$G$18]" office:value-type="float" office:value="0.45078264918601" calcext:value-type="float">
            <text:p>0.45078264918601</text:p>
          </table:table-cell>
          <table:table-cell table:formula="of:=[.H17]-[.$H$18]" office:value-type="float" office:value="0.217852111677999" calcext:value-type="float">
            <text:p>0.217852111677999</text:p>
          </table:table-cell>
          <table:table-cell table:formula="of:=[.I17]-[.$I$18]" office:value-type="float" office:value="-0.000000000499994712299667" calcext:value-type="float">
            <text:p>-4.99994712299667E-10</text:p>
          </table:table-cell>
          <table:table-cell table:formula="of:=[.I17]+[.J17]" office:value-type="float" office:value="123.008833884171" calcext:value-type="float">
            <text:p>123.008833884171</text:p>
          </table:table-cell>
          <table:table-cell table:formula="of:=[.I17]+[.K17]" office:value-type="float" office:value="123.474694959186" calcext:value-type="float">
            <text:p>123.474694959186</text:p>
          </table:table-cell>
          <table:table-cell table:formula="of:=[.I17]+[.L17]" office:value-type="float" office:value="123.241764421678" calcext:value-type="float">
            <text:p>123.241764421678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6.361911299509" calcext:value-type="float">
            <text:p>246.361911299509</text:p>
          </table:table-cell>
          <table:table-cell table:formula="of:=[.T16]+[.O17]" office:value-type="float" office:value="244.710099139231" calcext:value-type="float">
            <text:p>244.710099139231</text:p>
          </table:table-cell>
          <table:table-cell table:formula="of:=[.U16]+[.P17]" office:value-type="float" office:value="245.536005219369" calcext:value-type="float">
            <text:p>245.536005219369</text:p>
          </table:table-cell>
          <table:table-cell table:formula="of:=[.V16]+[.Q17]" office:value-type="float" office:value="246.047824621" calcext:value-type="float">
            <text:p>246.047824621</text:p>
          </table:table-cell>
          <table:table-cell/>
          <table:table-cell table:style-name="ce8" office:value-type="float" office:value="121.826138874096" calcext:value-type="float">
            <text:p>121.826138874096</text:p>
          </table:table-cell>
          <table:table-cell table:style-name="ce8" office:value-type="float" office:value="121.364191919192" calcext:value-type="float">
            <text:p>121.364191919192</text:p>
          </table:table-cell>
          <table:table-cell table:style-name="ce8" office:value-type="float" office:value="121.595165396644" calcext:value-type="float">
            <text:p>121.595165396644</text:p>
          </table:table-cell>
          <table:table-cell table:style-name="ce8" office:value-type="float" office:value="123.023912311" calcext:value-type="float">
            <text:p>123.023912311</text:p>
          </table:table-cell>
          <table:table-cell/>
          <table:table-cell table:style-name="ce46" table:formula="of:=[.X17]-[.$X$20]" office:value-type="float" office:value="-1.20015346036267" calcext:value-type="float">
            <text:p>-1.20015346036267</text:p>
          </table:table-cell>
          <table:table-cell table:style-name="ce59" table:formula="of:=[.Y17]-[.$Y$20]" office:value-type="float" office:value="-1.23100311626943" calcext:value-type="float">
            <text:p>-1.23100311626943</text:p>
          </table:table-cell>
          <table:table-cell table:style-name="ce59" table:formula="of:=[.Z17]-[.$Z$20]" office:value-type="float" office:value="-1.21557828831605" calcext:value-type="float">
            <text:p>-1.21557828831605</text:p>
          </table:table-cell>
          <table:table-cell office:value-type="float" office:value="123.178734395821" calcext:value-type="float">
            <text:p>123.178734395821</text:p>
          </table:table-cell>
          <table:table-cell office:value-type="float" office:value="122.79146572104" calcext:value-type="float">
            <text:p>122.79146572104</text:p>
          </table:table-cell>
          <table:table-cell office:value-type="float" office:value="122.985100058431" calcext:value-type="float">
            <text:p>122.985100058431</text:p>
          </table:table-cell>
          <table:table-cell table:number-columns-repeated="3" table:style-name="ce133" office:value-type="string" calcext:value-type="string">
            <text:p>lower limit</text:p>
          </table:table-cell>
          <table:table-cell table:style-name="ce48" office:value-type="float" office:value="123.178734395821" calcext:value-type="float">
            <text:p>123.178734395821</text:p>
          </table:table-cell>
          <table:table-cell table:style-name="ce48" office:value-type="float" office:value="122.79146572104" calcext:value-type="float">
            <text:p>122.79146572104</text:p>
          </table:table-cell>
          <table:table-cell office:value-type="float" office:value="122.985100058431" calcext:value-type="float">
            <text:p>122.985100058431</text:p>
          </table:table-cell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office:value-type="float" office:value="123.426343487912" calcext:value-type="float">
            <text:p>123.426343487912</text:p>
          </table:table-cell>
          <table:table-cell table:style-name="ce50" office:value-type="float" office:value="123.005529407551" calcext:value-type="float">
            <text:p>123.005529407551</text:p>
          </table:table-cell>
          <table:table-cell table:style-name="ce50" office:value-type="float" office:value="123.215936447732" calcext:value-type="float">
            <text:p>123.215936447732</text:p>
          </table:table-cell>
          <table:table-cell table:style-name="ce50" table:formula="of:=AVERAGE([.I13];[.I14];[.I16];[.I17])" office:value-type="float" office:value="123.0239123105" calcext:value-type="float">
            <text:p>123.0239123105</text:p>
          </table:table-cell>
          <table:table-cell table:number-columns-repeated="14"/>
          <table:table-cell table:style-name="ce8" office:value-type="float" office:value="123.178734395821" calcext:value-type="float">
            <text:p>123.178734395821</text:p>
          </table:table-cell>
          <table:table-cell table:style-name="ce8" office:value-type="float" office:value="122.79146572104" calcext:value-type="float">
            <text:p>122.79146572104</text:p>
          </table:table-cell>
          <table:table-cell table:style-name="ce8" office:value-type="float" office:value="122.985100058431" calcext:value-type="float">
            <text:p>122.985100058431</text:p>
          </table:table-cell>
          <table:table-cell table:style-name="ce8" office:value-type="float" office:value="123.023912311" calcext:value-type="float">
            <text:p>123.023912311</text:p>
          </table:table-cell>
          <table:table-cell/>
          <table:table-cell table:formula="of:=[.X18]-[.$X$20]" office:value-type="float" office:value="0.15244206136299" calcext:value-type="float">
            <text:p>0.15244206136299</text:p>
          </table:table-cell>
          <table:table-cell table:formula="of:=[.Y18]-[.$Y$20]" office:value-type="float" office:value="0.196270685578995" calcext:value-type="float">
            <text:p>0.196270685578995</text:p>
          </table:table-cell>
          <table:table-cell table:style-name="ce8" table:formula="of:=[.Z18]-[.$Z$20]" office:value-type="float" office:value="0.174356373471298" calcext:value-type="float">
            <text:p>0.174356373471298</text:p>
          </table:table-cell>
          <table:table-cell office:value-type="float" office:value="123.411265062083" calcext:value-type="float">
            <text:p>123.411265062083</text:p>
          </table:table-cell>
          <table:table-cell office:value-type="float" office:value="123.456312056737" calcext:value-type="float">
            <text:p>123.456312056737</text:p>
          </table:table-cell>
          <table:table-cell office:value-type="float" office:value="123.43378855941" calcext:value-type="float">
            <text:p>123.43378855941</text:p>
          </table:table-cell>
          <table:table-cell table:style-name="ce48" office:value-type="float" office:value="123.178734395821" calcext:value-type="float">
            <text:p>123.178734395821</text:p>
          </table:table-cell>
          <table:table-cell table:style-name="ce48" office:value-type="float" office:value="122.79146572104" calcext:value-type="float">
            <text:p>122.79146572104</text:p>
          </table:table-cell>
          <table:table-cell table:style-name="ce48" office:value-type="float" office:value="122.985100058431" calcext:value-type="float">
            <text:p>122.985100058431</text:p>
          </table:table-cell>
          <table:table-cell table:style-name="ce48" office:value-type="float" office:value="123.411265062083" calcext:value-type="float">
            <text:p>123.411265062083</text:p>
          </table:table-cell>
          <table:table-cell table:style-name="ce48" office:value-type="float" office:value="123.456312056737" calcext:value-type="float">
            <text:p>123.456312056737</text:p>
          </table:table-cell>
          <table:table-cell office:value-type="float" office:value="123.43378855941" calcext:value-type="float">
            <text:p>123.43378855941</text:p>
          </table:table-cell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4"/>
          <table:table-cell table:style-name="ce8" office:value-type="float" office:value="123.411265062083" calcext:value-type="float">
            <text:p>123.411265062083</text:p>
          </table:table-cell>
          <table:table-cell table:style-name="ce8" office:value-type="float" office:value="123.456312056737" calcext:value-type="float">
            <text:p>123.456312056737</text:p>
          </table:table-cell>
          <table:table-cell table:style-name="ce8" office:value-type="float" office:value="123.43378855941" calcext:value-type="float">
            <text:p>123.43378855941</text:p>
          </table:table-cell>
          <table:table-cell table:style-name="ce8" office:value-type="float" office:value="123.02391231" calcext:value-type="float">
            <text:p>123.02391231</text:p>
          </table:table-cell>
          <table:table-cell/>
          <table:table-cell table:formula="of:=[.X19]-[.$X$20]" office:value-type="float" office:value="0.384972727624998" calcext:value-type="float">
            <text:p>0.384972727624998</text:p>
          </table:table-cell>
          <table:table-cell table:formula="of:=[.Y19]-[.$Y$20]" office:value-type="float" office:value="0.861117021276002" calcext:value-type="float">
            <text:p>0.861117021276002</text:p>
          </table:table-cell>
          <table:table-cell table:style-name="ce8" table:formula="of:=[.Z19]-[.$Z$20]" office:value-type="float" office:value="0.623044874450386" calcext:value-type="float">
            <text:p>0.623044874450386</text:p>
          </table:table-cell>
          <table:table-cell table:number-columns-repeated="3"/>
          <table:table-cell table:style-name="ce48" office:value-type="float" office:value="123.411265062083" calcext:value-type="float">
            <text:p>123.411265062083</text:p>
          </table:table-cell>
          <table:table-cell table:style-name="ce48" office:value-type="float" office:value="123.456312056737" calcext:value-type="float">
            <text:p>123.456312056737</text:p>
          </table:table-cell>
          <table:table-cell table:style-name="ce48" office:value-type="float" office:value="123.43378855941" calcext:value-type="float">
            <text:p>123.43378855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4"/>
          <table:table-cell table:style-name="ce8" table:number-columns-repeated="4"/>
          <table:table-cell table:number-columns-repeated="14"/>
          <table:table-cell table:style-name="ce50" table:formula="of:=AVERAGE([.X16:.X19])" office:value-type="float" office:value="123.026292334458" calcext:value-type="float">
            <text:p>123.026292334458</text:p>
          </table:table-cell>
          <table:table-cell table:style-name="ce50" table:formula="of:=AVERAGE([.Y16:.Y19])" office:value-type="float" office:value="122.595195035461" calcext:value-type="float">
            <text:p>122.595195035461</text:p>
          </table:table-cell>
          <table:table-cell table:style-name="ce50" table:formula="of:=AVERAGE([.Z16:.Z19])" office:value-type="float" office:value="122.81074368496" calcext:value-type="float">
            <text:p>122.81074368496</text:p>
          </table:table-cell>
          <table:table-cell table:style-name="ce50" table:formula="of:=AVERAGE([.AA16:.AA19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-244.576684474333" calcext:value-type="float">
            <text:p>-244.576684474333</text:p>
          </table:table-cell>
          <table:table-cell office:value-type="float" office:value="-244.506666666667" calcext:value-type="float">
            <text:p>-244.506666666667</text:p>
          </table:table-cell>
          <table:table-cell office:value-type="float" office:value="-244.5416755705" calcext:value-type="float">
            <text:p>-244.5416755705</text:p>
          </table:table-cell>
          <table:table-cell office:value-type="float" office:value="-246.047824621" calcext:value-type="float">
            <text:p>-246.047824621</text:p>
          </table:table-cell>
          <table:table-cell table:style-name="ce8" table:formula="of:=[.B22]-[.B21]" office:value-type="float" office:value="121.914691896666" calcext:value-type="float">
            <text:p>121.914691896666</text:p>
          </table:table-cell>
          <table:table-cell table:style-name="ce8" table:formula="of:=[.C22]-[.C21]" office:value-type="float" office:value="121.686014492754" calcext:value-type="float">
            <text:p>121.686014492754</text:p>
          </table:table-cell>
          <table:table-cell table:style-name="ce8" table:formula="of:=[.D22]-[.D21]" office:value-type="float" office:value="121.80035319471" calcext:value-type="float">
            <text:p>121.80035319471</text:p>
          </table:table-cell>
          <table:table-cell table:style-name="ce8" table:formula="of:=[.E22]-[.E21]" office:value-type="float" office:value="123.02391231" calcext:value-type="float">
            <text:p>123.02391231</text:p>
          </table:table-cell>
          <table:table-cell table:style-name="ce8" table:formula="of:=[.F21]-[.$F$26]" office:value-type="float" office:value="-0.317448710500983" calcext:value-type="float">
            <text:p>-0.317448710500983</text:p>
          </table:table-cell>
          <table:table-cell table:style-name="ce8" table:formula="of:=[.G21]-[.$G$26]" office:value-type="float" office:value="-1.072989130435" calcext:value-type="float">
            <text:p>-1.072989130435</text:p>
          </table:table-cell>
          <table:table-cell table:style-name="ce8" table:formula="of:=[.H21]-[.$H$26]" office:value-type="float" office:value="-0.695218920468022" calcext:value-type="float">
            <text:p>-0.695218920468022</text:p>
          </table:table-cell>
          <table:table-cell table:style-name="ce8" table:formula="of:=[.I21]-[.$I$26]" office:value-type="float" office:value="-0.000000000500023134009098" calcext:value-type="float">
            <text:p>-5.00023134009098E-10</text:p>
          </table:table-cell>
          <table:table-cell table:formula="of:=[.I21]+[.J21]" office:value-type="float" office:value="122.706463599499" calcext:value-type="float">
            <text:p>122.706463599499</text:p>
          </table:table-cell>
          <table:table-cell table:formula="of:=[.I21]+[.K21]" office:value-type="float" office:value="121.950923179565" calcext:value-type="float">
            <text:p>121.950923179565</text:p>
          </table:table-cell>
          <table:table-cell table:formula="of:=[.I21]+[.L21]" office:value-type="float" office:value="122.328693389532" calcext:value-type="float">
            <text:p>122.328693389532</text:p>
          </table:table-cell>
          <table:table-cell table:formula="of:=[.I21]+[.M21]" office:value-type="float" office:value="123.0239123095" calcext:value-type="float">
            <text:p>123.0239123095</text:p>
          </table:table-cell>
          <table:table-cell/>
          <table:table-cell table:formula="of:=[.S22]-[.N21]" office:value-type="float" office:value="-246.160227880999" calcext:value-type="float">
            <text:p>-246.160227880999</text:p>
          </table:table-cell>
          <table:table-cell table:formula="of:=[.T22]-[.O21]" office:value-type="float" office:value="-245.036484041289" calcext:value-type="float">
            <text:p>-245.036484041289</text:p>
          </table:table-cell>
          <table:table-cell table:formula="of:=[.U22]-[.P21]" office:value-type="float" office:value="-245.598355961144" calcext:value-type="float">
            <text:p>-245.598355961144</text:p>
          </table:table-cell>
          <table:table-cell table:formula="of:=[.V22]-[.Q21]" office:value-type="float" office:value="-246.047824621" calcext:value-type="float">
            <text:p>-246.047824621</text:p>
          </table:table-cell>
          <table:table-cell table:number-columns-repeated="5"/>
          <table:table-cell office:value-type="string" calcext:value-type="string">
            <text:p>st. dev. 1</text:p>
          </table:table-cell>
          <table:table-cell table:number-columns-repeated="3"/>
          <table:table-cell table:formula="of:=STDEV([.AF16:.AF18])" office:value-type="float" office:value="0.255482243495618" calcext:value-type="float">
            <text:p>0.255482243495618</text:p>
          </table:table-cell>
          <table:table-cell table:formula="of:=STDEV([.AG16:.AG18])" office:value-type="float" office:value="0.390553534089908" calcext:value-type="float">
            <text:p>0.390553534089908</text:p>
          </table:table-cell>
          <table:table-cell table:formula="of:=STDEV([.AH16:.AH18])" office:value-type="float" office:value="0.224625880803452" calcext:value-type="float">
            <text:p>0.224625880803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2.661992577667" calcext:value-type="float">
            <text:p>-122.661992577667</text:p>
          </table:table-cell>
          <table:table-cell office:value-type="float" office:value="-122.820652173913" calcext:value-type="float">
            <text:p>-122.820652173913</text:p>
          </table:table-cell>
          <table:table-cell office:value-type="float" office:value="-122.74132237579" calcext:value-type="float">
            <text:p>-122.74132237579</text:p>
          </table:table-cell>
          <table:table-cell office:value-type="float" office:value="-123.023912311" calcext:value-type="float">
            <text:p>-123.023912311</text:p>
          </table:table-cell>
          <table:table-cell table:style-name="ce8" table:formula="of:=[.B23]-[.B22]" office:value-type="float" office:value="121.458145081" calcext:value-type="float">
            <text:p>121.458145081</text:p>
          </table:table-cell>
          <table:table-cell table:style-name="ce8" table:formula="of:=[.C23]-[.C22]" office:value-type="float" office:value="122.625096618358" calcext:value-type="float">
            <text:p>122.625096618358</text:p>
          </table:table-cell>
          <table:table-cell table:style-name="ce8" table:formula="of:=[.D23]-[.D22]" office:value-type="float" office:value="122.041620849679" calcext:value-type="float">
            <text:p>122.041620849679</text:p>
          </table:table-cell>
          <table:table-cell table:style-name="ce8" table:formula="of:=[.E23]-[.E22]" office:value-type="float" office:value="123.023912311" calcext:value-type="float">
            <text:p>123.023912311</text:p>
          </table:table-cell>
          <table:table-cell table:formula="of:=[.F22]-[.$F$26]" office:value-type="float" office:value="-0.773995526166999" calcext:value-type="float">
            <text:p>-0.773995526166999</text:p>
          </table:table-cell>
          <table:table-cell table:formula="of:=[.G22]-[.$G$26]" office:value-type="float" office:value="-0.133907004831002" calcext:value-type="float">
            <text:p>-0.133907004831002</text:p>
          </table:table-cell>
          <table:table-cell table:formula="of:=[.H22]-[.$H$26]" office:value-type="float" office:value="-0.453951265499001" calcext:value-type="float">
            <text:p>-0.453951265499001</text:p>
          </table:table-cell>
          <table:table-cell table:formula="of:=[.I22]-[.$I$26]" office:value-type="float" office:value="0.000000000500008923154383" calcext:value-type="float">
            <text:p>5.00008923154383E-10</text:p>
          </table:table-cell>
          <table:table-cell table:formula="of:=[.I22]+[.J22]" office:value-type="float" office:value="122.249916784833" calcext:value-type="float">
            <text:p>122.249916784833</text:p>
          </table:table-cell>
          <table:table-cell table:formula="of:=[.I22]+[.K22]" office:value-type="float" office:value="122.890005306169" calcext:value-type="float">
            <text:p>122.890005306169</text:p>
          </table:table-cell>
          <table:table-cell table:formula="of:=[.I22]+[.L22]" office:value-type="float" office:value="122.569961045501" calcext:value-type="float">
            <text:p>122.569961045501</text:p>
          </table:table-cell>
          <table:table-cell table:formula="of:=[.I22]+[.M22]" office:value-type="float" office:value="123.0239123115" calcext:value-type="float">
            <text:p>123.0239123115</text:p>
          </table:table-cell>
          <table:table-cell/>
          <table:table-cell table:formula="of:=[.S23]-[.N22]" office:value-type="float" office:value="-123.4537642815" calcext:value-type="float">
            <text:p>-123.4537642815</text:p>
          </table:table-cell>
          <table:table-cell table:formula="of:=[.T23]-[.O22]" office:value-type="float" office:value="-123.085560861725" calcext:value-type="float">
            <text:p>-123.085560861725</text:p>
          </table:table-cell>
          <table:table-cell table:formula="of:=[.U23]-[.P22]" office:value-type="float" office:value="-123.269662571612" calcext:value-type="float">
            <text:p>-123.269662571612</text:p>
          </table:table-cell>
          <table:table-cell table:formula="of:=[.V23]-[.Q22]" office:value-type="float" office:value="-123.0239123115" calcext:value-type="float">
            <text:p>-123.0239123115</text:p>
          </table:table-cell>
          <table:table-cell table:number-columns-repeated="5"/>
          <table:table-cell office:value-type="string" calcext:value-type="string">
            <text:p>Mean 1</text:p>
          </table:table-cell>
          <table:table-cell table:number-columns-repeated="3"/>
          <table:table-cell table:formula="of:=AVERAGE([.AF16:.AF18])" office:value-type="float" office:value="123.426343487912" calcext:value-type="float">
            <text:p>123.426343487912</text:p>
          </table:table-cell>
          <table:table-cell table:formula="of:=AVERAGE([.AG16:.AG18])" office:value-type="float" office:value="123.005529407551" calcext:value-type="float">
            <text:p>123.005529407551</text:p>
          </table:table-cell>
          <table:table-cell table:formula="of:=AVERAGE([.AH16:.AH18])" office:value-type="float" office:value="123.215936447732" calcext:value-type="float">
            <text:p>123.215936447732</text:p>
          </table:table-cell>
          <table:table-cell/>
          <table:table-cell office:value-type="string" calcext:value-type="string">
            <text:p>Mean 2 </text:p>
          </table:table-cell>
          <table:table-cell/>
          <table:table-cell table:style-name="ce50" table:formula="of:=AVERAGE([.AL16:.AL18])" office:value-type="float" office:value="123.426343487912" calcext:value-type="float">
            <text:p>123.426343487912</text:p>
          </table:table-cell>
          <table:table-cell table:style-name="ce50" table:formula="of:=AVERAGE([.AM16:.AM18])" office:value-type="float" office:value="123.005529407551" calcext:value-type="float">
            <text:p>123.005529407551</text:p>
          </table:table-cell>
          <table:table-cell table:style-name="ce50" table:formula="of:=AVERAGE([.AN16:.AN18])" office:value-type="float" office:value="123.215936447732" calcext:value-type="float">
            <text:p>123.215936447732</text:p>
          </table:table-cell>
        </table:table-row>
        <table:table-row table:style-name="ro1">
          <table:table-cell/>
          <table:table-cell office:value-type="float" office:value="-1.20384749666667" calcext:value-type="float">
            <text:p>-1.20384749666667</text:p>
          </table:table-cell>
          <table:table-cell office:value-type="float" office:value="-0.195555555555504" calcext:value-type="float">
            <text:p>-0.195555555555504</text:p>
          </table:table-cell>
          <table:table-cell office:value-type="float" office:value="-0.699701526111087" calcext:value-type="float">
            <text:p>-0.699701526111087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table:formula="of:=[.B23]" office:value-type="float" office:value="-1.20384749666667" calcext:value-type="float">
            <text:p>-1.20384749666667</text:p>
          </table:table-cell>
          <table:table-cell table:formula="of:=[.C23]" office:value-type="float" office:value="-0.195555555555504" calcext:value-type="float">
            <text:p>-0.195555555555504</text:p>
          </table:table-cell>
          <table:table-cell table:formula="of:=[.D23]" office:value-type="float" office:value="-0.699701526111087" calcext:value-type="float">
            <text:p>-0.699701526111087</text:p>
          </table:table-cell>
          <table:table-cell table:formula="of:=[.E23]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up limit</text:p>
          </table:table-cell>
          <table:table-cell table:number-columns-repeated="3"/>
          <table:table-cell table:formula="of:=[.AF22]+3*[.AF21]" office:value-type="float" office:value="124.192790218399" calcext:value-type="float">
            <text:p>124.192790218399</text:p>
          </table:table-cell>
          <table:table-cell table:formula="of:=[.AG22]+3*[.AG21]" office:value-type="float" office:value="124.17719000982" calcext:value-type="float">
            <text:p>124.17719000982</text:p>
          </table:table-cell>
          <table:table-cell table:formula="of:=[.AH22]+3*[.AH21]" office:value-type="float" office:value="123.889814090142" calcext:value-type="float">
            <text:p>123.889814090142</text:p>
          </table:table-cell>
          <table:table-cell/>
          <table:table-cell office:value-type="string" calcext:value-type="string">
            <text:p>std. dv. 2</text:p>
          </table:table-cell>
          <table:table-cell/>
          <table:table-cell table:style-name="ce50" table:formula="of:=STDEV([.AL16:.AL18])" office:value-type="float" office:value="0.255482243495411" calcext:value-type="float">
            <text:p>0.255482243495411</text:p>
          </table:table-cell>
          <table:table-cell table:style-name="ce50" table:formula="of:=STDEV([.AM16:.AM18])" office:value-type="float" office:value="0.390553534089791" calcext:value-type="float">
            <text:p>0.390553534089791</text:p>
          </table:table-cell>
          <table:table-cell table:style-name="ce50" table:formula="of:=STDEV([.AN16:.AN18])" office:value-type="float" office:value="0.224625880803496" calcext:value-type="float">
            <text:p>0.224625880803496</text:p>
          </table:table-cell>
        </table:table-row>
        <table:table-row table:style-name="ro1">
          <table:table-cell/>
          <table:table-cell office:value-type="float" office:value="121.82192784225" calcext:value-type="float">
            <text:p>121.82192784225</text:p>
          </table:table-cell>
          <table:table-cell office:value-type="float" office:value="123.467391304348" calcext:value-type="float">
            <text:p>123.467391304348</text:p>
          </table:table-cell>
          <table:table-cell office:value-type="float" office:value="122.644659573299" calcext:value-type="float">
            <text:p>122.644659573299</text:p>
          </table:table-cell>
          <table:table-cell office:value-type="float" office:value="123.023912311" calcext:value-type="float">
            <text:p>123.023912311</text:p>
          </table:table-cell>
          <table:table-cell table:style-name="ce8" table:formula="of:=[.B24]-[.B23]" office:value-type="float" office:value="123.025775338917" calcext:value-type="float">
            <text:p>123.025775338917</text:p>
          </table:table-cell>
          <table:table-cell table:style-name="ce8" table:formula="of:=[.C24]-[.C23]" office:value-type="float" office:value="123.662946859903" calcext:value-type="float">
            <text:p>123.662946859903</text:p>
          </table:table-cell>
          <table:table-cell table:style-name="ce8" table:formula="of:=[.D24]-[.D23]" office:value-type="float" office:value="123.34436109941" calcext:value-type="float">
            <text:p>123.34436109941</text:p>
          </table:table-cell>
          <table:table-cell table:style-name="ce8" table:formula="of:=[.E24]-[.E23]" office:value-type="float" office:value="123.023912311" calcext:value-type="float">
            <text:p>123.023912311</text:p>
          </table:table-cell>
          <table:table-cell table:formula="of:=[.F24]-[.$F$26]" office:value-type="float" office:value="0.793634731750004" calcext:value-type="float">
            <text:p>0.793634731750004</text:p>
          </table:table-cell>
          <table:table-cell table:formula="of:=[.G24]-[.$G$26]" office:value-type="float" office:value="0.903943236713999" calcext:value-type="float">
            <text:p>0.903943236713999</text:p>
          </table:table-cell>
          <table:table-cell table:formula="of:=[.H24]-[.$H$26]" office:value-type="float" office:value="0.848788984231987" calcext:value-type="float">
            <text:p>0.848788984231987</text:p>
          </table:table-cell>
          <table:table-cell table:formula="of:=[.I24]-[.$I$26]" office:value-type="float" office:value="0.000000000500008923154383" calcext:value-type="float">
            <text:p>5.00008923154383E-10</text:p>
          </table:table-cell>
          <table:table-cell table:formula="of:=[.I24]+[.J24]" office:value-type="float" office:value="123.81754704275" calcext:value-type="float">
            <text:p>123.81754704275</text:p>
          </table:table-cell>
          <table:table-cell table:formula="of:=[.I24]+[.K24]" office:value-type="float" office:value="123.927855547714" calcext:value-type="float">
            <text:p>123.927855547714</text:p>
          </table:table-cell>
          <table:table-cell table:formula="of:=[.I24]+[.L24]" office:value-type="float" office:value="123.872701295232" calcext:value-type="float">
            <text:p>123.872701295232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613699546083" calcext:value-type="float">
            <text:p>122.613699546083</text:p>
          </table:table-cell>
          <table:table-cell table:formula="of:=[.T23]+[.O24]" office:value-type="float" office:value="123.732299992159" calcext:value-type="float">
            <text:p>123.732299992159</text:p>
          </table:table-cell>
          <table:table-cell table:formula="of:=[.U23]+[.P24]" office:value-type="float" office:value="123.172999769121" calcext:value-type="float">
            <text:p>123.172999769121</text:p>
          </table:table-cell>
          <table:table-cell table:formula="of:=[.V23]+[.Q24]" office:value-type="float" office:value="123.0239123115" calcext:value-type="float">
            <text:p>123.0239123115</text:p>
          </table:table-cell>
          <table:table-cell table:number-columns-repeated="5"/>
          <table:table-cell office:value-type="string" calcext:value-type="string">
            <text:p>down limit</text:p>
          </table:table-cell>
          <table:table-cell table:number-columns-repeated="3"/>
          <table:table-cell table:formula="of:=[.AF22]-3*[.AF21]" office:value-type="float" office:value="122.659896757425" calcext:value-type="float">
            <text:p>122.659896757425</text:p>
          </table:table-cell>
          <table:table-cell table:formula="of:=[.AG22]-3*[.AG21]" office:value-type="float" office:value="121.833868805281" calcext:value-type="float">
            <text:p>121.833868805281</text:p>
          </table:table-cell>
          <table:table-cell table:formula="of:=[.AH22]-3*[.AH21]" office:value-type="float" office:value="122.542058805321" calcext:value-type="float">
            <text:p>122.54205880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4.351877954333" calcext:value-type="float">
            <text:p>244.351877954333</text:p>
          </table:table-cell>
          <table:table-cell office:value-type="float" office:value="246.529347826087" calcext:value-type="float">
            <text:p>246.529347826087</text:p>
          </table:table-cell>
          <table:table-cell office:value-type="float" office:value="245.44061289021" calcext:value-type="float">
            <text:p>245.44061289021</text:p>
          </table:table-cell>
          <table:table-cell office:value-type="float" office:value="246.047824621" calcext:value-type="float">
            <text:p>246.047824621</text:p>
          </table:table-cell>
          <table:table-cell table:style-name="ce8" table:formula="of:=[.B25]-[.B24]" office:value-type="float" office:value="122.529950112083" calcext:value-type="float">
            <text:p>122.529950112083</text:p>
          </table:table-cell>
          <table:table-cell table:style-name="ce8" table:formula="of:=[.C25]-[.C24]" office:value-type="float" office:value="123.061956521739" calcext:value-type="float">
            <text:p>123.061956521739</text:p>
          </table:table-cell>
          <table:table-cell table:style-name="ce8" table:formula="of:=[.D25]-[.D24]" office:value-type="float" office:value="122.795953316911" calcext:value-type="float">
            <text:p>122.795953316911</text:p>
          </table:table-cell>
          <table:table-cell table:style-name="ce8" table:formula="of:=[.E25]-[.E24]" office:value-type="float" office:value="123.02391231" calcext:value-type="float">
            <text:p>123.02391231</text:p>
          </table:table-cell>
          <table:table-cell table:formula="of:=[.F25]-[.$F$26]" office:value-type="float" office:value="0.297809504916003" calcext:value-type="float">
            <text:p>0.297809504916003</text:p>
          </table:table-cell>
          <table:table-cell table:formula="of:=[.G25]-[.$G$26]" office:value-type="float" office:value="0.302952898550004" calcext:value-type="float">
            <text:p>0.302952898550004</text:p>
          </table:table-cell>
          <table:table-cell table:formula="of:=[.H25]-[.$H$26]" office:value-type="float" office:value="0.300381201732989" calcext:value-type="float">
            <text:p>0.300381201732989</text:p>
          </table:table-cell>
          <table:table-cell table:formula="of:=[.I25]-[.$I$26]" office:value-type="float" office:value="-0.000000000499994712299667" calcext:value-type="float">
            <text:p>-4.99994712299667E-10</text:p>
          </table:table-cell>
          <table:table-cell table:formula="of:=[.I25]+[.J25]" office:value-type="float" office:value="123.321721814916" calcext:value-type="float">
            <text:p>123.321721814916</text:p>
          </table:table-cell>
          <table:table-cell table:formula="of:=[.I25]+[.K25]" office:value-type="float" office:value="123.32686520855" calcext:value-type="float">
            <text:p>123.32686520855</text:p>
          </table:table-cell>
          <table:table-cell table:formula="of:=[.I25]+[.L25]" office:value-type="float" office:value="123.324293511733" calcext:value-type="float">
            <text:p>123.324293511733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5.935421360999" calcext:value-type="float">
            <text:p>245.935421360999</text:p>
          </table:table-cell>
          <table:table-cell table:formula="of:=[.T24]+[.O25]" office:value-type="float" office:value="247.059165200708" calcext:value-type="float">
            <text:p>247.059165200708</text:p>
          </table:table-cell>
          <table:table-cell table:formula="of:=[.U24]+[.P25]" office:value-type="float" office:value="246.497293280854" calcext:value-type="float">
            <text:p>246.497293280854</text:p>
          </table:table-cell>
          <table:table-cell table:formula="of:=[.V24]+[.Q25]" office:value-type="float" office:value="246.047824621" calcext:value-type="float">
            <text:p>246.047824621</text:p>
          </table:table-cell>
          <table:table-cell table:number-columns-repeated="18"/>
        </table:table-row>
        <table:table-row table:style-name="ro1">
          <table:table-cell table:style-name="ce2"/>
          <table:table-cell table:number-columns-repeated="4"/>
          <table:table-cell table:style-name="ce50" office:value-type="float" office:value="122.232140607167" calcext:value-type="float">
            <text:p>122.232140607167</text:p>
          </table:table-cell>
          <table:table-cell table:style-name="ce50" office:value-type="float" office:value="122.759003623189" calcext:value-type="float">
            <text:p>122.759003623189</text:p>
          </table:table-cell>
          <table:table-cell table:style-name="ce50" office:value-type="float" office:value="122.495572115178" calcext:value-type="float">
            <text:p>122.495572115178</text:p>
          </table:table-cell>
          <table:table-cell table:style-name="ce50" table:formula="of:=AVERAGE([.I21];[.I22];[.I24];[.I25])" office:value-type="float" office:value="123.0239123105" calcext:value-type="float">
            <text:p>123.0239123105</text:p>
          </table:table-cell>
          <table:table-cell table:number-columns-repeated="31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31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4"/>
          <table:table-cell table:style-name="ce8" table:number-columns-repeated="4"/>
          <table:table-cell table:number-columns-repeated="13"/>
          <table:table-cell office:value-type="string" calcext:value-type="string">
            <text:p>B2Y</text:p>
          </table:table-cell>
          <table:table-cell office:value-type="float" office:value="121.914691896666" calcext:value-type="float">
            <text:p>121.914691896666</text:p>
          </table:table-cell>
          <table:table-cell office:value-type="float" office:value="121.686014492754" calcext:value-type="float">
            <text:p>121.686014492754</text:p>
          </table:table-cell>
          <table:table-cell office:value-type="float" office:value="121.80035319471" calcext:value-type="float">
            <text:p>121.80035319471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8" table:formula="of:=[.X28]-[.$X$32]" office:value-type="float" office:value="-0.317448710500486" calcext:value-type="float">
            <text:p>-0.317448710500486</text:p>
          </table:table-cell>
          <table:table-cell table:style-name="ce46" table:formula="of:=[.Y28]-[.$Y$32]" office:value-type="float" office:value="-1.07298913043449" calcext:value-type="float">
            <text:p>-1.07298913043449</text:p>
          </table:table-cell>
          <table:table-cell table:style-name="ce8" table:formula="of:=[.Z28]-[.$Z$32]" office:value-type="float" office:value="-0.695218920467497" calcext:value-type="float">
            <text:p>-0.695218920467497</text:p>
          </table:table-cell>
          <table:table-cell office:value-type="float" office:value="121.914691896666" calcext:value-type="float">
            <text:p>121.914691896666</text:p>
          </table:table-cell>
          <table:table-cell office:value-type="float" office:value="122.625096618358" calcext:value-type="float">
            <text:p>122.625096618358</text:p>
          </table:table-cell>
          <table:table-cell office:value-type="float" office:value="121.80035319471" calcext:value-type="float">
            <text:p>121.80035319471</text:p>
          </table:table-cell>
          <table:table-cell table:style-name="ce138" office:value-type="float" office:value="121.914691896666" calcext:value-type="float">
            <text:p>121.914691896666</text:p>
          </table:table-cell>
          <table:table-cell table:style-name="ce138" office:value-type="float" office:value="121.686014492754" calcext:value-type="float">
            <text:p>121.686014492754</text:p>
          </table:table-cell>
          <table:table-cell table:style-name="ce138" office:value-type="float" office:value="121.80035319471" calcext:value-type="float">
            <text:p>121.80035319471</text:p>
          </table:table-cell>
          <table:table-cell table:style-name="ce48" office:value-type="float" office:value="121.914691896666" calcext:value-type="float">
            <text:p>121.914691896666</text:p>
          </table:table-cell>
          <table:table-cell table:style-name="ce48" office:value-type="float" office:value="121.686014492754" calcext:value-type="float">
            <text:p>121.686014492754</text:p>
          </table:table-cell>
          <table:table-cell office:value-type="float" office:value="121.80035319471" calcext:value-type="float">
            <text:p>121.80035319471</text:p>
          </table:table-cell>
        </table:table-row>
        <table:table-row table:style-name="ro1">
          <table:table-cell/>
          <table:table-cell office:value-type="float" office:value="-246.170599392875" calcext:value-type="float">
            <text:p>-246.170599392875</text:p>
          </table:table-cell>
          <table:table-cell office:value-type="float" office:value="-248.490217391304" calcext:value-type="float">
            <text:p>-248.490217391304</text:p>
          </table:table-cell>
          <table:table-cell office:value-type="float" office:value="-247.33040839209" calcext:value-type="float">
            <text:p>-247.33040839209</text:p>
          </table:table-cell>
          <table:table-cell office:value-type="float" office:value="-246.047824621" calcext:value-type="float">
            <text:p>-246.047824621</text:p>
          </table:table-cell>
          <table:table-cell table:style-name="ce8" table:formula="of:=[.B30]-[.B29]" office:value-type="float" office:value="122.181138818542" calcext:value-type="float">
            <text:p>122.181138818542</text:p>
          </table:table-cell>
          <table:table-cell table:style-name="ce8" table:formula="of:=[.C30]-[.C29]" office:value-type="float" office:value="121.001086956521" calcext:value-type="float">
            <text:p>121.001086956521</text:p>
          </table:table-cell>
          <table:table-cell table:style-name="ce8" table:formula="of:=[.D30]-[.D29]" office:value-type="float" office:value="121.591112887532" calcext:value-type="float">
            <text:p>121.591112887532</text:p>
          </table:table-cell>
          <table:table-cell table:style-name="ce8" table:formula="of:=[.E30]-[.E29]" office:value-type="float" office:value="123.02391231" calcext:value-type="float">
            <text:p>123.02391231</text:p>
          </table:table-cell>
          <table:table-cell table:style-name="ce8" table:formula="of:=[.F29]-[.$F$34]" office:value-type="float" office:value="-0.144129716860988" calcext:value-type="float">
            <text:p>-0.144129716860988</text:p>
          </table:table-cell>
          <table:table-cell table:style-name="ce8" table:formula="of:=[.G29]-[.$G$34]" office:value-type="float" office:value="-0.307971014493006" calcext:value-type="float">
            <text:p>-0.307971014493006</text:p>
          </table:table-cell>
          <table:table-cell table:style-name="ce8" table:formula="of:=[.H29]-[.$H$34]" office:value-type="float" office:value="-0.226050365677011" calcext:value-type="float">
            <text:p>-0.226050365677011</text:p>
          </table:table-cell>
          <table:table-cell table:style-name="ce8" table:formula="of:=[.I29]-[.$I$34]" office:value-type="float" office:value="-0.000000000500023134009098" calcext:value-type="float">
            <text:p>-5.00023134009098E-10</text:p>
          </table:table-cell>
          <table:table-cell table:formula="of:=[.I29]+[.J29]" office:value-type="float" office:value="122.879782593139" calcext:value-type="float">
            <text:p>122.879782593139</text:p>
          </table:table-cell>
          <table:table-cell table:formula="of:=[.I29]+[.K29]" office:value-type="float" office:value="122.715941295507" calcext:value-type="float">
            <text:p>122.715941295507</text:p>
          </table:table-cell>
          <table:table-cell table:formula="of:=[.I29]+[.L29]" office:value-type="float" office:value="122.797861944323" calcext:value-type="float">
            <text:p>122.797861944323</text:p>
          </table:table-cell>
          <table:table-cell table:formula="of:=[.I29]+[.M29]" office:value-type="float" office:value="123.0239123095" calcext:value-type="float">
            <text:p>123.0239123095</text:p>
          </table:table-cell>
          <table:table-cell/>
          <table:table-cell table:formula="of:=[.S30]-[.N29]" office:value-type="float" office:value="-247.567886943069" calcext:value-type="float">
            <text:p>-247.567886943069</text:p>
          </table:table-cell>
          <table:table-cell table:formula="of:=[.T30]-[.O29]" office:value-type="float" office:value="-251.919926070276" calcext:value-type="float">
            <text:p>-251.919926070276</text:p>
          </table:table-cell>
          <table:table-cell table:formula="of:=[.U30]-[.P29]" office:value-type="float" office:value="-249.743906506672" calcext:value-type="float">
            <text:p>-249.743906506672</text:p>
          </table:table-cell>
          <table:table-cell table:formula="of:=[.V30]-[.Q29]" office:value-type="float" office:value="-246.047824621" calcext:value-type="float">
            <text:p>-246.047824621</text:p>
          </table:table-cell>
          <table:table-cell/>
          <table:table-cell office:value-type="float" office:value="121.458145081" calcext:value-type="float">
            <text:p>121.458145081</text:p>
          </table:table-cell>
          <table:table-cell office:value-type="float" office:value="122.625096618358" calcext:value-type="float">
            <text:p>122.625096618358</text:p>
          </table:table-cell>
          <table:table-cell office:value-type="float" office:value="122.041620849679" calcext:value-type="float">
            <text:p>122.041620849679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8" table:formula="of:=[.X29]-[.$X$32]" office:value-type="float" office:value="-0.773995526166175" calcext:value-type="float">
            <text:p>-0.773995526166175</text:p>
          </table:table-cell>
          <table:table-cell table:style-name="ce8" table:formula="of:=[.Y29]-[.$Y$32]" office:value-type="float" office:value="-0.133907004830988" calcext:value-type="float">
            <text:p>-0.133907004830988</text:p>
          </table:table-cell>
          <table:table-cell table:style-name="ce8" table:formula="of:=[.Z29]-[.$Z$32]" office:value-type="float" office:value="-0.453951265498588" calcext:value-type="float">
            <text:p>-0.453951265498588</text:p>
          </table:table-cell>
          <table:table-cell office:value-type="float" office:value="121.458145081" calcext:value-type="float">
            <text:p>121.458145081</text:p>
          </table:table-cell>
          <table:table-cell office:value-type="float" office:value="123.662946859903" calcext:value-type="float">
            <text:p>123.662946859903</text:p>
          </table:table-cell>
          <table:table-cell office:value-type="float" office:value="122.041620849679" calcext:value-type="float">
            <text:p>122.041620849679</text:p>
          </table:table-cell>
          <table:table-cell table:style-name="ce48" office:value-type="float" office:value="121.458145081" calcext:value-type="float">
            <text:p>121.458145081</text:p>
          </table:table-cell>
          <table:table-cell table:style-name="ce140" office:value-type="float" office:value="122.625096618358" calcext:value-type="float">
            <text:p>122.625096618358</text:p>
          </table:table-cell>
          <table:table-cell table:style-name="ce140" office:value-type="float" office:value="122.041620849679" calcext:value-type="float">
            <text:p>122.041620849679</text:p>
          </table:table-cell>
          <table:table-cell table:style-name="ce48" office:value-type="float" office:value="121.458145081" calcext:value-type="float">
            <text:p>121.458145081</text:p>
          </table:table-cell>
          <table:table-cell table:style-name="ce48" office:value-type="float" office:value="122.625096618358" calcext:value-type="float">
            <text:p>122.625096618358</text:p>
          </table:table-cell>
          <table:table-cell office:value-type="float" office:value="122.041620849679" calcext:value-type="float">
            <text:p>122.041620849679</text:p>
          </table:table-cell>
        </table:table-row>
        <table:table-row table:style-name="ro1">
          <table:table-cell/>
          <table:table-cell office:value-type="float" office:value="-123.989460574333" calcext:value-type="float">
            <text:p>-123.989460574333</text:p>
          </table:table-cell>
          <table:table-cell office:value-type="float" office:value="-127.489130434783" calcext:value-type="float">
            <text:p>-127.489130434783</text:p>
          </table:table-cell>
          <table:table-cell office:value-type="float" office:value="-125.739295504558" calcext:value-type="float">
            <text:p>-125.739295504558</text:p>
          </table:table-cell>
          <table:table-cell office:value-type="float" office:value="-123.023912311" calcext:value-type="float">
            <text:p>-123.023912311</text:p>
          </table:table-cell>
          <table:table-cell table:style-name="ce8" table:formula="of:=[.B31]-[.B30]" office:value-type="float" office:value="122.955400841" calcext:value-type="float">
            <text:p>122.955400841</text:p>
          </table:table-cell>
          <table:table-cell table:style-name="ce8" table:formula="of:=[.C31]-[.C30]" office:value-type="float" office:value="122.164130434783" calcext:value-type="float">
            <text:p>122.164130434783</text:p>
          </table:table-cell>
          <table:table-cell table:style-name="ce8" table:formula="of:=[.D31]-[.D30]" office:value-type="float" office:value="122.559765637891" calcext:value-type="float">
            <text:p>122.559765637891</text:p>
          </table:table-cell>
          <table:table-cell table:style-name="ce8" table:formula="of:=[.E31]-[.E30]" office:value-type="float" office:value="123.023912311" calcext:value-type="float">
            <text:p>123.023912311</text:p>
          </table:table-cell>
          <table:table-cell table:formula="of:=[.F30]-[.$F$34]" office:value-type="float" office:value="0.630132305597002" calcext:value-type="float">
            <text:p>0.630132305597002</text:p>
          </table:table-cell>
          <table:table-cell table:formula="of:=[.G30]-[.$G$34]" office:value-type="float" office:value="0.855072463769005" calcext:value-type="float">
            <text:p>0.855072463769005</text:p>
          </table:table-cell>
          <table:table-cell table:formula="of:=[.H30]-[.$H$34]" office:value-type="float" office:value="0.742602384682002" calcext:value-type="float">
            <text:p>0.742602384682002</text:p>
          </table:table-cell>
          <table:table-cell table:formula="of:=[.I30]-[.$I$34]" office:value-type="float" office:value="0.000000000500008923154383" calcext:value-type="float">
            <text:p>5.00008923154383E-10</text:p>
          </table:table-cell>
          <table:table-cell table:formula="of:=[.I30]+[.J30]" office:value-type="float" office:value="123.654044616597" calcext:value-type="float">
            <text:p>123.654044616597</text:p>
          </table:table-cell>
          <table:table-cell table:formula="of:=[.I30]+[.K30]" office:value-type="float" office:value="123.878984774769" calcext:value-type="float">
            <text:p>123.878984774769</text:p>
          </table:table-cell>
          <table:table-cell table:formula="of:=[.I30]+[.L30]" office:value-type="float" office:value="123.766514695682" calcext:value-type="float">
            <text:p>123.766514695682</text:p>
          </table:table-cell>
          <table:table-cell table:formula="of:=[.I30]+[.M30]" office:value-type="float" office:value="123.0239123115" calcext:value-type="float">
            <text:p>123.0239123115</text:p>
          </table:table-cell>
          <table:table-cell/>
          <table:table-cell table:formula="of:=[.S31]-[.N30]" office:value-type="float" office:value="-124.68810434993" calcext:value-type="float">
            <text:p>-124.68810434993</text:p>
          </table:table-cell>
          <table:table-cell table:formula="of:=[.T31]-[.O30]" office:value-type="float" office:value="-129.203984774769" calcext:value-type="float">
            <text:p>-129.203984774769</text:p>
          </table:table-cell>
          <table:table-cell table:formula="of:=[.U31]-[.P30]" office:value-type="float" office:value="-126.946044562349" calcext:value-type="float">
            <text:p>-126.946044562349</text:p>
          </table:table-cell>
          <table:table-cell table:formula="of:=[.V31]-[.Q30]" office:value-type="float" office:value="-123.0239123115" calcext:value-type="float">
            <text:p>-123.0239123115</text:p>
          </table:table-cell>
          <table:table-cell/>
          <table:table-cell office:value-type="float" office:value="123.025775338917" calcext:value-type="float">
            <text:p>123.025775338917</text:p>
          </table:table-cell>
          <table:table-cell office:value-type="float" office:value="123.662946859903" calcext:value-type="float">
            <text:p>123.662946859903</text:p>
          </table:table-cell>
          <table:table-cell office:value-type="float" office:value="123.34436109941" calcext:value-type="float">
            <text:p>123.34436109941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46" table:formula="of:=[.X30]-[.$X$32]" office:value-type="float" office:value="0.793634731750174" calcext:value-type="float">
            <text:p>0.793634731750174</text:p>
          </table:table-cell>
          <table:table-cell table:style-name="ce8" table:formula="of:=[.Y30]-[.$Y$32]" office:value-type="float" office:value="0.903943236715008" calcext:value-type="float">
            <text:p>0.903943236715008</text:p>
          </table:table-cell>
          <table:table-cell table:style-name="ce46" table:formula="of:=[.Z30]-[.$Z$32]" office:value-type="float" office:value="0.848788984232598" calcext:value-type="float">
            <text:p>0.848788984232598</text:p>
          </table:table-cell>
          <table:table-cell office:value-type="float" office:value="122.529950112083" calcext:value-type="float">
            <text:p>122.529950112083</text:p>
          </table:table-cell>
          <table:table-cell office:value-type="float" office:value="123.061956521739" calcext:value-type="float">
            <text:p>123.061956521739</text:p>
          </table:table-cell>
          <table:table-cell office:value-type="float" office:value="122.795953316911" calcext:value-type="float">
            <text:p>122.795953316911</text:p>
          </table:table-cell>
          <table:table-cell table:style-name="ce48" office:value-type="float" office:value="123.025775338917" calcext:value-type="float">
            <text:p>123.025775338917</text:p>
          </table:table-cell>
          <table:table-cell table:style-name="ce140" office:value-type="float" office:value="123.662946859903" calcext:value-type="float">
            <text:p>123.662946859903</text:p>
          </table:table-cell>
          <table:table-cell table:style-name="ce140" office:value-type="float" office:value="123.34436109941" calcext:value-type="float">
            <text:p>123.34436109941</text:p>
          </table:table-cell>
          <table:table-cell table:style-name="ce48" office:value-type="float" office:value="123.025775338917" calcext:value-type="float">
            <text:p>123.025775338917</text:p>
          </table:table-cell>
          <table:table-cell table:style-name="ce48" office:value-type="float" office:value="123.662946859903" calcext:value-type="float">
            <text:p>123.662946859903</text:p>
          </table:table-cell>
          <table:table-cell office:value-type="float" office:value="123.34436109941" calcext:value-type="float">
            <text:p>123.34436109941</text:p>
          </table:table-cell>
        </table:table-row>
        <table:table-row table:style-name="ro1">
          <table:table-cell/>
          <table:table-cell office:value-type="float" office:value="-1.03405973333333" calcext:value-type="float">
            <text:p>-1.03405973333333</text:p>
          </table:table-cell>
          <table:table-cell office:value-type="float" office:value="-5.32499999999999" calcext:value-type="float">
            <text:p>-5.32499999999999</text:p>
          </table:table-cell>
          <table:table-cell office:value-type="float" office:value="-3.17952986666666" calcext:value-type="float">
            <text:p>-3.17952986666666</text:p>
          </table:table-cell>
          <table:table-cell office:value-type="float" office:value="0" calcext:value-type="float">
            <text:p>0</text:p>
          </table:table-cell>
          <table:table-cell table:style-name="ce8" table:number-columns-repeated="4"/>
          <table:table-cell table:number-columns-repeated="9"/>
          <table:table-cell table:formula="of:=[.B31]" office:value-type="float" office:value="-1.03405973333333" calcext:value-type="float">
            <text:p>-1.03405973333333</text:p>
          </table:table-cell>
          <table:table-cell table:formula="of:=[.C31]" office:value-type="float" office:value="-5.32499999999999" calcext:value-type="float">
            <text:p>-5.32499999999999</text:p>
          </table:table-cell>
          <table:table-cell table:formula="of:=[.D31]" office:value-type="float" office:value="-3.17952986666666" calcext:value-type="float">
            <text:p>-3.17952986666666</text:p>
          </table:table-cell>
          <table:table-cell table:formula="of:=[.E31]" office:value-type="float" office:value="0" calcext:value-type="float">
            <text:p>0</text:p>
          </table:table-cell>
          <table:table-cell/>
          <table:table-cell office:value-type="float" office:value="122.529950112083" calcext:value-type="float">
            <text:p>122.529950112083</text:p>
          </table:table-cell>
          <table:table-cell office:value-type="float" office:value="123.061956521739" calcext:value-type="float">
            <text:p>123.061956521739</text:p>
          </table:table-cell>
          <table:table-cell office:value-type="float" office:value="122.795953316911" calcext:value-type="float">
            <text:p>122.795953316911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31]-[.$X$32]" office:value-type="float" office:value="0.297809504916003" calcext:value-type="float">
            <text:p>0.297809504916003</text:p>
          </table:table-cell>
          <table:table-cell table:style-name="ce8" table:formula="of:=[.Y31]-[.$Y$32]" office:value-type="float" office:value="0.302952898550501" calcext:value-type="float">
            <text:p>0.302952898550501</text:p>
          </table:table-cell>
          <table:table-cell table:style-name="ce8" table:formula="of:=[.Z31]-[.$Z$32]" office:value-type="float" office:value="0.300381201733487" calcext:value-type="float">
            <text:p>0.300381201733487</text:p>
          </table:table-cell>
          <table:table-cell table:number-columns-repeated="3"/>
          <table:table-cell table:style-name="ce48" office:value-type="float" office:value="122.529950112083" calcext:value-type="float">
            <text:p>122.529950112083</text:p>
          </table:table-cell>
          <table:table-cell table:style-name="ce140" office:value-type="float" office:value="123.061956521739" calcext:value-type="float">
            <text:p>123.061956521739</text:p>
          </table:table-cell>
          <table:table-cell table:style-name="ce140" office:value-type="float" office:value="122.795953316911" calcext:value-type="float">
            <text:p>122.795953316911</text:p>
          </table:table-cell>
          <table:table-cell office:value-type="float" office:value="122.529950112083" calcext:value-type="float">
            <text:p>122.529950112083</text:p>
          </table:table-cell>
          <table:table-cell office:value-type="float" office:value="123.061956521739" calcext:value-type="float">
            <text:p>123.061956521739</text:p>
          </table:table-cell>
          <table:table-cell office:value-type="float" office:value="122.795953316911" calcext:value-type="float">
            <text:p>122.795953316911</text:p>
          </table:table-cell>
        </table:table-row>
        <table:table-row table:style-name="ro1">
          <table:table-cell/>
          <table:table-cell office:value-type="float" office:value="121.500092244333" calcext:value-type="float">
            <text:p>121.500092244333</text:p>
          </table:table-cell>
          <table:table-cell office:value-type="float" office:value="116.235227272727" calcext:value-type="float">
            <text:p>116.235227272727</text:p>
          </table:table-cell>
          <table:table-cell office:value-type="float" office:value="118.86765975853" calcext:value-type="float">
            <text:p>118.86765975853</text:p>
          </table:table-cell>
          <table:table-cell office:value-type="float" office:value="123.023912311" calcext:value-type="float">
            <text:p>123.023912311</text:p>
          </table:table-cell>
          <table:table-cell table:style-name="ce8" table:formula="of:=[.B32]-[.B31]" office:value-type="float" office:value="122.534151977666" calcext:value-type="float">
            <text:p>122.534151977666</text:p>
          </table:table-cell>
          <table:table-cell table:style-name="ce8" table:formula="of:=[.C32]-[.C31]" office:value-type="float" office:value="121.560227272727" calcext:value-type="float">
            <text:p>121.560227272727</text:p>
          </table:table-cell>
          <table:table-cell table:style-name="ce8" table:formula="of:=[.D32]-[.D31]" office:value-type="float" office:value="122.047189625197" calcext:value-type="float">
            <text:p>122.047189625197</text:p>
          </table:table-cell>
          <table:table-cell table:style-name="ce8" table:formula="of:=[.E32]-[.E31]" office:value-type="float" office:value="123.023912311" calcext:value-type="float">
            <text:p>123.023912311</text:p>
          </table:table-cell>
          <table:table-cell table:formula="of:=[.F32]-[.$F$34]" office:value-type="float" office:value="0.208883442263001" calcext:value-type="float">
            <text:p>0.208883442263001</text:p>
          </table:table-cell>
          <table:table-cell table:formula="of:=[.G32]-[.$G$34]" office:value-type="float" office:value="0.251169301713006" calcext:value-type="float">
            <text:p>0.251169301713006</text:p>
          </table:table-cell>
          <table:table-cell table:formula="of:=[.H32]-[.$H$34]" office:value-type="float" office:value="0.230026371988004" calcext:value-type="float">
            <text:p>0.230026371988004</text:p>
          </table:table-cell>
          <table:table-cell table:formula="of:=[.I32]-[.$I$34]" office:value-type="float" office:value="0.000000000500008923154383" calcext:value-type="float">
            <text:p>5.00008923154383E-10</text:p>
          </table:table-cell>
          <table:table-cell table:formula="of:=[.I32]+[.J32]" office:value-type="float" office:value="123.232795753263" calcext:value-type="float">
            <text:p>123.232795753263</text:p>
          </table:table-cell>
          <table:table-cell table:formula="of:=[.I32]+[.K32]" office:value-type="float" office:value="123.275081612713" calcext:value-type="float">
            <text:p>123.275081612713</text:p>
          </table:table-cell>
          <table:table-cell table:formula="of:=[.I32]+[.L32]" office:value-type="float" office:value="123.253938682988" calcext:value-type="float">
            <text:p>123.253938682988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2.19873601993" calcext:value-type="float">
            <text:p>122.19873601993</text:p>
          </table:table-cell>
          <table:table-cell table:formula="of:=[.T31]+[.O32]" office:value-type="float" office:value="117.950081612713" calcext:value-type="float">
            <text:p>117.950081612713</text:p>
          </table:table-cell>
          <table:table-cell table:formula="of:=[.U31]+[.P32]" office:value-type="float" office:value="120.074408816321" calcext:value-type="float">
            <text:p>120.074408816321</text:p>
          </table:table-cell>
          <table:table-cell table:formula="of:=[.V31]+[.Q32]" office:value-type="float" office:value="123.0239123115" calcext:value-type="float">
            <text:p>123.0239123115</text:p>
          </table:table-cell>
          <table:table-cell/>
          <table:table-cell table:style-name="ce50" table:formula="of:=AVERAGE([.X28:.X31])" office:value-type="float" office:value="122.232140607167" calcext:value-type="float">
            <text:p>122.232140607167</text:p>
          </table:table-cell>
          <table:table-cell table:style-name="ce50" table:formula="of:=AVERAGE([.Y28:.Y31])" office:value-type="float" office:value="122.759003623189" calcext:value-type="float">
            <text:p>122.759003623189</text:p>
          </table:table-cell>
          <table:table-cell table:style-name="ce50" table:formula="of:=AVERAGE([.Z28:.Z31])" office:value-type="float" office:value="122.495572115178" calcext:value-type="float">
            <text:p>122.495572115178</text:p>
          </table:table-cell>
          <table:table-cell table:style-name="ce50" table:formula="of:=AVERAGE([.AA28:.AA31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3.760607054333" calcext:value-type="float">
            <text:p>243.760607054333</text:p>
          </table:table-cell>
          <table:table-cell office:value-type="float" office:value="237.601086956522" calcext:value-type="float">
            <text:p>237.601086956522</text:p>
          </table:table-cell>
          <table:table-cell office:value-type="float" office:value="240.680847005427" calcext:value-type="float">
            <text:p>240.680847005427</text:p>
          </table:table-cell>
          <table:table-cell office:value-type="float" office:value="246.047824621" calcext:value-type="float">
            <text:p>246.047824621</text:p>
          </table:table-cell>
          <table:table-cell table:style-name="ce8" table:formula="of:=[.B33]-[.B32]" office:value-type="float" office:value="122.26051481" calcext:value-type="float">
            <text:p>122.26051481</text:p>
          </table:table-cell>
          <table:table-cell table:style-name="ce8" table:formula="of:=[.C33]-[.C32]" office:value-type="float" office:value="121.365859683795" calcext:value-type="float">
            <text:p>121.365859683795</text:p>
          </table:table-cell>
          <table:table-cell table:style-name="ce8" table:formula="of:=[.D33]-[.D32]" office:value-type="float" office:value="121.813187246897" calcext:value-type="float">
            <text:p>121.813187246897</text:p>
          </table:table-cell>
          <table:table-cell table:style-name="ce8" table:formula="of:=[.E33]-[.E32]" office:value-type="float" office:value="123.02391231" calcext:value-type="float">
            <text:p>123.02391231</text:p>
          </table:table-cell>
          <table:table-cell table:formula="of:=[.F33]-[.$F$34]" office:value-type="float" office:value="-0.0647537254029942" calcext:value-type="float">
            <text:p>-0.064753725402994</text:p>
          </table:table-cell>
          <table:table-cell table:formula="of:=[.G33]-[.$G$34]" office:value-type="float" office:value="0.0568017127809952" calcext:value-type="float">
            <text:p>0.056801712780995</text:p>
          </table:table-cell>
          <table:table-cell table:formula="of:=[.H33]-[.$H$34]" office:value-type="float" office:value="-0.00397600631200135" calcext:value-type="float">
            <text:p>-0.003976006312001</text:p>
          </table:table-cell>
          <table:table-cell table:formula="of:=[.I33]-[.$I$34]" office:value-type="float" office:value="-0.000000000499994712299667" calcext:value-type="float">
            <text:p>-4.99994712299667E-10</text:p>
          </table:table-cell>
          <table:table-cell table:formula="of:=[.I33]+[.J33]" office:value-type="float" office:value="122.959158584597" calcext:value-type="float">
            <text:p>122.959158584597</text:p>
          </table:table-cell>
          <table:table-cell table:formula="of:=[.I33]+[.K33]" office:value-type="float" office:value="123.080714022781" calcext:value-type="float">
            <text:p>123.080714022781</text:p>
          </table:table-cell>
          <table:table-cell table:formula="of:=[.I33]+[.L33]" office:value-type="float" office:value="123.019936303688" calcext:value-type="float">
            <text:p>123.019936303688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5.157894604527" calcext:value-type="float">
            <text:p>245.157894604527</text:p>
          </table:table-cell>
          <table:table-cell table:formula="of:=[.T32]+[.O33]" office:value-type="float" office:value="241.030795635494" calcext:value-type="float">
            <text:p>241.030795635494</text:p>
          </table:table-cell>
          <table:table-cell table:formula="of:=[.U32]+[.P33]" office:value-type="float" office:value="243.094345120009" calcext:value-type="float">
            <text:p>243.094345120009</text:p>
          </table:table-cell>
          <table:table-cell table:formula="of:=[.V32]+[.Q33]" office:value-type="float" office:value="246.047824621" calcext:value-type="float">
            <text:p>246.047824621</text:p>
          </table:table-cell>
          <table:table-cell table:number-columns-repeated="5"/>
          <table:table-cell office:value-type="string" calcext:value-type="string">
            <text:p>st. dev. 1</text:p>
          </table:table-cell>
          <table:table-cell table:number-columns-repeated="3"/>
          <table:table-cell table:formula="of:=STDEV([.AF28:.AF30])" office:value-type="float" office:value="0.537857430178251" calcext:value-type="float">
            <text:p>0.537857430178251</text:p>
          </table:table-cell>
          <table:table-cell table:formula="of:=STDEV([.AG28:.AG30])" office:value-type="float" office:value="0.521083660209432" calcext:value-type="float">
            <text:p>0.521083660209432</text:p>
          </table:table-cell>
          <table:table-cell table:formula="of:=STDEV([.AH28:.AH30])" office:value-type="float" office:value="0.519366145055873" calcext:value-type="float">
            <text:p>0.519366145055873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office:value-type="float" office:value="122.325268535403" calcext:value-type="float">
            <text:p>122.325268535403</text:p>
          </table:table-cell>
          <table:table-cell table:style-name="ce50" office:value-type="float" office:value="121.309057971014" calcext:value-type="float">
            <text:p>121.309057971014</text:p>
          </table:table-cell>
          <table:table-cell table:style-name="ce50" office:value-type="float" office:value="121.817163253209" calcext:value-type="float">
            <text:p>121.817163253209</text:p>
          </table:table-cell>
          <table:table-cell table:style-name="ce50" table:formula="of:=AVERAGE([.I29];[.I30];[.I32];[.I33])" office:value-type="float" office:value="123.0239123105" calcext:value-type="float">
            <text:p>123.0239123105</text:p>
          </table:table-cell>
          <table:table-cell table:number-columns-repeated="18"/>
          <table:table-cell office:value-type="string" calcext:value-type="string">
            <text:p>Mean 1</text:p>
          </table:table-cell>
          <table:table-cell table:number-columns-repeated="3"/>
          <table:table-cell table:formula="of:=AVERAGE([.AF28:.AF30])" office:value-type="float" office:value="121.967595696583" calcext:value-type="float">
            <text:p>121.967595696583</text:p>
          </table:table-cell>
          <table:table-cell table:formula="of:=AVERAGE([.AG28:.AG30])" office:value-type="float" office:value="123.116666666667" calcext:value-type="float">
            <text:p>123.116666666667</text:p>
          </table:table-cell>
          <table:table-cell table:formula="of:=AVERAGE([.AH28:.AH30])" office:value-type="float" office:value="122.212642453767" calcext:value-type="float">
            <text:p>122.212642453767</text:p>
          </table:table-cell>
          <table:table-cell/>
          <table:table-cell office:value-type="string" calcext:value-type="string">
            <text:p>Mean 2 </text:p>
          </table:table-cell>
          <table:table-cell/>
          <table:table-cell table:style-name="ce50" table:formula="of:=AVERAGE([.AL28:.AL31])" office:value-type="float" office:value="122.232140607167" calcext:value-type="float">
            <text:p>122.232140607167</text:p>
          </table:table-cell>
          <table:table-cell table:style-name="ce50" table:formula="of:=AVERAGE([.AM28:.AM31])" office:value-type="float" office:value="122.759003623189" calcext:value-type="float">
            <text:p>122.759003623189</text:p>
          </table:table-cell>
          <table:table-cell table:style-name="ce50" table:formula="of:=AVERAGE([.AN28:.AN31])" office:value-type="float" office:value="122.495572115178" calcext:value-type="float">
            <text:p>122.495572115178</text:p>
          </table:table-cell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121" table:number-columns-repeated="2"/>
          <table:table-cell table:number-columns-repeated="20"/>
          <table:table-cell office:value-type="string" calcext:value-type="string">
            <text:p>up limit</text:p>
          </table:table-cell>
          <table:table-cell table:number-columns-repeated="3"/>
          <table:table-cell table:formula="of:=[.AF34]+3*[.AF33]" office:value-type="float" office:value="123.581167987118" calcext:value-type="float">
            <text:p>123.581167987118</text:p>
          </table:table-cell>
          <table:table-cell table:formula="of:=[.AG34]+3*[.AG33]" office:value-type="float" office:value="124.679917647295" calcext:value-type="float">
            <text:p>124.679917647295</text:p>
          </table:table-cell>
          <table:table-cell table:formula="of:=[.AH34]+3*[.AH33]" office:value-type="float" office:value="123.770740888934" calcext:value-type="float">
            <text:p>123.770740888934</text:p>
          </table:table-cell>
          <table:table-cell/>
          <table:table-cell office:value-type="string" calcext:value-type="string">
            <text:p>std. dv. 2</text:p>
          </table:table-cell>
          <table:table-cell/>
          <table:table-cell table:style-name="ce50" table:formula="of:=STDEV([.AL28:.AL31])" office:value-type="float" office:value="0.687601955344914" calcext:value-type="float">
            <text:p>0.687601955344914</text:p>
          </table:table-cell>
          <table:table-cell table:style-name="ce50" table:formula="of:=STDEV([.AM28:.AM31])" office:value-type="float" office:value="0.832292134993543" calcext:value-type="float">
            <text:p>0.832292134993543</text:p>
          </table:table-cell>
          <table:table-cell table:style-name="ce50" table:formula="of:=STDEV([.AN28:.AN31])" office:value-type="float" office:value="0.707123917696001" calcext:value-type="float">
            <text:p>0.707123917696001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down limit</text:p>
          </table:table-cell>
          <table:table-cell table:number-columns-repeated="3"/>
          <table:table-cell table:formula="of:=[.AF34]-3*[.AF33]" office:value-type="float" office:value="120.354023406048" calcext:value-type="float">
            <text:p>120.354023406048</text:p>
          </table:table-cell>
          <table:table-cell table:formula="of:=[.AG34]-3*[.AG33]" office:value-type="float" office:value="121.553415686038" calcext:value-type="float">
            <text:p>121.553415686038</text:p>
          </table:table-cell>
          <table:table-cell table:formula="of:=[.AH34]-3*[.AH33]" office:value-type="float" office:value="120.654544018599" calcext:value-type="float">
            <text:p>120.654544018599</text:p>
          </table:table-cell>
          <table:table-cell table:number-columns-repeated="6"/>
        </table:table-row>
        <table:table-row table:style-name="ro1" table:number-rows-repeated="5">
          <table:table-cell table:number-columns-repeated="40"/>
        </table:table-row>
        <table:table-row table:style-name="ro1">
          <table:table-cell table:number-columns-repeated="22"/>
          <table:table-cell office:value-type="string" calcext:value-type="string">
            <text:p>B2X</text:p>
          </table:table-cell>
          <table:table-cell table:number-columns-repeated="17"/>
        </table:table-row>
        <table:table-row table:style-name="ro1">
          <table:table-cell table:number-columns-repeated="23"/>
          <table:table-cell office:value-type="float" office:value="122.181138818542" calcext:value-type="float">
            <text:p>122.181138818542</text:p>
          </table:table-cell>
          <table:table-cell office:value-type="float" office:value="121.001086956521" calcext:value-type="float">
            <text:p>121.001086956521</text:p>
          </table:table-cell>
          <table:table-cell office:value-type="float" office:value="121.591112887532" calcext:value-type="float">
            <text:p>121.591112887532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style-name="ce8" table:formula="of:=[.X43]-[.$X$47]" office:value-type="float" office:value="-0.301662793259993" calcext:value-type="float">
            <text:p>-0.301662793259993</text:p>
          </table:table-cell>
          <table:table-cell table:style-name="ce8" table:formula="of:=[.Y43]-[.$Y$47]" office:value-type="float" office:value="-0.52173913043552" calcext:value-type="float">
            <text:p>-0.52173913043552</text:p>
          </table:table-cell>
          <table:table-cell table:style-name="ce8" table:formula="of:=[.Z43]-[.$Z$47]" office:value-type="float" office:value="-0.411700961847714" calcext:value-type="float">
            <text:p>-0.411700961847714</text:p>
          </table:table-cell>
          <table:table-cell office:value-type="float" office:value="122.181138818542" calcext:value-type="float">
            <text:p>122.181138818542</text:p>
          </table:table-cell>
          <table:table-cell office:value-type="float" office:value="121.001086956521" calcext:value-type="float">
            <text:p>121.001086956521</text:p>
          </table:table-cell>
          <table:table-cell office:value-type="float" office:value="121.591112887532" calcext:value-type="float">
            <text:p>121.591112887532</text:p>
          </table:table-cell>
          <table:table-cell table:style-name="ce48" office:value-type="float" office:value="122.181138818542" calcext:value-type="float">
            <text:p>122.181138818542</text:p>
          </table:table-cell>
          <table:table-cell table:style-name="ce48" office:value-type="float" office:value="121.001086956521" calcext:value-type="float">
            <text:p>121.001086956521</text:p>
          </table:table-cell>
          <table:table-cell table:style-name="ce48" office:value-type="float" office:value="121.591112887532" calcext:value-type="float">
            <text:p>121.591112887532</text:p>
          </table:table-cell>
          <table:table-cell table:style-name="ce48" office:value-type="float" office:value="122.181138818542" calcext:value-type="float">
            <text:p>122.181138818542</text:p>
          </table:table-cell>
          <table:table-cell table:style-name="ce48" office:value-type="float" office:value="121.001086956521" calcext:value-type="float">
            <text:p>121.001086956521</text:p>
          </table:table-cell>
          <table:table-cell office:value-type="float" office:value="121.591112887532" calcext:value-type="float">
            <text:p>121.591112887532</text:p>
          </table:table-cell>
        </table:table-row>
        <table:table-row table:style-name="ro1">
          <table:table-cell table:number-columns-repeated="23"/>
          <table:table-cell office:value-type="float" office:value="122.955400841" calcext:value-type="float">
            <text:p>122.955400841</text:p>
          </table:table-cell>
          <table:table-cell office:value-type="float" office:value="122.164130434783" calcext:value-type="float">
            <text:p>122.164130434783</text:p>
          </table:table-cell>
          <table:table-cell office:value-type="float" office:value="122.559765637891" calcext:value-type="float">
            <text:p>122.559765637891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style-name="ce59" table:formula="of:=[.X44]-[.$X$47]" office:value-type="float" office:value="0.472599229197655" calcext:value-type="float">
            <text:p>0.472599229197655</text:p>
          </table:table-cell>
          <table:table-cell table:style-name="ce46" table:formula="of:=[.Y44]-[.$Y$47]" office:value-type="float" office:value="0.641304347826491" calcext:value-type="float">
            <text:p>0.641304347826491</text:p>
          </table:table-cell>
          <table:table-cell table:style-name="ce46" table:formula="of:=[.Z44]-[.$Z$47]" office:value-type="float" office:value="0.556951788512095" calcext:value-type="float">
            <text:p>0.556951788512095</text:p>
          </table:table-cell>
          <table:table-cell office:value-type="float" office:value="122.534151977666" calcext:value-type="float">
            <text:p>122.534151977666</text:p>
          </table:table-cell>
          <table:table-cell office:value-type="float" office:value="121.560227272727" calcext:value-type="float">
            <text:p>121.560227272727</text:p>
          </table:table-cell>
          <table:table-cell office:value-type="float" office:value="122.047189625197" calcext:value-type="float">
            <text:p>122.047189625197</text:p>
          </table:table-cell>
          <table:table-cell table:number-columns-repeated="3" table:style-name="ce139" office:value-type="string" calcext:value-type="string">
            <text:p>upper limit</text:p>
          </table:table-cell>
          <table:table-cell table:style-name="ce48" office:value-type="float" office:value="122.534151977666" calcext:value-type="float">
            <text:p>122.534151977666</text:p>
          </table:table-cell>
          <table:table-cell table:style-name="ce48" office:value-type="float" office:value="121.560227272727" calcext:value-type="float">
            <text:p>121.560227272727</text:p>
          </table:table-cell>
          <table:table-cell office:value-type="float" office:value="122.047189625197" calcext:value-type="float">
            <text:p>122.047189625197</text:p>
          </table:table-cell>
        </table:table-row>
        <table:table-row table:style-name="ro1">
          <table:table-cell table:number-columns-repeated="23"/>
          <table:table-cell office:value-type="float" office:value="122.534151977666" calcext:value-type="float">
            <text:p>122.534151977666</text:p>
          </table:table-cell>
          <table:table-cell office:value-type="float" office:value="121.560227272727" calcext:value-type="float">
            <text:p>121.560227272727</text:p>
          </table:table-cell>
          <table:table-cell office:value-type="float" office:value="122.047189625197" calcext:value-type="float">
            <text:p>122.047189625197</text:p>
          </table:table-cell>
          <table:table-cell office:value-type="float" office:value="123.023912311" calcext:value-type="float">
            <text:p>123.023912311</text:p>
          </table:table-cell>
          <table:table-cell/>
          <table:table-cell table:formula="of:=[.X45]-[.$X$47]" office:value-type="float" office:value="0.0513503658639962" calcext:value-type="float">
            <text:p>0.051350365863996</text:p>
          </table:table-cell>
          <table:table-cell table:style-name="ce8" table:formula="of:=[.Y45]-[.$Y$47]" office:value-type="float" office:value="0.0374011857704772" calcext:value-type="float">
            <text:p>0.037401185770477</text:p>
          </table:table-cell>
          <table:table-cell table:style-name="ce8" table:formula="of:=[.Z45]-[.$Z$47]" office:value-type="float" office:value="0.0443757758174286" calcext:value-type="float">
            <text:p>0.044375775817429</text:p>
          </table:table-cell>
          <table:table-cell office:value-type="float" office:value="122.26051481" calcext:value-type="float">
            <text:p>122.26051481</text:p>
          </table:table-cell>
          <table:table-cell office:value-type="float" office:value="121.365859683795" calcext:value-type="float">
            <text:p>121.365859683795</text:p>
          </table:table-cell>
          <table:table-cell office:value-type="float" office:value="121.813187246898" calcext:value-type="float">
            <text:p>121.813187246898</text:p>
          </table:table-cell>
          <table:table-cell table:style-name="ce48" office:value-type="float" office:value="122.534151977666" calcext:value-type="float">
            <text:p>122.534151977666</text:p>
          </table:table-cell>
          <table:table-cell table:style-name="ce48" office:value-type="float" office:value="121.560227272727" calcext:value-type="float">
            <text:p>121.560227272727</text:p>
          </table:table-cell>
          <table:table-cell table:style-name="ce48" office:value-type="float" office:value="122.047189625197" calcext:value-type="float">
            <text:p>122.047189625197</text:p>
          </table:table-cell>
          <table:table-cell table:style-name="ce48" office:value-type="float" office:value="122.26051481" calcext:value-type="float">
            <text:p>122.26051481</text:p>
          </table:table-cell>
          <table:table-cell table:style-name="ce48" office:value-type="float" office:value="121.365859683795" calcext:value-type="float">
            <text:p>121.365859683795</text:p>
          </table:table-cell>
          <table:table-cell office:value-type="float" office:value="121.813187246898" calcext:value-type="float">
            <text:p>121.813187246898</text:p>
          </table:table-cell>
        </table:table-row>
        <table:table-row table:style-name="ro1">
          <table:table-cell table:number-columns-repeated="23"/>
          <table:table-cell office:value-type="float" office:value="122.26051481" calcext:value-type="float">
            <text:p>122.26051481</text:p>
          </table:table-cell>
          <table:table-cell office:value-type="float" office:value="121.365859683795" calcext:value-type="float">
            <text:p>121.365859683795</text:p>
          </table:table-cell>
          <table:table-cell office:value-type="float" office:value="121.813187246898" calcext:value-type="float">
            <text:p>121.813187246898</text:p>
          </table:table-cell>
          <table:table-cell office:value-type="float" office:value="123.02391231" calcext:value-type="float">
            <text:p>123.02391231</text:p>
          </table:table-cell>
          <table:table-cell/>
          <table:table-cell table:formula="of:=[.X46]-[.$X$47]" office:value-type="float" office:value="-0.222286801801999" calcext:value-type="float">
            <text:p>-0.222286801801999</text:p>
          </table:table-cell>
          <table:table-cell table:style-name="ce8" table:formula="of:=[.Y46]-[.$Y$47]" office:value-type="float" office:value="-0.156966403161505" calcext:value-type="float">
            <text:p>-0.156966403161505</text:p>
          </table:table-cell>
          <table:table-cell table:style-name="ce8" table:formula="of:=[.Z46]-[.$Z$47]" office:value-type="float" office:value="-0.189626602481752" calcext:value-type="float">
            <text:p>-0.189626602481752</text:p>
          </table:table-cell>
          <table:table-cell table:number-columns-repeated="3"/>
          <table:table-cell table:style-name="ce48" office:value-type="float" office:value="122.26051481" calcext:value-type="float">
            <text:p>122.26051481</text:p>
          </table:table-cell>
          <table:table-cell table:style-name="ce134" office:value-type="float" office:value="121.365859683795" calcext:value-type="float">
            <text:p>121.365859683795</text:p>
          </table:table-cell>
          <table:table-cell table:style-name="ce134" office:value-type="float" office:value="121.813187246898" calcext:value-type="float">
            <text:p>121.813187246898</text:p>
          </table:table-cell>
          <table:table-cell table:number-columns-repeated="3"/>
        </table:table-row>
        <table:table-row table:style-name="ro1">
          <table:table-cell table:number-columns-repeated="23"/>
          <table:table-cell table:style-name="ce50" table:formula="of:=AVERAGE([.X43:.X46])" office:value-type="float" office:value="122.482801611802" calcext:value-type="float">
            <text:p>122.482801611802</text:p>
          </table:table-cell>
          <table:table-cell table:style-name="ce50" table:formula="of:=AVERAGE([.Y43:.Y46])" office:value-type="float" office:value="121.522826086957" calcext:value-type="float">
            <text:p>121.522826086957</text:p>
          </table:table-cell>
          <table:table-cell table:style-name="ce50" table:formula="of:=AVERAGE([.Z43:.Z46])" office:value-type="float" office:value="122.002813849379" calcext:value-type="float">
            <text:p>122.002813849379</text:p>
          </table:table-cell>
          <table:table-cell table:style-name="ce50" table:formula="of:=AVERAGE([.AA43:.AA46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27"/>
          <table:table-cell office:value-type="string" calcext:value-type="string">
            <text:p>st. dev. 1</text:p>
          </table:table-cell>
          <table:table-cell table:number-columns-repeated="3"/>
          <table:table-cell table:formula="of:=STDEV([.AF43:.AF45])" office:value-type="float" office:value="0.185200854058019" calcext:value-type="float">
            <text:p>0.185200854058019</text:p>
          </table:table-cell>
          <table:table-cell table:formula="of:=STDEV([.AG43:.AG45])" office:value-type="float" office:value="0.283864931319197" calcext:value-type="float">
            <text:p>0.283864931319197</text:p>
          </table:table-cell>
          <table:table-cell table:formula="of:=STDEV([.AH43:.AH45])" office:value-type="float" office:value="0.228064364005923" calcext:value-type="float">
            <text:p>0.228064364005923</text:p>
          </table:table-cell>
          <table:table-cell table:number-columns-repeated="6"/>
        </table:table-row>
        <table:table-row table:style-name="ro1">
          <table:table-cell table:number-columns-repeated="27"/>
          <table:table-cell office:value-type="string" calcext:value-type="string">
            <text:p>Mean 1</text:p>
          </table:table-cell>
          <table:table-cell table:number-columns-repeated="3"/>
          <table:table-cell table:formula="of:=AVERAGE([.AF43:.AF45])" office:value-type="float" office:value="122.325268535403" calcext:value-type="float">
            <text:p>122.325268535403</text:p>
          </table:table-cell>
          <table:table-cell table:formula="of:=AVERAGE([.AG43:.AG45])" office:value-type="float" office:value="121.309057971014" calcext:value-type="float">
            <text:p>121.309057971014</text:p>
          </table:table-cell>
          <table:table-cell table:formula="of:=AVERAGE([.AH43:.AH45])" office:value-type="float" office:value="121.817163253209" calcext:value-type="float">
            <text:p>121.817163253209</text:p>
          </table:table-cell>
          <table:table-cell/>
          <table:table-cell office:value-type="string" calcext:value-type="string">
            <text:p>Mean 2 </text:p>
          </table:table-cell>
          <table:table-cell/>
          <table:table-cell table:style-name="ce50" table:formula="of:=AVERAGE([.AL43:.AL45])" office:value-type="float" office:value="122.325268535403" calcext:value-type="float">
            <text:p>122.325268535403</text:p>
          </table:table-cell>
          <table:table-cell table:style-name="ce50" table:formula="of:=AVERAGE([.AM43:.AM45])" office:value-type="float" office:value="121.309057971014" calcext:value-type="float">
            <text:p>121.309057971014</text:p>
          </table:table-cell>
          <table:table-cell table:style-name="ce50" table:formula="of:=AVERAGE([.AN43:.AN45])" office:value-type="float" office:value="121.817163253209" calcext:value-type="float">
            <text:p>121.817163253209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up limit</text:p>
          </table:table-cell>
          <table:table-cell table:number-columns-repeated="3"/>
          <table:table-cell table:formula="of:=[.AF49]+3*[.AF48]" office:value-type="float" office:value="122.880871097577" calcext:value-type="float">
            <text:p>122.880871097577</text:p>
          </table:table-cell>
          <table:table-cell table:formula="of:=[.AG49]+3*[.AG48]" office:value-type="float" office:value="122.160652764972" calcext:value-type="float">
            <text:p>122.160652764972</text:p>
          </table:table-cell>
          <table:table-cell table:formula="of:=[.AH49]+3*[.AH48]" office:value-type="float" office:value="122.501356345227" calcext:value-type="float">
            <text:p>122.501356345227</text:p>
          </table:table-cell>
          <table:table-cell/>
          <table:table-cell office:value-type="string" calcext:value-type="string">
            <text:p>std. dv. 2</text:p>
          </table:table-cell>
          <table:table-cell/>
          <table:table-cell table:style-name="ce50" table:formula="of:=STDEV([.AL43:.AL45])" office:value-type="float" office:value="0.185200854058206" calcext:value-type="float">
            <text:p>0.185200854058206</text:p>
          </table:table-cell>
          <table:table-cell table:style-name="ce50" table:formula="of:=STDEV([.AM43:.AM45])" office:value-type="float" office:value="0.283864931319192" calcext:value-type="float">
            <text:p>0.283864931319192</text:p>
          </table:table-cell>
          <table:table-cell table:style-name="ce50" table:formula="of:=STDEV([.AN43:.AN45])" office:value-type="float" office:value="0.228064364005995" calcext:value-type="float">
            <text:p>0.228064364005995</text:p>
          </table:table-cell>
        </table:table-row>
        <table:table-row table:style-name="ro1">
          <table:table-cell table:number-columns-repeated="27"/>
          <table:table-cell office:value-type="string" calcext:value-type="string">
            <text:p>down limit</text:p>
          </table:table-cell>
          <table:table-cell table:number-columns-repeated="3"/>
          <table:table-cell table:formula="of:=[.AF49]-3*[.AF48]" office:value-type="float" office:value="121.769665973229" calcext:value-type="float">
            <text:p>121.769665973229</text:p>
          </table:table-cell>
          <table:table-cell table:formula="of:=[.AG49]-3*[.AG48]" office:value-type="float" office:value="120.457463177057" calcext:value-type="float">
            <text:p>120.457463177057</text:p>
          </table:table-cell>
          <table:table-cell table:formula="of:=[.AH49]-3*[.AH48]" office:value-type="float" office:value="121.132970161191" calcext:value-type="float">
            <text:p>121.132970161191</text:p>
          </table:table-cell>
          <table:table-cell table:number-columns-repeated="6"/>
        </table:table-row>
      </table:table>
      <table:table table:name="step1_using_average" table:style-name="ta1">
        <table:table-column table:style-name="co1" table:number-columns-repeated="13" table:default-cell-style-name="ce65"/>
        <table:table-column table:style-name="co1" table:number-columns-repeated="4" table:default-cell-style-name="ce50"/>
        <table:table-column table:style-name="co1" table:number-columns-repeated="47" table:default-cell-style-name="ce65"/>
        <table:table-row table:style-name="ro2">
          <table:table-cell table:style-name="Default" table:number-columns-repeated="3"/>
          <table:table-cell table:style-name="ce141" office:value-type="string" calcext:value-type="string" table:number-columns-spanned="11" table:number-rows-spanned="1">
            <text:p>not used any more --------------------------------------------------------</text:p>
          </table:table-cell>
          <table:covered-table-cell table:number-columns-repeated="10" table:style-name="Default"/>
          <table:table-cell table:style-name="Default" table:number-columns-repeated="50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positions</text:p>
          </table:table-cell>
          <table:covered-table-cell table:number-columns-repeated="3" table:style-name="ce121"/>
          <table:table-cell table:style-name="Default" table:number-columns-repeated="43"/>
        </table:table-row>
        <table:table-row table:style-name="ro1">
          <table:table-cell table:style-name="Default"/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ce121" office:value-type="string" calcext:value-type="string">
            <text:p>ARC</text:p>
          </table:table-cell>
          <table:table-cell table:style-name="ce121" office:value-type="string" calcext:value-type="string">
            <text:p>DOR</text:p>
          </table:table-cell>
          <table:table-cell table:style-name="ce121" office:value-type="string" calcext:value-type="string">
            <text:p>av</text:p>
          </table:table-cell>
          <table:table-cell table:style-name="ce121" office:value-type="string" calcext:value-type="string">
            <text:p>nom</text:p>
          </table:table-cell>
          <table:table-cell table:style-name="Default" table:number-columns-repeated="43"/>
        </table:table-row>
        <table:table-row table:style-name="ro1">
          <table:table-cell table:style-name="ce9" office:value-type="string" calcext:value-type="string" table:number-columns-spanned="1" table:number-rows-spanned="3">
            <text:p>B1Y1 </text:p>
          </table:table-cell>
          <table:table-cell table:style-name="ce50" office:value-type="float" office:value="-126.778594743333" calcext:value-type="float">
            <text:p>-126.778594743333</text:p>
          </table:table-cell>
          <table:table-cell table:style-name="ce50" office:value-type="float" office:value="-125.109782608696" calcext:value-type="float">
            <text:p>-125.109782608696</text:p>
          </table:table-cell>
          <table:table-cell table:style-name="ce50" table:formula="of:=([.B4]+[.C4])/2" office:value-type="float" office:value="-125.944188676015" calcext:value-type="float">
            <text:p>-125.944188676015</text:p>
          </table:table-cell>
          <table:table-cell table:style-name="ce50" office:value-type="float" office:value="-123.02389741" calcext:value-type="float">
            <text:p>-123.02389741</text:p>
          </table:table-cell>
          <table:table-cell table:number-columns-repeated="8" table:style-name="ce50" office:value-type="float" office:value="0" calcext:value-type="float">
            <text:p>0</text:p>
          </table:table-cell>
          <table:table-cell table:formula="of:=[.I4]+[.J4]" office:value-type="float" office:value="0" calcext:value-type="float">
            <text:p>0</text:p>
          </table:table-cell>
          <table:table-cell table:formula="of:=[.I4]+[.K4]" office:value-type="float" office:value="0" calcext:value-type="float">
            <text:p>0</text:p>
          </table:table-cell>
          <table:table-cell table:formula="of:=[.I4]+[.L4]" office:value-type="float" office:value="0" calcext:value-type="float">
            <text:p>0</text:p>
          </table:table-cell>
          <table:table-cell table:formula="of:=[.I4]+[.M4]" office:value-type="float" office:value="0" calcext:value-type="float">
            <text:p>0</text:p>
          </table:table-cell>
          <table:table-cell table:style-name="ce50" table:formula="of:=[.E4]" office:value-type="float" office:value="-123.02389741" calcext:value-type="float">
            <text:p>-123.02389741</text:p>
          </table:table-cell>
          <table:table-cell table:style-name="ce50" table:formula="of:=[.R4]" office:value-type="float" office:value="-123.02389741" calcext:value-type="float">
            <text:p>-123.02389741</text:p>
          </table:table-cell>
          <table:table-cell table:style-name="ce50" table:formula="of:=[.S4]" office:value-type="float" office:value="-123.02389741" calcext:value-type="float">
            <text:p>-123.02389741</text:p>
          </table:table-cell>
          <table:table-cell table:style-name="ce50" table:formula="of:=[.T4]" office:value-type="float" office:value="-123.02389741" calcext:value-type="float">
            <text:p>-123.02389741</text:p>
          </table:table-cell>
          <table:table-cell table:style-name="ce50" table:number-columns-repeated="43"/>
        </table:table-row>
        <table:table-row table:style-name="ro1">
          <table:covered-table-cell table:style-name="ce50"/>
          <table:table-cell table:style-name="ce50" office:value-type="float" office:value="-0.965174166666674" calcext:value-type="float">
            <text:p>-0.965174166666674</text:p>
          </table:table-cell>
          <table:table-cell table:style-name="ce50" office:value-type="float" office:value="0.560869565217474" calcext:value-type="float">
            <text:p>0.560869565217474</text:p>
          </table:table-cell>
          <table:table-cell table:style-name="ce50" table:formula="of:=([.B5]+[.C5])/2" office:value-type="float" office:value="-0.2021523007246" calcext:value-type="float">
            <text:p>-0.2021523007246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B5]-[.B4]" office:value-type="float" office:value="125.813420576666" calcext:value-type="float">
            <text:p>125.813420576666</text:p>
          </table:table-cell>
          <table:table-cell table:style-name="ce50" table:formula="of:=[.C5]-[.C4]" office:value-type="float" office:value="125.670652173913" calcext:value-type="float">
            <text:p>125.670652173913</text:p>
          </table:table-cell>
          <table:table-cell table:style-name="ce50" table:formula="of:=[.D5]-[.D4]" office:value-type="float" office:value="125.74203637529" calcext:value-type="float">
            <text:p>125.74203637529</text:p>
          </table:table-cell>
          <table:table-cell table:style-name="ce50" table:formula="of:=[.E5]-[.E4]" office:value-type="float" office:value="123.02389741" calcext:value-type="float">
            <text:p>123.02389741</text:p>
          </table:table-cell>
          <table:table-cell table:style-name="ce50" table:formula="of:=[.F5]-[.F7]" office:value-type="float" office:value="1.88792944843733" calcext:value-type="float">
            <text:p>1.88792944843733</text:p>
          </table:table-cell>
          <table:table-cell table:style-name="ce50" table:formula="of:=[.G5]-[.G7]" office:value-type="float" office:value="-0.0414410916515351" calcext:value-type="float">
            <text:p>-0.041441091651535</text:p>
          </table:table-cell>
          <table:table-cell table:style-name="ce50" table:formula="of:=[.H5]-[.H7]" office:value-type="float" office:value="0.923244178392906" calcext:value-type="float">
            <text:p>0.923244178392906</text:p>
          </table:table-cell>
          <table:table-cell table:style-name="ce50" table:formula="of:=[.I5]-[.I7]" office:value-type="float" office:value="-0.00000744999999824358" calcext:value-type="float">
            <text:p>-7.44999999824358E-06</text:p>
          </table:table-cell>
          <table:table-cell table:formula="of:=[.I5]+[.J5]" office:value-type="float" office:value="124.911826858437" calcext:value-type="float">
            <text:p>124.911826858437</text:p>
          </table:table-cell>
          <table:table-cell table:formula="of:=[.I5]+[.K5]" office:value-type="float" office:value="122.982456318348" calcext:value-type="float">
            <text:p>122.982456318348</text:p>
          </table:table-cell>
          <table:table-cell table:formula="of:=[.I5]+[.L5]" office:value-type="float" office:value="123.947141588393" calcext:value-type="float">
            <text:p>123.947141588393</text:p>
          </table:table-cell>
          <table:table-cell table:formula="of:=[.I5]+[.M5]" office:value-type="float" office:value="123.02388996" calcext:value-type="float">
            <text:p>123.02388996</text:p>
          </table:table-cell>
          <table:table-cell table:style-name="ce50" table:formula="of:=[.R4]+[.N5]" office:value-type="float" office:value="1.88792944843733" calcext:value-type="float">
            <text:p>1.88792944843733</text:p>
          </table:table-cell>
          <table:table-cell table:style-name="ce50" table:formula="of:=[.S4]+[.O5]" office:value-type="float" office:value="-0.0414410916515351" calcext:value-type="float">
            <text:p>-0.041441091651535</text:p>
          </table:table-cell>
          <table:table-cell table:style-name="ce50" table:formula="of:=[.T4]+[.P5]" office:value-type="float" office:value="0.923244178392906" calcext:value-type="float">
            <text:p>0.923244178392906</text:p>
          </table:table-cell>
          <table:table-cell table:style-name="ce50" table:formula="of:=[.U4]+[.Q5]" office:value-type="float" office:value="-0.00000744999999824358" calcext:value-type="float">
            <text:p>-7.44999999824358E-06</text:p>
          </table:table-cell>
          <table:table-cell table:style-name="ce50" table:number-columns-repeated="43"/>
        </table:table-row>
        <table:table-row table:style-name="ro1">
          <table:covered-table-cell table:style-name="ce50"/>
          <table:table-cell table:style-name="ce50" office:value-type="float" office:value="122.47993227" calcext:value-type="float">
            <text:p>122.47993227</text:p>
          </table:table-cell>
          <table:table-cell table:style-name="ce50" office:value-type="float" office:value="126.605555555556" calcext:value-type="float">
            <text:p>126.605555555556</text:p>
          </table:table-cell>
          <table:table-cell table:style-name="ce50" table:formula="of:=([.B6]+[.C6])/2" office:value-type="float" office:value="124.542743912778" calcext:value-type="float">
            <text:p>124.542743912778</text:p>
          </table:table-cell>
          <table:table-cell table:style-name="ce50" office:value-type="float" office:value="123.02391231" calcext:value-type="float">
            <text:p>123.02391231</text:p>
          </table:table-cell>
          <table:table-cell table:style-name="ce50" table:formula="of:=[.B6]-[.B5]" office:value-type="float" office:value="123.445106436667" calcext:value-type="float">
            <text:p>123.445106436667</text:p>
          </table:table-cell>
          <table:table-cell table:style-name="ce50" table:formula="of:=[.C6]-[.C5]" office:value-type="float" office:value="126.044685990339" calcext:value-type="float">
            <text:p>126.044685990339</text:p>
          </table:table-cell>
          <table:table-cell table:style-name="ce50" table:formula="of:=[.D6]-[.D5]" office:value-type="float" office:value="124.744896213503" calcext:value-type="float">
            <text:p>124.744896213503</text:p>
          </table:table-cell>
          <table:table-cell table:style-name="ce50" table:formula="of:=[.E6]-[.E5]" office:value-type="float" office:value="123.02391231" calcext:value-type="float">
            <text:p>123.02391231</text:p>
          </table:table-cell>
          <table:table-cell table:style-name="ce50" table:formula="of:=[.F6]-[.F7]" office:value-type="float" office:value="-0.480384691562321" calcext:value-type="float">
            <text:p>-0.480384691562321</text:p>
          </table:table-cell>
          <table:table-cell table:style-name="ce50" table:formula="of:=[.G6]-[.G7]" office:value-type="float" office:value="0.332592724773519" calcext:value-type="float">
            <text:p>0.332592724773519</text:p>
          </table:table-cell>
          <table:table-cell table:style-name="ce50" table:formula="of:=[.H6]-[.H7]" office:value-type="float" office:value="-0.0738959833943795" calcext:value-type="float">
            <text:p>-0.07389598339438</text:p>
          </table:table-cell>
          <table:table-cell table:style-name="ce50" table:formula="of:=[.I6]-[.I7]" office:value-type="float" office:value="0.00000744999999824358" calcext:value-type="float">
            <text:p>7.44999999824358E-06</text:p>
          </table:table-cell>
          <table:table-cell table:formula="of:=[.I6]+[.J6]" office:value-type="float" office:value="122.543527618438" calcext:value-type="float">
            <text:p>122.543527618438</text:p>
          </table:table-cell>
          <table:table-cell table:formula="of:=[.I6]+[.K6]" office:value-type="float" office:value="123.356505034774" calcext:value-type="float">
            <text:p>123.356505034774</text:p>
          </table:table-cell>
          <table:table-cell table:formula="of:=[.I6]+[.L6]" office:value-type="float" office:value="122.950016326606" calcext:value-type="float">
            <text:p>122.950016326606</text:p>
          </table:table-cell>
          <table:table-cell table:formula="of:=[.I6]+[.M6]" office:value-type="float" office:value="123.02391976" calcext:value-type="float">
            <text:p>123.02391976</text:p>
          </table:table-cell>
          <table:table-cell table:style-name="ce50" table:formula="of:=[.R5]+[.N6]" office:value-type="float" office:value="124.431457066875" calcext:value-type="float">
            <text:p>124.431457066875</text:p>
          </table:table-cell>
          <table:table-cell table:style-name="ce50" table:formula="of:=[.S5]+[.O6]" office:value-type="float" office:value="123.315063943122" calcext:value-type="float">
            <text:p>123.315063943122</text:p>
          </table:table-cell>
          <table:table-cell table:style-name="ce50" table:formula="of:=[.T5]+[.P6]" office:value-type="float" office:value="123.873260504999" calcext:value-type="float">
            <text:p>123.873260504999</text:p>
          </table:table-cell>
          <table:table-cell table:style-name="ce50" table:formula="of:=[.U5]+[.Q6]" office:value-type="float" office:value="123.02391231" calcext:value-type="float">
            <text:p>123.02391231</text:p>
          </table:table-cell>
          <table:table-cell table:style-name="ce50" table:number-columns-repeated="43"/>
        </table:table-row>
        <table:table-row table:style-name="ro1">
          <table:table-cell table:style-name="ce50" office:value-type="string" calcext:value-type="string">
            <text:p>av step</text:p>
          </table:table-cell>
          <table:table-cell table:style-name="ce50" table:number-columns-repeated="4"/>
          <table:table-cell table:style-name="ce50" office:value-type="float" office:value="123.925491128229" calcext:value-type="float">
            <text:p>123.925491128229</text:p>
          </table:table-cell>
          <table:table-cell table:style-name="ce50" office:value-type="float" office:value="125.712093265565" calcext:value-type="float">
            <text:p>125.712093265565</text:p>
          </table:table-cell>
          <table:table-cell table:style-name="ce50" table:formula="of:=([.F7]+[.G7])/2" office:value-type="float" office:value="124.818792196897" calcext:value-type="float">
            <text:p>124.818792196897</text:p>
          </table:table-cell>
          <table:table-cell table:style-name="ce50" table:formula="of:=([.I5]+[.I6])/2" office:value-type="float" office:value="123.02390486" calcext:value-type="float">
            <text:p>123.02390486</text:p>
          </table:table-cell>
          <table:table-cell table:style-name="ce50" table:number-columns-repeated="4"/>
          <table:table-cell table:number-columns-repeated="4"/>
          <table:table-cell table:style-name="ce50" table:number-columns-repeated="47"/>
        </table:table-row>
        <table:table-row table:style-name="ro1">
          <table:table-cell table:style-name="ce10" office:value-type="string" calcext:value-type="string" table:number-columns-spanned="1" table:number-rows-spanned="3">
            <text:p>B1Y2</text:p>
          </table:table-cell>
          <table:table-cell table:style-name="ce59" office:value-type="float" office:value="-123.308061543333" calcext:value-type="float">
            <text:p>-123.308061543333</text:p>
          </table:table-cell>
          <table:table-cell table:style-name="ce59" office:value-type="float" office:value="-123.002173913043" calcext:value-type="float">
            <text:p>-123.002173913043</text:p>
          </table:table-cell>
          <table:table-cell table:style-name="ce59" table:formula="of:=([.B8]+[.C8])/2" office:value-type="float" office:value="-123.155117728188" calcext:value-type="float">
            <text:p>-123.155117728188</text:p>
          </table:table-cell>
          <table:table-cell table:style-name="ce59" office:value-type="float" office:value="-123.02391231" calcext:value-type="float">
            <text:p>-123.02391231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formula="of:=[.I8]+[.J8]" office:value-type="float" office:value="0" calcext:value-type="float">
            <text:p>0</text:p>
          </table:table-cell>
          <table:table-cell table:formula="of:=[.I8]+[.K8]" office:value-type="float" office:value="0" calcext:value-type="float">
            <text:p>0</text:p>
          </table:table-cell>
          <table:table-cell table:formula="of:=[.I8]+[.L8]" office:value-type="float" office:value="0" calcext:value-type="float">
            <text:p>0</text:p>
          </table:table-cell>
          <table:table-cell table:formula="of:=[.I8]+[.M8]" office:value-type="float" office:value="0" calcext:value-type="float">
            <text:p>0</text:p>
          </table:table-cell>
          <table:table-cell table:style-name="ce59" table:formula="of:=[.E8]" office:value-type="float" office:value="-123.02391231" calcext:value-type="float">
            <text:p>-123.02391231</text:p>
          </table:table-cell>
          <table:table-cell table:style-name="ce59" table:formula="of:=[.R8]" office:value-type="float" office:value="-123.02391231" calcext:value-type="float">
            <text:p>-123.02391231</text:p>
          </table:table-cell>
          <table:table-cell table:style-name="ce59" table:formula="of:=[.S8]" office:value-type="float" office:value="-123.02391231" calcext:value-type="float">
            <text:p>-123.02391231</text:p>
          </table:table-cell>
          <table:table-cell table:style-name="ce59" table:formula="of:=[.T8]" office:value-type="float" office:value="-123.02391231" calcext:value-type="float">
            <text:p>-123.02391231</text:p>
          </table:table-cell>
          <table:table-cell table:style-name="ce59" table:number-columns-repeated="43"/>
        </table:table-row>
        <table:table-row table:style-name="ro1">
          <table:covered-table-cell table:style-name="ce59"/>
          <table:table-cell table:style-name="ce59" office:value-type="float" office:value="0.560171487" calcext:value-type="float">
            <text:p>0.560171487</text:p>
          </table:table-cell>
          <table:table-cell table:style-name="ce59" office:value-type="float" office:value="2.47045454545478" calcext:value-type="float">
            <text:p>2.47045454545478</text:p>
          </table:table-cell>
          <table:table-cell table:style-name="ce59" table:formula="of:=([.B9]+[.C9])/2" office:value-type="float" office:value="1.51531301622739" calcext:value-type="float">
            <text:p>1.51531301622739</text:p>
          </table:table-cell>
          <table:table-cell table:style-name="ce59" office:value-type="float" office:value="0" calcext:value-type="float">
            <text:p>0</text:p>
          </table:table-cell>
          <table:table-cell table:style-name="ce59" table:formula="of:=[.B9]-[.B8]" office:value-type="float" office:value="123.868233030333" calcext:value-type="float">
            <text:p>123.868233030333</text:p>
          </table:table-cell>
          <table:table-cell table:style-name="ce59" table:formula="of:=[.C9]-[.C8]" office:value-type="float" office:value="125.472628458498" calcext:value-type="float">
            <text:p>125.472628458498</text:p>
          </table:table-cell>
          <table:table-cell table:style-name="ce59" table:formula="of:=[.D9]-[.D8]" office:value-type="float" office:value="124.670430744415" calcext:value-type="float">
            <text:p>124.670430744415</text:p>
          </table:table-cell>
          <table:table-cell table:style-name="ce59" table:formula="of:=[.E9]-[.E8]" office:value-type="float" office:value="123.02391231" calcext:value-type="float">
            <text:p>123.02391231</text:p>
          </table:table-cell>
          <table:table-cell table:style-name="ce59" table:formula="of:=[.F9]-[.F11]" office:value-type="float" office:value="-0.0572580978959962" calcext:value-type="float">
            <text:p>-0.057258097895996</text:p>
          </table:table-cell>
          <table:table-cell table:style-name="ce59" table:formula="of:=[.G9]-[.G11]" office:value-type="float" office:value="-0.239464807067222" calcext:value-type="float">
            <text:p>-0.239464807067222</text:p>
          </table:table-cell>
          <table:table-cell table:style-name="ce59" table:formula="of:=[.H9]-[.H11]" office:value-type="float" office:value="-0.148361452481595" calcext:value-type="float">
            <text:p>-0.148361452481595</text:p>
          </table:table-cell>
          <table:table-cell table:style-name="ce59" table:formula="of:=[.I9]-[.I11]" office:value-type="float" office:value="-0.000000000500008923154383" calcext:value-type="float">
            <text:p>-5.00008923154383E-10</text:p>
          </table:table-cell>
          <table:table-cell table:formula="of:=[.I9]+[.J9]" office:value-type="float" office:value="122.966654212104" calcext:value-type="float">
            <text:p>122.966654212104</text:p>
          </table:table-cell>
          <table:table-cell table:formula="of:=[.I9]+[.K9]" office:value-type="float" office:value="122.784447502933" calcext:value-type="float">
            <text:p>122.784447502933</text:p>
          </table:table-cell>
          <table:table-cell table:formula="of:=[.I9]+[.L9]" office:value-type="float" office:value="122.875550857518" calcext:value-type="float">
            <text:p>122.875550857518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 table:style-name="ce59" table:formula="of:=[.R8]+[.N9]" office:value-type="float" office:value="-0.0572580978959962" calcext:value-type="float">
            <text:p>-0.057258097895996</text:p>
          </table:table-cell>
          <table:table-cell table:style-name="ce59" table:formula="of:=[.S8]+[.O9]" office:value-type="float" office:value="-0.239464807067222" calcext:value-type="float">
            <text:p>-0.239464807067222</text:p>
          </table:table-cell>
          <table:table-cell table:style-name="ce59" table:formula="of:=[.T8]+[.P9]" office:value-type="float" office:value="-0.148361452481595" calcext:value-type="float">
            <text:p>-0.148361452481595</text:p>
          </table:table-cell>
          <table:table-cell table:style-name="ce59" table:formula="of:=[.U8]+[.Q9]" office:value-type="float" office:value="-0.000000000500008923154383" calcext:value-type="float">
            <text:p>-5.00008923154383E-10</text:p>
          </table:table-cell>
          <table:table-cell table:style-name="ce59" table:number-columns-repeated="43"/>
        </table:table-row>
        <table:table-row table:style-name="ro1">
          <table:covered-table-cell table:style-name="ce59"/>
          <table:table-cell table:style-name="ce59" office:value-type="float" office:value="122.80494814225" calcext:value-type="float">
            <text:p>122.80494814225</text:p>
          </table:table-cell>
          <table:table-cell table:style-name="ce59" office:value-type="float" office:value="129.206382978724" calcext:value-type="float">
            <text:p>129.206382978724</text:p>
          </table:table-cell>
          <table:table-cell table:style-name="ce59" table:formula="of:=([.B10]+[.C10])/2" office:value-type="float" office:value="126.005665560487" calcext:value-type="float">
            <text:p>126.005665560487</text:p>
          </table:table-cell>
          <table:table-cell table:style-name="ce59" office:value-type="float" office:value="123.023912311" calcext:value-type="float">
            <text:p>123.023912311</text:p>
          </table:table-cell>
          <table:table-cell table:style-name="ce59" table:formula="of:=[.B10]-[.B9]" office:value-type="float" office:value="122.24477665525" calcext:value-type="float">
            <text:p>122.24477665525</text:p>
          </table:table-cell>
          <table:table-cell table:style-name="ce59" table:formula="of:=[.C10]-[.C9]" office:value-type="float" office:value="126.735928433269" calcext:value-type="float">
            <text:p>126.735928433269</text:p>
          </table:table-cell>
          <table:table-cell table:style-name="ce59" table:formula="of:=[.D10]-[.D9]" office:value-type="float" office:value="124.49035254426" calcext:value-type="float">
            <text:p>124.49035254426</text:p>
          </table:table-cell>
          <table:table-cell table:style-name="ce59" table:formula="of:=[.E10]-[.E9]" office:value-type="float" office:value="123.023912311" calcext:value-type="float">
            <text:p>123.023912311</text:p>
          </table:table-cell>
          <table:table-cell table:style-name="ce59" table:formula="of:=[.F10]-[.F11]" office:value-type="float" office:value="-1.68071447297901" calcext:value-type="float">
            <text:p>-1.68071447297901</text:p>
          </table:table-cell>
          <table:table-cell table:style-name="ce59" table:formula="of:=[.G10]-[.G11]" office:value-type="float" office:value="1.02383516770422" calcext:value-type="float">
            <text:p>1.02383516770422</text:p>
          </table:table-cell>
          <table:table-cell table:style-name="ce59" table:formula="of:=[.H10]-[.H11]" office:value-type="float" office:value="-0.328439652637385" calcext:value-type="float">
            <text:p>-0.328439652637385</text:p>
          </table:table-cell>
          <table:table-cell table:style-name="ce59" table:formula="of:=[.I10]-[.I11]" office:value-type="float" office:value="0.000000000499994712299667" calcext:value-type="float">
            <text:p>4.99994712299667E-10</text:p>
          </table:table-cell>
          <table:table-cell table:formula="of:=[.I10]+[.J10]" office:value-type="float" office:value="121.343197838021" calcext:value-type="float">
            <text:p>121.343197838021</text:p>
          </table:table-cell>
          <table:table-cell table:formula="of:=[.I10]+[.K10]" office:value-type="float" office:value="124.047747478704" calcext:value-type="float">
            <text:p>124.047747478704</text:p>
          </table:table-cell>
          <table:table-cell table:formula="of:=[.I10]+[.L10]" office:value-type="float" office:value="122.695472658363" calcext:value-type="float">
            <text:p>122.695472658363</text:p>
          </table:table-cell>
          <table:table-cell table:formula="of:=[.I10]+[.M10]" office:value-type="float" office:value="123.0239123115" calcext:value-type="float">
            <text:p>123.0239123115</text:p>
          </table:table-cell>
          <table:table-cell table:style-name="ce59" table:formula="of:=[.R9]+[.N10]" office:value-type="float" office:value="121.285939740125" calcext:value-type="float">
            <text:p>121.285939740125</text:p>
          </table:table-cell>
          <table:table-cell table:style-name="ce59" table:formula="of:=[.S9]+[.O10]" office:value-type="float" office:value="123.808282671637" calcext:value-type="float">
            <text:p>123.808282671637</text:p>
          </table:table-cell>
          <table:table-cell table:style-name="ce59" table:formula="of:=[.T9]+[.P10]" office:value-type="float" office:value="122.547111205881" calcext:value-type="float">
            <text:p>122.547111205881</text:p>
          </table:table-cell>
          <table:table-cell table:style-name="ce59" table:formula="of:=[.U9]+[.Q10]" office:value-type="float" office:value="123.023912311" calcext:value-type="float">
            <text:p>123.023912311</text:p>
          </table:table-cell>
          <table:table-cell table:style-name="ce59" table:number-columns-repeated="43"/>
        </table:table-row>
        <table:table-row table:style-name="ro1">
          <table:table-cell table:style-name="ce59" office:value-type="string" calcext:value-type="string">
            <text:p>av step</text:p>
          </table:table-cell>
          <table:table-cell table:style-name="ce59" table:number-columns-repeated="4"/>
          <table:table-cell table:style-name="ce50" office:value-type="float" office:value="123.925491128229" calcext:value-type="float">
            <text:p>123.925491128229</text:p>
          </table:table-cell>
          <table:table-cell table:style-name="ce59" office:value-type="float" office:value="125.712093265565" calcext:value-type="float">
            <text:p>125.712093265565</text:p>
          </table:table-cell>
          <table:table-cell table:style-name="ce59" office:value-type="float" office:value="124.818792196897" calcext:value-type="float">
            <text:p>124.818792196897</text:p>
          </table:table-cell>
          <table:table-cell table:style-name="ce59" table:formula="of:=([.I9]+[.I10])/2" office:value-type="float" office:value="123.0239123105" calcext:value-type="float">
            <text:p>123.0239123105</text:p>
          </table:table-cell>
          <table:table-cell table:style-name="ce59" table:number-columns-repeated="4"/>
          <table:table-cell table:number-columns-repeated="4"/>
          <table:table-cell table:style-name="ce59" table:number-columns-repeated="47"/>
        </table:table-row>
        <table:table-row table:style-name="ro1">
          <table:table-cell table:style-name="ce12" office:value-type="string" calcext:value-type="string" table:number-columns-spanned="1" table:number-rows-spanned="3">
            <text:p>B1Y3</text:p>
          </table:table-cell>
          <table:table-cell table:style-name="ce62" office:value-type="float" office:value="-122.430352901625" calcext:value-type="float">
            <text:p>-122.430352901625</text:p>
          </table:table-cell>
          <table:table-cell table:style-name="ce62" office:value-type="float" office:value="-121.509782608696" calcext:value-type="float">
            <text:p>-121.509782608696</text:p>
          </table:table-cell>
          <table:table-cell table:style-name="ce62" table:formula="of:=([.C12]+[.B12])/2" office:value-type="float" office:value="-121.970067755161" calcext:value-type="float">
            <text:p>-121.970067755161</text:p>
          </table:table-cell>
          <table:table-cell table:style-name="ce62" office:value-type="float" office:value="-123.023912311" calcext:value-type="float">
            <text:p>-123.023912311</text:p>
          </table:table-cell>
          <table:table-cell table:number-columns-repeated="8" table:style-name="ce62" office:value-type="float" office:value="0" calcext:value-type="float">
            <text:p>0</text:p>
          </table:table-cell>
          <table:table-cell table:formula="of:=[.I12]+[.J12]" office:value-type="float" office:value="0" calcext:value-type="float">
            <text:p>0</text:p>
          </table:table-cell>
          <table:table-cell table:formula="of:=[.I12]+[.K12]" office:value-type="float" office:value="0" calcext:value-type="float">
            <text:p>0</text:p>
          </table:table-cell>
          <table:table-cell table:formula="of:=[.I12]+[.L12]" office:value-type="float" office:value="0" calcext:value-type="float">
            <text:p>0</text:p>
          </table:table-cell>
          <table:table-cell table:formula="of:=[.I12]+[.M12]" office:value-type="float" office:value="0" calcext:value-type="float">
            <text:p>0</text:p>
          </table:table-cell>
          <table:table-cell table:style-name="ce62" table:formula="of:=[.E12]" office:value-type="float" office:value="-123.023912311" calcext:value-type="float">
            <text:p>-123.023912311</text:p>
          </table:table-cell>
          <table:table-cell table:style-name="ce62" table:formula="of:=[.R12]" office:value-type="float" office:value="-123.023912311" calcext:value-type="float">
            <text:p>-123.023912311</text:p>
          </table:table-cell>
          <table:table-cell table:style-name="ce62" table:formula="of:=[.S12]" office:value-type="float" office:value="-123.023912311" calcext:value-type="float">
            <text:p>-123.023912311</text:p>
          </table:table-cell>
          <table:table-cell table:style-name="ce62" table:formula="of:=[.T12]" office:value-type="float" office:value="-123.023912311" calcext:value-type="float">
            <text:p>-123.023912311</text:p>
          </table:table-cell>
          <table:table-cell table:style-name="ce62" table:number-columns-repeated="43"/>
        </table:table-row>
        <table:table-row table:style-name="ro1">
          <table:covered-table-cell table:style-name="ce62"/>
          <table:table-cell table:style-name="ce62" office:value-type="float" office:value="1.03784128000003" calcext:value-type="float">
            <text:p>1.03784128000003</text:p>
          </table:table-cell>
          <table:table-cell table:style-name="ce62" office:value-type="float" office:value="4.36477272727289" calcext:value-type="float">
            <text:p>4.36477272727289</text:p>
          </table:table-cell>
          <table:table-cell table:style-name="ce62" table:formula="of:=([.C13]+[.B13])/2" office:value-type="float" office:value="2.70130700363646" calcext:value-type="float">
            <text:p>2.70130700363646</text:p>
          </table:table-cell>
          <table:table-cell table:style-name="ce62" office:value-type="float" office:value="0.0000000000000277555756156" calcext:value-type="float">
            <text:p>2.77555756156E-14</text:p>
          </table:table-cell>
          <table:table-cell table:style-name="ce62" table:formula="of:=[.B13]-[.B12]" office:value-type="float" office:value="123.468194181625" calcext:value-type="float">
            <text:p>123.468194181625</text:p>
          </table:table-cell>
          <table:table-cell table:style-name="ce62" table:formula="of:=[.C13]-[.C12]" office:value-type="float" office:value="125.874555335969" calcext:value-type="float">
            <text:p>125.874555335969</text:p>
          </table:table-cell>
          <table:table-cell table:style-name="ce62" table:formula="of:=[.D13]-[.D12]" office:value-type="float" office:value="124.671374758797" calcext:value-type="float">
            <text:p>124.671374758797</text:p>
          </table:table-cell>
          <table:table-cell table:style-name="ce62" table:formula="of:=[.E13]-[.E12]" office:value-type="float" office:value="123.023912311" calcext:value-type="float">
            <text:p>123.023912311</text:p>
          </table:table-cell>
          <table:table-cell table:style-name="ce62" table:formula="of:=[.F13]-[.F15]" office:value-type="float" office:value="-0.457296946603975" calcext:value-type="float">
            <text:p>-0.457296946603975</text:p>
          </table:table-cell>
          <table:table-cell table:style-name="ce62" table:formula="of:=[.G13]-[.G15]" office:value-type="float" office:value="0.16246207040389" calcext:value-type="float">
            <text:p>0.16246207040389</text:p>
          </table:table-cell>
          <table:table-cell table:style-name="ce62" table:formula="of:=[.H13]-[.H15]" office:value-type="float" office:value="-0.147417438100035" calcext:value-type="float">
            <text:p>-0.147417438100035</text:p>
          </table:table-cell>
          <table:table-cell table:style-name="ce62" table:formula="of:=[.I13]-[.I15]" office:value-type="float" office:value="0" calcext:value-type="float">
            <text:p>0</text:p>
          </table:table-cell>
          <table:table-cell table:formula="of:=[.I13]+[.J13]" office:value-type="float" office:value="122.566615364396" calcext:value-type="float">
            <text:p>122.566615364396</text:p>
          </table:table-cell>
          <table:table-cell table:formula="of:=[.I13]+[.K13]" office:value-type="float" office:value="123.186374381404" calcext:value-type="float">
            <text:p>123.186374381404</text:p>
          </table:table-cell>
          <table:table-cell table:formula="of:=[.I13]+[.L13]" office:value-type="float" office:value="122.8764948729" calcext:value-type="float">
            <text:p>122.8764948729</text:p>
          </table:table-cell>
          <table:table-cell table:formula="of:=[.I13]+[.M13]" office:value-type="float" office:value="123.023912311" calcext:value-type="float">
            <text:p>123.023912311</text:p>
          </table:table-cell>
          <table:table-cell table:style-name="ce62" table:formula="of:=[.R12]+[.N13]" office:value-type="float" office:value="-0.457296946603947" calcext:value-type="float">
            <text:p>-0.457296946603947</text:p>
          </table:table-cell>
          <table:table-cell table:style-name="ce62" table:formula="of:=[.S12]+[.O13]" office:value-type="float" office:value="0.162462070403919" calcext:value-type="float">
            <text:p>0.162462070403919</text:p>
          </table:table-cell>
          <table:table-cell table:style-name="ce62" table:formula="of:=[.T12]+[.P13]" office:value-type="float" office:value="-0.147417438100007" calcext:value-type="float">
            <text:p>-0.147417438100007</text:p>
          </table:table-cell>
          <table:table-cell table:style-name="ce62" table:formula="of:=[.U12]+[.Q13]" office:value-type="float" office:value="0" calcext:value-type="float">
            <text:p>0</text:p>
          </table:table-cell>
          <table:table-cell table:style-name="ce62" table:number-columns-repeated="43"/>
        </table:table-row>
        <table:table-row table:style-name="ro1">
          <table:covered-table-cell table:style-name="ce62"/>
          <table:table-cell table:style-name="ce62" office:value-type="float" office:value="124.998327177667" calcext:value-type="float">
            <text:p>124.998327177667</text:p>
          </table:table-cell>
          <table:table-cell table:style-name="ce62" office:value-type="float" office:value="131.903260869565" calcext:value-type="float">
            <text:p>131.903260869565</text:p>
          </table:table-cell>
          <table:table-cell table:style-name="ce62" table:formula="of:=([.C14]+[.B14])/2" office:value-type="float" office:value="128.450794023616" calcext:value-type="float">
            <text:p>128.450794023616</text:p>
          </table:table-cell>
          <table:table-cell table:style-name="ce62" office:value-type="float" office:value="123.023912311" calcext:value-type="float">
            <text:p>123.023912311</text:p>
          </table:table-cell>
          <table:table-cell table:style-name="ce62" table:formula="of:=[.B14]-[.B13]" office:value-type="float" office:value="123.960485897667" calcext:value-type="float">
            <text:p>123.960485897667</text:p>
          </table:table-cell>
          <table:table-cell table:style-name="ce62" table:formula="of:=[.C14]-[.C13]" office:value-type="float" office:value="127.538488142292" calcext:value-type="float">
            <text:p>127.538488142292</text:p>
          </table:table-cell>
          <table:table-cell table:style-name="ce62" table:formula="of:=[.D14]-[.D13]" office:value-type="float" office:value="125.74948701998" calcext:value-type="float">
            <text:p>125.74948701998</text:p>
          </table:table-cell>
          <table:table-cell table:style-name="ce62" table:formula="of:=[.E14]-[.E13]" office:value-type="float" office:value="123.023912311" calcext:value-type="float">
            <text:p>123.023912311</text:p>
          </table:table-cell>
          <table:table-cell table:style-name="ce62" table:formula="of:=[.F14]-[.F15]" office:value-type="float" office:value="0.0349947694379722" calcext:value-type="float">
            <text:p>0.034994769437972</text:p>
          </table:table-cell>
          <table:table-cell table:style-name="ce62" table:formula="of:=[.G14]-[.G15]" office:value-type="float" office:value="1.82639487672711" calcext:value-type="float">
            <text:p>1.82639487672711</text:p>
          </table:table-cell>
          <table:table-cell table:style-name="ce62" table:formula="of:=[.H14]-[.H15]" office:value-type="float" office:value="0.930694823082547" calcext:value-type="float">
            <text:p>0.930694823082547</text:p>
          </table:table-cell>
          <table:table-cell table:style-name="ce62" table:formula="of:=[.I14]-[.I15]" office:value-type="float" office:value="0" calcext:value-type="float">
            <text:p>0</text:p>
          </table:table-cell>
          <table:table-cell table:formula="of:=[.I14]+[.J14]" office:value-type="float" office:value="123.058907080438" calcext:value-type="float">
            <text:p>123.058907080438</text:p>
          </table:table-cell>
          <table:table-cell table:formula="of:=[.I14]+[.K14]" office:value-type="float" office:value="124.850307187727" calcext:value-type="float">
            <text:p>124.850307187727</text:p>
          </table:table-cell>
          <table:table-cell table:formula="of:=[.I14]+[.L14]" office:value-type="float" office:value="123.954607134083" calcext:value-type="float">
            <text:p>123.954607134083</text:p>
          </table:table-cell>
          <table:table-cell table:formula="of:=[.I14]+[.M14]" office:value-type="float" office:value="123.023912311" calcext:value-type="float">
            <text:p>123.023912311</text:p>
          </table:table-cell>
          <table:table-cell table:style-name="ce62" table:formula="of:=[.R13]+[.N14]" office:value-type="float" office:value="122.601610133834" calcext:value-type="float">
            <text:p>122.601610133834</text:p>
          </table:table-cell>
          <table:table-cell table:style-name="ce62" table:formula="of:=[.S13]+[.O14]" office:value-type="float" office:value="125.012769258131" calcext:value-type="float">
            <text:p>125.012769258131</text:p>
          </table:table-cell>
          <table:table-cell table:style-name="ce62" table:formula="of:=[.T13]+[.P14]" office:value-type="float" office:value="123.807189695983" calcext:value-type="float">
            <text:p>123.807189695983</text:p>
          </table:table-cell>
          <table:table-cell table:style-name="ce62" table:formula="of:=[.U13]+[.Q14]" office:value-type="float" office:value="123.023912311" calcext:value-type="float">
            <text:p>123.023912311</text:p>
          </table:table-cell>
          <table:table-cell table:style-name="ce62" table:number-columns-repeated="43"/>
        </table:table-row>
        <table:table-row table:style-name="ro1">
          <table:table-cell table:style-name="ce62" table:number-columns-repeated="5"/>
          <table:table-cell table:style-name="ce62" office:value-type="float" office:value="123.925491128229" calcext:value-type="float">
            <text:p>123.925491128229</text:p>
          </table:table-cell>
          <table:table-cell table:style-name="ce62" office:value-type="float" office:value="125.712093265565" calcext:value-type="float">
            <text:p>125.712093265565</text:p>
          </table:table-cell>
          <table:table-cell table:style-name="ce62" office:value-type="float" office:value="124.818792196897" calcext:value-type="float">
            <text:p>124.818792196897</text:p>
          </table:table-cell>
          <table:table-cell table:style-name="ce62" table:formula="of:=([.I13]+[.I14])/2" office:value-type="float" office:value="123.023912311" calcext:value-type="float">
            <text:p>123.023912311</text:p>
          </table:table-cell>
          <table:table-cell table:style-name="ce62" table:number-columns-repeated="4"/>
          <table:table-cell table:number-columns-repeated="4"/>
          <table:table-cell table:style-name="ce62" table:number-columns-repeated="47"/>
        </table:table-row>
        <table:table-row table:style-name="ro1">
          <table:table-cell table:style-name="ce14" office:value-type="string" calcext:value-type="string" table:number-columns-spanned="1" table:number-rows-spanned="3">
            <text:p>B1Y4</text:p>
          </table:table-cell>
          <table:table-cell office:value-type="float" office:value="-122.593262211333" calcext:value-type="float">
            <text:p>-122.593262211333</text:p>
          </table:table-cell>
          <table:table-cell office:value-type="float" office:value="-119.875" calcext:value-type="float">
            <text:p>-119.875</text:p>
          </table:table-cell>
          <table:table-cell table:formula="of:=([.C16]+[.B16])/2" office:value-type="float" office:value="-121.234131105667" calcext:value-type="float">
            <text:p>-121.234131105667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16]+[.J16]" office:value-type="float" office:value="0" calcext:value-type="float">
            <text:p>0</text:p>
          </table:table-cell>
          <table:table-cell table:formula="of:=[.I16]+[.K16]" office:value-type="float" office:value="0" calcext:value-type="float">
            <text:p>0</text:p>
          </table:table-cell>
          <table:table-cell table:formula="of:=[.I16]+[.L16]" office:value-type="float" office:value="0" calcext:value-type="float">
            <text:p>0</text:p>
          </table:table-cell>
          <table:table-cell table:formula="of:=[.I16]+[.M16]" office:value-type="float" office:value="0" calcext:value-type="float">
            <text:p>0</text:p>
          </table:table-cell>
          <table:table-cell table:formula="of:=[.E16]" office:value-type="float" office:value="-123.023912311" calcext:value-type="float">
            <text:p>-123.023912311</text:p>
          </table:table-cell>
          <table:table-cell table:formula="of:=[.R16]" office:value-type="float" office:value="-123.023912311" calcext:value-type="float">
            <text:p>-123.023912311</text:p>
          </table:table-cell>
          <table:table-cell table:formula="of:=[.S16]" office:value-type="float" office:value="-123.023912311" calcext:value-type="float">
            <text:p>-123.023912311</text:p>
          </table:table-cell>
          <table:table-cell table:formula="of:=[.T16]" office:value-type="float" office:value="-123.023912311" calcext:value-type="float">
            <text:p>-123.023912311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1.12904371875" calcext:value-type="float">
            <text:p>1.12904371875</text:p>
          </table:table-cell>
          <table:table-cell office:value-type="float" office:value="6.55851063829805" calcext:value-type="float">
            <text:p>6.55851063829805</text:p>
          </table:table-cell>
          <table:table-cell table:formula="of:=([.C17]+[.B17])/2" office:value-type="float" office:value="3.84377717852403" calcext:value-type="float">
            <text:p>3.84377717852403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123.722305930083" calcext:value-type="float">
            <text:p>123.722305930083</text:p>
          </table:table-cell>
          <table:table-cell table:formula="of:=[.C17]-[.C16]" office:value-type="float" office:value="126.433510638298" calcext:value-type="float">
            <text:p>126.433510638298</text:p>
          </table:table-cell>
          <table:table-cell table:formula="of:=[.D17]-[.D16]" office:value-type="float" office:value="125.077908284191" calcext:value-type="float">
            <text:p>125.077908284191</text:p>
          </table:table-cell>
          <table:table-cell table:formula="of:=[.E17]-[.E16]" office:value-type="float" office:value="123.023912311" calcext:value-type="float">
            <text:p>123.023912311</text:p>
          </table:table-cell>
          <table:table-cell table:formula="of:=[.F17]-[.F19]" office:value-type="float" office:value="-0.203185198146002" calcext:value-type="float">
            <text:p>-0.203185198146002</text:p>
          </table:table-cell>
          <table:table-cell table:formula="of:=[.G17]-[.G19]" office:value-type="float" office:value="0.721417372733043" calcext:value-type="float">
            <text:p>0.721417372733043</text:p>
          </table:table-cell>
          <table:table-cell table:formula="of:=[.H17]-[.H19]" office:value-type="float" office:value="0.259116087293535" calcext:value-type="float">
            <text:p>0.259116087293535</text:p>
          </table:table-cell>
          <table:table-cell table:formula="of:=[.I17]-[.I19]" office:value-type="float" office:value="0.000000000499994712299667" calcext:value-type="float">
            <text:p>4.99994712299667E-10</text:p>
          </table:table-cell>
          <table:table-cell table:formula="of:=[.I17]+[.J17]" office:value-type="float" office:value="122.820727112854" calcext:value-type="float">
            <text:p>122.820727112854</text:p>
          </table:table-cell>
          <table:table-cell table:formula="of:=[.I17]+[.K17]" office:value-type="float" office:value="123.745329683733" calcext:value-type="float">
            <text:p>123.745329683733</text:p>
          </table:table-cell>
          <table:table-cell table:formula="of:=[.I17]+[.L17]" office:value-type="float" office:value="123.283028398294" calcext:value-type="float">
            <text:p>123.283028398294</text:p>
          </table:table-cell>
          <table:table-cell table:formula="of:=[.I17]+[.M17]" office:value-type="float" office:value="123.0239123115" calcext:value-type="float">
            <text:p>123.0239123115</text:p>
          </table:table-cell>
          <table:table-cell table:formula="of:=[.R16]+[.N17]" office:value-type="float" office:value="-0.203185198146002" calcext:value-type="float">
            <text:p>-0.203185198146002</text:p>
          </table:table-cell>
          <table:table-cell table:formula="of:=[.S16]+[.O17]" office:value-type="float" office:value="0.721417372733043" calcext:value-type="float">
            <text:p>0.721417372733043</text:p>
          </table:table-cell>
          <table:table-cell table:formula="of:=[.T16]+[.P17]" office:value-type="float" office:value="0.259116087293535" calcext:value-type="float">
            <text:p>0.259116087293535</text:p>
          </table:table-cell>
          <table:table-cell table:formula="of:=[.U16]+[.Q17]" office:value-type="float" office:value="0.000000000499994712299667" calcext:value-type="float">
            <text:p>4.99994712299667E-10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125.457492143333" calcext:value-type="float">
            <text:p>125.457492143333</text:p>
          </table:table-cell>
          <table:table-cell office:value-type="float" office:value="134.265217391304" calcext:value-type="float">
            <text:p>134.265217391304</text:p>
          </table:table-cell>
          <table:table-cell table:formula="of:=([.C18]+[.B18])/2" office:value-type="float" office:value="129.861354767318" calcext:value-type="float">
            <text:p>129.861354767318</text:p>
          </table:table-cell>
          <table:table-cell office:value-type="float" office:value="123.02391231" calcext:value-type="float">
            <text:p>123.02391231</text:p>
          </table:table-cell>
          <table:table-cell table:formula="of:=[.B18]-[.B17]" office:value-type="float" office:value="124.328448424583" calcext:value-type="float">
            <text:p>124.328448424583</text:p>
          </table:table-cell>
          <table:table-cell table:formula="of:=[.C18]-[.C17]" office:value-type="float" office:value="127.706706753006" calcext:value-type="float">
            <text:p>127.706706753006</text:p>
          </table:table-cell>
          <table:table-cell table:formula="of:=[.D18]-[.D17]" office:value-type="float" office:value="126.017577588794" calcext:value-type="float">
            <text:p>126.017577588794</text:p>
          </table:table-cell>
          <table:table-cell table:formula="of:=[.E18]-[.E17]" office:value-type="float" office:value="123.02391231" calcext:value-type="float">
            <text:p>123.02391231</text:p>
          </table:table-cell>
          <table:table-cell table:formula="of:=[.F18]-[.F19]" office:value-type="float" office:value="0.402957296354003" calcext:value-type="float">
            <text:p>0.402957296354003</text:p>
          </table:table-cell>
          <table:table-cell table:formula="of:=[.G18]-[.G19]" office:value-type="float" office:value="1.99461348744094" calcext:value-type="float">
            <text:p>1.99461348744094</text:p>
          </table:table-cell>
          <table:table-cell table:formula="of:=[.H18]-[.H19]" office:value-type="float" office:value="1.19878539189747" calcext:value-type="float">
            <text:p>1.19878539189747</text:p>
          </table:table-cell>
          <table:table-cell table:formula="of:=[.I18]-[.I19]" office:value-type="float" office:value="-0.000000000500008923154383" calcext:value-type="float">
            <text:p>-5.00008923154383E-10</text:p>
          </table:table-cell>
          <table:table-cell table:formula="of:=[.I18]+[.J18]" office:value-type="float" office:value="123.426869606354" calcext:value-type="float">
            <text:p>123.426869606354</text:p>
          </table:table-cell>
          <table:table-cell table:formula="of:=[.I18]+[.K18]" office:value-type="float" office:value="125.018525797441" calcext:value-type="float">
            <text:p>125.018525797441</text:p>
          </table:table-cell>
          <table:table-cell table:formula="of:=[.I18]+[.L18]" office:value-type="float" office:value="124.222697701897" calcext:value-type="float">
            <text:p>124.222697701897</text:p>
          </table:table-cell>
          <table:table-cell table:formula="of:=[.I18]+[.M18]" office:value-type="float" office:value="123.0239123095" calcext:value-type="float">
            <text:p>123.0239123095</text:p>
          </table:table-cell>
          <table:table-cell table:formula="of:=[.R17]+[.N18]" office:value-type="float" office:value="123.223684408208" calcext:value-type="float">
            <text:p>123.223684408208</text:p>
          </table:table-cell>
          <table:table-cell table:formula="of:=[.S17]+[.O18]" office:value-type="float" office:value="125.739943170174" calcext:value-type="float">
            <text:p>125.739943170174</text:p>
          </table:table-cell>
          <table:table-cell table:formula="of:=[.T17]+[.P18]" office:value-type="float" office:value="124.481813789191" calcext:value-type="float">
            <text:p>124.481813789191</text:p>
          </table:table-cell>
          <table:table-cell table:formula="of:=[.U17]+[.Q18]" office:value-type="float" office:value="123.02391231" calcext:value-type="float">
            <text:p>123.02391231</text:p>
          </table:table-cell>
          <table:table-cell table:number-columns-repeated="43"/>
        </table:table-row>
        <table:table-row table:style-name="ro1">
          <table:table-cell table:number-columns-repeated="5"/>
          <table:table-cell office:value-type="float" office:value="123.925491128229" calcext:value-type="float">
            <text:p>123.925491128229</text:p>
          </table:table-cell>
          <table:table-cell office:value-type="float" office:value="125.712093265565" calcext:value-type="float">
            <text:p>125.712093265565</text:p>
          </table:table-cell>
          <table:table-cell office:value-type="float" office:value="124.818792196897" calcext:value-type="float">
            <text:p>124.818792196897</text:p>
          </table:table-cell>
          <table:table-cell table:formula="of:=([.I17]+[.I18])/2" office:value-type="float" office:value="123.0239123105" calcext:value-type="float">
            <text:p>123.0239123105</text:p>
          </table:table-cell>
          <table:table-cell table:number-columns-repeated="55"/>
        </table:table-row>
        <table:table-row table:style-name="ro1">
          <table:table-cell table:style-name="ce16" office:value-type="string" calcext:value-type="string" table:number-columns-spanned="1" table:number-rows-spanned="3">
            <text:p>B1Y5</text:p>
          </table:table-cell>
          <table:table-cell table:style-name="ce68" office:value-type="float" office:value="-122.284282643333" calcext:value-type="float">
            <text:p>-122.284282643333</text:p>
          </table:table-cell>
          <table:table-cell table:style-name="ce68" office:value-type="float" office:value="-118.322826086956" calcext:value-type="float">
            <text:p>-118.322826086956</text:p>
          </table:table-cell>
          <table:table-cell table:style-name="ce68" table:formula="of:=([.C20]+[.B20])/2" office:value-type="float" office:value="-120.303554365144" calcext:value-type="float">
            <text:p>-120.303554365144</text:p>
          </table:table-cell>
          <table:table-cell table:style-name="ce68" office:value-type="float" office:value="-123.02391231" calcext:value-type="float">
            <text:p>-123.02391231</text:p>
          </table:table-cell>
          <table:table-cell table:number-columns-repeated="8" table:style-name="ce68" office:value-type="float" office:value="0" calcext:value-type="float">
            <text:p>0</text:p>
          </table:table-cell>
          <table:table-cell table:formula="of:=[.I20]+[.J20]" office:value-type="float" office:value="0" calcext:value-type="float">
            <text:p>0</text:p>
          </table:table-cell>
          <table:table-cell table:formula="of:=[.I20]+[.K20]" office:value-type="float" office:value="0" calcext:value-type="float">
            <text:p>0</text:p>
          </table:table-cell>
          <table:table-cell table:formula="of:=[.I20]+[.L20]" office:value-type="float" office:value="0" calcext:value-type="float">
            <text:p>0</text:p>
          </table:table-cell>
          <table:table-cell table:formula="of:=[.I20]+[.M20]" office:value-type="float" office:value="0" calcext:value-type="float">
            <text:p>0</text:p>
          </table:table-cell>
          <table:table-cell table:style-name="ce68" table:formula="of:=[.E20]" office:value-type="float" office:value="-123.02391231" calcext:value-type="float">
            <text:p>-123.02391231</text:p>
          </table:table-cell>
          <table:table-cell table:style-name="ce68" table:formula="of:=[.R20]" office:value-type="float" office:value="-123.02391231" calcext:value-type="float">
            <text:p>-123.02391231</text:p>
          </table:table-cell>
          <table:table-cell table:style-name="ce68" table:formula="of:=[.S20]" office:value-type="float" office:value="-123.02391231" calcext:value-type="float">
            <text:p>-123.02391231</text:p>
          </table:table-cell>
          <table:table-cell table:style-name="ce68" table:formula="of:=[.T20]" office:value-type="float" office:value="-123.02391231" calcext:value-type="float">
            <text:p>-123.02391231</text:p>
          </table:table-cell>
          <table:table-cell table:style-name="ce68" table:number-columns-repeated="43"/>
        </table:table-row>
        <table:table-row table:style-name="ro1">
          <table:covered-table-cell table:style-name="ce68"/>
          <table:table-cell table:style-name="ce68" office:value-type="float" office:value="0.836668616666664" calcext:value-type="float">
            <text:p>0.836668616666664</text:p>
          </table:table-cell>
          <table:table-cell table:style-name="ce68" office:value-type="float" office:value="8.36956521739147" calcext:value-type="float">
            <text:p>8.36956521739147</text:p>
          </table:table-cell>
          <table:table-cell table:style-name="ce68" table:formula="of:=([.C21]+[.B21])/2" office:value-type="float" office:value="4.60311691702907" calcext:value-type="float">
            <text:p>4.60311691702907</text:p>
          </table:table-cell>
          <table:table-cell table:style-name="ce68" office:value-type="float" office:value="0" calcext:value-type="float">
            <text:p>0</text:p>
          </table:table-cell>
          <table:table-cell table:style-name="ce68" table:formula="of:=[.B21]-[.B20]" office:value-type="float" office:value="123.12095126" calcext:value-type="float">
            <text:p>123.12095126</text:p>
          </table:table-cell>
          <table:table-cell table:style-name="ce68" table:formula="of:=[.C21]-[.C20]" office:value-type="float" office:value="126.692391304347" calcext:value-type="float">
            <text:p>126.692391304347</text:p>
          </table:table-cell>
          <table:table-cell table:style-name="ce68" table:formula="of:=[.D21]-[.D20]" office:value-type="float" office:value="124.906671282174" calcext:value-type="float">
            <text:p>124.906671282174</text:p>
          </table:table-cell>
          <table:table-cell table:style-name="ce68" table:formula="of:=[.E21]-[.E20]" office:value-type="float" office:value="123.02391231" calcext:value-type="float">
            <text:p>123.02391231</text:p>
          </table:table-cell>
          <table:table-cell table:style-name="ce68" table:formula="of:=[.F21]-[.F23]" office:value-type="float" office:value="-0.804539868229327" calcext:value-type="float">
            <text:p>-0.804539868229327</text:p>
          </table:table-cell>
          <table:table-cell table:style-name="ce68" table:formula="of:=[.G21]-[.G23]" office:value-type="float" office:value="0.980298038782465" calcext:value-type="float">
            <text:p>0.980298038782465</text:p>
          </table:table-cell>
          <table:table-cell table:style-name="ce68" table:formula="of:=[.H21]-[.H23]" office:value-type="float" office:value="0.087879085276569" calcext:value-type="float">
            <text:p>0.087879085276569</text:p>
          </table:table-cell>
          <table:table-cell table:style-name="ce68" table:formula="of:=[.I21]-[.I23]" office:value-type="float" office:value="0.00000744999999824358" calcext:value-type="float">
            <text:p>7.44999999824358E-06</text:p>
          </table:table-cell>
          <table:table-cell table:formula="of:=[.I21]+[.J21]" office:value-type="float" office:value="122.219372441771" calcext:value-type="float">
            <text:p>122.219372441771</text:p>
          </table:table-cell>
          <table:table-cell table:formula="of:=[.I21]+[.K21]" office:value-type="float" office:value="124.004210348782" calcext:value-type="float">
            <text:p>124.004210348782</text:p>
          </table:table-cell>
          <table:table-cell table:formula="of:=[.I21]+[.L21]" office:value-type="float" office:value="123.111791395277" calcext:value-type="float">
            <text:p>123.111791395277</text:p>
          </table:table-cell>
          <table:table-cell table:formula="of:=[.I21]+[.M21]" office:value-type="float" office:value="123.02391976" calcext:value-type="float">
            <text:p>123.02391976</text:p>
          </table:table-cell>
          <table:table-cell table:style-name="ce68" table:formula="of:=[.R20]+[.N21]" office:value-type="float" office:value="-0.804539868229327" calcext:value-type="float">
            <text:p>-0.804539868229327</text:p>
          </table:table-cell>
          <table:table-cell table:style-name="ce68" table:formula="of:=[.S20]+[.O21]" office:value-type="float" office:value="0.980298038782465" calcext:value-type="float">
            <text:p>0.980298038782465</text:p>
          </table:table-cell>
          <table:table-cell table:style-name="ce68" table:formula="of:=[.T20]+[.P21]" office:value-type="float" office:value="0.087879085276569" calcext:value-type="float">
            <text:p>0.087879085276569</text:p>
          </table:table-cell>
          <table:table-cell table:style-name="ce68" table:formula="of:=[.U20]+[.Q21]" office:value-type="float" office:value="0.00000744999999824358" calcext:value-type="float">
            <text:p>7.44999999824358E-06</text:p>
          </table:table-cell>
          <table:table-cell table:style-name="ce68" table:number-columns-repeated="43"/>
        </table:table-row>
        <table:table-row table:style-name="ro1">
          <table:covered-table-cell table:style-name="ce68"/>
          <table:table-cell table:style-name="ce68" office:value-type="float" office:value="124.89709157" calcext:value-type="float">
            <text:p>124.89709157</text:p>
          </table:table-cell>
          <table:table-cell table:style-name="ce68" office:value-type="float" office:value="135.1625" calcext:value-type="float">
            <text:p>135.1625</text:p>
          </table:table-cell>
          <table:table-cell table:style-name="ce68" table:formula="of:=([.C22]+[.B22])/2" office:value-type="float" office:value="130.029795785" calcext:value-type="float">
            <text:p>130.029795785</text:p>
          </table:table-cell>
          <table:table-cell table:style-name="ce68" office:value-type="float" office:value="123.02389741" calcext:value-type="float">
            <text:p>123.02389741</text:p>
          </table:table-cell>
          <table:table-cell table:style-name="ce68" table:formula="of:=[.B22]-[.B21]" office:value-type="float" office:value="124.060422953333" calcext:value-type="float">
            <text:p>124.060422953333</text:p>
          </table:table-cell>
          <table:table-cell table:style-name="ce68" table:formula="of:=[.C22]-[.C21]" office:value-type="float" office:value="126.792934782609" calcext:value-type="float">
            <text:p>126.792934782609</text:p>
          </table:table-cell>
          <table:table-cell table:style-name="ce68" table:formula="of:=[.D22]-[.D21]" office:value-type="float" office:value="125.426678867971" calcext:value-type="float">
            <text:p>125.426678867971</text:p>
          </table:table-cell>
          <table:table-cell table:style-name="ce68" table:formula="of:=[.E22]-[.E21]" office:value-type="float" office:value="123.02389741" calcext:value-type="float">
            <text:p>123.02389741</text:p>
          </table:table-cell>
          <table:table-cell table:style-name="ce68" table:formula="of:=[.F22]-[.F23]" office:value-type="float" office:value="0.134931825104331" calcext:value-type="float">
            <text:p>0.134931825104331</text:p>
          </table:table-cell>
          <table:table-cell table:style-name="ce68" table:formula="of:=[.G22]-[.G23]" office:value-type="float" office:value="1.08084151704352" calcext:value-type="float">
            <text:p>1.08084151704352</text:p>
          </table:table-cell>
          <table:table-cell table:style-name="ce68" table:formula="of:=[.H22]-[.H23]" office:value-type="float" office:value="0.607886671073942" calcext:value-type="float">
            <text:p>0.607886671073942</text:p>
          </table:table-cell>
          <table:table-cell table:style-name="ce68" table:formula="of:=[.I22]-[.I23]" office:value-type="float" office:value="-0.00000744999999824358" calcext:value-type="float">
            <text:p>-7.44999999824358E-06</text:p>
          </table:table-cell>
          <table:table-cell table:formula="of:=[.I22]+[.J22]" office:value-type="float" office:value="123.158829235104" calcext:value-type="float">
            <text:p>123.158829235104</text:p>
          </table:table-cell>
          <table:table-cell table:formula="of:=[.I22]+[.K22]" office:value-type="float" office:value="124.104738927044" calcext:value-type="float">
            <text:p>124.104738927044</text:p>
          </table:table-cell>
          <table:table-cell table:formula="of:=[.I22]+[.L22]" office:value-type="float" office:value="123.631784081074" calcext:value-type="float">
            <text:p>123.631784081074</text:p>
          </table:table-cell>
          <table:table-cell table:formula="of:=[.I22]+[.M22]" office:value-type="float" office:value="123.02388996" calcext:value-type="float">
            <text:p>123.02388996</text:p>
          </table:table-cell>
          <table:table-cell table:style-name="ce68" table:formula="of:=[.R21]+[.N22]" office:value-type="float" office:value="122.354289366875" calcext:value-type="float">
            <text:p>122.354289366875</text:p>
          </table:table-cell>
          <table:table-cell table:style-name="ce68" table:formula="of:=[.S21]+[.O22]" office:value-type="float" office:value="125.085036965826" calcext:value-type="float">
            <text:p>125.085036965826</text:p>
          </table:table-cell>
          <table:table-cell table:style-name="ce68" table:formula="of:=[.T21]+[.P22]" office:value-type="float" office:value="123.719663166351" calcext:value-type="float">
            <text:p>123.719663166351</text:p>
          </table:table-cell>
          <table:table-cell table:style-name="ce68" table:formula="of:=[.U21]+[.Q22]" office:value-type="float" office:value="123.02389741" calcext:value-type="float">
            <text:p>123.02389741</text:p>
          </table:table-cell>
          <table:table-cell table:style-name="ce68" table:number-columns-repeated="43"/>
        </table:table-row>
        <table:table-row table:style-name="ro1">
          <table:table-cell table:style-name="ce68" table:number-columns-repeated="5"/>
          <table:table-cell table:style-name="ce68" office:value-type="float" office:value="123.925491128229" calcext:value-type="float">
            <text:p>123.925491128229</text:p>
          </table:table-cell>
          <table:table-cell table:style-name="ce68" office:value-type="float" office:value="125.712093265565" calcext:value-type="float">
            <text:p>125.712093265565</text:p>
          </table:table-cell>
          <table:table-cell table:style-name="ce68" office:value-type="float" office:value="124.818792196897" calcext:value-type="float">
            <text:p>124.818792196897</text:p>
          </table:table-cell>
          <table:table-cell table:style-name="ce68" table:formula="of:=([.I21]+[.I22])/2" office:value-type="float" office:value="123.02390486" calcext:value-type="float">
            <text:p>123.02390486</text:p>
          </table:table-cell>
          <table:table-cell table:style-name="ce68" table:number-columns-repeated="4"/>
          <table:table-cell table:number-columns-repeated="4"/>
          <table:table-cell table:style-name="ce68" table:number-columns-repeated="47"/>
        </table:table-row>
        <table:table-row table:style-name="ro1">
          <table:table-cell table:style-name="ce18" office:value-type="string" calcext:value-type="string" table:number-columns-spanned="1" table:number-rows-spanned="3">
            <text:p>B1X1</text:p>
          </table:table-cell>
          <table:table-cell table:style-name="ce71" office:value-type="float" office:value="-123.750652743333" calcext:value-type="float">
            <text:p>-123.750652743333</text:p>
          </table:table-cell>
          <table:table-cell table:style-name="ce71" office:value-type="float" office:value="-123.534782608696" calcext:value-type="float">
            <text:p>-123.534782608696</text:p>
          </table:table-cell>
          <table:table-cell table:style-name="ce71" table:formula="of:=([.C24]+[.B24])/2" office:value-type="float" office:value="-123.642717676015" calcext:value-type="float">
            <text:p>-123.642717676015</text:p>
          </table:table-cell>
          <table:table-cell table:style-name="ce71" office:value-type="float" office:value="-123.02389741" calcext:value-type="float">
            <text:p>-123.02389741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formula="of:=[.I24]+[.J24]" office:value-type="float" office:value="0" calcext:value-type="float">
            <text:p>0</text:p>
          </table:table-cell>
          <table:table-cell table:formula="of:=[.I24]+[.K24]" office:value-type="float" office:value="0" calcext:value-type="float">
            <text:p>0</text:p>
          </table:table-cell>
          <table:table-cell table:formula="of:=[.I24]+[.L24]" office:value-type="float" office:value="0" calcext:value-type="float">
            <text:p>0</text:p>
          </table:table-cell>
          <table:table-cell table:formula="of:=[.I24]+[.M24]" office:value-type="float" office:value="0" calcext:value-type="float">
            <text:p>0</text:p>
          </table:table-cell>
          <table:table-cell table:style-name="ce71" table:formula="of:=[.E24]" office:value-type="float" office:value="-123.02389741" calcext:value-type="float">
            <text:p>-123.02389741</text:p>
          </table:table-cell>
          <table:table-cell table:style-name="ce71" table:formula="of:=[.R24]" office:value-type="float" office:value="-123.02389741" calcext:value-type="float">
            <text:p>-123.02389741</text:p>
          </table:table-cell>
          <table:table-cell table:style-name="ce71" table:formula="of:=[.S24]" office:value-type="float" office:value="-123.02389741" calcext:value-type="float">
            <text:p>-123.02389741</text:p>
          </table:table-cell>
          <table:table-cell table:style-name="ce71" table:formula="of:=[.T24]" office:value-type="float" office:value="-123.02389741" calcext:value-type="float">
            <text:p>-123.02389741</text:p>
          </table:table-cell>
          <table:table-cell table:style-name="ce71" table:number-columns-repeated="43"/>
        </table:table-row>
        <table:table-row table:style-name="ro1">
          <table:covered-table-cell table:style-name="ce71"/>
          <table:table-cell table:style-name="ce71" office:value-type="float" office:value="-0.941747843749999" calcext:value-type="float">
            <text:p>-0.941747843749999</text:p>
          </table:table-cell>
          <table:table-cell table:style-name="ce71" office:value-type="float" office:value="0.31063829787232" calcext:value-type="float">
            <text:p>0.31063829787232</text:p>
          </table:table-cell>
          <table:table-cell table:style-name="ce71" table:formula="of:=([.C25]+[.B25])/2" office:value-type="float" office:value="-0.31555477293884" calcext:value-type="float">
            <text:p>-0.31555477293884</text:p>
          </table:table-cell>
          <table:table-cell table:style-name="ce71" office:value-type="float" office:value="0" calcext:value-type="float">
            <text:p>0</text:p>
          </table:table-cell>
          <table:table-cell table:style-name="ce71" table:formula="of:=[.B25]-[.B24]" office:value-type="float" office:value="122.808904899583" calcext:value-type="float">
            <text:p>122.808904899583</text:p>
          </table:table-cell>
          <table:table-cell table:style-name="ce71" table:formula="of:=[.C25]-[.C24]" office:value-type="float" office:value="123.845420906568" calcext:value-type="float">
            <text:p>123.845420906568</text:p>
          </table:table-cell>
          <table:table-cell table:style-name="ce71" table:formula="of:=[.D25]-[.D24]" office:value-type="float" office:value="123.327162903076" calcext:value-type="float">
            <text:p>123.327162903076</text:p>
          </table:table-cell>
          <table:table-cell table:style-name="ce71" table:formula="of:=[.E25]-[.E24]" office:value-type="float" office:value="123.02389741" calcext:value-type="float">
            <text:p>123.02389741</text:p>
          </table:table-cell>
          <table:table-cell table:style-name="ce71" table:formula="of:=[.F25]-[.F27]" office:value-type="float" office:value="-1.11658622864599" calcext:value-type="float">
            <text:p>-1.11658622864599</text:p>
          </table:table-cell>
          <table:table-cell table:style-name="ce71" table:formula="of:=[.G25]-[.G27]" office:value-type="float" office:value="-1.86667235899668" calcext:value-type="float">
            <text:p>-1.86667235899668</text:p>
          </table:table-cell>
          <table:table-cell table:style-name="ce71" table:formula="of:=[.H25]-[.H27]" office:value-type="float" office:value="-1.49162929382132" calcext:value-type="float">
            <text:p>-1.49162929382132</text:p>
          </table:table-cell>
          <table:table-cell table:style-name="ce71" table:formula="of:=[.I25]-[.I27]" office:value-type="float" office:value="-0.00000744999999824358" calcext:value-type="float">
            <text:p>-7.44999999824358E-06</text:p>
          </table:table-cell>
          <table:table-cell table:formula="of:=[.I25]+[.J25]" office:value-type="float" office:value="121.907311181354" calcext:value-type="float">
            <text:p>121.907311181354</text:p>
          </table:table-cell>
          <table:table-cell table:formula="of:=[.I25]+[.K25]" office:value-type="float" office:value="121.157225051003" calcext:value-type="float">
            <text:p>121.157225051003</text:p>
          </table:table-cell>
          <table:table-cell table:formula="of:=[.I25]+[.L25]" office:value-type="float" office:value="121.532268116179" calcext:value-type="float">
            <text:p>121.532268116179</text:p>
          </table:table-cell>
          <table:table-cell table:formula="of:=[.I25]+[.M25]" office:value-type="float" office:value="123.02388996" calcext:value-type="float">
            <text:p>123.02388996</text:p>
          </table:table-cell>
          <table:table-cell table:style-name="ce71" table:formula="of:=[.R24]+[.N25]" office:value-type="float" office:value="-1.11658622864599" calcext:value-type="float">
            <text:p>-1.11658622864599</text:p>
          </table:table-cell>
          <table:table-cell table:style-name="ce71" table:formula="of:=[.S24]+[.O25]" office:value-type="float" office:value="-1.86667235899668" calcext:value-type="float">
            <text:p>-1.86667235899668</text:p>
          </table:table-cell>
          <table:table-cell table:style-name="ce71" table:formula="of:=[.T24]+[.P25]" office:value-type="float" office:value="-1.49162929382132" calcext:value-type="float">
            <text:p>-1.49162929382132</text:p>
          </table:table-cell>
          <table:table-cell table:style-name="ce71" table:formula="of:=[.U24]+[.Q25]" office:value-type="float" office:value="-0.00000744999999824358" calcext:value-type="float">
            <text:p>-7.44999999824358E-06</text:p>
          </table:table-cell>
          <table:table-cell table:style-name="ce71" table:number-columns-repeated="43"/>
        </table:table-row>
        <table:table-row table:style-name="ro1">
          <table:covered-table-cell table:style-name="ce71"/>
          <table:table-cell table:style-name="ce71" office:value-type="float" office:value="122.906754720714" calcext:value-type="float">
            <text:p>122.906754720714</text:p>
          </table:table-cell>
          <table:table-cell table:style-name="ce71" office:value-type="float" office:value="125.007777777778" calcext:value-type="float">
            <text:p>125.007777777778</text:p>
          </table:table-cell>
          <table:table-cell table:style-name="ce71" table:formula="of:=([.C26]+[.B26])/2" office:value-type="float" office:value="123.957266249246" calcext:value-type="float">
            <text:p>123.957266249246</text:p>
          </table:table-cell>
          <table:table-cell table:style-name="ce71" office:value-type="float" office:value="123.02391231" calcext:value-type="float">
            <text:p>123.02391231</text:p>
          </table:table-cell>
          <table:table-cell table:style-name="ce71" table:formula="of:=[.B26]-[.B25]" office:value-type="float" office:value="123.848502564464" calcext:value-type="float">
            <text:p>123.848502564464</text:p>
          </table:table-cell>
          <table:table-cell table:style-name="ce71" table:formula="of:=[.C26]-[.C25]" office:value-type="float" office:value="124.697139479906" calcext:value-type="float">
            <text:p>124.697139479906</text:p>
          </table:table-cell>
          <table:table-cell table:style-name="ce71" table:formula="of:=[.D26]-[.D25]" office:value-type="float" office:value="124.272821022185" calcext:value-type="float">
            <text:p>124.272821022185</text:p>
          </table:table-cell>
          <table:table-cell table:style-name="ce71" table:formula="of:=[.E26]-[.E25]" office:value-type="float" office:value="123.02391231" calcext:value-type="float">
            <text:p>123.02391231</text:p>
          </table:table-cell>
          <table:table-cell table:style-name="ce71" table:formula="of:=[.F26]-[.F27]" office:value-type="float" office:value="-0.0769885637649992" calcext:value-type="float">
            <text:p>-0.076988563764999</text:p>
          </table:table-cell>
          <table:table-cell table:style-name="ce71" table:formula="of:=[.G26]-[.G27]" office:value-type="float" office:value="-1.01495378565932" calcext:value-type="float">
            <text:p>-1.01495378565932</text:p>
          </table:table-cell>
          <table:table-cell table:style-name="ce71" table:formula="of:=[.H26]-[.H27]" office:value-type="float" office:value="-0.54597117471215" calcext:value-type="float">
            <text:p>-0.54597117471215</text:p>
          </table:table-cell>
          <table:table-cell table:style-name="ce71" table:formula="of:=[.I26]-[.I27]" office:value-type="float" office:value="0.00000744999999824358" calcext:value-type="float">
            <text:p>7.44999999824358E-06</text:p>
          </table:table-cell>
          <table:table-cell table:formula="of:=[.I26]+[.J26]" office:value-type="float" office:value="122.946923746235" calcext:value-type="float">
            <text:p>122.946923746235</text:p>
          </table:table-cell>
          <table:table-cell table:formula="of:=[.I26]+[.K26]" office:value-type="float" office:value="122.008958524341" calcext:value-type="float">
            <text:p>122.008958524341</text:p>
          </table:table-cell>
          <table:table-cell table:formula="of:=[.I26]+[.L26]" office:value-type="float" office:value="122.477941135288" calcext:value-type="float">
            <text:p>122.477941135288</text:p>
          </table:table-cell>
          <table:table-cell table:formula="of:=[.I26]+[.M26]" office:value-type="float" office:value="123.02391976" calcext:value-type="float">
            <text:p>123.02391976</text:p>
          </table:table-cell>
          <table:table-cell table:style-name="ce71" table:formula="of:=[.R25]+[.N26]" office:value-type="float" office:value="121.830337517589" calcext:value-type="float">
            <text:p>121.830337517589</text:p>
          </table:table-cell>
          <table:table-cell table:style-name="ce71" table:formula="of:=[.S25]+[.O26]" office:value-type="float" office:value="120.142286165344" calcext:value-type="float">
            <text:p>120.142286165344</text:p>
          </table:table-cell>
          <table:table-cell table:style-name="ce71" table:formula="of:=[.T25]+[.P26]" office:value-type="float" office:value="120.986311841467" calcext:value-type="float">
            <text:p>120.986311841467</text:p>
          </table:table-cell>
          <table:table-cell table:style-name="ce71" table:formula="of:=[.U25]+[.Q26]" office:value-type="float" office:value="123.02391231" calcext:value-type="float">
            <text:p>123.02391231</text:p>
          </table:table-cell>
          <table:table-cell table:style-name="ce71" table:number-columns-repeated="43"/>
        </table:table-row>
        <table:table-row table:style-name="ro1">
          <table:table-cell table:style-name="ce71" table:number-columns-repeated="5"/>
          <table:table-cell table:style-name="ce71" office:value-type="float" office:value="123.925491128229" calcext:value-type="float">
            <text:p>123.925491128229</text:p>
          </table:table-cell>
          <table:table-cell table:style-name="ce71" office:value-type="float" office:value="125.712093265565" calcext:value-type="float">
            <text:p>125.712093265565</text:p>
          </table:table-cell>
          <table:table-cell table:style-name="ce71" office:value-type="float" office:value="124.818792196897" calcext:value-type="float">
            <text:p>124.818792196897</text:p>
          </table:table-cell>
          <table:table-cell table:style-name="ce71" table:formula="of:=([.I25]+[.I26])/2" office:value-type="float" office:value="123.02390486" calcext:value-type="float">
            <text:p>123.02390486</text:p>
          </table:table-cell>
          <table:table-cell table:style-name="ce71" table:number-columns-repeated="4"/>
          <table:table-cell table:number-columns-repeated="4"/>
          <table:table-cell table:style-name="ce71" table:number-columns-repeated="47"/>
        </table:table-row>
        <table:table-row table:style-name="ro1">
          <table:table-cell table:style-name="ce20" office:value-type="string" calcext:value-type="string" table:number-columns-spanned="1" table:number-rows-spanned="3">
            <text:p>B1X2</text:p>
          </table:table-cell>
          <table:table-cell table:style-name="ce74" office:value-type="float" office:value="-125.345733343333" calcext:value-type="float">
            <text:p>-125.345733343333</text:p>
          </table:table-cell>
          <table:table-cell table:style-name="ce74" office:value-type="float" office:value="-125.210869565217" calcext:value-type="float">
            <text:p>-125.210869565217</text:p>
          </table:table-cell>
          <table:table-cell table:style-name="ce74" table:formula="of:=([.C28]+[.B28])/2" office:value-type="float" office:value="-125.278301454275" calcext:value-type="float">
            <text:p>-125.278301454275</text:p>
          </table:table-cell>
          <table:table-cell table:style-name="ce74" office:value-type="float" office:value="-123.02391231" calcext:value-type="float">
            <text:p>-123.02391231</text:p>
          </table:table-cell>
          <table:table-cell table:number-columns-repeated="8" table:style-name="ce74" office:value-type="float" office:value="0" calcext:value-type="float">
            <text:p>0</text:p>
          </table:table-cell>
          <table:table-cell table:formula="of:=[.I28]+[.J28]" office:value-type="float" office:value="0" calcext:value-type="float">
            <text:p>0</text:p>
          </table:table-cell>
          <table:table-cell table:formula="of:=[.I28]+[.K28]" office:value-type="float" office:value="0" calcext:value-type="float">
            <text:p>0</text:p>
          </table:table-cell>
          <table:table-cell table:formula="of:=[.I28]+[.L28]" office:value-type="float" office:value="0" calcext:value-type="float">
            <text:p>0</text:p>
          </table:table-cell>
          <table:table-cell table:formula="of:=[.I28]+[.M28]" office:value-type="float" office:value="0" calcext:value-type="float">
            <text:p>0</text:p>
          </table:table-cell>
          <table:table-cell table:style-name="ce74" table:formula="of:=[.E28]" office:value-type="float" office:value="-123.02391231" calcext:value-type="float">
            <text:p>-123.02391231</text:p>
          </table:table-cell>
          <table:table-cell table:style-name="ce74" table:formula="of:=[.R28]" office:value-type="float" office:value="-123.02391231" calcext:value-type="float">
            <text:p>-123.02391231</text:p>
          </table:table-cell>
          <table:table-cell table:style-name="ce74" table:formula="of:=[.S28]" office:value-type="float" office:value="-123.02391231" calcext:value-type="float">
            <text:p>-123.02391231</text:p>
          </table:table-cell>
          <table:table-cell table:style-name="ce74" table:formula="of:=[.T28]" office:value-type="float" office:value="-123.02391231" calcext:value-type="float">
            <text:p>-123.02391231</text:p>
          </table:table-cell>
          <table:table-cell table:style-name="ce74" table:number-columns-repeated="43"/>
        </table:table-row>
        <table:table-row table:style-name="ro1">
          <table:covered-table-cell table:style-name="ce74"/>
          <table:table-cell table:style-name="ce74" office:value-type="float" office:value="-2.11773649333333" calcext:value-type="float">
            <text:p>-2.11773649333333</text:p>
          </table:table-cell>
          <table:table-cell table:style-name="ce74" office:value-type="float" office:value="-1.12613636363639" calcext:value-type="float">
            <text:p>-1.12613636363639</text:p>
          </table:table-cell>
          <table:table-cell table:style-name="ce74" table:formula="of:=([.C29]+[.B29])/2" office:value-type="float" office:value="-1.62193642848486" calcext:value-type="float">
            <text:p>-1.62193642848486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formula="of:=[.B29]-[.B28]" office:value-type="float" office:value="123.22799685" calcext:value-type="float">
            <text:p>123.22799685</text:p>
          </table:table-cell>
          <table:table-cell table:style-name="ce74" table:formula="of:=[.C29]-[.C28]" office:value-type="float" office:value="124.084733201581" calcext:value-type="float">
            <text:p>124.084733201581</text:p>
          </table:table-cell>
          <table:table-cell table:style-name="ce74" table:formula="of:=[.D29]-[.D28]" office:value-type="float" office:value="123.65636502579" calcext:value-type="float">
            <text:p>123.65636502579</text:p>
          </table:table-cell>
          <table:table-cell table:style-name="ce74" table:formula="of:=[.E29]-[.E28]" office:value-type="float" office:value="123.02391231" calcext:value-type="float">
            <text:p>123.02391231</text:p>
          </table:table-cell>
          <table:table-cell table:style-name="ce74" table:formula="of:=[.F29]-[.F31]" office:value-type="float" office:value="-0.697494278229328" calcext:value-type="float">
            <text:p>-0.697494278229328</text:p>
          </table:table-cell>
          <table:table-cell table:style-name="ce74" table:formula="of:=[.G29]-[.G31]" office:value-type="float" office:value="-1.6273600639844" calcext:value-type="float">
            <text:p>-1.6273600639844</text:p>
          </table:table-cell>
          <table:table-cell table:style-name="ce74" table:formula="of:=[.H29]-[.H31]" office:value-type="float" office:value="-1.16242717110686" calcext:value-type="float">
            <text:p>-1.16242717110686</text:p>
          </table:table-cell>
          <table:table-cell table:style-name="ce74" table:formula="of:=[.I29]-[.I31]" office:value-type="float" office:value="-0.000000000500008923154383" calcext:value-type="float">
            <text:p>-5.00008923154383E-10</text:p>
          </table:table-cell>
          <table:table-cell table:formula="of:=[.I29]+[.J29]" office:value-type="float" office:value="122.326418031771" calcext:value-type="float">
            <text:p>122.326418031771</text:p>
          </table:table-cell>
          <table:table-cell table:formula="of:=[.I29]+[.K29]" office:value-type="float" office:value="121.396552246016" calcext:value-type="float">
            <text:p>121.396552246016</text:p>
          </table:table-cell>
          <table:table-cell table:formula="of:=[.I29]+[.L29]" office:value-type="float" office:value="121.861485138893" calcext:value-type="float">
            <text:p>121.861485138893</text:p>
          </table:table-cell>
          <table:table-cell table:formula="of:=[.I29]+[.M29]" office:value-type="float" office:value="123.0239123095" calcext:value-type="float">
            <text:p>123.0239123095</text:p>
          </table:table-cell>
          <table:table-cell table:style-name="ce74" table:formula="of:=[.R28]+[.N29]" office:value-type="float" office:value="-0.697494278229328" calcext:value-type="float">
            <text:p>-0.697494278229328</text:p>
          </table:table-cell>
          <table:table-cell table:style-name="ce74" table:formula="of:=[.S28]+[.O29]" office:value-type="float" office:value="-1.6273600639844" calcext:value-type="float">
            <text:p>-1.6273600639844</text:p>
          </table:table-cell>
          <table:table-cell table:style-name="ce74" table:formula="of:=[.T28]+[.P29]" office:value-type="float" office:value="-1.16242717110686" calcext:value-type="float">
            <text:p>-1.16242717110686</text:p>
          </table:table-cell>
          <table:table-cell table:style-name="ce74" table:formula="of:=[.U28]+[.Q29]" office:value-type="float" office:value="-0.000000000500008923154383" calcext:value-type="float">
            <text:p>-5.00008923154383E-10</text:p>
          </table:table-cell>
          <table:table-cell table:style-name="ce74" table:number-columns-repeated="43"/>
        </table:table-row>
        <table:table-row table:style-name="ro1">
          <table:covered-table-cell table:style-name="ce74"/>
          <table:table-cell table:style-name="ce74" office:value-type="float" office:value="122.594493851" calcext:value-type="float">
            <text:p>122.594493851</text:p>
          </table:table-cell>
          <table:table-cell table:style-name="ce74" office:value-type="float" office:value="125.269565217391" calcext:value-type="float">
            <text:p>125.269565217391</text:p>
          </table:table-cell>
          <table:table-cell table:style-name="ce74" table:formula="of:=([.C30]+[.B30])/2" office:value-type="float" office:value="123.932029534195" calcext:value-type="float">
            <text:p>123.932029534195</text:p>
          </table:table-cell>
          <table:table-cell table:style-name="ce74" office:value-type="float" office:value="123.023912311" calcext:value-type="float">
            <text:p>123.023912311</text:p>
          </table:table-cell>
          <table:table-cell table:style-name="ce74" table:formula="of:=[.B30]-[.B29]" office:value-type="float" office:value="124.712230344333" calcext:value-type="float">
            <text:p>124.712230344333</text:p>
          </table:table-cell>
          <table:table-cell table:style-name="ce74" table:formula="of:=[.C30]-[.C29]" office:value-type="float" office:value="126.395701581027" calcext:value-type="float">
            <text:p>126.395701581027</text:p>
          </table:table-cell>
          <table:table-cell table:style-name="ce74" table:formula="of:=[.D30]-[.D29]" office:value-type="float" office:value="125.55396596268" calcext:value-type="float">
            <text:p>125.55396596268</text:p>
          </table:table-cell>
          <table:table-cell table:style-name="ce74" table:formula="of:=[.E30]-[.E29]" office:value-type="float" office:value="123.023912311" calcext:value-type="float">
            <text:p>123.023912311</text:p>
          </table:table-cell>
          <table:table-cell table:style-name="ce74" table:formula="of:=[.F30]-[.F31]" office:value-type="float" office:value="0.786739216104323" calcext:value-type="float">
            <text:p>0.786739216104323</text:p>
          </table:table-cell>
          <table:table-cell table:style-name="ce74" table:formula="of:=[.G30]-[.G31]" office:value-type="float" office:value="0.683608315462394" calcext:value-type="float">
            <text:p>0.683608315462394</text:p>
          </table:table-cell>
          <table:table-cell table:style-name="ce74" table:formula="of:=[.H30]-[.H31]" office:value-type="float" office:value="0.735173765783358" calcext:value-type="float">
            <text:p>0.735173765783358</text:p>
          </table:table-cell>
          <table:table-cell table:style-name="ce74" table:formula="of:=[.I30]-[.I31]" office:value-type="float" office:value="0.000000000499994712299667" calcext:value-type="float">
            <text:p>4.99994712299667E-10</text:p>
          </table:table-cell>
          <table:table-cell table:formula="of:=[.I30]+[.J30]" office:value-type="float" office:value="123.810651527104" calcext:value-type="float">
            <text:p>123.810651527104</text:p>
          </table:table-cell>
          <table:table-cell table:formula="of:=[.I30]+[.K30]" office:value-type="float" office:value="123.707520626462" calcext:value-type="float">
            <text:p>123.707520626462</text:p>
          </table:table-cell>
          <table:table-cell table:formula="of:=[.I30]+[.L30]" office:value-type="float" office:value="123.759086076783" calcext:value-type="float">
            <text:p>123.759086076783</text:p>
          </table:table-cell>
          <table:table-cell table:formula="of:=[.I30]+[.M30]" office:value-type="float" office:value="123.0239123115" calcext:value-type="float">
            <text:p>123.0239123115</text:p>
          </table:table-cell>
          <table:table-cell table:style-name="ce74" table:formula="of:=[.R29]+[.N30]" office:value-type="float" office:value="123.113157248875" calcext:value-type="float">
            <text:p>123.113157248875</text:p>
          </table:table-cell>
          <table:table-cell table:style-name="ce74" table:formula="of:=[.S29]+[.O30]" office:value-type="float" office:value="122.080160562478" calcext:value-type="float">
            <text:p>122.080160562478</text:p>
          </table:table-cell>
          <table:table-cell table:style-name="ce74" table:formula="of:=[.T29]+[.P30]" office:value-type="float" office:value="122.596658905677" calcext:value-type="float">
            <text:p>122.596658905677</text:p>
          </table:table-cell>
          <table:table-cell table:style-name="ce74" table:formula="of:=[.U29]+[.Q30]" office:value-type="float" office:value="123.023912311" calcext:value-type="float">
            <text:p>123.023912311</text:p>
          </table:table-cell>
          <table:table-cell table:style-name="ce74" table:number-columns-repeated="43"/>
        </table:table-row>
        <table:table-row table:style-name="ro1">
          <table:table-cell table:style-name="ce74" table:number-columns-repeated="5"/>
          <table:table-cell table:style-name="ce74" office:value-type="float" office:value="123.925491128229" calcext:value-type="float">
            <text:p>123.925491128229</text:p>
          </table:table-cell>
          <table:table-cell table:style-name="ce74" office:value-type="float" office:value="125.712093265565" calcext:value-type="float">
            <text:p>125.712093265565</text:p>
          </table:table-cell>
          <table:table-cell table:style-name="ce74" office:value-type="float" office:value="124.818792196897" calcext:value-type="float">
            <text:p>124.818792196897</text:p>
          </table:table-cell>
          <table:table-cell table:style-name="ce74" table:formula="of:=([.I29]+[.I30])/2" office:value-type="float" office:value="123.0239123105" calcext:value-type="float">
            <text:p>123.0239123105</text:p>
          </table:table-cell>
          <table:table-cell table:style-name="ce74" table:number-columns-repeated="4"/>
          <table:table-cell table:number-columns-repeated="4"/>
          <table:table-cell table:style-name="ce74" table:number-columns-repeated="47"/>
        </table:table-row>
        <table:table-row table:style-name="ro1">
          <table:table-cell table:style-name="ce14" office:value-type="string" calcext:value-type="string" table:number-columns-spanned="1" table:number-rows-spanned="3">
            <text:p>B1X3</text:p>
          </table:table-cell>
          <table:table-cell office:value-type="float" office:value="-124.232778098667" calcext:value-type="float">
            <text:p>-124.232778098667</text:p>
          </table:table-cell>
          <table:table-cell office:value-type="float" office:value="-125.041111111111" calcext:value-type="float">
            <text:p>-125.041111111111</text:p>
          </table:table-cell>
          <table:table-cell table:formula="of:=([.C32]+[.B32])/2" office:value-type="float" office:value="-124.636944604889" calcext:value-type="float">
            <text:p>-124.636944604889</text:p>
          </table:table-cell>
          <table:table-cell office:value-type="float" office:value="-123.023912311" calcext:value-type="float">
            <text:p>-123.02391231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I32]+[.J32]" office:value-type="float" office:value="0" calcext:value-type="float">
            <text:p>0</text:p>
          </table:table-cell>
          <table:table-cell table:formula="of:=[.I32]+[.K32]" office:value-type="float" office:value="0" calcext:value-type="float">
            <text:p>0</text:p>
          </table:table-cell>
          <table:table-cell table:formula="of:=[.I32]+[.L32]" office:value-type="float" office:value="0" calcext:value-type="float">
            <text:p>0</text:p>
          </table:table-cell>
          <table:table-cell table:formula="of:=[.I32]+[.M32]" office:value-type="float" office:value="0" calcext:value-type="float">
            <text:p>0</text:p>
          </table:table-cell>
          <table:table-cell table:formula="of:=[.E32]" office:value-type="float" office:value="-123.023912311" calcext:value-type="float">
            <text:p>-123.023912311</text:p>
          </table:table-cell>
          <table:table-cell table:formula="of:=[.R32]" office:value-type="float" office:value="-123.023912311" calcext:value-type="float">
            <text:p>-123.023912311</text:p>
          </table:table-cell>
          <table:table-cell table:formula="of:=[.S32]" office:value-type="float" office:value="-123.023912311" calcext:value-type="float">
            <text:p>-123.023912311</text:p>
          </table:table-cell>
          <table:table-cell table:formula="of:=[.T32]" office:value-type="float" office:value="-123.023912311" calcext:value-type="float">
            <text:p>-123.023912311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-0.401172946428544" calcext:value-type="float">
            <text:p>-0.401172946428544</text:p>
          </table:table-cell>
          <table:table-cell office:value-type="float" office:value="0.0755555555555273" calcext:value-type="float">
            <text:p>0.075555555555527</text:p>
          </table:table-cell>
          <table:table-cell table:formula="of:=([.C33]+[.B33])/2" office:value-type="float" office:value="-0.162808695436508" calcext:value-type="float">
            <text:p>-0.162808695436508</text:p>
          </table:table-cell>
          <table:table-cell office:value-type="float" office:value="0.0000000000000277555756156" calcext:value-type="float">
            <text:p>2.77555756156E-14</text:p>
          </table:table-cell>
          <table:table-cell table:formula="of:=[.B33]-[.B32]" office:value-type="float" office:value="123.831605152238" calcext:value-type="float">
            <text:p>123.831605152238</text:p>
          </table:table-cell>
          <table:table-cell table:formula="of:=[.C33]-[.C32]" office:value-type="float" office:value="125.116666666667" calcext:value-type="float">
            <text:p>125.116666666667</text:p>
          </table:table-cell>
          <table:table-cell table:formula="of:=[.D33]-[.D32]" office:value-type="float" office:value="124.474135909452" calcext:value-type="float">
            <text:p>124.474135909452</text:p>
          </table:table-cell>
          <table:table-cell table:formula="of:=[.E33]-[.E32]" office:value-type="float" office:value="123.023912311" calcext:value-type="float">
            <text:p>123.023912311</text:p>
          </table:table-cell>
          <table:table-cell table:formula="of:=[.F33]-[.F35]" office:value-type="float" office:value="-0.0938859759905455" calcext:value-type="float">
            <text:p>-0.093885975990546</text:p>
          </table:table-cell>
          <table:table-cell table:formula="of:=[.G33]-[.G35]" office:value-type="float" office:value="-0.595426598898484" calcext:value-type="float">
            <text:p>-0.595426598898484</text:p>
          </table:table-cell>
          <table:table-cell table:formula="of:=[.H33]-[.H35]" office:value-type="float" office:value="-0.344656287444508" calcext:value-type="float">
            <text:p>-0.344656287444508</text:p>
          </table:table-cell>
          <table:table-cell table:formula="of:=[.I33]-[.I35]" office:value-type="float" office:value="0" calcext:value-type="float">
            <text:p>0</text:p>
          </table:table-cell>
          <table:table-cell table:formula="of:=[.I33]+[.J33]" office:value-type="float" office:value="122.93002633501" calcext:value-type="float">
            <text:p>122.93002633501</text:p>
          </table:table-cell>
          <table:table-cell table:formula="of:=[.I33]+[.K33]" office:value-type="float" office:value="122.428485712102" calcext:value-type="float">
            <text:p>122.428485712102</text:p>
          </table:table-cell>
          <table:table-cell table:formula="of:=[.I33]+[.L33]" office:value-type="float" office:value="122.679256023556" calcext:value-type="float">
            <text:p>122.679256023556</text:p>
          </table:table-cell>
          <table:table-cell table:formula="of:=[.I33]+[.M33]" office:value-type="float" office:value="123.023912311" calcext:value-type="float">
            <text:p>123.023912311</text:p>
          </table:table-cell>
          <table:table-cell table:formula="of:=[.R32]+[.N33]" office:value-type="float" office:value="-0.0938859759905171" calcext:value-type="float">
            <text:p>-0.093885975990517</text:p>
          </table:table-cell>
          <table:table-cell table:formula="of:=[.S32]+[.O33]" office:value-type="float" office:value="-0.595426598898456" calcext:value-type="float">
            <text:p>-0.595426598898456</text:p>
          </table:table-cell>
          <table:table-cell table:formula="of:=[.T32]+[.P33]" office:value-type="float" office:value="-0.344656287444479" calcext:value-type="float">
            <text:p>-0.344656287444479</text:p>
          </table:table-cell>
          <table:table-cell table:formula="of:=[.U32]+[.Q33]" office:value-type="float" office:value="0" calcext:value-type="float">
            <text:p>0</text:p>
          </table:table-cell>
          <table:table-cell table:number-columns-repeated="43"/>
        </table:table-row>
        <table:table-row table:style-name="ro1">
          <table:covered-table-cell/>
          <table:table-cell office:value-type="float" office:value="126.537715497" calcext:value-type="float">
            <text:p>126.537715497</text:p>
          </table:table-cell>
          <table:table-cell office:value-type="float" office:value="127.541111111111" calcext:value-type="float">
            <text:p>127.541111111111</text:p>
          </table:table-cell>
          <table:table-cell table:formula="of:=([.C34]+[.B34])/2" office:value-type="float" office:value="127.039413304056" calcext:value-type="float">
            <text:p>127.039413304056</text:p>
          </table:table-cell>
          <table:table-cell office:value-type="float" office:value="123.023912311" calcext:value-type="float">
            <text:p>123.023912311</text:p>
          </table:table-cell>
          <table:table-cell table:formula="of:=[.B34]-[.B33]" office:value-type="float" office:value="126.938888443429" calcext:value-type="float">
            <text:p>126.938888443429</text:p>
          </table:table-cell>
          <table:table-cell table:formula="of:=[.C34]-[.C33]" office:value-type="float" office:value="127.465555555555" calcext:value-type="float">
            <text:p>127.465555555555</text:p>
          </table:table-cell>
          <table:table-cell table:formula="of:=[.D34]-[.D33]" office:value-type="float" office:value="127.202221999492" calcext:value-type="float">
            <text:p>127.202221999492</text:p>
          </table:table-cell>
          <table:table-cell table:formula="of:=[.E34]-[.E33]" office:value-type="float" office:value="123.023912311" calcext:value-type="float">
            <text:p>123.023912311</text:p>
          </table:table-cell>
          <table:table-cell table:formula="of:=[.F34]-[.F35]" office:value-type="float" office:value="3.01339731519954" calcext:value-type="float">
            <text:p>3.01339731519954</text:p>
          </table:table-cell>
          <table:table-cell table:formula="of:=[.G34]-[.G35]" office:value-type="float" office:value="1.75346228999047" calcext:value-type="float">
            <text:p>1.75346228999047</text:p>
          </table:table-cell>
          <table:table-cell table:formula="of:=[.H34]-[.H35]" office:value-type="float" office:value="2.38342980259502" calcext:value-type="float">
            <text:p>2.38342980259502</text:p>
          </table:table-cell>
          <table:table-cell table:formula="of:=[.I34]-[.I35]" office:value-type="float" office:value="0" calcext:value-type="float">
            <text:p>0</text:p>
          </table:table-cell>
          <table:table-cell table:formula="of:=[.I34]+[.J34]" office:value-type="float" office:value="126.0373096262" calcext:value-type="float">
            <text:p>126.0373096262</text:p>
          </table:table-cell>
          <table:table-cell table:formula="of:=[.I34]+[.K34]" office:value-type="float" office:value="124.77737460099" calcext:value-type="float">
            <text:p>124.77737460099</text:p>
          </table:table-cell>
          <table:table-cell table:formula="of:=[.I34]+[.L34]" office:value-type="float" office:value="125.407342113595" calcext:value-type="float">
            <text:p>125.407342113595</text:p>
          </table:table-cell>
          <table:table-cell table:formula="of:=[.I34]+[.M34]" office:value-type="float" office:value="123.023912311" calcext:value-type="float">
            <text:p>123.023912311</text:p>
          </table:table-cell>
          <table:table-cell table:formula="of:=[.R33]+[.N34]" office:value-type="float" office:value="125.943423650209" calcext:value-type="float">
            <text:p>125.943423650209</text:p>
          </table:table-cell>
          <table:table-cell table:formula="of:=[.S33]+[.O34]" office:value-type="float" office:value="124.181948002092" calcext:value-type="float">
            <text:p>124.181948002092</text:p>
          </table:table-cell>
          <table:table-cell table:formula="of:=[.T33]+[.P34]" office:value-type="float" office:value="125.062685826151" calcext:value-type="float">
            <text:p>125.062685826151</text:p>
          </table:table-cell>
          <table:table-cell table:formula="of:=[.U33]+[.Q34]" office:value-type="float" office:value="123.023912311" calcext:value-type="float">
            <text:p>123.023912311</text:p>
          </table:table-cell>
          <table:table-cell table:number-columns-repeated="43"/>
        </table:table-row>
        <table:table-row table:style-name="ro1">
          <table:table-cell table:number-columns-repeated="5"/>
          <table:table-cell office:value-type="float" office:value="123.925491128229" calcext:value-type="float">
            <text:p>123.925491128229</text:p>
          </table:table-cell>
          <table:table-cell office:value-type="float" office:value="125.712093265565" calcext:value-type="float">
            <text:p>125.712093265565</text:p>
          </table:table-cell>
          <table:table-cell office:value-type="float" office:value="124.818792196897" calcext:value-type="float">
            <text:p>124.818792196897</text:p>
          </table:table-cell>
          <table:table-cell table:formula="of:=([.I33]+[.I34])/2" office:value-type="float" office:value="123.023912311" calcext:value-type="float">
            <text:p>123.023912311</text:p>
          </table:table-cell>
          <table:table-cell table:number-columns-repeated="55"/>
        </table:table-row>
        <table:table-row table:style-name="ro1">
          <table:table-cell table:style-name="ce22" office:value-type="string" calcext:value-type="string" table:number-columns-spanned="1" table:number-rows-spanned="3">
            <text:p>B1X4</text:p>
          </table:table-cell>
          <table:table-cell table:style-name="ce77" office:value-type="float" office:value="-123.89646991725" calcext:value-type="float">
            <text:p>-123.89646991725</text:p>
          </table:table-cell>
          <table:table-cell table:style-name="ce77" office:value-type="float" office:value="-125.020652173913" calcext:value-type="float">
            <text:p>-125.020652173913</text:p>
          </table:table-cell>
          <table:table-cell table:style-name="ce77" table:formula="of:=([.C36]+[.B36])/2" office:value-type="float" office:value="-124.458561045582" calcext:value-type="float">
            <text:p>-124.458561045582</text:p>
          </table:table-cell>
          <table:table-cell table:style-name="ce77" office:value-type="float" office:value="-123.023912311" calcext:value-type="float">
            <text:p>-123.023912311</text:p>
          </table:table-cell>
          <table:table-cell table:number-columns-repeated="8" table:style-name="ce77" office:value-type="float" office:value="0" calcext:value-type="float">
            <text:p>0</text:p>
          </table:table-cell>
          <table:table-cell table:formula="of:=[.I36]+[.J36]" office:value-type="float" office:value="0" calcext:value-type="float">
            <text:p>0</text:p>
          </table:table-cell>
          <table:table-cell table:formula="of:=[.I36]+[.K36]" office:value-type="float" office:value="0" calcext:value-type="float">
            <text:p>0</text:p>
          </table:table-cell>
          <table:table-cell table:formula="of:=[.I36]+[.L36]" office:value-type="float" office:value="0" calcext:value-type="float">
            <text:p>0</text:p>
          </table:table-cell>
          <table:table-cell table:formula="of:=[.I36]+[.M36]" office:value-type="float" office:value="0" calcext:value-type="float">
            <text:p>0</text:p>
          </table:table-cell>
          <table:table-cell table:style-name="ce77" table:formula="of:=[.E36]" office:value-type="float" office:value="-123.023912311" calcext:value-type="float">
            <text:p>-123.023912311</text:p>
          </table:table-cell>
          <table:table-cell table:style-name="ce77" table:formula="of:=[.R36]" office:value-type="float" office:value="-123.023912311" calcext:value-type="float">
            <text:p>-123.023912311</text:p>
          </table:table-cell>
          <table:table-cell table:style-name="ce77" table:formula="of:=[.S36]" office:value-type="float" office:value="-123.023912311" calcext:value-type="float">
            <text:p>-123.023912311</text:p>
          </table:table-cell>
          <table:table-cell table:style-name="ce77" table:formula="of:=[.T36]" office:value-type="float" office:value="-123.023912311" calcext:value-type="float">
            <text:p>-123.023912311</text:p>
          </table:table-cell>
          <table:table-cell table:style-name="ce77" table:number-columns-repeated="43"/>
        </table:table-row>
        <table:table-row table:style-name="ro1">
          <table:covered-table-cell table:style-name="ce77"/>
          <table:table-cell table:style-name="ce77" office:value-type="float" office:value="-0.717837824999998" calcext:value-type="float">
            <text:p>-0.717837824999998</text:p>
          </table:table-cell>
          <table:table-cell table:style-name="ce77" office:value-type="float" office:value="-0.862765957446816" calcext:value-type="float">
            <text:p>-0.862765957446816</text:p>
          </table:table-cell>
          <table:table-cell table:style-name="ce77" table:formula="of:=([.C37]+[.B37])/2" office:value-type="float" office:value="-0.790301891223407" calcext:value-type="float">
            <text:p>-0.790301891223407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formula="of:=[.B37]-[.B36]" office:value-type="float" office:value="123.17863209225" calcext:value-type="float">
            <text:p>123.17863209225</text:p>
          </table:table-cell>
          <table:table-cell table:style-name="ce77" table:formula="of:=[.C37]-[.C36]" office:value-type="float" office:value="124.157886216466" calcext:value-type="float">
            <text:p>124.157886216466</text:p>
          </table:table-cell>
          <table:table-cell table:style-name="ce77" table:formula="of:=[.D37]-[.D36]" office:value-type="float" office:value="123.668259154358" calcext:value-type="float">
            <text:p>123.668259154358</text:p>
          </table:table-cell>
          <table:table-cell table:style-name="ce77" table:formula="of:=[.E37]-[.E36]" office:value-type="float" office:value="123.023912311" calcext:value-type="float">
            <text:p>123.023912311</text:p>
          </table:table-cell>
          <table:table-cell table:style-name="ce77" table:formula="of:=[.F37]-[.F39]" office:value-type="float" office:value="-0.746859035979" calcext:value-type="float">
            <text:p>-0.746859035979</text:p>
          </table:table-cell>
          <table:table-cell table:style-name="ce77" table:formula="of:=[.G37]-[.G39]" office:value-type="float" office:value="-1.55420704909881" calcext:value-type="float">
            <text:p>-1.55420704909881</text:p>
          </table:table-cell>
          <table:table-cell table:style-name="ce77" table:formula="of:=[.H37]-[.H39]" office:value-type="float" office:value="-1.1505330425389" calcext:value-type="float">
            <text:p>-1.1505330425389</text:p>
          </table:table-cell>
          <table:table-cell table:style-name="ce77" table:formula="of:=[.I37]-[.I39]" office:value-type="float" office:value="0.000000000499994712299667" calcext:value-type="float">
            <text:p>4.99994712299667E-10</text:p>
          </table:table-cell>
          <table:table-cell table:formula="of:=[.I37]+[.J37]" office:value-type="float" office:value="122.277053275021" calcext:value-type="float">
            <text:p>122.277053275021</text:p>
          </table:table-cell>
          <table:table-cell table:formula="of:=[.I37]+[.K37]" office:value-type="float" office:value="121.469705261901" calcext:value-type="float">
            <text:p>121.469705261901</text:p>
          </table:table-cell>
          <table:table-cell table:formula="of:=[.I37]+[.L37]" office:value-type="float" office:value="121.873379268461" calcext:value-type="float">
            <text:p>121.873379268461</text:p>
          </table:table-cell>
          <table:table-cell table:formula="of:=[.I37]+[.M37]" office:value-type="float" office:value="123.0239123115" calcext:value-type="float">
            <text:p>123.0239123115</text:p>
          </table:table-cell>
          <table:table-cell table:style-name="ce77" table:formula="of:=[.R36]+[.N37]" office:value-type="float" office:value="-0.746859035979" calcext:value-type="float">
            <text:p>-0.746859035979</text:p>
          </table:table-cell>
          <table:table-cell table:style-name="ce77" table:formula="of:=[.S36]+[.O37]" office:value-type="float" office:value="-1.55420704909881" calcext:value-type="float">
            <text:p>-1.55420704909881</text:p>
          </table:table-cell>
          <table:table-cell table:style-name="ce77" table:formula="of:=[.T36]+[.P37]" office:value-type="float" office:value="-1.1505330425389" calcext:value-type="float">
            <text:p>-1.1505330425389</text:p>
          </table:table-cell>
          <table:table-cell table:style-name="ce77" table:formula="of:=[.U36]+[.Q37]" office:value-type="float" office:value="0.000000000499994712299667" calcext:value-type="float">
            <text:p>4.99994712299667E-10</text:p>
          </table:table-cell>
          <table:table-cell table:style-name="ce77" table:number-columns-repeated="43"/>
        </table:table-row>
        <table:table-row table:style-name="ro1">
          <table:covered-table-cell table:style-name="ce77"/>
          <table:table-cell table:style-name="ce77" office:value-type="float" office:value="122.924010594375" calcext:value-type="float">
            <text:p>122.924010594375</text:p>
          </table:table-cell>
          <table:table-cell table:style-name="ce77" office:value-type="float" office:value="124.421111111111" calcext:value-type="float">
            <text:p>124.421111111111</text:p>
          </table:table-cell>
          <table:table-cell table:style-name="ce77" table:formula="of:=([.C38]+[.B38])/2" office:value-type="float" office:value="123.672560852743" calcext:value-type="float">
            <text:p>123.672560852743</text:p>
          </table:table-cell>
          <table:table-cell table:style-name="ce77" office:value-type="float" office:value="123.02391231" calcext:value-type="float">
            <text:p>123.02391231</text:p>
          </table:table-cell>
          <table:table-cell table:style-name="ce77" table:formula="of:=[.B38]-[.B37]" office:value-type="float" office:value="123.641848419375" calcext:value-type="float">
            <text:p>123.641848419375</text:p>
          </table:table-cell>
          <table:table-cell table:style-name="ce77" table:formula="of:=[.C38]-[.C37]" office:value-type="float" office:value="125.283877068558" calcext:value-type="float">
            <text:p>125.283877068558</text:p>
          </table:table-cell>
          <table:table-cell table:style-name="ce77" table:formula="of:=[.D38]-[.D37]" office:value-type="float" office:value="124.462862743966" calcext:value-type="float">
            <text:p>124.462862743966</text:p>
          </table:table-cell>
          <table:table-cell table:style-name="ce77" table:formula="of:=[.E38]-[.E37]" office:value-type="float" office:value="123.02391231" calcext:value-type="float">
            <text:p>123.02391231</text:p>
          </table:table-cell>
          <table:table-cell table:style-name="ce77" table:formula="of:=[.F38]-[.F39]" office:value-type="float" office:value="-0.283642708853989" calcext:value-type="float">
            <text:p>-0.283642708853989</text:p>
          </table:table-cell>
          <table:table-cell table:style-name="ce77" table:formula="of:=[.G38]-[.G39]" office:value-type="float" office:value="-0.428216197007188" calcext:value-type="float">
            <text:p>-0.428216197007188</text:p>
          </table:table-cell>
          <table:table-cell table:style-name="ce77" table:formula="of:=[.H38]-[.H39]" office:value-type="float" office:value="-0.355929452930582" calcext:value-type="float">
            <text:p>-0.355929452930582</text:p>
          </table:table-cell>
          <table:table-cell table:style-name="ce77" table:formula="of:=[.I38]-[.I39]" office:value-type="float" office:value="-0.000000000500008923154383" calcext:value-type="float">
            <text:p>-5.00008923154383E-10</text:p>
          </table:table-cell>
          <table:table-cell table:formula="of:=[.I38]+[.J38]" office:value-type="float" office:value="122.740269601146" calcext:value-type="float">
            <text:p>122.740269601146</text:p>
          </table:table-cell>
          <table:table-cell table:formula="of:=[.I38]+[.K38]" office:value-type="float" office:value="122.595696112993" calcext:value-type="float">
            <text:p>122.595696112993</text:p>
          </table:table-cell>
          <table:table-cell table:formula="of:=[.I38]+[.L38]" office:value-type="float" office:value="122.667982857069" calcext:value-type="float">
            <text:p>122.667982857069</text:p>
          </table:table-cell>
          <table:table-cell table:formula="of:=[.I38]+[.M38]" office:value-type="float" office:value="123.0239123095" calcext:value-type="float">
            <text:p>123.0239123095</text:p>
          </table:table-cell>
          <table:table-cell table:style-name="ce77" table:formula="of:=[.R37]+[.N38]" office:value-type="float" office:value="121.993410565167" calcext:value-type="float">
            <text:p>121.993410565167</text:p>
          </table:table-cell>
          <table:table-cell table:style-name="ce77" table:formula="of:=[.S37]+[.O38]" office:value-type="float" office:value="121.041489063894" calcext:value-type="float">
            <text:p>121.041489063894</text:p>
          </table:table-cell>
          <table:table-cell table:style-name="ce77" table:formula="of:=[.T37]+[.P38]" office:value-type="float" office:value="121.517449814531" calcext:value-type="float">
            <text:p>121.517449814531</text:p>
          </table:table-cell>
          <table:table-cell table:style-name="ce77" table:formula="of:=[.U37]+[.Q38]" office:value-type="float" office:value="123.02391231" calcext:value-type="float">
            <text:p>123.02391231</text:p>
          </table:table-cell>
          <table:table-cell table:style-name="ce77" table:number-columns-repeated="43"/>
        </table:table-row>
        <table:table-row table:style-name="ro1">
          <table:table-cell table:style-name="ce77" table:number-columns-repeated="5"/>
          <table:table-cell table:style-name="ce77" office:value-type="float" office:value="123.925491128229" calcext:value-type="float">
            <text:p>123.925491128229</text:p>
          </table:table-cell>
          <table:table-cell table:style-name="ce77" office:value-type="float" office:value="125.712093265565" calcext:value-type="float">
            <text:p>125.712093265565</text:p>
          </table:table-cell>
          <table:table-cell table:style-name="ce77" office:value-type="float" office:value="124.818792196897" calcext:value-type="float">
            <text:p>124.818792196897</text:p>
          </table:table-cell>
          <table:table-cell table:style-name="ce77" table:formula="of:=([.I37]+[.I38])/2" office:value-type="float" office:value="123.0239123105" calcext:value-type="float">
            <text:p>123.0239123105</text:p>
          </table:table-cell>
          <table:table-cell table:style-name="ce77" table:number-columns-repeated="4"/>
          <table:table-cell table:number-columns-repeated="4"/>
          <table:table-cell table:style-name="ce77" table:number-columns-repeated="47"/>
        </table:table-row>
        <table:table-row table:style-name="ro1">
          <table:table-cell table:style-name="ce24" office:value-type="string" calcext:value-type="string" table:number-columns-spanned="1" table:number-rows-spanned="3">
            <text:p>B1X5</text:p>
          </table:table-cell>
          <table:table-cell table:style-name="ce80" office:value-type="float" office:value="-124.16208584125" calcext:value-type="float">
            <text:p>-124.16208584125</text:p>
          </table:table-cell>
          <table:table-cell table:style-name="ce80" office:value-type="float" office:value="-125.966304347826" calcext:value-type="float">
            <text:p>-125.966304347826</text:p>
          </table:table-cell>
          <table:table-cell table:style-name="ce80" table:formula="of:=([.C40]+[.B40])/2" office:value-type="float" office:value="-125.064195094538" calcext:value-type="float">
            <text:p>-125.064195094538</text:p>
          </table:table-cell>
          <table:table-cell table:style-name="ce80" office:value-type="float" office:value="-123.02391231" calcext:value-type="float">
            <text:p>-123.0239123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formula="of:=[.I40]+[.J40]" office:value-type="float" office:value="0" calcext:value-type="float">
            <text:p>0</text:p>
          </table:table-cell>
          <table:table-cell table:formula="of:=[.I40]+[.K40]" office:value-type="float" office:value="0" calcext:value-type="float">
            <text:p>0</text:p>
          </table:table-cell>
          <table:table-cell table:formula="of:=[.I40]+[.L40]" office:value-type="float" office:value="0" calcext:value-type="float">
            <text:p>0</text:p>
          </table:table-cell>
          <table:table-cell table:formula="of:=[.I40]+[.M40]" office:value-type="float" office:value="0" calcext:value-type="float">
            <text:p>0</text:p>
          </table:table-cell>
          <table:table-cell table:style-name="ce80" table:formula="of:=[.E40]" office:value-type="float" office:value="-123.02391231" calcext:value-type="float">
            <text:p>-123.02391231</text:p>
          </table:table-cell>
          <table:table-cell table:style-name="ce80" table:formula="of:=[.R40]" office:value-type="float" office:value="-123.02391231" calcext:value-type="float">
            <text:p>-123.02391231</text:p>
          </table:table-cell>
          <table:table-cell table:style-name="ce80" table:formula="of:=[.S40]" office:value-type="float" office:value="-123.02391231" calcext:value-type="float">
            <text:p>-123.02391231</text:p>
          </table:table-cell>
          <table:table-cell table:style-name="ce80" table:formula="of:=[.T40]" office:value-type="float" office:value="-123.02391231" calcext:value-type="float">
            <text:p>-123.02391231</text:p>
          </table:table-cell>
          <table:table-cell table:style-name="ce80" table:number-columns-repeated="43"/>
        </table:table-row>
        <table:table-row table:style-name="ro1">
          <table:covered-table-cell table:style-name="ce80"/>
          <table:table-cell table:style-name="ce80" office:value-type="float" office:value="-1.19031816666666" calcext:value-type="float">
            <text:p>-1.19031816666666</text:p>
          </table:table-cell>
          <table:table-cell table:style-name="ce80" office:value-type="float" office:value="-1.99111111111115" calcext:value-type="float">
            <text:p>-1.99111111111115</text:p>
          </table:table-cell>
          <table:table-cell table:style-name="ce80" table:formula="of:=([.C41]+[.B41])/2" office:value-type="float" office:value="-1.59071463888891" calcext:value-type="float">
            <text:p>-1.59071463888891</text:p>
          </table:table-cell>
          <table:table-cell table:style-name="ce80" office:value-type="float" office:value="0" calcext:value-type="float">
            <text:p>0</text:p>
          </table:table-cell>
          <table:table-cell table:style-name="ce80" table:formula="of:=[.B41]-[.B40]" office:value-type="float" office:value="122.971767674583" calcext:value-type="float">
            <text:p>122.971767674583</text:p>
          </table:table-cell>
          <table:table-cell table:style-name="ce80" table:formula="of:=[.C41]-[.C40]" office:value-type="float" office:value="123.975193236715" calcext:value-type="float">
            <text:p>123.975193236715</text:p>
          </table:table-cell>
          <table:table-cell table:style-name="ce80" table:formula="of:=[.D41]-[.D40]" office:value-type="float" office:value="123.473480455649" calcext:value-type="float">
            <text:p>123.473480455649</text:p>
          </table:table-cell>
          <table:table-cell table:style-name="ce80" table:formula="of:=[.E41]-[.E40]" office:value-type="float" office:value="123.02391231" calcext:value-type="float">
            <text:p>123.02391231</text:p>
          </table:table-cell>
          <table:table-cell table:style-name="ce80" table:formula="of:=[.F41]-[.F43]" office:value-type="float" office:value="-0.953723453645651" calcext:value-type="float">
            <text:p>-0.953723453645651</text:p>
          </table:table-cell>
          <table:table-cell table:style-name="ce80" table:formula="of:=[.G41]-[.G43]" office:value-type="float" office:value="-1.73690002885016" calcext:value-type="float">
            <text:p>-1.73690002885016</text:p>
          </table:table-cell>
          <table:table-cell table:style-name="ce80" table:formula="of:=[.H41]-[.H43]" office:value-type="float" office:value="-1.3453117412479" calcext:value-type="float">
            <text:p>-1.3453117412479</text:p>
          </table:table-cell>
          <table:table-cell table:style-name="ce80" table:formula="of:=[.I41]-[.I43]" office:value-type="float" office:value="0.00000744999999824358" calcext:value-type="float">
            <text:p>7.44999999824358E-06</text:p>
          </table:table-cell>
          <table:table-cell table:formula="of:=[.I41]+[.J41]" office:value-type="float" office:value="122.070188856354" calcext:value-type="float">
            <text:p>122.070188856354</text:p>
          </table:table-cell>
          <table:table-cell table:formula="of:=[.I41]+[.K41]" office:value-type="float" office:value="121.28701228115" calcext:value-type="float">
            <text:p>121.28701228115</text:p>
          </table:table-cell>
          <table:table-cell table:formula="of:=[.I41]+[.L41]" office:value-type="float" office:value="121.678600568752" calcext:value-type="float">
            <text:p>121.678600568752</text:p>
          </table:table-cell>
          <table:table-cell table:formula="of:=[.I41]+[.M41]" office:value-type="float" office:value="123.02391976" calcext:value-type="float">
            <text:p>123.02391976</text:p>
          </table:table-cell>
          <table:table-cell table:style-name="ce80" table:formula="of:=[.R40]+[.N41]" office:value-type="float" office:value="-0.953723453645651" calcext:value-type="float">
            <text:p>-0.953723453645651</text:p>
          </table:table-cell>
          <table:table-cell table:style-name="ce80" table:formula="of:=[.S40]+[.O41]" office:value-type="float" office:value="-1.73690002885016" calcext:value-type="float">
            <text:p>-1.73690002885016</text:p>
          </table:table-cell>
          <table:table-cell table:style-name="ce80" table:formula="of:=[.T40]+[.P41]" office:value-type="float" office:value="-1.3453117412479" calcext:value-type="float">
            <text:p>-1.3453117412479</text:p>
          </table:table-cell>
          <table:table-cell table:style-name="ce80" table:formula="of:=[.U40]+[.Q41]" office:value-type="float" office:value="0.00000744999999824358" calcext:value-type="float">
            <text:p>7.44999999824358E-06</text:p>
          </table:table-cell>
          <table:table-cell table:style-name="ce80" table:number-columns-repeated="43"/>
        </table:table-row>
        <table:table-row table:style-name="ro1">
          <table:covered-table-cell table:style-name="ce80"/>
          <table:table-cell table:style-name="ce80" office:value-type="float" office:value="122.181605045333" calcext:value-type="float">
            <text:p>122.181605045333</text:p>
          </table:table-cell>
          <table:table-cell table:style-name="ce80" office:value-type="float" office:value="122.943333333333" calcext:value-type="float">
            <text:p>122.943333333333</text:p>
          </table:table-cell>
          <table:table-cell table:style-name="ce80" table:formula="of:=([.C42]+[.B42])/2" office:value-type="float" office:value="122.562469189333" calcext:value-type="float">
            <text:p>122.562469189333</text:p>
          </table:table-cell>
          <table:table-cell table:style-name="ce80" office:value-type="float" office:value="123.02389741" calcext:value-type="float">
            <text:p>123.02389741</text:p>
          </table:table-cell>
          <table:table-cell table:style-name="ce80" table:formula="of:=[.B42]-[.B41]" office:value-type="float" office:value="123.371923212" calcext:value-type="float">
            <text:p>123.371923212</text:p>
          </table:table-cell>
          <table:table-cell table:style-name="ce80" table:formula="of:=[.C42]-[.C41]" office:value-type="float" office:value="124.934444444444" calcext:value-type="float">
            <text:p>124.934444444444</text:p>
          </table:table-cell>
          <table:table-cell table:style-name="ce80" table:formula="of:=[.D42]-[.D41]" office:value-type="float" office:value="124.153183828222" calcext:value-type="float">
            <text:p>124.153183828222</text:p>
          </table:table-cell>
          <table:table-cell table:style-name="ce80" table:formula="of:=[.E42]-[.E41]" office:value-type="float" office:value="123.02389741" calcext:value-type="float">
            <text:p>123.02389741</text:p>
          </table:table-cell>
          <table:table-cell table:style-name="ce80" table:formula="of:=[.F42]-[.F43]" office:value-type="float" office:value="-0.553567916229341" calcext:value-type="float">
            <text:p>-0.553567916229341</text:p>
          </table:table-cell>
          <table:table-cell table:style-name="ce80" table:formula="of:=[.G42]-[.G43]" office:value-type="float" office:value="-0.777648821120849" calcext:value-type="float">
            <text:p>-0.777648821120849</text:p>
          </table:table-cell>
          <table:table-cell table:style-name="ce80" table:formula="of:=[.H42]-[.H43]" office:value-type="float" office:value="-0.66560836867508" calcext:value-type="float">
            <text:p>-0.66560836867508</text:p>
          </table:table-cell>
          <table:table-cell table:style-name="ce80" table:formula="of:=[.I42]-[.I43]" office:value-type="float" office:value="-0.00000744999999824358" calcext:value-type="float">
            <text:p>-7.44999999824358E-06</text:p>
          </table:table-cell>
          <table:table-cell table:formula="of:=[.I42]+[.J42]" office:value-type="float" office:value="122.470329493771" calcext:value-type="float">
            <text:p>122.470329493771</text:p>
          </table:table-cell>
          <table:table-cell table:formula="of:=[.I42]+[.K42]" office:value-type="float" office:value="122.246248588879" calcext:value-type="float">
            <text:p>122.246248588879</text:p>
          </table:table-cell>
          <table:table-cell table:formula="of:=[.I42]+[.L42]" office:value-type="float" office:value="122.358289041325" calcext:value-type="float">
            <text:p>122.358289041325</text:p>
          </table:table-cell>
          <table:table-cell table:formula="of:=[.I42]+[.M42]" office:value-type="float" office:value="123.02388996" calcext:value-type="float">
            <text:p>123.02388996</text:p>
          </table:table-cell>
          <table:table-cell table:style-name="ce80" table:formula="of:=[.R41]+[.N42]" office:value-type="float" office:value="121.516606040125" calcext:value-type="float">
            <text:p>121.516606040125</text:p>
          </table:table-cell>
          <table:table-cell table:style-name="ce80" table:formula="of:=[.S41]+[.O42]" office:value-type="float" office:value="120.509348560029" calcext:value-type="float">
            <text:p>120.509348560029</text:p>
          </table:table-cell>
          <table:table-cell table:style-name="ce80" table:formula="of:=[.T41]+[.P42]" office:value-type="float" office:value="121.012977300077" calcext:value-type="float">
            <text:p>121.012977300077</text:p>
          </table:table-cell>
          <table:table-cell table:style-name="ce80" table:formula="of:=[.U41]+[.Q42]" office:value-type="float" office:value="123.02389741" calcext:value-type="float">
            <text:p>123.02389741</text:p>
          </table:table-cell>
          <table:table-cell table:style-name="ce80" table:number-columns-repeated="43"/>
        </table:table-row>
        <table:table-row table:style-name="ro1">
          <table:table-cell table:style-name="ce80" table:number-columns-repeated="5"/>
          <table:table-cell table:style-name="ce80" office:value-type="float" office:value="123.925491128229" calcext:value-type="float">
            <text:p>123.925491128229</text:p>
          </table:table-cell>
          <table:table-cell table:style-name="ce80" office:value-type="float" office:value="125.712093265565" calcext:value-type="float">
            <text:p>125.712093265565</text:p>
          </table:table-cell>
          <table:table-cell table:style-name="ce80" office:value-type="float" office:value="124.818792196897" calcext:value-type="float">
            <text:p>124.818792196897</text:p>
          </table:table-cell>
          <table:table-cell table:style-name="ce80" table:formula="of:=([.I41]+[.I42])/2" office:value-type="float" office:value="123.02390486" calcext:value-type="float">
            <text:p>123.02390486</text:p>
          </table:table-cell>
          <table:table-cell table:style-name="ce80" table:number-columns-repeated="4"/>
          <table:table-cell table:number-columns-repeated="4"/>
          <table:table-cell table:style-name="ce80" table:number-columns-repeated="47"/>
        </table:table-row>
        <table:table-row table:style-name="ro1">
          <table:table-cell table:style-name="ce26" office:value-type="string" calcext:value-type="string" table:number-columns-spanned="1" table:number-rows-spanned="3">
            <text:p>B2Y1 </text:p>
          </table:table-cell>
          <table:table-cell table:style-name="ce83" office:value-type="float" office:value="125.543470635" calcext:value-type="float">
            <text:p>125.543470635</text:p>
          </table:table-cell>
          <table:table-cell table:style-name="ce83" office:value-type="float" office:value="123.175" calcext:value-type="float">
            <text:p>123.175</text:p>
          </table:table-cell>
          <table:table-cell table:style-name="ce83" table:formula="of:=([.C44]+[.B44])/2" office:value-type="float" office:value="124.3592353175" calcext:value-type="float">
            <text:p>124.3592353175</text:p>
          </table:table-cell>
          <table:table-cell table:style-name="ce83" office:value-type="float" office:value="123.02389741" calcext:value-type="float">
            <text:p>123.02389741</text:p>
          </table:table-cell>
          <table:table-cell table:number-columns-repeated="8" table:style-name="ce83" office:value-type="float" office:value="0" calcext:value-type="float">
            <text:p>0</text:p>
          </table:table-cell>
          <table:table-cell table:formula="of:=[.I44]+[.J44]" office:value-type="float" office:value="0" calcext:value-type="float">
            <text:p>0</text:p>
          </table:table-cell>
          <table:table-cell table:formula="of:=[.I44]+[.K44]" office:value-type="float" office:value="0" calcext:value-type="float">
            <text:p>0</text:p>
          </table:table-cell>
          <table:table-cell table:formula="of:=[.I44]+[.L44]" office:value-type="float" office:value="0" calcext:value-type="float">
            <text:p>0</text:p>
          </table:table-cell>
          <table:table-cell table:formula="of:=[.I44]+[.M44]" office:value-type="float" office:value="0" calcext:value-type="float">
            <text:p>0</text:p>
          </table:table-cell>
          <table:table-cell table:style-name="ce83" table:formula="of:=[.E44]" office:value-type="float" office:value="123.02389741" calcext:value-type="float">
            <text:p>123.02389741</text:p>
          </table:table-cell>
          <table:table-cell table:style-name="ce83" table:formula="of:=[.R44]" office:value-type="float" office:value="123.02389741" calcext:value-type="float">
            <text:p>123.02389741</text:p>
          </table:table-cell>
          <table:table-cell table:style-name="ce83" table:formula="of:=[.S44]" office:value-type="float" office:value="123.02389741" calcext:value-type="float">
            <text:p>123.02389741</text:p>
          </table:table-cell>
          <table:table-cell table:style-name="ce83" table:formula="of:=[.T44]" office:value-type="float" office:value="123.02389741" calcext:value-type="float">
            <text:p>123.02389741</text:p>
          </table:table-cell>
          <table:table-cell table:style-name="ce83" table:number-columns-repeated="43"/>
        </table:table-row>
        <table:table-row table:style-name="ro1">
          <table:covered-table-cell table:style-name="ce83"/>
          <table:table-cell table:style-name="ce83" office:value-type="float" office:value="-0.896217186666667" calcext:value-type="float">
            <text:p>-0.896217186666667</text:p>
          </table:table-cell>
          <table:table-cell table:style-name="ce83" office:value-type="float" office:value="-2.51444444444444" calcext:value-type="float">
            <text:p>-2.51444444444444</text:p>
          </table:table-cell>
          <table:table-cell table:style-name="ce83" table:formula="of:=([.C45]+[.B45])/2" office:value-type="float" office:value="-1.70533081555555" calcext:value-type="float">
            <text:p>-1.70533081555555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formula="of:=[.B45]-[.B44]" office:value-type="float" office:value="-126.439687821667" calcext:value-type="float">
            <text:p>-126.439687821667</text:p>
          </table:table-cell>
          <table:table-cell table:style-name="ce83" table:formula="of:=[.C45]-[.C44]" office:value-type="float" office:value="-125.689444444444" calcext:value-type="float">
            <text:p>-125.689444444444</text:p>
          </table:table-cell>
          <table:table-cell table:style-name="ce83" table:formula="of:=[.D45]-[.D44]" office:value-type="float" office:value="-126.064566133056" calcext:value-type="float">
            <text:p>-126.064566133056</text:p>
          </table:table-cell>
          <table:table-cell table:style-name="ce83" table:formula="of:=[.E45]-[.E44]" office:value-type="float" office:value="-123.02389741" calcext:value-type="float">
            <text:p>-123.02389741</text:p>
          </table:table-cell>
          <table:table-cell table:style-name="ce83" table:formula="of:=[.F45]-[.F47]" office:value-type="float" office:value="-2.51419669343767" calcext:value-type="float">
            <text:p>-2.51419669343767</text:p>
          </table:table-cell>
          <table:table-cell table:style-name="ce83" table:formula="of:=[.G45]-[.G47]" office:value-type="float" office:value="0.0226488211205691" calcext:value-type="float">
            <text:p>0.022648821120569</text:p>
          </table:table-cell>
          <table:table-cell table:style-name="ce83" table:formula="of:=[.H45]-[.H47]" office:value-type="float" office:value="-1.24577393615857" calcext:value-type="float">
            <text:p>-1.24577393615857</text:p>
          </table:table-cell>
          <table:table-cell table:style-name="ce83" table:formula="of:=[.I45]-[.I47]" office:value-type="float" office:value="0.00000744999999824358" calcext:value-type="float">
            <text:p>7.44999999824358E-06</text:p>
          </table:table-cell>
          <table:table-cell table:formula="of:=[.I45]+[.J45]" office:value-type="float" office:value="-125.538094103438" calcext:value-type="float">
            <text:p>-125.538094103438</text:p>
          </table:table-cell>
          <table:table-cell table:formula="of:=[.I45]+[.K45]" office:value-type="float" office:value="-123.001248588879" calcext:value-type="float">
            <text:p>-123.001248588879</text:p>
          </table:table-cell>
          <table:table-cell table:formula="of:=[.I45]+[.L45]" office:value-type="float" office:value="-124.269671346159" calcext:value-type="float">
            <text:p>-124.269671346159</text:p>
          </table:table-cell>
          <table:table-cell table:formula="of:=[.I45]+[.M45]" office:value-type="float" office:value="-123.02388996" calcext:value-type="float">
            <text:p>-123.02388996</text:p>
          </table:table-cell>
          <table:table-cell table:style-name="ce83" table:formula="of:=[.R44]+[.N45]" office:value-type="float" office:value="-2.51419669343767" calcext:value-type="float">
            <text:p>-2.51419669343767</text:p>
          </table:table-cell>
          <table:table-cell table:style-name="ce83" table:formula="of:=[.S44]+[.O45]" office:value-type="float" office:value="0.0226488211205691" calcext:value-type="float">
            <text:p>0.022648821120569</text:p>
          </table:table-cell>
          <table:table-cell table:style-name="ce83" table:formula="of:=[.T44]+[.P45]" office:value-type="float" office:value="-1.24577393615857" calcext:value-type="float">
            <text:p>-1.24577393615857</text:p>
          </table:table-cell>
          <table:table-cell table:style-name="ce83" table:formula="of:=[.U44]+[.Q45]" office:value-type="float" office:value="0.00000744999999824358" calcext:value-type="float">
            <text:p>7.44999999824358E-06</text:p>
          </table:table-cell>
          <table:table-cell table:style-name="ce83" table:number-columns-repeated="43"/>
        </table:table-row>
        <table:table-row table:style-name="ro1">
          <table:covered-table-cell table:style-name="ce83"/>
          <table:table-cell table:style-name="ce83" office:value-type="float" office:value="-123.647513856667" calcext:value-type="float">
            <text:p>-123.647513856667</text:p>
          </table:table-cell>
          <table:table-cell table:style-name="ce83" office:value-type="float" office:value="-127.51" calcext:value-type="float">
            <text:p>-127.51</text:p>
          </table:table-cell>
          <table:table-cell table:style-name="ce83" table:formula="of:=([.C46]+[.B46])/2" office:value-type="float" office:value="-125.578756928334" calcext:value-type="float">
            <text:p>-125.578756928334</text:p>
          </table:table-cell>
          <table:table-cell table:style-name="ce83" office:value-type="float" office:value="-123.02391231" calcext:value-type="float">
            <text:p>-123.02391231</text:p>
          </table:table-cell>
          <table:table-cell table:style-name="ce83" table:formula="of:=[.B46]-[.B45]" office:value-type="float" office:value="-122.75129667" calcext:value-type="float">
            <text:p>-122.75129667</text:p>
          </table:table-cell>
          <table:table-cell table:style-name="ce83" table:formula="of:=[.C46]-[.C45]" office:value-type="float" office:value="-124.995555555556" calcext:value-type="float">
            <text:p>-124.995555555556</text:p>
          </table:table-cell>
          <table:table-cell table:style-name="ce83" table:formula="of:=[.D46]-[.D45]" office:value-type="float" office:value="-123.873426112778" calcext:value-type="float">
            <text:p>-123.873426112778</text:p>
          </table:table-cell>
          <table:table-cell table:style-name="ce83" table:formula="of:=[.E46]-[.E45]" office:value-type="float" office:value="-123.02391231" calcext:value-type="float">
            <text:p>-123.02391231</text:p>
          </table:table-cell>
          <table:table-cell table:style-name="ce83" table:formula="of:=[.F46]-[.F47]" office:value-type="float" office:value="1.17419445822866" calcext:value-type="float">
            <text:p>1.17419445822866</text:p>
          </table:table-cell>
          <table:table-cell table:style-name="ce83" table:formula="of:=[.G46]-[.G47]" office:value-type="float" office:value="0.716537710009433" calcext:value-type="float">
            <text:p>0.716537710009433</text:p>
          </table:table-cell>
          <table:table-cell table:style-name="ce83" table:formula="of:=[.H46]-[.H47]" office:value-type="float" office:value="0.945366084119044" calcext:value-type="float">
            <text:p>0.945366084119044</text:p>
          </table:table-cell>
          <table:table-cell table:style-name="ce83" table:formula="of:=[.I46]-[.I47]" office:value-type="float" office:value="-0.00000744999999824358" calcext:value-type="float">
            <text:p>-7.44999999824358E-06</text:p>
          </table:table-cell>
          <table:table-cell table:formula="of:=[.I46]+[.J46]" office:value-type="float" office:value="-121.849717851771" calcext:value-type="float">
            <text:p>-121.849717851771</text:p>
          </table:table-cell>
          <table:table-cell table:formula="of:=[.I46]+[.K46]" office:value-type="float" office:value="-122.307374599991" calcext:value-type="float">
            <text:p>-122.307374599991</text:p>
          </table:table-cell>
          <table:table-cell table:formula="of:=[.I46]+[.L46]" office:value-type="float" office:value="-122.078546225881" calcext:value-type="float">
            <text:p>-122.078546225881</text:p>
          </table:table-cell>
          <table:table-cell table:formula="of:=[.I46]+[.M46]" office:value-type="float" office:value="-123.02391976" calcext:value-type="float">
            <text:p>-123.02391976</text:p>
          </table:table-cell>
          <table:table-cell table:style-name="ce83" table:formula="of:=[.R45]+[.N46]" office:value-type="float" office:value="-124.363914545209" calcext:value-type="float">
            <text:p>-124.363914545209</text:p>
          </table:table-cell>
          <table:table-cell table:style-name="ce83" table:formula="of:=[.S45]+[.O46]" office:value-type="float" office:value="-122.28472577887" calcext:value-type="float">
            <text:p>-122.28472577887</text:p>
          </table:table-cell>
          <table:table-cell table:style-name="ce83" table:formula="of:=[.T45]+[.P46]" office:value-type="float" office:value="-123.32432016204" calcext:value-type="float">
            <text:p>-123.32432016204</text:p>
          </table:table-cell>
          <table:table-cell table:style-name="ce83" table:formula="of:=[.U45]+[.Q46]" office:value-type="float" office:value="-123.02391231" calcext:value-type="float">
            <text:p>-123.02391231</text:p>
          </table:table-cell>
          <table:table-cell table:style-name="ce83" table:number-columns-repeated="43"/>
        </table:table-row>
        <table:table-row table:style-name="ro1">
          <table:table-cell table:style-name="ce83" table:number-columns-repeated="5"/>
          <table:table-cell table:style-name="ce83" office:value-type="float" office:value="-123.925491128229" calcext:value-type="float">
            <text:p>-123.925491128229</text:p>
          </table:table-cell>
          <table:table-cell table:style-name="ce83" office:value-type="float" office:value="-125.712093265565" calcext:value-type="float">
            <text:p>-125.712093265565</text:p>
          </table:table-cell>
          <table:table-cell table:style-name="ce83" office:value-type="float" office:value="-124.818792196897" calcext:value-type="float">
            <text:p>-124.818792196897</text:p>
          </table:table-cell>
          <table:table-cell table:style-name="ce83" table:formula="of:=([.I45]+[.I46])/2" office:value-type="float" office:value="-123.02390486" calcext:value-type="float">
            <text:p>-123.02390486</text:p>
          </table:table-cell>
          <table:table-cell table:style-name="ce83" table:number-columns-repeated="4"/>
          <table:table-cell table:number-columns-repeated="4"/>
          <table:table-cell table:style-name="ce83" table:number-columns-repeated="47"/>
        </table:table-row>
        <table:table-row table:style-name="ro1">
          <table:table-cell table:style-name="ce28" office:value-type="string" calcext:value-type="string" table:number-columns-spanned="1" table:number-rows-spanned="3">
            <text:p>B2Y2</text:p>
          </table:table-cell>
          <table:table-cell table:style-name="ce86" office:value-type="float" office:value="121.252237086667" calcext:value-type="float">
            <text:p>121.252237086667</text:p>
          </table:table-cell>
          <table:table-cell table:style-name="ce86" office:value-type="float" office:value="122.319565217391" calcext:value-type="float">
            <text:p>122.319565217391</text:p>
          </table:table-cell>
          <table:table-cell table:style-name="ce86" table:formula="of:=([.C48]+[.B48])/2" office:value-type="float" office:value="121.785901152029" calcext:value-type="float">
            <text:p>121.785901152029</text:p>
          </table:table-cell>
          <table:table-cell table:style-name="ce86" office:value-type="float" office:value="123.02391231" calcext:value-type="float">
            <text:p>123.02391231</text:p>
          </table:table-cell>
          <table:table-cell table:number-columns-repeated="8" table:style-name="ce86" office:value-type="float" office:value="0" calcext:value-type="float">
            <text:p>0</text:p>
          </table:table-cell>
          <table:table-cell table:formula="of:=[.I48]+[.J48]" office:value-type="float" office:value="0" calcext:value-type="float">
            <text:p>0</text:p>
          </table:table-cell>
          <table:table-cell table:formula="of:=[.I48]+[.K48]" office:value-type="float" office:value="0" calcext:value-type="float">
            <text:p>0</text:p>
          </table:table-cell>
          <table:table-cell table:formula="of:=[.I48]+[.L48]" office:value-type="float" office:value="0" calcext:value-type="float">
            <text:p>0</text:p>
          </table:table-cell>
          <table:table-cell table:formula="of:=[.I48]+[.M48]" office:value-type="float" office:value="0" calcext:value-type="float">
            <text:p>0</text:p>
          </table:table-cell>
          <table:table-cell table:style-name="ce86" table:formula="of:=[.E48]" office:value-type="float" office:value="123.02391231" calcext:value-type="float">
            <text:p>123.02391231</text:p>
          </table:table-cell>
          <table:table-cell table:style-name="ce86" table:formula="of:=[.R48]" office:value-type="float" office:value="123.02391231" calcext:value-type="float">
            <text:p>123.02391231</text:p>
          </table:table-cell>
          <table:table-cell table:style-name="ce86" table:formula="of:=[.S48]" office:value-type="float" office:value="123.02391231" calcext:value-type="float">
            <text:p>123.02391231</text:p>
          </table:table-cell>
          <table:table-cell table:style-name="ce86" table:formula="of:=[.T48]" office:value-type="float" office:value="123.02391231" calcext:value-type="float">
            <text:p>123.02391231</text:p>
          </table:table-cell>
          <table:table-cell table:style-name="ce86" table:number-columns-repeated="43"/>
        </table:table-row>
        <table:table-row table:style-name="ro1">
          <table:covered-table-cell table:style-name="ce86"/>
          <table:table-cell table:style-name="ce86" office:value-type="float" office:value="-1.23693588033333" calcext:value-type="float">
            <text:p>-1.23693588033333</text:p>
          </table:table-cell>
          <table:table-cell table:style-name="ce86" office:value-type="float" office:value="-1.94891304347826" calcext:value-type="float">
            <text:p>-1.94891304347826</text:p>
          </table:table-cell>
          <table:table-cell table:style-name="ce86" table:formula="of:=([.C49]+[.B49])/2" office:value-type="float" office:value="-1.5929244619058" calcext:value-type="float">
            <text:p>-1.5929244619058</text:p>
          </table:table-cell>
          <table:table-cell table:style-name="ce86" office:value-type="float" office:value="0" calcext:value-type="float">
            <text:p>0</text:p>
          </table:table-cell>
          <table:table-cell table:style-name="ce86" table:formula="of:=[.B49]-[.B48]" office:value-type="float" office:value="-122.489172967" calcext:value-type="float">
            <text:p>-122.489172967</text:p>
          </table:table-cell>
          <table:table-cell table:style-name="ce86" table:formula="of:=[.C49]-[.C48]" office:value-type="float" office:value="-124.268478260869" calcext:value-type="float">
            <text:p>-124.268478260869</text:p>
          </table:table-cell>
          <table:table-cell table:style-name="ce86" table:formula="of:=[.D49]-[.D48]" office:value-type="float" office:value="-123.378825613935" calcext:value-type="float">
            <text:p>-123.378825613935</text:p>
          </table:table-cell>
          <table:table-cell table:style-name="ce86" table:formula="of:=[.E49]-[.E48]" office:value-type="float" office:value="-123.02391231" calcext:value-type="float">
            <text:p>-123.02391231</text:p>
          </table:table-cell>
          <table:table-cell table:style-name="ce86" table:formula="of:=[.F49]-[.F51]" office:value-type="float" office:value="1.43631816122867" calcext:value-type="float">
            <text:p>1.43631816122867</text:p>
          </table:table-cell>
          <table:table-cell table:style-name="ce86" table:formula="of:=[.G49]-[.G51]" office:value-type="float" office:value="1.44361500469574" calcext:value-type="float">
            <text:p>1.44361500469574</text:p>
          </table:table-cell>
          <table:table-cell table:style-name="ce86" table:formula="of:=[.H49]-[.H51]" office:value-type="float" office:value="1.4399665829622" calcext:value-type="float">
            <text:p>1.4399665829622</text:p>
          </table:table-cell>
          <table:table-cell table:style-name="ce86" table:formula="of:=[.I49]-[.I51]" office:value-type="float" office:value="0.000000000500008923154383" calcext:value-type="float">
            <text:p>5.00008923154383E-10</text:p>
          </table:table-cell>
          <table:table-cell table:formula="of:=[.I49]+[.J49]" office:value-type="float" office:value="-121.587594148771" calcext:value-type="float">
            <text:p>-121.587594148771</text:p>
          </table:table-cell>
          <table:table-cell table:formula="of:=[.I49]+[.K49]" office:value-type="float" office:value="-121.580297305304" calcext:value-type="float">
            <text:p>-121.580297305304</text:p>
          </table:table-cell>
          <table:table-cell table:formula="of:=[.I49]+[.L49]" office:value-type="float" office:value="-121.583945727038" calcext:value-type="float">
            <text:p>-121.583945727038</text:p>
          </table:table-cell>
          <table:table-cell table:formula="of:=[.I49]+[.M49]" office:value-type="float" office:value="-123.0239123095" calcext:value-type="float">
            <text:p>-123.0239123095</text:p>
          </table:table-cell>
          <table:table-cell table:style-name="ce86" table:formula="of:=[.R48]+[.N49]" office:value-type="float" office:value="1.43631816122867" calcext:value-type="float">
            <text:p>1.43631816122867</text:p>
          </table:table-cell>
          <table:table-cell table:style-name="ce86" table:formula="of:=[.S48]+[.O49]" office:value-type="float" office:value="1.44361500469574" calcext:value-type="float">
            <text:p>1.44361500469574</text:p>
          </table:table-cell>
          <table:table-cell table:style-name="ce86" table:formula="of:=[.T48]+[.P49]" office:value-type="float" office:value="1.4399665829622" calcext:value-type="float">
            <text:p>1.4399665829622</text:p>
          </table:table-cell>
          <table:table-cell table:style-name="ce86" table:formula="of:=[.U48]+[.Q49]" office:value-type="float" office:value="0.000000000500008923154383" calcext:value-type="float">
            <text:p>5.00008923154383E-10</text:p>
          </table:table-cell>
          <table:table-cell table:style-name="ce86" table:number-columns-repeated="43"/>
        </table:table-row>
        <table:table-row table:style-name="ro1">
          <table:covered-table-cell table:style-name="ce86"/>
          <table:table-cell table:style-name="ce86" office:value-type="float" office:value="-124.568873354333" calcext:value-type="float">
            <text:p>-124.568873354333</text:p>
          </table:table-cell>
          <table:table-cell table:style-name="ce86" office:value-type="float" office:value="-127.49" calcext:value-type="float">
            <text:p>-127.49</text:p>
          </table:table-cell>
          <table:table-cell table:style-name="ce86" table:formula="of:=([.C50]+[.B50])/2" office:value-type="float" office:value="-126.029436677167" calcext:value-type="float">
            <text:p>-126.029436677167</text:p>
          </table:table-cell>
          <table:table-cell table:style-name="ce86" office:value-type="float" office:value="-123.023912311" calcext:value-type="float">
            <text:p>-123.023912311</text:p>
          </table:table-cell>
          <table:table-cell table:style-name="ce86" table:formula="of:=[.B50]-[.B49]" office:value-type="float" office:value="-123.331937474" calcext:value-type="float">
            <text:p>-123.331937474</text:p>
          </table:table-cell>
          <table:table-cell table:style-name="ce86" table:formula="of:=[.C50]-[.C49]" office:value-type="float" office:value="-125.541086956522" calcext:value-type="float">
            <text:p>-125.541086956522</text:p>
          </table:table-cell>
          <table:table-cell table:style-name="ce86" table:formula="of:=[.D50]-[.D49]" office:value-type="float" office:value="-124.436512215261" calcext:value-type="float">
            <text:p>-124.436512215261</text:p>
          </table:table-cell>
          <table:table-cell table:style-name="ce86" table:formula="of:=[.E50]-[.E49]" office:value-type="float" office:value="-123.023912311" calcext:value-type="float">
            <text:p>-123.023912311</text:p>
          </table:table-cell>
          <table:table-cell table:style-name="ce86" table:formula="of:=[.F50]-[.F51]" office:value-type="float" office:value="0.593553654229339" calcext:value-type="float">
            <text:p>0.593553654229339</text:p>
          </table:table-cell>
          <table:table-cell table:style-name="ce86" table:formula="of:=[.G50]-[.G51]" office:value-type="float" office:value="0.171006309043264" calcext:value-type="float">
            <text:p>0.171006309043264</text:p>
          </table:table-cell>
          <table:table-cell table:style-name="ce86" table:formula="of:=[.H50]-[.H51]" office:value-type="float" office:value="0.382279981636287" calcext:value-type="float">
            <text:p>0.382279981636287</text:p>
          </table:table-cell>
          <table:table-cell table:style-name="ce86" table:formula="of:=[.I50]-[.I51]" office:value-type="float" office:value="-0.000000000499994712299667" calcext:value-type="float">
            <text:p>-4.99994712299667E-10</text:p>
          </table:table-cell>
          <table:table-cell table:formula="of:=[.I50]+[.J50]" office:value-type="float" office:value="-122.430358656771" calcext:value-type="float">
            <text:p>-122.430358656771</text:p>
          </table:table-cell>
          <table:table-cell table:formula="of:=[.I50]+[.K50]" office:value-type="float" office:value="-122.852906001957" calcext:value-type="float">
            <text:p>-122.852906001957</text:p>
          </table:table-cell>
          <table:table-cell table:formula="of:=[.I50]+[.L50]" office:value-type="float" office:value="-122.641632329364" calcext:value-type="float">
            <text:p>-122.641632329364</text:p>
          </table:table-cell>
          <table:table-cell table:formula="of:=[.I50]+[.M50]" office:value-type="float" office:value="-123.0239123115" calcext:value-type="float">
            <text:p>-123.0239123115</text:p>
          </table:table-cell>
          <table:table-cell table:style-name="ce86" table:formula="of:=[.R49]+[.N50]" office:value-type="float" office:value="-120.994040495542" calcext:value-type="float">
            <text:p>-120.994040495542</text:p>
          </table:table-cell>
          <table:table-cell table:style-name="ce86" table:formula="of:=[.S49]+[.O50]" office:value-type="float" office:value="-121.409290997261" calcext:value-type="float">
            <text:p>-121.409290997261</text:p>
          </table:table-cell>
          <table:table-cell table:style-name="ce86" table:formula="of:=[.T49]+[.P50]" office:value-type="float" office:value="-121.201665746402" calcext:value-type="float">
            <text:p>-121.201665746402</text:p>
          </table:table-cell>
          <table:table-cell table:style-name="ce86" table:formula="of:=[.U49]+[.Q50]" office:value-type="float" office:value="-123.023912311" calcext:value-type="float">
            <text:p>-123.023912311</text:p>
          </table:table-cell>
          <table:table-cell table:style-name="ce86" table:number-columns-repeated="43"/>
        </table:table-row>
        <table:table-row table:style-name="ro1">
          <table:table-cell table:style-name="ce86" table:number-columns-repeated="5"/>
          <table:table-cell table:style-name="ce86" office:value-type="float" office:value="-123.925491128229" calcext:value-type="float">
            <text:p>-123.925491128229</text:p>
          </table:table-cell>
          <table:table-cell table:style-name="ce86" office:value-type="float" office:value="-125.712093265565" calcext:value-type="float">
            <text:p>-125.712093265565</text:p>
          </table:table-cell>
          <table:table-cell table:style-name="ce86" office:value-type="float" office:value="-124.818792196897" calcext:value-type="float">
            <text:p>-124.818792196897</text:p>
          </table:table-cell>
          <table:table-cell table:style-name="ce86" table:formula="of:=([.I49]+[.I50])/2" office:value-type="float" office:value="-123.0239123105" calcext:value-type="float">
            <text:p>-123.0239123105</text:p>
          </table:table-cell>
          <table:table-cell table:style-name="ce86" table:number-columns-repeated="4"/>
          <table:table-cell table:number-columns-repeated="4"/>
          <table:table-cell table:style-name="ce86" table:number-columns-repeated="47"/>
        </table:table-row>
        <table:table-row table:style-name="ro1">
          <table:table-cell table:style-name="ce30" office:value-type="string" calcext:value-type="string" table:number-columns-spanned="1" table:number-rows-spanned="3">
            <text:p>B2Y3</text:p>
          </table:table-cell>
          <table:table-cell table:style-name="ce89" office:value-type="float" office:value="122.166355981" calcext:value-type="float">
            <text:p>122.166355981</text:p>
          </table:table-cell>
          <table:table-cell table:style-name="ce89" office:value-type="float" office:value="123.343333333333" calcext:value-type="float">
            <text:p>123.343333333333</text:p>
          </table:table-cell>
          <table:table-cell table:style-name="ce89" table:formula="of:=([.C52]+[.B52])/2" office:value-type="float" office:value="122.754844657167" calcext:value-type="float">
            <text:p>122.754844657167</text:p>
          </table:table-cell>
          <table:table-cell table:style-name="ce89" office:value-type="float" office:value="123.023912311" calcext:value-type="float">
            <text:p>123.023912311</text:p>
          </table:table-cell>
          <table:table-cell table:number-columns-repeated="8" table:style-name="ce89" office:value-type="float" office:value="0" calcext:value-type="float">
            <text:p>0</text:p>
          </table:table-cell>
          <table:table-cell table:formula="of:=[.I52]+[.J52]" office:value-type="float" office:value="0" calcext:value-type="float">
            <text:p>0</text:p>
          </table:table-cell>
          <table:table-cell table:formula="of:=[.I52]+[.K52]" office:value-type="float" office:value="0" calcext:value-type="float">
            <text:p>0</text:p>
          </table:table-cell>
          <table:table-cell table:formula="of:=[.I52]+[.L52]" office:value-type="float" office:value="0" calcext:value-type="float">
            <text:p>0</text:p>
          </table:table-cell>
          <table:table-cell table:formula="of:=[.I52]+[.M52]" office:value-type="float" office:value="0" calcext:value-type="float">
            <text:p>0</text:p>
          </table:table-cell>
          <table:table-cell table:style-name="ce89" table:formula="of:=[.E52]" office:value-type="float" office:value="123.023912311" calcext:value-type="float">
            <text:p>123.023912311</text:p>
          </table:table-cell>
          <table:table-cell table:style-name="ce89" table:formula="of:=[.R52]" office:value-type="float" office:value="123.023912311" calcext:value-type="float">
            <text:p>123.023912311</text:p>
          </table:table-cell>
          <table:table-cell table:style-name="ce89" table:formula="of:=[.S52]" office:value-type="float" office:value="123.023912311" calcext:value-type="float">
            <text:p>123.023912311</text:p>
          </table:table-cell>
          <table:table-cell table:style-name="ce89" table:formula="of:=[.T52]" office:value-type="float" office:value="123.023912311" calcext:value-type="float">
            <text:p>123.023912311</text:p>
          </table:table-cell>
          <table:table-cell table:style-name="ce89" table:number-columns-repeated="43"/>
        </table:table-row>
        <table:table-row table:style-name="ro1">
          <table:covered-table-cell table:style-name="ce89"/>
          <table:table-cell table:style-name="ce89" office:value-type="float" office:value="-1.46271982666669" calcext:value-type="float">
            <text:p>-1.46271982666669</text:p>
          </table:table-cell>
          <table:table-cell table:style-name="ce89" office:value-type="float" office:value="-1.15444444444442" calcext:value-type="float">
            <text:p>-1.15444444444442</text:p>
          </table:table-cell>
          <table:table-cell table:style-name="ce89" table:formula="of:=([.C53]+[.B53])/2" office:value-type="float" office:value="-1.30858213555556" calcext:value-type="float">
            <text:p>-1.30858213555556</text:p>
          </table:table-cell>
          <table:table-cell table:style-name="ce89" office:value-type="float" office:value="-0.0000000000000277555756156" calcext:value-type="float">
            <text:p>-2.77555756156E-14</text:p>
          </table:table-cell>
          <table:table-cell table:style-name="ce89" table:formula="of:=[.B53]-[.B52]" office:value-type="float" office:value="-123.629075807667" calcext:value-type="float">
            <text:p>-123.629075807667</text:p>
          </table:table-cell>
          <table:table-cell table:style-name="ce89" table:formula="of:=[.C53]-[.C52]" office:value-type="float" office:value="-124.497777777777" calcext:value-type="float">
            <text:p>-124.497777777777</text:p>
          </table:table-cell>
          <table:table-cell table:style-name="ce89" table:formula="of:=[.D53]-[.D52]" office:value-type="float" office:value="-124.063426792722" calcext:value-type="float">
            <text:p>-124.063426792722</text:p>
          </table:table-cell>
          <table:table-cell table:style-name="ce89" table:formula="of:=[.E53]-[.E52]" office:value-type="float" office:value="-123.023912311" calcext:value-type="float">
            <text:p>-123.023912311</text:p>
          </table:table-cell>
          <table:table-cell table:style-name="ce89" table:formula="of:=[.F53]-[.F55]" office:value-type="float" office:value="0.296415320562318" calcext:value-type="float">
            <text:p>0.296415320562318</text:p>
          </table:table-cell>
          <table:table-cell table:style-name="ce89" table:formula="of:=[.G53]-[.G55]" office:value-type="float" office:value="1.21431548778757" calcext:value-type="float">
            <text:p>1.21431548778757</text:p>
          </table:table-cell>
          <table:table-cell table:style-name="ce89" table:formula="of:=[.H53]-[.H55]" office:value-type="float" office:value="0.755365404174938" calcext:value-type="float">
            <text:p>0.755365404174938</text:p>
          </table:table-cell>
          <table:table-cell table:style-name="ce89" table:formula="of:=[.I53]-[.I55]" office:value-type="float" office:value="0" calcext:value-type="float">
            <text:p>0</text:p>
          </table:table-cell>
          <table:table-cell table:formula="of:=[.I53]+[.J53]" office:value-type="float" office:value="-122.727496990438" calcext:value-type="float">
            <text:p>-122.727496990438</text:p>
          </table:table-cell>
          <table:table-cell table:formula="of:=[.I53]+[.K53]" office:value-type="float" office:value="-121.809596823212" calcext:value-type="float">
            <text:p>-121.809596823212</text:p>
          </table:table-cell>
          <table:table-cell table:formula="of:=[.I53]+[.L53]" office:value-type="float" office:value="-122.268546906825" calcext:value-type="float">
            <text:p>-122.268546906825</text:p>
          </table:table-cell>
          <table:table-cell table:formula="of:=[.I53]+[.M53]" office:value-type="float" office:value="-123.023912311" calcext:value-type="float">
            <text:p>-123.023912311</text:p>
          </table:table-cell>
          <table:table-cell table:style-name="ce89" table:formula="of:=[.R52]+[.N53]" office:value-type="float" office:value="0.296415320562289" calcext:value-type="float">
            <text:p>0.296415320562289</text:p>
          </table:table-cell>
          <table:table-cell table:style-name="ce89" table:formula="of:=[.S52]+[.O53]" office:value-type="float" office:value="1.21431548778754" calcext:value-type="float">
            <text:p>1.21431548778754</text:p>
          </table:table-cell>
          <table:table-cell table:style-name="ce89" table:formula="of:=[.T52]+[.P53]" office:value-type="float" office:value="0.75536540417491" calcext:value-type="float">
            <text:p>0.75536540417491</text:p>
          </table:table-cell>
          <table:table-cell table:style-name="ce89" table:formula="of:=[.U52]+[.Q53]" office:value-type="float" office:value="0" calcext:value-type="float">
            <text:p>0</text:p>
          </table:table-cell>
          <table:table-cell table:style-name="ce89" table:number-columns-repeated="43"/>
        </table:table-row>
        <table:table-row table:style-name="ro1">
          <table:covered-table-cell table:style-name="ce89"/>
          <table:table-cell table:style-name="ce89" office:value-type="float" office:value="-124.193985965667" calcext:value-type="float">
            <text:p>-124.193985965667</text:p>
          </table:table-cell>
          <table:table-cell table:style-name="ce89" office:value-type="float" office:value="-126.814444444444" calcext:value-type="float">
            <text:p>-126.814444444444</text:p>
          </table:table-cell>
          <table:table-cell table:style-name="ce89" table:formula="of:=([.C54]+[.B54])/2" office:value-type="float" office:value="-125.504215205056" calcext:value-type="float">
            <text:p>-125.504215205056</text:p>
          </table:table-cell>
          <table:table-cell table:style-name="ce89" office:value-type="float" office:value="-123.023912311" calcext:value-type="float">
            <text:p>-123.023912311</text:p>
          </table:table-cell>
          <table:table-cell table:style-name="ce89" table:formula="of:=[.B54]-[.B53]" office:value-type="float" office:value="-122.731266139" calcext:value-type="float">
            <text:p>-122.731266139</text:p>
          </table:table-cell>
          <table:table-cell table:style-name="ce89" table:formula="of:=[.C54]-[.C53]" office:value-type="float" office:value="-125.66" calcext:value-type="float">
            <text:p>-125.66</text:p>
          </table:table-cell>
          <table:table-cell table:style-name="ce89" table:formula="of:=[.D54]-[.D53]" office:value-type="float" office:value="-124.1956330695" calcext:value-type="float">
            <text:p>-124.1956330695</text:p>
          </table:table-cell>
          <table:table-cell table:style-name="ce89" table:formula="of:=[.E54]-[.E53]" office:value-type="float" office:value="-123.023912311" calcext:value-type="float">
            <text:p>-123.023912311</text:p>
          </table:table-cell>
          <table:table-cell table:style-name="ce89" table:formula="of:=[.F54]-[.F55]" office:value-type="float" office:value="1.19422498922869" calcext:value-type="float">
            <text:p>1.19422498922869</text:p>
          </table:table-cell>
          <table:table-cell table:style-name="ce89" table:formula="of:=[.G54]-[.G55]" office:value-type="float" office:value="0.0520932655654178" calcext:value-type="float">
            <text:p>0.052093265565418</text:p>
          </table:table-cell>
          <table:table-cell table:style-name="ce89" table:formula="of:=[.H54]-[.H55]" office:value-type="float" office:value="0.623159127397045" calcext:value-type="float">
            <text:p>0.623159127397045</text:p>
          </table:table-cell>
          <table:table-cell table:style-name="ce89" table:formula="of:=[.I54]-[.I55]" office:value-type="float" office:value="0" calcext:value-type="float">
            <text:p>0</text:p>
          </table:table-cell>
          <table:table-cell table:formula="of:=[.I54]+[.J54]" office:value-type="float" office:value="-121.829687321771" calcext:value-type="float">
            <text:p>-121.829687321771</text:p>
          </table:table-cell>
          <table:table-cell table:formula="of:=[.I54]+[.K54]" office:value-type="float" office:value="-122.971819045435" calcext:value-type="float">
            <text:p>-122.971819045435</text:p>
          </table:table-cell>
          <table:table-cell table:formula="of:=[.I54]+[.L54]" office:value-type="float" office:value="-122.400753183603" calcext:value-type="float">
            <text:p>-122.400753183603</text:p>
          </table:table-cell>
          <table:table-cell table:formula="of:=[.I54]+[.M54]" office:value-type="float" office:value="-123.023912311" calcext:value-type="float">
            <text:p>-123.023912311</text:p>
          </table:table-cell>
          <table:table-cell table:style-name="ce89" table:formula="of:=[.R53]+[.N54]" office:value-type="float" office:value="-121.533272001209" calcext:value-type="float">
            <text:p>-121.533272001209</text:p>
          </table:table-cell>
          <table:table-cell table:style-name="ce89" table:formula="of:=[.S53]+[.O54]" office:value-type="float" office:value="-121.757503557647" calcext:value-type="float">
            <text:p>-121.757503557647</text:p>
          </table:table-cell>
          <table:table-cell table:style-name="ce89" table:formula="of:=[.T53]+[.P54]" office:value-type="float" office:value="-121.645387779428" calcext:value-type="float">
            <text:p>-121.645387779428</text:p>
          </table:table-cell>
          <table:table-cell table:style-name="ce89" table:formula="of:=[.U53]+[.Q54]" office:value-type="float" office:value="-123.023912311" calcext:value-type="float">
            <text:p>-123.023912311</text:p>
          </table:table-cell>
          <table:table-cell table:style-name="ce89" table:number-columns-repeated="43"/>
        </table:table-row>
        <table:table-row table:style-name="ro1">
          <table:table-cell table:style-name="ce89" table:number-columns-repeated="5"/>
          <table:table-cell table:style-name="ce89" office:value-type="float" office:value="-123.925491128229" calcext:value-type="float">
            <text:p>-123.925491128229</text:p>
          </table:table-cell>
          <table:table-cell table:style-name="ce89" office:value-type="float" office:value="-125.712093265565" calcext:value-type="float">
            <text:p>-125.712093265565</text:p>
          </table:table-cell>
          <table:table-cell table:style-name="ce89" office:value-type="float" office:value="-124.818792196897" calcext:value-type="float">
            <text:p>-124.818792196897</text:p>
          </table:table-cell>
          <table:table-cell table:style-name="ce89" table:formula="of:=([.I53]+[.I54])/2" office:value-type="float" office:value="-123.023912311" calcext:value-type="float">
            <text:p>-123.023912311</text:p>
          </table:table-cell>
          <table:table-cell table:style-name="ce89" table:number-columns-repeated="4"/>
          <table:table-cell table:number-columns-repeated="4"/>
          <table:table-cell table:style-name="ce89" table:number-columns-repeated="47"/>
        </table:table-row>
        <table:table-row table:style-name="ro1">
          <table:table-cell table:style-name="ce32" office:value-type="string" calcext:value-type="string" table:number-columns-spanned="1" table:number-rows-spanned="3">
            <text:p>B2Y4</text:p>
          </table:table-cell>
          <table:table-cell table:style-name="ce92" office:value-type="float" office:value="122.000446221" calcext:value-type="float">
            <text:p>122.000446221</text:p>
          </table:table-cell>
          <table:table-cell table:style-name="ce92" office:value-type="float" office:value="125.314444444444" calcext:value-type="float">
            <text:p>125.314444444444</text:p>
          </table:table-cell>
          <table:table-cell table:style-name="ce92" table:formula="of:=([.C56]+[.B56])/2" office:value-type="float" office:value="123.657445332722" calcext:value-type="float">
            <text:p>123.657445332722</text:p>
          </table:table-cell>
          <table:table-cell table:style-name="ce92" office:value-type="float" office:value="123.023912311" calcext:value-type="float">
            <text:p>123.023912311</text:p>
          </table:table-cell>
          <table:table-cell table:number-columns-repeated="8" table:style-name="ce92" office:value-type="float" office:value="0" calcext:value-type="float">
            <text:p>0</text:p>
          </table:table-cell>
          <table:table-cell table:formula="of:=[.I56]+[.J56]" office:value-type="float" office:value="0" calcext:value-type="float">
            <text:p>0</text:p>
          </table:table-cell>
          <table:table-cell table:formula="of:=[.I56]+[.K56]" office:value-type="float" office:value="0" calcext:value-type="float">
            <text:p>0</text:p>
          </table:table-cell>
          <table:table-cell table:formula="of:=[.I56]+[.L56]" office:value-type="float" office:value="0" calcext:value-type="float">
            <text:p>0</text:p>
          </table:table-cell>
          <table:table-cell table:formula="of:=[.I56]+[.M56]" office:value-type="float" office:value="0" calcext:value-type="float">
            <text:p>0</text:p>
          </table:table-cell>
          <table:table-cell table:style-name="ce92" table:formula="of:=[.E56]" office:value-type="float" office:value="123.023912311" calcext:value-type="float">
            <text:p>123.023912311</text:p>
          </table:table-cell>
          <table:table-cell table:style-name="ce92" table:formula="of:=[.R56]" office:value-type="float" office:value="123.023912311" calcext:value-type="float">
            <text:p>123.023912311</text:p>
          </table:table-cell>
          <table:table-cell table:style-name="ce92" table:formula="of:=[.S56]" office:value-type="float" office:value="123.023912311" calcext:value-type="float">
            <text:p>123.023912311</text:p>
          </table:table-cell>
          <table:table-cell table:style-name="ce92" table:formula="of:=[.T56]" office:value-type="float" office:value="123.023912311" calcext:value-type="float">
            <text:p>123.023912311</text:p>
          </table:table-cell>
          <table:table-cell table:style-name="ce92" table:number-columns-repeated="43"/>
        </table:table-row>
        <table:table-row table:style-name="ro1">
          <table:covered-table-cell table:style-name="ce92"/>
          <table:table-cell table:style-name="ce92" office:value-type="float" office:value="-0.952520668749997" calcext:value-type="float">
            <text:p>-0.952520668749997</text:p>
          </table:table-cell>
          <table:table-cell table:style-name="ce92" office:value-type="float" office:value="0.835869565217377" calcext:value-type="float">
            <text:p>0.835869565217377</text:p>
          </table:table-cell>
          <table:table-cell table:style-name="ce92" table:formula="of:=([.C57]+[.B57])/2" office:value-type="float" office:value="-0.05832555176631" calcext:value-type="float">
            <text:p>-0.05832555176631</text:p>
          </table:table-cell>
          <table:table-cell table:style-name="ce92" office:value-type="float" office:value="0" calcext:value-type="float">
            <text:p>0</text:p>
          </table:table-cell>
          <table:table-cell table:style-name="ce92" table:formula="of:=[.B57]-[.B56]" office:value-type="float" office:value="-122.95296688975" calcext:value-type="float">
            <text:p>-122.95296688975</text:p>
          </table:table-cell>
          <table:table-cell table:style-name="ce92" table:formula="of:=[.C57]-[.C56]" office:value-type="float" office:value="-124.478574879227" calcext:value-type="float">
            <text:p>-124.478574879227</text:p>
          </table:table-cell>
          <table:table-cell table:style-name="ce92" table:formula="of:=[.D57]-[.D56]" office:value-type="float" office:value="-123.715770884488" calcext:value-type="float">
            <text:p>-123.715770884488</text:p>
          </table:table-cell>
          <table:table-cell table:style-name="ce92" table:formula="of:=[.E57]-[.E56]" office:value-type="float" office:value="-123.023912311" calcext:value-type="float">
            <text:p>-123.023912311</text:p>
          </table:table-cell>
          <table:table-cell table:style-name="ce92" table:formula="of:=[.F57]-[.F59]" office:value-type="float" office:value="0.972524238478997" calcext:value-type="float">
            <text:p>0.972524238478997</text:p>
          </table:table-cell>
          <table:table-cell table:style-name="ce92" table:formula="of:=[.G57]-[.G59]" office:value-type="float" office:value="1.23351838633837" calcext:value-type="float">
            <text:p>1.23351838633837</text:p>
          </table:table-cell>
          <table:table-cell table:style-name="ce92" table:formula="of:=[.H57]-[.H59]" office:value-type="float" office:value="1.10302131240867" calcext:value-type="float">
            <text:p>1.10302131240867</text:p>
          </table:table-cell>
          <table:table-cell table:style-name="ce92" table:formula="of:=[.I57]-[.I59]" office:value-type="float" office:value="-0.000000000499994712299667" calcext:value-type="float">
            <text:p>-4.99994712299667E-10</text:p>
          </table:table-cell>
          <table:table-cell table:formula="of:=[.I57]+[.J57]" office:value-type="float" office:value="-122.051388072521" calcext:value-type="float">
            <text:p>-122.051388072521</text:p>
          </table:table-cell>
          <table:table-cell table:formula="of:=[.I57]+[.K57]" office:value-type="float" office:value="-121.790393924662" calcext:value-type="float">
            <text:p>-121.790393924662</text:p>
          </table:table-cell>
          <table:table-cell table:formula="of:=[.I57]+[.L57]" office:value-type="float" office:value="-121.920890998591" calcext:value-type="float">
            <text:p>-121.920890998591</text:p>
          </table:table-cell>
          <table:table-cell table:formula="of:=[.I57]+[.M57]" office:value-type="float" office:value="-123.0239123115" calcext:value-type="float">
            <text:p>-123.0239123115</text:p>
          </table:table-cell>
          <table:table-cell table:style-name="ce92" table:formula="of:=[.R56]+[.N57]" office:value-type="float" office:value="0.972524238478997" calcext:value-type="float">
            <text:p>0.972524238478997</text:p>
          </table:table-cell>
          <table:table-cell table:style-name="ce92" table:formula="of:=[.S56]+[.O57]" office:value-type="float" office:value="1.23351838633837" calcext:value-type="float">
            <text:p>1.23351838633837</text:p>
          </table:table-cell>
          <table:table-cell table:style-name="ce92" table:formula="of:=[.T56]+[.P57]" office:value-type="float" office:value="1.10302131240867" calcext:value-type="float">
            <text:p>1.10302131240867</text:p>
          </table:table-cell>
          <table:table-cell table:style-name="ce92" table:formula="of:=[.U56]+[.Q57]" office:value-type="float" office:value="-0.000000000499994712299667" calcext:value-type="float">
            <text:p>-4.99994712299667E-10</text:p>
          </table:table-cell>
          <table:table-cell table:style-name="ce92" table:number-columns-repeated="43"/>
        </table:table-row>
        <table:table-row table:style-name="ro1">
          <table:covered-table-cell table:style-name="ce92"/>
          <table:table-cell table:style-name="ce92" office:value-type="float" office:value="-125.34554011" calcext:value-type="float">
            <text:p>-125.34554011</text:p>
          </table:table-cell>
          <table:table-cell table:style-name="ce92" office:value-type="float" office:value="-125.512765957447" calcext:value-type="float">
            <text:p>-125.512765957447</text:p>
          </table:table-cell>
          <table:table-cell table:style-name="ce92" table:formula="of:=([.C58]+[.B58])/2" office:value-type="float" office:value="-125.429153033724" calcext:value-type="float">
            <text:p>-125.429153033724</text:p>
          </table:table-cell>
          <table:table-cell table:style-name="ce92" office:value-type="float" office:value="-123.02391231" calcext:value-type="float">
            <text:p>-123.02391231</text:p>
          </table:table-cell>
          <table:table-cell table:style-name="ce92" table:formula="of:=[.B58]-[.B57]" office:value-type="float" office:value="-124.39301944125" calcext:value-type="float">
            <text:p>-124.39301944125</text:p>
          </table:table-cell>
          <table:table-cell table:style-name="ce92" table:formula="of:=[.C58]-[.C57]" office:value-type="float" office:value="-126.348635522664" calcext:value-type="float">
            <text:p>-126.348635522664</text:p>
          </table:table-cell>
          <table:table-cell table:style-name="ce92" table:formula="of:=[.D58]-[.D57]" office:value-type="float" office:value="-125.370827481957" calcext:value-type="float">
            <text:p>-125.370827481957</text:p>
          </table:table-cell>
          <table:table-cell table:style-name="ce92" table:formula="of:=[.E58]-[.E57]" office:value-type="float" office:value="-123.02391231" calcext:value-type="float">
            <text:p>-123.02391231</text:p>
          </table:table-cell>
          <table:table-cell table:style-name="ce92" table:formula="of:=[.F58]-[.F59]" office:value-type="float" office:value="-0.467528313021006" calcext:value-type="float">
            <text:p>-0.467528313021006</text:p>
          </table:table-cell>
          <table:table-cell table:style-name="ce92" table:formula="of:=[.G58]-[.G59]" office:value-type="float" office:value="-0.636542257099379" calcext:value-type="float">
            <text:p>-0.636542257099379</text:p>
          </table:table-cell>
          <table:table-cell table:style-name="ce92" table:formula="of:=[.H58]-[.H59]" office:value-type="float" office:value="-0.5520352850602" calcext:value-type="float">
            <text:p>-0.5520352850602</text:p>
          </table:table-cell>
          <table:table-cell table:style-name="ce92" table:formula="of:=[.I58]-[.I59]" office:value-type="float" office:value="0.000000000500008923154383" calcext:value-type="float">
            <text:p>5.00008923154383E-10</text:p>
          </table:table-cell>
          <table:table-cell table:formula="of:=[.I58]+[.J58]" office:value-type="float" office:value="-123.491440623021" calcext:value-type="float">
            <text:p>-123.491440623021</text:p>
          </table:table-cell>
          <table:table-cell table:formula="of:=[.I58]+[.K58]" office:value-type="float" office:value="-123.660454567099" calcext:value-type="float">
            <text:p>-123.660454567099</text:p>
          </table:table-cell>
          <table:table-cell table:formula="of:=[.I58]+[.L58]" office:value-type="float" office:value="-123.57594759506" calcext:value-type="float">
            <text:p>-123.57594759506</text:p>
          </table:table-cell>
          <table:table-cell table:formula="of:=[.I58]+[.M58]" office:value-type="float" office:value="-123.0239123095" calcext:value-type="float">
            <text:p>-123.0239123095</text:p>
          </table:table-cell>
          <table:table-cell table:style-name="ce92" table:formula="of:=[.R57]+[.N58]" office:value-type="float" office:value="-122.518916384542" calcext:value-type="float">
            <text:p>-122.518916384542</text:p>
          </table:table-cell>
          <table:table-cell table:style-name="ce92" table:formula="of:=[.S57]+[.O58]" office:value-type="float" office:value="-122.426936180761" calcext:value-type="float">
            <text:p>-122.426936180761</text:p>
          </table:table-cell>
          <table:table-cell table:style-name="ce92" table:formula="of:=[.T57]+[.P58]" office:value-type="float" office:value="-122.472926282652" calcext:value-type="float">
            <text:p>-122.472926282652</text:p>
          </table:table-cell>
          <table:table-cell table:style-name="ce92" table:formula="of:=[.U57]+[.Q58]" office:value-type="float" office:value="-123.02391231" calcext:value-type="float">
            <text:p>-123.02391231</text:p>
          </table:table-cell>
          <table:table-cell table:style-name="ce92" table:number-columns-repeated="43"/>
        </table:table-row>
        <table:table-row table:style-name="ro1">
          <table:table-cell table:style-name="ce92" table:number-columns-repeated="5"/>
          <table:table-cell table:style-name="ce92" office:value-type="float" office:value="-123.925491128229" calcext:value-type="float">
            <text:p>-123.925491128229</text:p>
          </table:table-cell>
          <table:table-cell table:style-name="ce92" office:value-type="float" office:value="-125.712093265565" calcext:value-type="float">
            <text:p>-125.712093265565</text:p>
          </table:table-cell>
          <table:table-cell table:style-name="ce92" office:value-type="float" office:value="-124.818792196897" calcext:value-type="float">
            <text:p>-124.818792196897</text:p>
          </table:table-cell>
          <table:table-cell table:style-name="ce92" table:formula="of:=([.I57]+[.I58])/2" office:value-type="float" office:value="-123.0239123105" calcext:value-type="float">
            <text:p>-123.0239123105</text:p>
          </table:table-cell>
          <table:table-cell table:style-name="ce92" table:number-columns-repeated="4"/>
          <table:table-cell table:number-columns-repeated="4"/>
          <table:table-cell table:style-name="ce92" table:number-columns-repeated="47"/>
        </table:table-row>
        <table:table-row table:style-name="ro1">
          <table:table-cell table:style-name="ce34" office:value-type="string" calcext:value-type="string" table:number-columns-spanned="1" table:number-rows-spanned="3">
            <text:p>B2Y5</text:p>
          </table:table-cell>
          <table:table-cell table:style-name="ce95" office:value-type="float" office:value="122.264687176667" calcext:value-type="float">
            <text:p>122.264687176667</text:p>
          </table:table-cell>
          <table:table-cell table:style-name="ce95" office:value-type="float" office:value="126.978260869565" calcext:value-type="float">
            <text:p>126.978260869565</text:p>
          </table:table-cell>
          <table:table-cell table:style-name="ce95" table:formula="of:=([.C60]+[.B60])/2" office:value-type="float" office:value="124.621474023116" calcext:value-type="float">
            <text:p>124.621474023116</text:p>
          </table:table-cell>
          <table:table-cell table:style-name="ce95" office:value-type="float" office:value="123.02391231" calcext:value-type="float">
            <text:p>123.02391231</text:p>
          </table:table-cell>
          <table:table-cell table:number-columns-repeated="8" table:style-name="ce95" office:value-type="float" office:value="0" calcext:value-type="float">
            <text:p>0</text:p>
          </table:table-cell>
          <table:table-cell table:formula="of:=[.I60]+[.J60]" office:value-type="float" office:value="0" calcext:value-type="float">
            <text:p>0</text:p>
          </table:table-cell>
          <table:table-cell table:formula="of:=[.I60]+[.K60]" office:value-type="float" office:value="0" calcext:value-type="float">
            <text:p>0</text:p>
          </table:table-cell>
          <table:table-cell table:formula="of:=[.I60]+[.L60]" office:value-type="float" office:value="0" calcext:value-type="float">
            <text:p>0</text:p>
          </table:table-cell>
          <table:table-cell table:formula="of:=[.I60]+[.M60]" office:value-type="float" office:value="0" calcext:value-type="float">
            <text:p>0</text:p>
          </table:table-cell>
          <table:table-cell table:style-name="ce95" table:formula="of:=[.E60]" office:value-type="float" office:value="123.02391231" calcext:value-type="float">
            <text:p>123.02391231</text:p>
          </table:table-cell>
          <table:table-cell table:style-name="ce95" table:formula="of:=[.R60]" office:value-type="float" office:value="123.02391231" calcext:value-type="float">
            <text:p>123.02391231</text:p>
          </table:table-cell>
          <table:table-cell table:style-name="ce95" table:formula="of:=[.S60]" office:value-type="float" office:value="123.02391231" calcext:value-type="float">
            <text:p>123.02391231</text:p>
          </table:table-cell>
          <table:table-cell table:style-name="ce95" table:formula="of:=[.T60]" office:value-type="float" office:value="123.02391231" calcext:value-type="float">
            <text:p>123.02391231</text:p>
          </table:table-cell>
          <table:table-cell table:style-name="ce95" table:number-columns-repeated="43"/>
        </table:table-row>
        <table:table-row table:style-name="ro1">
          <table:covered-table-cell table:style-name="ce95"/>
          <table:table-cell table:style-name="ce95" office:value-type="float" office:value="-1.76310044333333" calcext:value-type="float">
            <text:p>-1.76310044333333</text:p>
          </table:table-cell>
          <table:table-cell table:style-name="ce95" office:value-type="float" office:value="2.15543478260864" calcext:value-type="float">
            <text:p>2.15543478260864</text:p>
          </table:table-cell>
          <table:table-cell table:style-name="ce95" table:formula="of:=([.C61]+[.B61])/2" office:value-type="float" office:value="0.196167169637655" calcext:value-type="float">
            <text:p>0.196167169637655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[.B61]-[.B60]" office:value-type="float" office:value="-124.02778762" calcext:value-type="float">
            <text:p>-124.02778762</text:p>
          </table:table-cell>
          <table:table-cell table:style-name="ce95" table:formula="of:=[.C61]-[.C60]" office:value-type="float" office:value="-124.822826086956" calcext:value-type="float">
            <text:p>-124.822826086956</text:p>
          </table:table-cell>
          <table:table-cell table:style-name="ce95" table:formula="of:=[.D61]-[.D60]" office:value-type="float" office:value="-124.425306853478" calcext:value-type="float">
            <text:p>-124.425306853478</text:p>
          </table:table-cell>
          <table:table-cell table:style-name="ce95" table:formula="of:=[.E61]-[.E60]" office:value-type="float" office:value="-123.02391231" calcext:value-type="float">
            <text:p>-123.02391231</text:p>
          </table:table-cell>
          <table:table-cell table:style-name="ce95" table:formula="of:=[.F61]-[.F63]" office:value-type="float" office:value="-0.102296491771327" calcext:value-type="float">
            <text:p>-0.102296491771327</text:p>
          </table:table-cell>
          <table:table-cell table:style-name="ce95" table:formula="of:=[.G61]-[.G63]" office:value-type="float" office:value="0.889267178608634" calcext:value-type="float">
            <text:p>0.889267178608634</text:p>
          </table:table-cell>
          <table:table-cell table:style-name="ce95" table:formula="of:=[.H61]-[.H63]" office:value-type="float" office:value="0.393485343418646" calcext:value-type="float">
            <text:p>0.393485343418646</text:p>
          </table:table-cell>
          <table:table-cell table:style-name="ce95" table:formula="of:=[.I61]-[.I63]" office:value-type="float" office:value="-0.00000744999999824358" calcext:value-type="float">
            <text:p>-7.44999999824358E-06</text:p>
          </table:table-cell>
          <table:table-cell table:formula="of:=[.I61]+[.J61]" office:value-type="float" office:value="-123.126208801771" calcext:value-type="float">
            <text:p>-123.126208801771</text:p>
          </table:table-cell>
          <table:table-cell table:formula="of:=[.I61]+[.K61]" office:value-type="float" office:value="-122.134645131391" calcext:value-type="float">
            <text:p>-122.134645131391</text:p>
          </table:table-cell>
          <table:table-cell table:formula="of:=[.I61]+[.L61]" office:value-type="float" office:value="-122.630426966581" calcext:value-type="float">
            <text:p>-122.630426966581</text:p>
          </table:table-cell>
          <table:table-cell table:formula="of:=[.I61]+[.M61]" office:value-type="float" office:value="-123.02391976" calcext:value-type="float">
            <text:p>-123.02391976</text:p>
          </table:table-cell>
          <table:table-cell table:style-name="ce95" table:formula="of:=[.R60]+[.N61]" office:value-type="float" office:value="-0.102296491771327" calcext:value-type="float">
            <text:p>-0.102296491771327</text:p>
          </table:table-cell>
          <table:table-cell table:style-name="ce95" table:formula="of:=[.S60]+[.O61]" office:value-type="float" office:value="0.889267178608634" calcext:value-type="float">
            <text:p>0.889267178608634</text:p>
          </table:table-cell>
          <table:table-cell table:style-name="ce95" table:formula="of:=[.T60]+[.P61]" office:value-type="float" office:value="0.393485343418646" calcext:value-type="float">
            <text:p>0.393485343418646</text:p>
          </table:table-cell>
          <table:table-cell table:style-name="ce95" table:formula="of:=[.U60]+[.Q61]" office:value-type="float" office:value="-0.00000744999999824358" calcext:value-type="float">
            <text:p>-7.44999999824358E-06</text:p>
          </table:table-cell>
          <table:table-cell table:style-name="ce95" table:number-columns-repeated="43"/>
        </table:table-row>
        <table:table-row table:style-name="ro1">
          <table:covered-table-cell table:style-name="ce95"/>
          <table:table-cell table:style-name="ce95" office:value-type="float" office:value="-124.72305244125" calcext:value-type="float">
            <text:p>-124.72305244125</text:p>
          </table:table-cell>
          <table:table-cell table:style-name="ce95" office:value-type="float" office:value="-123.39347826087" calcext:value-type="float">
            <text:p>-123.39347826087</text:p>
          </table:table-cell>
          <table:table-cell table:style-name="ce95" table:formula="of:=([.C62]+[.B62])/2" office:value-type="float" office:value="-124.05826535106" calcext:value-type="float">
            <text:p>-124.05826535106</text:p>
          </table:table-cell>
          <table:table-cell table:style-name="ce95" office:value-type="float" office:value="-123.02389741" calcext:value-type="float">
            <text:p>-123.02389741</text:p>
          </table:table-cell>
          <table:table-cell table:style-name="ce95" table:formula="of:=[.B62]-[.B61]" office:value-type="float" office:value="-122.959951997917" calcext:value-type="float">
            <text:p>-122.959951997917</text:p>
          </table:table-cell>
          <table:table-cell table:style-name="ce95" table:formula="of:=[.C62]-[.C61]" office:value-type="float" office:value="-125.548913043479" calcext:value-type="float">
            <text:p>-125.548913043479</text:p>
          </table:table-cell>
          <table:table-cell table:style-name="ce95" table:formula="of:=[.D62]-[.D61]" office:value-type="float" office:value="-124.254432520698" calcext:value-type="float">
            <text:p>-124.254432520698</text:p>
          </table:table-cell>
          <table:table-cell table:style-name="ce95" table:formula="of:=[.E62]-[.E61]" office:value-type="float" office:value="-123.02389741" calcext:value-type="float">
            <text:p>-123.02389741</text:p>
          </table:table-cell>
          <table:table-cell table:style-name="ce95" table:formula="of:=[.F62]-[.F63]" office:value-type="float" office:value="0.965539130312322" calcext:value-type="float">
            <text:p>0.965539130312322</text:p>
          </table:table-cell>
          <table:table-cell table:style-name="ce95" table:formula="of:=[.G62]-[.G63]" office:value-type="float" office:value="0.163180222086368" calcext:value-type="float">
            <text:p>0.163180222086368</text:p>
          </table:table-cell>
          <table:table-cell table:style-name="ce95" table:formula="of:=[.H62]-[.H63]" office:value-type="float" office:value="0.564359676199331" calcext:value-type="float">
            <text:p>0.564359676199331</text:p>
          </table:table-cell>
          <table:table-cell table:style-name="ce95" table:formula="of:=[.I62]-[.I63]" office:value-type="float" office:value="0.00000744999999824358" calcext:value-type="float">
            <text:p>7.44999999824358E-06</text:p>
          </table:table-cell>
          <table:table-cell table:formula="of:=[.I62]+[.J62]" office:value-type="float" office:value="-122.058358279688" calcext:value-type="float">
            <text:p>-122.058358279688</text:p>
          </table:table-cell>
          <table:table-cell table:formula="of:=[.I62]+[.K62]" office:value-type="float" office:value="-122.860717187914" calcext:value-type="float">
            <text:p>-122.860717187914</text:p>
          </table:table-cell>
          <table:table-cell table:formula="of:=[.I62]+[.L62]" office:value-type="float" office:value="-122.459537733801" calcext:value-type="float">
            <text:p>-122.459537733801</text:p>
          </table:table-cell>
          <table:table-cell table:formula="of:=[.I62]+[.M62]" office:value-type="float" office:value="-123.02388996" calcext:value-type="float">
            <text:p>-123.02388996</text:p>
          </table:table-cell>
          <table:table-cell table:style-name="ce95" table:formula="of:=[.R61]+[.N62]" office:value-type="float" office:value="-122.160654771459" calcext:value-type="float">
            <text:p>-122.160654771459</text:p>
          </table:table-cell>
          <table:table-cell table:style-name="ce95" table:formula="of:=[.S61]+[.O62]" office:value-type="float" office:value="-121.971450009305" calcext:value-type="float">
            <text:p>-121.971450009305</text:p>
          </table:table-cell>
          <table:table-cell table:style-name="ce95" table:formula="of:=[.T61]+[.P62]" office:value-type="float" office:value="-122.066052390382" calcext:value-type="float">
            <text:p>-122.066052390382</text:p>
          </table:table-cell>
          <table:table-cell table:style-name="ce95" table:formula="of:=[.U61]+[.Q62]" office:value-type="float" office:value="-123.02389741" calcext:value-type="float">
            <text:p>-123.02389741</text:p>
          </table:table-cell>
          <table:table-cell table:style-name="ce95" table:number-columns-repeated="43"/>
        </table:table-row>
        <table:table-row table:style-name="ro1">
          <table:table-cell table:style-name="ce95" table:number-columns-repeated="5"/>
          <table:table-cell table:style-name="ce95" office:value-type="float" office:value="-123.925491128229" calcext:value-type="float">
            <text:p>-123.925491128229</text:p>
          </table:table-cell>
          <table:table-cell table:style-name="ce95" office:value-type="float" office:value="-125.712093265565" calcext:value-type="float">
            <text:p>-125.712093265565</text:p>
          </table:table-cell>
          <table:table-cell table:style-name="ce95" office:value-type="float" office:value="-124.818792196897" calcext:value-type="float">
            <text:p>-124.818792196897</text:p>
          </table:table-cell>
          <table:table-cell table:style-name="ce95" table:formula="of:=([.I61]+[.I62])/2" office:value-type="float" office:value="-123.02390486" calcext:value-type="float">
            <text:p>-123.02390486</text:p>
          </table:table-cell>
          <table:table-cell table:style-name="ce95" table:number-columns-repeated="4"/>
          <table:table-cell table:number-columns-repeated="4"/>
          <table:table-cell table:style-name="ce95" table:number-columns-repeated="47"/>
        </table:table-row>
        <table:table-row table:style-name="ro1">
          <table:table-cell table:style-name="ce36" office:value-type="string" calcext:value-type="string" table:number-columns-spanned="1" table:number-rows-spanned="3">
            <text:p>B2X1</text:p>
          </table:table-cell>
          <table:table-cell table:style-name="ce98" office:value-type="float" office:value="127.851487123333" calcext:value-type="float">
            <text:p>127.851487123333</text:p>
          </table:table-cell>
          <table:table-cell table:style-name="ce98" office:value-type="float" office:value="126.27" calcext:value-type="float">
            <text:p>126.27</text:p>
          </table:table-cell>
          <table:table-cell table:style-name="ce98" table:formula="of:=([.C64]+[.B64])/2" office:value-type="float" office:value="127.060743561667" calcext:value-type="float">
            <text:p>127.060743561667</text:p>
          </table:table-cell>
          <table:table-cell table:style-name="ce98" office:value-type="float" office:value="123.02389741" calcext:value-type="float">
            <text:p>123.02389741</text:p>
          </table:table-cell>
          <table:table-cell table:number-columns-repeated="8" table:style-name="ce98" office:value-type="float" office:value="0" calcext:value-type="float">
            <text:p>0</text:p>
          </table:table-cell>
          <table:table-cell table:formula="of:=[.I64]+[.J64]" office:value-type="float" office:value="0" calcext:value-type="float">
            <text:p>0</text:p>
          </table:table-cell>
          <table:table-cell table:formula="of:=[.I64]+[.K64]" office:value-type="float" office:value="0" calcext:value-type="float">
            <text:p>0</text:p>
          </table:table-cell>
          <table:table-cell table:formula="of:=[.I64]+[.L64]" office:value-type="float" office:value="0" calcext:value-type="float">
            <text:p>0</text:p>
          </table:table-cell>
          <table:table-cell table:formula="of:=[.I64]+[.M64]" office:value-type="float" office:value="0" calcext:value-type="float">
            <text:p>0</text:p>
          </table:table-cell>
          <table:table-cell table:style-name="ce98" table:formula="of:=[.E64]" office:value-type="float" office:value="123.02389741" calcext:value-type="float">
            <text:p>123.02389741</text:p>
          </table:table-cell>
          <table:table-cell table:style-name="ce98" table:formula="of:=[.R64]" office:value-type="float" office:value="123.02389741" calcext:value-type="float">
            <text:p>123.02389741</text:p>
          </table:table-cell>
          <table:table-cell table:style-name="ce98" table:formula="of:=[.S64]" office:value-type="float" office:value="123.02389741" calcext:value-type="float">
            <text:p>123.02389741</text:p>
          </table:table-cell>
          <table:table-cell table:style-name="ce98" table:formula="of:=[.T64]" office:value-type="float" office:value="123.02389741" calcext:value-type="float">
            <text:p>123.02389741</text:p>
          </table:table-cell>
          <table:table-cell table:style-name="ce98" table:number-columns-repeated="43"/>
        </table:table-row>
        <table:table-row table:style-name="ro1">
          <table:covered-table-cell table:style-name="ce98"/>
          <table:table-cell table:style-name="ce98" office:value-type="float" office:value="0.204112884062498" calcext:value-type="float">
            <text:p>0.204112884062498</text:p>
          </table:table-cell>
          <table:table-cell table:style-name="ce98" office:value-type="float" office:value="-2.12717391304346" calcext:value-type="float">
            <text:p>-2.12717391304346</text:p>
          </table:table-cell>
          <table:table-cell table:style-name="ce98" table:formula="of:=([.C65]+[.B65])/2" office:value-type="float" office:value="-0.961530514490481" calcext:value-type="float">
            <text:p>-0.961530514490481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formula="of:=[.B65]-[.B64]" office:value-type="float" office:value="-127.647374239271" calcext:value-type="float">
            <text:p>-127.647374239271</text:p>
          </table:table-cell>
          <table:table-cell table:style-name="ce98" table:formula="of:=[.C65]-[.C64]" office:value-type="float" office:value="-128.397173913043" calcext:value-type="float">
            <text:p>-128.397173913043</text:p>
          </table:table-cell>
          <table:table-cell table:style-name="ce98" table:formula="of:=[.D65]-[.D64]" office:value-type="float" office:value="-128.022274076157" calcext:value-type="float">
            <text:p>-128.022274076157</text:p>
          </table:table-cell>
          <table:table-cell table:style-name="ce98" table:formula="of:=[.E65]-[.E64]" office:value-type="float" office:value="-123.02389741" calcext:value-type="float">
            <text:p>-123.02389741</text:p>
          </table:table-cell>
          <table:table-cell table:style-name="ce98" table:formula="of:=[.F65]-[.F67]" office:value-type="float" office:value="-3.72188311104151" calcext:value-type="float">
            <text:p>-3.72188311104151</text:p>
          </table:table-cell>
          <table:table-cell table:style-name="ce98" table:formula="of:=[.G65]-[.G67]" office:value-type="float" office:value="-2.68508064747844" calcext:value-type="float">
            <text:p>-2.68508064747844</text:p>
          </table:table-cell>
          <table:table-cell table:style-name="ce98" table:formula="of:=[.H65]-[.H67]" office:value-type="float" office:value="-3.20348187925998" calcext:value-type="float">
            <text:p>-3.20348187925998</text:p>
          </table:table-cell>
          <table:table-cell table:style-name="ce98" table:formula="of:=[.I65]-[.I67]" office:value-type="float" office:value="0.00000744999999824358" calcext:value-type="float">
            <text:p>7.44999999824358E-06</text:p>
          </table:table-cell>
          <table:table-cell table:formula="of:=[.I65]+[.J65]" office:value-type="float" office:value="-126.745780521042" calcext:value-type="float">
            <text:p>-126.745780521042</text:p>
          </table:table-cell>
          <table:table-cell table:formula="of:=[.I65]+[.K65]" office:value-type="float" office:value="-125.708978057478" calcext:value-type="float">
            <text:p>-125.708978057478</text:p>
          </table:table-cell>
          <table:table-cell table:formula="of:=[.I65]+[.L65]" office:value-type="float" office:value="-126.22737928926" calcext:value-type="float">
            <text:p>-126.22737928926</text:p>
          </table:table-cell>
          <table:table-cell table:formula="of:=[.I65]+[.M65]" office:value-type="float" office:value="-123.02388996" calcext:value-type="float">
            <text:p>-123.02388996</text:p>
          </table:table-cell>
          <table:table-cell table:style-name="ce98" table:formula="of:=[.R64]+[.N65]" office:value-type="float" office:value="-3.72188311104151" calcext:value-type="float">
            <text:p>-3.72188311104151</text:p>
          </table:table-cell>
          <table:table-cell table:style-name="ce98" table:formula="of:=[.S64]+[.O65]" office:value-type="float" office:value="-2.68508064747844" calcext:value-type="float">
            <text:p>-2.68508064747844</text:p>
          </table:table-cell>
          <table:table-cell table:style-name="ce98" table:formula="of:=[.T64]+[.P65]" office:value-type="float" office:value="-3.20348187925998" calcext:value-type="float">
            <text:p>-3.20348187925998</text:p>
          </table:table-cell>
          <table:table-cell table:style-name="ce98" table:formula="of:=[.U64]+[.Q65]" office:value-type="float" office:value="0.00000744999999824358" calcext:value-type="float">
            <text:p>7.44999999824358E-06</text:p>
          </table:table-cell>
          <table:table-cell table:style-name="ce98" table:number-columns-repeated="43"/>
        </table:table-row>
        <table:table-row table:style-name="ro1">
          <table:covered-table-cell table:style-name="ce98"/>
          <table:table-cell table:style-name="ce98" office:value-type="float" office:value="-124.741442485667" calcext:value-type="float">
            <text:p>-124.741442485667</text:p>
          </table:table-cell>
          <table:table-cell table:style-name="ce98" office:value-type="float" office:value="-128.565217391304" calcext:value-type="float">
            <text:p>-128.565217391304</text:p>
          </table:table-cell>
          <table:table-cell table:style-name="ce98" table:formula="of:=([.C66]+[.B66])/2" office:value-type="float" office:value="-126.653329938486" calcext:value-type="float">
            <text:p>-126.653329938486</text:p>
          </table:table-cell>
          <table:table-cell table:style-name="ce98" office:value-type="float" office:value="-123.02391231" calcext:value-type="float">
            <text:p>-123.02391231</text:p>
          </table:table-cell>
          <table:table-cell table:style-name="ce98" table:formula="of:=[.B66]-[.B65]" office:value-type="float" office:value="-124.945555369729" calcext:value-type="float">
            <text:p>-124.945555369729</text:p>
          </table:table-cell>
          <table:table-cell table:style-name="ce98" table:formula="of:=[.C66]-[.C65]" office:value-type="float" office:value="-126.438043478261" calcext:value-type="float">
            <text:p>-126.438043478261</text:p>
          </table:table-cell>
          <table:table-cell table:style-name="ce98" table:formula="of:=[.D66]-[.D65]" office:value-type="float" office:value="-125.691799423995" calcext:value-type="float">
            <text:p>-125.691799423995</text:p>
          </table:table-cell>
          <table:table-cell table:style-name="ce98" table:formula="of:=[.E66]-[.E65]" office:value-type="float" office:value="-123.02391231" calcext:value-type="float">
            <text:p>-123.02391231</text:p>
          </table:table-cell>
          <table:table-cell table:style-name="ce98" table:formula="of:=[.F66]-[.F67]" office:value-type="float" office:value="-1.02006424150049" calcext:value-type="float">
            <text:p>-1.02006424150049</text:p>
          </table:table-cell>
          <table:table-cell table:style-name="ce98" table:formula="of:=[.G66]-[.G67]" office:value-type="float" office:value="-0.725950212695537" calcext:value-type="float">
            <text:p>-0.725950212695537</text:p>
          </table:table-cell>
          <table:table-cell table:style-name="ce98" table:formula="of:=[.H66]-[.H67]" office:value-type="float" office:value="-0.873007227098029" calcext:value-type="float">
            <text:p>-0.873007227098029</text:p>
          </table:table-cell>
          <table:table-cell table:style-name="ce98" table:formula="of:=[.I66]-[.I67]" office:value-type="float" office:value="-0.00000744999999824358" calcext:value-type="float">
            <text:p>-7.44999999824358E-06</text:p>
          </table:table-cell>
          <table:table-cell table:formula="of:=[.I66]+[.J66]" office:value-type="float" office:value="-124.043976551501" calcext:value-type="float">
            <text:p>-124.043976551501</text:p>
          </table:table-cell>
          <table:table-cell table:formula="of:=[.I66]+[.K66]" office:value-type="float" office:value="-123.749862522696" calcext:value-type="float">
            <text:p>-123.749862522696</text:p>
          </table:table-cell>
          <table:table-cell table:formula="of:=[.I66]+[.L66]" office:value-type="float" office:value="-123.896919537098" calcext:value-type="float">
            <text:p>-123.896919537098</text:p>
          </table:table-cell>
          <table:table-cell table:formula="of:=[.I66]+[.M66]" office:value-type="float" office:value="-123.02391976" calcext:value-type="float">
            <text:p>-123.02391976</text:p>
          </table:table-cell>
          <table:table-cell table:style-name="ce98" table:formula="of:=[.R65]+[.N66]" office:value-type="float" office:value="-127.765859662542" calcext:value-type="float">
            <text:p>-127.765859662542</text:p>
          </table:table-cell>
          <table:table-cell table:style-name="ce98" table:formula="of:=[.S65]+[.O66]" office:value-type="float" office:value="-126.434943170174" calcext:value-type="float">
            <text:p>-126.434943170174</text:p>
          </table:table-cell>
          <table:table-cell table:style-name="ce98" table:formula="of:=[.T65]+[.P66]" office:value-type="float" office:value="-127.100401416358" calcext:value-type="float">
            <text:p>-127.100401416358</text:p>
          </table:table-cell>
          <table:table-cell table:style-name="ce98" table:formula="of:=[.U65]+[.Q66]" office:value-type="float" office:value="-123.02391231" calcext:value-type="float">
            <text:p>-123.02391231</text:p>
          </table:table-cell>
          <table:table-cell table:style-name="ce98" table:number-columns-repeated="43"/>
        </table:table-row>
        <table:table-row table:style-name="ro1">
          <table:table-cell table:style-name="ce98" table:number-columns-repeated="5"/>
          <table:table-cell table:style-name="ce98" office:value-type="float" office:value="-123.925491128229" calcext:value-type="float">
            <text:p>-123.925491128229</text:p>
          </table:table-cell>
          <table:table-cell table:style-name="ce98" office:value-type="float" office:value="-125.712093265565" calcext:value-type="float">
            <text:p>-125.712093265565</text:p>
          </table:table-cell>
          <table:table-cell table:style-name="ce98" office:value-type="float" office:value="-124.818792196897" calcext:value-type="float">
            <text:p>-124.818792196897</text:p>
          </table:table-cell>
          <table:table-cell table:style-name="ce98" table:formula="of:=([.I65]+[.I66])/2" office:value-type="float" office:value="-123.02390486" calcext:value-type="float">
            <text:p>-123.02390486</text:p>
          </table:table-cell>
          <table:table-cell table:style-name="ce98" table:number-columns-repeated="4"/>
          <table:table-cell table:number-columns-repeated="4"/>
          <table:table-cell table:style-name="ce98" table:number-columns-repeated="47"/>
        </table:table-row>
        <table:table-row table:style-name="ro1">
          <table:table-cell table:style-name="ce38" office:value-type="string" calcext:value-type="string" table:number-columns-spanned="1" table:number-rows-spanned="3">
            <text:p>B2X2</text:p>
          </table:table-cell>
          <table:table-cell table:style-name="ce101" office:value-type="float" office:value="123.59056421625" calcext:value-type="float">
            <text:p>123.59056421625</text:p>
          </table:table-cell>
          <table:table-cell table:style-name="ce101" office:value-type="float" office:value="121.772826086957" calcext:value-type="float">
            <text:p>121.772826086957</text:p>
          </table:table-cell>
          <table:table-cell table:style-name="ce101" table:formula="of:=([.C68]+[.B68])/2" office:value-type="float" office:value="122.681695151604" calcext:value-type="float">
            <text:p>122.681695151604</text:p>
          </table:table-cell>
          <table:table-cell table:style-name="ce101" office:value-type="float" office:value="123.02391231" calcext:value-type="float">
            <text:p>123.02391231</text:p>
          </table:table-cell>
          <table:table-cell table:number-columns-repeated="8" table:style-name="ce101" office:value-type="float" office:value="0" calcext:value-type="float">
            <text:p>0</text:p>
          </table:table-cell>
          <table:table-cell table:formula="of:=[.I68]+[.J68]" office:value-type="float" office:value="0" calcext:value-type="float">
            <text:p>0</text:p>
          </table:table-cell>
          <table:table-cell table:formula="of:=[.I68]+[.K68]" office:value-type="float" office:value="0" calcext:value-type="float">
            <text:p>0</text:p>
          </table:table-cell>
          <table:table-cell table:formula="of:=[.I68]+[.L68]" office:value-type="float" office:value="0" calcext:value-type="float">
            <text:p>0</text:p>
          </table:table-cell>
          <table:table-cell table:formula="of:=[.I68]+[.M68]" office:value-type="float" office:value="0" calcext:value-type="float">
            <text:p>0</text:p>
          </table:table-cell>
          <table:table-cell table:style-name="ce101" table:formula="of:=[.E68]" office:value-type="float" office:value="123.02391231" calcext:value-type="float">
            <text:p>123.02391231</text:p>
          </table:table-cell>
          <table:table-cell table:style-name="ce101" table:formula="of:=[.R68]" office:value-type="float" office:value="123.02391231" calcext:value-type="float">
            <text:p>123.02391231</text:p>
          </table:table-cell>
          <table:table-cell table:style-name="ce101" table:formula="of:=[.S68]" office:value-type="float" office:value="123.02391231" calcext:value-type="float">
            <text:p>123.02391231</text:p>
          </table:table-cell>
          <table:table-cell table:style-name="ce101" table:formula="of:=[.T68]" office:value-type="float" office:value="123.02391231" calcext:value-type="float">
            <text:p>123.02391231</text:p>
          </table:table-cell>
          <table:table-cell table:style-name="ce101" table:number-columns-repeated="43"/>
        </table:table-row>
        <table:table-row table:style-name="ro1">
          <table:covered-table-cell table:style-name="ce101"/>
          <table:table-cell table:style-name="ce101" office:value-type="float" office:value="-1.25988816333333" calcext:value-type="float">
            <text:p>-1.25988816333333</text:p>
          </table:table-cell>
          <table:table-cell table:style-name="ce101" office:value-type="float" office:value="-4.01413043478259" calcext:value-type="float">
            <text:p>-4.01413043478259</text:p>
          </table:table-cell>
          <table:table-cell table:style-name="ce101" table:formula="of:=([.C69]+[.B69])/2" office:value-type="float" office:value="-2.63700929905796" calcext:value-type="float">
            <text:p>-2.63700929905796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formula="of:=[.B69]-[.B68]" office:value-type="float" office:value="-124.850452379583" calcext:value-type="float">
            <text:p>-124.850452379583</text:p>
          </table:table-cell>
          <table:table-cell table:style-name="ce101" table:formula="of:=[.C69]-[.C68]" office:value-type="float" office:value="-125.78695652174" calcext:value-type="float">
            <text:p>-125.78695652174</text:p>
          </table:table-cell>
          <table:table-cell table:style-name="ce101" table:formula="of:=[.D69]-[.D68]" office:value-type="float" office:value="-125.318704450661" calcext:value-type="float">
            <text:p>-125.318704450661</text:p>
          </table:table-cell>
          <table:table-cell table:style-name="ce101" table:formula="of:=[.E69]-[.E68]" office:value-type="float" office:value="-123.02391231" calcext:value-type="float">
            <text:p>-123.02391231</text:p>
          </table:table-cell>
          <table:table-cell table:style-name="ce101" table:formula="of:=[.F69]-[.F71]" office:value-type="float" office:value="-0.924961251354333" calcext:value-type="float">
            <text:p>-0.924961251354333</text:p>
          </table:table-cell>
          <table:table-cell table:style-name="ce101" table:formula="of:=[.G69]-[.G71]" office:value-type="float" office:value="-0.0748632561745808" calcext:value-type="float">
            <text:p>-0.074863256174581</text:p>
          </table:table-cell>
          <table:table-cell table:style-name="ce101" table:formula="of:=[.H69]-[.H71]" office:value-type="float" office:value="-0.499912253764464" calcext:value-type="float">
            <text:p>-0.499912253764464</text:p>
          </table:table-cell>
          <table:table-cell table:style-name="ce101" table:formula="of:=[.I69]-[.I71]" office:value-type="float" office:value="0.000000000500008923154383" calcext:value-type="float">
            <text:p>5.00008923154383E-10</text:p>
          </table:table-cell>
          <table:table-cell table:formula="of:=[.I69]+[.J69]" office:value-type="float" office:value="-123.948873561354" calcext:value-type="float">
            <text:p>-123.948873561354</text:p>
          </table:table-cell>
          <table:table-cell table:formula="of:=[.I69]+[.K69]" office:value-type="float" office:value="-123.098775566175" calcext:value-type="float">
            <text:p>-123.098775566175</text:p>
          </table:table-cell>
          <table:table-cell table:formula="of:=[.I69]+[.L69]" office:value-type="float" office:value="-123.523824563764" calcext:value-type="float">
            <text:p>-123.523824563764</text:p>
          </table:table-cell>
          <table:table-cell table:formula="of:=[.I69]+[.M69]" office:value-type="float" office:value="-123.0239123095" calcext:value-type="float">
            <text:p>-123.0239123095</text:p>
          </table:table-cell>
          <table:table-cell table:style-name="ce101" table:formula="of:=[.R68]+[.N69]" office:value-type="float" office:value="-0.924961251354333" calcext:value-type="float">
            <text:p>-0.924961251354333</text:p>
          </table:table-cell>
          <table:table-cell table:style-name="ce101" table:formula="of:=[.S68]+[.O69]" office:value-type="float" office:value="-0.0748632561745808" calcext:value-type="float">
            <text:p>-0.074863256174581</text:p>
          </table:table-cell>
          <table:table-cell table:style-name="ce101" table:formula="of:=[.T68]+[.P69]" office:value-type="float" office:value="-0.499912253764464" calcext:value-type="float">
            <text:p>-0.499912253764464</text:p>
          </table:table-cell>
          <table:table-cell table:style-name="ce101" table:formula="of:=[.U68]+[.Q69]" office:value-type="float" office:value="0.000000000500008923154383" calcext:value-type="float">
            <text:p>5.00008923154383E-10</text:p>
          </table:table-cell>
          <table:table-cell table:style-name="ce101" table:number-columns-repeated="43"/>
        </table:table-row>
        <table:table-row table:style-name="ro1">
          <table:covered-table-cell table:style-name="ce101"/>
          <table:table-cell table:style-name="ce101" office:value-type="float" office:value="-123.566072524333" calcext:value-type="float">
            <text:p>-123.566072524333</text:p>
          </table:table-cell>
          <table:table-cell table:style-name="ce101" office:value-type="float" office:value="-129.345555555556" calcext:value-type="float">
            <text:p>-129.345555555556</text:p>
          </table:table-cell>
          <table:table-cell table:style-name="ce101" table:formula="of:=([.C70]+[.B70])/2" office:value-type="float" office:value="-126.455814039945" calcext:value-type="float">
            <text:p>-126.455814039945</text:p>
          </table:table-cell>
          <table:table-cell table:style-name="ce101" office:value-type="float" office:value="-123.023912311" calcext:value-type="float">
            <text:p>-123.023912311</text:p>
          </table:table-cell>
          <table:table-cell table:style-name="ce101" table:formula="of:=[.B70]-[.B69]" office:value-type="float" office:value="-122.306184361" calcext:value-type="float">
            <text:p>-122.306184361</text:p>
          </table:table-cell>
          <table:table-cell table:style-name="ce101" table:formula="of:=[.C70]-[.C69]" office:value-type="float" office:value="-125.331425120773" calcext:value-type="float">
            <text:p>-125.331425120773</text:p>
          </table:table-cell>
          <table:table-cell table:style-name="ce101" table:formula="of:=[.D70]-[.D69]" office:value-type="float" office:value="-123.818804740887" calcext:value-type="float">
            <text:p>-123.818804740887</text:p>
          </table:table-cell>
          <table:table-cell table:style-name="ce101" table:formula="of:=[.E70]-[.E69]" office:value-type="float" office:value="-123.023912311" calcext:value-type="float">
            <text:p>-123.023912311</text:p>
          </table:table-cell>
          <table:table-cell table:style-name="ce101" table:formula="of:=[.F70]-[.F71]" office:value-type="float" office:value="1.61930676722933" calcext:value-type="float">
            <text:p>1.61930676722933</text:p>
          </table:table-cell>
          <table:table-cell table:style-name="ce101" table:formula="of:=[.G70]-[.G71]" office:value-type="float" office:value="0.380668144791599" calcext:value-type="float">
            <text:p>0.380668144791599</text:p>
          </table:table-cell>
          <table:table-cell table:style-name="ce101" table:formula="of:=[.H70]-[.H71]" office:value-type="float" office:value="0.999987456010459" calcext:value-type="float">
            <text:p>0.999987456010459</text:p>
          </table:table-cell>
          <table:table-cell table:style-name="ce101" table:formula="of:=[.I70]-[.I71]" office:value-type="float" office:value="-0.000000000499994712299667" calcext:value-type="float">
            <text:p>-4.99994712299667E-10</text:p>
          </table:table-cell>
          <table:table-cell table:formula="of:=[.I70]+[.J70]" office:value-type="float" office:value="-121.404605543771" calcext:value-type="float">
            <text:p>-121.404605543771</text:p>
          </table:table-cell>
          <table:table-cell table:formula="of:=[.I70]+[.K70]" office:value-type="float" office:value="-122.643244166208" calcext:value-type="float">
            <text:p>-122.643244166208</text:p>
          </table:table-cell>
          <table:table-cell table:formula="of:=[.I70]+[.L70]" office:value-type="float" office:value="-122.02392485499" calcext:value-type="float">
            <text:p>-122.02392485499</text:p>
          </table:table-cell>
          <table:table-cell table:formula="of:=[.I70]+[.M70]" office:value-type="float" office:value="-123.0239123115" calcext:value-type="float">
            <text:p>-123.0239123115</text:p>
          </table:table-cell>
          <table:table-cell table:style-name="ce101" table:formula="of:=[.R69]+[.N70]" office:value-type="float" office:value="-122.329566795125" calcext:value-type="float">
            <text:p>-122.329566795125</text:p>
          </table:table-cell>
          <table:table-cell table:style-name="ce101" table:formula="of:=[.S69]+[.O70]" office:value-type="float" office:value="-122.718107422383" calcext:value-type="float">
            <text:p>-122.718107422383</text:p>
          </table:table-cell>
          <table:table-cell table:style-name="ce101" table:formula="of:=[.T69]+[.P70]" office:value-type="float" office:value="-122.523837108754" calcext:value-type="float">
            <text:p>-122.523837108754</text:p>
          </table:table-cell>
          <table:table-cell table:style-name="ce101" table:formula="of:=[.U69]+[.Q70]" office:value-type="float" office:value="-123.023912311" calcext:value-type="float">
            <text:p>-123.023912311</text:p>
          </table:table-cell>
          <table:table-cell table:style-name="ce101" table:number-columns-repeated="43"/>
        </table:table-row>
        <table:table-row table:style-name="ro1">
          <table:table-cell table:style-name="ce101" table:number-columns-repeated="5"/>
          <table:table-cell table:style-name="ce101" office:value-type="float" office:value="-123.925491128229" calcext:value-type="float">
            <text:p>-123.925491128229</text:p>
          </table:table-cell>
          <table:table-cell table:style-name="ce101" office:value-type="float" office:value="-125.712093265565" calcext:value-type="float">
            <text:p>-125.712093265565</text:p>
          </table:table-cell>
          <table:table-cell table:style-name="ce101" office:value-type="float" office:value="-124.818792196897" calcext:value-type="float">
            <text:p>-124.818792196897</text:p>
          </table:table-cell>
          <table:table-cell table:style-name="ce101" table:formula="of:=([.I69]+[.I70])/2" office:value-type="float" office:value="-123.0239123105" calcext:value-type="float">
            <text:p>-123.0239123105</text:p>
          </table:table-cell>
          <table:table-cell table:style-name="ce101" table:number-columns-repeated="4"/>
          <table:table-cell table:number-columns-repeated="4"/>
          <table:table-cell table:style-name="ce101" table:number-columns-repeated="47"/>
        </table:table-row>
        <table:table-row table:style-name="ro1">
          <table:table-cell table:style-name="ce24" office:value-type="string" calcext:value-type="string" table:number-columns-spanned="1" table:number-rows-spanned="3">
            <text:p>B2X3</text:p>
          </table:table-cell>
          <table:table-cell table:style-name="ce80" office:value-type="float" office:value="124.241549420867" calcext:value-type="float">
            <text:p>124.241549420867</text:p>
          </table:table-cell>
          <table:table-cell table:style-name="ce80" office:value-type="float" office:value="121.625555555556" calcext:value-type="float">
            <text:p>121.625555555556</text:p>
          </table:table-cell>
          <table:table-cell table:style-name="ce80" table:formula="of:=([.C72]+[.B72])/2" office:value-type="float" office:value="122.933552488212" calcext:value-type="float">
            <text:p>122.933552488212</text:p>
          </table:table-cell>
          <table:table-cell table:style-name="ce80" office:value-type="float" office:value="123.023912311" calcext:value-type="float">
            <text:p>123.02391231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formula="of:=[.I72]+[.J72]" office:value-type="float" office:value="0" calcext:value-type="float">
            <text:p>0</text:p>
          </table:table-cell>
          <table:table-cell table:formula="of:=[.I72]+[.K72]" office:value-type="float" office:value="0" calcext:value-type="float">
            <text:p>0</text:p>
          </table:table-cell>
          <table:table-cell table:formula="of:=[.I72]+[.L72]" office:value-type="float" office:value="0" calcext:value-type="float">
            <text:p>0</text:p>
          </table:table-cell>
          <table:table-cell table:formula="of:=[.I72]+[.M72]" office:value-type="float" office:value="0" calcext:value-type="float">
            <text:p>0</text:p>
          </table:table-cell>
          <table:table-cell table:style-name="ce80" table:formula="of:=[.E72]" office:value-type="float" office:value="123.023912311" calcext:value-type="float">
            <text:p>123.023912311</text:p>
          </table:table-cell>
          <table:table-cell table:style-name="ce80" table:formula="of:=[.R72]" office:value-type="float" office:value="123.023912311" calcext:value-type="float">
            <text:p>123.023912311</text:p>
          </table:table-cell>
          <table:table-cell table:style-name="ce80" table:formula="of:=[.S72]" office:value-type="float" office:value="123.023912311" calcext:value-type="float">
            <text:p>123.023912311</text:p>
          </table:table-cell>
          <table:table-cell table:style-name="ce80" table:formula="of:=[.T72]" office:value-type="float" office:value="123.023912311" calcext:value-type="float">
            <text:p>123.023912311</text:p>
          </table:table-cell>
          <table:table-cell table:style-name="ce80" table:number-columns-repeated="43"/>
        </table:table-row>
        <table:table-row table:style-name="ro1">
          <table:covered-table-cell table:style-name="ce80"/>
          <table:table-cell table:style-name="ce80" office:value-type="float" office:value="0.890955333333306" calcext:value-type="float">
            <text:p>0.890955333333306</text:p>
          </table:table-cell>
          <table:table-cell table:style-name="ce80" office:value-type="float" office:value="-3.40326086956521" calcext:value-type="float">
            <text:p>-3.40326086956521</text:p>
          </table:table-cell>
          <table:table-cell table:style-name="ce80" table:formula="of:=([.C73]+[.B73])/2" office:value-type="float" office:value="-1.25615276811595" calcext:value-type="float">
            <text:p>-1.25615276811595</text:p>
          </table:table-cell>
          <table:table-cell table:style-name="ce80" office:value-type="float" office:value="-0.0000000000000277555756156" calcext:value-type="float">
            <text:p>-2.77555756156E-14</text:p>
          </table:table-cell>
          <table:table-cell table:style-name="ce80" table:formula="of:=[.B73]-[.B72]" office:value-type="float" office:value="-123.350594087534" calcext:value-type="float">
            <text:p>-123.350594087534</text:p>
          </table:table-cell>
          <table:table-cell table:style-name="ce80" table:formula="of:=[.C73]-[.C72]" office:value-type="float" office:value="-125.028816425121" calcext:value-type="float">
            <text:p>-125.028816425121</text:p>
          </table:table-cell>
          <table:table-cell table:style-name="ce80" table:formula="of:=[.D73]-[.D72]" office:value-type="float" office:value="-124.189705256327" calcext:value-type="float">
            <text:p>-124.189705256327</text:p>
          </table:table-cell>
          <table:table-cell table:style-name="ce80" table:formula="of:=[.E73]-[.E72]" office:value-type="float" office:value="-123.023912311" calcext:value-type="float">
            <text:p>-123.023912311</text:p>
          </table:table-cell>
          <table:table-cell table:style-name="ce80" table:formula="of:=[.F73]-[.F75]" office:value-type="float" office:value="0.574897040695305" calcext:value-type="float">
            <text:p>0.574897040695305</text:p>
          </table:table-cell>
          <table:table-cell table:style-name="ce80" table:formula="of:=[.G73]-[.G75]" office:value-type="float" office:value="0.683276840443781" calcext:value-type="float">
            <text:p>0.683276840443781</text:p>
          </table:table-cell>
          <table:table-cell table:style-name="ce80" table:formula="of:=[.H73]-[.H75]" office:value-type="float" office:value="0.629086940569536" calcext:value-type="float">
            <text:p>0.629086940569536</text:p>
          </table:table-cell>
          <table:table-cell table:style-name="ce80" table:formula="of:=[.I73]-[.I75]" office:value-type="float" office:value="0" calcext:value-type="float">
            <text:p>0</text:p>
          </table:table-cell>
          <table:table-cell table:formula="of:=[.I73]+[.J73]" office:value-type="float" office:value="-122.449015270305" calcext:value-type="float">
            <text:p>-122.449015270305</text:p>
          </table:table-cell>
          <table:table-cell table:formula="of:=[.I73]+[.K73]" office:value-type="float" office:value="-122.340635470556" calcext:value-type="float">
            <text:p>-122.340635470556</text:p>
          </table:table-cell>
          <table:table-cell table:formula="of:=[.I73]+[.L73]" office:value-type="float" office:value="-122.39482537043" calcext:value-type="float">
            <text:p>-122.39482537043</text:p>
          </table:table-cell>
          <table:table-cell table:formula="of:=[.I73]+[.M73]" office:value-type="float" office:value="-123.023912311" calcext:value-type="float">
            <text:p>-123.023912311</text:p>
          </table:table-cell>
          <table:table-cell table:style-name="ce80" table:formula="of:=[.R72]+[.N73]" office:value-type="float" office:value="0.574897040695277" calcext:value-type="float">
            <text:p>0.574897040695277</text:p>
          </table:table-cell>
          <table:table-cell table:style-name="ce80" table:formula="of:=[.S72]+[.O73]" office:value-type="float" office:value="0.683276840443753" calcext:value-type="float">
            <text:p>0.683276840443753</text:p>
          </table:table-cell>
          <table:table-cell table:style-name="ce80" table:formula="of:=[.T72]+[.P73]" office:value-type="float" office:value="0.629086940569508" calcext:value-type="float">
            <text:p>0.629086940569508</text:p>
          </table:table-cell>
          <table:table-cell table:style-name="ce80" table:formula="of:=[.U72]+[.Q73]" office:value-type="float" office:value="0" calcext:value-type="float">
            <text:p>0</text:p>
          </table:table-cell>
          <table:table-cell table:style-name="ce80" table:number-columns-repeated="43"/>
        </table:table-row>
        <table:table-row table:style-name="ro1">
          <table:covered-table-cell table:style-name="ce80"/>
          <table:table-cell table:style-name="ce80" office:value-type="float" office:value="-123.469092511" calcext:value-type="float">
            <text:p>-123.469092511</text:p>
          </table:table-cell>
          <table:table-cell table:style-name="ce80" office:value-type="float" office:value="-129.859782608696" calcext:value-type="float">
            <text:p>-129.859782608696</text:p>
          </table:table-cell>
          <table:table-cell table:style-name="ce80" table:formula="of:=([.C74]+[.B74])/2" office:value-type="float" office:value="-126.664437559848" calcext:value-type="float">
            <text:p>-126.664437559848</text:p>
          </table:table-cell>
          <table:table-cell table:style-name="ce80" office:value-type="float" office:value="-123.023912311" calcext:value-type="float">
            <text:p>-123.023912311</text:p>
          </table:table-cell>
          <table:table-cell table:style-name="ce80" table:formula="of:=[.B74]-[.B73]" office:value-type="float" office:value="-124.360047844333" calcext:value-type="float">
            <text:p>-124.360047844333</text:p>
          </table:table-cell>
          <table:table-cell table:style-name="ce80" table:formula="of:=[.C74]-[.C73]" office:value-type="float" office:value="-126.456521739131" calcext:value-type="float">
            <text:p>-126.456521739131</text:p>
          </table:table-cell>
          <table:table-cell table:style-name="ce80" table:formula="of:=[.D74]-[.D73]" office:value-type="float" office:value="-125.408284791732" calcext:value-type="float">
            <text:p>-125.408284791732</text:p>
          </table:table-cell>
          <table:table-cell table:style-name="ce80" table:formula="of:=[.E74]-[.E73]" office:value-type="float" office:value="-123.023912311" calcext:value-type="float">
            <text:p>-123.023912311</text:p>
          </table:table-cell>
          <table:table-cell table:style-name="ce80" table:formula="of:=[.F74]-[.F75]" office:value-type="float" office:value="-0.434556716104311" calcext:value-type="float">
            <text:p>-0.434556716104311</text:p>
          </table:table-cell>
          <table:table-cell table:style-name="ce80" table:formula="of:=[.G74]-[.G75]" office:value-type="float" office:value="-0.74442847356579" calcext:value-type="float">
            <text:p>-0.74442847356579</text:p>
          </table:table-cell>
          <table:table-cell table:style-name="ce80" table:formula="of:=[.H74]-[.H75]" office:value-type="float" office:value="-0.589492594835065" calcext:value-type="float">
            <text:p>-0.589492594835065</text:p>
          </table:table-cell>
          <table:table-cell table:style-name="ce80" table:formula="of:=[.I74]-[.I75]" office:value-type="float" office:value="0" calcext:value-type="float">
            <text:p>0</text:p>
          </table:table-cell>
          <table:table-cell table:formula="of:=[.I74]+[.J74]" office:value-type="float" office:value="-123.458469027104" calcext:value-type="float">
            <text:p>-123.458469027104</text:p>
          </table:table-cell>
          <table:table-cell table:formula="of:=[.I74]+[.K74]" office:value-type="float" office:value="-123.768340784566" calcext:value-type="float">
            <text:p>-123.768340784566</text:p>
          </table:table-cell>
          <table:table-cell table:formula="of:=[.I74]+[.L74]" office:value-type="float" office:value="-123.613404905835" calcext:value-type="float">
            <text:p>-123.613404905835</text:p>
          </table:table-cell>
          <table:table-cell table:formula="of:=[.I74]+[.M74]" office:value-type="float" office:value="-123.023912311" calcext:value-type="float">
            <text:p>-123.023912311</text:p>
          </table:table-cell>
          <table:table-cell table:style-name="ce80" table:formula="of:=[.R73]+[.N74]" office:value-type="float" office:value="-122.883571986409" calcext:value-type="float">
            <text:p>-122.883571986409</text:p>
          </table:table-cell>
          <table:table-cell table:style-name="ce80" table:formula="of:=[.S73]+[.O74]" office:value-type="float" office:value="-123.085063944122" calcext:value-type="float">
            <text:p>-123.085063944122</text:p>
          </table:table-cell>
          <table:table-cell table:style-name="ce80" table:formula="of:=[.T73]+[.P74]" office:value-type="float" office:value="-122.984317965266" calcext:value-type="float">
            <text:p>-122.984317965266</text:p>
          </table:table-cell>
          <table:table-cell table:style-name="ce80" table:formula="of:=[.U73]+[.Q74]" office:value-type="float" office:value="-123.023912311" calcext:value-type="float">
            <text:p>-123.023912311</text:p>
          </table:table-cell>
          <table:table-cell table:style-name="ce80" table:number-columns-repeated="43"/>
        </table:table-row>
        <table:table-row table:style-name="ro1">
          <table:table-cell table:style-name="ce80" table:number-columns-repeated="5"/>
          <table:table-cell table:style-name="ce80" office:value-type="float" office:value="-123.925491128229" calcext:value-type="float">
            <text:p>-123.925491128229</text:p>
          </table:table-cell>
          <table:table-cell table:style-name="ce80" office:value-type="float" office:value="-125.712093265565" calcext:value-type="float">
            <text:p>-125.712093265565</text:p>
          </table:table-cell>
          <table:table-cell table:style-name="ce80" office:value-type="float" office:value="-124.818792196897" calcext:value-type="float">
            <text:p>-124.818792196897</text:p>
          </table:table-cell>
          <table:table-cell table:style-name="ce80" table:formula="of:=([.I73]+[.I74])/2" office:value-type="float" office:value="-123.023912311" calcext:value-type="float">
            <text:p>-123.023912311</text:p>
          </table:table-cell>
          <table:table-cell table:style-name="ce80" table:number-columns-repeated="4"/>
          <table:table-cell table:number-columns-repeated="4"/>
          <table:table-cell table:style-name="ce80" table:number-columns-repeated="47"/>
        </table:table-row>
        <table:table-row table:style-name="ro1">
          <table:table-cell table:style-name="ce40" office:value-type="string" calcext:value-type="string" table:number-columns-spanned="1" table:number-rows-spanned="3">
            <text:p>B2X4</text:p>
          </table:table-cell>
          <table:table-cell table:style-name="ce104" office:value-type="float" office:value="124.557822434333" calcext:value-type="float">
            <text:p>124.557822434333</text:p>
          </table:table-cell>
          <table:table-cell table:style-name="ce104" office:value-type="float" office:value="120.803260869565" calcext:value-type="float">
            <text:p>120.803260869565</text:p>
          </table:table-cell>
          <table:table-cell table:style-name="ce104" table:formula="of:=([.C76]+[.B76])/2" office:value-type="float" office:value="122.680541651949" calcext:value-type="float">
            <text:p>122.680541651949</text:p>
          </table:table-cell>
          <table:table-cell table:style-name="ce104" office:value-type="float" office:value="123.023912311" calcext:value-type="float">
            <text:p>123.023912311</text:p>
          </table:table-cell>
          <table:table-cell table:number-columns-repeated="8" table:style-name="ce104" office:value-type="float" office:value="0" calcext:value-type="float">
            <text:p>0</text:p>
          </table:table-cell>
          <table:table-cell table:formula="of:=[.I76]+[.J76]" office:value-type="float" office:value="0" calcext:value-type="float">
            <text:p>0</text:p>
          </table:table-cell>
          <table:table-cell table:formula="of:=[.I76]+[.K76]" office:value-type="float" office:value="0" calcext:value-type="float">
            <text:p>0</text:p>
          </table:table-cell>
          <table:table-cell table:formula="of:=[.I76]+[.L76]" office:value-type="float" office:value="0" calcext:value-type="float">
            <text:p>0</text:p>
          </table:table-cell>
          <table:table-cell table:formula="of:=[.I76]+[.M76]" office:value-type="float" office:value="0" calcext:value-type="float">
            <text:p>0</text:p>
          </table:table-cell>
          <table:table-cell table:style-name="ce104" table:formula="of:=[.E76]" office:value-type="float" office:value="123.023912311" calcext:value-type="float">
            <text:p>123.023912311</text:p>
          </table:table-cell>
          <table:table-cell table:style-name="ce104" table:formula="of:=[.R76]" office:value-type="float" office:value="123.023912311" calcext:value-type="float">
            <text:p>123.023912311</text:p>
          </table:table-cell>
          <table:table-cell table:style-name="ce104" table:formula="of:=[.S76]" office:value-type="float" office:value="123.023912311" calcext:value-type="float">
            <text:p>123.023912311</text:p>
          </table:table-cell>
          <table:table-cell table:style-name="ce104" table:formula="of:=[.T76]" office:value-type="float" office:value="123.023912311" calcext:value-type="float">
            <text:p>123.023912311</text:p>
          </table:table-cell>
          <table:table-cell table:style-name="ce104" table:number-columns-repeated="43"/>
        </table:table-row>
        <table:table-row table:style-name="ro1">
          <table:covered-table-cell table:style-name="ce104"/>
          <table:table-cell table:style-name="ce104" office:value-type="float" office:value="1.5854841" calcext:value-type="float">
            <text:p>1.5854841</text:p>
          </table:table-cell>
          <table:table-cell table:style-name="ce104" office:value-type="float" office:value="-4.06022727272726" calcext:value-type="float">
            <text:p>-4.06022727272726</text:p>
          </table:table-cell>
          <table:table-cell table:style-name="ce104" table:formula="of:=([.C77]+[.B77])/2" office:value-type="float" office:value="-1.23737158636363" calcext:value-type="float">
            <text:p>-1.23737158636363</text:p>
          </table:table-cell>
          <table:table-cell table:style-name="ce104" office:value-type="float" office:value="0" calcext:value-type="float">
            <text:p>0</text:p>
          </table:table-cell>
          <table:table-cell table:style-name="ce104" table:formula="of:=[.B77]-[.B76]" office:value-type="float" office:value="-122.972338334333" calcext:value-type="float">
            <text:p>-122.972338334333</text:p>
          </table:table-cell>
          <table:table-cell table:style-name="ce104" table:formula="of:=[.C77]-[.C76]" office:value-type="float" office:value="-124.863488142292" calcext:value-type="float">
            <text:p>-124.863488142292</text:p>
          </table:table-cell>
          <table:table-cell table:style-name="ce104" table:formula="of:=[.D77]-[.D76]" office:value-type="float" office:value="-123.917913238313" calcext:value-type="float">
            <text:p>-123.917913238313</text:p>
          </table:table-cell>
          <table:table-cell table:style-name="ce104" table:formula="of:=[.E77]-[.E76]" office:value-type="float" office:value="-123.023912311" calcext:value-type="float">
            <text:p>-123.023912311</text:p>
          </table:table-cell>
          <table:table-cell table:style-name="ce104" table:formula="of:=[.F77]-[.F79]" office:value-type="float" office:value="0.953152793895995" calcext:value-type="float">
            <text:p>0.953152793895995</text:p>
          </table:table-cell>
          <table:table-cell table:style-name="ce104" table:formula="of:=[.G77]-[.G79]" office:value-type="float" office:value="0.848605123272748" calcext:value-type="float">
            <text:p>0.848605123272748</text:p>
          </table:table-cell>
          <table:table-cell table:style-name="ce104" table:formula="of:=[.H77]-[.H79]" office:value-type="float" office:value="0.900878958584357" calcext:value-type="float">
            <text:p>0.900878958584357</text:p>
          </table:table-cell>
          <table:table-cell table:style-name="ce104" table:formula="of:=[.I77]-[.I79]" office:value-type="float" office:value="-0.000000000499994712299667" calcext:value-type="float">
            <text:p>-4.99994712299667E-10</text:p>
          </table:table-cell>
          <table:table-cell table:formula="of:=[.I77]+[.J77]" office:value-type="float" office:value="-122.070759517104" calcext:value-type="float">
            <text:p>-122.070759517104</text:p>
          </table:table-cell>
          <table:table-cell table:formula="of:=[.I77]+[.K77]" office:value-type="float" office:value="-122.175307187727" calcext:value-type="float">
            <text:p>-122.175307187727</text:p>
          </table:table-cell>
          <table:table-cell table:formula="of:=[.I77]+[.L77]" office:value-type="float" office:value="-122.123033352416" calcext:value-type="float">
            <text:p>-122.123033352416</text:p>
          </table:table-cell>
          <table:table-cell table:formula="of:=[.I77]+[.M77]" office:value-type="float" office:value="-123.0239123115" calcext:value-type="float">
            <text:p>-123.0239123115</text:p>
          </table:table-cell>
          <table:table-cell table:style-name="ce104" table:formula="of:=[.R76]+[.N77]" office:value-type="float" office:value="0.953152793895995" calcext:value-type="float">
            <text:p>0.953152793895995</text:p>
          </table:table-cell>
          <table:table-cell table:style-name="ce104" table:formula="of:=[.S76]+[.O77]" office:value-type="float" office:value="0.848605123272748" calcext:value-type="float">
            <text:p>0.848605123272748</text:p>
          </table:table-cell>
          <table:table-cell table:style-name="ce104" table:formula="of:=[.T76]+[.P77]" office:value-type="float" office:value="0.900878958584357" calcext:value-type="float">
            <text:p>0.900878958584357</text:p>
          </table:table-cell>
          <table:table-cell table:style-name="ce104" table:formula="of:=[.U76]+[.Q77]" office:value-type="float" office:value="-0.000000000499994712299667" calcext:value-type="float">
            <text:p>-4.99994712299667E-10</text:p>
          </table:table-cell>
          <table:table-cell table:style-name="ce104" table:number-columns-repeated="43"/>
        </table:table-row>
        <table:table-row table:style-name="ro1">
          <table:covered-table-cell table:style-name="ce104"/>
          <table:table-cell table:style-name="ce104" office:value-type="float" office:value="-122.534044143333" calcext:value-type="float">
            <text:p>-122.534044143333</text:p>
          </table:table-cell>
          <table:table-cell table:style-name="ce104" office:value-type="float" office:value="-130.203260869565" calcext:value-type="float">
            <text:p>-130.203260869565</text:p>
          </table:table-cell>
          <table:table-cell table:style-name="ce104" table:formula="of:=([.C78]+[.B78])/2" office:value-type="float" office:value="-126.368652506449" calcext:value-type="float">
            <text:p>-126.368652506449</text:p>
          </table:table-cell>
          <table:table-cell table:style-name="ce104" office:value-type="float" office:value="-123.02391231" calcext:value-type="float">
            <text:p>-123.02391231</text:p>
          </table:table-cell>
          <table:table-cell table:style-name="ce104" table:formula="of:=[.B78]-[.B77]" office:value-type="float" office:value="-124.119528243333" calcext:value-type="float">
            <text:p>-124.119528243333</text:p>
          </table:table-cell>
          <table:table-cell table:style-name="ce104" table:formula="of:=[.C78]-[.C77]" office:value-type="float" office:value="-126.143033596838" calcext:value-type="float">
            <text:p>-126.143033596838</text:p>
          </table:table-cell>
          <table:table-cell table:style-name="ce104" table:formula="of:=[.D78]-[.D77]" office:value-type="float" office:value="-125.131280920085" calcext:value-type="float">
            <text:p>-125.131280920085</text:p>
          </table:table-cell>
          <table:table-cell table:style-name="ce104" table:formula="of:=[.E78]-[.E77]" office:value-type="float" office:value="-123.02391231" calcext:value-type="float">
            <text:p>-123.02391231</text:p>
          </table:table-cell>
          <table:table-cell table:style-name="ce104" table:formula="of:=[.F78]-[.F79]" office:value-type="float" office:value="-0.19403711510401" calcext:value-type="float">
            <text:p>-0.19403711510401</text:p>
          </table:table-cell>
          <table:table-cell table:style-name="ce104" table:formula="of:=[.G78]-[.G79]" office:value-type="float" office:value="-0.430940331272751" calcext:value-type="float">
            <text:p>-0.430940331272751</text:p>
          </table:table-cell>
          <table:table-cell table:style-name="ce104" table:formula="of:=[.H78]-[.H79]" office:value-type="float" office:value="-0.31248872318838" calcext:value-type="float">
            <text:p>-0.31248872318838</text:p>
          </table:table-cell>
          <table:table-cell table:style-name="ce104" table:formula="of:=[.I78]-[.I79]" office:value-type="float" office:value="0.000000000500008923154383" calcext:value-type="float">
            <text:p>5.00008923154383E-10</text:p>
          </table:table-cell>
          <table:table-cell table:formula="of:=[.I78]+[.J78]" office:value-type="float" office:value="-123.217949425104" calcext:value-type="float">
            <text:p>-123.217949425104</text:p>
          </table:table-cell>
          <table:table-cell table:formula="of:=[.I78]+[.K78]" office:value-type="float" office:value="-123.454852641273" calcext:value-type="float">
            <text:p>-123.454852641273</text:p>
          </table:table-cell>
          <table:table-cell table:formula="of:=[.I78]+[.L78]" office:value-type="float" office:value="-123.336401033188" calcext:value-type="float">
            <text:p>-123.336401033188</text:p>
          </table:table-cell>
          <table:table-cell table:formula="of:=[.I78]+[.M78]" office:value-type="float" office:value="-123.0239123095" calcext:value-type="float">
            <text:p>-123.0239123095</text:p>
          </table:table-cell>
          <table:table-cell table:style-name="ce104" table:formula="of:=[.R77]+[.N78]" office:value-type="float" office:value="-122.264796631208" calcext:value-type="float">
            <text:p>-122.264796631208</text:p>
          </table:table-cell>
          <table:table-cell table:style-name="ce104" table:formula="of:=[.S77]+[.O78]" office:value-type="float" office:value="-122.606247518" calcext:value-type="float">
            <text:p>-122.606247518</text:p>
          </table:table-cell>
          <table:table-cell table:style-name="ce104" table:formula="of:=[.T77]+[.P78]" office:value-type="float" office:value="-122.435522074604" calcext:value-type="float">
            <text:p>-122.435522074604</text:p>
          </table:table-cell>
          <table:table-cell table:style-name="ce104" table:formula="of:=[.U77]+[.Q78]" office:value-type="float" office:value="-123.02391231" calcext:value-type="float">
            <text:p>-123.02391231</text:p>
          </table:table-cell>
          <table:table-cell table:style-name="ce104" table:number-columns-repeated="43"/>
        </table:table-row>
        <table:table-row table:style-name="ro1">
          <table:table-cell table:style-name="ce104" table:number-columns-repeated="5"/>
          <table:table-cell table:style-name="ce104" office:value-type="float" office:value="-123.925491128229" calcext:value-type="float">
            <text:p>-123.925491128229</text:p>
          </table:table-cell>
          <table:table-cell table:style-name="ce104" office:value-type="float" office:value="-125.712093265565" calcext:value-type="float">
            <text:p>-125.712093265565</text:p>
          </table:table-cell>
          <table:table-cell table:style-name="ce104" office:value-type="float" office:value="-124.818792196897" calcext:value-type="float">
            <text:p>-124.818792196897</text:p>
          </table:table-cell>
          <table:table-cell table:style-name="ce104" table:formula="of:=([.I77]+[.I78])/2" office:value-type="float" office:value="-123.0239123105" calcext:value-type="float">
            <text:p>-123.0239123105</text:p>
          </table:table-cell>
          <table:table-cell table:style-name="ce104" table:number-columns-repeated="4"/>
          <table:table-cell table:number-columns-repeated="4"/>
          <table:table-cell table:style-name="ce104" table:number-columns-repeated="47"/>
        </table:table-row>
        <table:table-row table:style-name="ro1">
          <table:table-cell table:style-name="ce42" office:value-type="string" calcext:value-type="string" table:number-columns-spanned="1" table:number-rows-spanned="3">
            <text:p>B2X5</text:p>
          </table:table-cell>
          <table:table-cell table:style-name="ce107" office:value-type="float" office:value="124.8093192" calcext:value-type="float">
            <text:p>124.8093192</text:p>
          </table:table-cell>
          <table:table-cell table:style-name="ce107" office:value-type="float" office:value="119.704545454545" calcext:value-type="float">
            <text:p>119.704545454545</text:p>
          </table:table-cell>
          <table:table-cell table:style-name="ce107" table:formula="of:=([.C80]+[.B80])/2" office:value-type="float" office:value="122.256932327273" calcext:value-type="float">
            <text:p>122.256932327273</text:p>
          </table:table-cell>
          <table:table-cell table:style-name="ce107" office:value-type="float" office:value="123.02391231" calcext:value-type="float">
            <text:p>123.02391231</text:p>
          </table:table-cell>
          <table:table-cell table:number-columns-repeated="8" table:style-name="ce107" office:value-type="float" office:value="0" calcext:value-type="float">
            <text:p>0</text:p>
          </table:table-cell>
          <table:table-cell table:formula="of:=[.I80]+[.J80]" office:value-type="float" office:value="0" calcext:value-type="float">
            <text:p>0</text:p>
          </table:table-cell>
          <table:table-cell table:formula="of:=[.I80]+[.K80]" office:value-type="float" office:value="0" calcext:value-type="float">
            <text:p>0</text:p>
          </table:table-cell>
          <table:table-cell table:formula="of:=[.I80]+[.L80]" office:value-type="float" office:value="0" calcext:value-type="float">
            <text:p>0</text:p>
          </table:table-cell>
          <table:table-cell table:formula="of:=[.I80]+[.M80]" office:value-type="float" office:value="0" calcext:value-type="float">
            <text:p>0</text:p>
          </table:table-cell>
          <table:table-cell table:style-name="ce107" table:formula="of:=[.E80]" office:value-type="float" office:value="123.02391231" calcext:value-type="float">
            <text:p>123.02391231</text:p>
          </table:table-cell>
          <table:table-cell table:style-name="ce107" table:formula="of:=[.R80]" office:value-type="float" office:value="123.02391231" calcext:value-type="float">
            <text:p>123.02391231</text:p>
          </table:table-cell>
          <table:table-cell table:style-name="ce107" table:formula="of:=[.S80]" office:value-type="float" office:value="123.02391231" calcext:value-type="float">
            <text:p>123.02391231</text:p>
          </table:table-cell>
          <table:table-cell table:style-name="ce107" table:formula="of:=[.T80]" office:value-type="float" office:value="123.02391231" calcext:value-type="float">
            <text:p>123.02391231</text:p>
          </table:table-cell>
          <table:table-cell table:style-name="ce107" table:number-columns-repeated="43"/>
        </table:table-row>
        <table:table-row table:style-name="ro1">
          <table:covered-table-cell table:style-name="ce107"/>
          <table:table-cell table:style-name="ce107" office:value-type="float" office:value="1.27429093333333" calcext:value-type="float">
            <text:p>1.27429093333333</text:p>
          </table:table-cell>
          <table:table-cell table:style-name="ce107" office:value-type="float" office:value="-5.4195652173913" calcext:value-type="float">
            <text:p>-5.4195652173913</text:p>
          </table:table-cell>
          <table:table-cell table:style-name="ce107" table:formula="of:=([.C81]+[.B81])/2" office:value-type="float" office:value="-2.07263714202899" calcext:value-type="float">
            <text:p>-2.07263714202899</text:p>
          </table:table-cell>
          <table:table-cell table:style-name="ce107" office:value-type="float" office:value="0" calcext:value-type="float">
            <text:p>0</text:p>
          </table:table-cell>
          <table:table-cell table:style-name="ce107" table:formula="of:=[.B81]-[.B80]" office:value-type="float" office:value="-123.535028266667" calcext:value-type="float">
            <text:p>-123.535028266667</text:p>
          </table:table-cell>
          <table:table-cell table:style-name="ce107" table:formula="of:=[.C81]-[.C80]" office:value-type="float" office:value="-125.124110671936" calcext:value-type="float">
            <text:p>-125.124110671936</text:p>
          </table:table-cell>
          <table:table-cell table:style-name="ce107" table:formula="of:=[.D81]-[.D80]" office:value-type="float" office:value="-124.329569469301" calcext:value-type="float">
            <text:p>-124.329569469301</text:p>
          </table:table-cell>
          <table:table-cell table:style-name="ce107" table:formula="of:=[.E81]-[.E80]" office:value-type="float" office:value="-123.02391231" calcext:value-type="float">
            <text:p>-123.02391231</text:p>
          </table:table-cell>
          <table:table-cell table:style-name="ce107" table:formula="of:=[.F81]-[.F83]" office:value-type="float" office:value="0.390462861562327" calcext:value-type="float">
            <text:p>0.390462861562327</text:p>
          </table:table-cell>
          <table:table-cell table:style-name="ce107" table:formula="of:=[.G81]-[.G83]" office:value-type="float" office:value="0.587982593628709" calcext:value-type="float">
            <text:p>0.587982593628709</text:p>
          </table:table-cell>
          <table:table-cell table:style-name="ce107" table:formula="of:=[.H81]-[.H83]" office:value-type="float" office:value="0.489222727595518" calcext:value-type="float">
            <text:p>0.489222727595518</text:p>
          </table:table-cell>
          <table:table-cell table:style-name="ce107" table:formula="of:=[.I81]-[.I83]" office:value-type="float" office:value="-0.00000744999999824358" calcext:value-type="float">
            <text:p>-7.44999999824358E-06</text:p>
          </table:table-cell>
          <table:table-cell table:formula="of:=[.I81]+[.J81]" office:value-type="float" office:value="-122.633449448438" calcext:value-type="float">
            <text:p>-122.633449448438</text:p>
          </table:table-cell>
          <table:table-cell table:formula="of:=[.I81]+[.K81]" office:value-type="float" office:value="-122.435929716371" calcext:value-type="float">
            <text:p>-122.435929716371</text:p>
          </table:table-cell>
          <table:table-cell table:formula="of:=[.I81]+[.L81]" office:value-type="float" office:value="-122.534689582404" calcext:value-type="float">
            <text:p>-122.534689582404</text:p>
          </table:table-cell>
          <table:table-cell table:formula="of:=[.I81]+[.M81]" office:value-type="float" office:value="-123.02391976" calcext:value-type="float">
            <text:p>-123.02391976</text:p>
          </table:table-cell>
          <table:table-cell table:style-name="ce107" table:formula="of:=[.R80]+[.N81]" office:value-type="float" office:value="0.390462861562327" calcext:value-type="float">
            <text:p>0.390462861562327</text:p>
          </table:table-cell>
          <table:table-cell table:style-name="ce107" table:formula="of:=[.S80]+[.O81]" office:value-type="float" office:value="0.587982593628709" calcext:value-type="float">
            <text:p>0.587982593628709</text:p>
          </table:table-cell>
          <table:table-cell table:style-name="ce107" table:formula="of:=[.T80]+[.P81]" office:value-type="float" office:value="0.489222727595518" calcext:value-type="float">
            <text:p>0.489222727595518</text:p>
          </table:table-cell>
          <table:table-cell table:style-name="ce107" table:formula="of:=[.U80]+[.Q81]" office:value-type="float" office:value="-0.00000744999999824358" calcext:value-type="float">
            <text:p>-7.44999999824358E-06</text:p>
          </table:table-cell>
          <table:table-cell table:style-name="ce107" table:number-columns-repeated="43"/>
        </table:table-row>
        <table:table-row table:style-name="ro1">
          <table:covered-table-cell table:style-name="ce107"/>
          <table:table-cell table:style-name="ce107" office:value-type="float" office:value="-125.387443243333" calcext:value-type="float">
            <text:p>-125.387443243333</text:p>
          </table:table-cell>
          <table:table-cell table:style-name="ce107" office:value-type="float" office:value="-133.563333333333" calcext:value-type="float">
            <text:p>-133.563333333333</text:p>
          </table:table-cell>
          <table:table-cell table:style-name="ce107" table:formula="of:=([.C82]+[.B82])/2" office:value-type="float" office:value="-129.475388288333" calcext:value-type="float">
            <text:p>-129.475388288333</text:p>
          </table:table-cell>
          <table:table-cell table:style-name="ce107" office:value-type="float" office:value="-123.02389741" calcext:value-type="float">
            <text:p>-123.02389741</text:p>
          </table:table-cell>
          <table:table-cell table:style-name="ce107" table:formula="of:=[.B82]-[.B81]" office:value-type="float" office:value="-126.661734176666" calcext:value-type="float">
            <text:p>-126.661734176666</text:p>
          </table:table-cell>
          <table:table-cell table:style-name="ce107" table:formula="of:=[.C82]-[.C81]" office:value-type="float" office:value="-128.143768115942" calcext:value-type="float">
            <text:p>-128.143768115942</text:p>
          </table:table-cell>
          <table:table-cell table:style-name="ce107" table:formula="of:=[.D82]-[.D81]" office:value-type="float" office:value="-127.402751146304" calcext:value-type="float">
            <text:p>-127.402751146304</text:p>
          </table:table-cell>
          <table:table-cell table:style-name="ce107" table:formula="of:=[.E82]-[.E81]" office:value-type="float" office:value="-123.02389741" calcext:value-type="float">
            <text:p>-123.02389741</text:p>
          </table:table-cell>
          <table:table-cell table:style-name="ce107" table:formula="of:=[.F82]-[.F83]" office:value-type="float" office:value="-2.73624304843733" calcext:value-type="float">
            <text:p>-2.73624304843733</text:p>
          </table:table-cell>
          <table:table-cell table:style-name="ce107" table:formula="of:=[.G82]-[.G83]" office:value-type="float" office:value="-2.43167485037669" calcext:value-type="float">
            <text:p>-2.43167485037669</text:p>
          </table:table-cell>
          <table:table-cell table:style-name="ce107" table:formula="of:=[.H82]-[.H83]" office:value-type="float" office:value="-2.58395894940702" calcext:value-type="float">
            <text:p>-2.58395894940702</text:p>
          </table:table-cell>
          <table:table-cell table:style-name="ce107" table:formula="of:=[.I82]-[.I83]" office:value-type="float" office:value="0.00000744999999824358" calcext:value-type="float">
            <text:p>7.44999999824358E-06</text:p>
          </table:table-cell>
          <table:table-cell table:formula="of:=[.I82]+[.J82]" office:value-type="float" office:value="-125.760140458437" calcext:value-type="float">
            <text:p>-125.760140458437</text:p>
          </table:table-cell>
          <table:table-cell table:formula="of:=[.I82]+[.K82]" office:value-type="float" office:value="-125.455572260377" calcext:value-type="float">
            <text:p>-125.455572260377</text:p>
          </table:table-cell>
          <table:table-cell table:formula="of:=[.I82]+[.L82]" office:value-type="float" office:value="-125.607856359407" calcext:value-type="float">
            <text:p>-125.607856359407</text:p>
          </table:table-cell>
          <table:table-cell table:formula="of:=[.I82]+[.M82]" office:value-type="float" office:value="-123.02388996" calcext:value-type="float">
            <text:p>-123.02388996</text:p>
          </table:table-cell>
          <table:table-cell table:style-name="ce107" table:formula="of:=[.R81]+[.N82]" office:value-type="float" office:value="-125.369677596875" calcext:value-type="float">
            <text:p>-125.369677596875</text:p>
          </table:table-cell>
          <table:table-cell table:style-name="ce107" table:formula="of:=[.S81]+[.O82]" office:value-type="float" office:value="-124.867589666748" calcext:value-type="float">
            <text:p>-124.867589666748</text:p>
          </table:table-cell>
          <table:table-cell table:style-name="ce107" table:formula="of:=[.T81]+[.P82]" office:value-type="float" office:value="-125.118633631812" calcext:value-type="float">
            <text:p>-125.118633631812</text:p>
          </table:table-cell>
          <table:table-cell table:style-name="ce107" table:formula="of:=[.U81]+[.Q82]" office:value-type="float" office:value="-123.02389741" calcext:value-type="float">
            <text:p>-123.02389741</text:p>
          </table:table-cell>
          <table:table-cell table:style-name="ce107" table:number-columns-repeated="43"/>
        </table:table-row>
        <table:table-row table:style-name="ro1">
          <table:table-cell table:style-name="ce107" table:number-columns-repeated="5"/>
          <table:table-cell table:style-name="ce107" office:value-type="float" office:value="-123.925491128229" calcext:value-type="float">
            <text:p>-123.925491128229</text:p>
          </table:table-cell>
          <table:table-cell table:style-name="ce107" office:value-type="float" office:value="-125.712093265565" calcext:value-type="float">
            <text:p>-125.712093265565</text:p>
          </table:table-cell>
          <table:table-cell table:style-name="ce107" office:value-type="float" office:value="-124.818792196897" calcext:value-type="float">
            <text:p>-124.818792196897</text:p>
          </table:table-cell>
          <table:table-cell table:style-name="ce107" table:formula="of:=([.I81]+[.I82])/2" office:value-type="float" office:value="-123.02390486" calcext:value-type="float">
            <text:p>-123.02390486</text:p>
          </table:table-cell>
          <table:table-cell table:style-name="ce107" table:number-columns-repeated="4"/>
          <table:table-cell table:number-columns-repeated="4"/>
          <table:table-cell table:style-name="ce107" table:number-columns-repeated="47"/>
        </table:table-row>
      </table:table>
      <table:table table:name="step2_av_beampositions_headon_nojoacha " table:style-name="ta1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8"/>
        <table:table-column table:style-name="co4" table:default-cell-style-name="ce8"/>
        <table:table-column table:style-name="co1" table:number-columns-repeated="2" table:default-cell-style-name="ce8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2">
          <table:table-cell/>
          <table:table-cell table:style-name="ce141" office:value-type="string" calcext:value-type="string" table:number-columns-spanned="11" table:number-rows-spanned="1">
            <text:p>not used any more --------------------------------------------------------</text:p>
          </table:table-cell>
          <table:covered-table-cell table:number-columns-repeated="3"/>
          <table:covered-table-cell table:number-columns-repeated="4" table:style-name="Default"/>
          <table:covered-table-cell table:number-columns-repeated="3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  <table:table-cell table:style-name="ce3" table:number-columns-spanned="4" table:number-rows-spanned="1"/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4.550896771" calcext:value-type="float">
            <text:p>-244.550896771</text:p>
          </table:table-cell>
          <table:table-cell office:value-type="float" office:value="-245.433695652174" calcext:value-type="float">
            <text:p>-245.433695652174</text:p>
          </table:table-cell>
          <table:table-cell table:formula="of:=([.B5]+[.C5])/2" office:value-type="float" office:value="-244.992296211587" calcext:value-type="float">
            <text:p>-244.992296211587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5]+[.J5]" office:value-type="float" office:value="0" calcext:value-type="float">
            <text:p>0</text:p>
          </table:table-cell>
          <table:table-cell table:formula="of:=[.I5]+[.K5]" office:value-type="float" office:value="0" calcext:value-type="float">
            <text:p>0</text:p>
          </table:table-cell>
          <table:table-cell table:formula="of:=[.I5]+[.L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5]" office:value-type="float" office:value="-246.047824621" calcext:value-type="float">
            <text:p>-246.047824621</text:p>
          </table:table-cell>
          <table:table-cell table:formula="of:=[.E5]" office:value-type="float" office:value="-246.047824621" calcext:value-type="float">
            <text:p>-246.047824621</text:p>
          </table:table-cell>
          <table:table-cell table:formula="of:=[.T5]" office:value-type="float" office:value="-246.047824621" calcext:value-type="float">
            <text:p>-246.047824621</text:p>
          </table:table-cell>
          <table:table-cell table:formula="of:=[.U5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487013117833" calcext:value-type="float">
            <text:p>-122.487013117833</text:p>
          </table:table-cell>
          <table:table-cell office:value-type="float" office:value="-124.029545454546" calcext:value-type="float">
            <text:p>-124.029545454546</text:p>
          </table:table-cell>
          <table:table-cell table:formula="of:=([.B6]+[.C6])/2" office:value-type="float" office:value="-123.258279286189" calcext:value-type="float">
            <text:p>-123.258279286189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6]-[.B5]" office:value-type="float" office:value="122.063883653167" calcext:value-type="float">
            <text:p>122.063883653167</text:p>
          </table:table-cell>
          <table:table-cell table:style-name="Default" table:formula="of:=[.C6]-[.C5]" office:value-type="float" office:value="121.404150197628" calcext:value-type="float">
            <text:p>121.404150197628</text:p>
          </table:table-cell>
          <table:table-cell table:style-name="Default" table:formula="of:=[.D6]-[.D5]" office:value-type="float" office:value="121.734016925398" calcext:value-type="float">
            <text:p>121.734016925398</text:p>
          </table:table-cell>
          <table:table-cell table:style-name="Default" table:formula="of:=[.E6]-[.E5]" office:value-type="float" office:value="123.02391231" calcext:value-type="float">
            <text:p>123.02391231</text:p>
          </table:table-cell>
          <table:table-cell table:formula="of:=[.F6]-[.$F$10]" office:value-type="float" office:value="-0.294448784416005" calcext:value-type="float">
            <text:p>-0.294448784416005</text:p>
          </table:table-cell>
          <table:table-cell table:formula="of:=[.G6]-[.$G$10]" office:value-type="float" office:value="-0.860795454546008" calcext:value-type="float">
            <text:p>-0.860795454546008</text:p>
          </table:table-cell>
          <table:table-cell table:formula="of:=[.H6]-[.$H$10]" office:value-type="float" office:value="-0.577622119481006" calcext:value-type="float">
            <text:p>-0.577622119481006</text:p>
          </table:table-cell>
          <table:table-cell table:formula="of:=[.I6]-[.$I$10]" office:value-type="float" office:value="-0.000000000499994712299667" calcext:value-type="float">
            <text:p>-4.99994712299667E-10</text:p>
          </table:table-cell>
          <table:table-cell table:formula="of:=[.I6]+[.J6]" office:value-type="float" office:value="122.729463525584" calcext:value-type="float">
            <text:p>122.729463525584</text:p>
          </table:table-cell>
          <table:table-cell table:formula="of:=[.I6]+[.K6]" office:value-type="float" office:value="122.163116855454" calcext:value-type="float">
            <text:p>122.163116855454</text:p>
          </table:table-cell>
          <table:table-cell table:formula="of:=[.I6]+[.L6]" office:value-type="float" office:value="122.446290190519" calcext:value-type="float">
            <text:p>122.446290190519</text:p>
          </table:table-cell>
          <table:table-cell table:formula="of:=[.I6]+[.M6]" office:value-type="float" office:value="123.0239123095" calcext:value-type="float">
            <text:p>123.0239123095</text:p>
          </table:table-cell>
          <table:table-cell/>
          <table:table-cell table:formula="of:=[.S5]+[.N6]" office:value-type="float" office:value="-123.318361095416" calcext:value-type="float">
            <text:p>-123.318361095416</text:p>
          </table:table-cell>
          <table:table-cell table:formula="of:=[.T5]+[.O6]" office:value-type="float" office:value="-123.884707765546" calcext:value-type="float">
            <text:p>-123.884707765546</text:p>
          </table:table-cell>
          <table:table-cell table:formula="of:=[.U5]+[.P6]" office:value-type="float" office:value="-123.601534430481" calcext:value-type="float">
            <text:p>-123.601534430481</text:p>
          </table:table-cell>
          <table:table-cell table:formula="of:=[.V5]+[.Q6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24225793333319" calcext:value-type="float">
            <text:p>-0.424225793333319</text:p>
          </table:table-cell>
          <table:table-cell office:value-type="float" office:value="-1.57784090909092" calcext:value-type="float">
            <text:p>-1.57784090909092</text:p>
          </table:table-cell>
          <table:table-cell table:formula="of:=([.B7]+[.C7])/2" office:value-type="float" office:value="-1.00103335121212" calcext:value-type="float">
            <text:p>-1.00103335121212</text:p>
          </table:table-cell>
          <table:table-cell office:value-type="float" office:value="0" calcext:value-type="float">
            <text:p>0</text:p>
          </table:table-cell>
          <table:table-cell table:style-name="Default" table:formula="of:=[.B7]-[.B6]" office:value-type="float" office:value="122.0627873245" calcext:value-type="float">
            <text:p>122.0627873245</text:p>
          </table:table-cell>
          <table:table-cell table:style-name="Default" table:formula="of:=[.C7]-[.C6]" office:value-type="float" office:value="122.451704545455" calcext:value-type="float">
            <text:p>122.451704545455</text:p>
          </table:table-cell>
          <table:table-cell table:style-name="Default" table:formula="of:=[.D7]-[.D6]" office:value-type="float" office:value="122.257245934977" calcext:value-type="float">
            <text:p>122.257245934977</text:p>
          </table:table-cell>
          <table:table-cell table:style-name="Default" table:formula="of:=[.E7]-[.E6]" office:value-type="float" office:value="123.023912311" calcext:value-type="float">
            <text:p>123.023912311</text:p>
          </table:table-cell>
          <table:table-cell table:formula="of:=[.F7]-[.$F$10]" office:value-type="float" office:value="-0.295545113083008" calcext:value-type="float">
            <text:p>-0.295545113083008</text:p>
          </table:table-cell>
          <table:table-cell table:formula="of:=[.G7]-[.$G$10]" office:value-type="float" office:value="0.186758893280995" calcext:value-type="float">
            <text:p>0.186758893280995</text:p>
          </table:table-cell>
          <table:table-cell table:formula="of:=[.H7]-[.$H$10]" office:value-type="float" office:value="-0.0543931099020085" calcext:value-type="float">
            <text:p>-0.054393109902009</text:p>
          </table:table-cell>
          <table:table-cell table:formula="of:=[.I7]-[.$I$10]" office:value-type="float" office:value="0.000000000500008923154383" calcext:value-type="float">
            <text:p>5.00008923154383E-10</text:p>
          </table:table-cell>
          <table:table-cell table:formula="of:=[.I7]+[.J7]" office:value-type="float" office:value="122.728367197917" calcext:value-type="float">
            <text:p>122.728367197917</text:p>
          </table:table-cell>
          <table:table-cell table:formula="of:=[.I7]+[.K7]" office:value-type="float" office:value="123.210671204281" calcext:value-type="float">
            <text:p>123.210671204281</text:p>
          </table:table-cell>
          <table:table-cell table:formula="of:=[.I7]+[.L7]" office:value-type="float" office:value="122.969519201098" calcext:value-type="float">
            <text:p>122.969519201098</text:p>
          </table:table-cell>
          <table:table-cell table:formula="of:=[.I7]+[.M7]" office:value-type="float" office:value="123.0239123115" calcext:value-type="float">
            <text:p>123.0239123115</text:p>
          </table:table-cell>
          <table:table-cell/>
          <table:table-cell table:formula="of:=[.S6]+[.N7]" office:value-type="float" office:value="-0.589993897498999" calcext:value-type="float">
            <text:p>-0.589993897498999</text:p>
          </table:table-cell>
          <table:table-cell table:formula="of:=[.T6]+[.O7]" office:value-type="float" office:value="-0.674036561264998" calcext:value-type="float">
            <text:p>-0.674036561264998</text:p>
          </table:table-cell>
          <table:table-cell table:formula="of:=[.U6]+[.P7]" office:value-type="float" office:value="-0.632015229383001" calcext:value-type="float">
            <text:p>-0.632015229383001</text:p>
          </table:table-cell>
          <table:table-cell table:formula="of:=[.V6]+[.Q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980862732875" calcext:value-type="float">
            <text:p>121.980862732875</text:p>
          </table:table-cell>
          <table:table-cell office:value-type="float" office:value="121.030319148936" calcext:value-type="float">
            <text:p>121.030319148936</text:p>
          </table:table-cell>
          <table:table-cell table:formula="of:=([.B8]+[.C8])/2" office:value-type="float" office:value="121.505590940906" calcext:value-type="float">
            <text:p>121.505590940906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8]-[.B7]" office:value-type="float" office:value="122.405088526208" calcext:value-type="float">
            <text:p>122.405088526208</text:p>
          </table:table-cell>
          <table:table-cell table:style-name="Default" table:formula="of:=[.C8]-[.C7]" office:value-type="float" office:value="122.608160058027" calcext:value-type="float">
            <text:p>122.608160058027</text:p>
          </table:table-cell>
          <table:table-cell table:style-name="Default" table:formula="of:=[.D8]-[.D7]" office:value-type="float" office:value="122.506624292118" calcext:value-type="float">
            <text:p>122.506624292118</text:p>
          </table:table-cell>
          <table:table-cell table:style-name="Default"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0.0467560886250027" calcext:value-type="float">
            <text:p>0.046756088625003</text:p>
          </table:table-cell>
          <table:table-cell table:formula="of:=[.G8]-[.$G$10]" office:value-type="float" office:value="0.34321440585299" calcext:value-type="float">
            <text:p>0.34321440585299</text:p>
          </table:table-cell>
          <table:table-cell table:formula="of:=[.H8]-[.$H$10]" office:value-type="float" office:value="0.194985247239003" calcext:value-type="float">
            <text:p>0.194985247239003</text:p>
          </table:table-cell>
          <table:table-cell table:formula="of:=[.I8]-[.$I$10]" office:value-type="float" office:value="0.000000000500008923154383" calcext:value-type="float">
            <text:p>5.00008923154383E-10</text:p>
          </table:table-cell>
          <table:table-cell table:formula="of:=[.I8]+[.J8]" office:value-type="float" office:value="123.070668399625" calcext:value-type="float">
            <text:p>123.070668399625</text:p>
          </table:table-cell>
          <table:table-cell table:formula="of:=[.I8]+[.K8]" office:value-type="float" office:value="123.367126716853" calcext:value-type="float">
            <text:p>123.367126716853</text:p>
          </table:table-cell>
          <table:table-cell table:formula="of:=[.I8]+[.L8]" office:value-type="float" office:value="123.218897558239" calcext:value-type="float">
            <text:p>123.218897558239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2.480674502126" calcext:value-type="float">
            <text:p>122.480674502126</text:p>
          </table:table-cell>
          <table:table-cell table:formula="of:=[.T7]+[.O8]" office:value-type="float" office:value="122.693090155588" calcext:value-type="float">
            <text:p>122.693090155588</text:p>
          </table:table-cell>
          <table:table-cell table:formula="of:=[.U7]+[.P8]" office:value-type="float" office:value="122.586882328856" calcext:value-type="float">
            <text:p>122.586882328856</text:p>
          </table:table-cell>
          <table:table-cell table:formula="of:=[.V7]+[.Q8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882432979333" calcext:value-type="float">
            <text:p>244.882432979333</text:p>
          </table:table-cell>
          <table:table-cell office:value-type="float" office:value="243.626086956521" calcext:value-type="float">
            <text:p>243.626086956521</text:p>
          </table:table-cell>
          <table:table-cell table:formula="of:=([.B9]+[.C9])/2" office:value-type="float" office:value="244.254259967927" calcext:value-type="float">
            <text:p>244.254259967927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9]-[.B8]" office:value-type="float" office:value="122.901570246458" calcext:value-type="float">
            <text:p>122.901570246458</text:p>
          </table:table-cell>
          <table:table-cell table:style-name="Default" table:formula="of:=[.C9]-[.C8]" office:value-type="float" office:value="122.595767807585" calcext:value-type="float">
            <text:p>122.595767807585</text:p>
          </table:table-cell>
          <table:table-cell table:style-name="Default" table:formula="of:=[.D9]-[.D8]" office:value-type="float" office:value="122.748669027021" calcext:value-type="float">
            <text:p>122.748669027021</text:p>
          </table:table-cell>
          <table:table-cell table:style-name="Default"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543237808874991" calcext:value-type="float">
            <text:p>0.543237808874991</text:p>
          </table:table-cell>
          <table:table-cell table:formula="of:=[.G9]-[.$G$10]" office:value-type="float" office:value="0.330822155410999" calcext:value-type="float">
            <text:p>0.330822155410999</text:p>
          </table:table-cell>
          <table:table-cell table:formula="of:=[.H9]-[.$H$10]" office:value-type="float" office:value="0.437029982141993" calcext:value-type="float">
            <text:p>0.437029982141993</text:p>
          </table:table-cell>
          <table:table-cell table:formula="of:=[.I9]-[.$I$10]" office:value-type="float" office:value="-0.000000000499994712299667" calcext:value-type="float">
            <text:p>-4.99994712299667E-10</text:p>
          </table:table-cell>
          <table:table-cell table:formula="of:=[.I9]+[.J9]" office:value-type="float" office:value="123.567150118875" calcext:value-type="float">
            <text:p>123.567150118875</text:p>
          </table:table-cell>
          <table:table-cell table:formula="of:=[.I9]+[.K9]" office:value-type="float" office:value="123.354734465411" calcext:value-type="float">
            <text:p>123.354734465411</text:p>
          </table:table-cell>
          <table:table-cell table:formula="of:=[.I9]+[.L9]" office:value-type="float" office:value="123.460942292142" calcext:value-type="float">
            <text:p>123.460942292142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047824621001" calcext:value-type="float">
            <text:p>246.047824621001</text:p>
          </table:table-cell>
          <table:table-cell table:formula="of:=[.T8]+[.O9]" office:value-type="float" office:value="246.047824620999" calcext:value-type="float">
            <text:p>246.047824620999</text:p>
          </table:table-cell>
          <table:table-cell table:formula="of:=[.U8]+[.P9]" office:value-type="float" office:value="246.047824620998" calcext:value-type="float">
            <text:p>246.047824620998</text:p>
          </table:table-cell>
          <table:table-cell table:formula="of:=[.V8]+[.Q9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AVERAGE([.F6:.F9])" office:value-type="float" office:value="122.358332437583" calcext:value-type="float">
            <text:p>122.358332437583</text:p>
          </table:table-cell>
          <table:table-cell table:style-name="ce50" table:formula="of:=AVERAGE([.G6:.G9])" office:value-type="float" office:value="122.264945652174" calcext:value-type="float">
            <text:p>122.264945652174</text:p>
          </table:table-cell>
          <table:table-cell table:style-name="ce50" table:formula="of:=AVERAGE([.H6:.H9])" office:value-type="float" office:value="122.311639044879" calcext:value-type="float">
            <text:p>122.311639044879</text:p>
          </table:table-cell>
          <table:table-cell table:style-name="ce50" table:formula="of:=AVERAGE([.I6:.I9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5.409269605375" calcext:value-type="float">
            <text:p>-245.409269605375</text:p>
          </table:table-cell>
          <table:table-cell office:value-type="float" office:value="-245.552127659574" calcext:value-type="float">
            <text:p>-245.552127659574</text:p>
          </table:table-cell>
          <table:table-cell table:formula="of:=([.B13]+[.C13])/2" office:value-type="float" office:value="-245.480698632474" calcext:value-type="float">
            <text:p>-245.48069863247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13]+[.J13]" office:value-type="float" office:value="0" calcext:value-type="float">
            <text:p>0</text:p>
          </table:table-cell>
          <table:table-cell table:formula="of:=[.I13]+[.K13]" office:value-type="float" office:value="0" calcext:value-type="float">
            <text:p>0</text:p>
          </table:table-cell>
          <table:table-cell table:formula="of:=[.I13]+[.L13]" office:value-type="float" office:value="0" calcext:value-type="float">
            <text:p>0</text:p>
          </table:table-cell>
          <table:table-cell table:formula="of:=[.I13]+[.M13]" office:value-type="float" office:value="0" calcext:value-type="float">
            <text:p>0</text:p>
          </table:table-cell>
          <table:table-cell/>
          <table:table-cell table:formula="of:=[.E13]" office:value-type="float" office:value="-246.047824621" calcext:value-type="float">
            <text:p>-246.047824621</text:p>
          </table:table-cell>
          <table:table-cell table:formula="of:=[.S13]" office:value-type="float" office:value="-246.047824621" calcext:value-type="float">
            <text:p>-246.047824621</text:p>
          </table:table-cell>
          <table:table-cell table:formula="of:=[.T13]" office:value-type="float" office:value="-246.047824621" calcext:value-type="float">
            <text:p>-246.047824621</text:p>
          </table:table-cell>
          <table:table-cell table:formula="of:=[.U13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308232924334" calcext:value-type="float">
            <text:p>-122.308232924334</text:p>
          </table:table-cell>
          <table:table-cell office:value-type="float" office:value="-123.501704545454" calcext:value-type="float">
            <text:p>-123.501704545454</text:p>
          </table:table-cell>
          <table:table-cell table:formula="of:=([.B14]+[.C14])/2" office:value-type="float" office:value="-122.904968734894" calcext:value-type="float">
            <text:p>-122.904968734894</text:p>
          </table:table-cell>
          <table:table-cell office:value-type="float" office:value="-123.023912311" calcext:value-type="float">
            <text:p>-123.023912311</text:p>
          </table:table-cell>
          <table:table-cell table:formula="of:=[.B14]-[.B13]" office:value-type="float" office:value="123.101036681041" calcext:value-type="float">
            <text:p>123.101036681041</text:p>
          </table:table-cell>
          <table:table-cell table:formula="of:=[.C14]-[.C13]" office:value-type="float" office:value="122.05042311412" calcext:value-type="float">
            <text:p>122.05042311412</text:p>
          </table:table-cell>
          <table:table-cell table:formula="of:=[.D14]-[.D13]" office:value-type="float" office:value="122.575729897581" calcext:value-type="float">
            <text:p>122.575729897581</text:p>
          </table:table-cell>
          <table:table-cell table:formula="of:=[.E14]-[.E13]" office:value-type="float" office:value="123.02391231" calcext:value-type="float">
            <text:p>123.02391231</text:p>
          </table:table-cell>
          <table:table-cell table:formula="of:=[.F14]-[.$F$18]" office:value-type="float" office:value="0.105815636946986" calcext:value-type="float">
            <text:p>0.105815636946986</text:p>
          </table:table-cell>
          <table:table-cell table:formula="of:=[.G14]-[.$G$18]" office:value-type="float" office:value="-0.257053245217989" calcext:value-type="float">
            <text:p>-0.257053245217989</text:p>
          </table:table-cell>
          <table:table-cell table:formula="of:=[.H14]-[.$H$18]" office:value-type="float" office:value="-0.0756188041354875" calcext:value-type="float">
            <text:p>-0.075618804135488</text:p>
          </table:table-cell>
          <table:table-cell table:formula="of:=[.I14]-[.$I$18]" office:value-type="float" office:value="-0.000000000500008923154383" calcext:value-type="float">
            <text:p>-5.00008923154383E-10</text:p>
          </table:table-cell>
          <table:table-cell table:formula="of:=[.I14]+[.J14]" office:value-type="float" office:value="123.129727946947" calcext:value-type="float">
            <text:p>123.129727946947</text:p>
          </table:table-cell>
          <table:table-cell table:formula="of:=[.I14]+[.K14]" office:value-type="float" office:value="122.766859064782" calcext:value-type="float">
            <text:p>122.766859064782</text:p>
          </table:table-cell>
          <table:table-cell table:formula="of:=[.I14]+[.L14]" office:value-type="float" office:value="122.948293505865" calcext:value-type="float">
            <text:p>122.948293505865</text:p>
          </table:table-cell>
          <table:table-cell table:formula="of:=[.I14]+[.M14]" office:value-type="float" office:value="123.0239123095" calcext:value-type="float">
            <text:p>123.0239123095</text:p>
          </table:table-cell>
          <table:table-cell/>
          <table:table-cell table:formula="of:=[.S13]+[.N14]" office:value-type="float" office:value="-122.918096674053" calcext:value-type="float">
            <text:p>-122.918096674053</text:p>
          </table:table-cell>
          <table:table-cell table:formula="of:=[.T13]+[.O14]" office:value-type="float" office:value="-123.280965556218" calcext:value-type="float">
            <text:p>-123.280965556218</text:p>
          </table:table-cell>
          <table:table-cell table:formula="of:=[.U13]+[.P14]" office:value-type="float" office:value="-123.099531115136" calcext:value-type="float">
            <text:p>-123.099531115136</text:p>
          </table:table-cell>
          <table:table-cell table:formula="of:=[.V13]+[.Q14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61877232143" calcext:value-type="float">
            <text:p>0.3761877232143</text:p>
          </table:table-cell>
          <table:table-cell office:value-type="float" office:value="-1.53666666666665" calcext:value-type="float">
            <text:p>-1.53666666666665</text:p>
          </table:table-cell>
          <table:table-cell table:formula="of:=([.B15]+[.C15])/2" office:value-type="float" office:value="-0.580239471726175" calcext:value-type="float">
            <text:p>-0.580239471726175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122.684420647548" calcext:value-type="float">
            <text:p>122.684420647548</text:p>
          </table:table-cell>
          <table:table-cell table:formula="of:=[.C15]-[.C14]" office:value-type="float" office:value="121.965037878787" calcext:value-type="float">
            <text:p>121.965037878787</text:p>
          </table:table-cell>
          <table:table-cell table:formula="of:=[.D15]-[.D14]" office:value-type="float" office:value="122.324729263168" calcext:value-type="float">
            <text:p>122.324729263168</text:p>
          </table:table-cell>
          <table:table-cell table:formula="of:=[.E15]-[.E14]" office:value-type="float" office:value="123.023912311" calcext:value-type="float">
            <text:p>123.023912311</text:p>
          </table:table-cell>
          <table:table-cell table:formula="of:=[.F15]-[.$F$18]" office:value-type="float" office:value="-0.310800396545687" calcext:value-type="float">
            <text:p>-0.310800396545687</text:p>
          </table:table-cell>
          <table:table-cell table:formula="of:=[.G15]-[.$G$18]" office:value-type="float" office:value="-0.342438480550641" calcext:value-type="float">
            <text:p>-0.342438480550641</text:p>
          </table:table-cell>
          <table:table-cell table:formula="of:=[.H15]-[.$H$18]" office:value-type="float" office:value="-0.326619438548178" calcext:value-type="float">
            <text:p>-0.326619438548178</text:p>
          </table:table-cell>
          <table:table-cell table:formula="of:=[.I15]-[.$I$18]" office:value-type="float" office:value="0.000000000500008923154383" calcext:value-type="float">
            <text:p>5.00008923154383E-10</text:p>
          </table:table-cell>
          <table:table-cell table:formula="of:=[.I15]+[.J15]" office:value-type="float" office:value="122.713111914454" calcext:value-type="float">
            <text:p>122.713111914454</text:p>
          </table:table-cell>
          <table:table-cell table:formula="of:=[.I15]+[.K15]" office:value-type="float" office:value="122.681473830449" calcext:value-type="float">
            <text:p>122.681473830449</text:p>
          </table:table-cell>
          <table:table-cell table:formula="of:=[.I15]+[.L15]" office:value-type="float" office:value="122.697292872452" calcext:value-type="float">
            <text:p>122.697292872452</text:p>
          </table:table-cell>
          <table:table-cell table:formula="of:=[.I15]+[.M15]" office:value-type="float" office:value="123.0239123115" calcext:value-type="float">
            <text:p>123.0239123115</text:p>
          </table:table-cell>
          <table:table-cell/>
          <table:table-cell table:formula="of:=[.S14]+[.N15]" office:value-type="float" office:value="-0.204984759598702" calcext:value-type="float">
            <text:p>-0.204984759598702</text:p>
          </table:table-cell>
          <table:table-cell table:formula="of:=[.T14]+[.O15]" office:value-type="float" office:value="-0.59949172576863" calcext:value-type="float">
            <text:p>-0.59949172576863</text:p>
          </table:table-cell>
          <table:table-cell table:formula="of:=[.U14]+[.P15]" office:value-type="float" office:value="-0.402238242683666" calcext:value-type="float">
            <text:p>-0.402238242683666</text:p>
          </table:table-cell>
          <table:table-cell table:formula="of:=[.V14]+[.Q15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39658967975" calcext:value-type="float">
            <text:p>123.39658967975</text:p>
          </table:table-cell>
          <table:table-cell office:value-type="float" office:value="120.785638297873" calcext:value-type="float">
            <text:p>120.785638297873</text:p>
          </table:table-cell>
          <table:table-cell table:formula="of:=([.B16]+[.C16])/2" office:value-type="float" office:value="122.091113988812" calcext:value-type="float">
            <text:p>122.091113988812</text:p>
          </table:table-cell>
          <table:table-cell office:value-type="float" office:value="123.023912311" calcext:value-type="float">
            <text:p>123.023912311</text:p>
          </table:table-cell>
          <table:table-cell table:formula="of:=[.B16]-[.B15]" office:value-type="float" office:value="123.020401956536" calcext:value-type="float">
            <text:p>123.020401956536</text:p>
          </table:table-cell>
          <table:table-cell table:formula="of:=[.C16]-[.C15]" office:value-type="float" office:value="122.32230496454" calcext:value-type="float">
            <text:p>122.32230496454</text:p>
          </table:table-cell>
          <table:table-cell table:formula="of:=[.D16]-[.D15]" office:value-type="float" office:value="122.671353460538" calcext:value-type="float">
            <text:p>122.671353460538</text:p>
          </table:table-cell>
          <table:table-cell table:formula="of:=[.E16]-[.E15]" office:value-type="float" office:value="123.023912311" calcext:value-type="float">
            <text:p>123.023912311</text:p>
          </table:table-cell>
          <table:table-cell table:formula="of:=[.F16]-[.$F$18]" office:value-type="float" office:value="0.025180912441698" calcext:value-type="float">
            <text:p>0.025180912441698</text:p>
          </table:table-cell>
          <table:table-cell table:formula="of:=[.G16]-[.$G$18]" office:value-type="float" office:value="0.0148286052016573" calcext:value-type="float">
            <text:p>0.014828605201657</text:p>
          </table:table-cell>
          <table:table-cell table:formula="of:=[.H16]-[.$H$18]" office:value-type="float" office:value="0.0200047588216705" calcext:value-type="float">
            <text:p>0.020004758821671</text:p>
          </table:table-cell>
          <table:table-cell table:formula="of:=[.I16]-[.$I$18]" office:value-type="float" office:value="0.000000000500008923154383" calcext:value-type="float">
            <text:p>5.00008923154383E-10</text:p>
          </table:table-cell>
          <table:table-cell table:formula="of:=[.I16]+[.J16]" office:value-type="float" office:value="123.049093223442" calcext:value-type="float">
            <text:p>123.049093223442</text:p>
          </table:table-cell>
          <table:table-cell table:formula="of:=[.I16]+[.K16]" office:value-type="float" office:value="123.038740916202" calcext:value-type="float">
            <text:p>123.038740916202</text:p>
          </table:table-cell>
          <table:table-cell table:formula="of:=[.I16]+[.L16]" office:value-type="float" office:value="123.043917069822" calcext:value-type="float">
            <text:p>123.043917069822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2.844108463843" calcext:value-type="float">
            <text:p>122.844108463843</text:p>
          </table:table-cell>
          <table:table-cell table:formula="of:=[.T15]+[.O16]" office:value-type="float" office:value="122.439249190433" calcext:value-type="float">
            <text:p>122.439249190433</text:p>
          </table:table-cell>
          <table:table-cell table:formula="of:=[.U15]+[.P16]" office:value-type="float" office:value="122.641678827138" calcext:value-type="float">
            <text:p>122.641678827138</text:p>
          </table:table-cell>
          <table:table-cell table:formula="of:=[.V15]+[.Q16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.571614571" calcext:value-type="float">
            <text:p>246.571614571</text:p>
          </table:table-cell>
          <table:table-cell office:value-type="float" office:value="243.677777777778" calcext:value-type="float">
            <text:p>243.677777777778</text:p>
          </table:table-cell>
          <table:table-cell table:formula="of:=([.B17]+[.C17])/2" office:value-type="float" office:value="245.124696174389" calcext:value-type="float">
            <text:p>245.124696174389</text:p>
          </table:table-cell>
          <table:table-cell office:value-type="float" office:value="246.047824621" calcext:value-type="float">
            <text:p>246.047824621</text:p>
          </table:table-cell>
          <table:table-cell table:formula="of:=[.B17]-[.B16]" office:value-type="float" office:value="123.17502489125" calcext:value-type="float">
            <text:p>123.17502489125</text:p>
          </table:table-cell>
          <table:table-cell table:formula="of:=[.C17]-[.C16]" office:value-type="float" office:value="122.892139479905" calcext:value-type="float">
            <text:p>122.892139479905</text:p>
          </table:table-cell>
          <table:table-cell table:formula="of:=[.D17]-[.D16]" office:value-type="float" office:value="123.033582185578" calcext:value-type="float">
            <text:p>123.033582185578</text:p>
          </table:table-cell>
          <table:table-cell table:formula="of:=[.E17]-[.E16]" office:value-type="float" office:value="123.02391231" calcext:value-type="float">
            <text:p>123.02391231</text:p>
          </table:table-cell>
          <table:table-cell table:formula="of:=[.F17]-[.$F$18]" office:value-type="float" office:value="0.179803847156009" calcext:value-type="float">
            <text:p>0.179803847156009</text:p>
          </table:table-cell>
          <table:table-cell table:formula="of:=[.G17]-[.$G$18]" office:value-type="float" office:value="0.584663120567001" calcext:value-type="float">
            <text:p>0.584663120567001</text:p>
          </table:table-cell>
          <table:table-cell table:formula="of:=[.H17]-[.$H$18]" office:value-type="float" office:value="0.382233483861484" calcext:value-type="float">
            <text:p>0.382233483861484</text:p>
          </table:table-cell>
          <table:table-cell table:formula="of:=[.I17]-[.$I$18]" office:value-type="float" office:value="-0.000000000500008923154383" calcext:value-type="float">
            <text:p>-5.00008923154383E-10</text:p>
          </table:table-cell>
          <table:table-cell table:formula="of:=[.I17]+[.J17]" office:value-type="float" office:value="123.203716157156" calcext:value-type="float">
            <text:p>123.203716157156</text:p>
          </table:table-cell>
          <table:table-cell table:formula="of:=[.I17]+[.K17]" office:value-type="float" office:value="123.608575430567" calcext:value-type="float">
            <text:p>123.608575430567</text:p>
          </table:table-cell>
          <table:table-cell table:formula="of:=[.I17]+[.L17]" office:value-type="float" office:value="123.406145793861" calcext:value-type="float">
            <text:p>123.406145793861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6.047824620999" calcext:value-type="float">
            <text:p>246.047824620999</text:p>
          </table:table-cell>
          <table:table-cell table:formula="of:=[.T16]+[.O17]" office:value-type="float" office:value="246.047824621" calcext:value-type="float">
            <text:p>246.047824621</text:p>
          </table:table-cell>
          <table:table-cell table:formula="of:=[.U16]+[.P17]" office:value-type="float" office:value="246.047824620999" calcext:value-type="float">
            <text:p>246.047824620999</text:p>
          </table:table-cell>
          <table:table-cell table:formula="of:=[.V16]+[.Q17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AVERAGE([.F14:.F17])" office:value-type="float" office:value="122.995221044094" calcext:value-type="float">
            <text:p>122.995221044094</text:p>
          </table:table-cell>
          <table:table-cell table:style-name="ce50" table:formula="of:=AVERAGE([.G14:.G17])" office:value-type="float" office:value="122.307476359338" calcext:value-type="float">
            <text:p>122.307476359338</text:p>
          </table:table-cell>
          <table:table-cell table:style-name="ce50" table:formula="of:=AVERAGE([.H14:.H17])" office:value-type="float" office:value="122.651348701716" calcext:value-type="float">
            <text:p>122.651348701716</text:p>
          </table:table-cell>
          <table:table-cell table:style-name="ce50" table:formula="of:=AVERAGE([.I14:.I17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4.128575881" calcext:value-type="float">
            <text:p>-244.128575881</text:p>
          </table:table-cell>
          <table:table-cell office:value-type="float" office:value="-243.249444444445" calcext:value-type="float">
            <text:p>-243.249444444445</text:p>
          </table:table-cell>
          <table:table-cell table:formula="of:=([.B21]+[.C21])/2" office:value-type="float" office:value="-243.689010162722" calcext:value-type="float">
            <text:p>-243.689010162722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1]+[.J21]" office:value-type="float" office:value="0" calcext:value-type="float">
            <text:p>0</text:p>
          </table:table-cell>
          <table:table-cell table:formula="of:=[.I21]+[.K21]" office:value-type="float" office:value="0" calcext:value-type="float">
            <text:p>0</text:p>
          </table:table-cell>
          <table:table-cell table:formula="of:=[.I21]+[.L21]" office:value-type="float" office:value="0" calcext:value-type="float">
            <text:p>0</text:p>
          </table:table-cell>
          <table:table-cell table:formula="of:=[.I21]+[.M21]" office:value-type="float" office:value="0" calcext:value-type="float">
            <text:p>0</text:p>
          </table:table-cell>
          <table:table-cell/>
          <table:table-cell table:formula="of:=[.E21]" office:value-type="float" office:value="-246.047824621" calcext:value-type="float">
            <text:p>-246.047824621</text:p>
          </table:table-cell>
          <table:table-cell table:formula="of:=[.S21]" office:value-type="float" office:value="-246.047824621" calcext:value-type="float">
            <text:p>-246.047824621</text:p>
          </table:table-cell>
          <table:table-cell table:formula="of:=[.T21]" office:value-type="float" office:value="-246.047824621" calcext:value-type="float">
            <text:p>-246.047824621</text:p>
          </table:table-cell>
          <table:table-cell table:formula="of:=[.U21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0435246375" calcext:value-type="float">
            <text:p>-122.0435246375</text:p>
          </table:table-cell>
          <table:table-cell office:value-type="float" office:value="-121.846195652174" calcext:value-type="float">
            <text:p>-121.846195652174</text:p>
          </table:table-cell>
          <table:table-cell table:formula="of:=([.B22]+[.C22])/2" office:value-type="float" office:value="-121.944860144837" calcext:value-type="float">
            <text:p>-121.944860144837</text:p>
          </table:table-cell>
          <table:table-cell office:value-type="float" office:value="-123.023912311" calcext:value-type="float">
            <text:p>-123.023912311</text:p>
          </table:table-cell>
          <table:table-cell table:formula="of:=[.B22]-[.B21]" office:value-type="float" office:value="122.0850512435" calcext:value-type="float">
            <text:p>122.0850512435</text:p>
          </table:table-cell>
          <table:table-cell table:formula="of:=[.C22]-[.C21]" office:value-type="float" office:value="121.403248792271" calcext:value-type="float">
            <text:p>121.403248792271</text:p>
          </table:table-cell>
          <table:table-cell table:formula="of:=[.D22]-[.D21]" office:value-type="float" office:value="121.744150017885" calcext:value-type="float">
            <text:p>121.744150017885</text:p>
          </table:table-cell>
          <table:table-cell table:formula="of:=[.E22]-[.E21]" office:value-type="float" office:value="123.02391231" calcext:value-type="float">
            <text:p>123.02391231</text:p>
          </table:table-cell>
          <table:table-cell table:formula="of:=[.F22]-[.$F$26]" office:value-type="float" office:value="-0.255449770750005" calcext:value-type="float">
            <text:p>-0.255449770750005</text:p>
          </table:table-cell>
          <table:table-cell table:formula="of:=[.G22]-[.$G$26]" office:value-type="float" office:value="-0.772019927535993" calcext:value-type="float">
            <text:p>-0.772019927535993</text:p>
          </table:table-cell>
          <table:table-cell table:formula="of:=[.H22]-[.$H$26]" office:value-type="float" office:value="-0.513734849142509" calcext:value-type="float">
            <text:p>-0.513734849142509</text:p>
          </table:table-cell>
          <table:table-cell table:formula="of:=[.I22]-[.$I$26]" office:value-type="float" office:value="-0.000000000500008923154383" calcext:value-type="float">
            <text:p>-5.00008923154383E-10</text:p>
          </table:table-cell>
          <table:table-cell table:formula="of:=[.I22]+[.J22]" office:value-type="float" office:value="122.76846253925" calcext:value-type="float">
            <text:p>122.76846253925</text:p>
          </table:table-cell>
          <table:table-cell table:formula="of:=[.I22]+[.K22]" office:value-type="float" office:value="122.251892382464" calcext:value-type="float">
            <text:p>122.251892382464</text:p>
          </table:table-cell>
          <table:table-cell table:formula="of:=[.I22]+[.L22]" office:value-type="float" office:value="122.510177460857" calcext:value-type="float">
            <text:p>122.510177460857</text:p>
          </table:table-cell>
          <table:table-cell table:formula="of:=[.I22]+[.M22]" office:value-type="float" office:value="123.0239123095" calcext:value-type="float">
            <text:p>123.0239123095</text:p>
          </table:table-cell>
          <table:table-cell/>
          <table:table-cell table:formula="of:=[.S21]+[.N22]" office:value-type="float" office:value="-123.27936208175" calcext:value-type="float">
            <text:p>-123.27936208175</text:p>
          </table:table-cell>
          <table:table-cell table:formula="of:=[.T21]+[.O22]" office:value-type="float" office:value="-123.795932238536" calcext:value-type="float">
            <text:p>-123.795932238536</text:p>
          </table:table-cell>
          <table:table-cell table:formula="of:=[.U21]+[.P22]" office:value-type="float" office:value="-123.537647160143" calcext:value-type="float">
            <text:p>-123.537647160143</text:p>
          </table:table-cell>
          <table:table-cell table:formula="of:=[.V21]+[.Q22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72487583333321" calcext:value-type="float">
            <text:p>-0.472487583333321</text:p>
          </table:table-cell>
          <table:table-cell office:value-type="float" office:value="0.381666666666706" calcext:value-type="float">
            <text:p>0.381666666666706</text:p>
          </table:table-cell>
          <table:table-cell table:formula="of:=([.B23]+[.C23])/2" office:value-type="float" office:value="-0.0454104583333075" calcext:value-type="float">
            <text:p>-0.045410458333308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121.571037054167" calcext:value-type="float">
            <text:p>121.571037054167</text:p>
          </table:table-cell>
          <table:table-cell table:formula="of:=[.C23]-[.C22]" office:value-type="float" office:value="122.227862318841" calcext:value-type="float">
            <text:p>122.227862318841</text:p>
          </table:table-cell>
          <table:table-cell table:formula="of:=[.D23]-[.D22]" office:value-type="float" office:value="121.899449686504" calcext:value-type="float">
            <text:p>121.899449686504</text:p>
          </table:table-cell>
          <table:table-cell table:formula="of:=[.E23]-[.E22]" office:value-type="float" office:value="123.023912311" calcext:value-type="float">
            <text:p>123.023912311</text:p>
          </table:table-cell>
          <table:table-cell table:formula="of:=[.F23]-[.$F$26]" office:value-type="float" office:value="-0.769463960083314" calcext:value-type="float">
            <text:p>-0.769463960083314</text:p>
          </table:table-cell>
          <table:table-cell table:formula="of:=[.G23]-[.$G$26]" office:value-type="float" office:value="0.0525935990337132" calcext:value-type="float">
            <text:p>0.052593599033713</text:p>
          </table:table-cell>
          <table:table-cell table:formula="of:=[.H23]-[.$H$26]" office:value-type="float" office:value="-0.358435180524296" calcext:value-type="float">
            <text:p>-0.358435180524296</text:p>
          </table:table-cell>
          <table:table-cell table:formula="of:=[.I23]-[.$I$26]" office:value-type="float" office:value="0.000000000500008923154383" calcext:value-type="float">
            <text:p>5.00008923154383E-10</text:p>
          </table:table-cell>
          <table:table-cell table:formula="of:=[.I23]+[.J23]" office:value-type="float" office:value="122.254448350917" calcext:value-type="float">
            <text:p>122.254448350917</text:p>
          </table:table-cell>
          <table:table-cell table:formula="of:=[.I23]+[.K23]" office:value-type="float" office:value="123.076505910034" calcext:value-type="float">
            <text:p>123.076505910034</text:p>
          </table:table-cell>
          <table:table-cell table:formula="of:=[.I23]+[.L23]" office:value-type="float" office:value="122.665477130476" calcext:value-type="float">
            <text:p>122.665477130476</text:p>
          </table:table-cell>
          <table:table-cell table:formula="of:=[.I23]+[.M23]" office:value-type="float" office:value="123.0239123115" calcext:value-type="float">
            <text:p>123.0239123115</text:p>
          </table:table-cell>
          <table:table-cell/>
          <table:table-cell table:formula="of:=[.S22]+[.N23]" office:value-type="float" office:value="-1.02491373083332" calcext:value-type="float">
            <text:p>-1.02491373083332</text:p>
          </table:table-cell>
          <table:table-cell table:formula="of:=[.T22]+[.O23]" office:value-type="float" office:value="-0.71942632850228" calcext:value-type="float">
            <text:p>-0.71942632850228</text:p>
          </table:table-cell>
          <table:table-cell table:formula="of:=[.U22]+[.P23]" office:value-type="float" office:value="-0.872170029666805" calcext:value-type="float">
            <text:p>-0.872170029666805</text:p>
          </table:table-cell>
          <table:table-cell table:formula="of:=[.V22]+[.Q2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.298188176625" calcext:value-type="float">
            <text:p>122.298188176625</text:p>
          </table:table-cell>
          <table:table-cell office:value-type="float" office:value="123.049456521739" calcext:value-type="float">
            <text:p>123.049456521739</text:p>
          </table:table-cell>
          <table:table-cell table:formula="of:=([.B24]+[.C24])/2" office:value-type="float" office:value="122.673822349182" calcext:value-type="float">
            <text:p>122.673822349182</text:p>
          </table:table-cell>
          <table:table-cell office:value-type="float" office:value="123.023912311" calcext:value-type="float">
            <text:p>123.023912311</text:p>
          </table:table-cell>
          <table:table-cell table:formula="of:=[.B24]-[.B23]" office:value-type="float" office:value="122.770675759958" calcext:value-type="float">
            <text:p>122.770675759958</text:p>
          </table:table-cell>
          <table:table-cell table:formula="of:=[.C24]-[.C23]" office:value-type="float" office:value="122.667789855072" calcext:value-type="float">
            <text:p>122.667789855072</text:p>
          </table:table-cell>
          <table:table-cell table:formula="of:=[.D24]-[.D23]" office:value-type="float" office:value="122.719232807515" calcext:value-type="float">
            <text:p>122.719232807515</text:p>
          </table:table-cell>
          <table:table-cell table:formula="of:=[.E24]-[.E23]" office:value-type="float" office:value="123.023912311" calcext:value-type="float">
            <text:p>123.023912311</text:p>
          </table:table-cell>
          <table:table-cell table:formula="of:=[.F24]-[.$F$26]" office:value-type="float" office:value="0.430174745708328" calcext:value-type="float">
            <text:p>0.430174745708328</text:p>
          </table:table-cell>
          <table:table-cell table:formula="of:=[.G24]-[.$G$26]" office:value-type="float" office:value="0.492521135265307" calcext:value-type="float">
            <text:p>0.492521135265307</text:p>
          </table:table-cell>
          <table:table-cell table:formula="of:=[.H24]-[.$H$26]" office:value-type="float" office:value="0.461347940487315" calcext:value-type="float">
            <text:p>0.461347940487315</text:p>
          </table:table-cell>
          <table:table-cell table:formula="of:=[.I24]-[.$I$26]" office:value-type="float" office:value="0.000000000500008923154383" calcext:value-type="float">
            <text:p>5.00008923154383E-10</text:p>
          </table:table-cell>
          <table:table-cell table:formula="of:=[.I24]+[.J24]" office:value-type="float" office:value="123.454087056708" calcext:value-type="float">
            <text:p>123.454087056708</text:p>
          </table:table-cell>
          <table:table-cell table:formula="of:=[.I24]+[.K24]" office:value-type="float" office:value="123.516433446265" calcext:value-type="float">
            <text:p>123.516433446265</text:p>
          </table:table-cell>
          <table:table-cell table:formula="of:=[.I24]+[.L24]" office:value-type="float" office:value="123.485260251487" calcext:value-type="float">
            <text:p>123.485260251487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429173325875" calcext:value-type="float">
            <text:p>122.429173325875</text:p>
          </table:table-cell>
          <table:table-cell table:formula="of:=[.T23]+[.O24]" office:value-type="float" office:value="122.797007117763" calcext:value-type="float">
            <text:p>122.797007117763</text:p>
          </table:table-cell>
          <table:table-cell table:formula="of:=[.U23]+[.P24]" office:value-type="float" office:value="122.613090221821" calcext:value-type="float">
            <text:p>122.613090221821</text:p>
          </table:table-cell>
          <table:table-cell table:formula="of:=[.V23]+[.Q24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.233428176" calcext:value-type="float">
            <text:p>245.233428176</text:p>
          </table:table-cell>
          <table:table-cell office:value-type="float" office:value="245.451630434782" calcext:value-type="float">
            <text:p>245.451630434782</text:p>
          </table:table-cell>
          <table:table-cell table:formula="of:=([.B25]+[.C25])/2" office:value-type="float" office:value="245.342529305391" calcext:value-type="float">
            <text:p>245.342529305391</text:p>
          </table:table-cell>
          <table:table-cell office:value-type="float" office:value="246.047824621" calcext:value-type="float">
            <text:p>246.047824621</text:p>
          </table:table-cell>
          <table:table-cell table:formula="of:=[.B25]-[.B24]" office:value-type="float" office:value="122.935239999375" calcext:value-type="float">
            <text:p>122.935239999375</text:p>
          </table:table-cell>
          <table:table-cell table:formula="of:=[.C25]-[.C24]" office:value-type="float" office:value="122.402173913043" calcext:value-type="float">
            <text:p>122.402173913043</text:p>
          </table:table-cell>
          <table:table-cell table:formula="of:=[.D25]-[.D24]" office:value-type="float" office:value="122.668706956209" calcext:value-type="float">
            <text:p>122.668706956209</text:p>
          </table:table-cell>
          <table:table-cell table:formula="of:=[.E25]-[.E24]" office:value-type="float" office:value="123.02391231" calcext:value-type="float">
            <text:p>123.02391231</text:p>
          </table:table-cell>
          <table:table-cell table:formula="of:=[.F25]-[.$F$26]" office:value-type="float" office:value="0.594738985124991" calcext:value-type="float">
            <text:p>0.594738985124991</text:p>
          </table:table-cell>
          <table:table-cell table:formula="of:=[.G25]-[.$G$26]" office:value-type="float" office:value="0.226905193236007" calcext:value-type="float">
            <text:p>0.226905193236007</text:p>
          </table:table-cell>
          <table:table-cell table:formula="of:=[.H25]-[.$H$26]" office:value-type="float" office:value="0.410822089180996" calcext:value-type="float">
            <text:p>0.410822089180996</text:p>
          </table:table-cell>
          <table:table-cell table:formula="of:=[.I25]-[.$I$26]" office:value-type="float" office:value="-0.000000000500008923154383" calcext:value-type="float">
            <text:p>-5.00008923154383E-10</text:p>
          </table:table-cell>
          <table:table-cell table:formula="of:=[.I25]+[.J25]" office:value-type="float" office:value="123.618651295125" calcext:value-type="float">
            <text:p>123.618651295125</text:p>
          </table:table-cell>
          <table:table-cell table:formula="of:=[.I25]+[.K25]" office:value-type="float" office:value="123.250817503236" calcext:value-type="float">
            <text:p>123.250817503236</text:p>
          </table:table-cell>
          <table:table-cell table:formula="of:=[.I25]+[.L25]" office:value-type="float" office:value="123.434734399181" calcext:value-type="float">
            <text:p>123.434734399181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6.047824621" calcext:value-type="float">
            <text:p>246.047824621</text:p>
          </table:table-cell>
          <table:table-cell table:formula="of:=[.T24]+[.O25]" office:value-type="float" office:value="246.047824620999" calcext:value-type="float">
            <text:p>246.047824620999</text:p>
          </table:table-cell>
          <table:table-cell table:formula="of:=[.U24]+[.P25]" office:value-type="float" office:value="246.047824621001" calcext:value-type="float">
            <text:p>246.047824621001</text:p>
          </table:table-cell>
          <table:table-cell table:formula="of:=[.V24]+[.Q25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ce50" table:formula="of:=AVERAGE([.F22:.F25])" office:value-type="float" office:value="122.34050101425" calcext:value-type="float">
            <text:p>122.34050101425</text:p>
          </table:table-cell>
          <table:table-cell table:style-name="ce50" table:formula="of:=AVERAGE([.G22:.G25])" office:value-type="float" office:value="122.175268719807" calcext:value-type="float">
            <text:p>122.175268719807</text:p>
          </table:table-cell>
          <table:table-cell table:style-name="ce50" table:formula="of:=AVERAGE([.H22:.H25])" office:value-type="float" office:value="122.257884867028" calcext:value-type="float">
            <text:p>122.257884867028</text:p>
          </table:table-cell>
          <table:table-cell table:style-name="ce50" table:formula="of:=AVERAGE([.I22:.I25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6.272655834906" calcext:value-type="float">
            <text:p>-246.272655834906</text:p>
          </table:table-cell>
          <table:table-cell office:value-type="float" office:value="-247.426630434783" calcext:value-type="float">
            <text:p>-247.426630434783</text:p>
          </table:table-cell>
          <table:table-cell table:formula="of:=([.B29]+[.C29])/2" office:value-type="float" office:value="-246.849643134844" calcext:value-type="float">
            <text:p>-246.84964313484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9]+[.J29]" office:value-type="float" office:value="0" calcext:value-type="float">
            <text:p>0</text:p>
          </table:table-cell>
          <table:table-cell table:formula="of:=[.I29]+[.K29]" office:value-type="float" office:value="0" calcext:value-type="float">
            <text:p>0</text:p>
          </table:table-cell>
          <table:table-cell table:formula="of:=[.I29]+[.L29]" office:value-type="float" office:value="0" calcext:value-type="float">
            <text:p>0</text:p>
          </table:table-cell>
          <table:table-cell table:formula="of:=[.I29]+[.M29]" office:value-type="float" office:value="0" calcext:value-type="float">
            <text:p>0</text:p>
          </table:table-cell>
          <table:table-cell/>
          <table:table-cell table:formula="of:=[.E29]" office:value-type="float" office:value="-246.047824621" calcext:value-type="float">
            <text:p>-246.047824621</text:p>
          </table:table-cell>
          <table:table-cell table:formula="of:=[.S29]" office:value-type="float" office:value="-246.047824621" calcext:value-type="float">
            <text:p>-246.047824621</text:p>
          </table:table-cell>
          <table:table-cell table:formula="of:=[.T29]" office:value-type="float" office:value="-246.047824621" calcext:value-type="float">
            <text:p>-246.047824621</text:p>
          </table:table-cell>
          <table:table-cell table:formula="of:=[.U29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.359516492667" calcext:value-type="float">
            <text:p>-123.359516492667</text:p>
          </table:table-cell>
          <table:table-cell office:value-type="float" office:value="-125.482065217392" calcext:value-type="float">
            <text:p>-125.482065217392</text:p>
          </table:table-cell>
          <table:table-cell table:formula="of:=([.B30]+[.C30])/2" office:value-type="float" office:value="-124.42079085503" calcext:value-type="float">
            <text:p>-124.42079085503</text:p>
          </table:table-cell>
          <table:table-cell office:value-type="float" office:value="-123.023912311" calcext:value-type="float">
            <text:p>-123.023912311</text:p>
          </table:table-cell>
          <table:table-cell table:formula="of:=[.B30]-[.B29]" office:value-type="float" office:value="122.913139342239" calcext:value-type="float">
            <text:p>122.913139342239</text:p>
          </table:table-cell>
          <table:table-cell table:formula="of:=[.C30]-[.C29]" office:value-type="float" office:value="121.944565217391" calcext:value-type="float">
            <text:p>121.944565217391</text:p>
          </table:table-cell>
          <table:table-cell table:formula="of:=[.D30]-[.D29]" office:value-type="float" office:value="122.428852279815" calcext:value-type="float">
            <text:p>122.428852279815</text:p>
          </table:table-cell>
          <table:table-cell table:formula="of:=[.E30]-[.E29]" office:value-type="float" office:value="123.02391231" calcext:value-type="float">
            <text:p>123.02391231</text:p>
          </table:table-cell>
          <table:table-cell table:formula="of:=[.F30]-[.$F$34]" office:value-type="float" office:value="0.564109986596009" calcext:value-type="float">
            <text:p>0.564109986596009</text:p>
          </table:table-cell>
          <table:table-cell table:formula="of:=[.G30]-[.$G$34]" office:value-type="float" office:value="0.0101902173909849" calcext:value-type="float">
            <text:p>0.010190217390985</text:p>
          </table:table-cell>
          <table:table-cell table:formula="of:=[.H30]-[.$H$34]" office:value-type="float" office:value="0.287150101992978" calcext:value-type="float">
            <text:p>0.287150101992978</text:p>
          </table:table-cell>
          <table:table-cell table:formula="of:=[.I30]-[.$I$34]" office:value-type="float" office:value="-0.000000000500008923154383" calcext:value-type="float">
            <text:p>-5.00008923154383E-10</text:p>
          </table:table-cell>
          <table:table-cell table:formula="of:=[.I30]+[.J30]" office:value-type="float" office:value="123.588022296596" calcext:value-type="float">
            <text:p>123.588022296596</text:p>
          </table:table-cell>
          <table:table-cell table:formula="of:=[.I30]+[.K30]" office:value-type="float" office:value="123.034102527391" calcext:value-type="float">
            <text:p>123.034102527391</text:p>
          </table:table-cell>
          <table:table-cell table:formula="of:=[.I30]+[.L30]" office:value-type="float" office:value="123.311062411993" calcext:value-type="float">
            <text:p>123.311062411993</text:p>
          </table:table-cell>
          <table:table-cell table:formula="of:=[.I30]+[.M30]" office:value-type="float" office:value="123.0239123095" calcext:value-type="float">
            <text:p>123.0239123095</text:p>
          </table:table-cell>
          <table:table-cell/>
          <table:table-cell table:formula="of:=[.S29]+[.N30]" office:value-type="float" office:value="-122.459802324404" calcext:value-type="float">
            <text:p>-122.459802324404</text:p>
          </table:table-cell>
          <table:table-cell table:formula="of:=[.T29]+[.O30]" office:value-type="float" office:value="-123.013722093609" calcext:value-type="float">
            <text:p>-123.013722093609</text:p>
          </table:table-cell>
          <table:table-cell table:formula="of:=[.U29]+[.P30]" office:value-type="float" office:value="-122.736762209007" calcext:value-type="float">
            <text:p>-122.736762209007</text:p>
          </table:table-cell>
          <table:table-cell table:formula="of:=[.V29]+[.Q30]" office:value-type="float" office:value="-123.0239123115" calcext:value-type="float">
            <text:p>-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47953739999998" calcext:value-type="float">
            <text:p>-1.47953739999998</text:p>
          </table:table-cell>
          <table:table-cell office:value-type="float" office:value="-3.62336956521739" calcext:value-type="float">
            <text:p>-3.62336956521739</text:p>
          </table:table-cell>
          <table:table-cell table:formula="of:=([.B31]+[.C31])/2" office:value-type="float" office:value="-2.55145348260868" calcext:value-type="float">
            <text:p>-2.55145348260868</text:p>
          </table:table-cell>
          <table:table-cell office:value-type="float" office:value="0" calcext:value-type="float">
            <text:p>0</text:p>
          </table:table-cell>
          <table:table-cell table:formula="of:=[.B31]-[.B30]" office:value-type="float" office:value="121.879979092667" calcext:value-type="float">
            <text:p>121.879979092667</text:p>
          </table:table-cell>
          <table:table-cell table:formula="of:=[.C31]-[.C30]" office:value-type="float" office:value="121.858695652175" calcext:value-type="float">
            <text:p>121.858695652175</text:p>
          </table:table-cell>
          <table:table-cell table:formula="of:=[.D31]-[.D30]" office:value-type="float" office:value="121.869337372421" calcext:value-type="float">
            <text:p>121.869337372421</text:p>
          </table:table-cell>
          <table:table-cell table:formula="of:=[.E31]-[.E30]" office:value-type="float" office:value="123.023912311" calcext:value-type="float">
            <text:p>123.023912311</text:p>
          </table:table-cell>
          <table:table-cell table:formula="of:=[.F31]-[.$F$34]" office:value-type="float" office:value="-0.469050262975983" calcext:value-type="float">
            <text:p>-0.469050262975983</text:p>
          </table:table-cell>
          <table:table-cell table:formula="of:=[.G31]-[.$G$34]" office:value-type="float" office:value="-0.0756793478253854" calcext:value-type="float">
            <text:p>-0.075679347825386</text:p>
          </table:table-cell>
          <table:table-cell table:formula="of:=[.H31]-[.$H$34]" office:value-type="float" office:value="-0.272364805401168" calcext:value-type="float">
            <text:p>-0.272364805401168</text:p>
          </table:table-cell>
          <table:table-cell table:formula="of:=[.I31]-[.$I$34]" office:value-type="float" office:value="0.000000000500008923154383" calcext:value-type="float">
            <text:p>5.00008923154383E-10</text:p>
          </table:table-cell>
          <table:table-cell table:formula="of:=[.I31]+[.J31]" office:value-type="float" office:value="122.554862048024" calcext:value-type="float">
            <text:p>122.554862048024</text:p>
          </table:table-cell>
          <table:table-cell table:formula="of:=[.I31]+[.K31]" office:value-type="float" office:value="122.948232963175" calcext:value-type="float">
            <text:p>122.948232963175</text:p>
          </table:table-cell>
          <table:table-cell table:formula="of:=[.I31]+[.L31]" office:value-type="float" office:value="122.751547505599" calcext:value-type="float">
            <text:p>122.751547505599</text:p>
          </table:table-cell>
          <table:table-cell table:formula="of:=[.I31]+[.M31]" office:value-type="float" office:value="123.0239123115" calcext:value-type="float">
            <text:p>123.0239123115</text:p>
          </table:table-cell>
          <table:table-cell/>
          <table:table-cell table:formula="of:=[.S30]+[.N31]" office:value-type="float" office:value="0.0950597236200252" calcext:value-type="float">
            <text:p>0.095059723620025</text:p>
          </table:table-cell>
          <table:table-cell table:formula="of:=[.T30]+[.O31]" office:value-type="float" office:value="-0.0654891304344005" calcext:value-type="float">
            <text:p>-0.065489130434401</text:p>
          </table:table-cell>
          <table:table-cell table:formula="of:=[.U30]+[.P31]" office:value-type="float" office:value="0.0147852965918105" calcext:value-type="float">
            <text:p>0.014785296591811</text:p>
          </table:table-cell>
          <table:table-cell table:formula="of:=[.V30]+[.Q3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.707350194333" calcext:value-type="float">
            <text:p>120.707350194333</text:p>
          </table:table-cell>
          <table:table-cell office:value-type="float" office:value="118.265340909091" calcext:value-type="float">
            <text:p>118.265340909091</text:p>
          </table:table-cell>
          <table:table-cell table:formula="of:=([.B32]+[.C32])/2" office:value-type="float" office:value="119.486345551712" calcext:value-type="float">
            <text:p>119.486345551712</text:p>
          </table:table-cell>
          <table:table-cell office:value-type="float" office:value="123.023912311" calcext:value-type="float">
            <text:p>123.023912311</text:p>
          </table:table-cell>
          <table:table-cell table:formula="of:=[.B32]-[.B31]" office:value-type="float" office:value="122.186887594333" calcext:value-type="float">
            <text:p>122.186887594333</text:p>
          </table:table-cell>
          <table:table-cell table:formula="of:=[.C32]-[.C31]" office:value-type="float" office:value="121.888710474308" calcext:value-type="float">
            <text:p>121.888710474308</text:p>
          </table:table-cell>
          <table:table-cell table:formula="of:=[.D32]-[.D31]" office:value-type="float" office:value="122.037799034321" calcext:value-type="float">
            <text:p>122.037799034321</text:p>
          </table:table-cell>
          <table:table-cell table:formula="of:=[.E32]-[.E31]" office:value-type="float" office:value="123.023912311" calcext:value-type="float">
            <text:p>123.023912311</text:p>
          </table:table-cell>
          <table:table-cell table:formula="of:=[.F32]-[.$F$34]" office:value-type="float" office:value="-0.162141761310011" calcext:value-type="float">
            <text:p>-0.162141761310011</text:p>
          </table:table-cell>
          <table:table-cell table:formula="of:=[.G32]-[.$G$34]" office:value-type="float" office:value="-0.0456645256916204" calcext:value-type="float">
            <text:p>-0.04566452569162</text:p>
          </table:table-cell>
          <table:table-cell table:formula="of:=[.H32]-[.$H$34]" office:value-type="float" office:value="-0.103903143501327" calcext:value-type="float">
            <text:p>-0.103903143501327</text:p>
          </table:table-cell>
          <table:table-cell table:formula="of:=[.I32]-[.$I$34]" office:value-type="float" office:value="0.000000000500008923154383" calcext:value-type="float">
            <text:p>5.00008923154383E-10</text:p>
          </table:table-cell>
          <table:table-cell table:formula="of:=[.I32]+[.J32]" office:value-type="float" office:value="122.86177054969" calcext:value-type="float">
            <text:p>122.86177054969</text:p>
          </table:table-cell>
          <table:table-cell table:formula="of:=[.I32]+[.K32]" office:value-type="float" office:value="122.978247785308" calcext:value-type="float">
            <text:p>122.978247785308</text:p>
          </table:table-cell>
          <table:table-cell table:formula="of:=[.I32]+[.L32]" office:value-type="float" office:value="122.920009167499" calcext:value-type="float">
            <text:p>122.920009167499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2.95683027331" calcext:value-type="float">
            <text:p>122.95683027331</text:p>
          </table:table-cell>
          <table:table-cell table:formula="of:=[.T31]+[.O32]" office:value-type="float" office:value="122.912758654874" calcext:value-type="float">
            <text:p>122.912758654874</text:p>
          </table:table-cell>
          <table:table-cell table:formula="of:=[.U31]+[.P32]" office:value-type="float" office:value="122.93479446409" calcext:value-type="float">
            <text:p>122.93479446409</text:p>
          </table:table-cell>
          <table:table-cell table:formula="of:=[.V31]+[.Q32]" office:value-type="float" office:value="123.0239123115" calcext:value-type="float">
            <text:p>123.0239123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.123461587667" calcext:value-type="float">
            <text:p>243.123461587667</text:p>
          </table:table-cell>
          <table:table-cell office:value-type="float" office:value="240.310869565217" calcext:value-type="float">
            <text:p>240.310869565217</text:p>
          </table:table-cell>
          <table:table-cell table:formula="of:=([.B33]+[.C33])/2" office:value-type="float" office:value="241.717165576442" calcext:value-type="float">
            <text:p>241.717165576442</text:p>
          </table:table-cell>
          <table:table-cell office:value-type="float" office:value="246.047824621" calcext:value-type="float">
            <text:p>246.047824621</text:p>
          </table:table-cell>
          <table:table-cell table:formula="of:=[.B33]-[.B32]" office:value-type="float" office:value="122.416111393334" calcext:value-type="float">
            <text:p>122.416111393334</text:p>
          </table:table-cell>
          <table:table-cell table:formula="of:=[.C33]-[.C32]" office:value-type="float" office:value="122.045528656126" calcext:value-type="float">
            <text:p>122.045528656126</text:p>
          </table:table-cell>
          <table:table-cell table:formula="of:=[.D33]-[.D32]" office:value-type="float" office:value="122.23082002473" calcext:value-type="float">
            <text:p>122.23082002473</text:p>
          </table:table-cell>
          <table:table-cell table:formula="of:=[.E33]-[.E32]" office:value-type="float" office:value="123.02391231" calcext:value-type="float">
            <text:p>123.02391231</text:p>
          </table:table-cell>
          <table:table-cell table:formula="of:=[.F33]-[.$F$34]" office:value-type="float" office:value="0.0670820376910086" calcext:value-type="float">
            <text:p>0.067082037691009</text:p>
          </table:table-cell>
          <table:table-cell table:formula="of:=[.G33]-[.$G$34]" office:value-type="float" office:value="0.111153656125992" calcext:value-type="float">
            <text:p>0.111153656125992</text:p>
          </table:table-cell>
          <table:table-cell table:formula="of:=[.H33]-[.$H$34]" office:value-type="float" office:value="0.0891178469080103" calcext:value-type="float">
            <text:p>0.08911784690801</text:p>
          </table:table-cell>
          <table:table-cell table:formula="of:=[.I33]-[.$I$34]" office:value-type="float" office:value="-0.000000000500008923154383" calcext:value-type="float">
            <text:p>-5.00008923154383E-10</text:p>
          </table:table-cell>
          <table:table-cell table:formula="of:=[.I33]+[.J33]" office:value-type="float" office:value="123.090994347691" calcext:value-type="float">
            <text:p>123.090994347691</text:p>
          </table:table-cell>
          <table:table-cell table:formula="of:=[.I33]+[.K33]" office:value-type="float" office:value="123.135065966126" calcext:value-type="float">
            <text:p>123.135065966126</text:p>
          </table:table-cell>
          <table:table-cell table:formula="of:=[.I33]+[.L33]" office:value-type="float" office:value="123.113030156908" calcext:value-type="float">
            <text:p>123.113030156908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6.047824621001" calcext:value-type="float">
            <text:p>246.047824621001</text:p>
          </table:table-cell>
          <table:table-cell table:formula="of:=[.T32]+[.O33]" office:value-type="float" office:value="246.047824621" calcext:value-type="float">
            <text:p>246.047824621</text:p>
          </table:table-cell>
          <table:table-cell table:formula="of:=[.U32]+[.P33]" office:value-type="float" office:value="246.047824620998" calcext:value-type="float">
            <text:p>246.047824620998</text:p>
          </table:table-cell>
          <table:table-cell table:formula="of:=[.V32]+[.Q33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AVERAGE([.F30:.F33])" office:value-type="float" office:value="122.349029355643" calcext:value-type="float">
            <text:p>122.349029355643</text:p>
          </table:table-cell>
          <table:table-cell table:style-name="ce50" table:formula="of:=AVERAGE([.G30:.G33])" office:value-type="float" office:value="121.934375" calcext:value-type="float">
            <text:p>121.934375</text:p>
          </table:table-cell>
          <table:table-cell table:style-name="ce50" table:formula="of:=AVERAGE([.H30:.H33])" office:value-type="float" office:value="122.141702177822" calcext:value-type="float">
            <text:p>122.141702177822</text:p>
          </table:table-cell>
          <table:table-cell table:style-name="ce50" table:formula="of:=AVERAGE([.I30:.I33])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 table:number-rows-repeated="3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4.550896771" calcext:value-type="float">
            <text:p>-244.550896771</text:p>
          </table:table-cell>
          <table:table-cell office:value-type="float" office:value="-245.433695652174" calcext:value-type="float">
            <text:p>-245.433695652174</text:p>
          </table:table-cell>
          <table:table-cell table:formula="of:=([.B41]+[.C41])/2" office:value-type="float" office:value="-244.992296211587" calcext:value-type="float">
            <text:p>-244.992296211587</text:p>
          </table:table-cell>
          <table:table-cell office:value-type="float" office:value="-246.047824621" calcext:value-type="float">
            <text:p>-246.047824621</text:p>
          </table:table-cell>
          <table:table-cell table:style-name="Default" table:formula="of:=[.B42]-[.B41]" office:value-type="float" office:value="122.063883653167" calcext:value-type="float">
            <text:p>122.063883653167</text:p>
          </table:table-cell>
          <table:table-cell table:style-name="Default" table:formula="of:=[.C42]-[.C41]" office:value-type="float" office:value="121.404150197628" calcext:value-type="float">
            <text:p>121.404150197628</text:p>
          </table:table-cell>
          <table:table-cell table:style-name="Default" table:formula="of:=[.D42]-[.D41]" office:value-type="float" office:value="121.734016925398" calcext:value-type="float">
            <text:p>121.734016925398</text:p>
          </table:table-cell>
          <table:table-cell table:style-name="Default" table:formula="of:=[.E42]-[.E41]" office:value-type="float" office:value="123.02391231" calcext:value-type="float">
            <text:p>123.02391231</text:p>
          </table:table-cell>
          <table:table-cell table:formula="of:=[.F41]-[.$F$46]" office:value-type="float" office:value="-0.294448784416005" calcext:value-type="float">
            <text:p>-0.294448784416005</text:p>
          </table:table-cell>
          <table:table-cell table:formula="of:=[.G41]-[.$G$46]" office:value-type="float" office:value="-0.860795454546008" calcext:value-type="float">
            <text:p>-0.860795454546008</text:p>
          </table:table-cell>
          <table:table-cell table:formula="of:=[.H41]-[.$H$46]" office:value-type="float" office:value="-0.577622119481006" calcext:value-type="float">
            <text:p>-0.577622119481006</text:p>
          </table:table-cell>
          <table:table-cell table:formula="of:=[.I41]-[.$I$46]" office:value-type="float" office:value="-0.000000000499994712299667" calcext:value-type="float">
            <text:p>-4.99994712299667E-10</text:p>
          </table:table-cell>
          <table:table-cell table:formula="of:=[.I41]-[.J41]" office:value-type="float" office:value="123.318361094416" calcext:value-type="float">
            <text:p>123.318361094416</text:p>
          </table:table-cell>
          <table:table-cell table:formula="of:=[.I41]-[.K41]" office:value-type="float" office:value="123.884707764546" calcext:value-type="float">
            <text:p>123.884707764546</text:p>
          </table:table-cell>
          <table:table-cell table:formula="of:=[.I41]-[.L41]" office:value-type="float" office:value="123.601534429481" calcext:value-type="float">
            <text:p>123.601534429481</text:p>
          </table:table-cell>
          <table:table-cell table:formula="of:=[.I41]-[.M41]" office:value-type="float" office:value="123.0239123105" calcext:value-type="float">
            <text:p>123.0239123105</text:p>
          </table:table-cell>
          <table:table-cell/>
          <table:table-cell table:formula="of:=[.S42]-[.N41]" office:value-type="float" office:value="-246.637818518499" calcext:value-type="float">
            <text:p>-246.637818518499</text:p>
          </table:table-cell>
          <table:table-cell table:formula="of:=[.T42]-[.O41]" office:value-type="float" office:value="-246.721861182265" calcext:value-type="float">
            <text:p>-246.721861182265</text:p>
          </table:table-cell>
          <table:table-cell table:formula="of:=[.U42]-[.P41]" office:value-type="float" office:value="-246.679839850383" calcext:value-type="float">
            <text:p>-246.679839850383</text:p>
          </table:table-cell>
          <table:table-cell table:formula="of:=[.V42]-[.Q41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487013117833" calcext:value-type="float">
            <text:p>-122.487013117833</text:p>
          </table:table-cell>
          <table:table-cell office:value-type="float" office:value="-124.029545454546" calcext:value-type="float">
            <text:p>-124.029545454546</text:p>
          </table:table-cell>
          <table:table-cell table:formula="of:=([.B42]+[.C42])/2" office:value-type="float" office:value="-123.258279286189" calcext:value-type="float">
            <text:p>-123.258279286189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43]-[.B42]" office:value-type="float" office:value="122.0627873245" calcext:value-type="float">
            <text:p>122.0627873245</text:p>
          </table:table-cell>
          <table:table-cell table:style-name="Default" table:formula="of:=[.C43]-[.C42]" office:value-type="float" office:value="122.451704545455" calcext:value-type="float">
            <text:p>122.451704545455</text:p>
          </table:table-cell>
          <table:table-cell table:style-name="Default" table:formula="of:=[.D43]-[.D42]" office:value-type="float" office:value="122.257245934977" calcext:value-type="float">
            <text:p>122.257245934977</text:p>
          </table:table-cell>
          <table:table-cell table:style-name="Default" table:formula="of:=[.E43]-[.E42]" office:value-type="float" office:value="123.023912311" calcext:value-type="float">
            <text:p>123.023912311</text:p>
          </table:table-cell>
          <table:table-cell table:formula="of:=[.F42]-[.$F$46]" office:value-type="float" office:value="-0.295545113083008" calcext:value-type="float">
            <text:p>-0.295545113083008</text:p>
          </table:table-cell>
          <table:table-cell table:formula="of:=[.G42]-[.$G$46]" office:value-type="float" office:value="0.186758893280995" calcext:value-type="float">
            <text:p>0.186758893280995</text:p>
          </table:table-cell>
          <table:table-cell table:formula="of:=[.H42]-[.$H$46]" office:value-type="float" office:value="-0.0543931099020085" calcext:value-type="float">
            <text:p>-0.054393109902009</text:p>
          </table:table-cell>
          <table:table-cell table:formula="of:=[.I42]-[.$I$46]" office:value-type="float" office:value="0.000000000500008923154383" calcext:value-type="float">
            <text:p>5.00008923154383E-10</text:p>
          </table:table-cell>
          <table:table-cell table:formula="of:=[.I42]-[.J42]" office:value-type="float" office:value="123.319457424083" calcext:value-type="float">
            <text:p>123.319457424083</text:p>
          </table:table-cell>
          <table:table-cell table:formula="of:=[.I42]-[.K42]" office:value-type="float" office:value="122.837153417719" calcext:value-type="float">
            <text:p>122.837153417719</text:p>
          </table:table-cell>
          <table:table-cell table:formula="of:=[.I42]-[.L42]" office:value-type="float" office:value="123.078305420902" calcext:value-type="float">
            <text:p>123.078305420902</text:p>
          </table:table-cell>
          <table:table-cell table:formula="of:=[.I42]-[.M42]" office:value-type="float" office:value="123.0239123105" calcext:value-type="float">
            <text:p>123.0239123105</text:p>
          </table:table-cell>
          <table:table-cell/>
          <table:table-cell table:formula="of:=[.S43]-[.N42]" office:value-type="float" office:value="-123.319457424083" calcext:value-type="float">
            <text:p>-123.319457424083</text:p>
          </table:table-cell>
          <table:table-cell table:formula="of:=[.T43]-[.O42]" office:value-type="float" office:value="-122.837153417719" calcext:value-type="float">
            <text:p>-122.837153417719</text:p>
          </table:table-cell>
          <table:table-cell table:formula="of:=[.U43]-[.P42]" office:value-type="float" office:value="-123.078305420902" calcext:value-type="float">
            <text:p>-123.078305420902</text:p>
          </table:table-cell>
          <table:table-cell table:formula="of:=[.V43]-[.Q42]" office:value-type="float" office:value="-123.0239123105" calcext:value-type="float">
            <text:p>-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24225793333319" calcext:value-type="float">
            <text:p>-0.424225793333319</text:p>
          </table:table-cell>
          <table:table-cell office:value-type="float" office:value="-1.57784090909092" calcext:value-type="float">
            <text:p>-1.57784090909092</text:p>
          </table:table-cell>
          <table:table-cell table:formula="of:=([.B43]+[.C43])/2" office:value-type="float" office:value="-1.00103335121212" calcext:value-type="float">
            <text:p>-1.00103335121212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43]-[.J43]" office:value-type="float" office:value="0" calcext:value-type="float">
            <text:p>0</text:p>
          </table:table-cell>
          <table:table-cell table:formula="of:=[.I43]-[.K43]" office:value-type="float" office:value="0" calcext:value-type="float">
            <text:p>0</text:p>
          </table:table-cell>
          <table:table-cell table:formula="of:=[.I43]-[.L43]" office:value-type="float" office:value="0" calcext:value-type="float">
            <text:p>0</text:p>
          </table:table-cell>
          <table:table-cell table:formula="of:=[.I43]-[.M43]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.980862732875" calcext:value-type="float">
            <text:p>121.980862732875</text:p>
          </table:table-cell>
          <table:table-cell office:value-type="float" office:value="121.030319148936" calcext:value-type="float">
            <text:p>121.030319148936</text:p>
          </table:table-cell>
          <table:table-cell table:formula="of:=([.B44]+[.C44])/2" office:value-type="float" office:value="121.505590940906" calcext:value-type="float">
            <text:p>121.505590940906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44]-[.B43]" office:value-type="float" office:value="122.405088526208" calcext:value-type="float">
            <text:p>122.405088526208</text:p>
          </table:table-cell>
          <table:table-cell table:style-name="Default" table:formula="of:=[.C44]-[.C43]" office:value-type="float" office:value="122.608160058027" calcext:value-type="float">
            <text:p>122.608160058027</text:p>
          </table:table-cell>
          <table:table-cell table:style-name="Default" table:formula="of:=[.D44]-[.D43]" office:value-type="float" office:value="122.506624292118" calcext:value-type="float">
            <text:p>122.506624292118</text:p>
          </table:table-cell>
          <table:table-cell table:style-name="Default" table:formula="of:=[.E44]-[.E43]" office:value-type="float" office:value="123.023912311" calcext:value-type="float">
            <text:p>123.023912311</text:p>
          </table:table-cell>
          <table:table-cell table:formula="of:=[.F44]-[.$F$46]" office:value-type="float" office:value="0.0467560886250027" calcext:value-type="float">
            <text:p>0.046756088625003</text:p>
          </table:table-cell>
          <table:table-cell table:formula="of:=[.G44]-[.$G$46]" office:value-type="float" office:value="0.34321440585299" calcext:value-type="float">
            <text:p>0.34321440585299</text:p>
          </table:table-cell>
          <table:table-cell table:formula="of:=[.H44]-[.$H$46]" office:value-type="float" office:value="0.194985247239003" calcext:value-type="float">
            <text:p>0.194985247239003</text:p>
          </table:table-cell>
          <table:table-cell table:formula="of:=[.I44]-[.$I$46]" office:value-type="float" office:value="0.000000000500008923154383" calcext:value-type="float">
            <text:p>5.00008923154383E-10</text:p>
          </table:table-cell>
          <table:table-cell table:formula="of:=[.I44]-[.J44]" office:value-type="float" office:value="122.977156222375" calcext:value-type="float">
            <text:p>122.977156222375</text:p>
          </table:table-cell>
          <table:table-cell table:formula="of:=[.I44]-[.K44]" office:value-type="float" office:value="122.680697905147" calcext:value-type="float">
            <text:p>122.680697905147</text:p>
          </table:table-cell>
          <table:table-cell table:formula="of:=[.I44]-[.L44]" office:value-type="float" office:value="122.828927063761" calcext:value-type="float">
            <text:p>122.828927063761</text:p>
          </table:table-cell>
          <table:table-cell table:formula="of:=[.I44]-[.M44]" office:value-type="float" office:value="123.0239123105" calcext:value-type="float">
            <text:p>123.0239123105</text:p>
          </table:table-cell>
          <table:table-cell/>
          <table:table-cell table:formula="of:=[.S43]+[.N44]" office:value-type="float" office:value="122.977156222375" calcext:value-type="float">
            <text:p>122.977156222375</text:p>
          </table:table-cell>
          <table:table-cell table:formula="of:=[.T43]+[.O44]" office:value-type="float" office:value="122.680697905147" calcext:value-type="float">
            <text:p>122.680697905147</text:p>
          </table:table-cell>
          <table:table-cell table:formula="of:=[.U43]+[.P44]" office:value-type="float" office:value="122.828927063761" calcext:value-type="float">
            <text:p>122.828927063761</text:p>
          </table:table-cell>
          <table:table-cell table:formula="of:=[.V43]+[.Q44]" office:value-type="float" office:value="123.0239123105" calcext:value-type="float">
            <text:p>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.882432979333" calcext:value-type="float">
            <text:p>244.882432979333</text:p>
          </table:table-cell>
          <table:table-cell office:value-type="float" office:value="243.626086956521" calcext:value-type="float">
            <text:p>243.626086956521</text:p>
          </table:table-cell>
          <table:table-cell table:formula="of:=([.B45]+[.C45])/2" office:value-type="float" office:value="244.254259967927" calcext:value-type="float">
            <text:p>244.254259967927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45]-[.B44]" office:value-type="float" office:value="122.901570246458" calcext:value-type="float">
            <text:p>122.901570246458</text:p>
          </table:table-cell>
          <table:table-cell table:style-name="Default" table:formula="of:=[.C45]-[.C44]" office:value-type="float" office:value="122.595767807585" calcext:value-type="float">
            <text:p>122.595767807585</text:p>
          </table:table-cell>
          <table:table-cell table:style-name="Default" table:formula="of:=[.D45]-[.D44]" office:value-type="float" office:value="122.748669027021" calcext:value-type="float">
            <text:p>122.748669027021</text:p>
          </table:table-cell>
          <table:table-cell table:style-name="Default" table:formula="of:=[.E45]-[.E44]" office:value-type="float" office:value="123.02391231" calcext:value-type="float">
            <text:p>123.02391231</text:p>
          </table:table-cell>
          <table:table-cell table:formula="of:=[.F45]-[.$F$46]" office:value-type="float" office:value="0.543237808874991" calcext:value-type="float">
            <text:p>0.543237808874991</text:p>
          </table:table-cell>
          <table:table-cell table:formula="of:=[.G45]-[.$G$46]" office:value-type="float" office:value="0.330822155410999" calcext:value-type="float">
            <text:p>0.330822155410999</text:p>
          </table:table-cell>
          <table:table-cell table:formula="of:=[.H45]-[.$H$46]" office:value-type="float" office:value="0.437029982141993" calcext:value-type="float">
            <text:p>0.437029982141993</text:p>
          </table:table-cell>
          <table:table-cell table:formula="of:=[.I45]-[.$I$46]" office:value-type="float" office:value="-0.000000000499994712299667" calcext:value-type="float">
            <text:p>-4.99994712299667E-10</text:p>
          </table:table-cell>
          <table:table-cell table:formula="of:=[.I45]-[.J45]" office:value-type="float" office:value="122.480674501125" calcext:value-type="float">
            <text:p>122.480674501125</text:p>
          </table:table-cell>
          <table:table-cell table:formula="of:=[.I45]-[.K45]" office:value-type="float" office:value="122.693090154589" calcext:value-type="float">
            <text:p>122.693090154589</text:p>
          </table:table-cell>
          <table:table-cell table:formula="of:=[.I45]-[.L45]" office:value-type="float" office:value="122.586882327858" calcext:value-type="float">
            <text:p>122.586882327858</text:p>
          </table:table-cell>
          <table:table-cell table:formula="of:=[.I45]-[.M45]" office:value-type="float" office:value="123.0239123105" calcext:value-type="float">
            <text:p>123.0239123105</text:p>
          </table:table-cell>
          <table:table-cell/>
          <table:table-cell table:formula="of:=[.S44]+[.N45]" office:value-type="float" office:value="245.4578307235" calcext:value-type="float">
            <text:p>245.4578307235</text:p>
          </table:table-cell>
          <table:table-cell table:formula="of:=[.T44]+[.O45]" office:value-type="float" office:value="245.373788059736" calcext:value-type="float">
            <text:p>245.373788059736</text:p>
          </table:table-cell>
          <table:table-cell table:formula="of:=[.U44]+[.P45]" office:value-type="float" office:value="245.415809391619" calcext:value-type="float">
            <text:p>245.415809391619</text:p>
          </table:table-cell>
          <table:table-cell table:formula="of:=[.V44]+[.Q45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([.F41]+[.F42]+[.F44]+[.F45])/4" office:value-type="float" office:value="122.358332437583" calcext:value-type="float">
            <text:p>122.358332437583</text:p>
          </table:table-cell>
          <table:table-cell table:style-name="ce50" table:formula="of:=([.G41]+[.G42]+[.G44]+[.G45])/4" office:value-type="float" office:value="122.264945652174" calcext:value-type="float">
            <text:p>122.264945652174</text:p>
          </table:table-cell>
          <table:table-cell table:style-name="ce50" table:formula="of:=([.H41]+[.H42]+[.H44]+[.H45])/4" office:value-type="float" office:value="122.311639044879" calcext:value-type="float">
            <text:p>122.311639044879</text:p>
          </table:table-cell>
          <table:table-cell table:style-name="ce50" table:formula="of:=([.I41]+[.I42]+[.I44]+[.I45])/4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7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office:value-type="float" office:value="-245.409269605375" calcext:value-type="float">
            <text:p>-245.409269605375</text:p>
          </table:table-cell>
          <table:table-cell office:value-type="float" office:value="-245.552127659574" calcext:value-type="float">
            <text:p>-245.552127659574</text:p>
          </table:table-cell>
          <table:table-cell table:formula="of:=([.B49]+[.C49])/2" office:value-type="float" office:value="-245.480698632474" calcext:value-type="float">
            <text:p>-245.480698632474</text:p>
          </table:table-cell>
          <table:table-cell office:value-type="float" office:value="-246.047824621" calcext:value-type="float">
            <text:p>-246.047824621</text:p>
          </table:table-cell>
          <table:table-cell table:formula="of:=[.B50]-[.B49]" office:value-type="float" office:value="123.101036681041" calcext:value-type="float">
            <text:p>123.101036681041</text:p>
          </table:table-cell>
          <table:table-cell table:formula="of:=[.C50]-[.C49]" office:value-type="float" office:value="122.05042311412" calcext:value-type="float">
            <text:p>122.05042311412</text:p>
          </table:table-cell>
          <table:table-cell table:formula="of:=[.D50]-[.D49]" office:value-type="float" office:value="122.575729897581" calcext:value-type="float">
            <text:p>122.575729897581</text:p>
          </table:table-cell>
          <table:table-cell table:formula="of:=[.E50]-[.E49]" office:value-type="float" office:value="123.02391231" calcext:value-type="float">
            <text:p>123.02391231</text:p>
          </table:table-cell>
          <table:table-cell table:style-name="ce8" table:formula="of:=[.F49]-[.$F$54]" office:value-type="float" office:value="0.105815636947227" calcext:value-type="float">
            <text:p>0.105815636947227</text:p>
          </table:table-cell>
          <table:table-cell table:style-name="ce8" table:formula="of:=[.G49]-[.$G$54]" office:value-type="float" office:value="-0.257053245217989" calcext:value-type="float">
            <text:p>-0.257053245217989</text:p>
          </table:table-cell>
          <table:table-cell table:style-name="ce8" table:formula="of:=[.H49]-[.$H$54]" office:value-type="float" office:value="-0.0756188041353596" calcext:value-type="float">
            <text:p>-0.07561880413536</text:p>
          </table:table-cell>
          <table:table-cell table:style-name="ce8" table:formula="of:=[.I49]-[.$I$54]" office:value-type="float" office:value="-0.000000000500023134009098" calcext:value-type="float">
            <text:p>-5.00023134009098E-10</text:p>
          </table:table-cell>
          <table:table-cell table:formula="of:=[.I49]-[.J49]" office:value-type="float" office:value="122.918096673053" calcext:value-type="float">
            <text:p>122.918096673053</text:p>
          </table:table-cell>
          <table:table-cell table:formula="of:=[.I49]-[.K49]" office:value-type="float" office:value="123.280965555218" calcext:value-type="float">
            <text:p>123.280965555218</text:p>
          </table:table-cell>
          <table:table-cell table:formula="of:=[.I49]-[.L49]" office:value-type="float" office:value="123.099531114135" calcext:value-type="float">
            <text:p>123.099531114135</text:p>
          </table:table-cell>
          <table:table-cell table:formula="of:=[.I49]-[.M49]" office:value-type="float" office:value="123.0239123105" calcext:value-type="float">
            <text:p>123.0239123105</text:p>
          </table:table-cell>
          <table:table-cell/>
          <table:table-cell table:formula="of:=[.S50]-[.N49]" office:value-type="float" office:value="-246.252809380598" calcext:value-type="float">
            <text:p>-246.252809380598</text:p>
          </table:table-cell>
          <table:table-cell table:formula="of:=[.T50]-[.O49]" office:value-type="float" office:value="-246.647316346769" calcext:value-type="float">
            <text:p>-246.647316346769</text:p>
          </table:table-cell>
          <table:table-cell table:formula="of:=[.U50]-[.P49]" office:value-type="float" office:value="-246.450062863683" calcext:value-type="float">
            <text:p>-246.450062863683</text:p>
          </table:table-cell>
          <table:table-cell table:formula="of:=[.V50]-[.Q49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308232924334" calcext:value-type="float">
            <text:p>-122.308232924334</text:p>
          </table:table-cell>
          <table:table-cell office:value-type="float" office:value="-123.501704545454" calcext:value-type="float">
            <text:p>-123.501704545454</text:p>
          </table:table-cell>
          <table:table-cell table:formula="of:=([.B50]+[.C50])/2" office:value-type="float" office:value="-122.904968734894" calcext:value-type="float">
            <text:p>-122.904968734894</text:p>
          </table:table-cell>
          <table:table-cell office:value-type="float" office:value="-123.023912311" calcext:value-type="float">
            <text:p>-123.023912311</text:p>
          </table:table-cell>
          <table:table-cell table:formula="of:=[.B51]-[.B50]" office:value-type="float" office:value="122.684420647548" calcext:value-type="float">
            <text:p>122.684420647548</text:p>
          </table:table-cell>
          <table:table-cell table:formula="of:=[.C51]-[.C50]" office:value-type="float" office:value="121.965037878787" calcext:value-type="float">
            <text:p>121.965037878787</text:p>
          </table:table-cell>
          <table:table-cell table:formula="of:=[.D51]-[.D50]" office:value-type="float" office:value="122.324729263168" calcext:value-type="float">
            <text:p>122.324729263168</text:p>
          </table:table-cell>
          <table:table-cell table:formula="of:=[.E51]-[.E50]" office:value-type="float" office:value="123.023912311" calcext:value-type="float">
            <text:p>123.023912311</text:p>
          </table:table-cell>
          <table:table-cell table:style-name="ce8" table:formula="of:=[.F50]-[.$F$54]" office:value-type="float" office:value="-0.310800396545446" calcext:value-type="float">
            <text:p>-0.310800396545446</text:p>
          </table:table-cell>
          <table:table-cell table:style-name="ce8" table:formula="of:=[.G50]-[.$G$54]" office:value-type="float" office:value="-0.342438480550641" calcext:value-type="float">
            <text:p>-0.342438480550641</text:p>
          </table:table-cell>
          <table:table-cell table:style-name="ce8" table:formula="of:=[.H50]-[.$H$54]" office:value-type="float" office:value="-0.32661943854805" calcext:value-type="float">
            <text:p>-0.32661943854805</text:p>
          </table:table-cell>
          <table:table-cell table:style-name="ce8" table:formula="of:=[.I50]-[.$I$54]" office:value-type="float" office:value="0.000000000499994712299667" calcext:value-type="float">
            <text:p>4.99994712299667E-10</text:p>
          </table:table-cell>
          <table:table-cell table:formula="of:=[.I50]-[.J50]" office:value-type="float" office:value="123.334712707545" calcext:value-type="float">
            <text:p>123.334712707545</text:p>
          </table:table-cell>
          <table:table-cell table:formula="of:=[.I50]-[.K50]" office:value-type="float" office:value="123.366350791551" calcext:value-type="float">
            <text:p>123.366350791551</text:p>
          </table:table-cell>
          <table:table-cell table:formula="of:=[.I50]-[.L50]" office:value-type="float" office:value="123.350531749548" calcext:value-type="float">
            <text:p>123.350531749548</text:p>
          </table:table-cell>
          <table:table-cell table:formula="of:=[.I50]-[.M50]" office:value-type="float" office:value="123.0239123105" calcext:value-type="float">
            <text:p>123.0239123105</text:p>
          </table:table-cell>
          <table:table-cell/>
          <table:table-cell table:formula="of:=[.S51]-[.N50]" office:value-type="float" office:value="-123.334712707545" calcext:value-type="float">
            <text:p>-123.334712707545</text:p>
          </table:table-cell>
          <table:table-cell table:formula="of:=[.T51]-[.O50]" office:value-type="float" office:value="-123.366350791551" calcext:value-type="float">
            <text:p>-123.366350791551</text:p>
          </table:table-cell>
          <table:table-cell table:formula="of:=[.U51]-[.P50]" office:value-type="float" office:value="-123.350531749548" calcext:value-type="float">
            <text:p>-123.350531749548</text:p>
          </table:table-cell>
          <table:table-cell table:formula="of:=[.V51]-[.Q50]" office:value-type="float" office:value="-123.0239123105" calcext:value-type="float">
            <text:p>-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761877232143" calcext:value-type="float">
            <text:p>0.3761877232143</text:p>
          </table:table-cell>
          <table:table-cell office:value-type="float" office:value="-1.53666666666665" calcext:value-type="float">
            <text:p>-1.53666666666665</text:p>
          </table:table-cell>
          <table:table-cell table:formula="of:=([.B51]+[.C51])/2" office:value-type="float" office:value="-0.580239471726175" calcext:value-type="float">
            <text:p>-0.58023947172617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51]-[.J51]" office:value-type="float" office:value="0" calcext:value-type="float">
            <text:p>0</text:p>
          </table:table-cell>
          <table:table-cell table:formula="of:=[.I51]-[.K51]" office:value-type="float" office:value="0" calcext:value-type="float">
            <text:p>0</text:p>
          </table:table-cell>
          <table:table-cell table:formula="of:=[.I51]-[.L51]" office:value-type="float" office:value="0" calcext:value-type="float">
            <text:p>0</text:p>
          </table:table-cell>
          <table:table-cell table:formula="of:=[.I51]-[.M51]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.39658967975" calcext:value-type="float">
            <text:p>123.39658967975</text:p>
          </table:table-cell>
          <table:table-cell office:value-type="float" office:value="120.785638297873" calcext:value-type="float">
            <text:p>120.785638297873</text:p>
          </table:table-cell>
          <table:table-cell table:formula="of:=([.B52]+[.C52])/2" office:value-type="float" office:value="122.091113988812" calcext:value-type="float">
            <text:p>122.091113988812</text:p>
          </table:table-cell>
          <table:table-cell office:value-type="float" office:value="123.023912311" calcext:value-type="float">
            <text:p>123.023912311</text:p>
          </table:table-cell>
          <table:table-cell table:formula="of:=[.B52]-[.B51]" office:value-type="float" office:value="123.020401956536" calcext:value-type="float">
            <text:p>123.020401956536</text:p>
          </table:table-cell>
          <table:table-cell table:formula="of:=[.C52]-[.C51]" office:value-type="float" office:value="122.32230496454" calcext:value-type="float">
            <text:p>122.32230496454</text:p>
          </table:table-cell>
          <table:table-cell table:formula="of:=[.D52]-[.D51]" office:value-type="float" office:value="122.671353460538" calcext:value-type="float">
            <text:p>122.671353460538</text:p>
          </table:table-cell>
          <table:table-cell table:formula="of:=[.E52]-[.E51]" office:value-type="float" office:value="123.023912311" calcext:value-type="float">
            <text:p>123.023912311</text:p>
          </table:table-cell>
          <table:table-cell table:style-name="ce8" table:formula="of:=[.F52]-[.$F$54]" office:value-type="float" office:value="0.0251809124419395" calcext:value-type="float">
            <text:p>0.02518091244194</text:p>
          </table:table-cell>
          <table:table-cell table:style-name="ce8" table:formula="of:=[.G52]-[.$G$54]" office:value-type="float" office:value="0.0148286052016573" calcext:value-type="float">
            <text:p>0.014828605201657</text:p>
          </table:table-cell>
          <table:table-cell table:style-name="ce8" table:formula="of:=[.H52]-[.$H$54]" office:value-type="float" office:value="0.0200047588217984" calcext:value-type="float">
            <text:p>0.020004758821798</text:p>
          </table:table-cell>
          <table:table-cell table:style-name="ce8" table:formula="of:=[.I52]-[.$I$54]" office:value-type="float" office:value="0.000000000499994712299667" calcext:value-type="float">
            <text:p>4.99994712299667E-10</text:p>
          </table:table-cell>
          <table:table-cell table:formula="of:=[.I52]-[.J52]" office:value-type="float" office:value="122.998731398558" calcext:value-type="float">
            <text:p>122.998731398558</text:p>
          </table:table-cell>
          <table:table-cell table:formula="of:=[.I52]-[.K52]" office:value-type="float" office:value="123.009083705798" calcext:value-type="float">
            <text:p>123.009083705798</text:p>
          </table:table-cell>
          <table:table-cell table:formula="of:=[.I52]-[.L52]" office:value-type="float" office:value="123.003907552178" calcext:value-type="float">
            <text:p>123.003907552178</text:p>
          </table:table-cell>
          <table:table-cell table:formula="of:=[.I52]-[.M52]" office:value-type="float" office:value="123.0239123105" calcext:value-type="float">
            <text:p>123.0239123105</text:p>
          </table:table-cell>
          <table:table-cell/>
          <table:table-cell table:formula="of:=[.S51]+[.N52]" office:value-type="float" office:value="122.998731398558" calcext:value-type="float">
            <text:p>122.998731398558</text:p>
          </table:table-cell>
          <table:table-cell table:formula="of:=[.T51]+[.O52]" office:value-type="float" office:value="123.009083705798" calcext:value-type="float">
            <text:p>123.009083705798</text:p>
          </table:table-cell>
          <table:table-cell table:formula="of:=[.U51]+[.P52]" office:value-type="float" office:value="123.003907552178" calcext:value-type="float">
            <text:p>123.003907552178</text:p>
          </table:table-cell>
          <table:table-cell table:formula="of:=[.V51]+[.Q52]" office:value-type="float" office:value="123.0239123105" calcext:value-type="float">
            <text:p>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6.571614571" calcext:value-type="float">
            <text:p>246.571614571</text:p>
          </table:table-cell>
          <table:table-cell office:value-type="float" office:value="243.677777777778" calcext:value-type="float">
            <text:p>243.677777777778</text:p>
          </table:table-cell>
          <table:table-cell table:formula="of:=([.B53]+[.C53])/2" office:value-type="float" office:value="245.124696174389" calcext:value-type="float">
            <text:p>245.124696174389</text:p>
          </table:table-cell>
          <table:table-cell office:value-type="float" office:value="246.047824621" calcext:value-type="float">
            <text:p>246.047824621</text:p>
          </table:table-cell>
          <table:table-cell table:formula="of:=[.B53]-[.B52]" office:value-type="float" office:value="123.17502489125" calcext:value-type="float">
            <text:p>123.17502489125</text:p>
          </table:table-cell>
          <table:table-cell table:formula="of:=[.C53]-[.C52]" office:value-type="float" office:value="122.892139479905" calcext:value-type="float">
            <text:p>122.892139479905</text:p>
          </table:table-cell>
          <table:table-cell table:formula="of:=[.D53]-[.D52]" office:value-type="float" office:value="123.033582185578" calcext:value-type="float">
            <text:p>123.033582185578</text:p>
          </table:table-cell>
          <table:table-cell table:formula="of:=[.E53]-[.E52]" office:value-type="float" office:value="123.02391231" calcext:value-type="float">
            <text:p>123.02391231</text:p>
          </table:table-cell>
          <table:table-cell table:style-name="ce8" table:formula="of:=[.F53]-[.$F$54]" office:value-type="float" office:value="0.179803847156251" calcext:value-type="float">
            <text:p>0.179803847156251</text:p>
          </table:table-cell>
          <table:table-cell table:style-name="ce8" table:formula="of:=[.G53]-[.$G$54]" office:value-type="float" office:value="0.584663120567001" calcext:value-type="float">
            <text:p>0.584663120567001</text:p>
          </table:table-cell>
          <table:table-cell table:style-name="ce8" table:formula="of:=[.H53]-[.$H$54]" office:value-type="float" office:value="0.382233483861611" calcext:value-type="float">
            <text:p>0.382233483861611</text:p>
          </table:table-cell>
          <table:table-cell table:style-name="ce8" table:formula="of:=[.I53]-[.$I$54]" office:value-type="float" office:value="-0.000000000500023134009098" calcext:value-type="float">
            <text:p>-5.00023134009098E-10</text:p>
          </table:table-cell>
          <table:table-cell table:formula="of:=[.I53]-[.J53]" office:value-type="float" office:value="122.844108462844" calcext:value-type="float">
            <text:p>122.844108462844</text:p>
          </table:table-cell>
          <table:table-cell table:formula="of:=[.I53]-[.K53]" office:value-type="float" office:value="122.439249189433" calcext:value-type="float">
            <text:p>122.439249189433</text:p>
          </table:table-cell>
          <table:table-cell table:formula="of:=[.I53]-[.L53]" office:value-type="float" office:value="122.641678826138" calcext:value-type="float">
            <text:p>122.641678826138</text:p>
          </table:table-cell>
          <table:table-cell table:formula="of:=[.I53]-[.M53]" office:value-type="float" office:value="123.0239123105" calcext:value-type="float">
            <text:p>123.0239123105</text:p>
          </table:table-cell>
          <table:table-cell/>
          <table:table-cell table:formula="of:=[.S52]+[.N53]" office:value-type="float" office:value="245.842839861402" calcext:value-type="float">
            <text:p>245.842839861402</text:p>
          </table:table-cell>
          <table:table-cell table:formula="of:=[.T52]+[.O53]" office:value-type="float" office:value="245.448332895231" calcext:value-type="float">
            <text:p>245.448332895231</text:p>
          </table:table-cell>
          <table:table-cell table:formula="of:=[.U52]+[.P53]" office:value-type="float" office:value="245.645586378317" calcext:value-type="float">
            <text:p>245.645586378317</text:p>
          </table:table-cell>
          <table:table-cell table:formula="of:=[.V52]+[.Q53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([.F49]+[.F50]+[.F52]+[.F53])/4" office:value-type="float" office:value="122.995221044094" calcext:value-type="float">
            <text:p>122.995221044094</text:p>
          </table:table-cell>
          <table:table-cell table:style-name="ce50" table:formula="of:=([.G49]+[.G50]+[.G52]+[.G53])/4" office:value-type="float" office:value="122.307476359338" calcext:value-type="float">
            <text:p>122.307476359338</text:p>
          </table:table-cell>
          <table:table-cell table:style-name="ce50" table:formula="of:=([.H49]+[.H50]+[.H52]+[.H53])/4" office:value-type="float" office:value="122.651348701716" calcext:value-type="float">
            <text:p>122.651348701716</text:p>
          </table:table-cell>
          <table:table-cell table:style-name="ce50" table:formula="of:=([.I49]+[.I50]+[.I52]+[.I53])/4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4.128575881" calcext:value-type="float">
            <text:p>-244.128575881</text:p>
          </table:table-cell>
          <table:table-cell office:value-type="float" office:value="-243.249444444445" calcext:value-type="float">
            <text:p>-243.249444444445</text:p>
          </table:table-cell>
          <table:table-cell table:formula="of:=([.B57]+[.C57])/2" office:value-type="float" office:value="-243.689010162722" calcext:value-type="float">
            <text:p>-243.689010162722</text:p>
          </table:table-cell>
          <table:table-cell office:value-type="float" office:value="-246.047824621" calcext:value-type="float">
            <text:p>-246.047824621</text:p>
          </table:table-cell>
          <table:table-cell table:formula="of:=[.B58]-[.B57]" office:value-type="float" office:value="122.0850512435" calcext:value-type="float">
            <text:p>122.0850512435</text:p>
          </table:table-cell>
          <table:table-cell table:formula="of:=[.C58]-[.C57]" office:value-type="float" office:value="121.403248792271" calcext:value-type="float">
            <text:p>121.403248792271</text:p>
          </table:table-cell>
          <table:table-cell table:formula="of:=[.D58]-[.D57]" office:value-type="float" office:value="121.744150017885" calcext:value-type="float">
            <text:p>121.744150017885</text:p>
          </table:table-cell>
          <table:table-cell table:formula="of:=[.E58]-[.E57]" office:value-type="float" office:value="123.02391231" calcext:value-type="float">
            <text:p>123.02391231</text:p>
          </table:table-cell>
          <table:table-cell table:style-name="ce8" table:formula="of:=[.F57]-[.$F$62]" office:value-type="float" office:value="-0.255449770749991" calcext:value-type="float">
            <text:p>-0.255449770749991</text:p>
          </table:table-cell>
          <table:table-cell table:style-name="ce8" table:formula="of:=[.G57]-[.$G$62]" office:value-type="float" office:value="-0.772019927535737" calcext:value-type="float">
            <text:p>-0.772019927535737</text:p>
          </table:table-cell>
          <table:table-cell table:style-name="ce8" table:formula="of:=[.H57]-[.$H$62]" office:value-type="float" office:value="-0.513734849142892" calcext:value-type="float">
            <text:p>-0.513734849142892</text:p>
          </table:table-cell>
          <table:table-cell table:style-name="ce8" table:formula="of:=[.I57]-[.$I$62]" office:value-type="float" office:value="-0.000000000500023134009098" calcext:value-type="float">
            <text:p>-5.00023134009098E-10</text:p>
          </table:table-cell>
          <table:table-cell table:formula="of:=[.I57]-[.J57]" office:value-type="float" office:value="123.27936208075" calcext:value-type="float">
            <text:p>123.27936208075</text:p>
          </table:table-cell>
          <table:table-cell table:formula="of:=[.I57]-[.K57]" office:value-type="float" office:value="123.795932237536" calcext:value-type="float">
            <text:p>123.795932237536</text:p>
          </table:table-cell>
          <table:table-cell table:formula="of:=[.I57]-[.L57]" office:value-type="float" office:value="123.537647159143" calcext:value-type="float">
            <text:p>123.537647159143</text:p>
          </table:table-cell>
          <table:table-cell table:formula="of:=[.I57]-[.M57]" office:value-type="float" office:value="123.0239123105" calcext:value-type="float">
            <text:p>123.0239123105</text:p>
          </table:table-cell>
          <table:table-cell/>
          <table:table-cell table:formula="of:=[.S58]-[.N57]" office:value-type="float" office:value="-247.072738351833" calcext:value-type="float">
            <text:p>-247.072738351833</text:p>
          </table:table-cell>
          <table:table-cell table:formula="of:=[.T58]-[.O57]" office:value-type="float" office:value="-246.767250949502" calcext:value-type="float">
            <text:p>-246.767250949502</text:p>
          </table:table-cell>
          <table:table-cell table:formula="of:=[.U58]-[.P57]" office:value-type="float" office:value="-246.919994650668" calcext:value-type="float">
            <text:p>-246.919994650668</text:p>
          </table:table-cell>
          <table:table-cell table:formula="of:=[.V58]-[.Q57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2.0435246375" calcext:value-type="float">
            <text:p>-122.0435246375</text:p>
          </table:table-cell>
          <table:table-cell office:value-type="float" office:value="-121.846195652174" calcext:value-type="float">
            <text:p>-121.846195652174</text:p>
          </table:table-cell>
          <table:table-cell table:formula="of:=([.B58]+[.C58])/2" office:value-type="float" office:value="-121.944860144837" calcext:value-type="float">
            <text:p>-121.944860144837</text:p>
          </table:table-cell>
          <table:table-cell office:value-type="float" office:value="-123.023912311" calcext:value-type="float">
            <text:p>-123.023912311</text:p>
          </table:table-cell>
          <table:table-cell table:formula="of:=[.B59]-[.B58]" office:value-type="float" office:value="121.571037054167" calcext:value-type="float">
            <text:p>121.571037054167</text:p>
          </table:table-cell>
          <table:table-cell table:formula="of:=[.C59]-[.C58]" office:value-type="float" office:value="122.227862318841" calcext:value-type="float">
            <text:p>122.227862318841</text:p>
          </table:table-cell>
          <table:table-cell table:formula="of:=[.D59]-[.D58]" office:value-type="float" office:value="121.899449686504" calcext:value-type="float">
            <text:p>121.899449686504</text:p>
          </table:table-cell>
          <table:table-cell table:formula="of:=[.E59]-[.E58]" office:value-type="float" office:value="123.023912311" calcext:value-type="float">
            <text:p>123.023912311</text:p>
          </table:table-cell>
          <table:table-cell table:style-name="ce8" table:formula="of:=[.F58]-[.$F$62]" office:value-type="float" office:value="-0.7694639600833" calcext:value-type="float">
            <text:p>-0.7694639600833</text:p>
          </table:table-cell>
          <table:table-cell table:style-name="ce8" table:formula="of:=[.G58]-[.$G$62]" office:value-type="float" office:value="0.052593599033969" calcext:value-type="float">
            <text:p>0.052593599033969</text:p>
          </table:table-cell>
          <table:table-cell table:style-name="ce8" table:formula="of:=[.H58]-[.$H$62]" office:value-type="float" office:value="-0.35843518052468" calcext:value-type="float">
            <text:p>-0.35843518052468</text:p>
          </table:table-cell>
          <table:table-cell table:style-name="ce8" table:formula="of:=[.I58]-[.$I$62]" office:value-type="float" office:value="0.000000000499994712299667" calcext:value-type="float">
            <text:p>4.99994712299667E-10</text:p>
          </table:table-cell>
          <table:table-cell table:formula="of:=[.I58]-[.J58]" office:value-type="float" office:value="123.793376271083" calcext:value-type="float">
            <text:p>123.793376271083</text:p>
          </table:table-cell>
          <table:table-cell table:formula="of:=[.I58]-[.K58]" office:value-type="float" office:value="122.971318711966" calcext:value-type="float">
            <text:p>122.971318711966</text:p>
          </table:table-cell>
          <table:table-cell table:formula="of:=[.I58]-[.L58]" office:value-type="float" office:value="123.382347491525" calcext:value-type="float">
            <text:p>123.382347491525</text:p>
          </table:table-cell>
          <table:table-cell table:formula="of:=[.I58]-[.M58]" office:value-type="float" office:value="123.0239123105" calcext:value-type="float">
            <text:p>123.0239123105</text:p>
          </table:table-cell>
          <table:table-cell/>
          <table:table-cell table:formula="of:=[.S59]-[.N58]" office:value-type="float" office:value="-123.793376271083" calcext:value-type="float">
            <text:p>-123.793376271083</text:p>
          </table:table-cell>
          <table:table-cell table:formula="of:=[.T59]-[.O58]" office:value-type="float" office:value="-122.971318711966" calcext:value-type="float">
            <text:p>-122.971318711966</text:p>
          </table:table-cell>
          <table:table-cell table:formula="of:=[.U59]-[.P58]" office:value-type="float" office:value="-123.382347491525" calcext:value-type="float">
            <text:p>-123.382347491525</text:p>
          </table:table-cell>
          <table:table-cell table:formula="of:=[.V59]-[.Q58]" office:value-type="float" office:value="-123.0239123105" calcext:value-type="float">
            <text:p>-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0.472487583333321" calcext:value-type="float">
            <text:p>-0.472487583333321</text:p>
          </table:table-cell>
          <table:table-cell office:value-type="float" office:value="0.381666666666706" calcext:value-type="float">
            <text:p>0.381666666666706</text:p>
          </table:table-cell>
          <table:table-cell table:formula="of:=([.B59]+[.C59])/2" office:value-type="float" office:value="-0.0454104583333075" calcext:value-type="float">
            <text:p>-0.0454104583333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59]-[.J59]" office:value-type="float" office:value="0" calcext:value-type="float">
            <text:p>0</text:p>
          </table:table-cell>
          <table:table-cell table:formula="of:=[.I59]-[.K59]" office:value-type="float" office:value="0" calcext:value-type="float">
            <text:p>0</text:p>
          </table:table-cell>
          <table:table-cell table:formula="of:=[.I59]-[.L59]" office:value-type="float" office:value="0" calcext:value-type="float">
            <text:p>0</text:p>
          </table:table-cell>
          <table:table-cell table:formula="of:=[.I59]-[.M59]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.298188176625" calcext:value-type="float">
            <text:p>122.298188176625</text:p>
          </table:table-cell>
          <table:table-cell office:value-type="float" office:value="123.049456521739" calcext:value-type="float">
            <text:p>123.049456521739</text:p>
          </table:table-cell>
          <table:table-cell table:formula="of:=([.B60]+[.C60])/2" office:value-type="float" office:value="122.673822349182" calcext:value-type="float">
            <text:p>122.673822349182</text:p>
          </table:table-cell>
          <table:table-cell office:value-type="float" office:value="123.023912311" calcext:value-type="float">
            <text:p>123.023912311</text:p>
          </table:table-cell>
          <table:table-cell table:formula="of:=[.B60]-[.B59]" office:value-type="float" office:value="122.770675759958" calcext:value-type="float">
            <text:p>122.770675759958</text:p>
          </table:table-cell>
          <table:table-cell table:formula="of:=[.C60]-[.C59]" office:value-type="float" office:value="122.667789855072" calcext:value-type="float">
            <text:p>122.667789855072</text:p>
          </table:table-cell>
          <table:table-cell table:formula="of:=[.D60]-[.D59]" office:value-type="float" office:value="122.719232807515" calcext:value-type="float">
            <text:p>122.719232807515</text:p>
          </table:table-cell>
          <table:table-cell table:formula="of:=[.E60]-[.E59]" office:value-type="float" office:value="123.023912311" calcext:value-type="float">
            <text:p>123.023912311</text:p>
          </table:table-cell>
          <table:table-cell table:style-name="ce8" table:formula="of:=[.F60]-[.$F$62]" office:value-type="float" office:value="0.430174745708342" calcext:value-type="float">
            <text:p>0.430174745708342</text:p>
          </table:table-cell>
          <table:table-cell table:style-name="ce8" table:formula="of:=[.G60]-[.$G$62]" office:value-type="float" office:value="0.492521135265562" calcext:value-type="float">
            <text:p>0.492521135265562</text:p>
          </table:table-cell>
          <table:table-cell table:style-name="ce8" table:formula="of:=[.H60]-[.$H$62]" office:value-type="float" office:value="0.461347940486931" calcext:value-type="float">
            <text:p>0.461347940486931</text:p>
          </table:table-cell>
          <table:table-cell table:style-name="ce8" table:formula="of:=[.I60]-[.$I$62]" office:value-type="float" office:value="0.000000000499994712299667" calcext:value-type="float">
            <text:p>4.99994712299667E-10</text:p>
          </table:table-cell>
          <table:table-cell table:formula="of:=[.I60]-[.J60]" office:value-type="float" office:value="122.593737565292" calcext:value-type="float">
            <text:p>122.593737565292</text:p>
          </table:table-cell>
          <table:table-cell table:formula="of:=[.I60]-[.K60]" office:value-type="float" office:value="122.531391175734" calcext:value-type="float">
            <text:p>122.531391175734</text:p>
          </table:table-cell>
          <table:table-cell table:formula="of:=[.I60]-[.L60]" office:value-type="float" office:value="122.562564370513" calcext:value-type="float">
            <text:p>122.562564370513</text:p>
          </table:table-cell>
          <table:table-cell table:formula="of:=[.I60]-[.M60]" office:value-type="float" office:value="123.0239123105" calcext:value-type="float">
            <text:p>123.0239123105</text:p>
          </table:table-cell>
          <table:table-cell/>
          <table:table-cell table:formula="of:=[.S59]+[.N60]" office:value-type="float" office:value="122.593737565292" calcext:value-type="float">
            <text:p>122.593737565292</text:p>
          </table:table-cell>
          <table:table-cell table:formula="of:=[.T59]+[.O60]" office:value-type="float" office:value="122.531391175734" calcext:value-type="float">
            <text:p>122.531391175734</text:p>
          </table:table-cell>
          <table:table-cell table:formula="of:=[.U59]+[.P60]" office:value-type="float" office:value="122.562564370513" calcext:value-type="float">
            <text:p>122.562564370513</text:p>
          </table:table-cell>
          <table:table-cell table:formula="of:=[.V59]+[.Q60]" office:value-type="float" office:value="123.0239123105" calcext:value-type="float">
            <text:p>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5.233428176" calcext:value-type="float">
            <text:p>245.233428176</text:p>
          </table:table-cell>
          <table:table-cell office:value-type="float" office:value="245.451630434782" calcext:value-type="float">
            <text:p>245.451630434782</text:p>
          </table:table-cell>
          <table:table-cell table:formula="of:=([.B61]+[.C61])/2" office:value-type="float" office:value="245.342529305391" calcext:value-type="float">
            <text:p>245.342529305391</text:p>
          </table:table-cell>
          <table:table-cell office:value-type="float" office:value="246.047824621" calcext:value-type="float">
            <text:p>246.047824621</text:p>
          </table:table-cell>
          <table:table-cell table:formula="of:=[.B61]-[.B60]" office:value-type="float" office:value="122.935239999375" calcext:value-type="float">
            <text:p>122.935239999375</text:p>
          </table:table-cell>
          <table:table-cell table:formula="of:=[.C61]-[.C60]" office:value-type="float" office:value="122.402173913043" calcext:value-type="float">
            <text:p>122.402173913043</text:p>
          </table:table-cell>
          <table:table-cell table:formula="of:=[.D61]-[.D60]" office:value-type="float" office:value="122.668706956209" calcext:value-type="float">
            <text:p>122.668706956209</text:p>
          </table:table-cell>
          <table:table-cell table:formula="of:=[.E61]-[.E60]" office:value-type="float" office:value="123.02391231" calcext:value-type="float">
            <text:p>123.02391231</text:p>
          </table:table-cell>
          <table:table-cell table:style-name="ce8" table:formula="of:=[.F61]-[.$F$62]" office:value-type="float" office:value="0.594738985125005" calcext:value-type="float">
            <text:p>0.594738985125005</text:p>
          </table:table-cell>
          <table:table-cell table:style-name="ce8" table:formula="of:=[.G61]-[.$G$62]" office:value-type="float" office:value="0.226905193236263" calcext:value-type="float">
            <text:p>0.226905193236263</text:p>
          </table:table-cell>
          <table:table-cell table:style-name="ce8" table:formula="of:=[.H61]-[.$H$62]" office:value-type="float" office:value="0.410822089180613" calcext:value-type="float">
            <text:p>0.410822089180613</text:p>
          </table:table-cell>
          <table:table-cell table:style-name="ce8" table:formula="of:=[.I61]-[.$I$62]" office:value-type="float" office:value="-0.000000000500023134009098" calcext:value-type="float">
            <text:p>-5.00023134009098E-10</text:p>
          </table:table-cell>
          <table:table-cell table:formula="of:=[.I61]-[.J61]" office:value-type="float" office:value="122.429173324875" calcext:value-type="float">
            <text:p>122.429173324875</text:p>
          </table:table-cell>
          <table:table-cell table:formula="of:=[.I61]-[.K61]" office:value-type="float" office:value="122.797007116764" calcext:value-type="float">
            <text:p>122.797007116764</text:p>
          </table:table-cell>
          <table:table-cell table:formula="of:=[.I61]-[.L61]" office:value-type="float" office:value="122.613090220819" calcext:value-type="float">
            <text:p>122.613090220819</text:p>
          </table:table-cell>
          <table:table-cell table:formula="of:=[.I61]-[.M61]" office:value-type="float" office:value="123.0239123105" calcext:value-type="float">
            <text:p>123.0239123105</text:p>
          </table:table-cell>
          <table:table-cell/>
          <table:table-cell table:formula="of:=[.S60]+[.N61]" office:value-type="float" office:value="245.022910890167" calcext:value-type="float">
            <text:p>245.022910890167</text:p>
          </table:table-cell>
          <table:table-cell table:formula="of:=[.T60]+[.O61]" office:value-type="float" office:value="245.328398292498" calcext:value-type="float">
            <text:p>245.328398292498</text:p>
          </table:table-cell>
          <table:table-cell table:formula="of:=[.U60]+[.P61]" office:value-type="float" office:value="245.175654591332" calcext:value-type="float">
            <text:p>245.175654591332</text:p>
          </table:table-cell>
          <table:table-cell table:formula="of:=[.V60]+[.Q61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4"/>
          <table:table-cell table:style-name="ce50" table:formula="of:=([.F57]+[.F58]+[.F60]+[.F61])/4" office:value-type="float" office:value="122.34050101425" calcext:value-type="float">
            <text:p>122.34050101425</text:p>
          </table:table-cell>
          <table:table-cell table:style-name="ce50" table:formula="of:=([.G57]+[.G58]+[.G60]+[.G61])/4" office:value-type="float" office:value="122.175268719807" calcext:value-type="float">
            <text:p>122.175268719807</text:p>
          </table:table-cell>
          <table:table-cell table:style-name="ce50" table:formula="of:=([.H57]+[.H58]+[.H60]+[.H61])/4" office:value-type="float" office:value="122.257884867028" calcext:value-type="float">
            <text:p>122.257884867028</text:p>
          </table:table-cell>
          <table:table-cell table:style-name="ce50" table:formula="of:=([.I57]+[.I58]+[.I60]+[.I61])/4" office:value-type="float" office:value="123.0239123105" calcext:value-type="float">
            <text:p>123.0239123105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25"/>
        </table:table-row>
        <table:table-row table:style-name="ro1">
          <table:table-cell/>
          <table:table-cell office:value-type="float" office:value="-246.272655834906" calcext:value-type="float">
            <text:p>-246.272655834906</text:p>
          </table:table-cell>
          <table:table-cell office:value-type="float" office:value="-247.426630434783" calcext:value-type="float">
            <text:p>-247.426630434783</text:p>
          </table:table-cell>
          <table:table-cell table:formula="of:=([.B65]+[.C65])/2" office:value-type="float" office:value="-246.849643134844" calcext:value-type="float">
            <text:p>-246.849643134844</text:p>
          </table:table-cell>
          <table:table-cell office:value-type="float" office:value="-246.047824621" calcext:value-type="float">
            <text:p>-246.047824621</text:p>
          </table:table-cell>
          <table:table-cell table:formula="of:=[.B66]-[.B65]" office:value-type="float" office:value="122.913139342239" calcext:value-type="float">
            <text:p>122.913139342239</text:p>
          </table:table-cell>
          <table:table-cell table:formula="of:=[.C66]-[.C65]" office:value-type="float" office:value="121.944565217391" calcext:value-type="float">
            <text:p>121.944565217391</text:p>
          </table:table-cell>
          <table:table-cell table:formula="of:=[.D66]-[.D65]" office:value-type="float" office:value="122.428852279815" calcext:value-type="float">
            <text:p>122.428852279815</text:p>
          </table:table-cell>
          <table:table-cell table:formula="of:=[.E66]-[.E65]" office:value-type="float" office:value="123.02391231" calcext:value-type="float">
            <text:p>123.02391231</text:p>
          </table:table-cell>
          <table:table-cell table:style-name="ce8" table:formula="of:=[.F65]-[.$F$70]" office:value-type="float" office:value="0.564109986595753" calcext:value-type="float">
            <text:p>0.564109986595753</text:p>
          </table:table-cell>
          <table:table-cell table:style-name="ce8" table:formula="of:=[.G65]-[.$G$70]" office:value-type="float" office:value="0.0101902173909849" calcext:value-type="float">
            <text:p>0.010190217390985</text:p>
          </table:table-cell>
          <table:table-cell table:style-name="ce8" table:formula="of:=[.H65]-[.$H$70]" office:value-type="float" office:value="0.287150101993362" calcext:value-type="float">
            <text:p>0.287150101993362</text:p>
          </table:table-cell>
          <table:table-cell table:style-name="ce8" table:formula="of:=[.I65]-[.$I$70]" office:value-type="float" office:value="-0.000000000500023134009098" calcext:value-type="float">
            <text:p>-5.00023134009098E-10</text:p>
          </table:table-cell>
          <table:table-cell table:formula="of:=[.I65]-[.J65]" office:value-type="float" office:value="122.459802323404" calcext:value-type="float">
            <text:p>122.459802323404</text:p>
          </table:table-cell>
          <table:table-cell table:formula="of:=[.I65]-[.K65]" office:value-type="float" office:value="123.013722092609" calcext:value-type="float">
            <text:p>123.013722092609</text:p>
          </table:table-cell>
          <table:table-cell table:formula="of:=[.I65]-[.L65]" office:value-type="float" office:value="122.736762208007" calcext:value-type="float">
            <text:p>122.736762208007</text:p>
          </table:table-cell>
          <table:table-cell table:formula="of:=[.I65]-[.M65]" office:value-type="float" office:value="123.0239123105" calcext:value-type="float">
            <text:p>123.0239123105</text:p>
          </table:table-cell>
          <table:table-cell/>
          <table:table-cell table:formula="of:=[.S66]-[.N65]" office:value-type="float" office:value="-245.95276489738" calcext:value-type="float">
            <text:p>-245.95276489738</text:p>
          </table:table-cell>
          <table:table-cell table:formula="of:=[.T66]-[.O65]" office:value-type="float" office:value="-246.113313751434" calcext:value-type="float">
            <text:p>-246.113313751434</text:p>
          </table:table-cell>
          <table:table-cell table:formula="of:=[.U66]-[.P65]" office:value-type="float" office:value="-246.033039324407" calcext:value-type="float">
            <text:p>-246.033039324407</text:p>
          </table:table-cell>
          <table:table-cell table:formula="of:=[.V66]-[.Q65]" office:value-type="float" office:value="-246.047824621" calcext:value-type="float">
            <text:p>-246.047824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23.359516492667" calcext:value-type="float">
            <text:p>-123.359516492667</text:p>
          </table:table-cell>
          <table:table-cell office:value-type="float" office:value="-125.482065217392" calcext:value-type="float">
            <text:p>-125.482065217392</text:p>
          </table:table-cell>
          <table:table-cell table:formula="of:=([.B66]+[.C66])/2" office:value-type="float" office:value="-124.42079085503" calcext:value-type="float">
            <text:p>-124.42079085503</text:p>
          </table:table-cell>
          <table:table-cell office:value-type="float" office:value="-123.023912311" calcext:value-type="float">
            <text:p>-123.023912311</text:p>
          </table:table-cell>
          <table:table-cell table:formula="of:=[.B67]-[.B66]" office:value-type="float" office:value="121.879979092667" calcext:value-type="float">
            <text:p>121.879979092667</text:p>
          </table:table-cell>
          <table:table-cell table:formula="of:=[.C67]-[.C66]" office:value-type="float" office:value="121.858695652175" calcext:value-type="float">
            <text:p>121.858695652175</text:p>
          </table:table-cell>
          <table:table-cell table:formula="of:=[.D67]-[.D66]" office:value-type="float" office:value="121.869337372421" calcext:value-type="float">
            <text:p>121.869337372421</text:p>
          </table:table-cell>
          <table:table-cell table:formula="of:=[.E67]-[.E66]" office:value-type="float" office:value="123.023912311" calcext:value-type="float">
            <text:p>123.023912311</text:p>
          </table:table-cell>
          <table:table-cell table:style-name="ce8" table:formula="of:=[.F66]-[.$F$70]" office:value-type="float" office:value="-0.469050262976239" calcext:value-type="float">
            <text:p>-0.469050262976239</text:p>
          </table:table-cell>
          <table:table-cell table:style-name="ce8" table:formula="of:=[.G66]-[.$G$70]" office:value-type="float" office:value="-0.0756793478253854" calcext:value-type="float">
            <text:p>-0.075679347825385</text:p>
          </table:table-cell>
          <table:table-cell table:style-name="ce8" table:formula="of:=[.H66]-[.$H$70]" office:value-type="float" office:value="-0.272364805400784" calcext:value-type="float">
            <text:p>-0.272364805400784</text:p>
          </table:table-cell>
          <table:table-cell table:style-name="ce8" table:formula="of:=[.I66]-[.$I$70]" office:value-type="float" office:value="0.000000000499994712299667" calcext:value-type="float">
            <text:p>4.99994712299667E-10</text:p>
          </table:table-cell>
          <table:table-cell table:formula="of:=[.I66]-[.J66]" office:value-type="float" office:value="123.492962573976" calcext:value-type="float">
            <text:p>123.492962573976</text:p>
          </table:table-cell>
          <table:table-cell table:formula="of:=[.I66]-[.K66]" office:value-type="float" office:value="123.099591658825" calcext:value-type="float">
            <text:p>123.099591658825</text:p>
          </table:table-cell>
          <table:table-cell table:formula="of:=[.I66]-[.L66]" office:value-type="float" office:value="123.296277116401" calcext:value-type="float">
            <text:p>123.296277116401</text:p>
          </table:table-cell>
          <table:table-cell table:formula="of:=[.I66]-[.M66]" office:value-type="float" office:value="123.0239123105" calcext:value-type="float">
            <text:p>123.0239123105</text:p>
          </table:table-cell>
          <table:table-cell/>
          <table:table-cell table:formula="of:=[.S67]-[.N66]" office:value-type="float" office:value="-123.492962573976" calcext:value-type="float">
            <text:p>-123.492962573976</text:p>
          </table:table-cell>
          <table:table-cell table:formula="of:=[.T67]-[.O66]" office:value-type="float" office:value="-123.099591658825" calcext:value-type="float">
            <text:p>-123.099591658825</text:p>
          </table:table-cell>
          <table:table-cell table:formula="of:=[.U67]-[.P66]" office:value-type="float" office:value="-123.296277116401" calcext:value-type="float">
            <text:p>-123.296277116401</text:p>
          </table:table-cell>
          <table:table-cell table:formula="of:=[.V67]-[.Q66]" office:value-type="float" office:value="-123.0239123105" calcext:value-type="float">
            <text:p>-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.47953739999998" calcext:value-type="float">
            <text:p>-1.47953739999998</text:p>
          </table:table-cell>
          <table:table-cell office:value-type="float" office:value="-3.62336956521739" calcext:value-type="float">
            <text:p>-3.62336956521739</text:p>
          </table:table-cell>
          <table:table-cell table:formula="of:=([.B67]+[.C67])/2" office:value-type="float" office:value="-2.55145348260868" calcext:value-type="float">
            <text:p>-2.5514534826086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67]-[.J67]" office:value-type="float" office:value="0" calcext:value-type="float">
            <text:p>0</text:p>
          </table:table-cell>
          <table:table-cell table:formula="of:=[.I67]-[.K67]" office:value-type="float" office:value="0" calcext:value-type="float">
            <text:p>0</text:p>
          </table:table-cell>
          <table:table-cell table:formula="of:=[.I67]-[.L67]" office:value-type="float" office:value="0" calcext:value-type="float">
            <text:p>0</text:p>
          </table:table-cell>
          <table:table-cell table:formula="of:=[.I67]-[.M67]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.707350194333" calcext:value-type="float">
            <text:p>120.707350194333</text:p>
          </table:table-cell>
          <table:table-cell office:value-type="float" office:value="118.265340909091" calcext:value-type="float">
            <text:p>118.265340909091</text:p>
          </table:table-cell>
          <table:table-cell table:formula="of:=([.B68]+[.C68])/2" office:value-type="float" office:value="119.486345551712" calcext:value-type="float">
            <text:p>119.486345551712</text:p>
          </table:table-cell>
          <table:table-cell office:value-type="float" office:value="123.023912311" calcext:value-type="float">
            <text:p>123.023912311</text:p>
          </table:table-cell>
          <table:table-cell table:formula="of:=[.B68]-[.B67]" office:value-type="float" office:value="122.186887594333" calcext:value-type="float">
            <text:p>122.186887594333</text:p>
          </table:table-cell>
          <table:table-cell table:formula="of:=[.C68]-[.C67]" office:value-type="float" office:value="121.888710474308" calcext:value-type="float">
            <text:p>121.888710474308</text:p>
          </table:table-cell>
          <table:table-cell table:formula="of:=[.D68]-[.D67]" office:value-type="float" office:value="122.037799034321" calcext:value-type="float">
            <text:p>122.037799034321</text:p>
          </table:table-cell>
          <table:table-cell table:formula="of:=[.E68]-[.E67]" office:value-type="float" office:value="123.023912311" calcext:value-type="float">
            <text:p>123.023912311</text:p>
          </table:table-cell>
          <table:table-cell table:style-name="ce8" table:formula="of:=[.F68]-[.$F$70]" office:value-type="float" office:value="-0.162141761310266" calcext:value-type="float">
            <text:p>-0.162141761310266</text:p>
          </table:table-cell>
          <table:table-cell table:style-name="ce8" table:formula="of:=[.G68]-[.$G$70]" office:value-type="float" office:value="-0.0456645256916204" calcext:value-type="float">
            <text:p>-0.04566452569162</text:p>
          </table:table-cell>
          <table:table-cell table:style-name="ce8" table:formula="of:=[.H68]-[.$H$70]" office:value-type="float" office:value="-0.103903143500943" calcext:value-type="float">
            <text:p>-0.103903143500943</text:p>
          </table:table-cell>
          <table:table-cell table:style-name="ce8" table:formula="of:=[.I68]-[.$I$70]" office:value-type="float" office:value="0.000000000499994712299667" calcext:value-type="float">
            <text:p>4.99994712299667E-10</text:p>
          </table:table-cell>
          <table:table-cell table:formula="of:=[.I68]-[.J68]" office:value-type="float" office:value="123.18605407231" calcext:value-type="float">
            <text:p>123.18605407231</text:p>
          </table:table-cell>
          <table:table-cell table:formula="of:=[.I68]-[.K68]" office:value-type="float" office:value="123.069576836692" calcext:value-type="float">
            <text:p>123.069576836692</text:p>
          </table:table-cell>
          <table:table-cell table:formula="of:=[.I68]-[.L68]" office:value-type="float" office:value="123.127815454501" calcext:value-type="float">
            <text:p>123.127815454501</text:p>
          </table:table-cell>
          <table:table-cell table:formula="of:=[.I68]-[.M68]" office:value-type="float" office:value="123.0239123105" calcext:value-type="float">
            <text:p>123.0239123105</text:p>
          </table:table-cell>
          <table:table-cell/>
          <table:table-cell table:formula="of:=[.S67]+[.N68]" office:value-type="float" office:value="123.18605407231" calcext:value-type="float">
            <text:p>123.18605407231</text:p>
          </table:table-cell>
          <table:table-cell table:formula="of:=[.T67]+[.O68]" office:value-type="float" office:value="123.069576836692" calcext:value-type="float">
            <text:p>123.069576836692</text:p>
          </table:table-cell>
          <table:table-cell table:formula="of:=[.U67]+[.P68]" office:value-type="float" office:value="123.127815454501" calcext:value-type="float">
            <text:p>123.127815454501</text:p>
          </table:table-cell>
          <table:table-cell table:formula="of:=[.V67]+[.Q68]" office:value-type="float" office:value="123.0239123105" calcext:value-type="float">
            <text:p>123.02391231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3.123461587667" calcext:value-type="float">
            <text:p>243.123461587667</text:p>
          </table:table-cell>
          <table:table-cell office:value-type="float" office:value="240.310869565217" calcext:value-type="float">
            <text:p>240.310869565217</text:p>
          </table:table-cell>
          <table:table-cell table:formula="of:=([.B69]+[.C69])/2" office:value-type="float" office:value="241.717165576442" calcext:value-type="float">
            <text:p>241.717165576442</text:p>
          </table:table-cell>
          <table:table-cell office:value-type="float" office:value="246.047824621" calcext:value-type="float">
            <text:p>246.047824621</text:p>
          </table:table-cell>
          <table:table-cell table:formula="of:=[.B69]-[.B68]" office:value-type="float" office:value="122.416111393334" calcext:value-type="float">
            <text:p>122.416111393334</text:p>
          </table:table-cell>
          <table:table-cell table:formula="of:=[.C69]-[.C68]" office:value-type="float" office:value="122.045528656126" calcext:value-type="float">
            <text:p>122.045528656126</text:p>
          </table:table-cell>
          <table:table-cell table:formula="of:=[.D69]-[.D68]" office:value-type="float" office:value="122.23082002473" calcext:value-type="float">
            <text:p>122.23082002473</text:p>
          </table:table-cell>
          <table:table-cell table:formula="of:=[.E69]-[.E68]" office:value-type="float" office:value="123.02391231" calcext:value-type="float">
            <text:p>123.02391231</text:p>
          </table:table-cell>
          <table:table-cell table:style-name="ce8" table:formula="of:=[.F69]-[.$F$70]" office:value-type="float" office:value="0.0670820376907528" calcext:value-type="float">
            <text:p>0.067082037690753</text:p>
          </table:table-cell>
          <table:table-cell table:style-name="ce8" table:formula="of:=[.G69]-[.$G$70]" office:value-type="float" office:value="0.111153656125992" calcext:value-type="float">
            <text:p>0.111153656125992</text:p>
          </table:table-cell>
          <table:table-cell table:style-name="ce8" table:formula="of:=[.H69]-[.$H$70]" office:value-type="float" office:value="0.089117846908394" calcext:value-type="float">
            <text:p>0.089117846908394</text:p>
          </table:table-cell>
          <table:table-cell table:style-name="ce8" table:formula="of:=[.I69]-[.$I$70]" office:value-type="float" office:value="-0.000000000500023134009098" calcext:value-type="float">
            <text:p>-5.00023134009098E-10</text:p>
          </table:table-cell>
          <table:table-cell table:formula="of:=[.I69]-[.J69]" office:value-type="float" office:value="122.956830272309" calcext:value-type="float">
            <text:p>122.956830272309</text:p>
          </table:table-cell>
          <table:table-cell table:formula="of:=[.I69]-[.K69]" office:value-type="float" office:value="122.912758653874" calcext:value-type="float">
            <text:p>122.912758653874</text:p>
          </table:table-cell>
          <table:table-cell table:formula="of:=[.I69]-[.L69]" office:value-type="float" office:value="122.934794463092" calcext:value-type="float">
            <text:p>122.934794463092</text:p>
          </table:table-cell>
          <table:table-cell table:formula="of:=[.I69]-[.M69]" office:value-type="float" office:value="123.0239123105" calcext:value-type="float">
            <text:p>123.0239123105</text:p>
          </table:table-cell>
          <table:table-cell/>
          <table:table-cell table:formula="of:=[.S68]+[.N69]" office:value-type="float" office:value="246.14288434462" calcext:value-type="float">
            <text:p>246.14288434462</text:p>
          </table:table-cell>
          <table:table-cell table:formula="of:=[.T68]+[.O69]" office:value-type="float" office:value="245.982335490566" calcext:value-type="float">
            <text:p>245.982335490566</text:p>
          </table:table-cell>
          <table:table-cell table:formula="of:=[.U68]+[.P69]" office:value-type="float" office:value="246.062609917593" calcext:value-type="float">
            <text:p>246.062609917593</text:p>
          </table:table-cell>
          <table:table-cell table:formula="of:=[.V68]+[.Q69]" office:value-type="float" office:value="246.047824621" calcext:value-type="float">
            <text:p>246.047824621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table:formula="of:=([.F65]+[.F66]+[.F68]+[.F69])/4" office:value-type="float" office:value="122.349029355643" calcext:value-type="float">
            <text:p>122.349029355643</text:p>
          </table:table-cell>
          <table:table-cell table:style-name="ce50" table:formula="of:=([.G65]+[.G66]+[.G68]+[.G69])/4" office:value-type="float" office:value="121.934375" calcext:value-type="float">
            <text:p>121.934375</text:p>
          </table:table-cell>
          <table:table-cell table:style-name="ce50" table:formula="of:=([.H65]+[.H66]+[.H68]+[.H69])/4" office:value-type="float" office:value="122.141702177822" calcext:value-type="float">
            <text:p>122.141702177822</text:p>
          </table:table-cell>
          <table:table-cell table:style-name="ce50" table:formula="of:=([.I65]+[.I66]+[.I68]+[.I69])/4" office:value-type="float" office:value="123.0239123105" calcext:value-type="float">
            <text:p>123.0239123105</text:p>
          </table:table-cell>
          <table:table-cell table:number-columns-repeated="17"/>
        </table:table-row>
      </table:table>
      <table:table table:name="step2__av_beampositions_headon_joscha" table:style-name="ta1">
        <table:table-column table:style-name="co1" table:number-columns-repeated="5" table:default-cell-style-name="Default"/>
        <table:table-column table:style-name="co1" table:number-columns-repeated="4" table:default-cell-style-name="ce8"/>
        <table:table-column table:style-name="co1" table:number-columns-repeated="13" table:default-cell-style-name="Default"/>
        <table:table-row table:style-name="ro2">
          <table:table-cell table:number-columns-repeated="3"/>
          <table:table-cell table:style-name="ce141" office:value-type="string" calcext:value-type="string" table:number-columns-spanned="11" table:number-rows-spanned="1">
            <text:p>not used any more --------------------------------------------------------</text:p>
          </table:table-cell>
          <table:covered-table-cell/>
          <table:covered-table-cell table:number-columns-repeated="4" table:style-name="Default"/>
          <table:covered-table-cell table:number-columns-repeated="5"/>
          <table:table-cell table:number-columns-repeated="8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positions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step size – average step size </text:p>
          </table:table-cell>
          <table:covered-table-cell table:number-columns-repeated="3" table:style-name="ce121"/>
          <table:table-cell table:style-name="ce3" office:value-type="string" calcext:value-type="string" table:number-columns-spanned="4" table:number-rows-spanned="1">
            <text:p>new step size 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new positions (nom pos+ new step size)</text:p>
          </table:table-cell>
          <table:covered-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4" office:value-type="string" calcext:value-type="string">
            <text:p>nom</text:p>
          </table:table-cell>
          <table:table-cell table:style-name="ce6" office:value-type="string" calcext:value-type="string">
            <text:p>ARC </text:p>
          </table:table-cell>
          <table:table-cell table:style-name="ce6" office:value-type="string" calcext:value-type="string">
            <text:p>DOR</text:p>
          </table:table-cell>
          <table:table-cell table:style-name="ce4" office:value-type="string" calcext:value-type="string">
            <text:p>av 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  <table:table-cell table:style-name="ce6"/>
          <table:table-cell table:style-name="ce6" office:value-type="string" calcext:value-type="string">
            <text:p>ARC</text:p>
          </table:table-cell>
          <table:table-cell table:style-name="ce6" office:value-type="string" calcext:value-type="string">
            <text:p>DOR</text:p>
          </table:table-cell>
          <table:table-cell table:style-name="ce6" office:value-type="string" calcext:value-type="string">
            <text:p>AV</text:p>
          </table:table-cell>
          <table:table-cell table:style-name="ce6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B1-Y</text:p>
          </table:table-cell>
          <table:table-cell table:number-columns-repeated="4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office:value-type="float" office:value="-244.550896771" calcext:value-type="float">
            <text:p>-244.550896771</text:p>
          </table:table-cell>
          <table:table-cell office:value-type="float" office:value="-245.433695652174" calcext:value-type="float">
            <text:p>-245.433695652174</text:p>
          </table:table-cell>
          <table:table-cell table:formula="of:=([.B5]+[.C5])/2" office:value-type="float" office:value="-244.992296211587" calcext:value-type="float">
            <text:p>-244.992296211587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I5]+[.J5]" office:value-type="float" office:value="0" calcext:value-type="float">
            <text:p>0</text:p>
          </table:table-cell>
          <table:table-cell table:formula="of:=[.I5]+[.K5]" office:value-type="float" office:value="0" calcext:value-type="float">
            <text:p>0</text:p>
          </table:table-cell>
          <table:table-cell table:formula="of:=[.I5]+[.L5]" office:value-type="float" office:value="0" calcext:value-type="float">
            <text:p>0</text:p>
          </table:table-cell>
          <table:table-cell table:formula="of:=[.I5]+[.M5]" office:value-type="float" office:value="0" calcext:value-type="float">
            <text:p>0</text:p>
          </table:table-cell>
          <table:table-cell/>
          <table:table-cell table:formula="of:=[.E5]" office:value-type="float" office:value="-246.047824621" calcext:value-type="float">
            <text:p>-246.047824621</text:p>
          </table:table-cell>
          <table:table-cell table:formula="of:=[.E5]" office:value-type="float" office:value="-246.047824621" calcext:value-type="float">
            <text:p>-246.047824621</text:p>
          </table:table-cell>
          <table:table-cell table:formula="of:=[.T5]" office:value-type="float" office:value="-246.047824621" calcext:value-type="float">
            <text:p>-246.047824621</text:p>
          </table:table-cell>
          <table:table-cell table:formula="of:=[.U5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2.487013117833" calcext:value-type="float">
            <text:p>-122.487013117833</text:p>
          </table:table-cell>
          <table:table-cell office:value-type="float" office:value="-124.029545454546" calcext:value-type="float">
            <text:p>-124.029545454546</text:p>
          </table:table-cell>
          <table:table-cell table:formula="of:=([.B6]+[.C6])/2" office:value-type="float" office:value="-123.258279286189" calcext:value-type="float">
            <text:p>-123.258279286189</text:p>
          </table:table-cell>
          <table:table-cell office:value-type="float" office:value="-123.023912311" calcext:value-type="float">
            <text:p>-123.023912311</text:p>
          </table:table-cell>
          <table:table-cell table:style-name="Default" table:formula="of:=[.B6]-[.B5]" office:value-type="float" office:value="122.063883653167" calcext:value-type="float">
            <text:p>122.063883653167</text:p>
          </table:table-cell>
          <table:table-cell table:style-name="Default" table:formula="of:=[.C6]-[.C5]" office:value-type="float" office:value="121.404150197628" calcext:value-type="float">
            <text:p>121.404150197628</text:p>
          </table:table-cell>
          <table:table-cell table:style-name="Default" table:formula="of:=[.D6]-[.D5]" office:value-type="float" office:value="121.734016925398" calcext:value-type="float">
            <text:p>121.734016925398</text:p>
          </table:table-cell>
          <table:table-cell table:style-name="Default" table:formula="of:=[.E6]-[.E5]" office:value-type="float" office:value="123.02391231" calcext:value-type="float">
            <text:p>123.02391231</text:p>
          </table:table-cell>
          <table:table-cell table:formula="of:=[.F6]-[.$F$10]" office:value-type="float" office:value="-0.113369514791003" calcext:value-type="float">
            <text:p>-0.113369514791003</text:p>
          </table:table-cell>
          <table:table-cell table:formula="of:=[.G6]-[.$G$10]" office:value-type="float" office:value="-1.14772727272801" calcext:value-type="float">
            <text:p>-1.14772727272801</text:p>
          </table:table-cell>
          <table:table-cell table:formula="of:=[.H6]-[.$H$10]" office:value-type="float" office:value="-0.630548393759" calcext:value-type="float">
            <text:p>-0.630548393759</text:p>
          </table:table-cell>
          <table:table-cell table:formula="of:=[.I6]-[.$I$10]" office:value-type="float" office:value="-0.000000000499994712299667" calcext:value-type="float">
            <text:p>-4.99994712299667E-10</text:p>
          </table:table-cell>
          <table:table-cell table:formula="of:=[.I6]+[.J6]" office:value-type="float" office:value="122.910542795209" calcext:value-type="float">
            <text:p>122.910542795209</text:p>
          </table:table-cell>
          <table:table-cell table:formula="of:=[.I6]+[.K6]" office:value-type="float" office:value="121.876185037272" calcext:value-type="float">
            <text:p>121.876185037272</text:p>
          </table:table-cell>
          <table:table-cell table:formula="of:=[.I6]+[.L6]" office:value-type="float" office:value="122.393363916241" calcext:value-type="float">
            <text:p>122.393363916241</text:p>
          </table:table-cell>
          <table:table-cell table:formula="of:=[.I6]+[.M6]" office:value-type="float" office:value="123.0239123095" calcext:value-type="float">
            <text:p>123.0239123095</text:p>
          </table:table-cell>
          <table:table-cell/>
          <table:table-cell table:formula="of:=[.S5]+[.N6]" office:value-type="float" office:value="-123.137281825791" calcext:value-type="float">
            <text:p>-123.137281825791</text:p>
          </table:table-cell>
          <table:table-cell table:formula="of:=[.T5]+[.O6]" office:value-type="float" office:value="-124.171639583728" calcext:value-type="float">
            <text:p>-124.171639583728</text:p>
          </table:table-cell>
          <table:table-cell table:formula="of:=[.U5]+[.P6]" office:value-type="float" office:value="-123.654460704759" calcext:value-type="float">
            <text:p>-123.654460704759</text:p>
          </table:table-cell>
          <table:table-cell table:formula="of:=[.V5]+[.Q6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-0.424225793333319" calcext:value-type="float">
            <text:p>-0.424225793333319</text:p>
          </table:table-cell>
          <table:table-cell office:value-type="float" office:value="-1.57784090909092" calcext:value-type="float">
            <text:p>-1.57784090909092</text:p>
          </table:table-cell>
          <table:table-cell table:formula="of:=([.B7]+[.C7])/2" office:value-type="float" office:value="-1.00103335121212" calcext:value-type="float">
            <text:p>-1.00103335121212</text:p>
          </table:table-cell>
          <table:table-cell office:value-type="float" office:value="0" calcext:value-type="float">
            <text:p>0</text:p>
          </table:table-cell>
          <table:table-cell table:style-name="Default" table:formula="of:=[.B7]-[.B6]" office:value-type="float" office:value="122.0627873245" calcext:value-type="float">
            <text:p>122.0627873245</text:p>
          </table:table-cell>
          <table:table-cell table:style-name="Default" table:formula="of:=[.C7]-[.C6]" office:value-type="float" office:value="122.451704545455" calcext:value-type="float">
            <text:p>122.451704545455</text:p>
          </table:table-cell>
          <table:table-cell table:style-name="Default" table:formula="of:=[.D7]-[.D6]" office:value-type="float" office:value="122.257245934977" calcext:value-type="float">
            <text:p>122.257245934977</text:p>
          </table:table-cell>
          <table:table-cell table:style-name="Default" table:formula="of:=[.E7]-[.E6]" office:value-type="float" office:value="123.023912311" calcext:value-type="float">
            <text:p>123.023912311</text:p>
          </table:table-cell>
          <table:table-cell table:formula="of:=[.F7]-[.$F$10]" office:value-type="float" office:value="-0.114465843458007" calcext:value-type="float">
            <text:p>-0.114465843458007</text:p>
          </table:table-cell>
          <table:table-cell table:formula="of:=[.G7]-[.$G$10]" office:value-type="float" office:value="-0.100172924901003" calcext:value-type="float">
            <text:p>-0.100172924901003</text:p>
          </table:table-cell>
          <table:table-cell table:formula="of:=[.H7]-[.$H$10]" office:value-type="float" office:value="-0.107319384180002" calcext:value-type="float">
            <text:p>-0.107319384180002</text:p>
          </table:table-cell>
          <table:table-cell table:formula="of:=[.I7]-[.$I$10]" office:value-type="float" office:value="0.000000000500008923154383" calcext:value-type="float">
            <text:p>5.00008923154383E-10</text:p>
          </table:table-cell>
          <table:table-cell table:formula="of:=[.I7]+[.J7]" office:value-type="float" office:value="122.909446467542" calcext:value-type="float">
            <text:p>122.909446467542</text:p>
          </table:table-cell>
          <table:table-cell table:formula="of:=[.I7]+[.K7]" office:value-type="float" office:value="122.923739386099" calcext:value-type="float">
            <text:p>122.923739386099</text:p>
          </table:table-cell>
          <table:table-cell table:formula="of:=[.I7]+[.L7]" office:value-type="float" office:value="122.91659292682" calcext:value-type="float">
            <text:p>122.91659292682</text:p>
          </table:table-cell>
          <table:table-cell table:formula="of:=[.I7]+[.M7]" office:value-type="float" office:value="123.0239123115" calcext:value-type="float">
            <text:p>123.0239123115</text:p>
          </table:table-cell>
          <table:table-cell/>
          <table:table-cell table:formula="of:=[.S6]+[.N7]" office:value-type="float" office:value="-0.227835358248996" calcext:value-type="float">
            <text:p>-0.227835358248996</text:p>
          </table:table-cell>
          <table:table-cell table:formula="of:=[.T6]+[.O7]" office:value-type="float" office:value="-1.24790019762899" calcext:value-type="float">
            <text:p>-1.24790019762899</text:p>
          </table:table-cell>
          <table:table-cell table:formula="of:=[.U6]+[.P7]" office:value-type="float" office:value="-0.737867777938988" calcext:value-type="float">
            <text:p>-0.737867777938988</text:p>
          </table:table-cell>
          <table:table-cell table:formula="of:=[.V6]+[.Q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.980862732875" calcext:value-type="float">
            <text:p>121.980862732875</text:p>
          </table:table-cell>
          <table:table-cell office:value-type="float" office:value="121.030319148936" calcext:value-type="float">
            <text:p>121.030319148936</text:p>
          </table:table-cell>
          <table:table-cell table:formula="of:=([.B8]+[.C8])/2" office:value-type="float" office:value="121.505590940906" calcext:value-type="float">
            <text:p>121.505590940906</text:p>
          </table:table-cell>
          <table:table-cell office:value-type="float" office:value="123.023912311" calcext:value-type="float">
            <text:p>123.023912311</text:p>
          </table:table-cell>
          <table:table-cell table:style-name="Default" table:formula="of:=[.B8]-[.B7]" office:value-type="float" office:value="122.405088526208" calcext:value-type="float">
            <text:p>122.405088526208</text:p>
          </table:table-cell>
          <table:table-cell table:style-name="Default" table:formula="of:=[.C8]-[.C7]" office:value-type="float" office:value="122.608160058027" calcext:value-type="float">
            <text:p>122.608160058027</text:p>
          </table:table-cell>
          <table:table-cell table:style-name="Default" table:formula="of:=[.D8]-[.D7]" office:value-type="float" office:value="122.506624292118" calcext:value-type="float">
            <text:p>122.506624292118</text:p>
          </table:table-cell>
          <table:table-cell table:style-name="Default" table:formula="of:=[.E8]-[.E7]" office:value-type="float" office:value="123.023912311" calcext:value-type="float">
            <text:p>123.023912311</text:p>
          </table:table-cell>
          <table:table-cell table:formula="of:=[.F8]-[.$F$10]" office:value-type="float" office:value="0.227835358250005" calcext:value-type="float">
            <text:p>0.227835358250005</text:p>
          </table:table-cell>
          <table:table-cell table:formula="of:=[.G8]-[.$G$10]" office:value-type="float" office:value="0.0562825876709923" calcext:value-type="float">
            <text:p>0.056282587670992</text:p>
          </table:table-cell>
          <table:table-cell table:formula="of:=[.H8]-[.$H$10]" office:value-type="float" office:value="0.14205897296101" calcext:value-type="float">
            <text:p>0.14205897296101</text:p>
          </table:table-cell>
          <table:table-cell table:formula="of:=[.I8]-[.$I$10]" office:value-type="float" office:value="0.000000000500008923154383" calcext:value-type="float">
            <text:p>5.00008923154383E-10</text:p>
          </table:table-cell>
          <table:table-cell table:formula="of:=[.I8]+[.J8]" office:value-type="float" office:value="123.25174766925" calcext:value-type="float">
            <text:p>123.25174766925</text:p>
          </table:table-cell>
          <table:table-cell table:formula="of:=[.I8]+[.K8]" office:value-type="float" office:value="123.080194898671" calcext:value-type="float">
            <text:p>123.080194898671</text:p>
          </table:table-cell>
          <table:table-cell table:formula="of:=[.I8]+[.L8]" office:value-type="float" office:value="123.165971283961" calcext:value-type="float">
            <text:p>123.165971283961</text:p>
          </table:table-cell>
          <table:table-cell table:formula="of:=[.I8]+[.M8]" office:value-type="float" office:value="123.0239123115" calcext:value-type="float">
            <text:p>123.0239123115</text:p>
          </table:table-cell>
          <table:table-cell/>
          <table:table-cell table:formula="of:=[.S7]+[.N8]" office:value-type="float" office:value="123.023912311001" calcext:value-type="float">
            <text:p>123.023912311001</text:p>
          </table:table-cell>
          <table:table-cell table:formula="of:=[.T7]+[.O8]" office:value-type="float" office:value="121.832294701042" calcext:value-type="float">
            <text:p>121.832294701042</text:p>
          </table:table-cell>
          <table:table-cell table:formula="of:=[.U7]+[.P8]" office:value-type="float" office:value="122.428103506022" calcext:value-type="float">
            <text:p>122.428103506022</text:p>
          </table:table-cell>
          <table:table-cell table:formula="of:=[.V7]+[.Q8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4.882432979333" calcext:value-type="float">
            <text:p>244.882432979333</text:p>
          </table:table-cell>
          <table:table-cell office:value-type="float" office:value="243.626086956521" calcext:value-type="float">
            <text:p>243.626086956521</text:p>
          </table:table-cell>
          <table:table-cell table:formula="of:=([.B9]+[.C9])/2" office:value-type="float" office:value="244.254259967927" calcext:value-type="float">
            <text:p>244.254259967927</text:p>
          </table:table-cell>
          <table:table-cell office:value-type="float" office:value="246.047824621" calcext:value-type="float">
            <text:p>246.047824621</text:p>
          </table:table-cell>
          <table:table-cell table:style-name="Default" table:formula="of:=[.B9]-[.B8]" office:value-type="float" office:value="122.901570246458" calcext:value-type="float">
            <text:p>122.901570246458</text:p>
          </table:table-cell>
          <table:table-cell table:style-name="Default" table:formula="of:=[.C9]-[.C8]" office:value-type="float" office:value="122.595767807585" calcext:value-type="float">
            <text:p>122.595767807585</text:p>
          </table:table-cell>
          <table:table-cell table:style-name="Default" table:formula="of:=[.D9]-[.D8]" office:value-type="float" office:value="122.748669027021" calcext:value-type="float">
            <text:p>122.748669027021</text:p>
          </table:table-cell>
          <table:table-cell table:style-name="Default" table:formula="of:=[.E9]-[.E8]" office:value-type="float" office:value="123.02391231" calcext:value-type="float">
            <text:p>123.02391231</text:p>
          </table:table-cell>
          <table:table-cell table:formula="of:=[.F9]-[.$F$10]" office:value-type="float" office:value="0.724317078499993" calcext:value-type="float">
            <text:p>0.724317078499993</text:p>
          </table:table-cell>
          <table:table-cell table:formula="of:=[.G9]-[.$G$10]" office:value-type="float" office:value="0.0438903372290014" calcext:value-type="float">
            <text:p>0.043890337229001</text:p>
          </table:table-cell>
          <table:table-cell table:formula="of:=[.H9]-[.$H$10]" office:value-type="float" office:value="0.384103707864" calcext:value-type="float">
            <text:p>0.384103707864</text:p>
          </table:table-cell>
          <table:table-cell table:formula="of:=[.I9]-[.$I$10]" office:value-type="float" office:value="-0.000000000499994712299667" calcext:value-type="float">
            <text:p>-4.99994712299667E-10</text:p>
          </table:table-cell>
          <table:table-cell table:formula="of:=[.I9]+[.J9]" office:value-type="float" office:value="123.7482293885" calcext:value-type="float">
            <text:p>123.7482293885</text:p>
          </table:table-cell>
          <table:table-cell table:formula="of:=[.I9]+[.K9]" office:value-type="float" office:value="123.067802647229" calcext:value-type="float">
            <text:p>123.067802647229</text:p>
          </table:table-cell>
          <table:table-cell table:formula="of:=[.I9]+[.L9]" office:value-type="float" office:value="123.408016017864" calcext:value-type="float">
            <text:p>123.408016017864</text:p>
          </table:table-cell>
          <table:table-cell table:formula="of:=[.I9]+[.M9]" office:value-type="float" office:value="123.0239123095" calcext:value-type="float">
            <text:p>123.0239123095</text:p>
          </table:table-cell>
          <table:table-cell/>
          <table:table-cell table:formula="of:=[.S8]+[.N9]" office:value-type="float" office:value="246.772141699501" calcext:value-type="float">
            <text:p>246.772141699501</text:p>
          </table:table-cell>
          <table:table-cell table:formula="of:=[.T8]+[.O9]" office:value-type="float" office:value="244.900097348271" calcext:value-type="float">
            <text:p>244.900097348271</text:p>
          </table:table-cell>
          <table:table-cell table:formula="of:=[.U8]+[.P9]" office:value-type="float" office:value="245.836119523886" calcext:value-type="float">
            <text:p>245.836119523886</text:p>
          </table:table-cell>
          <table:table-cell table:formula="of:=[.V8]+[.Q9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office:value-type="float" office:value="122.177253167958" calcext:value-type="float">
            <text:p>122.177253167958</text:p>
          </table:table-cell>
          <table:table-cell table:style-name="ce50" office:value-type="float" office:value="122.551877470356" calcext:value-type="float">
            <text:p>122.551877470356</text:p>
          </table:table-cell>
          <table:table-cell table:style-name="ce50" table:formula="of:=([.F10]+[.G10])/2" office:value-type="float" office:value="122.364565319157" calcext:value-type="float">
            <text:p>122.364565319157</text:p>
          </table:table-cell>
          <table:table-cell table:style-name="ce50" table:formula="of:=AVERAGE([.I6:.I9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3"/>
        </table:table-row>
        <table:table-row table:style-name="ro1">
          <table:table-cell office:value-type="string" calcext:value-type="string">
            <text:p>B1-X</text:p>
          </table:table-cell>
          <table:table-cell table:number-columns-repeated="4"/>
          <table:table-cell table:style-name="Default" table:number-columns-repeated="4"/>
          <table:table-cell table:number-columns-repeated="13"/>
        </table:table-row>
        <table:table-row table:style-name="ro1">
          <table:table-cell/>
          <table:table-cell office:value-type="float" office:value="-245.409269605375" calcext:value-type="float">
            <text:p>-245.409269605375</text:p>
          </table:table-cell>
          <table:table-cell office:value-type="float" office:value="-245.552127659574" calcext:value-type="float">
            <text:p>-245.552127659574</text:p>
          </table:table-cell>
          <table:table-cell table:formula="of:=([.B13]+[.C13])/2" office:value-type="float" office:value="-245.480698632474" calcext:value-type="float">
            <text:p>-245.48069863247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13]+[.J13]" office:value-type="float" office:value="0" calcext:value-type="float">
            <text:p>0</text:p>
          </table:table-cell>
          <table:table-cell table:formula="of:=[.I13]+[.K13]" office:value-type="float" office:value="0" calcext:value-type="float">
            <text:p>0</text:p>
          </table:table-cell>
          <table:table-cell table:formula="of:=[.I13]+[.L13]" office:value-type="float" office:value="0" calcext:value-type="float">
            <text:p>0</text:p>
          </table:table-cell>
          <table:table-cell table:formula="of:=[.I13]+[.M13]" office:value-type="float" office:value="0" calcext:value-type="float">
            <text:p>0</text:p>
          </table:table-cell>
          <table:table-cell/>
          <table:table-cell table:formula="of:=[.E13]" office:value-type="float" office:value="-246.047824621" calcext:value-type="float">
            <text:p>-246.047824621</text:p>
          </table:table-cell>
          <table:table-cell table:formula="of:=[.S13]" office:value-type="float" office:value="-246.047824621" calcext:value-type="float">
            <text:p>-246.047824621</text:p>
          </table:table-cell>
          <table:table-cell table:formula="of:=[.T13]" office:value-type="float" office:value="-246.047824621" calcext:value-type="float">
            <text:p>-246.047824621</text:p>
          </table:table-cell>
          <table:table-cell table:formula="of:=[.U13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2.308232924334" calcext:value-type="float">
            <text:p>-122.308232924334</text:p>
          </table:table-cell>
          <table:table-cell office:value-type="float" office:value="-123.501704545454" calcext:value-type="float">
            <text:p>-123.501704545454</text:p>
          </table:table-cell>
          <table:table-cell table:formula="of:=([.B14]+[.C14])/2" office:value-type="float" office:value="-122.904968734894" calcext:value-type="float">
            <text:p>-122.904968734894</text:p>
          </table:table-cell>
          <table:table-cell office:value-type="float" office:value="-123.023912311" calcext:value-type="float">
            <text:p>-123.023912311</text:p>
          </table:table-cell>
          <table:table-cell table:formula="of:=[.B14]-[.B13]" office:value-type="float" office:value="123.101036681041" calcext:value-type="float">
            <text:p>123.101036681041</text:p>
          </table:table-cell>
          <table:table-cell table:formula="of:=[.C14]-[.C13]" office:value-type="float" office:value="122.05042311412" calcext:value-type="float">
            <text:p>122.05042311412</text:p>
          </table:table-cell>
          <table:table-cell table:formula="of:=[.D14]-[.D13]" office:value-type="float" office:value="122.575729897581" calcext:value-type="float">
            <text:p>122.575729897581</text:p>
          </table:table-cell>
          <table:table-cell table:formula="of:=[.E14]-[.E13]" office:value-type="float" office:value="123.02391231" calcext:value-type="float">
            <text:p>123.02391231</text:p>
          </table:table-cell>
          <table:table-cell table:formula="of:=[.F14]-[.$F$18]" office:value-type="float" office:value="0.00221550476497612" calcext:value-type="float">
            <text:p>0.002215504764976</text:p>
          </table:table-cell>
          <table:table-cell table:formula="of:=[.G14]-[.$G$18]" office:value-type="float" office:value="-0.0621655383619952" calcext:value-type="float">
            <text:p>-0.062165538361995</text:p>
          </table:table-cell>
          <table:table-cell table:formula="of:=[.H14]-[.$H$18]" office:value-type="float" office:value="-0.0299750167984882" calcext:value-type="float">
            <text:p>-0.029975016798488</text:p>
          </table:table-cell>
          <table:table-cell table:formula="of:=[.I14]-[.$I$18]" office:value-type="float" office:value="-0.000000000500008923154383" calcext:value-type="float">
            <text:p>-5.00008923154383E-10</text:p>
          </table:table-cell>
          <table:table-cell table:formula="of:=[.I14]+[.J14]" office:value-type="float" office:value="123.026127814765" calcext:value-type="float">
            <text:p>123.026127814765</text:p>
          </table:table-cell>
          <table:table-cell table:formula="of:=[.I14]+[.K14]" office:value-type="float" office:value="122.961746771638" calcext:value-type="float">
            <text:p>122.961746771638</text:p>
          </table:table-cell>
          <table:table-cell table:formula="of:=[.I14]+[.L14]" office:value-type="float" office:value="122.993937293202" calcext:value-type="float">
            <text:p>122.993937293202</text:p>
          </table:table-cell>
          <table:table-cell table:formula="of:=[.I14]+[.M14]" office:value-type="float" office:value="123.0239123095" calcext:value-type="float">
            <text:p>123.0239123095</text:p>
          </table:table-cell>
          <table:table-cell/>
          <table:table-cell table:formula="of:=[.S13]+[.N14]" office:value-type="float" office:value="-123.021696806235" calcext:value-type="float">
            <text:p>-123.021696806235</text:p>
          </table:table-cell>
          <table:table-cell table:formula="of:=[.T13]+[.O14]" office:value-type="float" office:value="-123.086077849362" calcext:value-type="float">
            <text:p>-123.086077849362</text:p>
          </table:table-cell>
          <table:table-cell table:formula="of:=[.U13]+[.P14]" office:value-type="float" office:value="-123.053887327799" calcext:value-type="float">
            <text:p>-123.053887327799</text:p>
          </table:table-cell>
          <table:table-cell table:formula="of:=[.V13]+[.Q14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0.3761877232143" calcext:value-type="float">
            <text:p>0.3761877232143</text:p>
          </table:table-cell>
          <table:table-cell office:value-type="float" office:value="-1.53666666666665" calcext:value-type="float">
            <text:p>-1.53666666666665</text:p>
          </table:table-cell>
          <table:table-cell table:formula="of:=([.B15]+[.C15])/2" office:value-type="float" office:value="-0.580239471726175" calcext:value-type="float">
            <text:p>-0.580239471726175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122.684420647548" calcext:value-type="float">
            <text:p>122.684420647548</text:p>
          </table:table-cell>
          <table:table-cell table:formula="of:=[.C15]-[.C14]" office:value-type="float" office:value="121.965037878787" calcext:value-type="float">
            <text:p>121.965037878787</text:p>
          </table:table-cell>
          <table:table-cell table:formula="of:=[.D15]-[.D14]" office:value-type="float" office:value="122.324729263168" calcext:value-type="float">
            <text:p>122.324729263168</text:p>
          </table:table-cell>
          <table:table-cell table:formula="of:=[.E15]-[.E14]" office:value-type="float" office:value="123.023912311" calcext:value-type="float">
            <text:p>123.023912311</text:p>
          </table:table-cell>
          <table:table-cell table:formula="of:=[.F15]-[.$F$18]" office:value-type="float" office:value="-0.414400528727697" calcext:value-type="float">
            <text:p>-0.414400528727697</text:p>
          </table:table-cell>
          <table:table-cell table:formula="of:=[.G15]-[.$G$18]" office:value-type="float" office:value="-0.147550773694647" calcext:value-type="float">
            <text:p>-0.147550773694647</text:p>
          </table:table-cell>
          <table:table-cell table:formula="of:=[.H15]-[.$H$18]" office:value-type="float" office:value="-0.280975651211179" calcext:value-type="float">
            <text:p>-0.280975651211179</text:p>
          </table:table-cell>
          <table:table-cell table:formula="of:=[.I15]-[.$I$18]" office:value-type="float" office:value="0.000000000500008923154383" calcext:value-type="float">
            <text:p>5.00008923154383E-10</text:p>
          </table:table-cell>
          <table:table-cell table:formula="of:=[.I15]+[.J15]" office:value-type="float" office:value="122.609511782272" calcext:value-type="float">
            <text:p>122.609511782272</text:p>
          </table:table-cell>
          <table:table-cell table:formula="of:=[.I15]+[.K15]" office:value-type="float" office:value="122.876361537305" calcext:value-type="float">
            <text:p>122.876361537305</text:p>
          </table:table-cell>
          <table:table-cell table:formula="of:=[.I15]+[.L15]" office:value-type="float" office:value="122.742936659789" calcext:value-type="float">
            <text:p>122.742936659789</text:p>
          </table:table-cell>
          <table:table-cell table:formula="of:=[.I15]+[.M15]" office:value-type="float" office:value="123.0239123115" calcext:value-type="float">
            <text:p>123.0239123115</text:p>
          </table:table-cell>
          <table:table-cell/>
          <table:table-cell table:formula="of:=[.S14]+[.N15]" office:value-type="float" office:value="-0.412185023962721" calcext:value-type="float">
            <text:p>-0.412185023962721</text:p>
          </table:table-cell>
          <table:table-cell table:formula="of:=[.T14]+[.O15]" office:value-type="float" office:value="-0.209716312056642" calcext:value-type="float">
            <text:p>-0.209716312056642</text:p>
          </table:table-cell>
          <table:table-cell table:formula="of:=[.U14]+[.P15]" office:value-type="float" office:value="-0.310950668009667" calcext:value-type="float">
            <text:p>-0.310950668009667</text:p>
          </table:table-cell>
          <table:table-cell table:formula="of:=[.V14]+[.Q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.39658967975" calcext:value-type="float">
            <text:p>123.39658967975</text:p>
          </table:table-cell>
          <table:table-cell office:value-type="float" office:value="120.785638297873" calcext:value-type="float">
            <text:p>120.785638297873</text:p>
          </table:table-cell>
          <table:table-cell table:formula="of:=([.B16]+[.C16])/2" office:value-type="float" office:value="122.091113988812" calcext:value-type="float">
            <text:p>122.091113988812</text:p>
          </table:table-cell>
          <table:table-cell office:value-type="float" office:value="123.023912311" calcext:value-type="float">
            <text:p>123.023912311</text:p>
          </table:table-cell>
          <table:table-cell table:formula="of:=[.B16]-[.B15]" office:value-type="float" office:value="123.020401956536" calcext:value-type="float">
            <text:p>123.020401956536</text:p>
          </table:table-cell>
          <table:table-cell table:formula="of:=[.C16]-[.C15]" office:value-type="float" office:value="122.32230496454" calcext:value-type="float">
            <text:p>122.32230496454</text:p>
          </table:table-cell>
          <table:table-cell table:formula="of:=[.D16]-[.D15]" office:value-type="float" office:value="122.671353460538" calcext:value-type="float">
            <text:p>122.671353460538</text:p>
          </table:table-cell>
          <table:table-cell table:formula="of:=[.E16]-[.E15]" office:value-type="float" office:value="123.023912311" calcext:value-type="float">
            <text:p>123.023912311</text:p>
          </table:table-cell>
          <table:table-cell table:formula="of:=[.F16]-[.$F$18]" office:value-type="float" office:value="-0.0784192197403115" calcext:value-type="float">
            <text:p>-0.078419219740312</text:p>
          </table:table-cell>
          <table:table-cell table:formula="of:=[.G16]-[.$G$18]" office:value-type="float" office:value="0.209716312057651" calcext:value-type="float">
            <text:p>0.209716312057651</text:p>
          </table:table-cell>
          <table:table-cell table:formula="of:=[.H16]-[.$H$18]" office:value-type="float" office:value="0.0656485461586698" calcext:value-type="float">
            <text:p>0.06564854615867</text:p>
          </table:table-cell>
          <table:table-cell table:formula="of:=[.I16]-[.$I$18]" office:value-type="float" office:value="0.000000000500008923154383" calcext:value-type="float">
            <text:p>5.00008923154383E-10</text:p>
          </table:table-cell>
          <table:table-cell table:formula="of:=[.I16]+[.J16]" office:value-type="float" office:value="122.94549309126" calcext:value-type="float">
            <text:p>122.94549309126</text:p>
          </table:table-cell>
          <table:table-cell table:formula="of:=[.I16]+[.K16]" office:value-type="float" office:value="123.233628623058" calcext:value-type="float">
            <text:p>123.233628623058</text:p>
          </table:table-cell>
          <table:table-cell table:formula="of:=[.I16]+[.L16]" office:value-type="float" office:value="123.089560857159" calcext:value-type="float">
            <text:p>123.089560857159</text:p>
          </table:table-cell>
          <table:table-cell table:formula="of:=[.I16]+[.M16]" office:value-type="float" office:value="123.0239123115" calcext:value-type="float">
            <text:p>123.0239123115</text:p>
          </table:table-cell>
          <table:table-cell/>
          <table:table-cell table:formula="of:=[.S15]+[.N16]" office:value-type="float" office:value="122.533308067297" calcext:value-type="float">
            <text:p>122.533308067297</text:p>
          </table:table-cell>
          <table:table-cell table:formula="of:=[.T15]+[.O16]" office:value-type="float" office:value="123.023912311001" calcext:value-type="float">
            <text:p>123.023912311001</text:p>
          </table:table-cell>
          <table:table-cell table:formula="of:=[.U15]+[.P16]" office:value-type="float" office:value="122.778610189149" calcext:value-type="float">
            <text:p>122.778610189149</text:p>
          </table:table-cell>
          <table:table-cell table:formula="of:=[.V15]+[.Q16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6.571614571" calcext:value-type="float">
            <text:p>246.571614571</text:p>
          </table:table-cell>
          <table:table-cell office:value-type="float" office:value="243.677777777778" calcext:value-type="float">
            <text:p>243.677777777778</text:p>
          </table:table-cell>
          <table:table-cell table:formula="of:=([.B17]+[.C17])/2" office:value-type="float" office:value="245.124696174389" calcext:value-type="float">
            <text:p>245.124696174389</text:p>
          </table:table-cell>
          <table:table-cell office:value-type="float" office:value="246.047824621" calcext:value-type="float">
            <text:p>246.047824621</text:p>
          </table:table-cell>
          <table:table-cell table:formula="of:=[.B17]-[.B16]" office:value-type="float" office:value="123.17502489125" calcext:value-type="float">
            <text:p>123.17502489125</text:p>
          </table:table-cell>
          <table:table-cell table:formula="of:=[.C17]-[.C16]" office:value-type="float" office:value="122.892139479905" calcext:value-type="float">
            <text:p>122.892139479905</text:p>
          </table:table-cell>
          <table:table-cell table:formula="of:=[.D17]-[.D16]" office:value-type="float" office:value="123.033582185578" calcext:value-type="float">
            <text:p>123.033582185578</text:p>
          </table:table-cell>
          <table:table-cell table:formula="of:=[.E17]-[.E16]" office:value-type="float" office:value="123.02391231" calcext:value-type="float">
            <text:p>123.02391231</text:p>
          </table:table-cell>
          <table:table-cell table:formula="of:=[.F17]-[.$F$18]" office:value-type="float" office:value="0.0762037149739996" calcext:value-type="float">
            <text:p>0.076203714974</text:p>
          </table:table-cell>
          <table:table-cell table:formula="of:=[.G17]-[.$G$18]" office:value-type="float" office:value="0.779550827422995" calcext:value-type="float">
            <text:p>0.779550827422995</text:p>
          </table:table-cell>
          <table:table-cell table:formula="of:=[.H17]-[.$H$18]" office:value-type="float" office:value="0.427877271198483" calcext:value-type="float">
            <text:p>0.427877271198483</text:p>
          </table:table-cell>
          <table:table-cell table:formula="of:=[.I17]-[.$I$18]" office:value-type="float" office:value="-0.000000000500008923154383" calcext:value-type="float">
            <text:p>-5.00008923154383E-10</text:p>
          </table:table-cell>
          <table:table-cell table:formula="of:=[.I17]+[.J17]" office:value-type="float" office:value="123.100116024974" calcext:value-type="float">
            <text:p>123.100116024974</text:p>
          </table:table-cell>
          <table:table-cell table:formula="of:=[.I17]+[.K17]" office:value-type="float" office:value="123.803463137423" calcext:value-type="float">
            <text:p>123.803463137423</text:p>
          </table:table-cell>
          <table:table-cell table:formula="of:=[.I17]+[.L17]" office:value-type="float" office:value="123.451789581198" calcext:value-type="float">
            <text:p>123.451789581198</text:p>
          </table:table-cell>
          <table:table-cell table:formula="of:=[.I17]+[.M17]" office:value-type="float" office:value="123.0239123095" calcext:value-type="float">
            <text:p>123.0239123095</text:p>
          </table:table-cell>
          <table:table-cell/>
          <table:table-cell table:formula="of:=[.S16]+[.N17]" office:value-type="float" office:value="245.633424092271" calcext:value-type="float">
            <text:p>245.633424092271</text:p>
          </table:table-cell>
          <table:table-cell table:formula="of:=[.T16]+[.O17]" office:value-type="float" office:value="246.827375448424" calcext:value-type="float">
            <text:p>246.827375448424</text:p>
          </table:table-cell>
          <table:table-cell table:formula="of:=[.U16]+[.P17]" office:value-type="float" office:value="246.230399770347" calcext:value-type="float">
            <text:p>246.230399770347</text:p>
          </table:table-cell>
          <table:table-cell table:formula="of:=[.V16]+[.Q17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office:value-type="float" office:value="123.098821176276" calcext:value-type="float">
            <text:p>123.098821176276</text:p>
          </table:table-cell>
          <table:table-cell table:style-name="ce50" office:value-type="float" office:value="122.112588652482" calcext:value-type="float">
            <text:p>122.112588652482</text:p>
          </table:table-cell>
          <table:table-cell table:style-name="ce50" table:formula="of:=([.F18]+[.G18])/2" office:value-type="float" office:value="122.605704914379" calcext:value-type="float">
            <text:p>122.605704914379</text:p>
          </table:table-cell>
          <table:table-cell table:style-name="ce50" table:formula="of:=AVERAGE([.I14:.I17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2-Y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44.128575881" calcext:value-type="float">
            <text:p>-244.128575881</text:p>
          </table:table-cell>
          <table:table-cell office:value-type="float" office:value="-243.249444444445" calcext:value-type="float">
            <text:p>-243.249444444445</text:p>
          </table:table-cell>
          <table:table-cell table:formula="of:=([.B21]+[.C21])/2" office:value-type="float" office:value="-243.689010162722" calcext:value-type="float">
            <text:p>-243.689010162722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1]+[.J21]" office:value-type="float" office:value="0" calcext:value-type="float">
            <text:p>0</text:p>
          </table:table-cell>
          <table:table-cell table:formula="of:=[.I21]+[.K21]" office:value-type="float" office:value="0" calcext:value-type="float">
            <text:p>0</text:p>
          </table:table-cell>
          <table:table-cell table:formula="of:=[.I21]+[.L21]" office:value-type="float" office:value="0" calcext:value-type="float">
            <text:p>0</text:p>
          </table:table-cell>
          <table:table-cell table:formula="of:=[.I21]+[.M21]" office:value-type="float" office:value="0" calcext:value-type="float">
            <text:p>0</text:p>
          </table:table-cell>
          <table:table-cell/>
          <table:table-cell table:formula="of:=[.E21]" office:value-type="float" office:value="-246.047824621" calcext:value-type="float">
            <text:p>-246.047824621</text:p>
          </table:table-cell>
          <table:table-cell table:formula="of:=[.S21]" office:value-type="float" office:value="-246.047824621" calcext:value-type="float">
            <text:p>-246.047824621</text:p>
          </table:table-cell>
          <table:table-cell table:formula="of:=[.T21]" office:value-type="float" office:value="-246.047824621" calcext:value-type="float">
            <text:p>-246.047824621</text:p>
          </table:table-cell>
          <table:table-cell table:formula="of:=[.U21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2.0435246375" calcext:value-type="float">
            <text:p>-122.0435246375</text:p>
          </table:table-cell>
          <table:table-cell office:value-type="float" office:value="-121.846195652174" calcext:value-type="float">
            <text:p>-121.846195652174</text:p>
          </table:table-cell>
          <table:table-cell table:formula="of:=([.B22]+[.C22])/2" office:value-type="float" office:value="-121.944860144837" calcext:value-type="float">
            <text:p>-121.944860144837</text:p>
          </table:table-cell>
          <table:table-cell office:value-type="float" office:value="-123.023912311" calcext:value-type="float">
            <text:p>-123.023912311</text:p>
          </table:table-cell>
          <table:table-cell table:formula="of:=[.B22]-[.B21]" office:value-type="float" office:value="122.0850512435" calcext:value-type="float">
            <text:p>122.0850512435</text:p>
          </table:table-cell>
          <table:table-cell table:formula="of:=[.C22]-[.C21]" office:value-type="float" office:value="121.403248792271" calcext:value-type="float">
            <text:p>121.403248792271</text:p>
          </table:table-cell>
          <table:table-cell table:formula="of:=[.D22]-[.D21]" office:value-type="float" office:value="121.744150017885" calcext:value-type="float">
            <text:p>121.744150017885</text:p>
          </table:table-cell>
          <table:table-cell table:formula="of:=[.E22]-[.E21]" office:value-type="float" office:value="123.02391231" calcext:value-type="float">
            <text:p>123.02391231</text:p>
          </table:table-cell>
          <table:table-cell table:formula="of:=[.F22]-[.$F$26]" office:value-type="float" office:value="-0.255449770750005" calcext:value-type="float">
            <text:p>-0.255449770750005</text:p>
          </table:table-cell>
          <table:table-cell table:formula="of:=[.G22]-[.$G$26]" office:value-type="float" office:value="-1.02935990338099" calcext:value-type="float">
            <text:p>-1.02935990338099</text:p>
          </table:table-cell>
          <table:table-cell table:formula="of:=[.H22]-[.$H$26]" office:value-type="float" office:value="-0.642404837065513" calcext:value-type="float">
            <text:p>-0.642404837065513</text:p>
          </table:table-cell>
          <table:table-cell table:formula="of:=[.I22]-[.$I$26]" office:value-type="float" office:value="-0.000000000500008923154383" calcext:value-type="float">
            <text:p>-5.00008923154383E-10</text:p>
          </table:table-cell>
          <table:table-cell table:formula="of:=[.I22]+[.J22]" office:value-type="float" office:value="122.76846253925" calcext:value-type="float">
            <text:p>122.76846253925</text:p>
          </table:table-cell>
          <table:table-cell table:formula="of:=[.I22]+[.K22]" office:value-type="float" office:value="121.994552406619" calcext:value-type="float">
            <text:p>121.994552406619</text:p>
          </table:table-cell>
          <table:table-cell table:formula="of:=[.I22]+[.L22]" office:value-type="float" office:value="122.381507472934" calcext:value-type="float">
            <text:p>122.381507472934</text:p>
          </table:table-cell>
          <table:table-cell table:formula="of:=[.I22]+[.M22]" office:value-type="float" office:value="123.0239123095" calcext:value-type="float">
            <text:p>123.0239123095</text:p>
          </table:table-cell>
          <table:table-cell/>
          <table:table-cell table:formula="of:=[.S21]+[.N22]" office:value-type="float" office:value="-123.27936208175" calcext:value-type="float">
            <text:p>-123.27936208175</text:p>
          </table:table-cell>
          <table:table-cell table:formula="of:=[.T21]+[.O22]" office:value-type="float" office:value="-124.053272214381" calcext:value-type="float">
            <text:p>-124.053272214381</text:p>
          </table:table-cell>
          <table:table-cell table:formula="of:=[.U21]+[.P22]" office:value-type="float" office:value="-123.666317148066" calcext:value-type="float">
            <text:p>-123.666317148066</text:p>
          </table:table-cell>
          <table:table-cell table:formula="of:=[.V21]+[.Q22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-0.472487583333321" calcext:value-type="float">
            <text:p>-0.472487583333321</text:p>
          </table:table-cell>
          <table:table-cell office:value-type="float" office:value="0.381666666666706" calcext:value-type="float">
            <text:p>0.381666666666706</text:p>
          </table:table-cell>
          <table:table-cell table:formula="of:=([.B23]+[.C23])/2" office:value-type="float" office:value="-0.0454104583333075" calcext:value-type="float">
            <text:p>-0.045410458333308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121.571037054167" calcext:value-type="float">
            <text:p>121.571037054167</text:p>
          </table:table-cell>
          <table:table-cell table:formula="of:=[.C23]-[.C22]" office:value-type="float" office:value="122.227862318841" calcext:value-type="float">
            <text:p>122.227862318841</text:p>
          </table:table-cell>
          <table:table-cell table:formula="of:=[.D23]-[.D22]" office:value-type="float" office:value="121.899449686504" calcext:value-type="float">
            <text:p>121.899449686504</text:p>
          </table:table-cell>
          <table:table-cell table:formula="of:=[.E23]-[.E22]" office:value-type="float" office:value="123.023912311" calcext:value-type="float">
            <text:p>123.023912311</text:p>
          </table:table-cell>
          <table:table-cell table:formula="of:=[.F23]-[.$F$26]" office:value-type="float" office:value="-0.769463960083314" calcext:value-type="float">
            <text:p>-0.769463960083314</text:p>
          </table:table-cell>
          <table:table-cell table:formula="of:=[.G23]-[.$G$26]" office:value-type="float" office:value="-0.204746376811286" calcext:value-type="float">
            <text:p>-0.204746376811286</text:p>
          </table:table-cell>
          <table:table-cell table:formula="of:=[.H23]-[.$H$26]" office:value-type="float" office:value="-0.4871051684473" calcext:value-type="float">
            <text:p>-0.4871051684473</text:p>
          </table:table-cell>
          <table:table-cell table:formula="of:=[.I23]-[.$I$26]" office:value-type="float" office:value="0.000000000500008923154383" calcext:value-type="float">
            <text:p>5.00008923154383E-10</text:p>
          </table:table-cell>
          <table:table-cell table:formula="of:=[.I23]+[.J23]" office:value-type="float" office:value="122.254448350917" calcext:value-type="float">
            <text:p>122.254448350917</text:p>
          </table:table-cell>
          <table:table-cell table:formula="of:=[.I23]+[.K23]" office:value-type="float" office:value="122.819165934189" calcext:value-type="float">
            <text:p>122.819165934189</text:p>
          </table:table-cell>
          <table:table-cell table:formula="of:=[.I23]+[.L23]" office:value-type="float" office:value="122.536807142553" calcext:value-type="float">
            <text:p>122.536807142553</text:p>
          </table:table-cell>
          <table:table-cell table:formula="of:=[.I23]+[.M23]" office:value-type="float" office:value="123.0239123115" calcext:value-type="float">
            <text:p>123.0239123115</text:p>
          </table:table-cell>
          <table:table-cell/>
          <table:table-cell table:formula="of:=[.S22]+[.N23]" office:value-type="float" office:value="-1.02491373083332" calcext:value-type="float">
            <text:p>-1.02491373083332</text:p>
          </table:table-cell>
          <table:table-cell table:formula="of:=[.T22]+[.O23]" office:value-type="float" office:value="-1.23410628019228" calcext:value-type="float">
            <text:p>-1.23410628019228</text:p>
          </table:table-cell>
          <table:table-cell table:formula="of:=[.U22]+[.P23]" office:value-type="float" office:value="-1.12951000551281" calcext:value-type="float">
            <text:p>-1.12951000551281</text:p>
          </table:table-cell>
          <table:table-cell table:formula="of:=[.V22]+[.Q2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.298188176625" calcext:value-type="float">
            <text:p>122.298188176625</text:p>
          </table:table-cell>
          <table:table-cell office:value-type="float" office:value="123.049456521739" calcext:value-type="float">
            <text:p>123.049456521739</text:p>
          </table:table-cell>
          <table:table-cell table:formula="of:=([.B24]+[.C24])/2" office:value-type="float" office:value="122.673822349182" calcext:value-type="float">
            <text:p>122.673822349182</text:p>
          </table:table-cell>
          <table:table-cell office:value-type="float" office:value="123.023912311" calcext:value-type="float">
            <text:p>123.023912311</text:p>
          </table:table-cell>
          <table:table-cell table:formula="of:=[.B24]-[.B23]" office:value-type="float" office:value="122.770675759958" calcext:value-type="float">
            <text:p>122.770675759958</text:p>
          </table:table-cell>
          <table:table-cell table:formula="of:=[.C24]-[.C23]" office:value-type="float" office:value="122.667789855072" calcext:value-type="float">
            <text:p>122.667789855072</text:p>
          </table:table-cell>
          <table:table-cell table:formula="of:=[.D24]-[.D23]" office:value-type="float" office:value="122.719232807515" calcext:value-type="float">
            <text:p>122.719232807515</text:p>
          </table:table-cell>
          <table:table-cell table:formula="of:=[.E24]-[.E23]" office:value-type="float" office:value="123.023912311" calcext:value-type="float">
            <text:p>123.023912311</text:p>
          </table:table-cell>
          <table:table-cell table:formula="of:=[.F24]-[.$F$26]" office:value-type="float" office:value="0.430174745708328" calcext:value-type="float">
            <text:p>0.430174745708328</text:p>
          </table:table-cell>
          <table:table-cell table:formula="of:=[.G24]-[.$G$26]" office:value-type="float" office:value="0.235181159420307" calcext:value-type="float">
            <text:p>0.235181159420307</text:p>
          </table:table-cell>
          <table:table-cell table:formula="of:=[.H24]-[.$H$26]" office:value-type="float" office:value="0.33267795256431" calcext:value-type="float">
            <text:p>0.33267795256431</text:p>
          </table:table-cell>
          <table:table-cell table:formula="of:=[.I24]-[.$I$26]" office:value-type="float" office:value="0.000000000500008923154383" calcext:value-type="float">
            <text:p>5.00008923154383E-10</text:p>
          </table:table-cell>
          <table:table-cell table:formula="of:=[.I24]+[.J24]" office:value-type="float" office:value="123.454087056708" calcext:value-type="float">
            <text:p>123.454087056708</text:p>
          </table:table-cell>
          <table:table-cell table:formula="of:=[.I24]+[.K24]" office:value-type="float" office:value="123.25909347042" calcext:value-type="float">
            <text:p>123.25909347042</text:p>
          </table:table-cell>
          <table:table-cell table:formula="of:=[.I24]+[.L24]" office:value-type="float" office:value="123.356590263564" calcext:value-type="float">
            <text:p>123.356590263564</text:p>
          </table:table-cell>
          <table:table-cell table:formula="of:=[.I24]+[.M24]" office:value-type="float" office:value="123.0239123115" calcext:value-type="float">
            <text:p>123.0239123115</text:p>
          </table:table-cell>
          <table:table-cell/>
          <table:table-cell table:formula="of:=[.S23]+[.N24]" office:value-type="float" office:value="122.429173325875" calcext:value-type="float">
            <text:p>122.429173325875</text:p>
          </table:table-cell>
          <table:table-cell table:formula="of:=[.T23]+[.O24]" office:value-type="float" office:value="122.024987190228" calcext:value-type="float">
            <text:p>122.024987190228</text:p>
          </table:table-cell>
          <table:table-cell table:formula="of:=[.U23]+[.P24]" office:value-type="float" office:value="122.227080258052" calcext:value-type="float">
            <text:p>122.227080258052</text:p>
          </table:table-cell>
          <table:table-cell table:formula="of:=[.V23]+[.Q24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5.233428176" calcext:value-type="float">
            <text:p>245.233428176</text:p>
          </table:table-cell>
          <table:table-cell office:value-type="float" office:value="245.451630434782" calcext:value-type="float">
            <text:p>245.451630434782</text:p>
          </table:table-cell>
          <table:table-cell table:formula="of:=([.B25]+[.C25])/2" office:value-type="float" office:value="245.342529305391" calcext:value-type="float">
            <text:p>245.342529305391</text:p>
          </table:table-cell>
          <table:table-cell office:value-type="float" office:value="246.047824621" calcext:value-type="float">
            <text:p>246.047824621</text:p>
          </table:table-cell>
          <table:table-cell table:formula="of:=[.B25]-[.B24]" office:value-type="float" office:value="122.935239999375" calcext:value-type="float">
            <text:p>122.935239999375</text:p>
          </table:table-cell>
          <table:table-cell table:formula="of:=[.C25]-[.C24]" office:value-type="float" office:value="122.402173913043" calcext:value-type="float">
            <text:p>122.402173913043</text:p>
          </table:table-cell>
          <table:table-cell table:formula="of:=[.D25]-[.D24]" office:value-type="float" office:value="122.668706956209" calcext:value-type="float">
            <text:p>122.668706956209</text:p>
          </table:table-cell>
          <table:table-cell table:formula="of:=[.E25]-[.E24]" office:value-type="float" office:value="123.02391231" calcext:value-type="float">
            <text:p>123.02391231</text:p>
          </table:table-cell>
          <table:table-cell table:formula="of:=[.F25]-[.$F$26]" office:value-type="float" office:value="0.594738985124991" calcext:value-type="float">
            <text:p>0.594738985124991</text:p>
          </table:table-cell>
          <table:table-cell table:formula="of:=[.G25]-[.$G$26]" office:value-type="float" office:value="-0.0304347826089923" calcext:value-type="float">
            <text:p>-0.030434782608992</text:p>
          </table:table-cell>
          <table:table-cell table:formula="of:=[.H25]-[.$H$26]" office:value-type="float" office:value="0.282152101257992" calcext:value-type="float">
            <text:p>0.282152101257992</text:p>
          </table:table-cell>
          <table:table-cell table:formula="of:=[.I25]-[.$I$26]" office:value-type="float" office:value="-0.000000000500008923154383" calcext:value-type="float">
            <text:p>-5.00008923154383E-10</text:p>
          </table:table-cell>
          <table:table-cell table:formula="of:=[.I25]+[.J25]" office:value-type="float" office:value="123.618651295125" calcext:value-type="float">
            <text:p>123.618651295125</text:p>
          </table:table-cell>
          <table:table-cell table:formula="of:=[.I25]+[.K25]" office:value-type="float" office:value="122.993477527391" calcext:value-type="float">
            <text:p>122.993477527391</text:p>
          </table:table-cell>
          <table:table-cell table:formula="of:=[.I25]+[.L25]" office:value-type="float" office:value="123.306064411258" calcext:value-type="float">
            <text:p>123.306064411258</text:p>
          </table:table-cell>
          <table:table-cell table:formula="of:=[.I25]+[.M25]" office:value-type="float" office:value="123.0239123095" calcext:value-type="float">
            <text:p>123.0239123095</text:p>
          </table:table-cell>
          <table:table-cell/>
          <table:table-cell table:formula="of:=[.S24]+[.N25]" office:value-type="float" office:value="246.047824621" calcext:value-type="float">
            <text:p>246.047824621</text:p>
          </table:table-cell>
          <table:table-cell table:formula="of:=[.T24]+[.O25]" office:value-type="float" office:value="245.018464717619" calcext:value-type="float">
            <text:p>245.018464717619</text:p>
          </table:table-cell>
          <table:table-cell table:formula="of:=[.U24]+[.P25]" office:value-type="float" office:value="245.533144669309" calcext:value-type="float">
            <text:p>245.533144669309</text:p>
          </table:table-cell>
          <table:table-cell table:formula="of:=[.V24]+[.Q25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2"/>
          <table:table-cell table:number-columns-repeated="4"/>
          <table:table-cell table:style-name="ce50" office:value-type="float" office:value="122.34050101425" calcext:value-type="float">
            <text:p>122.34050101425</text:p>
          </table:table-cell>
          <table:table-cell table:style-name="ce50" office:value-type="float" office:value="122.432608695652" calcext:value-type="float">
            <text:p>122.432608695652</text:p>
          </table:table-cell>
          <table:table-cell table:style-name="ce50" table:formula="of:=([.F26]+[.G26])/2" office:value-type="float" office:value="122.386554854951" calcext:value-type="float">
            <text:p>122.386554854951</text:p>
          </table:table-cell>
          <table:table-cell table:style-name="ce50" table:formula="of:=AVERAGE([.I22:.I25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2-X</text:p>
          </table:table-cell>
          <table:table-cell table:number-columns-repeated="21"/>
        </table:table-row>
        <table:table-row table:style-name="ro1">
          <table:table-cell/>
          <table:table-cell office:value-type="float" office:value="-246.272655834906" calcext:value-type="float">
            <text:p>-246.272655834906</text:p>
          </table:table-cell>
          <table:table-cell office:value-type="float" office:value="-247.426630434783" calcext:value-type="float">
            <text:p>-247.426630434783</text:p>
          </table:table-cell>
          <table:table-cell table:formula="of:=([.B29]+[.C29])/2" office:value-type="float" office:value="-246.849643134844" calcext:value-type="float">
            <text:p>-246.849643134844</text:p>
          </table:table-cell>
          <table:table-cell office:value-type="float" office:value="-246.047824621" calcext:value-type="float">
            <text:p>-246.0478246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formula="of:=[.I29]+[.J29]" office:value-type="float" office:value="0" calcext:value-type="float">
            <text:p>0</text:p>
          </table:table-cell>
          <table:table-cell table:formula="of:=[.I29]+[.K29]" office:value-type="float" office:value="0" calcext:value-type="float">
            <text:p>0</text:p>
          </table:table-cell>
          <table:table-cell table:formula="of:=[.I29]+[.L29]" office:value-type="float" office:value="0" calcext:value-type="float">
            <text:p>0</text:p>
          </table:table-cell>
          <table:table-cell table:formula="of:=[.I29]+[.M29]" office:value-type="float" office:value="0" calcext:value-type="float">
            <text:p>0</text:p>
          </table:table-cell>
          <table:table-cell/>
          <table:table-cell table:formula="of:=[.E29]" office:value-type="float" office:value="-246.047824621" calcext:value-type="float">
            <text:p>-246.047824621</text:p>
          </table:table-cell>
          <table:table-cell table:formula="of:=[.S29]" office:value-type="float" office:value="-246.047824621" calcext:value-type="float">
            <text:p>-246.047824621</text:p>
          </table:table-cell>
          <table:table-cell table:formula="of:=[.T29]" office:value-type="float" office:value="-246.047824621" calcext:value-type="float">
            <text:p>-246.047824621</text:p>
          </table:table-cell>
          <table:table-cell table:formula="of:=[.U29]" office:value-type="float" office:value="-246.047824621" calcext:value-type="float">
            <text:p>-246.047824621</text:p>
          </table:table-cell>
        </table:table-row>
        <table:table-row table:style-name="ro1">
          <table:table-cell/>
          <table:table-cell office:value-type="float" office:value="-123.359516492667" calcext:value-type="float">
            <text:p>-123.359516492667</text:p>
          </table:table-cell>
          <table:table-cell office:value-type="float" office:value="-125.482065217392" calcext:value-type="float">
            <text:p>-125.482065217392</text:p>
          </table:table-cell>
          <table:table-cell table:formula="of:=([.B30]+[.C30])/2" office:value-type="float" office:value="-124.42079085503" calcext:value-type="float">
            <text:p>-124.42079085503</text:p>
          </table:table-cell>
          <table:table-cell office:value-type="float" office:value="-123.023912311" calcext:value-type="float">
            <text:p>-123.023912311</text:p>
          </table:table-cell>
          <table:table-cell table:formula="of:=[.B30]-[.B29]" office:value-type="float" office:value="122.913139342239" calcext:value-type="float">
            <text:p>122.913139342239</text:p>
          </table:table-cell>
          <table:table-cell table:formula="of:=[.C30]-[.C29]" office:value-type="float" office:value="121.944565217391" calcext:value-type="float">
            <text:p>121.944565217391</text:p>
          </table:table-cell>
          <table:table-cell table:formula="of:=[.D30]-[.D29]" office:value-type="float" office:value="122.428852279815" calcext:value-type="float">
            <text:p>122.428852279815</text:p>
          </table:table-cell>
          <table:table-cell table:formula="of:=[.E30]-[.E29]" office:value-type="float" office:value="123.02391231" calcext:value-type="float">
            <text:p>123.02391231</text:p>
          </table:table-cell>
          <table:table-cell table:formula="of:=[.F30]-[.$F$34]" office:value-type="float" office:value="0.564109986596009" calcext:value-type="float">
            <text:p>0.564109986596009</text:p>
          </table:table-cell>
          <table:table-cell table:formula="of:=[.G30]-[.$G$34]" office:value-type="float" office:value="0.0472414360999949" calcext:value-type="float">
            <text:p>0.047241436099995</text:p>
          </table:table-cell>
          <table:table-cell table:formula="of:=[.H30]-[.$H$34]" office:value-type="float" office:value="0.305675711347973" calcext:value-type="float">
            <text:p>0.305675711347973</text:p>
          </table:table-cell>
          <table:table-cell table:formula="of:=[.I30]-[.$I$34]" office:value-type="float" office:value="-0.000000000500008923154383" calcext:value-type="float">
            <text:p>-5.00008923154383E-10</text:p>
          </table:table-cell>
          <table:table-cell table:formula="of:=[.I30]+[.J30]" office:value-type="float" office:value="123.588022296596" calcext:value-type="float">
            <text:p>123.588022296596</text:p>
          </table:table-cell>
          <table:table-cell table:formula="of:=[.I30]+[.K30]" office:value-type="float" office:value="123.0711537461" calcext:value-type="float">
            <text:p>123.0711537461</text:p>
          </table:table-cell>
          <table:table-cell table:formula="of:=[.I30]+[.L30]" office:value-type="float" office:value="123.329588021348" calcext:value-type="float">
            <text:p>123.329588021348</text:p>
          </table:table-cell>
          <table:table-cell table:formula="of:=[.I30]+[.M30]" office:value-type="float" office:value="123.0239123095" calcext:value-type="float">
            <text:p>123.0239123095</text:p>
          </table:table-cell>
          <table:table-cell/>
          <table:table-cell table:formula="of:=[.S29]+[.N30]" office:value-type="float" office:value="-122.459802324404" calcext:value-type="float">
            <text:p>-122.459802324404</text:p>
          </table:table-cell>
          <table:table-cell table:formula="of:=[.T29]+[.O30]" office:value-type="float" office:value="-122.9766708749" calcext:value-type="float">
            <text:p>-122.9766708749</text:p>
          </table:table-cell>
          <table:table-cell table:formula="of:=[.U29]+[.P30]" office:value-type="float" office:value="-122.718236599652" calcext:value-type="float">
            <text:p>-122.718236599652</text:p>
          </table:table-cell>
          <table:table-cell table:formula="of:=[.V29]+[.Q30]" office:value-type="float" office:value="-123.0239123115" calcext:value-type="float">
            <text:p>-123.0239123115</text:p>
          </table:table-cell>
        </table:table-row>
        <table:table-row table:style-name="ro1">
          <table:table-cell/>
          <table:table-cell office:value-type="float" office:value="-1.47953739999998" calcext:value-type="float">
            <text:p>-1.47953739999998</text:p>
          </table:table-cell>
          <table:table-cell office:value-type="float" office:value="-3.62336956521739" calcext:value-type="float">
            <text:p>-3.62336956521739</text:p>
          </table:table-cell>
          <table:table-cell table:formula="of:=([.B31]+[.C31])/2" office:value-type="float" office:value="-2.55145348260868" calcext:value-type="float">
            <text:p>-2.55145348260868</text:p>
          </table:table-cell>
          <table:table-cell office:value-type="float" office:value="0" calcext:value-type="float">
            <text:p>0</text:p>
          </table:table-cell>
          <table:table-cell table:formula="of:=[.B31]-[.B30]" office:value-type="float" office:value="121.879979092667" calcext:value-type="float">
            <text:p>121.879979092667</text:p>
          </table:table-cell>
          <table:table-cell table:formula="of:=[.C31]-[.C30]" office:value-type="float" office:value="121.858695652175" calcext:value-type="float">
            <text:p>121.858695652175</text:p>
          </table:table-cell>
          <table:table-cell table:formula="of:=[.D31]-[.D30]" office:value-type="float" office:value="121.869337372421" calcext:value-type="float">
            <text:p>121.869337372421</text:p>
          </table:table-cell>
          <table:table-cell table:formula="of:=[.E31]-[.E30]" office:value-type="float" office:value="123.023912311" calcext:value-type="float">
            <text:p>123.023912311</text:p>
          </table:table-cell>
          <table:table-cell table:formula="of:=[.F31]-[.$F$34]" office:value-type="float" office:value="-0.469050262975983" calcext:value-type="float">
            <text:p>-0.469050262975983</text:p>
          </table:table-cell>
          <table:table-cell table:formula="of:=[.G31]-[.$G$34]" office:value-type="float" office:value="-0.0386281291163755" calcext:value-type="float">
            <text:p>-0.038628129116376</text:p>
          </table:table-cell>
          <table:table-cell table:formula="of:=[.H31]-[.$H$34]" office:value-type="float" office:value="-0.253839196046172" calcext:value-type="float">
            <text:p>-0.253839196046172</text:p>
          </table:table-cell>
          <table:table-cell table:formula="of:=[.I31]-[.$I$34]" office:value-type="float" office:value="0.000000000500008923154383" calcext:value-type="float">
            <text:p>5.00008923154383E-10</text:p>
          </table:table-cell>
          <table:table-cell table:formula="of:=[.I31]+[.J31]" office:value-type="float" office:value="122.554862048024" calcext:value-type="float">
            <text:p>122.554862048024</text:p>
          </table:table-cell>
          <table:table-cell table:formula="of:=[.I31]+[.K31]" office:value-type="float" office:value="122.985284181884" calcext:value-type="float">
            <text:p>122.985284181884</text:p>
          </table:table-cell>
          <table:table-cell table:formula="of:=[.I31]+[.L31]" office:value-type="float" office:value="122.770073114954" calcext:value-type="float">
            <text:p>122.770073114954</text:p>
          </table:table-cell>
          <table:table-cell table:formula="of:=[.I31]+[.M31]" office:value-type="float" office:value="123.0239123115" calcext:value-type="float">
            <text:p>123.0239123115</text:p>
          </table:table-cell>
          <table:table-cell/>
          <table:table-cell table:formula="of:=[.S30]+[.N31]" office:value-type="float" office:value="0.0950597236200252" calcext:value-type="float">
            <text:p>0.095059723620025</text:p>
          </table:table-cell>
          <table:table-cell table:formula="of:=[.T30]+[.O31]" office:value-type="float" office:value="0.0086133069836194" calcext:value-type="float">
            <text:p>0.008613306983619</text:p>
          </table:table-cell>
          <table:table-cell table:formula="of:=[.U30]+[.P31]" office:value-type="float" office:value="0.051836515301801" calcext:value-type="float">
            <text:p>0.051836515301801</text:p>
          </table:table-cell>
          <table:table-cell table:formula="of:=[.V30]+[.Q3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.707350194333" calcext:value-type="float">
            <text:p>120.707350194333</text:p>
          </table:table-cell>
          <table:table-cell office:value-type="float" office:value="118.265340909091" calcext:value-type="float">
            <text:p>118.265340909091</text:p>
          </table:table-cell>
          <table:table-cell table:formula="of:=([.B32]+[.C32])/2" office:value-type="float" office:value="119.486345551712" calcext:value-type="float">
            <text:p>119.486345551712</text:p>
          </table:table-cell>
          <table:table-cell office:value-type="float" office:value="123.023912311" calcext:value-type="float">
            <text:p>123.023912311</text:p>
          </table:table-cell>
          <table:table-cell table:formula="of:=[.B32]-[.B31]" office:value-type="float" office:value="122.186887594333" calcext:value-type="float">
            <text:p>122.186887594333</text:p>
          </table:table-cell>
          <table:table-cell table:formula="of:=[.C32]-[.C31]" office:value-type="float" office:value="121.888710474308" calcext:value-type="float">
            <text:p>121.888710474308</text:p>
          </table:table-cell>
          <table:table-cell table:formula="of:=[.D32]-[.D31]" office:value-type="float" office:value="122.037799034321" calcext:value-type="float">
            <text:p>122.037799034321</text:p>
          </table:table-cell>
          <table:table-cell table:formula="of:=[.E32]-[.E31]" office:value-type="float" office:value="123.023912311" calcext:value-type="float">
            <text:p>123.023912311</text:p>
          </table:table-cell>
          <table:table-cell table:formula="of:=[.F32]-[.$F$34]" office:value-type="float" office:value="-0.162141761310011" calcext:value-type="float">
            <text:p>-0.162141761310011</text:p>
          </table:table-cell>
          <table:table-cell table:formula="of:=[.G32]-[.$G$34]" office:value-type="float" office:value="-0.00861330698261043" calcext:value-type="float">
            <text:p>-0.00861330698261</text:p>
          </table:table-cell>
          <table:table-cell table:formula="of:=[.H32]-[.$H$34]" office:value-type="float" office:value="-0.0853775341463319" calcext:value-type="float">
            <text:p>-0.085377534146332</text:p>
          </table:table-cell>
          <table:table-cell table:formula="of:=[.I32]-[.$I$34]" office:value-type="float" office:value="0.000000000500008923154383" calcext:value-type="float">
            <text:p>5.00008923154383E-10</text:p>
          </table:table-cell>
          <table:table-cell table:formula="of:=[.I32]+[.J32]" office:value-type="float" office:value="122.86177054969" calcext:value-type="float">
            <text:p>122.86177054969</text:p>
          </table:table-cell>
          <table:table-cell table:formula="of:=[.I32]+[.K32]" office:value-type="float" office:value="123.015299004017" calcext:value-type="float">
            <text:p>123.015299004017</text:p>
          </table:table-cell>
          <table:table-cell table:formula="of:=[.I32]+[.L32]" office:value-type="float" office:value="122.938534776854" calcext:value-type="float">
            <text:p>122.938534776854</text:p>
          </table:table-cell>
          <table:table-cell table:formula="of:=[.I32]+[.M32]" office:value-type="float" office:value="123.0239123115" calcext:value-type="float">
            <text:p>123.0239123115</text:p>
          </table:table-cell>
          <table:table-cell/>
          <table:table-cell table:formula="of:=[.S31]+[.N32]" office:value-type="float" office:value="122.95683027331" calcext:value-type="float">
            <text:p>122.95683027331</text:p>
          </table:table-cell>
          <table:table-cell table:formula="of:=[.T31]+[.O32]" office:value-type="float" office:value="123.023912311001" calcext:value-type="float">
            <text:p>123.023912311001</text:p>
          </table:table-cell>
          <table:table-cell table:formula="of:=[.U31]+[.P32]" office:value-type="float" office:value="122.990371292155" calcext:value-type="float">
            <text:p>122.990371292155</text:p>
          </table:table-cell>
          <table:table-cell table:formula="of:=[.V31]+[.Q32]" office:value-type="float" office:value="123.0239123115" calcext:value-type="float">
            <text:p>123.0239123115</text:p>
          </table:table-cell>
        </table:table-row>
        <table:table-row table:style-name="ro1">
          <table:table-cell/>
          <table:table-cell office:value-type="float" office:value="243.123461587667" calcext:value-type="float">
            <text:p>243.123461587667</text:p>
          </table:table-cell>
          <table:table-cell office:value-type="float" office:value="240.310869565217" calcext:value-type="float">
            <text:p>240.310869565217</text:p>
          </table:table-cell>
          <table:table-cell table:formula="of:=([.B33]+[.C33])/2" office:value-type="float" office:value="241.717165576442" calcext:value-type="float">
            <text:p>241.717165576442</text:p>
          </table:table-cell>
          <table:table-cell office:value-type="float" office:value="246.047824621" calcext:value-type="float">
            <text:p>246.047824621</text:p>
          </table:table-cell>
          <table:table-cell table:formula="of:=[.B33]-[.B32]" office:value-type="float" office:value="122.416111393334" calcext:value-type="float">
            <text:p>122.416111393334</text:p>
          </table:table-cell>
          <table:table-cell table:formula="of:=[.C33]-[.C32]" office:value-type="float" office:value="122.045528656126" calcext:value-type="float">
            <text:p>122.045528656126</text:p>
          </table:table-cell>
          <table:table-cell table:formula="of:=[.D33]-[.D32]" office:value-type="float" office:value="122.23082002473" calcext:value-type="float">
            <text:p>122.23082002473</text:p>
          </table:table-cell>
          <table:table-cell table:formula="of:=[.E33]-[.E32]" office:value-type="float" office:value="123.02391231" calcext:value-type="float">
            <text:p>123.02391231</text:p>
          </table:table-cell>
          <table:table-cell table:formula="of:=[.F33]-[.$F$34]" office:value-type="float" office:value="0.0670820376910086" calcext:value-type="float">
            <text:p>0.067082037691009</text:p>
          </table:table-cell>
          <table:table-cell table:formula="of:=[.G33]-[.$G$34]" office:value-type="float" office:value="0.148204874835002" calcext:value-type="float">
            <text:p>0.148204874835002</text:p>
          </table:table-cell>
          <table:table-cell table:formula="of:=[.H33]-[.$H$34]" office:value-type="float" office:value="0.107643456263006" calcext:value-type="float">
            <text:p>0.107643456263006</text:p>
          </table:table-cell>
          <table:table-cell table:formula="of:=[.I33]-[.$I$34]" office:value-type="float" office:value="-0.000000000500008923154383" calcext:value-type="float">
            <text:p>-5.00008923154383E-10</text:p>
          </table:table-cell>
          <table:table-cell table:formula="of:=[.I33]+[.J33]" office:value-type="float" office:value="123.090994347691" calcext:value-type="float">
            <text:p>123.090994347691</text:p>
          </table:table-cell>
          <table:table-cell table:formula="of:=[.I33]+[.K33]" office:value-type="float" office:value="123.172117184835" calcext:value-type="float">
            <text:p>123.172117184835</text:p>
          </table:table-cell>
          <table:table-cell table:formula="of:=[.I33]+[.L33]" office:value-type="float" office:value="123.131555766263" calcext:value-type="float">
            <text:p>123.131555766263</text:p>
          </table:table-cell>
          <table:table-cell table:formula="of:=[.I33]+[.M33]" office:value-type="float" office:value="123.0239123095" calcext:value-type="float">
            <text:p>123.0239123095</text:p>
          </table:table-cell>
          <table:table-cell/>
          <table:table-cell table:formula="of:=[.S32]+[.N33]" office:value-type="float" office:value="246.047824621001" calcext:value-type="float">
            <text:p>246.047824621001</text:p>
          </table:table-cell>
          <table:table-cell table:formula="of:=[.T32]+[.O33]" office:value-type="float" office:value="246.196029495836" calcext:value-type="float">
            <text:p>246.196029495836</text:p>
          </table:table-cell>
          <table:table-cell table:formula="of:=[.U32]+[.P33]" office:value-type="float" office:value="246.121927058418" calcext:value-type="float">
            <text:p>246.121927058418</text:p>
          </table:table-cell>
          <table:table-cell table:formula="of:=[.V32]+[.Q33]" office:value-type="float" office:value="246.047824621" calcext:value-type="float">
            <text:p>246.047824621</text:p>
          </table:table-cell>
        </table:table-row>
        <table:table-row table:style-name="ro1">
          <table:table-cell table:style-name="ce1" office:value-type="string" calcext:value-type="string">
            <text:p>stepsize</text:p>
          </table:table-cell>
          <table:table-cell table:number-columns-repeated="4"/>
          <table:table-cell table:style-name="ce50" office:value-type="float" office:value="122.349029355643" calcext:value-type="float">
            <text:p>122.349029355643</text:p>
          </table:table-cell>
          <table:table-cell table:style-name="ce50" office:value-type="float" office:value="121.897323781291" calcext:value-type="float">
            <text:p>121.897323781291</text:p>
          </table:table-cell>
          <table:table-cell table:style-name="ce50" table:formula="of:=([.F34]+[.G34])/2" office:value-type="float" office:value="122.123176568467" calcext:value-type="float">
            <text:p>122.123176568467</text:p>
          </table:table-cell>
          <table:table-cell table:style-name="ce50" table:formula="of:=AVERAGE([.I30:.I33])" office:value-type="float" office:value="123.0239123105" calcext:value-type="float">
            <text:p>123.0239123105</text:p>
          </table:table-cell>
          <table:table-cell table:number-columns-repeated="13"/>
        </table:table-row>
        <table:table-row table:style-name="ro1">
          <table:table-cell/>
          <table:table-cell table:style-name="ce4"/>
          <table:table-cell table:style-name="ce6" table:number-columns-repeated="2"/>
          <table:table-cell table:style-name="ce4"/>
          <table:table-cell table:style-name="ce121" table:number-columns-repeated="2"/>
          <table:table-cell table:style-name="Default" table:number-columns-repeated="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00-00-00</text:date>, <text:time style:data-style-name="N2" text:time-value="19:01:48.510715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18:36:39.914614468</meta:creation-date>
    <meta:generator>LibreOffice/6.4.7.2$Linux_X86_64 LibreOffice_project/40$Build-2</meta:generator>
    <dc:date>2021-11-02T19:21:08.113668512</dc:date>
    <meta:editing-duration>P1DT3H39M21S</meta:editing-duration>
    <meta:editing-cycles>55</meta:editing-cycles>
    <meta:document-statistic meta:table-count="9" meta:cell-count="7188" meta:object-count="0"/>
  </office:meta>
</office:document-meta>
</file>